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22205681" calcext:value-type="float">
            <text:p>0.012220568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44567151" calcext:value-type="float">
            <text:p>0.02445671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367081685" calcext:value-type="float">
            <text:p>0.03670816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489745" calcext:value-type="float">
            <text:p>0.048974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612551219" calcext:value-type="float">
            <text:p>0.061255121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735492957" calcext:value-type="float">
            <text:p>0.073549295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858561326" calcext:value-type="float">
            <text:p>0.085856132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981746004" calcext:value-type="float">
            <text:p>0.098174600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105035305" calcext:value-type="float">
            <text:p>0.110503530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228416254" calcext:value-type="float">
            <text:p>0.122841625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1351874695" calcext:value-type="float">
            <text:p>0.135187469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475395394" calcext:value-type="float">
            <text:p>0.147539539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598962151" calcext:value-type="float">
            <text:p>0.159896215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722557975" calcext:value-type="float">
            <text:p>0.17225579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846165179" calcext:value-type="float">
            <text:p>0.184616517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969765538" calcext:value-type="float">
            <text:p>0.196976553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093340466" calcext:value-type="float">
            <text:p>0.209334046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2216871201" calcext:value-type="float">
            <text:p>0.22168712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340338907" calcext:value-type="float">
            <text:p>0.234033890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463724928" calcext:value-type="float">
            <text:p>0.246372492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587010896" calcext:value-type="float">
            <text:p>0.258701089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2710178978" calcext:value-type="float">
            <text:p>0.271017897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2833211971" calcext:value-type="float">
            <text:p>0.283321197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2956093548" calcext:value-type="float">
            <text:p>0.295609354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078808387" calcext:value-type="float">
            <text:p>0.307880838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3201342312" calcext:value-type="float">
            <text:p>0.320134231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3323682473" calcext:value-type="float">
            <text:p>0.332368247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3445817491" calcext:value-type="float">
            <text:p>0.344581749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3567737527" calcext:value-type="float">
            <text:p>0.356773752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3689434444" calcext:value-type="float">
            <text:p>0.368943444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3810901846" calcext:value-type="float">
            <text:p>0.381090184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3932135179" calcext:value-type="float">
            <text:p>0.393213517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4053131774" calcext:value-type="float">
            <text:p>0.405313177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4173890824" calcext:value-type="float">
            <text:p>0.417389082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4294413459" calcext:value-type="float">
            <text:p>0.429441345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4414702652" calcext:value-type="float">
            <text:p>0.441470265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4534763208" calcext:value-type="float">
            <text:p>0.453476320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4654601703" calcext:value-type="float">
            <text:p>0.465460170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477422638" calcext:value-type="float">
            <text:p>0.47742263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4893647007" calcext:value-type="float">
            <text:p>0.489364700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5012874785" calcext:value-type="float">
            <text:p>0.501287478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5131922186" calcext:value-type="float">
            <text:p>0.513192218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525080276" calcext:value-type="float">
            <text:p>0.52508027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5369531022" calcext:value-type="float">
            <text:p>0.536953102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5488122204" calcext:value-type="float">
            <text:p>0.548812220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5606592097" calcext:value-type="float">
            <text:p>0.560659209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5724956864" calcext:value-type="float">
            <text:p>0.572495686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5843232814" calcext:value-type="float">
            <text:p>0.584323281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5961436272" calcext:value-type="float">
            <text:p>0.596143627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079583333" calcext:value-type="float">
            <text:p>0.607958333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197689713" calcext:value-type="float">
            <text:p>0.619768971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315770627" calcext:value-type="float">
            <text:p>0.631577062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6433840609" calcext:value-type="float">
            <text:p>0.643384060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6551913351" calcext:value-type="float">
            <text:p>0.655191335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670001649" calcext:value-type="float">
            <text:p>0.667000164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678811724" calcext:value-type="float">
            <text:p>0.67881172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6906270753" calcext:value-type="float">
            <text:p>0.690627075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7024471631" calcext:value-type="float">
            <text:p>0.702447163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7142728082" calcext:value-type="float">
            <text:p>0.714272808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7261047043" calcext:value-type="float">
            <text:p>0.726104704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7379434122" calcext:value-type="float">
            <text:p>0.737943412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7497893602" calcext:value-type="float">
            <text:p>0.749789360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7616428441" calcext:value-type="float">
            <text:p>0.761642844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7735040287" calcext:value-type="float">
            <text:p>0.773504028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7853729444" calcext:value-type="float">
            <text:p>0.785372944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797249491" calcext:value-type="float">
            <text:p>0.79724949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8091334427" calcext:value-type="float">
            <text:p>0.809133442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8210244444" calcext:value-type="float">
            <text:p>0.821024444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8329220197" calcext:value-type="float">
            <text:p>0.832922019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8448255699" calcext:value-type="float">
            <text:p>0.844825569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8567343799" calcext:value-type="float">
            <text:p>0.8567343799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8686476201" calcext:value-type="float">
            <text:p>0.868647620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8805643513" calcext:value-type="float">
            <text:p>0.880564351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8924835269" calcext:value-type="float">
            <text:p>0.892483526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9044039964" calcext:value-type="float">
            <text:p>0.904403996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9163245143" calcext:value-type="float">
            <text:p>0.916324514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9282437437" calcext:value-type="float">
            <text:p>0.928243743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9401602634" calcext:value-type="float">
            <text:p>0.940160263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9520725717" calcext:value-type="float">
            <text:p>0.952072571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9639791004" calcext:value-type="float">
            <text:p>0.963979100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975878224" calcext:value-type="float">
            <text:p>0.97587822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9877682652" calcext:value-type="float">
            <text:p>0.987768265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9996475143" calcext:value-type="float">
            <text:p>0.999647514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0115142384" calcext:value-type="float">
            <text:p>1.01151423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.0233667007" calcext:value-type="float">
            <text:p>1.023366700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.0352031738" calcext:value-type="float">
            <text:p>1.0352031738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.0470219588" calcext:value-type="float">
            <text:p>1.047021958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0588214086" calcext:value-type="float">
            <text:p>1.058821408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0705999409" calcext:value-type="float">
            <text:p>1.07059994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0823560663" calcext:value-type="float">
            <text:p>1.082356066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0940884068" calcext:value-type="float">
            <text:p>1.094088406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1057957186" calcext:value-type="float">
            <text:p>1.105795718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1174769122" calcext:value-type="float">
            <text:p>1.117476912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.1291310735" calcext:value-type="float">
            <text:p>1.12913107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1407574857" calcext:value-type="float">
            <text:p>1.140757485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152355647" calcext:value-type="float">
            <text:p>1.15235564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.1639252849" calcext:value-type="float">
            <text:p>1.163925284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.1754663728" calcext:value-type="float">
            <text:p>1.175466372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.1869791398" calcext:value-type="float">
            <text:p>1.186979139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984640771" calcext:value-type="float">
            <text:p>1.198464077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.2099219427" calcext:value-type="float">
            <text:p>1.209921942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.2213537599" calcext:value-type="float">
            <text:p>1.221353759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.2327608154" calcext:value-type="float">
            <text:p>1.232760815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.2441446487" calcext:value-type="float">
            <text:p>1.244144648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.2555070358" calcext:value-type="float">
            <text:p>1.255507035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.2668499749" calcext:value-type="float">
            <text:p>1.266849974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.2781756667" calcext:value-type="float">
            <text:p>1.278175666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.2894864839" calcext:value-type="float">
            <text:p>1.2894864839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.3007849462" calcext:value-type="float">
            <text:p>1.300784946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.31207369" calcext:value-type="float">
            <text:p>1.3120736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.3233554319" calcext:value-type="float">
            <text:p>1.323355431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.3346329391" calcext:value-type="float">
            <text:p>1.334632939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.345908991" calcext:value-type="float">
            <text:p>1.34590899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3571863513" calcext:value-type="float">
            <text:p>1.357186351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.3684677294" calcext:value-type="float">
            <text:p>1.368467729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3797557545" calcext:value-type="float">
            <text:p>1.379755754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.391052948" calcext:value-type="float">
            <text:p>1.39105294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4023616971" calcext:value-type="float">
            <text:p>1.402361697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.4136842366" calcext:value-type="float">
            <text:p>1.413684236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4250226344" calcext:value-type="float">
            <text:p>1.425022634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.4363787796" calcext:value-type="float">
            <text:p>1.436378779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.447754371" calcext:value-type="float">
            <text:p>1.44775437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.4591509247" calcext:value-type="float">
            <text:p>1.459150924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.470569767" calcext:value-type="float">
            <text:p>1.4705697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.4820120448" calcext:value-type="float">
            <text:p>1.482012044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.493478733" calcext:value-type="float">
            <text:p>1.493478733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.5049706505" calcext:value-type="float">
            <text:p>1.504970650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.5164884713" calcext:value-type="float">
            <text:p>1.516488471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.5280327384" calcext:value-type="float">
            <text:p>1.528032738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.5396038853" calcext:value-type="float">
            <text:p>1.539603885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.5512022491" calcext:value-type="float">
            <text:p>1.551202249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.5628280878" calcext:value-type="float">
            <text:p>1.562828087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.5744815968" calcext:value-type="float">
            <text:p>1.574481596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.5861629176" calcext:value-type="float">
            <text:p>1.586162917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.5978721523" calcext:value-type="float">
            <text:p>1.597872152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.6096093692" calcext:value-type="float">
            <text:p>1.609609369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.6213746039" calcext:value-type="float">
            <text:p>1.621374603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.6331678638" calcext:value-type="float">
            <text:p>1.633167863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.6449891237" calcext:value-type="float">
            <text:p>1.644989123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.6568383172" calcext:value-type="float">
            <text:p>1.656838317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.6687153297" calcext:value-type="float">
            <text:p>1.668715329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.6806199785" calcext:value-type="float">
            <text:p>1.680619978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.692552" calcext:value-type="float">
            <text:p>1.69255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.7045110305" calcext:value-type="float">
            <text:p>1.704511030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.7164965789" calcext:value-type="float">
            <text:p>1.716496578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.728508009" calcext:value-type="float">
            <text:p>1.72850800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.740544509" calcext:value-type="float">
            <text:p>1.74054450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7526050681" calcext:value-type="float">
            <text:p>1.752605068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.7646884498" calcext:value-type="float">
            <text:p>1.764688449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.7767931649" calcext:value-type="float">
            <text:p>1.776793164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.7889174444" calcext:value-type="float">
            <text:p>1.788917444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.8010592186" calcext:value-type="float">
            <text:p>1.801059218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.813216086" calcext:value-type="float">
            <text:p>1.81321608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.8253852975" calcext:value-type="float">
            <text:p>1.825385297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.8375637312" calcext:value-type="float">
            <text:p>1.837563731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.8497478656" calcext:value-type="float">
            <text:p>1.849747865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.861933767" calcext:value-type="float">
            <text:p>1.86193376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.8741170591" calcext:value-type="float">
            <text:p>1.874117059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.8862929014" calcext:value-type="float">
            <text:p>1.886292901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.8984559624" calcext:value-type="float">
            <text:p>1.898455962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.9106003871" calcext:value-type="float">
            <text:p>1.910600387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.9227197616" calcext:value-type="float">
            <text:p>1.922719761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.9348070573" calcext:value-type="float">
            <text:p>1.934807057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.9468545771" calcext:value-type="float">
            <text:p>1.946854577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.958853871" calcext:value-type="float">
            <text:p>1.95885387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.9707956344" calcext:value-type="float">
            <text:p>1.970795634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.9826695717" calcext:value-type="float">
            <text:p>1.982669571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.9944642097" calcext:value-type="float">
            <text:p>1.994464209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.0061666559" calcext:value-type="float">
            <text:p>2.006166655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.0177622688" calcext:value-type="float">
            <text:p>2.017762268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.0292341989" calcext:value-type="float">
            <text:p>2.029234198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.0405627563" calcext:value-type="float">
            <text:p>2.040562756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.0517245072" calcext:value-type="float">
            <text:p>2.051724507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.0626909624" calcext:value-type="float">
            <text:p>2.062690962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.0734266075" calcext:value-type="float">
            <text:p>2.073426607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.0838858548" calcext:value-type="float">
            <text:p>2.083885854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.0940080824" calcext:value-type="float">
            <text:p>2.094008082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.1037091147" calcext:value-type="float">
            <text:p>2.103709114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.1128654104" calcext:value-type="float">
            <text:p>2.112865410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.1212813602" calcext:value-type="float">
            <text:p>2.121281360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.1286091559" calcext:value-type="float">
            <text:p>2.128609155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.1340759444" calcext:value-type="float">
            <text:p>2.134075944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.139542733" calcext:value-type="float">
            <text:p>2.139542733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.1450095215" calcext:value-type="float">
            <text:p>2.145009521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.15047631" calcext:value-type="float">
            <text:p>2.1504763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.1559430986" calcext:value-type="float">
            <text:p>2.155943098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.2058481989" calcext:value-type="float">
            <text:p>2.205848198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.2309322975" calcext:value-type="float">
            <text:p>2.230932297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.2512824875" calcext:value-type="float">
            <text:p>2.251282487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.2694450717" calcext:value-type="float">
            <text:p>2.269445071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.286306095" calcext:value-type="float">
            <text:p>2.28630609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.3022846272" calcext:value-type="float">
            <text:p>2.302284627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.3176136631" calcext:value-type="float">
            <text:p>2.317613663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.3324366774" calcext:value-type="float">
            <text:p>2.332436677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.3468485789" calcext:value-type="float">
            <text:p>2.3468485789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.3609156075" calcext:value-type="float">
            <text:p>2.360915607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.3746860125" calcext:value-type="float">
            <text:p>2.374686012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.3881962007" calcext:value-type="float">
            <text:p>2.388196200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.401474491" calcext:value-type="float">
            <text:p>2.40147449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.4145435269" calcext:value-type="float">
            <text:p>2.4145435269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.4274218692" calcext:value-type="float">
            <text:p>2.427421869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.440125095" calcext:value-type="float">
            <text:p>2.44012509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.4526665699" calcext:value-type="float">
            <text:p>2.452666569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.465058" calcext:value-type="float">
            <text:p>2.46505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.4773098513" calcext:value-type="float">
            <text:p>2.477309851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.4894316416" calcext:value-type="float">
            <text:p>2.489431641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.5014321792" calcext:value-type="float">
            <text:p>2.501432179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.5133197312" calcext:value-type="float">
            <text:p>2.5133197312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.5251021595" calcext:value-type="float">
            <text:p>2.525102159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.5367870161" calcext:value-type="float">
            <text:p>2.536787016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.5483816219" calcext:value-type="float">
            <text:p>2.5483816219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.5598931201" calcext:value-type="float">
            <text:p>2.5598931201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.5713285125" calcext:value-type="float">
            <text:p>2.571328512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.58269469" calcext:value-type="float">
            <text:p>2.5826946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.5939984391" calcext:value-type="float">
            <text:p>2.593998439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.6052464552" calcext:value-type="float">
            <text:p>2.6052464552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.6164453333" calcext:value-type="float">
            <text:p>2.616445333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.6276015681" calcext:value-type="float">
            <text:p>2.627601568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.6387215305" calcext:value-type="float">
            <text:p>2.638721530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.6498114588" calcext:value-type="float">
            <text:p>2.649811458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.6608774355" calcext:value-type="float">
            <text:p>2.660877435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.6719253656" calcext:value-type="float">
            <text:p>2.671925365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.6829609552" calcext:value-type="float">
            <text:p>2.682960955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.6939896846" calcext:value-type="float">
            <text:p>2.693989684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.7050167885" calcext:value-type="float">
            <text:p>2.705016788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.7160472348" calcext:value-type="float">
            <text:p>2.7160472348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.7270857043" calcext:value-type="float">
            <text:p>2.7270857043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.7381365681" calcext:value-type="float">
            <text:p>2.7381365681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.7492038763" calcext:value-type="float">
            <text:p>2.749203876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.7602913459" calcext:value-type="float">
            <text:p>2.7602913459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.7714023441" calcext:value-type="float">
            <text:p>2.771402344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.7825398889" calcext:value-type="float">
            <text:p>2.7825398889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.793706638" calcext:value-type="float">
            <text:p>2.79370663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.8049048907" calcext:value-type="float">
            <text:p>2.8049048907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.8161365896" calcext:value-type="float">
            <text:p>2.816136589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.8274033244" calcext:value-type="float">
            <text:p>2.8274033244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.8387063405" calcext:value-type="float">
            <text:p>2.838706340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.8500465466" calcext:value-type="float">
            <text:p>2.850046546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.8614245269" calcext:value-type="float">
            <text:p>2.8614245269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.8728405538" calcext:value-type="float">
            <text:p>2.8728405538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.8842946057" calcext:value-type="float">
            <text:p>2.8842946057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.8957863817" calcext:value-type="float">
            <text:p>2.8957863817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.9073153172" calcext:value-type="float">
            <text:p>2.9073153172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.9188806093" calcext:value-type="float">
            <text:p>2.918880609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.9304812276" calcext:value-type="float">
            <text:p>2.9304812276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.9421159373" calcext:value-type="float">
            <text:p>2.9421159373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.9537833226" calcext:value-type="float">
            <text:p>2.9537833226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.9654818011" calcext:value-type="float">
            <text:p>2.965481801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.9772096434" calcext:value-type="float">
            <text:p>2.977209643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.9889649982" calcext:value-type="float">
            <text:p>2.988964998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.0007459032" calcext:value-type="float">
            <text:p>3.0007459032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.0125503118" calcext:value-type="float">
            <text:p>3.0125503118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3.0243761057" calcext:value-type="float">
            <text:p>3.0243761057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.0362211111" calcext:value-type="float">
            <text:p>3.036221111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.0480831219" calcext:value-type="float">
            <text:p>3.0480831219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.0599599104" calcext:value-type="float">
            <text:p>3.0599599104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3.0718492437" calcext:value-type="float">
            <text:p>3.0718492437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3.0837489014" calcext:value-type="float">
            <text:p>3.0837489014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3.09565669" calcext:value-type="float">
            <text:p>3.0956566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.1075704534" calcext:value-type="float">
            <text:p>3.1075704534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.1194880896" calcext:value-type="float">
            <text:p>3.119488089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3.1314075645" calcext:value-type="float">
            <text:p>3.131407564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.1433269229" calcext:value-type="float">
            <text:p>3.1433269229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3.1552443011" calcext:value-type="float">
            <text:p>3.155244301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.1671579409" calcext:value-type="float">
            <text:p>3.1671579409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3.1790661989" calcext:value-type="float">
            <text:p>3.1790661989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.1909675591" calcext:value-type="float">
            <text:p>3.1909675591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3.2028606434" calcext:value-type="float">
            <text:p>3.2028606434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3.2147442186" calcext:value-type="float">
            <text:p>3.214744218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3.2266172115" calcext:value-type="float">
            <text:p>3.226617211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3.2384787133" calcext:value-type="float">
            <text:p>3.238478713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3.2503279875" calcext:value-type="float">
            <text:p>3.250327987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3.2621644767" calcext:value-type="float">
            <text:p>3.2621644767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3.2739878118" calcext:value-type="float">
            <text:p>3.2739878118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3.2857978082" calcext:value-type="float">
            <text:p>3.2857978082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3.2975944767" calcext:value-type="float">
            <text:p>3.2975944767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.3093780179" calcext:value-type="float">
            <text:p>3.3093780179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3.3211488262" calcext:value-type="float">
            <text:p>3.3211488262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.3329074803" calcext:value-type="float">
            <text:p>3.3329074803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3.3446547455" calcext:value-type="float">
            <text:p>3.344654745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.3563915627" calcext:value-type="float">
            <text:p>3.3563915627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.3681190394" calcext:value-type="float">
            <text:p>3.3681190394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.3798384373" calcext:value-type="float">
            <text:p>3.379838437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.3915511613" calcext:value-type="float">
            <text:p>3.391551161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3.4032587401" calcext:value-type="float">
            <text:p>3.4032587401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.4149628136" calcext:value-type="float">
            <text:p>3.414962813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3.4266651093" calcext:value-type="float">
            <text:p>3.4266651093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.4383674247" calcext:value-type="float">
            <text:p>3.4383674247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3.4500716022" calcext:value-type="float">
            <text:p>3.450071602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.4617795108" calcext:value-type="float">
            <text:p>3.4617795108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3.4734930179" calcext:value-type="float">
            <text:p>3.473493017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3.4852139695" calcext:value-type="float">
            <text:p>3.485213969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3.4969441667" calcext:value-type="float">
            <text:p>3.496944166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.5086853405" calcext:value-type="float">
            <text:p>3.508685340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.5204391344" calcext:value-type="float">
            <text:p>3.5204391344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3.5322070824" calcext:value-type="float">
            <text:p>3.5322070824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.5439905896" calcext:value-type="float">
            <text:p>3.543990589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.5557909158" calcext:value-type="float">
            <text:p>3.5557909158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.5676091631" calcext:value-type="float">
            <text:p>3.567609163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.5794462634" calcext:value-type="float">
            <text:p>3.579446263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.5913029695" calcext:value-type="float">
            <text:p>3.591302969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.6031798477" calcext:value-type="float">
            <text:p>3.6031798477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.6150772742" calcext:value-type="float">
            <text:p>3.6150772742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3.6269954337" calcext:value-type="float">
            <text:p>3.626995433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.6389343244" calcext:value-type="float">
            <text:p>3.6389343244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3.6508937581" calcext:value-type="float">
            <text:p>3.6508937581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.6628733674" calcext:value-type="float">
            <text:p>3.6628733674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.6748726165" calcext:value-type="float">
            <text:p>3.674872616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3.6868908065" calcext:value-type="float">
            <text:p>3.686890806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3.6989270968" calcext:value-type="float">
            <text:p>3.6989270968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3.710980509" calcext:value-type="float">
            <text:p>3.710980509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3.7230499462" calcext:value-type="float">
            <text:p>3.723049946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.7351342097" calcext:value-type="float">
            <text:p>3.7351342097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.7472320143" calcext:value-type="float">
            <text:p>3.747232014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.7593420054" calcext:value-type="float">
            <text:p>3.7593420054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.7714627706" calcext:value-type="float">
            <text:p>3.771462770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3.7835928656" calcext:value-type="float">
            <text:p>3.7835928656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3.7957308244" calcext:value-type="float">
            <text:p>3.7957308244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.8078751738" calcext:value-type="float">
            <text:p>3.807875173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3.8200244516" calcext:value-type="float">
            <text:p>3.820024451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.8321772204" calcext:value-type="float">
            <text:p>3.8321772204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.8443320806" calcext:value-type="float">
            <text:p>3.844332080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3.856487681" calcext:value-type="float">
            <text:p>3.856487681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.8686427294" calcext:value-type="float">
            <text:p>3.8686427294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.8807960054" calcext:value-type="float">
            <text:p>3.8807960054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3.8929463674" calcext:value-type="float">
            <text:p>3.8929463674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.9050927581" calcext:value-type="float">
            <text:p>3.9050927581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.9172342133" calcext:value-type="float">
            <text:p>3.91723421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3.9293698638" calcext:value-type="float">
            <text:p>3.9293698638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3.9414989462" calcext:value-type="float">
            <text:p>3.9414989462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3.9536207957" calcext:value-type="float">
            <text:p>3.953620795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3.9657348566" calcext:value-type="float">
            <text:p>3.965734856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3.9778406792" calcext:value-type="float">
            <text:p>3.9778406792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.9899379176" calcext:value-type="float">
            <text:p>3.9899379176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4.0020263351" calcext:value-type="float">
            <text:p>4.0020263351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4.0141057957" calcext:value-type="float">
            <text:p>4.0141057957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4.026176267" calcext:value-type="float">
            <text:p>4.02617626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4.0382378154" calcext:value-type="float">
            <text:p>4.038237815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4.0502906004" calcext:value-type="float">
            <text:p>4.050290600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4.0623348746" calcext:value-type="float">
            <text:p>4.0623348746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4.0743709785" calcext:value-type="float">
            <text:p>4.074370978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4.0863993333" calcext:value-type="float">
            <text:p>4.086399333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4.0984204373" calcext:value-type="float">
            <text:p>4.098420437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4.1104348602" calcext:value-type="float">
            <text:p>4.110434860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4.1224432401" calcext:value-type="float">
            <text:p>4.1224432401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4.1344462742" calcext:value-type="float">
            <text:p>4.1344462742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4.1464447151" calcext:value-type="float">
            <text:p>4.146444715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4.1584393638" calcext:value-type="float">
            <text:p>4.158439363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4.1704310663" calcext:value-type="float">
            <text:p>4.170431066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4.1824207025" calcext:value-type="float">
            <text:p>4.18242070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4.1944091882" calcext:value-type="float">
            <text:p>4.194409188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4.2063974606" calcext:value-type="float">
            <text:p>4.206397460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4.2183864803" calcext:value-type="float">
            <text:p>4.218386480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4.2303772186" calcext:value-type="float">
            <text:p>4.230377218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4.2423706559" calcext:value-type="float">
            <text:p>4.2423706559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4.2543677778" calcext:value-type="float">
            <text:p>4.2543677778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4.2663695663" calcext:value-type="float">
            <text:p>4.266369566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4.2783769946" calcext:value-type="float">
            <text:p>4.278376994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4.2903910233" calcext:value-type="float">
            <text:p>4.290391023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4.302412595" calcext:value-type="float">
            <text:p>4.30241259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4.314442629" calcext:value-type="float">
            <text:p>4.314442629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4.3264820143" calcext:value-type="float">
            <text:p>4.326482014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4.3385316093" calcext:value-type="float">
            <text:p>4.338531609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4.350592233" calcext:value-type="float">
            <text:p>4.350592233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4.3626646595" calcext:value-type="float">
            <text:p>4.362664659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4.3747496147" calcext:value-type="float">
            <text:p>4.374749614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4.3868477724" calcext:value-type="float">
            <text:p>4.3868477724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4.3989597491" calcext:value-type="float">
            <text:p>4.3989597491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4.411086095" calcext:value-type="float">
            <text:p>4.41108609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4.4232272939" calcext:value-type="float">
            <text:p>4.423227293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4.4353837581" calcext:value-type="float">
            <text:p>4.435383758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.4475558226" calcext:value-type="float">
            <text:p>4.4475558226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4.4597437419" calcext:value-type="float">
            <text:p>4.4597437419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4.4719476846" calcext:value-type="float">
            <text:p>4.4719476846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4.484167733" calcext:value-type="float">
            <text:p>4.484167733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4.4964038763" calcext:value-type="float">
            <text:p>4.496403876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4.5086560125" calcext:value-type="float">
            <text:p>4.508656012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4.5209239409" calcext:value-type="float">
            <text:p>4.5209239409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4.5332073674" calcext:value-type="float">
            <text:p>4.5332073674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4.5455058961" calcext:value-type="float">
            <text:p>4.545505896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4.5578190394" calcext:value-type="float">
            <text:p>4.557819039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4.5701462079" calcext:value-type="float">
            <text:p>4.5701462079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4.582486724" calcext:value-type="float">
            <text:p>4.58248672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4.5948398154" calcext:value-type="float">
            <text:p>4.594839815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4.6072046254" calcext:value-type="float">
            <text:p>4.6072046254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4.6195802133" calcext:value-type="float">
            <text:p>4.619580213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4.6319655663" calcext:value-type="float">
            <text:p>4.6319655663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4.6443596004" calcext:value-type="float">
            <text:p>4.644359600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4.656761172" calcext:value-type="float">
            <text:p>4.656761172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4.6691690842" calcext:value-type="float">
            <text:p>4.6691690842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4.6815821022" calcext:value-type="float">
            <text:p>4.6815821022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4.6939989552" calcext:value-type="float">
            <text:p>4.693998955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4.7064183548" calcext:value-type="float">
            <text:p>4.7064183548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4.7188390018" calcext:value-type="float">
            <text:p>4.7188390018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4.7312595986" calcext:value-type="float">
            <text:p>4.731259598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4.7436788638" calcext:value-type="float">
            <text:p>4.7436788638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4.756095543" calcext:value-type="float">
            <text:p>4.75609554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4.7685084194" calcext:value-type="float">
            <text:p>4.7685084194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4.7809163262" calcext:value-type="float">
            <text:p>4.780916326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.7933181595" calcext:value-type="float">
            <text:p>4.793318159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.8057128835" calcext:value-type="float">
            <text:p>4.805712883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4.8180995466" calcext:value-type="float">
            <text:p>4.818099546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4.8304772867" calcext:value-type="float">
            <text:p>4.830477286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4.8428453405" calcext:value-type="float">
            <text:p>4.842845340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4.8552030502" calcext:value-type="float">
            <text:p>4.8552030502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4.8675498656" calcext:value-type="float">
            <text:p>4.8675498656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.8798853513" calcext:value-type="float">
            <text:p>4.8798853513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4.89220919" calcext:value-type="float">
            <text:p>4.89220919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4.904521181" calcext:value-type="float">
            <text:p>4.904521181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4.9168212419" calcext:value-type="float">
            <text:p>4.9168212419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4.929109405" calcext:value-type="float">
            <text:p>4.92910940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4.941385819" calcext:value-type="float">
            <text:p>4.94138581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.9536507366" calcext:value-type="float">
            <text:p>4.953650736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4.9659045143" calcext:value-type="float">
            <text:p>4.965904514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4.9781476093" calcext:value-type="float">
            <text:p>4.9781476093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.9903805609" calcext:value-type="float">
            <text:p>4.9903805609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5.0026039946" calcext:value-type="float">
            <text:p>5.0026039946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5.0148186039" calcext:value-type="float">
            <text:p>5.0148186039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5.027025147" calcext:value-type="float">
            <text:p>5.02702514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5.0392244301" calcext:value-type="float">
            <text:p>5.0392244301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5.0514173065" calcext:value-type="float">
            <text:p>5.051417306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5.0636046577" calcext:value-type="float">
            <text:p>5.0636046577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5.0757873889" calcext:value-type="float">
            <text:p>5.0757873889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5.0879664176" calcext:value-type="float">
            <text:p>5.0879664176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5.1001426667" calcext:value-type="float">
            <text:p>5.100142666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5.1123170538" calcext:value-type="float">
            <text:p>5.1123170538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5.1244904839" calcext:value-type="float">
            <text:p>5.1244904839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5.1366638441" calcext:value-type="float">
            <text:p>5.1366638441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5.1488379928" calcext:value-type="float">
            <text:p>5.1488379928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5.1610137599" calcext:value-type="float">
            <text:p>5.161013759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5.1731919373" calcext:value-type="float">
            <text:p>5.173191937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5.1853732742" calcext:value-type="float">
            <text:p>5.185373274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5.1975584785" calcext:value-type="float">
            <text:p>5.197558478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5.2097482097" calcext:value-type="float">
            <text:p>5.209748209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5.2219430771" calcext:value-type="float">
            <text:p>5.2219430771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5.2341436398" calcext:value-type="float">
            <text:p>5.2341436398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5.2463504032" calcext:value-type="float">
            <text:p>5.246350403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5.258563819" calcext:value-type="float">
            <text:p>5.25856381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5.2707842814" calcext:value-type="float">
            <text:p>5.2707842814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5.2830121308" calcext:value-type="float">
            <text:p>5.2830121308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5.2952476505" calcext:value-type="float">
            <text:p>5.295247650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5.3074910663" calcext:value-type="float">
            <text:p>5.3074910663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5.3197425448" calcext:value-type="float">
            <text:p>5.3197425448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5.3320021935" calcext:value-type="float">
            <text:p>5.332002193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5.3442700609" calcext:value-type="float">
            <text:p>5.344270060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5.3565461344" calcext:value-type="float">
            <text:p>5.3565461344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5.3688303387" calcext:value-type="float">
            <text:p>5.368830338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5.3811225341" calcext:value-type="float">
            <text:p>5.3811225341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5.3934225179" calcext:value-type="float">
            <text:p>5.3934225179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5.4057300233" calcext:value-type="float">
            <text:p>5.405730023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5.4180447133" calcext:value-type="float">
            <text:p>5.4180447133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5.4303661864" calcext:value-type="float">
            <text:p>5.4303661864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5.4426939713" calcext:value-type="float">
            <text:p>5.442693971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5.4550275323" calcext:value-type="float">
            <text:p>5.455027532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5.4673662652" calcext:value-type="float">
            <text:p>5.467366265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5.4797094982" calcext:value-type="float">
            <text:p>5.479709498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.4920564946" calcext:value-type="float">
            <text:p>5.4920564946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5.5044064588" calcext:value-type="float">
            <text:p>5.504406458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5.5167585323" calcext:value-type="float">
            <text:p>5.516758532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5.5291118029" calcext:value-type="float">
            <text:p>5.5291118029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5.5414653082" calcext:value-type="float">
            <text:p>5.541465308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5.5538180394" calcext:value-type="float">
            <text:p>5.553818039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5.5661689498" calcext:value-type="float">
            <text:p>5.566168949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5.5785169606" calcext:value-type="float">
            <text:p>5.5785169606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5.5908609695" calcext:value-type="float">
            <text:p>5.590860969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5.6031998602" calcext:value-type="float">
            <text:p>5.6031998602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5.615532509" calcext:value-type="float">
            <text:p>5.615532509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5.6278577939" calcext:value-type="float">
            <text:p>5.6278577939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5.6401746111" calcext:value-type="float">
            <text:p>5.640174611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5.6524818763" calcext:value-type="float">
            <text:p>5.652481876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5.6647785394" calcext:value-type="float">
            <text:p>5.6647785394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5.6770635968" calcext:value-type="float">
            <text:p>5.677063596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5.689336095" calcext:value-type="float">
            <text:p>5.68933609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5.7015951434" calcext:value-type="float">
            <text:p>5.701595143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5.7138399265" calcext:value-type="float">
            <text:p>5.7138399265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5.7260697061" calcext:value-type="float">
            <text:p>5.7260697061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5.7382838315" calcext:value-type="float">
            <text:p>5.738283831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5.7504817455" calcext:value-type="float">
            <text:p>5.750481745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5.7626629928" calcext:value-type="float">
            <text:p>5.7626629928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5.7748272168" calcext:value-type="float">
            <text:p>5.774827216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5.7869741703" calcext:value-type="float">
            <text:p>5.786974170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5.7991037151" calcext:value-type="float">
            <text:p>5.7991037151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5.8112158208" calcext:value-type="float">
            <text:p>5.811215820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5.8233105663" calcext:value-type="float">
            <text:p>5.823310566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5.835388138" calcext:value-type="float">
            <text:p>5.83538813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5.847448828" calcext:value-type="float">
            <text:p>5.847448828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5.8594930287" calcext:value-type="float">
            <text:p>5.8594930287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.8715212294" calcext:value-type="float">
            <text:p>5.8715212294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5.8835340108" calcext:value-type="float">
            <text:p>5.883534010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5.8955320376" calcext:value-type="float">
            <text:p>5.8955320376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5.9075160573" calcext:value-type="float">
            <text:p>5.9075160573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5.9194868835" calcext:value-type="float">
            <text:p>5.919486883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5.9314453978" calcext:value-type="float">
            <text:p>5.931445397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5.9433925376" calcext:value-type="float">
            <text:p>5.9433925376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5.9553292867" calcext:value-type="float">
            <text:p>5.955329286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5.967256672" calcext:value-type="float">
            <text:p>5.967256672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5.9791757527" calcext:value-type="float">
            <text:p>5.979175752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5.9910876129" calcext:value-type="float">
            <text:p>5.9910876129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6.002993353" calcext:value-type="float">
            <text:p>6.00299335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0148940842" calcext:value-type="float">
            <text:p>6.0148940842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6.0267909229" calcext:value-type="float">
            <text:p>6.0267909229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6.0386849785" calcext:value-type="float">
            <text:p>6.038684978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6.0505773495" calcext:value-type="float">
            <text:p>6.050577349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6.0624691183" calcext:value-type="float">
            <text:p>6.062469118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6.0743613441" calcext:value-type="float">
            <text:p>6.0743613441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6.0862550556" calcext:value-type="float">
            <text:p>6.086255055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6.0981512473" calcext:value-type="float">
            <text:p>6.0981512473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6.110050871" calcext:value-type="float">
            <text:p>6.110050871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6.1219548315" calcext:value-type="float">
            <text:p>6.121954831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6.1338639839" calcext:value-type="float">
            <text:p>6.1338639839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6.1457791237" calcext:value-type="float">
            <text:p>6.145779123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6.1577009857" calcext:value-type="float">
            <text:p>6.1577009857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6.1696302384" calcext:value-type="float">
            <text:p>6.1696302384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6.1815674785" calcext:value-type="float">
            <text:p>6.181567478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6.1935132258" calcext:value-type="float">
            <text:p>6.1935132258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6.2054679211" calcext:value-type="float">
            <text:p>6.2054679211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6.2174319229" calcext:value-type="float">
            <text:p>6.217431922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6.2294055036" calcext:value-type="float">
            <text:p>6.2294055036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6.2413888441" calcext:value-type="float">
            <text:p>6.241388844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6.2533820394" calcext:value-type="float">
            <text:p>6.2533820394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6.265385086" calcext:value-type="float">
            <text:p>6.265385086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6.2773978925" calcext:value-type="float">
            <text:p>6.277397892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6.2894202706" calcext:value-type="float">
            <text:p>6.2894202706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6.3014519391" calcext:value-type="float">
            <text:p>6.301451939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6.3134925269" calcext:value-type="float">
            <text:p>6.3134925269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6.3255415717" calcext:value-type="float">
            <text:p>6.3255415717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6.3375985233" calcext:value-type="float">
            <text:p>6.3375985233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6.3496627491" calcext:value-type="float">
            <text:p>6.3496627491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6.3617335358" calcext:value-type="float">
            <text:p>6.3617335358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6.3738100968" calcext:value-type="float">
            <text:p>6.3738100968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6.3858915753" calcext:value-type="float">
            <text:p>6.3858915753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6.3979770502" calcext:value-type="float">
            <text:p>6.3979770502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6.4100655448" calcext:value-type="float">
            <text:p>6.4100655448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6.4221560323" calcext:value-type="float">
            <text:p>6.4221560323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6.4342474427" calcext:value-type="float">
            <text:p>6.4342474427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6.4463386703" calcext:value-type="float">
            <text:p>6.4463386703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6.4584285789" calcext:value-type="float">
            <text:p>6.4584285789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6.4705160161" calcext:value-type="float">
            <text:p>6.4705160161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6.4825998118" calcext:value-type="float">
            <text:p>6.4825998118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6.4946787939" calcext:value-type="float">
            <text:p>6.4946787939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6.5067517867" calcext:value-type="float">
            <text:p>6.5067517867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6.5188176272" calcext:value-type="float">
            <text:p>6.5188176272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6.5308751631" calcext:value-type="float">
            <text:p>6.5308751631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6.5429232634" calcext:value-type="float">
            <text:p>6.5429232634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6.5549608226" calcext:value-type="float">
            <text:p>6.5549608226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6.5669867652" calcext:value-type="float">
            <text:p>6.5669867652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6.5790000538" calcext:value-type="float">
            <text:p>6.579000053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6.5909996864" calcext:value-type="float">
            <text:p>6.5909996864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6.6029847061" calcext:value-type="float">
            <text:p>6.6029847061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6.6149542043" calcext:value-type="float">
            <text:p>6.6149542043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6.626907319" calcext:value-type="float">
            <text:p>6.626907319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6.6388432401" calcext:value-type="float">
            <text:p>6.6388432401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6.6507612115" calcext:value-type="float">
            <text:p>6.650761211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6.6626605323" calcext:value-type="float">
            <text:p>6.6626605323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6.6745405627" calcext:value-type="float">
            <text:p>6.674540562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6.6864007186" calcext:value-type="float">
            <text:p>6.6864007186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6.6982404785" calcext:value-type="float">
            <text:p>6.698240478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819077" calcext:value-type="float">
            <text:p>6.819077</text:p>
          </table:table-cell>
          <table:table-cell office:value-type="float" office:value="6.7100593835" calcext:value-type="float">
            <text:p>6.7100593835</text:p>
          </table:table-cell>
          <table:table-cell table:formula="of:=POWER([.C559]-6.75;2)" office:value-type="float" office:value="0.00159525284640007" calcext:value-type="float">
            <text:p>0.0015952528</text:p>
          </table:table-cell>
          <table:table-cell table:formula="of:=SQRT(SUM([.D559:.D658])/100)" office:value-type="float" office:value="0.0714553943650422" calcext:value-type="float">
            <text:p>0.071455394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82777" calcext:value-type="float">
            <text:p>6.82777</text:p>
          </table:table-cell>
          <table:table-cell office:value-type="float" office:value="6.7096364731" calcext:value-type="float">
            <text:p>6.7096364731</text:p>
          </table:table-cell>
          <table:table-cell table:formula="of:=POWER([.C560]-6.75;2)" office:value-type="float" office:value="0.00162921430380704" calcext:value-type="float">
            <text:p>0.0016292143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836311" calcext:value-type="float">
            <text:p>6.836311</text:p>
          </table:table-cell>
          <table:table-cell office:value-type="float" office:value="6.7091764086" calcext:value-type="float">
            <text:p>6.7091764086</text:p>
          </table:table-cell>
          <table:table-cell table:formula="of:=POWER([.C561]-6.75;2)" office:value-type="float" office:value="0.00166656561479413" calcext:value-type="float">
            <text:p>0.001666565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844613" calcext:value-type="float">
            <text:p>6.844613</text:p>
          </table:table-cell>
          <table:table-cell office:value-type="float" office:value="6.7086792061" calcext:value-type="float">
            <text:p>6.7086792061</text:p>
          </table:table-cell>
          <table:table-cell table:formula="of:=POWER([.C562]-6.75;2)" office:value-type="float" office:value="0.00170740800852626" calcext:value-type="float">
            <text:p>0.001707408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852587" calcext:value-type="float">
            <text:p>6.852587</text:p>
          </table:table-cell>
          <table:table-cell office:value-type="float" office:value="6.7081451075" calcext:value-type="float">
            <text:p>6.7081451075</text:p>
          </table:table-cell>
          <table:table-cell table:formula="of:=POWER([.C563]-6.75;2)" office:value-type="float" office:value="0.00175183202618655" calcext:value-type="float">
            <text:p>0.001751832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860149" calcext:value-type="float">
            <text:p>6.860149</text:p>
          </table:table-cell>
          <table:table-cell office:value-type="float" office:value="6.7075745878" calcext:value-type="float">
            <text:p>6.7075745878</text:p>
          </table:table-cell>
          <table:table-cell table:formula="of:=POWER([.C564]-6.75;2)" office:value-type="float" office:value="0.00179991560033991" calcext:value-type="float">
            <text:p>0.0017999156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867215" calcext:value-type="float">
            <text:p>6.867215</text:p>
          </table:table-cell>
          <table:table-cell office:value-type="float" office:value="6.706968353" calcext:value-type="float">
            <text:p>6.706968353</text:p>
          </table:table-cell>
          <table:table-cell table:formula="of:=POWER([.C565]-6.75;2)" office:value-type="float" office:value="0.00185172264353263" calcext:value-type="float">
            <text:p>0.0018517226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873705" calcext:value-type="float">
            <text:p>6.873705</text:p>
          </table:table-cell>
          <table:table-cell office:value-type="float" office:value="6.7063273369" calcext:value-type="float">
            <text:p>6.7063273369</text:p>
          </table:table-cell>
          <table:table-cell table:formula="of:=POWER([.C566]-6.75;2)" office:value-type="float" office:value="0.00190730150224608" calcext:value-type="float">
            <text:p>0.0019073015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879543" calcext:value-type="float">
            <text:p>6.879543</text:p>
          </table:table-cell>
          <table:table-cell office:value-type="float" office:value="6.7056527007" calcext:value-type="float">
            <text:p>6.7056527007</text:p>
          </table:table-cell>
          <table:table-cell table:formula="of:=POWER([.C567]-6.75;2)" office:value-type="float" office:value="0.00196668295520378" calcext:value-type="float">
            <text:p>0.001966683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884657" calcext:value-type="float">
            <text:p>6.884657</text:p>
          </table:table-cell>
          <table:table-cell office:value-type="float" office:value="6.704945828" calcext:value-type="float">
            <text:p>6.704945828</text:p>
          </table:table-cell>
          <table:table-cell table:formula="of:=POWER([.C568]-6.75;2)" office:value-type="float" office:value="0.00202987841460562" calcext:value-type="float">
            <text:p>0.0020298784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888981" calcext:value-type="float">
            <text:p>6.888981</text:p>
          </table:table-cell>
          <table:table-cell office:value-type="float" office:value="6.704208319" calcext:value-type="float">
            <text:p>6.704208319</text:p>
          </table:table-cell>
          <table:table-cell table:formula="of:=POWER([.C569]-6.75;2)" office:value-type="float" office:value="0.00209687804880575" calcext:value-type="float">
            <text:p>0.00209687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892455" calcext:value-type="float">
            <text:p>6.892455</text:p>
          </table:table-cell>
          <table:table-cell office:value-type="float" office:value="6.7034419875" calcext:value-type="float">
            <text:p>6.7034419875</text:p>
          </table:table-cell>
          <table:table-cell table:formula="of:=POWER([.C570]-6.75;2)" office:value-type="float" office:value="0.00216764852795018" calcext:value-type="float">
            <text:p>0.0021676485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895025" calcext:value-type="float">
            <text:p>6.895025</text:p>
          </table:table-cell>
          <table:table-cell office:value-type="float" office:value="6.7026488477" calcext:value-type="float">
            <text:p>6.7026488477</text:p>
          </table:table-cell>
          <table:table-cell table:formula="of:=POWER([.C571]-6.75;2)" office:value-type="float" office:value="0.0022421316241378" calcext:value-type="float">
            <text:p>0.0022421316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896647" calcext:value-type="float">
            <text:p>6.896647</text:p>
          </table:table-cell>
          <table:table-cell office:value-type="float" office:value="6.7018311075" calcext:value-type="float">
            <text:p>6.7018311075</text:p>
          </table:table-cell>
          <table:table-cell table:formula="of:=POWER([.C572]-6.75;2)" office:value-type="float" office:value="0.00232024220467652" calcext:value-type="float">
            <text:p>0.0023202422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897282" calcext:value-type="float">
            <text:p>6.897282</text:p>
          </table:table-cell>
          <table:table-cell office:value-type="float" office:value="6.7009911541" calcext:value-type="float">
            <text:p>6.7009911541</text:p>
          </table:table-cell>
          <table:table-cell table:formula="of:=POWER([.C573]-6.75;2)" office:value-type="float" office:value="0.0024018669764499" calcext:value-type="float">
            <text:p>0.002401867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8969" calcext:value-type="float">
            <text:p>6.8969</text:p>
          </table:table-cell>
          <table:table-cell office:value-type="float" office:value="6.7001315448" calcext:value-type="float">
            <text:p>6.7001315448</text:p>
          </table:table-cell>
          <table:table-cell table:formula="of:=POWER([.C574]-6.75;2)" office:value-type="float" office:value="0.00248686282403444" calcext:value-type="float">
            <text:p>0.0024868628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895481" calcext:value-type="float">
            <text:p>6.895481</text:p>
          </table:table-cell>
          <table:table-cell office:value-type="float" office:value="6.699254991" calcext:value-type="float">
            <text:p>6.699254991</text:p>
          </table:table-cell>
          <table:table-cell table:formula="of:=POWER([.C575]-6.75;2)" office:value-type="float" office:value="0.00257505593841007" calcext:value-type="float">
            <text:p>0.0025750559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893015" calcext:value-type="float">
            <text:p>6.893015</text:p>
          </table:table-cell>
          <table:table-cell office:value-type="float" office:value="6.6983643441" calcext:value-type="float">
            <text:p>6.6983643441</text:p>
          </table:table-cell>
          <table:table-cell table:formula="of:=POWER([.C576]-6.75;2)" office:value-type="float" office:value="0.00266624096022322" calcext:value-type="float">
            <text:p>0.00266624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889498" calcext:value-type="float">
            <text:p>6.889498</text:p>
          </table:table-cell>
          <table:table-cell office:value-type="float" office:value="6.6974625699" calcext:value-type="float">
            <text:p>6.6974625699</text:p>
          </table:table-cell>
          <table:table-cell table:formula="of:=POWER([.C577]-6.75;2)" office:value-type="float" office:value="0.0027601815615124" calcext:value-type="float">
            <text:p>0.002760181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88494" calcext:value-type="float">
            <text:p>6.88494</text:p>
          </table:table-cell>
          <table:table-cell office:value-type="float" office:value="6.6965527437" calcext:value-type="float">
            <text:p>6.6965527437</text:p>
          </table:table-cell>
          <table:table-cell table:formula="of:=POWER([.C578]-6.75;2)" office:value-type="float" office:value="0.0028566092059979" calcext:value-type="float">
            <text:p>0.0028566092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879357" calcext:value-type="float">
            <text:p>6.879357</text:p>
          </table:table-cell>
          <table:table-cell office:value-type="float" office:value="6.6956380143" calcext:value-type="float">
            <text:p>6.6956380143</text:p>
          </table:table-cell>
          <table:table-cell table:formula="of:=POWER([.C579]-6.75;2)" office:value-type="float" office:value="0.002955225489247" calcext:value-type="float">
            <text:p>0.0029552255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872779" calcext:value-type="float">
            <text:p>6.872779</text:p>
          </table:table-cell>
          <table:table-cell office:value-type="float" office:value="6.694721595" calcext:value-type="float">
            <text:p>6.694721595</text:p>
          </table:table-cell>
          <table:table-cell table:formula="of:=POWER([.C580]-6.75;2)" office:value-type="float" office:value="0.00305570205934404" calcext:value-type="float">
            <text:p>0.003055702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865241" calcext:value-type="float">
            <text:p>6.865241</text:p>
          </table:table-cell>
          <table:table-cell office:value-type="float" office:value="6.693806733" calcext:value-type="float">
            <text:p>6.693806733</text:p>
          </table:table-cell>
          <table:table-cell table:formula="of:=POWER([.C581]-6.75;2)" office:value-type="float" office:value="0.00315768325613332" calcext:value-type="float">
            <text:p>0.0031576833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856792" calcext:value-type="float">
            <text:p>6.856792</text:p>
          </table:table-cell>
          <table:table-cell office:value-type="float" office:value="6.69289669" calcext:value-type="float">
            <text:p>6.69289669</text:p>
          </table:table-cell>
          <table:table-cell table:formula="of:=POWER([.C582]-6.75;2)" office:value-type="float" office:value="0.00326078801295615" calcext:value-type="float">
            <text:p>0.003260788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847488" calcext:value-type="float">
            <text:p>6.847488</text:p>
          </table:table-cell>
          <table:table-cell office:value-type="float" office:value="6.6919947115" calcext:value-type="float">
            <text:p>6.6919947115</text:p>
          </table:table-cell>
          <table:table-cell table:formula="of:=POWER([.C583]-6.75;2)" office:value-type="float" office:value="0.00336461349396828" calcext:value-type="float">
            <text:p>0.0033646135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837393" calcext:value-type="float">
            <text:p>6.837393</text:p>
          </table:table-cell>
          <table:table-cell office:value-type="float" office:value="6.691104009" calcext:value-type="float">
            <text:p>6.691104009</text:p>
          </table:table-cell>
          <table:table-cell table:formula="of:=POWER([.C584]-6.75;2)" office:value-type="float" office:value="0.00346873775587208" calcext:value-type="float">
            <text:p>0.0034687378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826581" calcext:value-type="float">
            <text:p>6.826581</text:p>
          </table:table-cell>
          <table:table-cell office:value-type="float" office:value="6.690227733" calcext:value-type="float">
            <text:p>6.690227733</text:p>
          </table:table-cell>
          <table:table-cell table:formula="of:=POWER([.C585]-6.75;2)" office:value-type="float" office:value="0.00357272390231924" calcext:value-type="float">
            <text:p>0.0035727239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815134" calcext:value-type="float">
            <text:p>6.815134</text:p>
          </table:table-cell>
          <table:table-cell office:value-type="float" office:value="6.6893689444" calcext:value-type="float">
            <text:p>6.6893689444</text:p>
          </table:table-cell>
          <table:table-cell table:formula="of:=POWER([.C586]-6.75;2)" office:value-type="float" office:value="0.0036761249031703" calcext:value-type="float">
            <text:p>0.0036761249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803138" calcext:value-type="float">
            <text:p>6.803138</text:p>
          </table:table-cell>
          <table:table-cell office:value-type="float" office:value="6.6885305896" calcext:value-type="float">
            <text:p>6.6885305896</text:p>
          </table:table-cell>
          <table:table-cell table:formula="of:=POWER([.C587]-6.75;2)" office:value-type="float" office:value="0.00377848841492363" calcext:value-type="float">
            <text:p>0.0037784884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790688" calcext:value-type="float">
            <text:p>6.790688</text:p>
          </table:table-cell>
          <table:table-cell office:value-type="float" office:value="6.6877154821" calcext:value-type="float">
            <text:p>6.6877154821</text:p>
          </table:table-cell>
          <table:table-cell table:formula="of:=POWER([.C588]-6.75;2)" office:value-type="float" office:value="0.00387936117003545" calcext:value-type="float">
            <text:p>0.003879361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777881" calcext:value-type="float">
            <text:p>6.777881</text:p>
          </table:table-cell>
          <table:table-cell office:value-type="float" office:value="6.6869262706" calcext:value-type="float">
            <text:p>6.6869262706</text:p>
          </table:table-cell>
          <table:table-cell table:formula="of:=POWER([.C589]-6.75;2)" office:value-type="float" office:value="0.00397829534042444" calcext:value-type="float">
            <text:p>0.0039782953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76482" calcext:value-type="float">
            <text:p>6.76482</text:p>
          </table:table-cell>
          <table:table-cell office:value-type="float" office:value="6.6861654265" calcext:value-type="float">
            <text:p>6.6861654265</text:p>
          </table:table-cell>
          <table:table-cell table:formula="of:=POWER([.C590]-6.75;2)" office:value-type="float" office:value="0.00407485277392694" calcext:value-type="float">
            <text:p>0.0040748528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75161" calcext:value-type="float">
            <text:p>6.75161</text:p>
          </table:table-cell>
          <table:table-cell office:value-type="float" office:value="6.6854352151" calcext:value-type="float">
            <text:p>6.6854352151</text:p>
          </table:table-cell>
          <table:table-cell table:formula="of:=POWER([.C591]-6.75;2)" office:value-type="float" office:value="0.00416861144918326" calcext:value-type="float">
            <text:p>0.0041686114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38355" calcext:value-type="float">
            <text:p>6.738355</text:p>
          </table:table-cell>
          <table:table-cell office:value-type="float" office:value="6.6847376792" calcext:value-type="float">
            <text:p>6.6847376792</text:p>
          </table:table-cell>
          <table:table-cell table:formula="of:=POWER([.C592]-6.75;2)" office:value-type="float" office:value="0.00425917051620206" calcext:value-type="float">
            <text:p>0.0042591705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725163" calcext:value-type="float">
            <text:p>6.725163</text:p>
          </table:table-cell>
          <table:table-cell office:value-type="float" office:value="6.6840746272" calcext:value-type="float">
            <text:p>6.6840746272</text:p>
          </table:table-cell>
          <table:table-cell table:formula="of:=POWER([.C593]-6.75;2)" office:value-type="float" office:value="0.00434615477881895" calcext:value-type="float">
            <text:p>0.004346154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12137" calcext:value-type="float">
            <text:p>6.712137</text:p>
          </table:table-cell>
          <table:table-cell office:value-type="float" office:value="6.6834476129" calcext:value-type="float">
            <text:p>6.6834476129</text:p>
          </table:table-cell>
          <table:table-cell table:formula="of:=POWER([.C594]-6.75;2)" office:value-type="float" office:value="0.00442922022870822" calcext:value-type="float">
            <text:p>0.0044292202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99379" calcext:value-type="float">
            <text:p>6.699379</text:p>
          </table:table-cell>
          <table:table-cell office:value-type="float" office:value="6.6828579247" calcext:value-type="float">
            <text:p>6.6828579247</text:p>
          </table:table-cell>
          <table:table-cell table:formula="of:=POWER([.C595]-6.75;2)" office:value-type="float" office:value="0.00450805827559082" calcext:value-type="float">
            <text:p>0.0045080583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86988" calcext:value-type="float">
            <text:p>6.686988</text:p>
          </table:table-cell>
          <table:table-cell office:value-type="float" office:value="6.6823065806" calcext:value-type="float">
            <text:p>6.6823065806</text:p>
          </table:table-cell>
          <table:table-cell table:formula="of:=POWER([.C596]-6.75;2)" office:value-type="float" office:value="0.00458239903006434" calcext:value-type="float">
            <text:p>0.004582399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675057" calcext:value-type="float">
            <text:p>6.675057</text:p>
          </table:table-cell>
          <table:table-cell office:value-type="float" office:value="6.6817943136" calcext:value-type="float">
            <text:p>6.6817943136</text:p>
          </table:table-cell>
          <table:table-cell table:formula="of:=POWER([.C597]-6.75;2)" office:value-type="float" office:value="0.00465201565729512" calcext:value-type="float">
            <text:p>0.0046520157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63671" calcext:value-type="float">
            <text:p>6.663671</text:p>
          </table:table-cell>
          <table:table-cell office:value-type="float" office:value="6.6813215699" calcext:value-type="float">
            <text:p>6.6813215699</text:p>
          </table:table-cell>
          <table:table-cell table:formula="of:=POWER([.C598]-6.75;2)" office:value-type="float" office:value="0.00471672676100063" calcext:value-type="float">
            <text:p>0.0047167268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5291" calcext:value-type="float">
            <text:p>6.65291</text:p>
          </table:table-cell>
          <table:table-cell office:value-type="float" office:value="6.6808885143" calcext:value-type="float">
            <text:p>6.6808885143</text:p>
          </table:table-cell>
          <table:table-cell table:formula="of:=POWER([.C599]-6.75;2)" office:value-type="float" office:value="0.00477639745566126" calcext:value-type="float">
            <text:p>0.0047763975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642845" calcext:value-type="float">
            <text:p>6.642845</text:p>
          </table:table-cell>
          <table:table-cell office:value-type="float" office:value="6.6804950179" calcext:value-type="float">
            <text:p>6.6804950179</text:p>
          </table:table-cell>
          <table:table-cell table:formula="of:=POWER([.C600]-6.75;2)" office:value-type="float" office:value="0.00483094253672129" calcext:value-type="float">
            <text:p>0.0048309425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33536" calcext:value-type="float">
            <text:p>6.633536</text:p>
          </table:table-cell>
          <table:table-cell office:value-type="float" office:value="6.6801406703" calcext:value-type="float">
            <text:p>6.6801406703</text:p>
          </table:table-cell>
          <table:table-cell table:formula="of:=POWER([.C601]-6.75;2)" office:value-type="float" office:value="0.00488032594613328" calcext:value-type="float">
            <text:p>0.0048803259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25037" calcext:value-type="float">
            <text:p>6.625037</text:p>
          </table:table-cell>
          <table:table-cell office:value-type="float" office:value="6.6798247832" calcext:value-type="float">
            <text:p>6.6798247832</text:p>
          </table:table-cell>
          <table:table-cell table:formula="of:=POWER([.C602]-6.75;2)" office:value-type="float" office:value="0.00492456105292701" calcext:value-type="float">
            <text:p>0.004924561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617388" calcext:value-type="float">
            <text:p>6.617388</text:p>
          </table:table-cell>
          <table:table-cell office:value-type="float" office:value="6.6795463889" calcext:value-type="float">
            <text:p>6.6795463889</text:p>
          </table:table-cell>
          <table:table-cell table:formula="of:=POWER([.C603]-6.75;2)" office:value-type="float" office:value="0.00496371131702999" calcext:value-type="float">
            <text:p>0.0049637113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61062" calcext:value-type="float">
            <text:p>6.61062</text:p>
          </table:table-cell>
          <table:table-cell office:value-type="float" office:value="6.6793042599" calcext:value-type="float">
            <text:p>6.6793042599</text:p>
          </table:table-cell>
          <table:table-cell table:formula="of:=POWER([.C604]-6.75;2)" office:value-type="float" office:value="0.0049978876682867" calcext:value-type="float">
            <text:p>0.0049978877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604754" calcext:value-type="float">
            <text:p>6.604754</text:p>
          </table:table-cell>
          <table:table-cell office:value-type="float" office:value="6.6790969104" calcext:value-type="float">
            <text:p>6.6790969104</text:p>
          </table:table-cell>
          <table:table-cell table:formula="of:=POWER([.C605]-6.75;2)" office:value-type="float" office:value="0.0050272481148256" calcext:value-type="float">
            <text:p>0.005027248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599798" calcext:value-type="float">
            <text:p>6.599798</text:p>
          </table:table-cell>
          <table:table-cell office:value-type="float" office:value="6.6789226093" calcext:value-type="float">
            <text:p>6.6789226093</text:p>
          </table:table-cell>
          <table:table-cell table:formula="of:=POWER([.C606]-6.75;2)" office:value-type="float" office:value="0.00505199546872047" calcext:value-type="float">
            <text:p>0.005051995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595753" calcext:value-type="float">
            <text:p>6.595753</text:p>
          </table:table-cell>
          <table:table-cell office:value-type="float" office:value="6.6787793943" calcext:value-type="float">
            <text:p>6.6787793943</text:p>
          </table:table-cell>
          <table:table-cell table:formula="of:=POWER([.C607]-6.75;2)" office:value-type="float" office:value="0.00507237467627484" calcext:value-type="float">
            <text:p>0.0050723747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592606" calcext:value-type="float">
            <text:p>6.592606</text:p>
          </table:table-cell>
          <table:table-cell office:value-type="float" office:value="6.6786650789" calcext:value-type="float">
            <text:p>6.6786650789</text:p>
          </table:table-cell>
          <table:table-cell table:formula="of:=POWER([.C608]-6.75;2)" office:value-type="float" office:value="0.00508867096834323" calcext:value-type="float">
            <text:p>0.005088671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590336" calcext:value-type="float">
            <text:p>6.590336</text:p>
          </table:table-cell>
          <table:table-cell office:value-type="float" office:value="6.6785772688" calcext:value-type="float">
            <text:p>6.6785772688</text:p>
          </table:table-cell>
          <table:table-cell table:formula="of:=POWER([.C609]-6.75;2)" office:value-type="float" office:value="0.00510120653206748" calcext:value-type="float">
            <text:p>0.0051012065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588915" calcext:value-type="float">
            <text:p>6.588915</text:p>
          </table:table-cell>
          <table:table-cell office:value-type="float" office:value="6.6785133763" calcext:value-type="float">
            <text:p>6.6785133763</text:p>
          </table:table-cell>
          <table:table-cell table:formula="of:=POWER([.C610]-6.75;2)" office:value-type="float" office:value="0.00511033736802544" calcext:value-type="float">
            <text:p>0.0051103374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588305" calcext:value-type="float">
            <text:p>6.588305</text:p>
          </table:table-cell>
          <table:table-cell office:value-type="float" office:value="6.6784706272" calcext:value-type="float">
            <text:p>6.6784706272</text:p>
          </table:table-cell>
          <table:table-cell table:formula="of:=POWER([.C611]-6.75;2)" office:value-type="float" office:value="0.00511645117316134" calcext:value-type="float">
            <text:p>0.0051164512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588459" calcext:value-type="float">
            <text:p>6.588459</text:p>
          </table:table-cell>
          <table:table-cell office:value-type="float" office:value="6.6784460753" calcext:value-type="float">
            <text:p>6.6784460753</text:p>
          </table:table-cell>
          <table:table-cell table:formula="of:=POWER([.C612]-6.75;2)" office:value-type="float" office:value="0.00511996413997325" calcext:value-type="float">
            <text:p>0.005119964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589327" calcext:value-type="float">
            <text:p>6.589327</text:p>
          </table:table-cell>
          <table:table-cell office:value-type="float" office:value="6.6784366237" calcext:value-type="float">
            <text:p>6.6784366237</text:p>
          </table:table-cell>
          <table:table-cell table:formula="of:=POWER([.C613]-6.75;2)" office:value-type="float" office:value="0.00512131682745545" calcext:value-type="float">
            <text:p>0.0051213168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59085" calcext:value-type="float">
            <text:p>6.59085</text:p>
          </table:table-cell>
          <table:table-cell office:value-type="float" office:value="6.6784390269" calcext:value-type="float">
            <text:p>6.6784390269</text:p>
          </table:table-cell>
          <table:table-cell table:formula="of:=POWER([.C614]-6.75;2)" office:value-type="float" office:value="0.00512097287101898" calcext:value-type="float">
            <text:p>0.005120972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592966" calcext:value-type="float">
            <text:p>6.592966</text:p>
          </table:table-cell>
          <table:table-cell office:value-type="float" office:value="6.6784499068" calcext:value-type="float">
            <text:p>6.6784499068</text:p>
          </table:table-cell>
          <table:table-cell table:formula="of:=POWER([.C615]-6.75;2)" office:value-type="float" office:value="0.00511941583692868" calcext:value-type="float">
            <text:p>0.0051194158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595609" calcext:value-type="float">
            <text:p>6.595609</text:p>
          </table:table-cell>
          <table:table-cell office:value-type="float" office:value="6.6784657688" calcext:value-type="float">
            <text:p>6.6784657688</text:p>
          </table:table-cell>
          <table:table-cell table:formula="of:=POWER([.C616]-6.75;2)" office:value-type="float" office:value="0.00511714623337509" calcext:value-type="float">
            <text:p>0.0051171462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59871" calcext:value-type="float">
            <text:p>6.59871</text:p>
          </table:table-cell>
          <table:table-cell office:value-type="float" office:value="6.6784830072" calcext:value-type="float">
            <text:p>6.6784830072</text:p>
          </table:table-cell>
          <table:table-cell table:formula="of:=POWER([.C617]-6.75;2)" office:value-type="float" office:value="0.0051146802591553" calcext:value-type="float">
            <text:p>0.0051146803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02198" calcext:value-type="float">
            <text:p>6.602198</text:p>
          </table:table-cell>
          <table:table-cell office:value-type="float" office:value="6.6784979229" calcext:value-type="float">
            <text:p>6.6784979229</text:p>
          </table:table-cell>
          <table:table-cell table:formula="of:=POWER([.C618]-6.75;2)" office:value-type="float" office:value="0.00511254702961433" calcext:value-type="float">
            <text:p>0.005112547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05999" calcext:value-type="float">
            <text:p>6.605999</text:p>
          </table:table-cell>
          <table:table-cell office:value-type="float" office:value="6.6785067276" calcext:value-type="float">
            <text:p>6.6785067276</text:p>
          </table:table-cell>
          <table:table-cell table:formula="of:=POWER([.C619]-6.75;2)" office:value-type="float" office:value="0.00511128799846056" calcext:value-type="float">
            <text:p>0.005111288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10039" calcext:value-type="float">
            <text:p>6.610039</text:p>
          </table:table-cell>
          <table:table-cell office:value-type="float" office:value="6.6785055663" calcext:value-type="float">
            <text:p>6.6785055663</text:p>
          </table:table-cell>
          <table:table-cell table:formula="of:=POWER([.C620]-6.75;2)" office:value-type="float" office:value="0.00511145405008368" calcext:value-type="float">
            <text:p>0.005111454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14244" calcext:value-type="float">
            <text:p>6.614244</text:p>
          </table:table-cell>
          <table:table-cell office:value-type="float" office:value="6.6784905215" calcext:value-type="float">
            <text:p>6.6784905215</text:p>
          </table:table-cell>
          <table:table-cell table:formula="of:=POWER([.C621]-6.75;2)" office:value-type="float" office:value="0.00511360551534201" calcext:value-type="float">
            <text:p>0.0051136055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18541" calcext:value-type="float">
            <text:p>6.618541</text:p>
          </table:table-cell>
          <table:table-cell office:value-type="float" office:value="6.6784576272" calcext:value-type="float">
            <text:p>6.6784576272</text:p>
          </table:table-cell>
          <table:table-cell table:formula="of:=POWER([.C622]-6.75;2)" office:value-type="float" office:value="0.00511831110585414" calcext:value-type="float">
            <text:p>0.005118311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22855" calcext:value-type="float">
            <text:p>6.622855</text:p>
          </table:table-cell>
          <table:table-cell office:value-type="float" office:value="6.6784028781" calcext:value-type="float">
            <text:p>6.6784028781</text:p>
          </table:table-cell>
          <table:table-cell table:formula="of:=POWER([.C623]-6.75;2)" office:value-type="float" office:value="0.00512614786436346" calcext:value-type="float">
            <text:p>0.0051261479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27113" calcext:value-type="float">
            <text:p>6.627113</text:p>
          </table:table-cell>
          <table:table-cell office:value-type="float" office:value="6.6783222437" calcext:value-type="float">
            <text:p>6.6783222437</text:p>
          </table:table-cell>
          <table:table-cell table:formula="of:=POWER([.C624]-6.75;2)" office:value-type="float" office:value="0.00513770074820215" calcext:value-type="float">
            <text:p>0.0051377007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31245" calcext:value-type="float">
            <text:p>6.631245</text:p>
          </table:table-cell>
          <table:table-cell office:value-type="float" office:value="6.6782116828" calcext:value-type="float">
            <text:p>6.6782116828</text:p>
          </table:table-cell>
          <table:table-cell table:formula="of:=POWER([.C625]-6.75;2)" office:value-type="float" office:value="0.00515356248640785" calcext:value-type="float">
            <text:p>0.005153562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35179" calcext:value-type="float">
            <text:p>6.635179</text:p>
          </table:table-cell>
          <table:table-cell office:value-type="float" office:value="6.678067147" calcext:value-type="float">
            <text:p>6.678067147</text:p>
          </table:table-cell>
          <table:table-cell table:formula="of:=POWER([.C626]-6.75;2)" office:value-type="float" office:value="0.00517433534071959" calcext:value-type="float">
            <text:p>0.0051743353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38847" calcext:value-type="float">
            <text:p>6.638847</text:p>
          </table:table-cell>
          <table:table-cell office:value-type="float" office:value="6.6778845968" calcext:value-type="float">
            <text:p>6.6778845968</text:p>
          </table:table-cell>
          <table:table-cell table:formula="of:=POWER([.C627]-6.75;2)" office:value-type="float" office:value="0.00520063137869854" calcext:value-type="float">
            <text:p>0.0052006314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642181" calcext:value-type="float">
            <text:p>6.642181</text:p>
          </table:table-cell>
          <table:table-cell office:value-type="float" office:value="6.6776600072" calcext:value-type="float">
            <text:p>6.6776600072</text:p>
          </table:table-cell>
          <table:table-cell table:formula="of:=POWER([.C628]-6.75;2)" office:value-type="float" office:value="0.00523307455830404" calcext:value-type="float">
            <text:p>0.0052330746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645116" calcext:value-type="float">
            <text:p>6.645116</text:p>
          </table:table-cell>
          <table:table-cell office:value-type="float" office:value="6.6773893781" calcext:value-type="float">
            <text:p>6.6773893781</text:p>
          </table:table-cell>
          <table:table-cell table:formula="of:=POWER([.C629]-6.75;2)" office:value-type="float" office:value="0.00527230241270476" calcext:value-type="float">
            <text:p>0.005272302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647588" calcext:value-type="float">
            <text:p>6.647588</text:p>
          </table:table-cell>
          <table:table-cell office:value-type="float" office:value="6.6770687384" calcext:value-type="float">
            <text:p>6.6770687384</text:p>
          </table:table-cell>
          <table:table-cell table:formula="of:=POWER([.C630]-6.75;2)" office:value-type="float" office:value="0.00531896891856763" calcext:value-type="float">
            <text:p>0.0053189689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649536" calcext:value-type="float">
            <text:p>6.649536</text:p>
          </table:table-cell>
          <table:table-cell office:value-type="float" office:value="6.6766941452" calcext:value-type="float">
            <text:p>6.6766941452</text:p>
          </table:table-cell>
          <table:table-cell table:formula="of:=POWER([.C631]-6.75;2)" office:value-type="float" office:value="0.00537374834795869" calcext:value-type="float">
            <text:p>0.0053737483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509" calcext:value-type="float">
            <text:p>6.6509</text:p>
          </table:table-cell>
          <table:table-cell office:value-type="float" office:value="6.6762616846" calcext:value-type="float">
            <text:p>6.6762616846</text:p>
          </table:table-cell>
          <table:table-cell table:formula="of:=POWER([.C632]-6.75;2)" office:value-type="float" office:value="0.00543733915802987" calcext:value-type="float">
            <text:p>0.0054373392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51622" calcext:value-type="float">
            <text:p>6.651622</text:p>
          </table:table-cell>
          <table:table-cell office:value-type="float" office:value="6.6757674624" calcext:value-type="float">
            <text:p>6.6757674624</text:p>
          </table:table-cell>
          <table:table-cell table:formula="of:=POWER([.C633]-6.75;2)" office:value-type="float" office:value="0.00551046963853547" calcext:value-type="float">
            <text:p>0.0055104696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51649" calcext:value-type="float">
            <text:p>6.651649</text:p>
          </table:table-cell>
          <table:table-cell office:value-type="float" office:value="6.6752075878" calcext:value-type="float">
            <text:p>6.6752075878</text:p>
          </table:table-cell>
          <table:table-cell table:formula="of:=POWER([.C634]-6.75;2)" office:value-type="float" office:value="0.00559390492269469" calcext:value-type="float">
            <text:p>0.0055939049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5093" calcext:value-type="float">
            <text:p>6.65093</text:p>
          </table:table-cell>
          <table:table-cell office:value-type="float" office:value="6.6745781416" calcext:value-type="float">
            <text:p>6.6745781416</text:p>
          </table:table-cell>
          <table:table-cell table:formula="of:=POWER([.C635]-6.75;2)" office:value-type="float" office:value="0.00568845672450971" calcext:value-type="float">
            <text:p>0.0056884567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49418" calcext:value-type="float">
            <text:p>6.649418</text:p>
          </table:table-cell>
          <table:table-cell office:value-type="float" office:value="6.6738751362" calcext:value-type="float">
            <text:p>6.6738751362</text:p>
          </table:table-cell>
          <table:table-cell table:formula="of:=POWER([.C636]-6.75;2)" office:value-type="float" office:value="0.00579499488856849" calcext:value-type="float">
            <text:p>0.00579499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647068" calcext:value-type="float">
            <text:p>6.647068</text:p>
          </table:table-cell>
          <table:table-cell office:value-type="float" office:value="6.6730944462" calcext:value-type="float">
            <text:p>6.6730944462</text:p>
          </table:table-cell>
          <table:table-cell table:formula="of:=POWER([.C637]-6.75;2)" office:value-type="float" office:value="0.00591446420528464" calcext:value-type="float">
            <text:p>0.0059144642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643843" calcext:value-type="float">
            <text:p>6.643843</text:p>
          </table:table-cell>
          <table:table-cell office:value-type="float" office:value="6.6722317204" calcext:value-type="float">
            <text:p>6.6722317204</text:p>
          </table:table-cell>
          <table:table-cell table:formula="of:=POWER([.C638]-6.75;2)" office:value-type="float" office:value="0.00604790531194376" calcext:value-type="float">
            <text:p>0.0060479053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639711" calcext:value-type="float">
            <text:p>6.639711</text:p>
          </table:table-cell>
          <table:table-cell office:value-type="float" office:value="6.6712822384" calcext:value-type="float">
            <text:p>6.6712822384</text:p>
          </table:table-cell>
          <table:table-cell table:formula="of:=POWER([.C639]-6.75;2)" office:value-type="float" office:value="0.00619648599131445" calcext:value-type="float">
            <text:p>0.006196486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34643" calcext:value-type="float">
            <text:p>6.634643</text:p>
          </table:table-cell>
          <table:table-cell office:value-type="float" office:value="6.6702407097" calcext:value-type="float">
            <text:p>6.6702407097</text:p>
          </table:table-cell>
          <table:table-cell table:formula="of:=POWER([.C640]-6.75;2)" office:value-type="float" office:value="0.0063615443891597" calcext:value-type="float">
            <text:p>0.0063615444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28621" calcext:value-type="float">
            <text:p>6.628621</text:p>
          </table:table-cell>
          <table:table-cell office:value-type="float" office:value="6.6691009875" calcext:value-type="float">
            <text:p>6.6691009875</text:p>
          </table:table-cell>
          <table:table-cell table:formula="of:=POWER([.C641]-6.75;2)" office:value-type="float" office:value="0.00654465022347512" calcext:value-type="float">
            <text:p>0.006544650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621632" calcext:value-type="float">
            <text:p>6.621632</text:p>
          </table:table-cell>
          <table:table-cell office:value-type="float" office:value="6.6678556254" calcext:value-type="float">
            <text:p>6.6678556254</text:p>
          </table:table-cell>
          <table:table-cell table:formula="of:=POWER([.C642]-6.75;2)" office:value-type="float" office:value="0.00674769827842518" calcext:value-type="float">
            <text:p>0.006747698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613674" calcext:value-type="float">
            <text:p>6.613674</text:p>
          </table:table-cell>
          <table:table-cell office:value-type="float" office:value="6.6664952115" calcext:value-type="float">
            <text:p>6.6664952115</text:p>
          </table:table-cell>
          <table:table-cell table:formula="of:=POWER([.C643]-6.75;2)" office:value-type="float" office:value="0.00697304970242973" calcext:value-type="float">
            <text:p>0.0069730497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604752" calcext:value-type="float">
            <text:p>6.604752</text:p>
          </table:table-cell>
          <table:table-cell office:value-type="float" office:value="6.6650073118" calcext:value-type="float">
            <text:p>6.6650073118</text:p>
          </table:table-cell>
          <table:table-cell table:formula="of:=POWER([.C644]-6.75;2)" office:value-type="float" office:value="0.00722375704746239" calcext:value-type="float">
            <text:p>0.007223757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594882" calcext:value-type="float">
            <text:p>6.594882</text:p>
          </table:table-cell>
          <table:table-cell office:value-type="float" office:value="6.6633747348" calcext:value-type="float">
            <text:p>6.6633747348</text:p>
          </table:table-cell>
          <table:table-cell table:formula="of:=POWER([.C645]-6.75;2)" office:value-type="float" office:value="0.00750393657097039" calcext:value-type="float">
            <text:p>0.007503936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584093" calcext:value-type="float">
            <text:p>6.584093</text:p>
          </table:table-cell>
          <table:table-cell office:value-type="float" office:value="6.6615725" calcext:value-type="float">
            <text:p>6.6615725</text:p>
          </table:table-cell>
          <table:table-cell table:formula="of:=POWER([.C646]-6.75;2)" office:value-type="float" office:value="0.00781942275624998" calcext:value-type="float">
            <text:p>0.0078194228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572421" calcext:value-type="float">
            <text:p>6.572421</text:p>
          </table:table-cell>
          <table:table-cell office:value-type="float" office:value="6.65956219" calcext:value-type="float">
            <text:p>6.65956219</text:p>
          </table:table-cell>
          <table:table-cell table:formula="of:=POWER([.C647]-6.75;2)" office:value-type="float" office:value="0.00817899747759611" calcext:value-type="float">
            <text:p>0.0081789975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559918" calcext:value-type="float">
            <text:p>6.559918</text:p>
          </table:table-cell>
          <table:table-cell office:value-type="float" office:value="6.6572803781" calcext:value-type="float">
            <text:p>6.6572803781</text:p>
          </table:table-cell>
          <table:table-cell table:formula="of:=POWER([.C648]-6.75;2)" office:value-type="float" office:value="0.00859692828527891" calcext:value-type="float">
            <text:p>0.0085969283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546646" calcext:value-type="float">
            <text:p>6.546646</text:p>
          </table:table-cell>
          <table:table-cell office:value-type="float" office:value="6.6546115645" calcext:value-type="float">
            <text:p>6.6546115645</text:p>
          </table:table-cell>
          <table:table-cell table:formula="of:=POWER([.C649]-6.75;2)" office:value-type="float" office:value="0.00909895362713772" calcext:value-type="float">
            <text:p>0.0090989536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53268" calcext:value-type="float">
            <text:p>6.53268</text:p>
          </table:table-cell>
          <table:table-cell office:value-type="float" office:value="6.6513112222" calcext:value-type="float">
            <text:p>6.6513112222</text:p>
          </table:table-cell>
          <table:table-cell table:formula="of:=POWER([.C650]-6.75;2)" office:value-type="float" office:value="0.0097394748636577" calcext:value-type="float">
            <text:p>0.0097394749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518106" calcext:value-type="float">
            <text:p>6.518106</text:p>
          </table:table-cell>
          <table:table-cell office:value-type="float" office:value="6.6466949767" calcext:value-type="float">
            <text:p>6.6466949767</text:p>
          </table:table-cell>
          <table:table-cell table:formula="of:=POWER([.C651]-6.75;2)" office:value-type="float" office:value="0.0106719278390135" calcext:value-type="float">
            <text:p>0.0106719278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503022" calcext:value-type="float">
            <text:p>6.503022</text:p>
          </table:table-cell>
          <table:table-cell office:value-type="float" office:value="6.6421048495" calcext:value-type="float">
            <text:p>6.6421048495</text:p>
          </table:table-cell>
          <table:table-cell table:formula="of:=POWER([.C652]-6.75;2)" office:value-type="float" office:value="0.0116413635014177" calcext:value-type="float">
            <text:p>0.0116413635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487538" calcext:value-type="float">
            <text:p>6.487538</text:p>
          </table:table-cell>
          <table:table-cell office:value-type="float" office:value="6.6375417545" calcext:value-type="float">
            <text:p>6.6375417545</text:p>
          </table:table-cell>
          <table:table-cell table:formula="of:=POWER([.C653]-6.75;2)" office:value-type="float" office:value="0.0126468569809383" calcext:value-type="float">
            <text:p>0.012646857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471774" calcext:value-type="float">
            <text:p>6.471774</text:p>
          </table:table-cell>
          <table:table-cell office:value-type="float" office:value="6.642134224" calcext:value-type="float">
            <text:p>6.642134224</text:p>
          </table:table-cell>
          <table:table-cell table:formula="of:=POWER([.C654]-6.75;2)" office:value-type="float" office:value="0.0116350256320821" calcext:value-type="float">
            <text:p>0.0116350256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455858" calcext:value-type="float">
            <text:p>6.455858</text:p>
          </table:table-cell>
          <table:table-cell office:value-type="float" office:value="6.6438881774" calcext:value-type="float">
            <text:p>6.6438881774</text:p>
          </table:table-cell>
          <table:table-cell table:formula="of:=POWER([.C655]-6.75;2)" office:value-type="float" office:value="0.0112597188954939" calcext:value-type="float">
            <text:p>0.0112597189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439927" calcext:value-type="float">
            <text:p>6.439927</text:p>
          </table:table-cell>
          <table:table-cell office:value-type="float" office:value="6.644661672" calcext:value-type="float">
            <text:p>6.644661672</text:p>
          </table:table-cell>
          <table:table-cell table:formula="of:=POWER([.C656]-6.75;2)" office:value-type="float" office:value="0.0110961633458356" calcext:value-type="float">
            <text:p>0.0110961633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424124" calcext:value-type="float">
            <text:p>6.424124</text:p>
          </table:table-cell>
          <table:table-cell office:value-type="float" office:value="6.6449319283" calcext:value-type="float">
            <text:p>6.6449319283</text:p>
          </table:table-cell>
          <table:table-cell table:formula="of:=POWER([.C657]-6.75;2)" office:value-type="float" office:value="0.0110392996907563" calcext:value-type="float">
            <text:p>0.0110392997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408595" calcext:value-type="float">
            <text:p>6.408595</text:p>
          </table:table-cell>
          <table:table-cell office:value-type="float" office:value="6.6448961505" calcext:value-type="float">
            <text:p>6.6448961505</text:p>
          </table:table-cell>
          <table:table-cell table:formula="of:=POWER([.C658]-6.75;2)" office:value-type="float" office:value="0.0110468191797186" calcext:value-type="float">
            <text:p>0.0110468192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393489" calcext:value-type="float">
            <text:p>6.393489</text:p>
          </table:table-cell>
          <table:table-cell office:value-type="float" office:value="6.6446565932" calcext:value-type="float">
            <text:p>6.6446565932</text:p>
          </table:table-cell>
          <table:table-cell table:formula="of:=POWER([.C659]-6.75;2)" office:value-type="float" office:value="0.0110972333562304" calcext:value-type="float">
            <text:p>0.011097233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378954" calcext:value-type="float">
            <text:p>6.378954</text:p>
          </table:table-cell>
          <table:table-cell office:value-type="float" office:value="6.6442742401" calcext:value-type="float">
            <text:p>6.6442742401</text:p>
          </table:table-cell>
          <table:table-cell table:formula="of:=POWER([.C660]-6.75;2)" office:value-type="float" office:value="0.0111779363064325" calcext:value-type="float">
            <text:p>0.0111779363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365137" calcext:value-type="float">
            <text:p>6.365137</text:p>
          </table:table-cell>
          <table:table-cell office:value-type="float" office:value="6.643789181" calcext:value-type="float">
            <text:p>6.643789181</text:p>
          </table:table-cell>
          <table:table-cell table:formula="of:=POWER([.C661]-6.75;2)" office:value-type="float" office:value="0.0112807380726508" calcext:value-type="float">
            <text:p>0.0112807381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352179" calcext:value-type="float">
            <text:p>6.352179</text:p>
          </table:table-cell>
          <table:table-cell office:value-type="float" office:value="6.643229733" calcext:value-type="float">
            <text:p>6.643229733</text:p>
          </table:table-cell>
          <table:table-cell table:formula="of:=POWER([.C662]-6.75;2)" office:value-type="float" office:value="0.0113998899152513" calcext:value-type="float">
            <text:p>0.0113998899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340212" calcext:value-type="float">
            <text:p>6.340212</text:p>
          </table:table-cell>
          <table:table-cell office:value-type="float" office:value="6.6426170269" calcext:value-type="float">
            <text:p>6.6426170269</text:p>
          </table:table-cell>
          <table:table-cell table:formula="of:=POWER([.C663]-6.75;2)" office:value-type="float" office:value="0.0115311029117953" calcext:value-type="float">
            <text:p>0.0115311029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32936" calcext:value-type="float">
            <text:p>6.32936</text:p>
          </table:table-cell>
          <table:table-cell office:value-type="float" office:value="6.6419675161" calcext:value-type="float">
            <text:p>6.6419675161</text:p>
          </table:table-cell>
          <table:table-cell table:formula="of:=POWER([.C664]-6.75;2)" office:value-type="float" office:value="0.0116710175776037" calcext:value-type="float">
            <text:p>0.0116710176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319736" calcext:value-type="float">
            <text:p>6.319736</text:p>
          </table:table-cell>
          <table:table-cell office:value-type="float" office:value="6.6412944247" calcext:value-type="float">
            <text:p>6.6412944247</text:p>
          </table:table-cell>
          <table:table-cell table:formula="of:=POWER([.C665]-6.75;2)" office:value-type="float" office:value="0.011816902101304" calcext:value-type="float">
            <text:p>0.0118169021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311436" calcext:value-type="float">
            <text:p>6.311436</text:p>
          </table:table-cell>
          <table:table-cell office:value-type="float" office:value="6.6406086398" calcext:value-type="float">
            <text:p>6.6406086398</text:p>
          </table:table-cell>
          <table:table-cell table:formula="of:=POWER([.C666]-6.75;2)" office:value-type="float" office:value="0.0119664696864062" calcext:value-type="float">
            <text:p>0.0119664697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304542" calcext:value-type="float">
            <text:p>6.304542</text:p>
          </table:table-cell>
          <table:table-cell office:value-type="float" office:value="6.6399192903" calcext:value-type="float">
            <text:p>6.6399192903</text:p>
          </table:table-cell>
          <table:table-cell table:formula="of:=POWER([.C667]-6.75;2)" office:value-type="float" office:value="0.0121177626480557" calcext:value-type="float">
            <text:p>0.0121177626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299119" calcext:value-type="float">
            <text:p>6.299119</text:p>
          </table:table-cell>
          <table:table-cell office:value-type="float" office:value="6.6392341165" calcext:value-type="float">
            <text:p>6.6392341165</text:p>
          </table:table-cell>
          <table:table-cell table:formula="of:=POWER([.C668]-6.75;2)" office:value-type="float" office:value="0.0122690809475356" calcext:value-type="float">
            <text:p>0.0122690809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295212" calcext:value-type="float">
            <text:p>6.295212</text:p>
          </table:table-cell>
          <table:table-cell office:value-type="float" office:value="6.6385597294" calcext:value-type="float">
            <text:p>6.6385597294</text:p>
          </table:table-cell>
          <table:table-cell table:formula="of:=POWER([.C669]-6.75;2)" office:value-type="float" office:value="0.0124189339114013" calcext:value-type="float">
            <text:p>0.0124189339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292849" calcext:value-type="float">
            <text:p>6.292849</text:p>
          </table:table-cell>
          <table:table-cell office:value-type="float" office:value="6.6379017993" calcext:value-type="float">
            <text:p>6.6379017993</text:p>
          </table:table-cell>
          <table:table-cell table:formula="of:=POWER([.C670]-6.75;2)" office:value-type="float" office:value="0.0125660066001775" calcext:value-type="float">
            <text:p>0.0125660066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292037" calcext:value-type="float">
            <text:p>6.292037</text:p>
          </table:table-cell>
          <table:table-cell office:value-type="float" office:value="6.6372651864" calcext:value-type="float">
            <text:p>6.6372651864</text:p>
          </table:table-cell>
          <table:table-cell table:formula="of:=POWER([.C671]-6.75;2)" office:value-type="float" office:value="0.0127091381974266" calcext:value-type="float">
            <text:p>0.0127091382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292767" calcext:value-type="float">
            <text:p>6.292767</text:p>
          </table:table-cell>
          <table:table-cell office:value-type="float" office:value="6.6366540448" calcext:value-type="float">
            <text:p>6.6366540448</text:p>
          </table:table-cell>
          <table:table-cell table:formula="of:=POWER([.C672]-6.75;2)" office:value-type="float" office:value="0.0128473055602004" calcext:value-type="float">
            <text:p>0.0128473056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295009" calcext:value-type="float">
            <text:p>6.295009</text:p>
          </table:table-cell>
          <table:table-cell office:value-type="float" office:value="6.6360718978" calcext:value-type="float">
            <text:p>6.6360718978</text:p>
          </table:table-cell>
          <table:table-cell table:formula="of:=POWER([.C673]-6.75;2)" office:value-type="float" office:value="0.0129796124708937" calcext:value-type="float">
            <text:p>0.0129796125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298718" calcext:value-type="float">
            <text:p>6.298718</text:p>
          </table:table-cell>
          <table:table-cell office:value-type="float" office:value="6.6355217043" calcext:value-type="float">
            <text:p>6.6355217043</text:p>
          </table:table-cell>
          <table:table-cell table:formula="of:=POWER([.C674]-6.75;2)" office:value-type="float" office:value="0.0131052801863766" calcext:value-type="float">
            <text:p>0.0131052802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303834" calcext:value-type="float">
            <text:p>6.303834</text:p>
          </table:table-cell>
          <table:table-cell office:value-type="float" office:value="6.635005914" calcext:value-type="float">
            <text:p>6.635005914</text:p>
          </table:table-cell>
          <table:table-cell table:formula="of:=POWER([.C675]-6.75;2)" office:value-type="float" office:value="0.0132236398149755" calcext:value-type="float">
            <text:p>0.0132236398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310282" calcext:value-type="float">
            <text:p>6.310282</text:p>
          </table:table-cell>
          <table:table-cell office:value-type="float" office:value="6.6345265072" calcext:value-type="float">
            <text:p>6.6345265072</text:p>
          </table:table-cell>
          <table:table-cell table:formula="of:=POWER([.C676]-6.75;2)" office:value-type="float" office:value="0.0133341275394316" calcext:value-type="float">
            <text:p>0.0133341275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317977" calcext:value-type="float">
            <text:p>6.317977</text:p>
          </table:table-cell>
          <table:table-cell office:value-type="float" office:value="6.6340850323" calcext:value-type="float">
            <text:p>6.6340850323</text:p>
          </table:table-cell>
          <table:table-cell table:formula="of:=POWER([.C677]-6.75;2)" office:value-type="float" office:value="0.0134362797368921" calcext:value-type="float">
            <text:p>0.0134362797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326826" calcext:value-type="float">
            <text:p>6.326826</text:p>
          </table:table-cell>
          <table:table-cell office:value-type="float" office:value="6.6336826416" calcext:value-type="float">
            <text:p>6.6336826416</text:p>
          </table:table-cell>
          <table:table-cell table:formula="of:=POWER([.C678]-6.75;2)" office:value-type="float" office:value="0.013529727865154" calcext:value-type="float">
            <text:p>0.0135297279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336729" calcext:value-type="float">
            <text:p>6.336729</text:p>
          </table:table-cell>
          <table:table-cell office:value-type="float" office:value="6.6333201129" calcext:value-type="float">
            <text:p>6.6333201129</text:p>
          </table:table-cell>
          <table:table-cell table:formula="of:=POWER([.C679]-6.75;2)" office:value-type="float" office:value="0.0136141960536688" calcext:value-type="float">
            <text:p>0.0136141961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34758" calcext:value-type="float">
            <text:p>6.34758</text:p>
          </table:table-cell>
          <table:table-cell office:value-type="float" office:value="6.6329978763" calcext:value-type="float">
            <text:p>6.6329978763</text:p>
          </table:table-cell>
          <table:table-cell table:formula="of:=POWER([.C680]-6.75;2)" office:value-type="float" office:value="0.0136894969503101" calcext:value-type="float">
            <text:p>0.01368949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359277" calcext:value-type="float">
            <text:p>6.359277</text:p>
          </table:table-cell>
          <table:table-cell office:value-type="float" office:value="6.6327160341" calcext:value-type="float">
            <text:p>6.6327160341</text:p>
          </table:table-cell>
          <table:table-cell table:formula="of:=POWER([.C681]-6.75;2)" office:value-type="float" office:value="0.0137555286572325" calcext:value-type="float">
            <text:p>0.013755528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371714" calcext:value-type="float">
            <text:p>6.371714</text:p>
          </table:table-cell>
          <table:table-cell office:value-type="float" office:value="6.6324743692" calcext:value-type="float">
            <text:p>6.6324743692</text:p>
          </table:table-cell>
          <table:table-cell table:formula="of:=POWER([.C682]-6.75;2)" office:value-type="float" office:value="0.013812273894938" calcext:value-type="float">
            <text:p>0.0138122739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384791" calcext:value-type="float">
            <text:p>6.384791</text:p>
          </table:table-cell>
          <table:table-cell office:value-type="float" office:value="6.6322723638" calcext:value-type="float">
            <text:p>6.6322723638</text:p>
          </table:table-cell>
          <table:table-cell table:formula="of:=POWER([.C683]-6.75;2)" office:value-type="float" office:value="0.0138597963252395" calcext:value-type="float">
            <text:p>0.0138597963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398412" calcext:value-type="float">
            <text:p>6.398412</text:p>
          </table:table-cell>
          <table:table-cell office:value-type="float" office:value="6.6321092043" calcext:value-type="float">
            <text:p>6.6321092043</text:p>
          </table:table-cell>
          <table:table-cell table:formula="of:=POWER([.C684]-6.75;2)" office:value-type="float" office:value="0.0138982397107792" calcext:value-type="float">
            <text:p>0.0138982397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41249" calcext:value-type="float">
            <text:p>6.41249</text:p>
          </table:table-cell>
          <table:table-cell office:value-type="float" office:value="6.6319837903" calcext:value-type="float">
            <text:p>6.6319837903</text:p>
          </table:table-cell>
          <table:table-cell table:formula="of:=POWER([.C685]-6.75;2)" office:value-type="float" office:value="0.0139278257519545" calcext:value-type="float">
            <text:p>0.013927825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426944" calcext:value-type="float">
            <text:p>6.426944</text:p>
          </table:table-cell>
          <table:table-cell office:value-type="float" office:value="6.6318947348" calcext:value-type="float">
            <text:p>6.6318947348</text:p>
          </table:table-cell>
          <table:table-cell table:formula="of:=POWER([.C686]-6.75;2)" office:value-type="float" office:value="0.0139488536679622" calcext:value-type="float">
            <text:p>0.0139488537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441701" calcext:value-type="float">
            <text:p>6.441701</text:p>
          </table:table-cell>
          <table:table-cell office:value-type="float" office:value="6.6318403746" calcext:value-type="float">
            <text:p>6.6318403746</text:p>
          </table:table-cell>
          <table:table-cell table:formula="of:=POWER([.C687]-6.75;2)" office:value-type="float" office:value="0.0139616970746683" calcext:value-type="float">
            <text:p>0.013961697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4567" calcext:value-type="float">
            <text:p>6.4567</text:p>
          </table:table-cell>
          <table:table-cell office:value-type="float" office:value="6.6318187706" calcext:value-type="float">
            <text:p>6.6318187706</text:p>
          </table:table-cell>
          <table:table-cell table:formula="of:=POWER([.C688]-6.75;2)" office:value-type="float" office:value="0.0139668029824955" calcext:value-type="float">
            <text:p>0.013966803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471887" calcext:value-type="float">
            <text:p>6.471887</text:p>
          </table:table-cell>
          <table:table-cell office:value-type="float" office:value="6.6318277097" calcext:value-type="float">
            <text:p>6.6318277097</text:p>
          </table:table-cell>
          <table:table-cell table:formula="of:=POWER([.C689]-6.75;2)" office:value-type="float" office:value="0.0139646901947476" calcext:value-type="float">
            <text:p>0.013964690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487218" calcext:value-type="float">
            <text:p>6.487218</text:p>
          </table:table-cell>
          <table:table-cell office:value-type="float" office:value="6.6318647133" calcext:value-type="float">
            <text:p>6.6318647133</text:p>
          </table:table-cell>
          <table:table-cell table:formula="of:=POWER([.C690]-6.75;2)" office:value-type="float" office:value="0.0139559459636913" calcext:value-type="float">
            <text:p>0.013955946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502658" calcext:value-type="float">
            <text:p>6.502658</text:p>
          </table:table-cell>
          <table:table-cell office:value-type="float" office:value="6.6319270394" calcext:value-type="float">
            <text:p>6.6319270394</text:p>
          </table:table-cell>
          <table:table-cell table:formula="of:=POWER([.C691]-6.75;2)" office:value-type="float" office:value="0.0139412240248492" calcext:value-type="float">
            <text:p>0.013941224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518177" calcext:value-type="float">
            <text:p>6.518177</text:p>
          </table:table-cell>
          <table:table-cell office:value-type="float" office:value="6.6320116935" calcext:value-type="float">
            <text:p>6.6320116935</text:p>
          </table:table-cell>
          <table:table-cell table:formula="of:=POWER([.C692]-6.75;2)" office:value-type="float" office:value="0.0139212404707379" calcext:value-type="float">
            <text:p>0.0139212405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533753" calcext:value-type="float">
            <text:p>6.533753</text:p>
          </table:table-cell>
          <table:table-cell office:value-type="float" office:value="6.6321154444" calcext:value-type="float">
            <text:p>6.6321154444</text:p>
          </table:table-cell>
          <table:table-cell table:formula="of:=POWER([.C693]-6.75;2)" office:value-type="float" office:value="0.0138967684490095" calcext:value-type="float">
            <text:p>0.01389676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549367" calcext:value-type="float">
            <text:p>6.549367</text:p>
          </table:table-cell>
          <table:table-cell office:value-type="float" office:value="6.6322348315" calcext:value-type="float">
            <text:p>6.6322348315</text:p>
          </table:table-cell>
          <table:table-cell table:formula="of:=POWER([.C694]-6.75;2)" office:value-type="float" office:value="0.0138686349118334" calcext:value-type="float">
            <text:p>0.0138686349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565001" calcext:value-type="float">
            <text:p>6.565001</text:p>
          </table:table-cell>
          <table:table-cell office:value-type="float" office:value="6.6323661918" calcext:value-type="float">
            <text:p>6.6323661918</text:p>
          </table:table-cell>
          <table:table-cell table:formula="of:=POWER([.C695]-6.75;2)" office:value-type="float" office:value="0.0138377128316344" calcext:value-type="float">
            <text:p>0.0138377128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580639" calcext:value-type="float">
            <text:p>6.580639</text:p>
          </table:table-cell>
          <table:table-cell office:value-type="float" office:value="6.6325056846" calcext:value-type="float">
            <text:p>6.6325056846</text:p>
          </table:table-cell>
          <table:table-cell table:formula="of:=POWER([.C696]-6.75;2)" office:value-type="float" office:value="0.0138049141513147" calcext:value-type="float">
            <text:p>0.0138049142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596263" calcext:value-type="float">
            <text:p>6.596263</text:p>
          </table:table-cell>
          <table:table-cell office:value-type="float" office:value="6.632649319" calcext:value-type="float">
            <text:p>6.632649319</text:p>
          </table:table-cell>
          <table:table-cell table:formula="of:=POWER([.C697]-6.75;2)" office:value-type="float" office:value="0.0137711823311637" calcext:value-type="float">
            <text:p>0.0137711823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1185" calcext:value-type="float">
            <text:p>6.61185</text:p>
          </table:table-cell>
          <table:table-cell office:value-type="float" office:value="6.6327929892" calcext:value-type="float">
            <text:p>6.6327929892</text:p>
          </table:table-cell>
          <table:table-cell table:formula="of:=POWER([.C698]-6.75;2)" office:value-type="float" office:value="0.0137374833806712" calcext:value-type="float">
            <text:p>0.0137374834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627373" calcext:value-type="float">
            <text:p>6.627373</text:p>
          </table:table-cell>
          <table:table-cell office:value-type="float" office:value="6.6329325143" calcext:value-type="float">
            <text:p>6.6329325143</text:p>
          </table:table-cell>
          <table:table-cell table:formula="of:=POWER([.C699]-6.75;2)" office:value-type="float" office:value="0.0137047962081197" calcext:value-type="float">
            <text:p>0.0137047962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42794" calcext:value-type="float">
            <text:p>6.642794</text:p>
          </table:table-cell>
          <table:table-cell office:value-type="float" office:value="6.633063681" calcext:value-type="float">
            <text:p>6.633063681</text:p>
          </table:table-cell>
          <table:table-cell table:formula="of:=POWER([.C700]-6.75;2)" office:value-type="float" office:value="0.0136741027012697" calcext:value-type="float">
            <text:p>0.0136741027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658068" calcext:value-type="float">
            <text:p>6.658068</text:p>
          </table:table-cell>
          <table:table-cell office:value-type="float" office:value="6.6331822975" calcext:value-type="float">
            <text:p>6.6331822975</text:p>
          </table:table-cell>
          <table:table-cell table:formula="of:=POWER([.C701]-6.75;2)" office:value-type="float" office:value="0.0136463756173784" calcext:value-type="float">
            <text:p>0.0136463756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673139" calcext:value-type="float">
            <text:p>6.673139</text:p>
          </table:table-cell>
          <table:table-cell office:value-type="float" office:value="6.6332842419" calcext:value-type="float">
            <text:p>6.6332842419</text:p>
          </table:table-cell>
          <table:table-cell table:formula="of:=POWER([.C702]-6.75;2)" office:value-type="float" office:value="0.0136225681888577" calcext:value-type="float">
            <text:p>0.0136225682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87936" calcext:value-type="float">
            <text:p>6.687936</text:p>
          </table:table-cell>
          <table:table-cell office:value-type="float" office:value="6.6333655197" calcext:value-type="float">
            <text:p>6.6333655197</text:p>
          </table:table-cell>
          <table:table-cell table:formula="of:=POWER([.C703]-6.75;2)" office:value-type="float" office:value="0.0136036019948511" calcext:value-type="float">
            <text:p>0.013603602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702378" calcext:value-type="float">
            <text:p>6.702378</text:p>
          </table:table-cell>
          <table:table-cell office:value-type="float" office:value="6.6334223244" calcext:value-type="float">
            <text:p>6.6334223244</text:p>
          </table:table-cell>
          <table:table-cell table:formula="of:=POWER([.C704]-6.75;2)" office:value-type="float" office:value="0.0135903544482989" calcext:value-type="float">
            <text:p>0.0135903544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16367" calcext:value-type="float">
            <text:p>6.716367</text:p>
          </table:table-cell>
          <table:table-cell office:value-type="float" office:value="6.6334510968" calcext:value-type="float">
            <text:p>6.6334510968</text:p>
          </table:table-cell>
          <table:table-cell table:formula="of:=POWER([.C705]-6.75;2)" office:value-type="float" office:value="0.013583646837123" calcext:value-type="float">
            <text:p>0.0135836468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29792" calcext:value-type="float">
            <text:p>6.729792</text:p>
          </table:table-cell>
          <table:table-cell office:value-type="float" office:value="6.6334485878" calcext:value-type="float">
            <text:p>6.6334485878</text:p>
          </table:table-cell>
          <table:table-cell table:formula="of:=POWER([.C706]-6.75;2)" office:value-type="float" office:value="0.0135842316858143" calcext:value-type="float">
            <text:p>0.0135842317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42527" calcext:value-type="float">
            <text:p>6.742527</text:p>
          </table:table-cell>
          <table:table-cell office:value-type="float" office:value="6.6334119211" calcext:value-type="float">
            <text:p>6.6334119211</text:p>
          </table:table-cell>
          <table:table-cell table:formula="of:=POWER([.C707]-6.75;2)" office:value-type="float" office:value="0.0135927801415925" calcext:value-type="float">
            <text:p>0.0135927801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754431" calcext:value-type="float">
            <text:p>6.754431</text:p>
          </table:table-cell>
          <table:table-cell office:value-type="float" office:value="6.6333386559" calcext:value-type="float">
            <text:p>6.6333386559</text:p>
          </table:table-cell>
          <table:table-cell table:formula="of:=POWER([.C708]-6.75;2)" office:value-type="float" office:value="0.0136098692072185" calcext:value-type="float">
            <text:p>0.0136098692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765348" calcext:value-type="float">
            <text:p>6.765348</text:p>
          </table:table-cell>
          <table:table-cell office:value-type="float" office:value="6.6332268423" calcext:value-type="float">
            <text:p>6.6332268423</text:p>
          </table:table-cell>
          <table:table-cell table:formula="of:=POWER([.C709]-6.75;2)" office:value-type="float" office:value="0.0136359703592291" calcext:value-type="float">
            <text:p>0.0136359704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77511" calcext:value-type="float">
            <text:p>6.77511</text:p>
          </table:table-cell>
          <table:table-cell office:value-type="float" office:value="6.633075086" calcext:value-type="float">
            <text:p>6.633075086</text:p>
          </table:table-cell>
          <table:table-cell table:formula="of:=POWER([.C710]-6.75;2)" office:value-type="float" office:value="0.0136714355139074" calcext:value-type="float">
            <text:p>0.0136714355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83532" calcext:value-type="float">
            <text:p>6.783532</text:p>
          </table:table-cell>
          <table:table-cell office:value-type="float" office:value="6.632882595" calcext:value-type="float">
            <text:p>6.632882595</text:p>
          </table:table-cell>
          <table:table-cell table:formula="of:=POWER([.C711]-6.75;2)" office:value-type="float" office:value="0.0137164865539341" calcext:value-type="float">
            <text:p>0.0137164866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9042" calcext:value-type="float">
            <text:p>6.79042</text:p>
          </table:table-cell>
          <table:table-cell office:value-type="float" office:value="6.6326492401" calcext:value-type="float">
            <text:p>6.6326492401</text:p>
          </table:table-cell>
          <table:table-cell table:formula="of:=POWER([.C712]-6.75;2)" office:value-type="float" office:value="0.0137712008491074" calcext:value-type="float">
            <text:p>0.0137712008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95566" calcext:value-type="float">
            <text:p>6.795566</text:p>
          </table:table-cell>
          <table:table-cell office:value-type="float" office:value="6.6323755914" calcext:value-type="float">
            <text:p>6.6323755914</text:p>
          </table:table-cell>
          <table:table-cell table:formula="of:=POWER([.C713]-6.75;2)" office:value-type="float" office:value="0.0138355014984998" calcext:value-type="float">
            <text:p>0.0138355015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98747" calcext:value-type="float">
            <text:p>6.798747</text:p>
          </table:table-cell>
          <table:table-cell office:value-type="float" office:value="6.6320629624" calcext:value-type="float">
            <text:p>6.6320629624</text:p>
          </table:table-cell>
          <table:table-cell table:formula="of:=POWER([.C714]-6.75;2)" office:value-type="float" office:value="0.0139091448378638" calcext:value-type="float">
            <text:p>0.0139091448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99733" calcext:value-type="float">
            <text:p>6.799733</text:p>
          </table:table-cell>
          <table:table-cell office:value-type="float" office:value="6.6317134534" calcext:value-type="float">
            <text:p>6.6317134534</text:p>
          </table:table-cell>
          <table:table-cell table:formula="of:=POWER([.C715]-6.75;2)" office:value-type="float" office:value="0.013991707106554" calcext:value-type="float">
            <text:p>0.0139917071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98277" calcext:value-type="float">
            <text:p>6.798277</text:p>
          </table:table-cell>
          <table:table-cell office:value-type="float" office:value="6.6313299749" calcext:value-type="float">
            <text:p>6.6313299749</text:p>
          </table:table-cell>
          <table:table-cell table:formula="of:=POWER([.C716]-6.75;2)" office:value-type="float" office:value="0.0140825748572347" calcext:value-type="float">
            <text:p>0.0140825749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9412" calcext:value-type="float">
            <text:p>6.79412</text:p>
          </table:table-cell>
          <table:table-cell office:value-type="float" office:value="6.6309162814" calcext:value-type="float">
            <text:p>6.6309162814</text:p>
          </table:table-cell>
          <table:table-cell table:formula="of:=POWER([.C717]-6.75;2)" office:value-type="float" office:value="0.0141809320356039" calcext:value-type="float">
            <text:p>0.014180932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86988" calcext:value-type="float">
            <text:p>6.786988</text:p>
          </table:table-cell>
          <table:table-cell office:value-type="float" office:value="6.6304769946" calcext:value-type="float">
            <text:p>6.6304769946</text:p>
          </table:table-cell>
          <table:table-cell table:formula="of:=POWER([.C718]-6.75;2)" office:value-type="float" office:value="0.0142857488198483" calcext:value-type="float">
            <text:p>0.014285748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76589" calcext:value-type="float">
            <text:p>6.776589</text:p>
          </table:table-cell>
          <table:table-cell office:value-type="float" office:value="6.6300176237" calcext:value-type="float">
            <text:p>6.6300176237</text:p>
          </table:table-cell>
          <table:table-cell table:formula="of:=POWER([.C719]-6.75;2)" office:value-type="float" office:value="0.0143957706225949" calcext:value-type="float">
            <text:p>0.0143957706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62611" calcext:value-type="float">
            <text:p>6.762611</text:p>
          </table:table-cell>
          <table:table-cell office:value-type="float" office:value="6.6295445896" calcext:value-type="float">
            <text:p>6.6295445896</text:p>
          </table:table-cell>
          <table:table-cell table:formula="of:=POWER([.C720]-6.75;2)" office:value-type="float" office:value="0.0145095058946324" calcext:value-type="float">
            <text:p>0.014509505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44711" calcext:value-type="float">
            <text:p>6.744711</text:p>
          </table:table-cell>
          <table:table-cell office:value-type="float" office:value="6.6290652437" calcext:value-type="float">
            <text:p>6.6290652437</text:p>
          </table:table-cell>
          <table:table-cell table:formula="of:=POWER([.C721]-6.75;2)" office:value-type="float" office:value="0.0146252152813403" calcext:value-type="float">
            <text:p>0.0146252153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22516" calcext:value-type="float">
            <text:p>6.722516</text:p>
          </table:table-cell>
          <table:table-cell office:value-type="float" office:value="6.6285879014" calcext:value-type="float">
            <text:p>6.6285879014</text:p>
          </table:table-cell>
          <table:table-cell table:formula="of:=POWER([.C722]-6.75;2)" office:value-type="float" office:value="0.0147408976864562" calcext:value-type="float">
            <text:p>0.0147408977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695606" calcext:value-type="float">
            <text:p>6.695606</text:p>
          </table:table-cell>
          <table:table-cell office:value-type="float" office:value="6.628121871" calcext:value-type="float">
            <text:p>6.628121871</text:p>
          </table:table-cell>
          <table:table-cell table:formula="of:=POWER([.C723]-6.75;2)" office:value-type="float" office:value="0.0148542783285406" calcext:value-type="float">
            <text:p>0.0148542783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663504" calcext:value-type="float">
            <text:p>6.663504</text:p>
          </table:table-cell>
          <table:table-cell office:value-type="float" office:value="6.6276775108" calcext:value-type="float">
            <text:p>6.6276775108</text:p>
          </table:table-cell>
          <table:table-cell table:formula="of:=POWER([.C724]-6.75;2)" office:value-type="float" office:value="0.0149627913640841" calcext:value-type="float">
            <text:p>0.0149627914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625657" calcext:value-type="float">
            <text:p>6.625657</text:p>
          </table:table-cell>
          <table:table-cell office:value-type="float" office:value="6.6272662903" calcext:value-type="float">
            <text:p>6.6272662903</text:p>
          </table:table-cell>
          <table:table-cell table:formula="of:=POWER([.C725]-6.75;2)" office:value-type="float" office:value="0.0150635634967239" calcext:value-type="float">
            <text:p>0.0150635635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581408" calcext:value-type="float">
            <text:p>6.581408</text:p>
          </table:table-cell>
          <table:table-cell office:value-type="float" office:value="6.6269008978" calcext:value-type="float">
            <text:p>6.6269008978</text:p>
          </table:table-cell>
          <table:table-cell table:formula="of:=POWER([.C726]-6.75;2)" office:value-type="float" office:value="0.0151533889624461" calcext:value-type="float">
            <text:p>0.015153389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529965" calcext:value-type="float">
            <text:p>6.529965</text:p>
          </table:table-cell>
          <table:table-cell office:value-type="float" office:value="6.6265953799" calcext:value-type="float">
            <text:p>6.6265953799</text:p>
          </table:table-cell>
          <table:table-cell table:formula="of:=POWER([.C727]-6.75;2)" office:value-type="float" office:value="0.0152287002620252" calcext:value-type="float">
            <text:p>0.01522870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470352" calcext:value-type="float">
            <text:p>6.470352</text:p>
          </table:table-cell>
          <table:table-cell office:value-type="float" office:value="6.6263653459" calcext:value-type="float">
            <text:p>6.6263653459</text:p>
          </table:table-cell>
          <table:table-cell table:formula="of:=POWER([.C728]-6.75;2)" office:value-type="float" office:value="0.0152855276944266" calcext:value-type="float">
            <text:p>0.0152855277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401337" calcext:value-type="float">
            <text:p>6.401337</text:p>
          </table:table-cell>
          <table:table-cell office:value-type="float" office:value="6.6262282545" calcext:value-type="float">
            <text:p>6.6262282545</text:p>
          </table:table-cell>
          <table:table-cell table:formula="of:=POWER([.C729]-6.75;2)" office:value-type="float" office:value="0.0153194449841168" calcext:value-type="float">
            <text:p>0.015319445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321335" calcext:value-type="float">
            <text:p>6.321335</text:p>
          </table:table-cell>
          <table:table-cell office:value-type="float" office:value="6.6262038297" calcext:value-type="float">
            <text:p>6.6262038297</text:p>
          </table:table-cell>
          <table:table-cell table:formula="of:=POWER([.C730]-6.75;2)" office:value-type="float" office:value="0.0153254917809467" calcext:value-type="float">
            <text:p>0.0153254918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228257" calcext:value-type="float">
            <text:p>6.228257</text:p>
          </table:table-cell>
          <table:table-cell office:value-type="float" office:value="6.6263146523" calcext:value-type="float">
            <text:p>6.6263146523</text:p>
          </table:table-cell>
          <table:table-cell table:formula="of:=POWER([.C731]-6.75;2)" office:value-type="float" office:value="0.01529806523567" calcext:value-type="float">
            <text:p>0.0152980652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119282" calcext:value-type="float">
            <text:p>6.119282</text:p>
          </table:table-cell>
          <table:table-cell office:value-type="float" office:value="6.6265870215" calcext:value-type="float">
            <text:p>6.6265870215</text:p>
          </table:table-cell>
          <table:table-cell table:formula="of:=POWER([.C732]-6.75;2)" office:value-type="float" office:value="0.0152307632622415" calcext:value-type="float">
            <text:p>0.0152307633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.99049" calcext:value-type="float">
            <text:p>5.99049</text:p>
          </table:table-cell>
          <table:table-cell office:value-type="float" office:value="6.6270522312" calcext:value-type="float">
            <text:p>6.6270522312</text:p>
          </table:table-cell>
          <table:table-cell table:formula="of:=POWER([.C733]-6.75;2)" office:value-type="float" office:value="0.0151161538528981" calcext:value-type="float">
            <text:p>0.0151161539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.83626" calcext:value-type="float">
            <text:p>5.83626</text:p>
          </table:table-cell>
          <table:table-cell office:value-type="float" office:value="6.6277485054" calcext:value-type="float">
            <text:p>6.6277485054</text:p>
          </table:table-cell>
          <table:table-cell table:formula="of:=POWER([.C734]-6.75;2)" office:value-type="float" office:value="0.0149454279319339" calcext:value-type="float">
            <text:p>0.0149454279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.648203" calcext:value-type="float">
            <text:p>5.648203</text:p>
          </table:table-cell>
          <table:table-cell office:value-type="float" office:value="6.628724009" calcext:value-type="float">
            <text:p>6.628724009</text:p>
          </table:table-cell>
          <table:table-cell table:formula="of:=POWER([.C735]-6.75;2)" office:value-type="float" office:value="0.0147078659930321" calcext:value-type="float">
            <text:p>0.014707866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.413176" calcext:value-type="float">
            <text:p>5.413176</text:p>
          </table:table-cell>
          <table:table-cell office:value-type="float" office:value="6.6300417903" calcext:value-type="float">
            <text:p>6.6300417903</text:p>
          </table:table-cell>
          <table:table-cell table:formula="of:=POWER([.C736]-6.75;2)" office:value-type="float" office:value="0.0143899720744292" calcext:value-type="float">
            <text:p>0.0143899721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.109213" calcext:value-type="float">
            <text:p>5.109213</text:p>
          </table:table-cell>
          <table:table-cell office:value-type="float" office:value="6.6317882688" calcext:value-type="float">
            <text:p>6.6317882688</text:p>
          </table:table-cell>
          <table:table-cell table:formula="of:=POWER([.C737]-6.75;2)" office:value-type="float" office:value="0.013974013393301" calcext:value-type="float">
            <text:p>0.0139740134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6961" calcext:value-type="float">
            <text:p>4.6961</text:p>
          </table:table-cell>
          <table:table-cell office:value-type="float" office:value="6.6340890358" calcext:value-type="float">
            <text:p>6.6340890358</text:p>
          </table:table-cell>
          <table:table-cell table:formula="of:=POWER([.C738]-6.75;2)" office:value-type="float" office:value="0.0134353516217737" calcext:value-type="float">
            <text:p>0.0134353516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08891" calcext:value-type="float">
            <text:p>4.08891</text:p>
          </table:table-cell>
          <table:table-cell office:value-type="float" office:value="6.6371415358" calcext:value-type="float">
            <text:p>6.6371415358</text:p>
          </table:table-cell>
          <table:table-cell table:formula="of:=POWER([.C739]-6.75;2)" office:value-type="float" office:value="0.0127370329415828" calcext:value-type="float">
            <text:p>0.012737032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.050468" calcext:value-type="float">
            <text:p>3.050468</text:p>
          </table:table-cell>
          <table:table-cell office:value-type="float" office:value="6.6412951953" calcext:value-type="float">
            <text:p>6.6412951953</text:p>
          </table:table-cell>
          <table:table-cell table:formula="of:=POWER([.C740]-6.75;2)" office:value-type="float" office:value="0.0118167345648652" calcext:value-type="float">
            <text:p>0.0118167346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050468" calcext:value-type="float">
            <text:p>3.050468</text:p>
          </table:table-cell>
          <table:table-cell office:value-type="float" office:value="6.6473242581" calcext:value-type="float">
            <text:p>6.6473242581</text:p>
          </table:table-cell>
          <table:table-cell table:formula="of:=POWER([.C741]-6.75;2)" office:value-type="float" office:value="0.0105423079747154" calcext:value-type="float">
            <text:p>0.010542308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.050468" calcext:value-type="float">
            <text:p>3.050468</text:p>
          </table:table-cell>
          <table:table-cell office:value-type="float" office:value="6.6533688799" calcext:value-type="float">
            <text:p>6.6533688799</text:p>
          </table:table-cell>
          <table:table-cell table:formula="of:=POWER([.C742]-6.75;2)" office:value-type="float" office:value="0.00933757337178055" calcext:value-type="float">
            <text:p>0.0093375734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.050468" calcext:value-type="float">
            <text:p>3.050468</text:p>
          </table:table-cell>
          <table:table-cell office:value-type="float" office:value="6.6594300018" calcext:value-type="float">
            <text:p>6.6594300018</text:p>
          </table:table-cell>
          <table:table-cell table:formula="of:=POWER([.C743]-6.75;2)" office:value-type="float" office:value="0.00820292457394806" calcext:value-type="float">
            <text:p>0.0082029246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.050468" calcext:value-type="float">
            <text:p>3.050468</text:p>
          </table:table-cell>
          <table:table-cell office:value-type="float" office:value="6.6655083477" calcext:value-type="float">
            <text:p>6.6655083477</text:p>
          </table:table-cell>
          <table:table-cell table:formula="of:=POWER([.C744]-6.75;2)" office:value-type="float" office:value="0.00713883930838404" calcext:value-type="float">
            <text:p>0.0071388393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7.847046" calcext:value-type="float">
            <text:p>27.847046</text:p>
          </table:table-cell>
          <table:table-cell office:value-type="float" office:value="6.6716044337" calcext:value-type="float">
            <text:p>6.6716044337</text:p>
          </table:table-cell>
          <table:table-cell table:formula="of:=POWER([.C745]-6.75;2)" office:value-type="float" office:value="0.00614586481549773" calcext:value-type="float">
            <text:p>0.0061458648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3.996927" calcext:value-type="float">
            <text:p>13.996927</text:p>
          </table:table-cell>
          <table:table-cell office:value-type="float" office:value="6.6332802688" calcext:value-type="float">
            <text:p>6.6332802688</text:p>
          </table:table-cell>
          <table:table-cell table:formula="of:=POWER([.C746]-6.75;2)" office:value-type="float" office:value="0.0136234956514002" calcext:value-type="float">
            <text:p>0.0136234957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1.355406" calcext:value-type="float">
            <text:p>11.355406</text:p>
          </table:table-cell>
          <table:table-cell office:value-type="float" office:value="6.6197953082" calcext:value-type="float">
            <text:p>6.6197953082</text:p>
          </table:table-cell>
          <table:table-cell table:formula="of:=POWER([.C747]-6.75;2)" office:value-type="float" office:value="0.0169532617667329" calcext:value-type="float">
            <text:p>0.0169532618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0.134722" calcext:value-type="float">
            <text:p>10.134722</text:p>
          </table:table-cell>
          <table:table-cell office:value-type="float" office:value="6.6110624373" calcext:value-type="float">
            <text:p>6.6110624373</text:p>
          </table:table-cell>
          <table:table-cell table:formula="of:=POWER([.C748]-6.75;2)" office:value-type="float" office:value="0.0193036463290164" calcext:value-type="float">
            <text:p>0.0193036463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9.408451" calcext:value-type="float">
            <text:p>9.408451</text:p>
          </table:table-cell>
          <table:table-cell office:value-type="float" office:value="6.6045351828" calcext:value-type="float">
            <text:p>6.6045351828</text:p>
          </table:table-cell>
          <table:table-cell table:formula="of:=POWER([.C749]-6.75;2)" office:value-type="float" office:value="0.0211600130430293" calcext:value-type="float">
            <text:p>0.021160013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.916021" calcext:value-type="float">
            <text:p>8.916021</text:p>
          </table:table-cell>
          <table:table-cell office:value-type="float" office:value="6.5993272043" calcext:value-type="float">
            <text:p>6.5993272043</text:p>
          </table:table-cell>
          <table:table-cell table:formula="of:=POWER([.C750]-6.75;2)" office:value-type="float" office:value="0.022702291364054" calcext:value-type="float">
            <text:p>0.0227022914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.553602" calcext:value-type="float">
            <text:p>8.553602</text:p>
          </table:table-cell>
          <table:table-cell office:value-type="float" office:value="6.5950190251" calcext:value-type="float">
            <text:p>6.5950190251</text:p>
          </table:table-cell>
          <table:table-cell table:formula="of:=POWER([.C751]-6.75;2)" office:value-type="float" office:value="0.0240191025809544" calcext:value-type="float">
            <text:p>0.0240191026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271242" calcext:value-type="float">
            <text:p>8.271242</text:p>
          </table:table-cell>
          <table:table-cell office:value-type="float" office:value="6.5913771559" calcext:value-type="float">
            <text:p>6.5913771559</text:p>
          </table:table-cell>
          <table:table-cell table:formula="of:=POWER([.C752]-6.75;2)" office:value-type="float" office:value="0.0251612066703729" calcext:value-type="float">
            <text:p>0.0251612067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.041841" calcext:value-type="float">
            <text:p>8.041841</text:p>
          </table:table-cell>
          <table:table-cell office:value-type="float" office:value="6.5882575538" calcext:value-type="float">
            <text:p>6.5882575538</text:p>
          </table:table-cell>
          <table:table-cell table:formula="of:=POWER([.C753]-6.75;2)" office:value-type="float" office:value="0.0261606189027599" calcext:value-type="float">
            <text:p>0.0261606189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849402" calcext:value-type="float">
            <text:p>7.849402</text:p>
          </table:table-cell>
          <table:table-cell office:value-type="float" office:value="6.5855646882" calcext:value-type="float">
            <text:p>6.5855646882</text:p>
          </table:table-cell>
          <table:table-cell table:formula="of:=POWER([.C754]-6.75;2)" office:value-type="float" office:value="0.0270389717667633" calcext:value-type="float">
            <text:p>0.0270389718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683886" calcext:value-type="float">
            <text:p>7.683886</text:p>
          </table:table-cell>
          <table:table-cell office:value-type="float" office:value="6.5832316613" calcext:value-type="float">
            <text:p>6.5832316613</text:p>
          </table:table-cell>
          <table:table-cell table:formula="of:=POWER([.C755]-6.75;2)" office:value-type="float" office:value="0.0278116787927579" calcext:value-type="float">
            <text:p>0.0278116788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538685" calcext:value-type="float">
            <text:p>7.538685</text:p>
          </table:table-cell>
          <table:table-cell office:value-type="float" office:value="6.581209543" calcext:value-type="float">
            <text:p>6.581209543</text:p>
          </table:table-cell>
          <table:table-cell table:formula="of:=POWER([.C756]-6.75;2)" office:value-type="float" office:value="0.0284902183742689" calcext:value-type="float">
            <text:p>0.0284902184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409286" calcext:value-type="float">
            <text:p>7.409286</text:p>
          </table:table-cell>
          <table:table-cell office:value-type="float" office:value="6.5794612419" calcext:value-type="float">
            <text:p>6.5794612419</text:p>
          </table:table-cell>
          <table:table-cell table:formula="of:=POWER([.C757]-6.75;2)" office:value-type="float" office:value="0.0290834680142904" calcext:value-type="float">
            <text:p>0.02908346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292522" calcext:value-type="float">
            <text:p>7.292522</text:p>
          </table:table-cell>
          <table:table-cell office:value-type="float" office:value="6.5779577581" calcext:value-type="float">
            <text:p>6.5779577581</text:p>
          </table:table-cell>
          <table:table-cell table:formula="of:=POWER([.C758]-6.75;2)" office:value-type="float" office:value="0.0295985329979781" calcext:value-type="float">
            <text:p>0.029598533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186115" calcext:value-type="float">
            <text:p>7.186115</text:p>
          </table:table-cell>
          <table:table-cell office:value-type="float" office:value="6.5766757849" calcext:value-type="float">
            <text:p>6.5766757849</text:p>
          </table:table-cell>
          <table:table-cell table:formula="of:=POWER([.C759]-6.75;2)" office:value-type="float" office:value="0.0300412835400311" calcext:value-type="float">
            <text:p>0.0300412835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0884" calcext:value-type="float">
            <text:p>7.0884</text:p>
          </table:table-cell>
          <table:table-cell office:value-type="float" office:value="6.5755961254" calcext:value-type="float">
            <text:p>6.5755961254</text:p>
          </table:table-cell>
          <table:table-cell table:formula="of:=POWER([.C760]-6.75;2)" office:value-type="float" office:value="0.0304167114754926" calcext:value-type="float">
            <text:p>0.0304167115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998143" calcext:value-type="float">
            <text:p>6.998143</text:p>
          </table:table-cell>
          <table:table-cell office:value-type="float" office:value="6.5747026022" calcext:value-type="float">
            <text:p>6.5747026022</text:p>
          </table:table-cell>
          <table:table-cell table:formula="of:=POWER([.C761]-6.75;2)" office:value-type="float" office:value="0.0307291776754513" calcext:value-type="float">
            <text:p>0.0307291777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914418" calcext:value-type="float">
            <text:p>6.914418</text:p>
          </table:table-cell>
          <table:table-cell office:value-type="float" office:value="6.5739812885" calcext:value-type="float">
            <text:p>6.5739812885</text:p>
          </table:table-cell>
          <table:table-cell table:formula="of:=POWER([.C762]-6.75;2)" office:value-type="float" office:value="0.0309825867981203" calcext:value-type="float">
            <text:p>0.0309825868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836533" calcext:value-type="float">
            <text:p>6.836533</text:p>
          </table:table-cell>
          <table:table-cell office:value-type="float" office:value="6.5734199642" calcext:value-type="float">
            <text:p>6.5734199642</text:p>
          </table:table-cell>
          <table:table-cell table:formula="of:=POWER([.C763]-6.75;2)" office:value-type="float" office:value="0.0311805090431292" calcext:value-type="float">
            <text:p>0.031180509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763959" calcext:value-type="float">
            <text:p>6.763959</text:p>
          </table:table-cell>
          <table:table-cell office:value-type="float" office:value="6.5730076953" calcext:value-type="float">
            <text:p>6.5730076953</text:p>
          </table:table-cell>
          <table:table-cell table:formula="of:=POWER([.C764]-6.75;2)" office:value-type="float" office:value="0.0313262759230175" calcext:value-type="float">
            <text:p>0.0313262759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6963" calcext:value-type="float">
            <text:p>6.6963</text:p>
          </table:table-cell>
          <table:table-cell office:value-type="float" office:value="6.5727345484" calcext:value-type="float">
            <text:p>6.5727345484</text:p>
          </table:table-cell>
          <table:table-cell table:formula="of:=POWER([.C765]-6.75;2)" office:value-type="float" office:value="0.031423040330952" calcext:value-type="float">
            <text:p>0.0314230403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33254" calcext:value-type="float">
            <text:p>6.633254</text:p>
          </table:table-cell>
          <table:table-cell office:value-type="float" office:value="6.5725913477" calcext:value-type="float">
            <text:p>6.5725913477</text:p>
          </table:table-cell>
          <table:table-cell table:formula="of:=POWER([.C766]-6.75;2)" office:value-type="float" office:value="0.0314738299109025" calcext:value-type="float">
            <text:p>0.0314738299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574595" calcext:value-type="float">
            <text:p>6.574595</text:p>
          </table:table-cell>
          <table:table-cell office:value-type="float" office:value="6.572569509" calcext:value-type="float">
            <text:p>6.572569509</text:p>
          </table:table-cell>
          <table:table-cell table:formula="of:=POWER([.C767]-6.75;2)" office:value-type="float" office:value="0.0314815791365011" calcext:value-type="float">
            <text:p>0.0314815791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52015" calcext:value-type="float">
            <text:p>6.52015</text:p>
          </table:table-cell>
          <table:table-cell office:value-type="float" office:value="6.5726608996" calcext:value-type="float">
            <text:p>6.5726608996</text:p>
          </table:table-cell>
          <table:table-cell table:formula="of:=POWER([.C768]-6.75;2)" office:value-type="float" office:value="0.0314491565306814" calcext:value-type="float">
            <text:p>0.0314491565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46979" calcext:value-type="float">
            <text:p>6.46979</text:p>
          </table:table-cell>
          <table:table-cell office:value-type="float" office:value="6.5728577384" calcext:value-type="float">
            <text:p>6.5728577384</text:p>
          </table:table-cell>
          <table:table-cell table:formula="of:=POWER([.C769]-6.75;2)" office:value-type="float" office:value="0.0313793808447629" calcext:value-type="float">
            <text:p>0.0313793808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423416" calcext:value-type="float">
            <text:p>6.423416</text:p>
          </table:table-cell>
          <table:table-cell office:value-type="float" office:value="6.5731525179" calcext:value-type="float">
            <text:p>6.5731525179</text:p>
          </table:table-cell>
          <table:table-cell table:formula="of:=POWER([.C770]-6.75;2)" office:value-type="float" office:value="0.0312750319251099" calcext:value-type="float">
            <text:p>0.0312750319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380949" calcext:value-type="float">
            <text:p>6.380949</text:p>
          </table:table-cell>
          <table:table-cell office:value-type="float" office:value="6.5735379409" calcext:value-type="float">
            <text:p>6.5735379409</text:p>
          </table:table-cell>
          <table:table-cell table:formula="of:=POWER([.C771]-6.75;2)" office:value-type="float" office:value="0.031138858301812" calcext:value-type="float">
            <text:p>0.0311388583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342327" calcext:value-type="float">
            <text:p>6.342327</text:p>
          </table:table-cell>
          <table:table-cell office:value-type="float" office:value="6.5740068817" calcext:value-type="float">
            <text:p>6.5740068817</text:p>
          </table:table-cell>
          <table:table-cell table:formula="of:=POWER([.C772]-6.75;2)" office:value-type="float" office:value="0.0309735776889578" calcext:value-type="float">
            <text:p>0.0309735777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307492" calcext:value-type="float">
            <text:p>6.307492</text:p>
          </table:table-cell>
          <table:table-cell office:value-type="float" office:value="6.574552353" calcext:value-type="float">
            <text:p>6.574552353</text:p>
          </table:table-cell>
          <table:table-cell table:formula="of:=POWER([.C773]-6.75;2)" office:value-type="float" office:value="0.0307818768378367" calcext:value-type="float">
            <text:p>0.0307818768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276393" calcext:value-type="float">
            <text:p>6.276393</text:p>
          </table:table-cell>
          <table:table-cell office:value-type="float" office:value="6.5751674875" calcext:value-type="float">
            <text:p>6.5751674875</text:p>
          </table:table-cell>
          <table:table-cell table:formula="of:=POWER([.C774]-6.75;2)" office:value-type="float" office:value="0.0305664074270627" calcext:value-type="float">
            <text:p>0.0305664074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248974" calcext:value-type="float">
            <text:p>6.248974</text:p>
          </table:table-cell>
          <table:table-cell office:value-type="float" office:value="6.5758455269" calcext:value-type="float">
            <text:p>6.5758455269</text:p>
          </table:table-cell>
          <table:table-cell table:formula="of:=POWER([.C775]-6.75;2)" office:value-type="float" office:value="0.0303297805007385" calcext:value-type="float">
            <text:p>0.0303297805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225179" calcext:value-type="float">
            <text:p>6.225179</text:p>
          </table:table-cell>
          <table:table-cell office:value-type="float" office:value="6.5765798208" calcext:value-type="float">
            <text:p>6.5765798208</text:p>
          </table:table-cell>
          <table:table-cell table:formula="of:=POWER([.C776]-6.75;2)" office:value-type="float" office:value="0.0300745585537601" calcext:value-type="float">
            <text:p>0.0300745586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204939" calcext:value-type="float">
            <text:p>6.204939</text:p>
          </table:table-cell>
          <table:table-cell office:value-type="float" office:value="6.5773638226" calcext:value-type="float">
            <text:p>6.5773638226</text:p>
          </table:table-cell>
          <table:table-cell table:formula="of:=POWER([.C777]-6.75;2)" office:value-type="float" office:value="0.0298032497472844" calcext:value-type="float">
            <text:p>0.0298032497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18818" calcext:value-type="float">
            <text:p>6.18818</text:p>
          </table:table-cell>
          <table:table-cell office:value-type="float" office:value="6.5781911129" calcext:value-type="float">
            <text:p>6.5781911129</text:p>
          </table:table-cell>
          <table:table-cell table:formula="of:=POWER([.C778]-6.75;2)" office:value-type="float" office:value="0.0295182936865406" calcext:value-type="float">
            <text:p>0.0295182937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174815" calcext:value-type="float">
            <text:p>6.174815</text:p>
          </table:table-cell>
          <table:table-cell office:value-type="float" office:value="6.5790553961" calcext:value-type="float">
            <text:p>6.5790553961</text:p>
          </table:table-cell>
          <table:table-cell table:formula="of:=POWER([.C779]-6.75;2)" office:value-type="float" office:value="0.0292220576025278" calcext:value-type="float">
            <text:p>0.0292220576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164745" calcext:value-type="float">
            <text:p>6.164745</text:p>
          </table:table-cell>
          <table:table-cell office:value-type="float" office:value="6.5799505287" calcext:value-type="float">
            <text:p>6.5799505287</text:p>
          </table:table-cell>
          <table:table-cell table:formula="of:=POWER([.C780]-6.75;2)" office:value-type="float" office:value="0.0289168226894097" calcext:value-type="float">
            <text:p>0.0289168227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157859" calcext:value-type="float">
            <text:p>6.157859</text:p>
          </table:table-cell>
          <table:table-cell office:value-type="float" office:value="6.5808705341" calcext:value-type="float">
            <text:p>6.5808705341</text:p>
          </table:table-cell>
          <table:table-cell table:formula="of:=POWER([.C781]-6.75;2)" office:value-type="float" office:value="0.0286047762356193" calcext:value-type="float">
            <text:p>0.0286047762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154031" calcext:value-type="float">
            <text:p>6.154031</text:p>
          </table:table-cell>
          <table:table-cell office:value-type="float" office:value="6.5818096201" calcext:value-type="float">
            <text:p>6.5818096201</text:p>
          </table:table-cell>
          <table:table-cell table:formula="of:=POWER([.C782]-6.75;2)" office:value-type="float" office:value="0.0282880038909065" calcext:value-type="float">
            <text:p>0.0282880039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153124" calcext:value-type="float">
            <text:p>6.153124</text:p>
          </table:table-cell>
          <table:table-cell office:value-type="float" office:value="6.5827622079" calcext:value-type="float">
            <text:p>6.5827622079</text:p>
          </table:table-cell>
          <table:table-cell table:formula="of:=POWER([.C783]-6.75;2)" office:value-type="float" office:value="0.0279684791064828" calcext:value-type="float">
            <text:p>0.027968479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154989" calcext:value-type="float">
            <text:p>6.154989</text:p>
          </table:table-cell>
          <table:table-cell office:value-type="float" office:value="6.583722948" calcext:value-type="float">
            <text:p>6.583722948</text:p>
          </table:table-cell>
          <table:table-cell table:formula="of:=POWER([.C784]-6.75;2)" office:value-type="float" office:value="0.0276480580218107" calcext:value-type="float">
            <text:p>0.027648058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159466" calcext:value-type="float">
            <text:p>6.159466</text:p>
          </table:table-cell>
          <table:table-cell office:value-type="float" office:value="6.5846867437" calcext:value-type="float">
            <text:p>6.5846867437</text:p>
          </table:table-cell>
          <table:table-cell table:formula="of:=POWER([.C785]-6.75;2)" office:value-type="float" office:value="0.0273284727085095" calcext:value-type="float">
            <text:p>0.0273284727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166382" calcext:value-type="float">
            <text:p>6.166382</text:p>
          </table:table-cell>
          <table:table-cell office:value-type="float" office:value="6.5856487688" calcext:value-type="float">
            <text:p>6.5856487688</text:p>
          </table:table-cell>
          <table:table-cell table:formula="of:=POWER([.C786]-6.75;2)" office:value-type="float" office:value="0.0270113271969557" calcext:value-type="float">
            <text:p>0.027011327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175558" calcext:value-type="float">
            <text:p>6.175558</text:p>
          </table:table-cell>
          <table:table-cell office:value-type="float" office:value="6.5866044946" calcext:value-type="float">
            <text:p>6.5866044946</text:p>
          </table:table-cell>
          <table:table-cell table:formula="of:=POWER([.C787]-6.75;2)" office:value-type="float" office:value="0.0266980911849216" calcext:value-type="float">
            <text:p>0.026698091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186808" calcext:value-type="float">
            <text:p>6.186808</text:p>
          </table:table-cell>
          <table:table-cell office:value-type="float" office:value="6.5875496989" calcext:value-type="float">
            <text:p>6.5875496989</text:p>
          </table:table-cell>
          <table:table-cell table:formula="of:=POWER([.C788]-6.75;2)" office:value-type="float" office:value="0.0263901003274806" calcext:value-type="float">
            <text:p>0.026390100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199937" calcext:value-type="float">
            <text:p>6.199937</text:p>
          </table:table-cell>
          <table:table-cell office:value-type="float" office:value="6.5884804821" calcext:value-type="float">
            <text:p>6.5884804821</text:p>
          </table:table-cell>
          <table:table-cell table:formula="of:=POWER([.C789]-6.75;2)" office:value-type="float" office:value="0.0260885546626486" calcext:value-type="float">
            <text:p>0.0260885547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21475" calcext:value-type="float">
            <text:p>6.21475</text:p>
          </table:table-cell>
          <table:table-cell office:value-type="float" office:value="6.5893932814" calcext:value-type="float">
            <text:p>6.5893932814</text:p>
          </table:table-cell>
          <table:table-cell table:formula="of:=POWER([.C790]-6.75;2)" office:value-type="float" office:value="0.0257945180594597" calcext:value-type="float">
            <text:p>0.0257945181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231046" calcext:value-type="float">
            <text:p>6.231046</text:p>
          </table:table-cell>
          <table:table-cell office:value-type="float" office:value="6.5902848799" calcext:value-type="float">
            <text:p>6.5902848799</text:p>
          </table:table-cell>
          <table:table-cell table:formula="of:=POWER([.C791]-6.75;2)" office:value-type="float" office:value="0.0255089195885573" calcext:value-type="float">
            <text:p>0.0255089196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248625" calcext:value-type="float">
            <text:p>6.248625</text:p>
          </table:table-cell>
          <table:table-cell office:value-type="float" office:value="6.591152414" calcext:value-type="float">
            <text:p>6.591152414</text:p>
          </table:table-cell>
          <table:table-cell table:formula="of:=POWER([.C792]-6.75;2)" office:value-type="float" office:value="0.0252325555780275" calcext:value-type="float">
            <text:p>0.0252325556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267288" calcext:value-type="float">
            <text:p>6.267288</text:p>
          </table:table-cell>
          <table:table-cell office:value-type="float" office:value="6.5919933746" calcext:value-type="float">
            <text:p>6.5919933746</text:p>
          </table:table-cell>
          <table:table-cell table:formula="of:=POWER([.C793]-6.75;2)" office:value-type="float" office:value="0.0249660936702958" calcext:value-type="float">
            <text:p>0.0249660937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286838" calcext:value-type="float">
            <text:p>6.286838</text:p>
          </table:table-cell>
          <table:table-cell office:value-type="float" office:value="6.5928056111" calcext:value-type="float">
            <text:p>6.5928056111</text:p>
          </table:table-cell>
          <table:table-cell table:formula="of:=POWER([.C794]-6.75;2)" office:value-type="float" office:value="0.0247100759016444" calcext:value-type="float">
            <text:p>0.0247100759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307083" calcext:value-type="float">
            <text:p>6.307083</text:p>
          </table:table-cell>
          <table:table-cell office:value-type="float" office:value="6.593587328" calcext:value-type="float">
            <text:p>6.593587328</text:p>
          </table:table-cell>
          <table:table-cell table:formula="of:=POWER([.C795]-6.75;2)" office:value-type="float" office:value="0.0244649239621796" calcext:value-type="float">
            <text:p>0.024464924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327835" calcext:value-type="float">
            <text:p>6.327835</text:p>
          </table:table-cell>
          <table:table-cell office:value-type="float" office:value="6.5943370753" calcext:value-type="float">
            <text:p>6.5943370753</text:p>
          </table:table-cell>
          <table:table-cell table:formula="of:=POWER([.C796]-6.75;2)" office:value-type="float" office:value="0.0242309461261578" calcext:value-type="float">
            <text:p>0.0242309461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348913" calcext:value-type="float">
            <text:p>6.348913</text:p>
          </table:table-cell>
          <table:table-cell office:value-type="float" office:value="6.5950537473" calcext:value-type="float">
            <text:p>6.5950537473</text:p>
          </table:table-cell>
          <table:table-cell table:formula="of:=POWER([.C797]-6.75;2)" office:value-type="float" office:value="0.0240083412257723" calcext:value-type="float">
            <text:p>0.0240083412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370143" calcext:value-type="float">
            <text:p>6.370143</text:p>
          </table:table-cell>
          <table:table-cell office:value-type="float" office:value="6.5957365735" calcext:value-type="float">
            <text:p>6.5957365735</text:p>
          </table:table-cell>
          <table:table-cell table:formula="of:=POWER([.C798]-6.75;2)" office:value-type="float" office:value="0.0237972047555209" calcext:value-type="float">
            <text:p>0.0237972048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391361" calcext:value-type="float">
            <text:p>6.391361</text:p>
          </table:table-cell>
          <table:table-cell office:value-type="float" office:value="6.5963851022" calcext:value-type="float">
            <text:p>6.5963851022</text:p>
          </table:table-cell>
          <table:table-cell table:formula="of:=POWER([.C799]-6.75;2)" office:value-type="float" office:value="0.0235975368261044" calcext:value-type="float">
            <text:p>0.023597536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412411" calcext:value-type="float">
            <text:p>6.412411</text:p>
          </table:table-cell>
          <table:table-cell office:value-type="float" office:value="6.5969991864" calcext:value-type="float">
            <text:p>6.5969991864</text:p>
          </table:table-cell>
          <table:table-cell table:formula="of:=POWER([.C800]-6.75;2)" office:value-type="float" office:value="0.023409248962262" calcext:value-type="float">
            <text:p>0.02340924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433146" calcext:value-type="float">
            <text:p>6.433146</text:p>
          </table:table-cell>
          <table:table-cell office:value-type="float" office:value="6.5975789713" calcext:value-type="float">
            <text:p>6.5975789713</text:p>
          </table:table-cell>
          <table:table-cell table:formula="of:=POWER([.C801]-6.75;2)" office:value-type="float" office:value="0.0232321699899662" calcext:value-type="float">
            <text:p>0.02323217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453433" calcext:value-type="float">
            <text:p>6.453433</text:p>
          </table:table-cell>
          <table:table-cell office:value-type="float" office:value="6.5981248781" calcext:value-type="float">
            <text:p>6.5981248781</text:p>
          </table:table-cell>
          <table:table-cell table:formula="of:=POWER([.C802]-6.75;2)" office:value-type="float" office:value="0.0230660526521398" calcext:value-type="float">
            <text:p>0.0230660527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473145" calcext:value-type="float">
            <text:p>6.473145</text:p>
          </table:table-cell>
          <table:table-cell office:value-type="float" office:value="6.5986375789" calcext:value-type="float">
            <text:p>6.5986375789</text:p>
          </table:table-cell>
          <table:table-cell table:formula="of:=POWER([.C803]-6.75;2)" office:value-type="float" office:value="0.0229105825212537" calcext:value-type="float">
            <text:p>0.0229105825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492168" calcext:value-type="float">
            <text:p>6.492168</text:p>
          </table:table-cell>
          <table:table-cell office:value-type="float" office:value="6.5991179839" calcext:value-type="float">
            <text:p>6.5991179839</text:p>
          </table:table-cell>
          <table:table-cell table:formula="of:=POWER([.C804]-6.75;2)" office:value-type="float" office:value="0.0227653827824006" calcext:value-type="float">
            <text:p>0.0227653828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510401" calcext:value-type="float">
            <text:p>6.510401</text:p>
          </table:table-cell>
          <table:table-cell office:value-type="float" office:value="6.599567224" calcext:value-type="float">
            <text:p>6.599567224</text:p>
          </table:table-cell>
          <table:table-cell table:formula="of:=POWER([.C805]-6.75;2)" office:value-type="float" office:value="0.0226300200950661" calcext:value-type="float">
            <text:p>0.0226300201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527751" calcext:value-type="float">
            <text:p>6.527751</text:p>
          </table:table-cell>
          <table:table-cell office:value-type="float" office:value="6.5999866201" calcext:value-type="float">
            <text:p>6.5999866201</text:p>
          </table:table-cell>
          <table:table-cell table:formula="of:=POWER([.C806]-6.75;2)" office:value-type="float" office:value="0.0225040141490217" calcext:value-type="float">
            <text:p>0.02250401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544136" calcext:value-type="float">
            <text:p>6.544136</text:p>
          </table:table-cell>
          <table:table-cell office:value-type="float" office:value="6.6003776703" calcext:value-type="float">
            <text:p>6.6003776703</text:p>
          </table:table-cell>
          <table:table-cell table:formula="of:=POWER([.C807]-6.75;2)" office:value-type="float" office:value="0.0223868415448554" calcext:value-type="float">
            <text:p>0.0223868415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559488" calcext:value-type="float">
            <text:p>6.559488</text:p>
          </table:table-cell>
          <table:table-cell office:value-type="float" office:value="6.6007420305" calcext:value-type="float">
            <text:p>6.6007420305</text:p>
          </table:table-cell>
          <table:table-cell table:formula="of:=POWER([.C808]-6.75;2)" office:value-type="float" office:value="0.0222779414592629" calcext:value-type="float">
            <text:p>0.0222779415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573745" calcext:value-type="float">
            <text:p>6.573745</text:p>
          </table:table-cell>
          <table:table-cell office:value-type="float" office:value="6.6010814892" calcext:value-type="float">
            <text:p>6.6010814892</text:p>
          </table:table-cell>
          <table:table-cell table:formula="of:=POWER([.C809]-6.75;2)" office:value-type="float" office:value="0.0221767228588896" calcext:value-type="float">
            <text:p>0.0221767229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58686" calcext:value-type="float">
            <text:p>6.58686</text:p>
          </table:table-cell>
          <table:table-cell office:value-type="float" office:value="6.6013979516" calcext:value-type="float">
            <text:p>6.6013979516</text:p>
          </table:table-cell>
          <table:table-cell table:formula="of:=POWER([.C810]-6.75;2)" office:value-type="float" office:value="0.0220825687886759" calcext:value-type="float">
            <text:p>0.0220825688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598793" calcext:value-type="float">
            <text:p>6.598793</text:p>
          </table:table-cell>
          <table:table-cell office:value-type="float" office:value="6.6016934158" calcext:value-type="float">
            <text:p>6.6016934158</text:p>
          </table:table-cell>
          <table:table-cell table:formula="of:=POWER([.C811]-6.75;2)" office:value-type="float" office:value="0.0219948429170717" calcext:value-type="float">
            <text:p>0.0219948429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609513" calcext:value-type="float">
            <text:p>6.609513</text:p>
          </table:table-cell>
          <table:table-cell office:value-type="float" office:value="6.601969957" calcext:value-type="float">
            <text:p>6.601969957</text:p>
          </table:table-cell>
          <table:table-cell table:formula="of:=POWER([.C812]-6.75;2)" office:value-type="float" office:value="0.0219128936305819" calcext:value-type="float">
            <text:p>0.0219128936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619002" calcext:value-type="float">
            <text:p>6.619002</text:p>
          </table:table-cell>
          <table:table-cell office:value-type="float" office:value="6.6022297115" calcext:value-type="float">
            <text:p>6.6022297115</text:p>
          </table:table-cell>
          <table:table-cell table:formula="of:=POWER([.C813]-6.75;2)" office:value-type="float" office:value="0.0218360581633733" calcext:value-type="float">
            <text:p>0.0218360582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627248" calcext:value-type="float">
            <text:p>6.627248</text:p>
          </table:table-cell>
          <table:table-cell office:value-type="float" office:value="6.6024748495" calcext:value-type="float">
            <text:p>6.6024748495</text:p>
          </table:table-cell>
          <table:table-cell table:formula="of:=POWER([.C814]-6.75;2)" office:value-type="float" office:value="0.0217636700300476" calcext:value-type="float">
            <text:p>0.02176367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634248" calcext:value-type="float">
            <text:p>6.634248</text:p>
          </table:table-cell>
          <table:table-cell office:value-type="float" office:value="6.6027075717" calcext:value-type="float">
            <text:p>6.6027075717</text:p>
          </table:table-cell>
          <table:table-cell table:formula="of:=POWER([.C815]-6.75;2)" office:value-type="float" office:value="0.0216950594345107" calcext:value-type="float">
            <text:p>0.0216950594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640009" calcext:value-type="float">
            <text:p>6.640009</text:p>
          </table:table-cell>
          <table:table-cell office:value-type="float" office:value="6.6029300824" calcext:value-type="float">
            <text:p>6.6029300824</text:p>
          </table:table-cell>
          <table:table-cell table:formula="of:=POWER([.C816]-6.75;2)" office:value-type="float" office:value="0.0216295606628707" calcext:value-type="float">
            <text:p>0.0216295607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644546" calcext:value-type="float">
            <text:p>6.644546</text:p>
          </table:table-cell>
          <table:table-cell office:value-type="float" office:value="6.6031445824" calcext:value-type="float">
            <text:p>6.6031445824</text:p>
          </table:table-cell>
          <table:table-cell table:formula="of:=POWER([.C817]-6.75;2)" office:value-type="float" office:value="0.0215665136784705" calcext:value-type="float">
            <text:p>0.0215665137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64788" calcext:value-type="float">
            <text:p>6.64788</text:p>
          </table:table-cell>
          <table:table-cell office:value-type="float" office:value="6.6033532437" calcext:value-type="float">
            <text:p>6.6033532437</text:p>
          </table:table-cell>
          <table:table-cell table:formula="of:=POWER([.C818]-6.75;2)" office:value-type="float" office:value="0.0215052711333116" calcext:value-type="float">
            <text:p>0.0215052711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650041" calcext:value-type="float">
            <text:p>6.650041</text:p>
          </table:table-cell>
          <table:table-cell office:value-type="float" office:value="6.6035582079" calcext:value-type="float">
            <text:p>6.6035582079</text:p>
          </table:table-cell>
          <table:table-cell table:formula="of:=POWER([.C819]-6.75;2)" office:value-type="float" office:value="0.0214451984734596" calcext:value-type="float">
            <text:p>0.0214451985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651067" calcext:value-type="float">
            <text:p>6.651067</text:p>
          </table:table-cell>
          <table:table-cell office:value-type="float" office:value="6.6037615681" calcext:value-type="float">
            <text:p>6.6037615681</text:p>
          </table:table-cell>
          <table:table-cell table:formula="of:=POWER([.C820]-6.75;2)" office:value-type="float" office:value="0.0213856789645708" calcext:value-type="float">
            <text:p>0.021385679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651002" calcext:value-type="float">
            <text:p>6.651002</text:p>
          </table:table-cell>
          <table:table-cell office:value-type="float" office:value="6.6039653513" calcext:value-type="float">
            <text:p>6.6039653513</text:p>
          </table:table-cell>
          <table:table-cell table:formula="of:=POWER([.C821]-6.75;2)" office:value-type="float" office:value="0.0213261186209323" calcext:value-type="float">
            <text:p>0.0213261186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649897" calcext:value-type="float">
            <text:p>6.649897</text:p>
          </table:table-cell>
          <table:table-cell office:value-type="float" office:value="6.6041715161" calcext:value-type="float">
            <text:p>6.6041715161</text:p>
          </table:table-cell>
          <table:table-cell table:formula="of:=POWER([.C822]-6.75;2)" office:value-type="float" office:value="0.0212659467165725" calcext:value-type="float">
            <text:p>0.021265946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647811" calcext:value-type="float">
            <text:p>6.647811</text:p>
          </table:table-cell>
          <table:table-cell office:value-type="float" office:value="6.6043819355" calcext:value-type="float">
            <text:p>6.6043819355</text:p>
          </table:table-cell>
          <table:table-cell table:formula="of:=POWER([.C823]-6.75;2)" office:value-type="float" office:value="0.0212046207087261" calcext:value-type="float">
            <text:p>0.0212046207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644808" calcext:value-type="float">
            <text:p>6.644808</text:p>
          </table:table-cell>
          <table:table-cell office:value-type="float" office:value="6.6045983853" calcext:value-type="float">
            <text:p>6.6045983853</text:p>
          </table:table-cell>
          <table:table-cell table:formula="of:=POWER([.C824]-6.75;2)" office:value-type="float" office:value="0.0211416295573672" calcext:value-type="float">
            <text:p>0.0211416296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40959" calcext:value-type="float">
            <text:p>6.640959</text:p>
          </table:table-cell>
          <table:table-cell office:value-type="float" office:value="6.6048225376" calcext:value-type="float">
            <text:p>6.6048225376</text:p>
          </table:table-cell>
          <table:table-cell table:formula="of:=POWER([.C825]-6.75;2)" office:value-type="float" office:value="0.0210764955889033" calcext:value-type="float">
            <text:p>0.0210764956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36341" calcext:value-type="float">
            <text:p>6.636341</text:p>
          </table:table-cell>
          <table:table-cell office:value-type="float" office:value="6.605055948" calcext:value-type="float">
            <text:p>6.605055948</text:p>
          </table:table-cell>
          <table:table-cell table:formula="of:=POWER([.C826]-6.75;2)" office:value-type="float" office:value="0.0210087782101786" calcext:value-type="float">
            <text:p>0.0210087782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31035" calcext:value-type="float">
            <text:p>6.631035</text:p>
          </table:table-cell>
          <table:table-cell office:value-type="float" office:value="6.6053000466" calcext:value-type="float">
            <text:p>6.6053000466</text:p>
          </table:table-cell>
          <table:table-cell table:formula="of:=POWER([.C827]-6.75;2)" office:value-type="float" office:value="0.0209380765139622" calcext:value-type="float">
            <text:p>0.0209380765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2513" calcext:value-type="float">
            <text:p>6.62513</text:p>
          </table:table-cell>
          <table:table-cell office:value-type="float" office:value="6.6055561308" calcext:value-type="float">
            <text:p>6.6055561308</text:p>
          </table:table-cell>
          <table:table-cell table:formula="of:=POWER([.C828]-6.75;2)" office:value-type="float" office:value="0.0208640313494667" calcext:value-type="float">
            <text:p>0.0208640313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618718" calcext:value-type="float">
            <text:p>6.618718</text:p>
          </table:table-cell>
          <table:table-cell office:value-type="float" office:value="6.605825353" calcext:value-type="float">
            <text:p>6.605825353</text:p>
          </table:table-cell>
          <table:table-cell table:formula="of:=POWER([.C829]-6.75;2)" office:value-type="float" office:value="0.0207863288375746" calcext:value-type="float">
            <text:p>0.0207863288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611895" calcext:value-type="float">
            <text:p>6.611895</text:p>
          </table:table-cell>
          <table:table-cell office:value-type="float" office:value="6.6061087168" calcext:value-type="float">
            <text:p>6.6061087168</text:p>
          </table:table-cell>
          <table:table-cell table:formula="of:=POWER([.C830]-6.75;2)" office:value-type="float" office:value="0.0207047013809427" calcext:value-type="float">
            <text:p>0.0207047014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04761" calcext:value-type="float">
            <text:p>6.604761</text:p>
          </table:table-cell>
          <table:table-cell office:value-type="float" office:value="6.6064070663" calcext:value-type="float">
            <text:p>6.6064070663</text:p>
          </table:table-cell>
          <table:table-cell table:formula="of:=POWER([.C831]-6.75;2)" office:value-type="float" office:value="0.0206189306085726" calcext:value-type="float">
            <text:p>0.0206189306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597421" calcext:value-type="float">
            <text:p>6.597421</text:p>
          </table:table-cell>
          <table:table-cell office:value-type="float" office:value="6.6067210806" calcext:value-type="float">
            <text:p>6.6067210806</text:p>
          </table:table-cell>
          <table:table-cell table:formula="of:=POWER([.C832]-6.75;2)" office:value-type="float" office:value="0.0205288487444317" calcext:value-type="float">
            <text:p>0.0205288487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589978" calcext:value-type="float">
            <text:p>6.589978</text:p>
          </table:table-cell>
          <table:table-cell office:value-type="float" office:value="6.607051267" calcext:value-type="float">
            <text:p>6.607051267</text:p>
          </table:table-cell>
          <table:table-cell table:formula="of:=POWER([.C833]-6.75;2)" office:value-type="float" office:value="0.0204343402663053" calcext:value-type="float">
            <text:p>0.0204343403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582541" calcext:value-type="float">
            <text:p>6.582541</text:p>
          </table:table-cell>
          <table:table-cell office:value-type="float" office:value="6.6073979588" calcext:value-type="float">
            <text:p>6.6073979588</text:p>
          </table:table-cell>
          <table:table-cell table:formula="of:=POWER([.C834]-6.75;2)" office:value-type="float" office:value="0.0203353421544065" calcext:value-type="float">
            <text:p>0.020335342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575216" calcext:value-type="float">
            <text:p>6.575216</text:p>
          </table:table-cell>
          <table:table-cell office:value-type="float" office:value="6.6077613065" calcext:value-type="float">
            <text:p>6.6077613065</text:p>
          </table:table-cell>
          <table:table-cell table:formula="of:=POWER([.C835]-6.75;2)" office:value-type="float" office:value="0.0202318459285868" calcext:value-type="float">
            <text:p>0.0202318459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568111" calcext:value-type="float">
            <text:p>6.568111</text:p>
          </table:table-cell>
          <table:table-cell office:value-type="float" office:value="6.6081412796" calcext:value-type="float">
            <text:p>6.6081412796</text:p>
          </table:table-cell>
          <table:table-cell table:formula="of:=POWER([.C836]-6.75;2)" office:value-type="float" office:value="0.0201238965535254" calcext:value-type="float">
            <text:p>0.020123896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561329" calcext:value-type="float">
            <text:p>6.561329</text:p>
          </table:table-cell>
          <table:table-cell office:value-type="float" office:value="6.6085376631" calcext:value-type="float">
            <text:p>6.6085376631</text:p>
          </table:table-cell>
          <table:table-cell table:formula="of:=POWER([.C837]-6.75;2)" office:value-type="float" office:value="0.0200115927612091" calcext:value-type="float">
            <text:p>0.0200115928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554974" calcext:value-type="float">
            <text:p>6.554974</text:p>
          </table:table-cell>
          <table:table-cell office:value-type="float" office:value="6.6089500627" calcext:value-type="float">
            <text:p>6.6089500627</text:p>
          </table:table-cell>
          <table:table-cell table:formula="of:=POWER([.C838]-6.75;2)" office:value-type="float" office:value="0.0198950848123339" calcext:value-type="float">
            <text:p>0.0198950848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549144" calcext:value-type="float">
            <text:p>6.549144</text:p>
          </table:table-cell>
          <table:table-cell office:value-type="float" office:value="6.6093778996" calcext:value-type="float">
            <text:p>6.6093778996</text:p>
          </table:table-cell>
          <table:table-cell table:formula="of:=POWER([.C839]-6.75;2)" office:value-type="float" office:value="0.0197745751209077" calcext:value-type="float">
            <text:p>0.0197745751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543932" calcext:value-type="float">
            <text:p>6.543932</text:p>
          </table:table-cell>
          <table:table-cell office:value-type="float" office:value="6.6098204158" calcext:value-type="float">
            <text:p>6.6098204158</text:p>
          </table:table-cell>
          <table:table-cell table:formula="of:=POWER([.C840]-6.75;2)" office:value-type="float" office:value="0.0196503158264849" calcext:value-type="float">
            <text:p>0.0196503158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539424" calcext:value-type="float">
            <text:p>6.539424</text:p>
          </table:table-cell>
          <table:table-cell office:value-type="float" office:value="6.6102766864" calcext:value-type="float">
            <text:p>6.6102766864</text:p>
          </table:table-cell>
          <table:table-cell table:formula="of:=POWER([.C841]-6.75;2)" office:value-type="float" office:value="0.019522604363364" calcext:value-type="float">
            <text:p>0.0195226044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5357" calcext:value-type="float">
            <text:p>6.5357</text:p>
          </table:table-cell>
          <table:table-cell office:value-type="float" office:value="6.6107456219" calcext:value-type="float">
            <text:p>6.6107456219</text:p>
          </table:table-cell>
          <table:table-cell table:formula="of:=POWER([.C842]-6.75;2)" office:value-type="float" office:value="0.0193917818200179" calcext:value-type="float">
            <text:p>0.0193917818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532829" calcext:value-type="float">
            <text:p>6.532829</text:p>
          </table:table-cell>
          <table:table-cell office:value-type="float" office:value="6.6112259803" calcext:value-type="float">
            <text:p>6.6112259803</text:p>
          </table:table-cell>
          <table:table-cell table:formula="of:=POWER([.C843]-6.75;2)" office:value-type="float" office:value="0.0192582285436959" calcext:value-type="float">
            <text:p>0.0192582285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530873" calcext:value-type="float">
            <text:p>6.530873</text:p>
          </table:table-cell>
          <table:table-cell office:value-type="float" office:value="6.6117163781" calcext:value-type="float">
            <text:p>6.6117163781</text:p>
          </table:table-cell>
          <table:table-cell table:formula="of:=POWER([.C844]-6.75;2)" office:value-type="float" office:value="0.0191223600857822" calcext:value-type="float">
            <text:p>0.0191223601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529881" calcext:value-type="float">
            <text:p>6.529881</text:p>
          </table:table-cell>
          <table:table-cell office:value-type="float" office:value="6.6122153029" calcext:value-type="float">
            <text:p>6.6122153029</text:p>
          </table:table-cell>
          <table:table-cell table:formula="of:=POWER([.C845]-6.75;2)" office:value-type="float" office:value="0.0189846227549387" calcext:value-type="float">
            <text:p>0.0189846228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529892" calcext:value-type="float">
            <text:p>6.529892</text:p>
          </table:table-cell>
          <table:table-cell office:value-type="float" office:value="6.6127211308" calcext:value-type="float">
            <text:p>6.6127211308</text:p>
          </table:table-cell>
          <table:table-cell table:formula="of:=POWER([.C846]-6.75;2)" office:value-type="float" office:value="0.0188454879288308" calcext:value-type="float">
            <text:p>0.0188454879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530931" calcext:value-type="float">
            <text:p>6.530931</text:p>
          </table:table-cell>
          <table:table-cell office:value-type="float" office:value="6.6132321434" calcext:value-type="float">
            <text:p>6.6132321434</text:p>
          </table:table-cell>
          <table:table-cell table:formula="of:=POWER([.C847]-6.75;2)" office:value-type="float" office:value="0.0187054465989581" calcext:value-type="float">
            <text:p>0.0187054466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533013" calcext:value-type="float">
            <text:p>6.533013</text:p>
          </table:table-cell>
          <table:table-cell office:value-type="float" office:value="6.6137465484" calcext:value-type="float">
            <text:p>6.6137465484</text:p>
          </table:table-cell>
          <table:table-cell table:formula="of:=POWER([.C848]-6.75;2)" office:value-type="float" office:value="0.0185650030729135" calcext:value-type="float">
            <text:p>0.018565003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536137" calcext:value-type="float">
            <text:p>6.536137</text:p>
          </table:table-cell>
          <table:table-cell office:value-type="float" office:value="6.6142624928" calcext:value-type="float">
            <text:p>6.6142624928</text:p>
          </table:table-cell>
          <table:table-cell table:formula="of:=POWER([.C849]-6.75;2)" office:value-type="float" office:value="0.0184246708608701" calcext:value-type="float">
            <text:p>0.0184246709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540291" calcext:value-type="float">
            <text:p>6.540291</text:p>
          </table:table-cell>
          <table:table-cell office:value-type="float" office:value="6.6147780914" calcext:value-type="float">
            <text:p>6.6147780914</text:p>
          </table:table-cell>
          <table:table-cell table:formula="of:=POWER([.C850]-6.75;2)" office:value-type="float" office:value="0.0182849645654268" calcext:value-type="float">
            <text:p>0.0182849646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54545" calcext:value-type="float">
            <text:p>6.54545</text:p>
          </table:table-cell>
          <table:table-cell office:value-type="float" office:value="6.6152914409" calcext:value-type="float">
            <text:p>6.6152914409</text:p>
          </table:table-cell>
          <table:table-cell table:formula="of:=POWER([.C851]-6.75;2)" office:value-type="float" office:value="0.0181463958947982" calcext:value-type="float">
            <text:p>0.01814639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551575" calcext:value-type="float">
            <text:p>6.551575</text:p>
          </table:table-cell>
          <table:table-cell office:value-type="float" office:value="6.6158006487" calcext:value-type="float">
            <text:p>6.6158006487</text:p>
          </table:table-cell>
          <table:table-cell table:formula="of:=POWER([.C852]-6.75;2)" office:value-type="float" office:value="0.0180094658893407" calcext:value-type="float">
            <text:p>0.01800946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558617" calcext:value-type="float">
            <text:p>6.558617</text:p>
          </table:table-cell>
          <table:table-cell office:value-type="float" office:value="6.6163038459" calcext:value-type="float">
            <text:p>6.6163038459</text:p>
          </table:table-cell>
          <table:table-cell table:formula="of:=POWER([.C853]-6.75;2)" office:value-type="float" office:value="0.0178746616211309" calcext:value-type="float">
            <text:p>0.0178746616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566515" calcext:value-type="float">
            <text:p>6.566515</text:p>
          </table:table-cell>
          <table:table-cell office:value-type="float" office:value="6.6167992151" calcext:value-type="float">
            <text:p>6.6167992151</text:p>
          </table:table-cell>
          <table:table-cell table:formula="of:=POWER([.C854]-6.75;2)" office:value-type="float" office:value="0.017742449097976" calcext:value-type="float">
            <text:p>0.0177424491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575197" calcext:value-type="float">
            <text:p>6.575197</text:p>
          </table:table-cell>
          <table:table-cell office:value-type="float" office:value="6.6172850036" calcext:value-type="float">
            <text:p>6.6172850036</text:p>
          </table:table-cell>
          <table:table-cell table:formula="of:=POWER([.C855]-6.75;2)" office:value-type="float" office:value="0.017613270269452" calcext:value-type="float">
            <text:p>0.0176132703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584582" calcext:value-type="float">
            <text:p>6.584582</text:p>
          </table:table-cell>
          <table:table-cell office:value-type="float" office:value="6.6177595484" calcext:value-type="float">
            <text:p>6.6177595484</text:p>
          </table:table-cell>
          <table:table-cell table:formula="of:=POWER([.C856]-6.75;2)" office:value-type="float" office:value="0.0174875370393718" calcext:value-type="float">
            <text:p>0.017487537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594582" calcext:value-type="float">
            <text:p>6.594582</text:p>
          </table:table-cell>
          <table:table-cell office:value-type="float" office:value="6.6182212903" calcext:value-type="float">
            <text:p>6.6182212903</text:p>
          </table:table-cell>
          <table:table-cell table:formula="of:=POWER([.C857]-6.75;2)" office:value-type="float" office:value="0.0173656283301968" calcext:value-type="float">
            <text:p>0.0173656283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605102" calcext:value-type="float">
            <text:p>6.605102</text:p>
          </table:table-cell>
          <table:table-cell office:value-type="float" office:value="6.6186687885" calcext:value-type="float">
            <text:p>6.6186687885</text:p>
          </table:table-cell>
          <table:table-cell table:formula="of:=POWER([.C858]-6.75;2)" office:value-type="float" office:value="0.0172478871140577" calcext:value-type="float">
            <text:p>0.017247887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616042" calcext:value-type="float">
            <text:p>6.616042</text:p>
          </table:table-cell>
          <table:table-cell office:value-type="float" office:value="6.6191007384" calcext:value-type="float">
            <text:p>6.6191007384</text:p>
          </table:table-cell>
          <table:table-cell table:formula="of:=POWER([.C859]-6.75;2)" office:value-type="float" office:value="0.0171346166874252" calcext:value-type="float">
            <text:p>0.0171346167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627298" calcext:value-type="float">
            <text:p>6.627298</text:p>
          </table:table-cell>
          <table:table-cell office:value-type="float" office:value="6.6195159785" calcext:value-type="float">
            <text:p>6.6195159785</text:p>
          </table:table-cell>
          <table:table-cell table:formula="of:=POWER([.C860]-6.75;2)" office:value-type="float" office:value="0.0170260798668125" calcext:value-type="float">
            <text:p>0.0170260799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638764" calcext:value-type="float">
            <text:p>6.638764</text:p>
          </table:table-cell>
          <table:table-cell office:value-type="float" office:value="6.6199135036" calcext:value-type="float">
            <text:p>6.6199135036</text:p>
          </table:table-cell>
          <table:table-cell table:formula="of:=POWER([.C861]-6.75;2)" office:value-type="float" office:value="0.0169224965456271" calcext:value-type="float">
            <text:p>0.016922496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50333" calcext:value-type="float">
            <text:p>6.650333</text:p>
          </table:table-cell>
          <table:table-cell office:value-type="float" office:value="6.6202924713" calcext:value-type="float">
            <text:p>6.6202924713</text:p>
          </table:table-cell>
          <table:table-cell table:formula="of:=POWER([.C862]-6.75;2)" office:value-type="float" office:value="0.0168240430014613" calcext:value-type="float">
            <text:p>0.01682404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661901" calcext:value-type="float">
            <text:p>6.661901</text:p>
          </table:table-cell>
          <table:table-cell office:value-type="float" office:value="6.6206522097" calcext:value-type="float">
            <text:p>6.6206522097</text:p>
          </table:table-cell>
          <table:table-cell table:formula="of:=POWER([.C863]-6.75;2)" office:value-type="float" office:value="0.0167308508554927" calcext:value-type="float">
            <text:p>0.0167308509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673364" calcext:value-type="float">
            <text:p>6.673364</text:p>
          </table:table-cell>
          <table:table-cell office:value-type="float" office:value="6.6209922133" calcext:value-type="float">
            <text:p>6.6209922133</text:p>
          </table:table-cell>
          <table:table-cell table:formula="of:=POWER([.C864]-6.75;2)" office:value-type="float" office:value="0.0166430090292327" calcext:value-type="float">
            <text:p>0.016643009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84622" calcext:value-type="float">
            <text:p>6.684622</text:p>
          </table:table-cell>
          <table:table-cell office:value-type="float" office:value="6.6213121541" calcext:value-type="float">
            <text:p>6.6213121541</text:p>
          </table:table-cell>
          <table:table-cell table:formula="of:=POWER([.C865]-6.75;2)" office:value-type="float" office:value="0.0165605616823822" calcext:value-type="float">
            <text:p>0.0165605617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695581" calcext:value-type="float">
            <text:p>6.695581</text:p>
          </table:table-cell>
          <table:table-cell office:value-type="float" office:value="6.6216118746" calcext:value-type="float">
            <text:p>6.6216118746</text:p>
          </table:table-cell>
          <table:table-cell table:formula="of:=POWER([.C866]-6.75;2)" office:value-type="float" office:value="0.0164835107437261" calcext:value-type="float">
            <text:p>0.0164835107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0615" calcext:value-type="float">
            <text:p>6.70615</text:p>
          </table:table-cell>
          <table:table-cell office:value-type="float" office:value="6.6218913871" calcext:value-type="float">
            <text:p>6.6218913871</text:p>
          </table:table-cell>
          <table:table-cell table:formula="of:=POWER([.C867]-6.75;2)" office:value-type="float" office:value="0.0164118166991621" calcext:value-type="float">
            <text:p>0.01641181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1625" calcext:value-type="float">
            <text:p>6.71625</text:p>
          </table:table-cell>
          <table:table-cell office:value-type="float" office:value="6.6221508746" calcext:value-type="float">
            <text:p>6.6221508746</text:p>
          </table:table-cell>
          <table:table-cell table:formula="of:=POWER([.C868]-6.75;2)" office:value-type="float" office:value="0.0163453988655449" calcext:value-type="float">
            <text:p>0.0163453989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725804" calcext:value-type="float">
            <text:p>6.725804</text:p>
          </table:table-cell>
          <table:table-cell office:value-type="float" office:value="6.622390672" calcext:value-type="float">
            <text:p>6.622390672</text:p>
          </table:table-cell>
          <table:table-cell table:formula="of:=POWER([.C869]-6.75;2)" office:value-type="float" office:value="0.0162841405926116" calcext:value-type="float">
            <text:p>0.016284140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34746" calcext:value-type="float">
            <text:p>6.734746</text:p>
          </table:table-cell>
          <table:table-cell office:value-type="float" office:value="6.6226112724" calcext:value-type="float">
            <text:p>6.6226112724</text:p>
          </table:table-cell>
          <table:table-cell table:formula="of:=POWER([.C870]-6.75;2)" office:value-type="float" office:value="0.0162278879195469" calcext:value-type="float">
            <text:p>0.0162278879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743019" calcext:value-type="float">
            <text:p>6.743019</text:p>
          </table:table-cell>
          <table:table-cell office:value-type="float" office:value="6.6228133154" calcext:value-type="float">
            <text:p>6.6228133154</text:p>
          </table:table-cell>
          <table:table-cell table:formula="of:=POWER([.C871]-6.75;2)" office:value-type="float" office:value="0.0161764527395398" calcext:value-type="float">
            <text:p>0.016176452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750575" calcext:value-type="float">
            <text:p>6.750575</text:p>
          </table:table-cell>
          <table:table-cell office:value-type="float" office:value="6.6229975753" calcext:value-type="float">
            <text:p>6.6229975753</text:p>
          </table:table-cell>
          <table:table-cell table:formula="of:=POWER([.C872]-6.75;2)" office:value-type="float" office:value="0.0161296158796791" calcext:value-type="float">
            <text:p>0.0161296159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757375" calcext:value-type="float">
            <text:p>6.757375</text:p>
          </table:table-cell>
          <table:table-cell office:value-type="float" office:value="6.6231649534" calcext:value-type="float">
            <text:p>6.6231649534</text:p>
          </table:table-cell>
          <table:table-cell table:formula="of:=POWER([.C873]-6.75;2)" office:value-type="float" office:value="0.0160871290460242" calcext:value-type="float">
            <text:p>0.016087129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63387" calcext:value-type="float">
            <text:p>6.763387</text:p>
          </table:table-cell>
          <table:table-cell office:value-type="float" office:value="6.6233164659" calcext:value-type="float">
            <text:p>6.6233164659</text:p>
          </table:table-cell>
          <table:table-cell table:formula="of:=POWER([.C874]-6.75;2)" office:value-type="float" office:value="0.0160487178120658" calcext:value-type="float">
            <text:p>0.016048717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68593" calcext:value-type="float">
            <text:p>6.768593</text:p>
          </table:table-cell>
          <table:table-cell office:value-type="float" office:value="6.6234532401" calcext:value-type="float">
            <text:p>6.6234532401</text:p>
          </table:table-cell>
          <table:table-cell table:formula="of:=POWER([.C875]-6.75;2)" office:value-type="float" office:value="0.0160140824411883" calcext:value-type="float">
            <text:p>0.0160140824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72981" calcext:value-type="float">
            <text:p>6.772981</text:p>
          </table:table-cell>
          <table:table-cell office:value-type="float" office:value="6.623576491" calcext:value-type="float">
            <text:p>6.623576491</text:p>
          </table:table-cell>
          <table:table-cell table:formula="of:=POWER([.C876]-6.75;2)" office:value-type="float" office:value="0.0159829036278732" calcext:value-type="float">
            <text:p>0.0159829036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76547" calcext:value-type="float">
            <text:p>6.776547</text:p>
          </table:table-cell>
          <table:table-cell office:value-type="float" office:value="6.6236875197" calcext:value-type="float">
            <text:p>6.6236875197</text:p>
          </table:table-cell>
          <table:table-cell table:formula="of:=POWER([.C877]-6.75;2)" office:value-type="float" office:value="0.0159548426795379" calcext:value-type="float">
            <text:p>0.0159548427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79297" calcext:value-type="float">
            <text:p>6.779297</text:p>
          </table:table-cell>
          <table:table-cell office:value-type="float" office:value="6.6237876953" calcext:value-type="float">
            <text:p>6.6237876953</text:p>
          </table:table-cell>
          <table:table-cell table:formula="of:=POWER([.C878]-6.75;2)" office:value-type="float" office:value="0.0159295458576857" calcext:value-type="float">
            <text:p>0.015929545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81245" calcext:value-type="float">
            <text:p>6.781245</text:p>
          </table:table-cell>
          <table:table-cell office:value-type="float" office:value="6.6238784516" calcext:value-type="float">
            <text:p>6.6238784516</text:p>
          </table:table-cell>
          <table:table-cell table:formula="of:=POWER([.C879]-6.75;2)" office:value-type="float" office:value="0.0159066449708137" calcext:value-type="float">
            <text:p>0.015906645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782412" calcext:value-type="float">
            <text:p>6.782412</text:p>
          </table:table-cell>
          <table:table-cell office:value-type="float" office:value="6.6239612616" calcext:value-type="float">
            <text:p>6.6239612616</text:p>
          </table:table-cell>
          <table:table-cell table:formula="of:=POWER([.C880]-6.75;2)" office:value-type="float" office:value="0.0158857635774637" calcext:value-type="float">
            <text:p>0.0158857636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782825" calcext:value-type="float">
            <text:p>6.782825</text:p>
          </table:table-cell>
          <table:table-cell office:value-type="float" office:value="6.6240376362" calcext:value-type="float">
            <text:p>6.6240376362</text:p>
          </table:table-cell>
          <table:table-cell table:formula="of:=POWER([.C881]-6.75;2)" office:value-type="float" office:value="0.0158665170940836" calcext:value-type="float">
            <text:p>0.015866517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82517" calcext:value-type="float">
            <text:p>6.782517</text:p>
          </table:table-cell>
          <table:table-cell office:value-type="float" office:value="6.6241091093" calcext:value-type="float">
            <text:p>6.6241091093</text:p>
          </table:table-cell>
          <table:table-cell table:formula="of:=POWER([.C882]-6.75;2)" office:value-type="float" office:value="0.0158485163612394" calcext:value-type="float">
            <text:p>0.0158485164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81528" calcext:value-type="float">
            <text:p>6.781528</text:p>
          </table:table-cell>
          <table:table-cell office:value-type="float" office:value="6.624177224" calcext:value-type="float">
            <text:p>6.624177224</text:p>
          </table:table-cell>
          <table:table-cell table:formula="of:=POWER([.C883]-6.75;2)" office:value-type="float" office:value="0.0158313709603461" calcext:value-type="float">
            <text:p>0.0158313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79902" calcext:value-type="float">
            <text:p>6.779902</text:p>
          </table:table-cell>
          <table:table-cell office:value-type="float" office:value="6.6242435197" calcext:value-type="float">
            <text:p>6.6242435197</text:p>
          </table:table-cell>
          <table:table-cell table:formula="of:=POWER([.C884]-6.75;2)" office:value-type="float" office:value="0.0158146923374442" calcext:value-type="float">
            <text:p>0.0158146923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77686" calcext:value-type="float">
            <text:p>6.777686</text:p>
          </table:table-cell>
          <table:table-cell office:value-type="float" office:value="6.6243095197" calcext:value-type="float">
            <text:p>6.6243095197</text:p>
          </table:table-cell>
          <table:table-cell table:formula="of:=POWER([.C885]-6.75;2)" office:value-type="float" office:value="0.0157980968380448" calcext:value-type="float">
            <text:p>0.0157980968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74932" calcext:value-type="float">
            <text:p>6.774932</text:p>
          </table:table-cell>
          <table:table-cell office:value-type="float" office:value="6.624376724" calcext:value-type="float">
            <text:p>6.624376724</text:p>
          </table:table-cell>
          <table:table-cell table:formula="of:=POWER([.C886]-6.75;2)" office:value-type="float" office:value="0.0157812074729721" calcext:value-type="float">
            <text:p>0.0157812075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71693" calcext:value-type="float">
            <text:p>6.771693</text:p>
          </table:table-cell>
          <table:table-cell office:value-type="float" office:value="6.6244465914" calcext:value-type="float">
            <text:p>6.6244465914</text:p>
          </table:table-cell>
          <table:table-cell table:formula="of:=POWER([.C887]-6.75;2)" office:value-type="float" office:value="0.0157636584110786" calcext:value-type="float">
            <text:p>0.0157636584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68028" calcext:value-type="float">
            <text:p>6.768028</text:p>
          </table:table-cell>
          <table:table-cell office:value-type="float" office:value="6.6245205305" calcext:value-type="float">
            <text:p>6.6245205305</text:p>
          </table:table-cell>
          <table:table-cell table:formula="of:=POWER([.C888]-6.75;2)" office:value-type="float" office:value="0.0157450972660015" calcext:value-type="float">
            <text:p>0.01574509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763992" calcext:value-type="float">
            <text:p>6.763992</text:p>
          </table:table-cell>
          <table:table-cell office:value-type="float" office:value="6.6245998835" calcext:value-type="float">
            <text:p>6.6245998835</text:p>
          </table:table-cell>
          <table:table-cell table:formula="of:=POWER([.C889]-6.75;2)" office:value-type="float" office:value="0.0157251892182135" calcext:value-type="float">
            <text:p>0.0157251892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759646" calcext:value-type="float">
            <text:p>6.759646</text:p>
          </table:table-cell>
          <table:table-cell office:value-type="float" office:value="6.6246859229" calcext:value-type="float">
            <text:p>6.6246859229</text:p>
          </table:table-cell>
          <table:table-cell table:formula="of:=POWER([.C890]-6.75;2)" office:value-type="float" office:value="0.0157036179194247" calcext:value-type="float">
            <text:p>0.0157036179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55049" calcext:value-type="float">
            <text:p>6.755049</text:p>
          </table:table-cell>
          <table:table-cell office:value-type="float" office:value="6.6247798315" calcext:value-type="float">
            <text:p>6.6247798315</text:p>
          </table:table-cell>
          <table:table-cell table:formula="of:=POWER([.C891]-6.75;2)" office:value-type="float" office:value="0.0156800905991685" calcext:value-type="float">
            <text:p>0.0156800906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50259" calcext:value-type="float">
            <text:p>6.750259</text:p>
          </table:table-cell>
          <table:table-cell office:value-type="float" office:value="6.6248826953" calcext:value-type="float">
            <text:p>6.6248826953</text:p>
          </table:table-cell>
          <table:table-cell table:formula="of:=POWER([.C892]-6.75;2)" office:value-type="float" office:value="0.0156543399353926" calcext:value-type="float">
            <text:p>0.0156543399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45337" calcext:value-type="float">
            <text:p>6.745337</text:p>
          </table:table-cell>
          <table:table-cell office:value-type="float" office:value="6.6249954982" calcext:value-type="float">
            <text:p>6.6249954982</text:p>
          </table:table-cell>
          <table:table-cell table:formula="of:=POWER([.C893]-6.75;2)" office:value-type="float" office:value="0.0156261254702663" calcext:value-type="float">
            <text:p>0.015626125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40339" calcext:value-type="float">
            <text:p>6.740339</text:p>
          </table:table-cell>
          <table:table-cell office:value-type="float" office:value="6.6251191039" calcext:value-type="float">
            <text:p>6.6251191039</text:p>
          </table:table-cell>
          <table:table-cell table:formula="of:=POWER([.C894]-6.75;2)" office:value-type="float" office:value="0.0155952382107389" calcext:value-type="float">
            <text:p>0.0155952382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35323" calcext:value-type="float">
            <text:p>6.735323</text:p>
          </table:table-cell>
          <table:table-cell office:value-type="float" office:value="6.6252542581" calcext:value-type="float">
            <text:p>6.6252542581</text:p>
          </table:table-cell>
          <table:table-cell table:formula="of:=POWER([.C895]-6.75;2)" office:value-type="float" office:value="0.0155615001221814" calcext:value-type="float">
            <text:p>0.0155615001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30344" calcext:value-type="float">
            <text:p>6.730344</text:p>
          </table:table-cell>
          <table:table-cell office:value-type="float" office:value="6.6254015681" calcext:value-type="float">
            <text:p>6.6254015681</text:p>
          </table:table-cell>
          <table:table-cell table:formula="of:=POWER([.C896]-6.75;2)" office:value-type="float" office:value="0.0155247692319389" calcext:value-type="float">
            <text:p>0.0155247692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25454" calcext:value-type="float">
            <text:p>6.725454</text:p>
          </table:table-cell>
          <table:table-cell office:value-type="float" office:value="6.6255615072" calcext:value-type="float">
            <text:p>6.6255615072</text:p>
          </table:table-cell>
          <table:table-cell table:formula="of:=POWER([.C897]-6.75;2)" office:value-type="float" office:value="0.0154849384903355" calcext:value-type="float">
            <text:p>0.0154849385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20705" calcext:value-type="float">
            <text:p>6.720705</text:p>
          </table:table-cell>
          <table:table-cell office:value-type="float" office:value="6.6257344068" calcext:value-type="float">
            <text:p>6.6257344068</text:p>
          </table:table-cell>
          <table:table-cell table:formula="of:=POWER([.C898]-6.75;2)" office:value-type="float" office:value="0.0154419376533478" calcext:value-type="float">
            <text:p>0.0154419377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16146" calcext:value-type="float">
            <text:p>6.716146</text:p>
          </table:table-cell>
          <table:table-cell office:value-type="float" office:value="6.6259204516" calcext:value-type="float">
            <text:p>6.6259204516</text:p>
          </table:table-cell>
          <table:table-cell table:formula="of:=POWER([.C899]-6.75;2)" office:value-type="float" office:value="0.015395734331148" calcext:value-type="float">
            <text:p>0.0153957343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11822" calcext:value-type="float">
            <text:p>6.711822</text:p>
          </table:table-cell>
          <table:table-cell office:value-type="float" office:value="6.626119672" calcext:value-type="float">
            <text:p>6.626119672</text:p>
          </table:table-cell>
          <table:table-cell table:formula="of:=POWER([.C900]-6.75;2)" office:value-type="float" office:value="0.0153463356653877" calcext:value-type="float">
            <text:p>0.015346335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07776" calcext:value-type="float">
            <text:p>6.707776</text:p>
          </table:table-cell>
          <table:table-cell office:value-type="float" office:value="6.6263319534" calcext:value-type="float">
            <text:p>6.6263319534</text:p>
          </table:table-cell>
          <table:table-cell table:formula="of:=POWER([.C901]-6.75;2)" office:value-type="float" office:value="0.0152937857498597" calcext:value-type="float">
            <text:p>0.015293785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04048" calcext:value-type="float">
            <text:p>6.704048</text:p>
          </table:table-cell>
          <table:table-cell office:value-type="float" office:value="6.6265570305" calcext:value-type="float">
            <text:p>6.6265570305</text:p>
          </table:table-cell>
          <table:table-cell table:formula="of:=POWER([.C902]-6.75;2)" office:value-type="float" office:value="0.015238166718978" calcext:value-type="float">
            <text:p>0.0152381667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00676" calcext:value-type="float">
            <text:p>6.700676</text:p>
          </table:table-cell>
          <table:table-cell office:value-type="float" office:value="6.626794491" calcext:value-type="float">
            <text:p>6.626794491</text:p>
          </table:table-cell>
          <table:table-cell table:formula="of:=POWER([.C903]-6.75;2)" office:value-type="float" office:value="0.0151795974479491" calcext:value-type="float">
            <text:p>0.0151795974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697693" calcext:value-type="float">
            <text:p>6.697693</text:p>
          </table:table-cell>
          <table:table-cell office:value-type="float" office:value="6.6270437742" calcext:value-type="float">
            <text:p>6.6270437742</text:p>
          </table:table-cell>
          <table:table-cell table:formula="of:=POWER([.C904]-6.75;2)" office:value-type="float" office:value="0.0151182334629807" calcext:value-type="float">
            <text:p>0.0151182335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69513" calcext:value-type="float">
            <text:p>6.69513</text:p>
          </table:table-cell>
          <table:table-cell office:value-type="float" office:value="6.6273041846" calcext:value-type="float">
            <text:p>6.6273041846</text:p>
          </table:table-cell>
          <table:table-cell table:formula="of:=POWER([.C905]-6.75;2)" office:value-type="float" office:value="0.0150542631166709" calcext:value-type="float">
            <text:p>0.015054263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693014" calcext:value-type="float">
            <text:p>6.693014</text:p>
          </table:table-cell>
          <table:table-cell office:value-type="float" office:value="6.6275748907" calcext:value-type="float">
            <text:p>6.6275748907</text:p>
          </table:table-cell>
          <table:table-cell table:formula="of:=POWER([.C906]-6.75;2)" office:value-type="float" office:value="0.0149879073871169" calcext:value-type="float">
            <text:p>0.0149879074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69137" calcext:value-type="float">
            <text:p>6.69137</text:p>
          </table:table-cell>
          <table:table-cell office:value-type="float" office:value="6.6278549355" calcext:value-type="float">
            <text:p>6.6278549355</text:p>
          </table:table-cell>
          <table:table-cell table:formula="of:=POWER([.C907]-6.75;2)" office:value-type="float" office:value="0.0149194167817091" calcext:value-type="float">
            <text:p>0.0149194168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690217" calcext:value-type="float">
            <text:p>6.690217</text:p>
          </table:table-cell>
          <table:table-cell office:value-type="float" office:value="6.6281432419" calcext:value-type="float">
            <text:p>6.6281432419</text:p>
          </table:table-cell>
          <table:table-cell table:formula="of:=POWER([.C908]-6.75;2)" office:value-type="float" office:value="0.0148490694946419" calcext:value-type="float">
            <text:p>0.0148490695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689575" calcext:value-type="float">
            <text:p>6.689575</text:p>
          </table:table-cell>
          <table:table-cell office:value-type="float" office:value="6.6284386308" calcext:value-type="float">
            <text:p>6.6284386308</text:p>
          </table:table-cell>
          <table:table-cell table:formula="of:=POWER([.C909]-6.75;2)" office:value-type="float" office:value="0.0147771664817787" calcext:value-type="float">
            <text:p>0.0147771665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689456" calcext:value-type="float">
            <text:p>6.689456</text:p>
          </table:table-cell>
          <table:table-cell office:value-type="float" office:value="6.6287398208" calcext:value-type="float">
            <text:p>6.6287398208</text:p>
          </table:table-cell>
          <table:table-cell table:formula="of:=POWER([.C910]-6.75;2)" office:value-type="float" office:value="0.0147040310596161" calcext:value-type="float">
            <text:p>0.014704031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689873" calcext:value-type="float">
            <text:p>6.689873</text:p>
          </table:table-cell>
          <table:table-cell office:value-type="float" office:value="6.629045448" calcext:value-type="float">
            <text:p>6.629045448</text:p>
          </table:table-cell>
          <table:table-cell table:formula="of:=POWER([.C911]-6.75;2)" office:value-type="float" office:value="0.0146300036495206" calcext:value-type="float">
            <text:p>0.0146300036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690832" calcext:value-type="float">
            <text:p>6.690832</text:p>
          </table:table-cell>
          <table:table-cell office:value-type="float" office:value="6.6293540699" calcext:value-type="float">
            <text:p>6.6293540699</text:p>
          </table:table-cell>
          <table:table-cell table:formula="of:=POWER([.C912]-6.75;2)" office:value-type="float" office:value="0.0145554404496941" calcext:value-type="float">
            <text:p>0.0145554404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692338" calcext:value-type="float">
            <text:p>6.692338</text:p>
          </table:table-cell>
          <table:table-cell office:value-type="float" office:value="6.6296641864" calcext:value-type="float">
            <text:p>6.6296641864</text:p>
          </table:table-cell>
          <table:table-cell table:formula="of:=POWER([.C913]-6.75;2)" office:value-type="float" office:value="0.0144807080347739" calcext:value-type="float">
            <text:p>0.014480708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694394" calcext:value-type="float">
            <text:p>6.694394</text:p>
          </table:table-cell>
          <table:table-cell office:value-type="float" office:value="6.6299742473" calcext:value-type="float">
            <text:p>6.6299742473</text:p>
          </table:table-cell>
          <table:table-cell table:formula="of:=POWER([.C914]-6.75;2)" office:value-type="float" office:value="0.0144061813112016" calcext:value-type="float">
            <text:p>0.0144061813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696998" calcext:value-type="float">
            <text:p>6.696998</text:p>
          </table:table-cell>
          <table:table-cell office:value-type="float" office:value="6.6302826631" calcext:value-type="float">
            <text:p>6.6302826631</text:p>
          </table:table-cell>
          <table:table-cell table:formula="of:=POWER([.C915]-6.75;2)" office:value-type="float" office:value="0.0143322407544281" calcext:value-type="float">
            <text:p>0.0143322408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00145" calcext:value-type="float">
            <text:p>6.700145</text:p>
          </table:table-cell>
          <table:table-cell office:value-type="float" office:value="6.6305878208" calcext:value-type="float">
            <text:p>6.6305878208</text:p>
          </table:table-cell>
          <table:table-cell table:formula="of:=POWER([.C916]-6.75;2)" office:value-type="float" office:value="0.014259268541293" calcext:value-type="float">
            <text:p>0.0142592685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03828" calcext:value-type="float">
            <text:p>6.703828</text:p>
          </table:table-cell>
          <table:table-cell office:value-type="float" office:value="6.6308880986" calcext:value-type="float">
            <text:p>6.6308880986</text:p>
          </table:table-cell>
          <table:table-cell table:formula="of:=POWER([.C917]-6.75;2)" office:value-type="float" office:value="0.0141876450551234" calcext:value-type="float">
            <text:p>0.014187645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708037" calcext:value-type="float">
            <text:p>6.708037</text:p>
          </table:table-cell>
          <table:table-cell office:value-type="float" office:value="6.6311818746" calcext:value-type="float">
            <text:p>6.6311818746</text:p>
          </table:table-cell>
          <table:table-cell table:formula="of:=POWER([.C918]-6.75;2)" office:value-type="float" office:value="0.0141177469235701" calcext:value-type="float">
            <text:p>0.0141177469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12759" calcext:value-type="float">
            <text:p>6.712759</text:p>
          </table:table-cell>
          <table:table-cell office:value-type="float" office:value="6.6314675376" calcext:value-type="float">
            <text:p>6.6314675376</text:p>
          </table:table-cell>
          <table:table-cell table:formula="of:=POWER([.C919]-6.75;2)" office:value-type="float" office:value="0.0140499446426075" calcext:value-type="float">
            <text:p>0.0140499446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17977" calcext:value-type="float">
            <text:p>6.717977</text:p>
          </table:table-cell>
          <table:table-cell office:value-type="float" office:value="6.6317435018" calcext:value-type="float">
            <text:p>6.6317435018</text:p>
          </table:table-cell>
          <table:table-cell table:formula="of:=POWER([.C920]-6.75;2)" office:value-type="float" office:value="0.0139845993665266" calcext:value-type="float">
            <text:p>0.013984599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23674" calcext:value-type="float">
            <text:p>6.723674</text:p>
          </table:table-cell>
          <table:table-cell office:value-type="float" office:value="6.6320082186" calcext:value-type="float">
            <text:p>6.6320082186</text:p>
          </table:table-cell>
          <table:table-cell table:formula="of:=POWER([.C921]-6.75;2)" office:value-type="float" office:value="0.0139220604779453" calcext:value-type="float">
            <text:p>0.0139220605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29828" calcext:value-type="float">
            <text:p>6.729828</text:p>
          </table:table-cell>
          <table:table-cell office:value-type="float" office:value="6.6322601828" calcext:value-type="float">
            <text:p>6.6322601828</text:p>
          </table:table-cell>
          <table:table-cell table:formula="of:=POWER([.C922]-6.75;2)" office:value-type="float" office:value="0.0138626645542895" calcext:value-type="float">
            <text:p>0.0138626646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36414" calcext:value-type="float">
            <text:p>6.736414</text:p>
          </table:table-cell>
          <table:table-cell office:value-type="float" office:value="6.6324979427" calcext:value-type="float">
            <text:p>6.6324979427</text:p>
          </table:table-cell>
          <table:table-cell table:formula="of:=POWER([.C923]-6.75;2)" office:value-type="float" office:value="0.0138067334697326" calcext:value-type="float">
            <text:p>0.013806733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43405" calcext:value-type="float">
            <text:p>6.743405</text:p>
          </table:table-cell>
          <table:table-cell office:value-type="float" office:value="6.6327201129" calcext:value-type="float">
            <text:p>6.6327201129</text:p>
          </table:table-cell>
          <table:table-cell table:formula="of:=POWER([.C924]-6.75;2)" office:value-type="float" office:value="0.0137545719181887" calcext:value-type="float">
            <text:p>0.0137545719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50772" calcext:value-type="float">
            <text:p>6.750772</text:p>
          </table:table-cell>
          <table:table-cell office:value-type="float" office:value="6.6329253817" calcext:value-type="float">
            <text:p>6.6329253817</text:p>
          </table:table-cell>
          <table:table-cell table:formula="of:=POWER([.C925]-6.75;2)" office:value-type="float" office:value="0.0137064662500907" calcext:value-type="float">
            <text:p>0.0137064663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758483" calcext:value-type="float">
            <text:p>6.758483</text:p>
          </table:table-cell>
          <table:table-cell office:value-type="float" office:value="6.6331125179" calcext:value-type="float">
            <text:p>6.6331125179</text:p>
          </table:table-cell>
          <table:table-cell table:formula="of:=POWER([.C926]-6.75;2)" office:value-type="float" office:value="0.0136626834716778" calcext:value-type="float">
            <text:p>0.0136626835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766501" calcext:value-type="float">
            <text:p>6.766501</text:p>
          </table:table-cell>
          <table:table-cell office:value-type="float" office:value="6.6332803746" calcext:value-type="float">
            <text:p>6.6332803746</text:p>
          </table:table-cell>
          <table:table-cell table:formula="of:=POWER([.C927]-6.75;2)" office:value-type="float" office:value="0.0136234709535163" calcext:value-type="float">
            <text:p>0.013623471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774789" calcext:value-type="float">
            <text:p>6.774789</text:p>
          </table:table-cell>
          <table:table-cell office:value-type="float" office:value="6.6334279068" calcext:value-type="float">
            <text:p>6.6334279068</text:p>
          </table:table-cell>
          <table:table-cell table:formula="of:=POWER([.C928]-6.75;2)" office:value-type="float" office:value="0.0135890529130296" calcext:value-type="float">
            <text:p>0.0135890529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783307" calcext:value-type="float">
            <text:p>6.783307</text:p>
          </table:table-cell>
          <table:table-cell office:value-type="float" office:value="6.6335541667" calcext:value-type="float">
            <text:p>6.6335541667</text:p>
          </table:table-cell>
          <table:table-cell table:formula="of:=POWER([.C929]-6.75;2)" office:value-type="float" office:value="0.0135596320929314" calcext:value-type="float">
            <text:p>0.0135596321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92012" calcext:value-type="float">
            <text:p>6.792012</text:p>
          </table:table-cell>
          <table:table-cell office:value-type="float" office:value="6.6336583154" calcext:value-type="float">
            <text:p>6.6336583154</text:p>
          </table:table-cell>
          <table:table-cell table:formula="of:=POWER([.C930]-6.75;2)" office:value-type="float" office:value="0.0135353875755659" calcext:value-type="float">
            <text:p>0.0135353876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800859" calcext:value-type="float">
            <text:p>6.800859</text:p>
          </table:table-cell>
          <table:table-cell office:value-type="float" office:value="6.6337396237" calcext:value-type="float">
            <text:p>6.6337396237</text:p>
          </table:table-cell>
          <table:table-cell table:formula="of:=POWER([.C931]-6.75;2)" office:value-type="float" office:value="0.0135164750974175" calcext:value-type="float">
            <text:p>0.0135164751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098" calcext:value-type="float">
            <text:p>6.8098</text:p>
          </table:table-cell>
          <table:table-cell office:value-type="float" office:value="6.6337974785" calcext:value-type="float">
            <text:p>6.6337974785</text:p>
          </table:table-cell>
          <table:table-cell table:formula="of:=POWER([.C932]-6.75;2)" office:value-type="float" office:value="0.013503026002958" calcext:value-type="float">
            <text:p>0.013503026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818787" calcext:value-type="float">
            <text:p>6.818787</text:p>
          </table:table-cell>
          <table:table-cell office:value-type="float" office:value="6.6338313925" calcext:value-type="float">
            <text:p>6.6338313925</text:p>
          </table:table-cell>
          <table:table-cell table:formula="of:=POWER([.C933]-6.75;2)" office:value-type="float" office:value="0.013495145368489" calcext:value-type="float">
            <text:p>0.0134951454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827768" calcext:value-type="float">
            <text:p>6.827768</text:p>
          </table:table-cell>
          <table:table-cell office:value-type="float" office:value="6.6338409964" calcext:value-type="float">
            <text:p>6.6338409964</text:p>
          </table:table-cell>
          <table:table-cell table:formula="of:=POWER([.C934]-6.75;2)" office:value-type="float" office:value="0.0134929141173448" calcext:value-type="float">
            <text:p>0.0134929141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836692" calcext:value-type="float">
            <text:p>6.836692</text:p>
          </table:table-cell>
          <table:table-cell office:value-type="float" office:value="6.6338260502" calcext:value-type="float">
            <text:p>6.6338260502</text:p>
          </table:table-cell>
          <table:table-cell table:formula="of:=POWER([.C935]-6.75;2)" office:value-type="float" office:value="0.013496386612133" calcext:value-type="float">
            <text:p>0.0134963866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845504" calcext:value-type="float">
            <text:p>6.845504</text:p>
          </table:table-cell>
          <table:table-cell office:value-type="float" office:value="6.6337864427" calcext:value-type="float">
            <text:p>6.6337864427</text:p>
          </table:table-cell>
          <table:table-cell table:formula="of:=POWER([.C936]-6.75;2)" office:value-type="float" office:value="0.0135055909003204" calcext:value-type="float">
            <text:p>0.013505590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854152" calcext:value-type="float">
            <text:p>6.854152</text:p>
          </table:table-cell>
          <table:table-cell office:value-type="float" office:value="6.6337221971" calcext:value-type="float">
            <text:p>6.6337221971</text:p>
          </table:table-cell>
          <table:table-cell table:formula="of:=POWER([.C937]-6.75;2)" office:value-type="float" office:value="0.0135205274472513" calcext:value-type="float">
            <text:p>0.0135205274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862579" calcext:value-type="float">
            <text:p>6.862579</text:p>
          </table:table-cell>
          <table:table-cell office:value-type="float" office:value="6.6336334642" calcext:value-type="float">
            <text:p>6.6336334642</text:p>
          </table:table-cell>
          <table:table-cell table:formula="of:=POWER([.C938]-6.75;2)" office:value-type="float" office:value="0.0135411706540927" calcext:value-type="float">
            <text:p>0.0135411707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870734" calcext:value-type="float">
            <text:p>6.870734</text:p>
          </table:table-cell>
          <table:table-cell office:value-type="float" office:value="6.6335205305" calcext:value-type="float">
            <text:p>6.6335205305</text:p>
          </table:table-cell>
          <table:table-cell table:formula="of:=POWER([.C939]-6.75;2)" office:value-type="float" office:value="0.0135674668150014" calcext:value-type="float">
            <text:p>0.0135674668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87856" calcext:value-type="float">
            <text:p>6.87856</text:p>
          </table:table-cell>
          <table:table-cell office:value-type="float" office:value="6.6333838118" calcext:value-type="float">
            <text:p>6.6333838118</text:p>
          </table:table-cell>
          <table:table-cell table:formula="of:=POWER([.C940]-6.75;2)" office:value-type="float" office:value="0.0135993353502978" calcext:value-type="float">
            <text:p>0.0135993354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886008" calcext:value-type="float">
            <text:p>6.886008</text:p>
          </table:table-cell>
          <table:table-cell office:value-type="float" office:value="6.6332238602" calcext:value-type="float">
            <text:p>6.6332238602</text:p>
          </table:table-cell>
          <table:table-cell table:formula="of:=POWER([.C941]-6.75;2)" office:value-type="float" office:value="0.0136366668265891" calcext:value-type="float">
            <text:p>0.0136366668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893025" calcext:value-type="float">
            <text:p>6.893025</text:p>
          </table:table-cell>
          <table:table-cell office:value-type="float" office:value="6.6330413495" calcext:value-type="float">
            <text:p>6.6330413495</text:p>
          </table:table-cell>
          <table:table-cell table:formula="of:=POWER([.C942]-6.75;2)" office:value-type="float" office:value="0.0136793259267811" calcext:value-type="float">
            <text:p>0.0136793259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899564" calcext:value-type="float">
            <text:p>6.899564</text:p>
          </table:table-cell>
          <table:table-cell office:value-type="float" office:value="6.6328370842" calcext:value-type="float">
            <text:p>6.6328370842</text:p>
          </table:table-cell>
          <table:table-cell table:formula="of:=POWER([.C943]-6.75;2)" office:value-type="float" office:value="0.0137271488387578" calcext:value-type="float">
            <text:p>0.0137271488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905578" calcext:value-type="float">
            <text:p>6.905578</text:p>
          </table:table-cell>
          <table:table-cell office:value-type="float" office:value="6.6326119875" calcext:value-type="float">
            <text:p>6.6326119875</text:p>
          </table:table-cell>
          <table:table-cell table:formula="of:=POWER([.C944]-6.75;2)" office:value-type="float" office:value="0.0137799454787002" calcext:value-type="float">
            <text:p>0.0137799455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911027" calcext:value-type="float">
            <text:p>6.911027</text:p>
          </table:table-cell>
          <table:table-cell office:value-type="float" office:value="6.6323671022" calcext:value-type="float">
            <text:p>6.6323671022</text:p>
          </table:table-cell>
          <table:table-cell table:formula="of:=POWER([.C945]-6.75;2)" office:value-type="float" office:value="0.0138374986448253" calcext:value-type="float">
            <text:p>0.0138374986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915871" calcext:value-type="float">
            <text:p>6.915871</text:p>
          </table:table-cell>
          <table:table-cell office:value-type="float" office:value="6.6321035771" calcext:value-type="float">
            <text:p>6.6321035771</text:p>
          </table:table-cell>
          <table:table-cell table:formula="of:=POWER([.C946]-6.75;2)" office:value-type="float" office:value="0.0138995665326157" calcext:value-type="float">
            <text:p>0.0138995665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920077" calcext:value-type="float">
            <text:p>6.920077</text:p>
          </table:table-cell>
          <table:table-cell office:value-type="float" office:value="6.6318226649" calcext:value-type="float">
            <text:p>6.6318226649</text:p>
          </table:table-cell>
          <table:table-cell table:formula="of:=POWER([.C947]-6.75;2)" office:value-type="float" office:value="0.0139658825313378" calcext:value-type="float">
            <text:p>0.0139658825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923615" calcext:value-type="float">
            <text:p>6.923615</text:p>
          </table:table-cell>
          <table:table-cell office:value-type="float" office:value="6.6315257133" calcext:value-type="float">
            <text:p>6.6315257133</text:p>
          </table:table-cell>
          <table:table-cell table:formula="of:=POWER([.C948]-6.75;2)" office:value-type="float" office:value="0.0140361566090737" calcext:value-type="float">
            <text:p>0.0140361566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926464" calcext:value-type="float">
            <text:p>6.926464</text:p>
          </table:table-cell>
          <table:table-cell office:value-type="float" office:value="6.6312141541" calcext:value-type="float">
            <text:p>6.6312141541</text:p>
          </table:table-cell>
          <table:table-cell table:formula="of:=POWER([.C949]-6.75;2)" office:value-type="float" office:value="0.0141100771861785" calcext:value-type="float">
            <text:p>0.0141100772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928604" calcext:value-type="float">
            <text:p>6.928604</text:p>
          </table:table-cell>
          <table:table-cell office:value-type="float" office:value="6.6308894892" calcext:value-type="float">
            <text:p>6.6308894892</text:p>
          </table:table-cell>
          <table:table-cell table:formula="of:=POWER([.C950]-6.75;2)" office:value-type="float" office:value="0.0141873137830368" calcext:value-type="float">
            <text:p>0.0141873138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930025" calcext:value-type="float">
            <text:p>6.930025</text:p>
          </table:table-cell>
          <table:table-cell office:value-type="float" office:value="6.6305532867" calcext:value-type="float">
            <text:p>6.6305532867</text:p>
          </table:table-cell>
          <table:table-cell table:formula="of:=POWER([.C951]-6.75;2)" office:value-type="float" office:value="0.0142675173181725" calcext:value-type="float">
            <text:p>0.0142675173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930721" calcext:value-type="float">
            <text:p>6.930721</text:p>
          </table:table-cell>
          <table:table-cell office:value-type="float" office:value="6.6302071577" calcext:value-type="float">
            <text:p>6.6302071577</text:p>
          </table:table-cell>
          <table:table-cell table:formula="of:=POWER([.C952]-6.75;2)" office:value-type="float" office:value="0.0143503250663126" calcext:value-type="float">
            <text:p>0.0143503251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930693" calcext:value-type="float">
            <text:p>6.930693</text:p>
          </table:table-cell>
          <table:table-cell office:value-type="float" office:value="6.6298527509" calcext:value-type="float">
            <text:p>6.6298527509</text:p>
          </table:table-cell>
          <table:table-cell table:formula="of:=POWER([.C953]-6.75;2)" office:value-type="float" office:value="0.0144353614662975" calcext:value-type="float">
            <text:p>0.014435361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92995" calcext:value-type="float">
            <text:p>6.92995</text:p>
          </table:table-cell>
          <table:table-cell office:value-type="float" office:value="6.6294917348" calcext:value-type="float">
            <text:p>6.6294917348</text:p>
          </table:table-cell>
          <table:table-cell table:formula="of:=POWER([.C954]-6.75;2)" office:value-type="float" office:value="0.0145222419815135" calcext:value-type="float">
            <text:p>0.014522242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928507" calcext:value-type="float">
            <text:p>6.928507</text:p>
          </table:table-cell>
          <table:table-cell office:value-type="float" office:value="6.6291257832" calcext:value-type="float">
            <text:p>6.6291257832</text:p>
          </table:table-cell>
          <table:table-cell table:formula="of:=POWER([.C955]-6.75;2)" office:value-type="float" office:value="0.0146105762870134" calcext:value-type="float">
            <text:p>0.0146105763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926385" calcext:value-type="float">
            <text:p>6.926385</text:p>
          </table:table-cell>
          <table:table-cell office:value-type="float" office:value="6.6287565591" calcext:value-type="float">
            <text:p>6.6287565591</text:p>
          </table:table-cell>
          <table:table-cell table:formula="of:=POWER([.C956]-6.75;2)" office:value-type="float" office:value="0.0146999719612718" calcext:value-type="float">
            <text:p>0.014699972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923612" calcext:value-type="float">
            <text:p>6.923612</text:p>
          </table:table-cell>
          <table:table-cell office:value-type="float" office:value="6.6283856971" calcext:value-type="float">
            <text:p>6.6283856971</text:p>
          </table:table-cell>
          <table:table-cell table:formula="of:=POWER([.C957]-6.75;2)" office:value-type="float" office:value="0.014790038669853" calcext:value-type="float">
            <text:p>0.0147900387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920223" calcext:value-type="float">
            <text:p>6.920223</text:p>
          </table:table-cell>
          <table:table-cell office:value-type="float" office:value="6.6280147921" calcext:value-type="float">
            <text:p>6.6280147921</text:p>
          </table:table-cell>
          <table:table-cell table:formula="of:=POWER([.C958]-6.75;2)" office:value-type="float" office:value="0.0148803909464062" calcext:value-type="float">
            <text:p>0.0148803909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916256" calcext:value-type="float">
            <text:p>6.916256</text:p>
          </table:table-cell>
          <table:table-cell office:value-type="float" office:value="6.6276453781" calcext:value-type="float">
            <text:p>6.6276453781</text:p>
          </table:table-cell>
          <table:table-cell table:formula="of:=POWER([.C959]-6.75;2)" office:value-type="float" office:value="0.0149706535002919" calcext:value-type="float">
            <text:p>0.0149706535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911758" calcext:value-type="float">
            <text:p>6.911758</text:p>
          </table:table-cell>
          <table:table-cell office:value-type="float" office:value="6.6272789229" calcext:value-type="float">
            <text:p>6.6272789229</text:p>
          </table:table-cell>
          <table:table-cell table:formula="of:=POWER([.C960]-6.75;2)" office:value-type="float" office:value="0.015060462764584" calcext:value-type="float">
            <text:p>0.0150604628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906779" calcext:value-type="float">
            <text:p>6.906779</text:p>
          </table:table-cell>
          <table:table-cell office:value-type="float" office:value="6.6269167993" calcext:value-type="float">
            <text:p>6.6269167993</text:p>
          </table:table-cell>
          <table:table-cell table:formula="of:=POWER([.C961]-6.75;2)" office:value-type="float" office:value="0.0151494742945565" calcext:value-type="float">
            <text:p>0.0151494743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901374" calcext:value-type="float">
            <text:p>6.901374</text:p>
          </table:table-cell>
          <table:table-cell office:value-type="float" office:value="6.6265602832" calcext:value-type="float">
            <text:p>6.6265602832</text:p>
          </table:table-cell>
          <table:table-cell table:formula="of:=POWER([.C962]-6.75;2)" office:value-type="float" office:value="0.0152373636836642" calcext:value-type="float">
            <text:p>0.015237363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895602" calcext:value-type="float">
            <text:p>6.895602</text:p>
          </table:table-cell>
          <table:table-cell office:value-type="float" office:value="6.6262105341" calcext:value-type="float">
            <text:p>6.6262105341</text:p>
          </table:table-cell>
          <table:table-cell table:formula="of:=POWER([.C963]-6.75;2)" office:value-type="float" office:value="0.0153238318678072" calcext:value-type="float">
            <text:p>0.0153238319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889523" calcext:value-type="float">
            <text:p>6.889523</text:p>
          </table:table-cell>
          <table:table-cell office:value-type="float" office:value="6.625868586" calcext:value-type="float">
            <text:p>6.625868586</text:p>
          </table:table-cell>
          <table:table-cell table:formula="of:=POWER([.C964]-6.75;2)" office:value-type="float" office:value="0.0154086079416394" calcext:value-type="float">
            <text:p>0.0154086079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883201" calcext:value-type="float">
            <text:p>6.883201</text:p>
          </table:table-cell>
          <table:table-cell office:value-type="float" office:value="6.6255353423" calcext:value-type="float">
            <text:p>6.6255353423</text:p>
          </table:table-cell>
          <table:table-cell table:formula="of:=POWER([.C965]-6.75;2)" office:value-type="float" office:value="0.0154914510163782" calcext:value-type="float">
            <text:p>0.015491451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876702" calcext:value-type="float">
            <text:p>6.876702</text:p>
          </table:table-cell>
          <table:table-cell office:value-type="float" office:value="6.6252115591" calcext:value-type="float">
            <text:p>6.6252115591</text:p>
          </table:table-cell>
          <table:table-cell table:formula="of:=POWER([.C966]-6.75;2)" office:value-type="float" office:value="0.0155721549822527" calcext:value-type="float">
            <text:p>0.01557215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870091" calcext:value-type="float">
            <text:p>6.870091</text:p>
          </table:table-cell>
          <table:table-cell office:value-type="float" office:value="6.6248978405" calcext:value-type="float">
            <text:p>6.6248978405</text:p>
          </table:table-cell>
          <table:table-cell table:formula="of:=POWER([.C967]-6.75;2)" office:value-type="float" office:value="0.0156505503115634" calcext:value-type="float">
            <text:p>0.0156505503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863434" calcext:value-type="float">
            <text:p>6.863434</text:p>
          </table:table-cell>
          <table:table-cell office:value-type="float" office:value="6.6245946416" calcext:value-type="float">
            <text:p>6.6245946416</text:p>
          </table:table-cell>
          <table:table-cell table:formula="of:=POWER([.C968]-6.75;2)" office:value-type="float" office:value="0.0157265039154325" calcext:value-type="float">
            <text:p>0.015726503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856795" calcext:value-type="float">
            <text:p>6.856795</text:p>
          </table:table-cell>
          <table:table-cell office:value-type="float" office:value="6.6243022545" calcext:value-type="float">
            <text:p>6.6243022545</text:p>
          </table:table-cell>
          <table:table-cell table:formula="of:=POWER([.C969]-6.75;2)" office:value-type="float" office:value="0.0157999232237828" calcext:value-type="float">
            <text:p>0.0157999232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850239" calcext:value-type="float">
            <text:p>6.850239</text:p>
          </table:table-cell>
          <table:table-cell office:value-type="float" office:value="6.624020819" calcext:value-type="float">
            <text:p>6.624020819</text:p>
          </table:table-cell>
          <table:table-cell table:formula="of:=POWER([.C970]-6.75;2)" office:value-type="float" office:value="0.0158707540454307" calcext:value-type="float">
            <text:p>0.015870754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843824" calcext:value-type="float">
            <text:p>6.843824</text:p>
          </table:table-cell>
          <table:table-cell office:value-type="float" office:value="6.62375031" calcext:value-type="float">
            <text:p>6.62375031</text:p>
          </table:table-cell>
          <table:table-cell table:formula="of:=POWER([.C971]-6.75;2)" office:value-type="float" office:value="0.0159389842250961" calcext:value-type="float">
            <text:p>0.0159389842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837608" calcext:value-type="float">
            <text:p>6.837608</text:p>
          </table:table-cell>
          <table:table-cell office:value-type="float" office:value="6.6234905556" calcext:value-type="float">
            <text:p>6.6234905556</text:p>
          </table:table-cell>
          <table:table-cell table:formula="of:=POWER([.C972]-6.75;2)" office:value-type="float" office:value="0.0160046395223967" calcext:value-type="float">
            <text:p>0.0160046395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831647" calcext:value-type="float">
            <text:p>6.831647</text:p>
          </table:table-cell>
          <table:table-cell office:value-type="float" office:value="6.6232412348" calcext:value-type="float">
            <text:p>6.6232412348</text:p>
          </table:table-cell>
          <table:table-cell table:formula="of:=POWER([.C973]-6.75;2)" office:value-type="float" office:value="0.0160677845550287" calcext:value-type="float">
            <text:p>0.0160677846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825987" calcext:value-type="float">
            <text:p>6.825987</text:p>
          </table:table-cell>
          <table:table-cell office:value-type="float" office:value="6.6230018763" calcext:value-type="float">
            <text:p>6.6230018763</text:p>
          </table:table-cell>
          <table:table-cell table:formula="of:=POWER([.C974]-6.75;2)" office:value-type="float" office:value="0.0161285234233205" calcext:value-type="float">
            <text:p>0.0161285234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820676" calcext:value-type="float">
            <text:p>6.820676</text:p>
          </table:table-cell>
          <table:table-cell office:value-type="float" office:value="6.6227718853" calcext:value-type="float">
            <text:p>6.6227718853</text:p>
          </table:table-cell>
          <table:table-cell table:formula="of:=POWER([.C975]-6.75;2)" office:value-type="float" office:value="0.0161869931701164" calcext:value-type="float">
            <text:p>0.0161869932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815752" calcext:value-type="float">
            <text:p>6.815752</text:p>
          </table:table-cell>
          <table:table-cell office:value-type="float" office:value="6.6225505323" calcext:value-type="float">
            <text:p>6.6225505323</text:p>
          </table:table-cell>
          <table:table-cell table:formula="of:=POWER([.C976]-6.75;2)" office:value-type="float" office:value="0.0162433668170133" calcext:value-type="float">
            <text:p>0.0162433668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811251" calcext:value-type="float">
            <text:p>6.811251</text:p>
          </table:table-cell>
          <table:table-cell office:value-type="float" office:value="6.6223369821" calcext:value-type="float">
            <text:p>6.6223369821</text:p>
          </table:table-cell>
          <table:table-cell table:formula="of:=POWER([.C977]-6.75;2)" office:value-type="float" office:value="0.0162978461393357" calcext:value-type="float">
            <text:p>0.0162978461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8072" calcext:value-type="float">
            <text:p>6.8072</text:p>
          </table:table-cell>
          <table:table-cell office:value-type="float" office:value="6.6221302903" calcext:value-type="float">
            <text:p>6.6221302903</text:p>
          </table:table-cell>
          <table:table-cell table:formula="of:=POWER([.C978]-6.75;2)" office:value-type="float" office:value="0.0163506626587622" calcext:value-type="float">
            <text:p>0.0163506627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803625" calcext:value-type="float">
            <text:p>6.803625</text:p>
          </table:table-cell>
          <table:table-cell office:value-type="float" office:value="6.6219294301" calcext:value-type="float">
            <text:p>6.6219294301</text:p>
          </table:table-cell>
          <table:table-cell table:formula="of:=POWER([.C979]-6.75;2)" office:value-type="float" office:value="0.0164020708745108" calcext:value-type="float">
            <text:p>0.0164020709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800542" calcext:value-type="float">
            <text:p>6.800542</text:p>
          </table:table-cell>
          <table:table-cell office:value-type="float" office:value="6.6217332921" calcext:value-type="float">
            <text:p>6.6217332921</text:p>
          </table:table-cell>
          <table:table-cell table:formula="of:=POWER([.C980]-6.75;2)" office:value-type="float" office:value="0.0164523483555039" calcext:value-type="float">
            <text:p>0.0164523484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97964" calcext:value-type="float">
            <text:p>6.797964</text:p>
          </table:table-cell>
          <table:table-cell office:value-type="float" office:value="6.6215407079" calcext:value-type="float">
            <text:p>6.6215407079</text:p>
          </table:table-cell>
          <table:table-cell table:formula="of:=POWER([.C981]-6.75;2)" office:value-type="float" office:value="0.016501789726833" calcext:value-type="float">
            <text:p>0.0165017897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95898" calcext:value-type="float">
            <text:p>6.795898</text:p>
          </table:table-cell>
          <table:table-cell office:value-type="float" office:value="6.6213504588" calcext:value-type="float">
            <text:p>6.6213504588</text:p>
          </table:table-cell>
          <table:table-cell table:formula="of:=POWER([.C982]-6.75;2)" office:value-type="float" office:value="0.0165507044509704" calcext:value-type="float">
            <text:p>0.0165507045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794347" calcext:value-type="float">
            <text:p>6.794347</text:p>
          </table:table-cell>
          <table:table-cell office:value-type="float" office:value="6.6211612921" calcext:value-type="float">
            <text:p>6.6211612921</text:p>
          </table:table-cell>
          <table:table-cell table:formula="of:=POWER([.C983]-6.75;2)" office:value-type="float" office:value="0.0165994126533415" calcext:value-type="float">
            <text:p>0.0165994127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93308" calcext:value-type="float">
            <text:p>6.793308</text:p>
          </table:table-cell>
          <table:table-cell office:value-type="float" office:value="6.6209719301" calcext:value-type="float">
            <text:p>6.6209719301</text:p>
          </table:table-cell>
          <table:table-cell table:formula="of:=POWER([.C984]-6.75;2)" office:value-type="float" office:value="0.0166482428221194" calcext:value-type="float">
            <text:p>0.0166482428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792774" calcext:value-type="float">
            <text:p>6.792774</text:p>
          </table:table-cell>
          <table:table-cell office:value-type="float" office:value="6.6207810878" calcext:value-type="float">
            <text:p>6.6207810878</text:p>
          </table:table-cell>
          <table:table-cell table:formula="of:=POWER([.C985]-6.75;2)" office:value-type="float" office:value="0.0166975272701513" calcext:value-type="float">
            <text:p>0.0166975273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92735" calcext:value-type="float">
            <text:p>6.792735</text:p>
          </table:table-cell>
          <table:table-cell office:value-type="float" office:value="6.6205874803" calcext:value-type="float">
            <text:p>6.6205874803</text:p>
          </table:table-cell>
          <table:table-cell table:formula="of:=POWER([.C986]-6.75;2)" office:value-type="float" office:value="0.0167476002551028" calcext:value-type="float">
            <text:p>0.0167476003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93175" calcext:value-type="float">
            <text:p>6.793175</text:p>
          </table:table-cell>
          <table:table-cell office:value-type="float" office:value="6.6203898351" calcext:value-type="float">
            <text:p>6.6203898351</text:p>
          </table:table-cell>
          <table:table-cell table:formula="of:=POWER([.C987]-6.75;2)" office:value-type="float" office:value="0.0167987948454052" calcext:value-type="float">
            <text:p>0.0167987948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94078" calcext:value-type="float">
            <text:p>6.794078</text:p>
          </table:table-cell>
          <table:table-cell office:value-type="float" office:value="6.6201869068" calcext:value-type="float">
            <text:p>6.6201869068</text:p>
          </table:table-cell>
          <table:table-cell table:formula="of:=POWER([.C988]-6.75;2)" office:value-type="float" office:value="0.0168514391661519" calcext:value-type="float">
            <text:p>0.0168514392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95423" calcext:value-type="float">
            <text:p>6.795423</text:p>
          </table:table-cell>
          <table:table-cell office:value-type="float" office:value="6.6199774839" calcext:value-type="float">
            <text:p>6.6199774839</text:p>
          </table:table-cell>
          <table:table-cell table:formula="of:=POWER([.C989]-6.75;2)" office:value-type="float" office:value="0.0169058546929749" calcext:value-type="float">
            <text:p>0.0169058547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97186" calcext:value-type="float">
            <text:p>6.797186</text:p>
          </table:table-cell>
          <table:table-cell office:value-type="float" office:value="6.6197603925" calcext:value-type="float">
            <text:p>6.6197603925</text:p>
          </table:table-cell>
          <table:table-cell table:formula="of:=POWER([.C990]-6.75;2)" office:value-type="float" office:value="0.0169623553617541" calcext:value-type="float">
            <text:p>0.0169623554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99344" calcext:value-type="float">
            <text:p>6.799344</text:p>
          </table:table-cell>
          <table:table-cell office:value-type="float" office:value="6.6195345161" calcext:value-type="float">
            <text:p>6.6195345161</text:p>
          </table:table-cell>
          <table:table-cell table:formula="of:=POWER([.C991]-6.75;2)" office:value-type="float" office:value="0.0170212424892612" calcext:value-type="float">
            <text:p>0.0170212425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80187" calcext:value-type="float">
            <text:p>6.80187</text:p>
          </table:table-cell>
          <table:table-cell office:value-type="float" office:value="6.6192987867" calcext:value-type="float">
            <text:p>6.6192987867</text:p>
          </table:table-cell>
          <table:table-cell table:formula="of:=POWER([.C992]-6.75;2)" office:value-type="float" office:value="0.0170828071580921" calcext:value-type="float">
            <text:p>0.0170828072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804736" calcext:value-type="float">
            <text:p>6.804736</text:p>
          </table:table-cell>
          <table:table-cell office:value-type="float" office:value="6.6190522025" calcext:value-type="float">
            <text:p>6.6190522025</text:p>
          </table:table-cell>
          <table:table-cell table:formula="of:=POWER([.C993]-6.75;2)" office:value-type="float" office:value="0.0171473256701011" calcext:value-type="float">
            <text:p>0.0171473257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807914" calcext:value-type="float">
            <text:p>6.807914</text:p>
          </table:table-cell>
          <table:table-cell office:value-type="float" office:value="6.6187938262" calcext:value-type="float">
            <text:p>6.6187938262</text:p>
          </table:table-cell>
          <table:table-cell table:formula="of:=POWER([.C994]-6.75;2)" office:value-type="float" office:value="0.0172150600432358" calcext:value-type="float">
            <text:p>0.01721506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811374" calcext:value-type="float">
            <text:p>6.811374</text:p>
          </table:table-cell>
          <table:table-cell office:value-type="float" office:value="6.6185227903" calcext:value-type="float">
            <text:p>6.6185227903</text:p>
          </table:table-cell>
          <table:table-cell table:formula="of:=POWER([.C995]-6.75;2)" office:value-type="float" office:value="0.0172862566704977" calcext:value-type="float">
            <text:p>0.017286256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15086" calcext:value-type="float">
            <text:p>6.815086</text:p>
          </table:table-cell>
          <table:table-cell office:value-type="float" office:value="6.6182382993" calcext:value-type="float">
            <text:p>6.6182382993</text:p>
          </table:table-cell>
          <table:table-cell table:formula="of:=POWER([.C996]-6.75;2)" office:value-type="float" office:value="0.0173611457713564" calcext:value-type="float">
            <text:p>0.0173611458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819018" calcext:value-type="float">
            <text:p>6.819018</text:p>
          </table:table-cell>
          <table:table-cell office:value-type="float" office:value="6.6179396344" calcext:value-type="float">
            <text:p>6.6179396344</text:p>
          </table:table-cell>
          <table:table-cell table:formula="of:=POWER([.C997]-6.75;2)" office:value-type="float" office:value="0.0174399401624057" calcext:value-type="float">
            <text:p>0.0174399402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82314" calcext:value-type="float">
            <text:p>6.82314</text:p>
          </table:table-cell>
          <table:table-cell office:value-type="float" office:value="6.6176261523" calcext:value-type="float">
            <text:p>6.6176261523</text:p>
          </table:table-cell>
          <table:table-cell table:formula="of:=POWER([.C998]-6.75;2)" office:value-type="float" office:value="0.0175228355549029" calcext:value-type="float">
            <text:p>0.0175228356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82742" calcext:value-type="float">
            <text:p>6.82742</text:p>
          </table:table-cell>
          <table:table-cell office:value-type="float" office:value="6.6172972849" calcext:value-type="float">
            <text:p>6.6172972849</text:p>
          </table:table-cell>
          <table:table-cell table:formula="of:=POWER([.C999]-6.75;2)" office:value-type="float" office:value="0.0176100105949117" calcext:value-type="float">
            <text:p>0.0176100106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831826" calcext:value-type="float">
            <text:p>6.831826</text:p>
          </table:table-cell>
          <table:table-cell office:value-type="float" office:value="6.6169525412" calcext:value-type="float">
            <text:p>6.6169525412</text:p>
          </table:table-cell>
          <table:table-cell table:formula="of:=POWER([.C1000]-6.75;2)" office:value-type="float" office:value="0.0177016262931377" calcext:value-type="float">
            <text:p>0.01770162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836325" calcext:value-type="float">
            <text:p>6.836325</text:p>
          </table:table-cell>
          <table:table-cell office:value-type="float" office:value="6.6165915072" calcext:value-type="float">
            <text:p>6.6165915072</text:p>
          </table:table-cell>
          <table:table-cell table:formula="of:=POWER([.C1001]-6.75;2)" office:value-type="float" office:value="0.0177978259511677" calcext:value-type="float">
            <text:p>0.017797826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840884" calcext:value-type="float">
            <text:p>6.840884</text:p>
          </table:table-cell>
          <table:table-cell office:value-type="float" office:value="6.6162138477" calcext:value-type="float">
            <text:p>6.6162138477</text:p>
          </table:table-cell>
          <table:table-cell table:formula="of:=POWER([.C1002]-6.75;2)" office:value-type="float" office:value="0.0178987345472388" calcext:value-type="float">
            <text:p>0.0178987345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84547" calcext:value-type="float">
            <text:p>6.84547</text:p>
          </table:table-cell>
          <table:table-cell office:value-type="float" office:value="6.6158192993" calcext:value-type="float">
            <text:p>6.6158192993</text:p>
          </table:table-cell>
          <table:table-cell table:formula="of:=POWER([.C1003]-6.75;2)" office:value-type="float" office:value="0.018004460440343" calcext:value-type="float">
            <text:p>0.0180044604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850049" calcext:value-type="float">
            <text:p>6.850049</text:p>
          </table:table-cell>
          <table:table-cell office:value-type="float" office:value="6.6154076756" calcext:value-type="float">
            <text:p>6.6154076756</text:p>
          </table:table-cell>
          <table:table-cell table:formula="of:=POWER([.C1004]-6.75;2)" office:value-type="float" office:value="0.0181150937873948" calcext:value-type="float">
            <text:p>0.0181150938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854586" calcext:value-type="float">
            <text:p>6.854586</text:p>
          </table:table-cell>
          <table:table-cell office:value-type="float" office:value="6.614978862" calcext:value-type="float">
            <text:p>6.614978862</text:p>
          </table:table-cell>
          <table:table-cell table:formula="of:=POWER([.C1005]-6.75;2)" office:value-type="float" office:value="0.018230707706815" calcext:value-type="float">
            <text:p>0.0182307077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.859045" calcext:value-type="float">
            <text:p>6.859045</text:p>
          </table:table-cell>
          <table:table-cell office:value-type="float" office:value="6.6145328172" calcext:value-type="float">
            <text:p>6.6145328172</text:p>
          </table:table-cell>
          <table:table-cell table:formula="of:=POWER([.C1006]-6.75;2)" office:value-type="float" office:value="0.0183513576157687" calcext:value-type="float">
            <text:p>0.0183513576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863391" calcext:value-type="float">
            <text:p>6.863391</text:p>
          </table:table-cell>
          <table:table-cell office:value-type="float" office:value="6.6140695735" calcext:value-type="float">
            <text:p>6.6140695735</text:p>
          </table:table-cell>
          <table:table-cell table:formula="of:=POWER([.C1007]-6.75;2)" office:value-type="float" office:value="0.0184770808484719" calcext:value-type="float">
            <text:p>0.0184770808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867588" calcext:value-type="float">
            <text:p>6.867588</text:p>
          </table:table-cell>
          <table:table-cell office:value-type="float" office:value="6.6135892312" calcext:value-type="float">
            <text:p>6.6135892312</text:p>
          </table:table-cell>
          <table:table-cell table:formula="of:=POWER([.C1008]-6.75;2)" office:value-type="float" office:value="0.0186078978446071" calcext:value-type="float">
            <text:p>0.0186078978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871597" calcext:value-type="float">
            <text:p>6.871597</text:p>
          </table:table-cell>
          <table:table-cell office:value-type="float" office:value="6.613091957" calcext:value-type="float">
            <text:p>6.613091957</text:p>
          </table:table-cell>
          <table:table-cell table:formula="of:=POWER([.C1009]-6.75;2)" office:value-type="float" office:value="0.0187438122380899" calcext:value-type="float">
            <text:p>0.0187438122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875382" calcext:value-type="float">
            <text:p>6.875382</text:p>
          </table:table-cell>
          <table:table-cell office:value-type="float" office:value="6.6125779928" calcext:value-type="float">
            <text:p>6.6125779928</text:p>
          </table:table-cell>
          <table:table-cell table:formula="of:=POWER([.C1010]-6.75;2)" office:value-type="float" office:value="0.0188848080628768" calcext:value-type="float">
            <text:p>0.0188848081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878904" calcext:value-type="float">
            <text:p>6.878904</text:p>
          </table:table-cell>
          <table:table-cell office:value-type="float" office:value="6.6120476416" calcext:value-type="float">
            <text:p>6.6120476416</text:p>
          </table:table-cell>
          <table:table-cell table:formula="of:=POWER([.C1011]-6.75;2)" office:value-type="float" office:value="0.019030853188122" calcext:value-type="float">
            <text:p>0.0190308532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882127" calcext:value-type="float">
            <text:p>6.882127</text:p>
          </table:table-cell>
          <table:table-cell office:value-type="float" office:value="6.6115012778" calcext:value-type="float">
            <text:p>6.6115012778</text:p>
          </table:table-cell>
          <table:table-cell table:formula="of:=POWER([.C1012]-6.75;2)" office:value-type="float" office:value="0.0191818960510327" calcext:value-type="float">
            <text:p>0.0191818961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885013" calcext:value-type="float">
            <text:p>6.885013</text:p>
          </table:table-cell>
          <table:table-cell office:value-type="float" office:value="6.6109393369" calcext:value-type="float">
            <text:p>6.6109393369</text:p>
          </table:table-cell>
          <table:table-cell table:formula="of:=POWER([.C1013]-6.75;2)" office:value-type="float" office:value="0.0193378680218118" calcext:value-type="float">
            <text:p>0.019337868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887524" calcext:value-type="float">
            <text:p>6.887524</text:p>
          </table:table-cell>
          <table:table-cell office:value-type="float" office:value="6.6103623208" calcext:value-type="float">
            <text:p>6.6103623208</text:p>
          </table:table-cell>
          <table:table-cell table:formula="of:=POWER([.C1014]-6.75;2)" office:value-type="float" office:value="0.0194986814523621" calcext:value-type="float">
            <text:p>0.0194986815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889624" calcext:value-type="float">
            <text:p>6.889624</text:p>
          </table:table-cell>
          <table:table-cell office:value-type="float" office:value="6.6097707975" calcext:value-type="float">
            <text:p>6.6097707975</text:p>
          </table:table-cell>
          <table:table-cell table:formula="of:=POWER([.C1015]-6.75;2)" office:value-type="float" office:value="0.0196642292337859" calcext:value-type="float">
            <text:p>0.0196642292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89128" calcext:value-type="float">
            <text:p>6.89128</text:p>
          </table:table-cell>
          <table:table-cell office:value-type="float" office:value="6.6091653961" calcext:value-type="float">
            <text:p>6.6091653961</text:p>
          </table:table-cell>
          <table:table-cell table:formula="of:=POWER([.C1016]-6.75;2)" office:value-type="float" office:value="0.0198343856556699" calcext:value-type="float">
            <text:p>0.0198343857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892457" calcext:value-type="float">
            <text:p>6.892457</text:p>
          </table:table-cell>
          <table:table-cell office:value-type="float" office:value="6.6085468082" calcext:value-type="float">
            <text:p>6.6085468082</text:p>
          </table:table-cell>
          <table:table-cell table:formula="of:=POWER([.C1017]-6.75;2)" office:value-type="float" office:value="0.0200090054704076" calcext:value-type="float">
            <text:p>0.0200090055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893125" calcext:value-type="float">
            <text:p>6.893125</text:p>
          </table:table-cell>
          <table:table-cell office:value-type="float" office:value="6.6079157885" calcext:value-type="float">
            <text:p>6.6079157885</text:p>
          </table:table-cell>
          <table:table-cell table:formula="of:=POWER([.C1018]-6.75;2)" office:value-type="float" office:value="0.0201879231575768" calcext:value-type="float">
            <text:p>0.0201879232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893256" calcext:value-type="float">
            <text:p>6.893256</text:p>
          </table:table-cell>
          <table:table-cell office:value-type="float" office:value="6.6072731541" calcext:value-type="float">
            <text:p>6.6072731541</text:p>
          </table:table-cell>
          <table:table-cell table:formula="of:=POWER([.C1019]-6.75;2)" office:value-type="float" office:value="0.0203709525405625" calcext:value-type="float">
            <text:p>0.0203709525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892824" calcext:value-type="float">
            <text:p>6.892824</text:p>
          </table:table-cell>
          <table:table-cell office:value-type="float" office:value="6.6066197796" calcext:value-type="float">
            <text:p>6.6066197796</text:p>
          </table:table-cell>
          <table:table-cell table:formula="of:=POWER([.C1020]-6.75;2)" office:value-type="float" office:value="0.0205578876019526" calcext:value-type="float">
            <text:p>0.0205578876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891808" calcext:value-type="float">
            <text:p>6.891808</text:p>
          </table:table-cell>
          <table:table-cell office:value-type="float" office:value="6.6059566039" calcext:value-type="float">
            <text:p>6.6059566039</text:p>
          </table:table-cell>
          <table:table-cell table:formula="of:=POWER([.C1021]-6.75;2)" office:value-type="float" office:value="0.0207484999600214" calcext:value-type="float">
            <text:p>0.0207485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89019" calcext:value-type="float">
            <text:p>6.89019</text:p>
          </table:table-cell>
          <table:table-cell office:value-type="float" office:value="6.6052846219" calcext:value-type="float">
            <text:p>6.6052846219</text:p>
          </table:table-cell>
          <table:table-cell table:formula="of:=POWER([.C1022]-6.75;2)" office:value-type="float" office:value="0.0209425406586259" calcext:value-type="float">
            <text:p>0.0209425407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887957" calcext:value-type="float">
            <text:p>6.887957</text:p>
          </table:table-cell>
          <table:table-cell office:value-type="float" office:value="6.6046048871" calcext:value-type="float">
            <text:p>6.6046048871</text:p>
          </table:table-cell>
          <table:table-cell table:formula="of:=POWER([.C1023]-6.75;2)" office:value-type="float" office:value="0.0211397388552038" calcext:value-type="float">
            <text:p>0.0211397389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885101" calcext:value-type="float">
            <text:p>6.885101</text:p>
          </table:table-cell>
          <table:table-cell office:value-type="float" office:value="6.6039185108" calcext:value-type="float">
            <text:p>6.6039185108</text:p>
          </table:table-cell>
          <table:table-cell table:formula="of:=POWER([.C1024]-6.75;2)" office:value-type="float" office:value="0.0213398014868898" calcext:value-type="float">
            <text:p>0.0213398015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881618" calcext:value-type="float">
            <text:p>6.881618</text:p>
          </table:table-cell>
          <table:table-cell office:value-type="float" office:value="6.6032266595" calcext:value-type="float">
            <text:p>6.6032266595</text:p>
          </table:table-cell>
          <table:table-cell table:formula="of:=POWER([.C1025]-6.75;2)" office:value-type="float" office:value="0.021542413481529" calcext:value-type="float">
            <text:p>0.0215424135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877509" calcext:value-type="float">
            <text:p>6.877509</text:p>
          </table:table-cell>
          <table:table-cell office:value-type="float" office:value="6.6025305538" calcext:value-type="float">
            <text:p>6.6025305538</text:p>
          </table:table-cell>
          <table:table-cell table:formula="of:=POWER([.C1026]-6.75;2)" office:value-type="float" office:value="0.0217472375625346" calcext:value-type="float">
            <text:p>0.0217472376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872784" calcext:value-type="float">
            <text:p>6.872784</text:p>
          </table:table-cell>
          <table:table-cell office:value-type="float" office:value="6.6018314695" calcext:value-type="float">
            <text:p>6.6018314695</text:p>
          </table:table-cell>
          <table:table-cell table:formula="of:=POWER([.C1027]-6.75;2)" office:value-type="float" office:value="0.0219539134305293" calcext:value-type="float">
            <text:p>0.0219539134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867454" calcext:value-type="float">
            <text:p>6.867454</text:p>
          </table:table-cell>
          <table:table-cell office:value-type="float" office:value="6.6011307258" calcext:value-type="float">
            <text:p>6.6011307258</text:p>
          </table:table-cell>
          <table:table-cell table:formula="of:=POWER([.C1028]-6.75;2)" office:value-type="float" office:value="0.0221620608008348" calcext:value-type="float">
            <text:p>0.0221620608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861538" calcext:value-type="float">
            <text:p>6.861538</text:p>
          </table:table-cell>
          <table:table-cell office:value-type="float" office:value="6.6004296953" calcext:value-type="float">
            <text:p>6.6004296953</text:p>
          </table:table-cell>
          <table:table-cell table:formula="of:=POWER([.C1029]-6.75;2)" office:value-type="float" office:value="0.0223712760480509" calcext:value-type="float">
            <text:p>0.022371276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855062" calcext:value-type="float">
            <text:p>6.855062</text:p>
          </table:table-cell>
          <table:table-cell office:value-type="float" office:value="6.5997297939" calcext:value-type="float">
            <text:p>6.5997297939</text:p>
          </table:table-cell>
          <table:table-cell table:formula="of:=POWER([.C1030]-6.75;2)" office:value-type="float" office:value="0.0225811348413365" calcext:value-type="float">
            <text:p>0.0225811348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848054" calcext:value-type="float">
            <text:p>6.848054</text:p>
          </table:table-cell>
          <table:table-cell office:value-type="float" office:value="6.5990324731" calcext:value-type="float">
            <text:p>6.5990324731</text:p>
          </table:table-cell>
          <table:table-cell table:formula="of:=POWER([.C1031]-6.75;2)" office:value-type="float" office:value="0.0227911941783021" calcext:value-type="float">
            <text:p>0.0227911942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840549" calcext:value-type="float">
            <text:p>6.840549</text:p>
          </table:table-cell>
          <table:table-cell office:value-type="float" office:value="6.5983392258" calcext:value-type="float">
            <text:p>6.5983392258</text:p>
          </table:table-cell>
          <table:table-cell table:formula="of:=POWER([.C1032]-6.75;2)" office:value-type="float" office:value="0.0230009904309433" calcext:value-type="float">
            <text:p>0.0230009904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832589" calcext:value-type="float">
            <text:p>6.832589</text:p>
          </table:table-cell>
          <table:table-cell office:value-type="float" office:value="6.5976515717" calcext:value-type="float">
            <text:p>6.5976515717</text:p>
          </table:table-cell>
          <table:table-cell table:formula="of:=POWER([.C1033]-6.75;2)" office:value-type="float" office:value="0.0232100436054802" calcext:value-type="float">
            <text:p>0.0232100436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824217" calcext:value-type="float">
            <text:p>6.824217</text:p>
          </table:table-cell>
          <table:table-cell office:value-type="float" office:value="6.5969710556" calcext:value-type="float">
            <text:p>6.5969710556</text:p>
          </table:table-cell>
          <table:table-cell table:formula="of:=POWER([.C1034]-6.75;2)" office:value-type="float" office:value="0.0234178578241783" calcext:value-type="float">
            <text:p>0.0234178578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815482" calcext:value-type="float">
            <text:p>6.815482</text:p>
          </table:table-cell>
          <table:table-cell office:value-type="float" office:value="6.5962992366" calcext:value-type="float">
            <text:p>6.5962992366</text:p>
          </table:table-cell>
          <table:table-cell table:formula="of:=POWER([.C1035]-6.75;2)" office:value-type="float" office:value="0.0236239246697427" calcext:value-type="float">
            <text:p>0.0236239247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806436" calcext:value-type="float">
            <text:p>6.806436</text:p>
          </table:table-cell>
          <table:table-cell office:value-type="float" office:value="6.5956376846" calcext:value-type="float">
            <text:p>6.5956376846</text:p>
          </table:table-cell>
          <table:table-cell table:formula="of:=POWER([.C1036]-6.75;2)" office:value-type="float" office:value="0.0238277244156491" calcext:value-type="float">
            <text:p>0.0238277244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797136" calcext:value-type="float">
            <text:p>6.797136</text:p>
          </table:table-cell>
          <table:table-cell office:value-type="float" office:value="6.5949879659" calcext:value-type="float">
            <text:p>6.5949879659</text:p>
          </table:table-cell>
          <table:table-cell table:formula="of:=POWER([.C1037]-6.75;2)" office:value-type="float" office:value="0.0240287307158197" calcext:value-type="float">
            <text:p>0.0240287307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787637" calcext:value-type="float">
            <text:p>6.787637</text:p>
          </table:table-cell>
          <table:table-cell office:value-type="float" office:value="6.5943516344" calcext:value-type="float">
            <text:p>6.5943516344</text:p>
          </table:table-cell>
          <table:table-cell table:formula="of:=POWER([.C1038]-6.75;2)" office:value-type="float" office:value="0.0242264137139514" calcext:value-type="float">
            <text:p>0.0242264137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778" calcext:value-type="float">
            <text:p>6.778</text:p>
          </table:table-cell>
          <table:table-cell office:value-type="float" office:value="6.5937302204" calcext:value-type="float">
            <text:p>6.5937302204</text:p>
          </table:table-cell>
          <table:table-cell table:formula="of:=POWER([.C1039]-6.75;2)" office:value-type="float" office:value="0.0244202440162325" calcext:value-type="float">
            <text:p>0.024420244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768286" calcext:value-type="float">
            <text:p>6.768286</text:p>
          </table:table-cell>
          <table:table-cell office:value-type="float" office:value="6.5931252168" calcext:value-type="float">
            <text:p>6.5931252168</text:p>
          </table:table-cell>
          <table:table-cell table:formula="of:=POWER([.C1040]-6.75;2)" office:value-type="float" office:value="0.024609697604047" calcext:value-type="float">
            <text:p>0.0246096976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758555" calcext:value-type="float">
            <text:p>6.758555</text:p>
          </table:table-cell>
          <table:table-cell office:value-type="float" office:value="6.5925380627" calcext:value-type="float">
            <text:p>6.5925380627</text:p>
          </table:table-cell>
          <table:table-cell table:formula="of:=POWER([.C1041]-6.75;2)" office:value-type="float" office:value="0.0247942616982691" calcext:value-type="float">
            <text:p>0.0247942617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748868" calcext:value-type="float">
            <text:p>6.748868</text:p>
          </table:table-cell>
          <table:table-cell office:value-type="float" office:value="6.5919701308" calcext:value-type="float">
            <text:p>6.5919701308</text:p>
          </table:table-cell>
          <table:table-cell table:formula="of:=POWER([.C1042]-6.75;2)" office:value-type="float" office:value="0.0249734395593691" calcext:value-type="float">
            <text:p>0.0249734396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739285" calcext:value-type="float">
            <text:p>6.739285</text:p>
          </table:table-cell>
          <table:table-cell office:value-type="float" office:value="6.5914227115" calcext:value-type="float">
            <text:p>6.5914227115</text:p>
          </table:table-cell>
          <table:table-cell table:formula="of:=POWER([.C1043]-6.75;2)" office:value-type="float" office:value="0.0251467564280123" calcext:value-type="float">
            <text:p>0.0251467564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729865" calcext:value-type="float">
            <text:p>6.729865</text:p>
          </table:table-cell>
          <table:table-cell office:value-type="float" office:value="6.5908969946" calcext:value-type="float">
            <text:p>6.5908969946</text:p>
          </table:table-cell>
          <table:table-cell table:formula="of:=POWER([.C1044]-6.75;2)" office:value-type="float" office:value="0.0253137663273126" calcext:value-type="float">
            <text:p>0.0253137663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720664" calcext:value-type="float">
            <text:p>6.720664</text:p>
          </table:table-cell>
          <table:table-cell office:value-type="float" office:value="6.5903940484" calcext:value-type="float">
            <text:p>6.5903940484</text:p>
          </table:table-cell>
          <table:table-cell table:formula="of:=POWER([.C1045]-6.75;2)" office:value-type="float" office:value="0.0254740597861414" calcext:value-type="float">
            <text:p>0.0254740598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711736" calcext:value-type="float">
            <text:p>6.711736</text:p>
          </table:table-cell>
          <table:table-cell office:value-type="float" office:value="6.58991481" calcext:value-type="float">
            <text:p>6.58991481</text:p>
          </table:table-cell>
          <table:table-cell table:formula="of:=POWER([.C1046]-6.75;2)" office:value-type="float" office:value="0.0256272680573362" calcext:value-type="float">
            <text:p>0.0256272681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703132" calcext:value-type="float">
            <text:p>6.703132</text:p>
          </table:table-cell>
          <table:table-cell office:value-type="float" office:value="6.5894600609" calcext:value-type="float">
            <text:p>6.5894600609</text:p>
          </table:table-cell>
          <table:table-cell table:formula="of:=POWER([.C1047]-6.75;2)" office:value-type="float" office:value="0.0257730720462316" calcext:value-type="float">
            <text:p>0.025773072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694899" calcext:value-type="float">
            <text:p>6.694899</text:p>
          </table:table-cell>
          <table:table-cell office:value-type="float" office:value="6.589030414" calcext:value-type="float">
            <text:p>6.589030414</text:p>
          </table:table-cell>
          <table:table-cell table:formula="of:=POWER([.C1048]-6.75;2)" office:value-type="float" office:value="0.0259112076170115" calcext:value-type="float">
            <text:p>0.0259112076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687083" calcext:value-type="float">
            <text:p>6.687083</text:p>
          </table:table-cell>
          <table:table-cell office:value-type="float" office:value="6.5886262939" calcext:value-type="float">
            <text:p>6.5886262939</text:p>
          </table:table-cell>
          <table:table-cell table:formula="of:=POWER([.C1049]-6.75;2)" office:value-type="float" office:value="0.0260414730204492" calcext:value-type="float">
            <text:p>0.026041473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679721" calcext:value-type="float">
            <text:p>6.679721</text:p>
          </table:table-cell>
          <table:table-cell office:value-type="float" office:value="6.5882479229" calcext:value-type="float">
            <text:p>6.5882479229</text:p>
          </table:table-cell>
          <table:table-cell table:formula="of:=POWER([.C1050]-6.75;2)" office:value-type="float" office:value="0.0261637344461644" calcext:value-type="float">
            <text:p>0.0261637344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672851" calcext:value-type="float">
            <text:p>6.672851</text:p>
          </table:table-cell>
          <table:table-cell office:value-type="float" office:value="6.5878953118" calcext:value-type="float">
            <text:p>6.5878953118</text:p>
          </table:table-cell>
          <table:table-cell table:formula="of:=POWER([.C1051]-6.75;2)" office:value-type="float" office:value="0.0262779299364193" calcext:value-type="float">
            <text:p>0.0262779299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666504" calcext:value-type="float">
            <text:p>6.666504</text:p>
          </table:table-cell>
          <table:table-cell office:value-type="float" office:value="6.5875682384" calcext:value-type="float">
            <text:p>6.5875682384</text:p>
          </table:table-cell>
          <table:table-cell table:formula="of:=POWER([.C1052]-6.75;2)" office:value-type="float" office:value="0.0263840771764791" calcext:value-type="float">
            <text:p>0.0263840772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660706" calcext:value-type="float">
            <text:p>6.660706</text:p>
          </table:table-cell>
          <table:table-cell office:value-type="float" office:value="6.5872662437" calcext:value-type="float">
            <text:p>6.5872662437</text:p>
          </table:table-cell>
          <table:table-cell table:formula="of:=POWER([.C1053]-6.75;2)" office:value-type="float" office:value="0.0264822754395077" calcext:value-type="float">
            <text:p>0.0264822754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655481" calcext:value-type="float">
            <text:p>6.655481</text:p>
          </table:table-cell>
          <table:table-cell office:value-type="float" office:value="6.5869886272" calcext:value-type="float">
            <text:p>6.5869886272</text:p>
          </table:table-cell>
          <table:table-cell table:formula="of:=POWER([.C1054]-6.75;2)" office:value-type="float" office:value="0.0265727076621405" calcext:value-type="float">
            <text:p>0.0265727077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650847" calcext:value-type="float">
            <text:p>6.650847</text:p>
          </table:table-cell>
          <table:table-cell office:value-type="float" office:value="6.5867344337" calcext:value-type="float">
            <text:p>6.5867344337</text:p>
          </table:table-cell>
          <table:table-cell table:formula="of:=POWER([.C1055]-6.75;2)" office:value-type="float" office:value="0.0266556451392596" calcext:value-type="float">
            <text:p>0.0266556451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646818" calcext:value-type="float">
            <text:p>6.646818</text:p>
          </table:table-cell>
          <table:table-cell office:value-type="float" office:value="6.586502457" calcext:value-type="float">
            <text:p>6.586502457</text:p>
          </table:table-cell>
          <table:table-cell table:formula="of:=POWER([.C1056]-6.75;2)" office:value-type="float" office:value="0.0267314465670369" calcext:value-type="float">
            <text:p>0.0267314466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643403" calcext:value-type="float">
            <text:p>6.643403</text:p>
          </table:table-cell>
          <table:table-cell office:value-type="float" office:value="6.5862912437" calcext:value-type="float">
            <text:p>6.5862912437</text:p>
          </table:table-cell>
          <table:table-cell table:formula="of:=POWER([.C1057]-6.75;2)" office:value-type="float" office:value="0.0268005568892928" calcext:value-type="float">
            <text:p>0.0268005569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640608" calcext:value-type="float">
            <text:p>6.640608</text:p>
          </table:table-cell>
          <table:table-cell office:value-type="float" office:value="6.5860990914" calcext:value-type="float">
            <text:p>6.5860990914</text:p>
          </table:table-cell>
          <table:table-cell table:formula="of:=POWER([.C1058]-6.75;2)" office:value-type="float" office:value="0.0268635078399054" calcext:value-type="float">
            <text:p>0.0268635078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638436" calcext:value-type="float">
            <text:p>6.638436</text:p>
          </table:table-cell>
          <table:table-cell office:value-type="float" office:value="6.5859240627" calcext:value-type="float">
            <text:p>6.5859240627</text:p>
          </table:table-cell>
          <table:table-cell table:formula="of:=POWER([.C1059]-6.75;2)" office:value-type="float" office:value="0.0269209132008735" calcext:value-type="float">
            <text:p>0.0269209132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636883" calcext:value-type="float">
            <text:p>6.636883</text:p>
          </table:table-cell>
          <table:table-cell office:value-type="float" office:value="6.5857639892" calcext:value-type="float">
            <text:p>6.5857639892</text:p>
          </table:table-cell>
          <table:table-cell table:formula="of:=POWER([.C1060]-6.75;2)" office:value-type="float" office:value="0.0269734672434977" calcext:value-type="float">
            <text:p>0.0269734672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635943" calcext:value-type="float">
            <text:p>6.635943</text:p>
          </table:table-cell>
          <table:table-cell office:value-type="float" office:value="6.5856164928" calcext:value-type="float">
            <text:p>6.5856164928</text:p>
          </table:table-cell>
          <table:table-cell table:formula="of:=POWER([.C1061]-6.75;2)" office:value-type="float" office:value="0.0270219374393725" calcext:value-type="float">
            <text:p>0.0270219374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635607" calcext:value-type="float">
            <text:p>6.635607</text:p>
          </table:table-cell>
          <table:table-cell office:value-type="float" office:value="6.5854790036" calcext:value-type="float">
            <text:p>6.5854790036</text:p>
          </table:table-cell>
          <table:table-cell table:formula="of:=POWER([.C1062]-6.75;2)" office:value-type="float" office:value="0.0270671582564489" calcext:value-type="float">
            <text:p>0.0270671583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635862" calcext:value-type="float">
            <text:p>6.635862</text:p>
          </table:table-cell>
          <table:table-cell office:value-type="float" office:value="6.585348776" calcext:value-type="float">
            <text:p>6.585348776</text:p>
          </table:table-cell>
          <table:table-cell table:formula="of:=POWER([.C1063]-6.75;2)" office:value-type="float" office:value="0.0271100255646982" calcext:value-type="float">
            <text:p>0.0271100256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636691" calcext:value-type="float">
            <text:p>6.636691</text:p>
          </table:table-cell>
          <table:table-cell office:value-type="float" office:value="6.585222914" calcext:value-type="float">
            <text:p>6.585222914</text:p>
          </table:table-cell>
          <table:table-cell table:formula="of:=POWER([.C1064]-6.75;2)" office:value-type="float" office:value="0.0271514880706514" calcext:value-type="float">
            <text:p>0.0271514881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638075" calcext:value-type="float">
            <text:p>6.638075</text:p>
          </table:table-cell>
          <table:table-cell office:value-type="float" office:value="6.5850984014" calcext:value-type="float">
            <text:p>6.5850984014</text:p>
          </table:table-cell>
          <table:table-cell table:formula="of:=POWER([.C1065]-6.75;2)" office:value-type="float" office:value="0.0271925372208356" calcext:value-type="float">
            <text:p>0.0271925372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63999" calcext:value-type="float">
            <text:p>6.63999</text:p>
          </table:table-cell>
          <table:table-cell office:value-type="float" office:value="6.5849721254" calcext:value-type="float">
            <text:p>6.5849721254</text:p>
          </table:table-cell>
          <table:table-cell table:formula="of:=POWER([.C1066]-6.75;2)" office:value-type="float" office:value="0.0272341993949933" calcext:value-type="float">
            <text:p>0.0272341994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64241" calcext:value-type="float">
            <text:p>6.64241</text:p>
          </table:table-cell>
          <table:table-cell office:value-type="float" office:value="6.5848409122" calcext:value-type="float">
            <text:p>6.5848409122</text:p>
          </table:table-cell>
          <table:table-cell table:formula="of:=POWER([.C1067]-6.75;2)" office:value-type="float" office:value="0.0272775242829282" calcext:value-type="float">
            <text:p>0.0272775243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645307" calcext:value-type="float">
            <text:p>6.645307</text:p>
          </table:table-cell>
          <table:table-cell office:value-type="float" office:value="6.5847015591" calcext:value-type="float">
            <text:p>6.5847015591</text:p>
          </table:table-cell>
          <table:table-cell table:formula="of:=POWER([.C1068]-6.75;2)" office:value-type="float" office:value="0.0273235745639708" calcext:value-type="float">
            <text:p>0.0273235746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648648" calcext:value-type="float">
            <text:p>6.648648</text:p>
          </table:table-cell>
          <table:table-cell office:value-type="float" office:value="6.5845508638" calcext:value-type="float">
            <text:p>6.5845508638</text:p>
          </table:table-cell>
          <table:table-cell table:formula="of:=POWER([.C1069]-6.75;2)" office:value-type="float" office:value="0.0273734166693263" calcext:value-type="float">
            <text:p>0.0273734167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652399" calcext:value-type="float">
            <text:p>6.652399</text:p>
          </table:table-cell>
          <table:table-cell office:value-type="float" office:value="6.5843856631" calcext:value-type="float">
            <text:p>6.5843856631</text:p>
          </table:table-cell>
          <table:table-cell table:formula="of:=POWER([.C1070]-6.75;2)" office:value-type="float" office:value="0.0274281085868267" calcext:value-type="float">
            <text:p>0.0274281086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656523" calcext:value-type="float">
            <text:p>6.656523</text:p>
          </table:table-cell>
          <table:table-cell office:value-type="float" office:value="6.5842028674" calcext:value-type="float">
            <text:p>6.5842028674</text:p>
          </table:table-cell>
          <table:table-cell table:formula="of:=POWER([.C1071]-6.75;2)" office:value-type="float" office:value="0.0274886891783819" calcext:value-type="float">
            <text:p>0.0274886892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66098" calcext:value-type="float">
            <text:p>6.66098</text:p>
          </table:table-cell>
          <table:table-cell office:value-type="float" office:value="6.5839994946" calcext:value-type="float">
            <text:p>6.5839994946</text:p>
          </table:table-cell>
          <table:table-cell table:formula="of:=POWER([.C1072]-6.75;2)" office:value-type="float" office:value="0.0275561677930553" calcext:value-type="float">
            <text:p>0.0275561678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665727" calcext:value-type="float">
            <text:p>6.665727</text:p>
          </table:table-cell>
          <table:table-cell office:value-type="float" office:value="6.5837727079" calcext:value-type="float">
            <text:p>6.5837727079</text:p>
          </table:table-cell>
          <table:table-cell table:formula="of:=POWER([.C1073]-6.75;2)" office:value-type="float" office:value="0.0276315126388988" calcext:value-type="float">
            <text:p>0.0276315126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67072" calcext:value-type="float">
            <text:p>6.67072</text:p>
          </table:table-cell>
          <table:table-cell office:value-type="float" office:value="6.5835198495" calcext:value-type="float">
            <text:p>6.5835198495</text:p>
          </table:table-cell>
          <table:table-cell table:formula="of:=POWER([.C1074]-6.75;2)" office:value-type="float" office:value="0.0277156405105026" calcext:value-type="float">
            <text:p>0.0277156405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675913" calcext:value-type="float">
            <text:p>6.675913</text:p>
          </table:table-cell>
          <table:table-cell office:value-type="float" office:value="6.5832384695" calcext:value-type="float">
            <text:p>6.5832384695</text:p>
          </table:table-cell>
          <table:table-cell table:formula="of:=POWER([.C1075]-6.75;2)" office:value-type="float" office:value="0.0278094080547023" calcext:value-type="float">
            <text:p>0.0278094081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681258" calcext:value-type="float">
            <text:p>6.681258</text:p>
          </table:table-cell>
          <table:table-cell office:value-type="float" office:value="6.5829263584" calcext:value-type="float">
            <text:p>6.5829263584</text:p>
          </table:table-cell>
          <table:table-cell table:formula="of:=POWER([.C1076]-6.75;2)" office:value-type="float" office:value="0.0279136017174853" calcext:value-type="float">
            <text:p>0.0279136017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686704" calcext:value-type="float">
            <text:p>6.686704</text:p>
          </table:table-cell>
          <table:table-cell office:value-type="float" office:value="6.5825815771" calcext:value-type="float">
            <text:p>6.5825815771</text:p>
          </table:table-cell>
          <table:table-cell table:formula="of:=POWER([.C1077]-6.75;2)" office:value-type="float" office:value="0.0280289283263232" calcext:value-type="float">
            <text:p>0.0280289283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692203" calcext:value-type="float">
            <text:p>6.692203</text:p>
          </table:table-cell>
          <table:table-cell office:value-type="float" office:value="6.5822024857" calcext:value-type="float">
            <text:p>6.5822024857</text:p>
          </table:table-cell>
          <table:table-cell table:formula="of:=POWER([.C1078]-6.75;2)" office:value-type="float" office:value="0.0281560058052587" calcext:value-type="float">
            <text:p>0.0281560058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6977" calcext:value-type="float">
            <text:p>6.6977</text:p>
          </table:table-cell>
          <table:table-cell office:value-type="float" office:value="6.5817877545" calcext:value-type="float">
            <text:p>6.5817877545</text:p>
          </table:table-cell>
          <table:table-cell table:formula="of:=POWER([.C1079]-6.75;2)" office:value-type="float" office:value="0.0282953595361524" calcext:value-type="float">
            <text:p>0.0282953595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703146" calcext:value-type="float">
            <text:p>6.703146</text:p>
          </table:table-cell>
          <table:table-cell office:value-type="float" office:value="6.5813364032" calcext:value-type="float">
            <text:p>6.5813364032</text:p>
          </table:table-cell>
          <table:table-cell table:formula="of:=POWER([.C1080]-6.75;2)" office:value-type="float" office:value="0.028447408885513" calcext:value-type="float">
            <text:p>0.0284474089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708487" calcext:value-type="float">
            <text:p>6.708487</text:p>
          </table:table-cell>
          <table:table-cell office:value-type="float" office:value="6.5808477993" calcext:value-type="float">
            <text:p>6.5808477993</text:p>
          </table:table-cell>
          <table:table-cell table:formula="of:=POWER([.C1081]-6.75;2)" office:value-type="float" office:value="0.0286124670016531" calcext:value-type="float">
            <text:p>0.028612467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.713671" calcext:value-type="float">
            <text:p>6.713671</text:p>
          </table:table-cell>
          <table:table-cell office:value-type="float" office:value="6.580321681" calcext:value-type="float">
            <text:p>6.580321681</text:p>
          </table:table-cell>
          <table:table-cell table:formula="of:=POWER([.C1082]-6.75;2)" office:value-type="float" office:value="0.0287907319386657" calcext:value-type="float">
            <text:p>0.0287907319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718648" calcext:value-type="float">
            <text:p>6.718648</text:p>
          </table:table-cell>
          <table:table-cell office:value-type="float" office:value="6.5797581631" calcext:value-type="float">
            <text:p>6.5797581631</text:p>
          </table:table-cell>
          <table:table-cell table:formula="of:=POWER([.C1083]-6.75;2)" office:value-type="float" office:value="0.0289822830310861" calcext:value-type="float">
            <text:p>0.028982283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723367" calcext:value-type="float">
            <text:p>6.723367</text:p>
          </table:table-cell>
          <table:table-cell office:value-type="float" office:value="6.5791577384" calcext:value-type="float">
            <text:p>6.5791577384</text:p>
          </table:table-cell>
          <table:table-cell table:formula="of:=POWER([.C1084]-6.75;2)" office:value-type="float" office:value="0.0291870783486028" calcext:value-type="float">
            <text:p>0.0291870783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727779" calcext:value-type="float">
            <text:p>6.727779</text:p>
          </table:table-cell>
          <table:table-cell office:value-type="float" office:value="6.5785212796" calcext:value-type="float">
            <text:p>6.5785212796</text:p>
          </table:table-cell>
          <table:table-cell table:formula="of:=POWER([.C1085]-6.75;2)" office:value-type="float" office:value="0.0294049515500213" calcext:value-type="float">
            <text:p>0.0294049516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731838" calcext:value-type="float">
            <text:p>6.731838</text:p>
          </table:table-cell>
          <table:table-cell office:value-type="float" office:value="6.5778500394" calcext:value-type="float">
            <text:p>6.5778500394</text:p>
          </table:table-cell>
          <table:table-cell table:formula="of:=POWER([.C1086]-6.75;2)" office:value-type="float" office:value="0.0296356089345814" calcext:value-type="float">
            <text:p>0.0296356089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735499" calcext:value-type="float">
            <text:p>6.735499</text:p>
          </table:table-cell>
          <table:table-cell office:value-type="float" office:value="6.5771456326" calcext:value-type="float">
            <text:p>6.5771456326</text:p>
          </table:table-cell>
          <table:table-cell table:formula="of:=POWER([.C1087]-6.75;2)" office:value-type="float" office:value="0.0298786323292543" calcext:value-type="float">
            <text:p>0.0298786323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738721" calcext:value-type="float">
            <text:p>6.738721</text:p>
          </table:table-cell>
          <table:table-cell office:value-type="float" office:value="6.5764100305" calcext:value-type="float">
            <text:p>6.5764100305</text:p>
          </table:table-cell>
          <table:table-cell table:formula="of:=POWER([.C1088]-6.75;2)" office:value-type="float" office:value="0.0301334775110109" calcext:value-type="float">
            <text:p>0.0301334775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741465" calcext:value-type="float">
            <text:p>6.741465</text:p>
          </table:table-cell>
          <table:table-cell office:value-type="float" office:value="6.575645543" calcext:value-type="float">
            <text:p>6.575645543</text:p>
          </table:table-cell>
          <table:table-cell table:formula="of:=POWER([.C1089]-6.75;2)" office:value-type="float" office:value="0.0303994766757648" calcext:value-type="float">
            <text:p>0.0303994767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743695" calcext:value-type="float">
            <text:p>6.743695</text:p>
          </table:table-cell>
          <table:table-cell office:value-type="float" office:value="6.5748547939" calcext:value-type="float">
            <text:p>6.5748547939</text:p>
          </table:table-cell>
          <table:table-cell table:formula="of:=POWER([.C1090]-6.75;2)" office:value-type="float" office:value="0.0306758432198114" calcext:value-type="float">
            <text:p>0.0306758432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74538" calcext:value-type="float">
            <text:p>6.74538</text:p>
          </table:table-cell>
          <table:table-cell office:value-type="float" office:value="6.5740407025" calcext:value-type="float">
            <text:p>6.5740407025</text:p>
          </table:table-cell>
          <table:table-cell table:formula="of:=POWER([.C1091]-6.75;2)" office:value-type="float" office:value="0.0309616743766936" calcext:value-type="float">
            <text:p>0.0309616744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746492" calcext:value-type="float">
            <text:p>6.746492</text:p>
          </table:table-cell>
          <table:table-cell office:value-type="float" office:value="6.5732064516" calcext:value-type="float">
            <text:p>6.5732064516</text:p>
          </table:table-cell>
          <table:table-cell table:formula="of:=POWER([.C1092]-6.75;2)" office:value-type="float" office:value="0.0312559587558632" calcext:value-type="float">
            <text:p>0.0312559588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747007" calcext:value-type="float">
            <text:p>6.747007</text:p>
          </table:table-cell>
          <table:table-cell office:value-type="float" office:value="6.572355457" calcext:value-type="float">
            <text:p>6.572355457</text:p>
          </table:table-cell>
          <table:table-cell table:formula="of:=POWER([.C1093]-6.75;2)" office:value-type="float" office:value="0.0315575836576787" calcext:value-type="float">
            <text:p>0.0315575837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746905" calcext:value-type="float">
            <text:p>6.746905</text:p>
          </table:table-cell>
          <table:table-cell office:value-type="float" office:value="6.5714913405" calcext:value-type="float">
            <text:p>6.5714913405</text:p>
          </table:table-cell>
          <table:table-cell table:formula="of:=POWER([.C1094]-6.75;2)" office:value-type="float" office:value="0.031865341516487" calcext:value-type="float">
            <text:p>0.0318653415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746169" calcext:value-type="float">
            <text:p>6.746169</text:p>
          </table:table-cell>
          <table:table-cell office:value-type="float" office:value="6.5706178925" calcext:value-type="float">
            <text:p>6.5706178925</text:p>
          </table:table-cell>
          <table:table-cell table:formula="of:=POWER([.C1095]-6.75;2)" office:value-type="float" office:value="0.0321779404911417" calcext:value-type="float">
            <text:p>0.0321779405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74479" calcext:value-type="float">
            <text:p>6.74479</text:p>
          </table:table-cell>
          <table:table-cell office:value-type="float" office:value="6.5697390376" calcext:value-type="float">
            <text:p>6.5697390376</text:p>
          </table:table-cell>
          <table:table-cell table:formula="of:=POWER([.C1096]-6.75;2)" office:value-type="float" office:value="0.0324940145653743" calcext:value-type="float">
            <text:p>0.0324940146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742758" calcext:value-type="float">
            <text:p>6.742758</text:p>
          </table:table-cell>
          <table:table-cell office:value-type="float" office:value="6.5688587975" calcext:value-type="float">
            <text:p>6.5688587975</text:p>
          </table:table-cell>
          <table:table-cell table:formula="of:=POWER([.C1097]-6.75;2)" office:value-type="float" office:value="0.032812135243146" calcext:value-type="float">
            <text:p>0.0328121352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740072" calcext:value-type="float">
            <text:p>6.740072</text:p>
          </table:table-cell>
          <table:table-cell office:value-type="float" office:value="6.5679812563" calcext:value-type="float">
            <text:p>6.5679812563</text:p>
          </table:table-cell>
          <table:table-cell table:formula="of:=POWER([.C1098]-6.75;2)" office:value-type="float" office:value="0.0331308230581261" calcext:value-type="float">
            <text:p>0.0331308231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73673" calcext:value-type="float">
            <text:p>6.73673</text:p>
          </table:table-cell>
          <table:table-cell office:value-type="float" office:value="6.5671105269" calcext:value-type="float">
            <text:p>6.5671105269</text:p>
          </table:table-cell>
          <table:table-cell table:formula="of:=POWER([.C1099]-6.75;2)" office:value-type="float" office:value="0.0334485593707958" calcext:value-type="float">
            <text:p>0.0334485594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732739" calcext:value-type="float">
            <text:p>6.732739</text:p>
          </table:table-cell>
          <table:table-cell office:value-type="float" office:value="6.5662507186" calcext:value-type="float">
            <text:p>6.5662507186</text:p>
          </table:table-cell>
          <table:table-cell table:formula="of:=POWER([.C1100]-6.75;2)" office:value-type="float" office:value="0.0337637984150163" calcext:value-type="float">
            <text:p>0.0337637984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728105" calcext:value-type="float">
            <text:p>6.728105</text:p>
          </table:table-cell>
          <table:table-cell office:value-type="float" office:value="6.5654059014" calcext:value-type="float">
            <text:p>6.5654059014</text:p>
          </table:table-cell>
          <table:table-cell table:formula="of:=POWER([.C1101]-6.75;2)" office:value-type="float" office:value="0.0340749812379465" calcext:value-type="float">
            <text:p>0.0340749812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72284" calcext:value-type="float">
            <text:p>6.72284</text:p>
          </table:table-cell>
          <table:table-cell office:value-type="float" office:value="6.5645800824" calcext:value-type="float">
            <text:p>6.5645800824</text:p>
          </table:table-cell>
          <table:table-cell table:formula="of:=POWER([.C1102]-6.75;2)" office:value-type="float" office:value="0.0343805458427908" calcext:value-type="float">
            <text:p>0.0343805458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716958" calcext:value-type="float">
            <text:p>6.716958</text:p>
          </table:table-cell>
          <table:table-cell office:value-type="float" office:value="6.5637771828" calcext:value-type="float">
            <text:p>6.5637771828</text:p>
          </table:table-cell>
          <table:table-cell table:formula="of:=POWER([.C1103]-6.75;2)" office:value-type="float" office:value="0.0346789376459046" calcext:value-type="float">
            <text:p>0.0346789376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710476" calcext:value-type="float">
            <text:p>6.710476</text:p>
          </table:table-cell>
          <table:table-cell office:value-type="float" office:value="6.5630010143" calcext:value-type="float">
            <text:p>6.5630010143</text:p>
          </table:table-cell>
          <table:table-cell table:formula="of:=POWER([.C1104]-6.75;2)" office:value-type="float" office:value="0.0349686206528287" calcext:value-type="float">
            <text:p>0.0349686207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703415" calcext:value-type="float">
            <text:p>6.703415</text:p>
          </table:table-cell>
          <table:table-cell office:value-type="float" office:value="6.5622552724" calcext:value-type="float">
            <text:p>6.5622552724</text:p>
          </table:table-cell>
          <table:table-cell table:formula="of:=POWER([.C1105]-6.75;2)" office:value-type="float" office:value="0.0352480827415983" calcext:value-type="float">
            <text:p>0.0352480827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695795" calcext:value-type="float">
            <text:p>6.695795</text:p>
          </table:table-cell>
          <table:table-cell office:value-type="float" office:value="6.5615435251" calcext:value-type="float">
            <text:p>6.5615435251</text:p>
          </table:table-cell>
          <table:table-cell table:formula="of:=POWER([.C1106]-6.75;2)" office:value-type="float" office:value="0.0355158429317342" calcext:value-type="float">
            <text:p>0.0355158429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687641" calcext:value-type="float">
            <text:p>6.687641</text:p>
          </table:table-cell>
          <table:table-cell office:value-type="float" office:value="6.5608692294" calcext:value-type="float">
            <text:p>6.5608692294</text:p>
          </table:table-cell>
          <table:table-cell table:formula="of:=POWER([.C1107]-6.75;2)" office:value-type="float" office:value="0.0357704483877499" calcext:value-type="float">
            <text:p>0.0357704484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67898" calcext:value-type="float">
            <text:p>6.67898</text:p>
          </table:table-cell>
          <table:table-cell office:value-type="float" office:value="6.5602357473" calcext:value-type="float">
            <text:p>6.5602357473</text:p>
          </table:table-cell>
          <table:table-cell table:formula="of:=POWER([.C1108]-6.75;2)" office:value-type="float" office:value="0.0360104716027894" calcext:value-type="float">
            <text:p>0.0360104716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669838" calcext:value-type="float">
            <text:p>6.669838</text:p>
          </table:table-cell>
          <table:table-cell office:value-type="float" office:value="6.5596463925" calcext:value-type="float">
            <text:p>6.5596463925</text:p>
          </table:table-cell>
          <table:table-cell table:formula="of:=POWER([.C1109]-6.75;2)" office:value-type="float" office:value="0.0362344958882639" calcext:value-type="float">
            <text:p>0.0362344959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660244" calcext:value-type="float">
            <text:p>6.660244</text:p>
          </table:table-cell>
          <table:table-cell office:value-type="float" office:value="6.559104509" calcext:value-type="float">
            <text:p>6.559104509</text:p>
          </table:table-cell>
          <table:table-cell table:formula="of:=POWER([.C1110]-6.75;2)" office:value-type="float" office:value="0.0364410884841311" calcext:value-type="float">
            <text:p>0.0364410885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650228" calcext:value-type="float">
            <text:p>6.650228</text:p>
          </table:table-cell>
          <table:table-cell office:value-type="float" office:value="6.5586136075" calcext:value-type="float">
            <text:p>6.5586136075</text:p>
          </table:table-cell>
          <table:table-cell table:formula="of:=POWER([.C1111]-6.75;2)" office:value-type="float" office:value="0.0366287512341641" calcext:value-type="float">
            <text:p>0.0366287512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639821" calcext:value-type="float">
            <text:p>6.639821</text:p>
          </table:table-cell>
          <table:table-cell office:value-type="float" office:value="6.5581775932" calcext:value-type="float">
            <text:p>6.5581775932</text:p>
          </table:table-cell>
          <table:table-cell table:formula="of:=POWER([.C1112]-6.75;2)" office:value-type="float" office:value="0.0367958357505447" calcext:value-type="float">
            <text:p>0.0367958358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629057" calcext:value-type="float">
            <text:p>6.629057</text:p>
          </table:table-cell>
          <table:table-cell office:value-type="float" office:value="6.5578011703" calcext:value-type="float">
            <text:p>6.5578011703</text:p>
          </table:table-cell>
          <table:table-cell table:formula="of:=POWER([.C1113]-6.75;2)" office:value-type="float" office:value="0.0369403901380495" calcext:value-type="float">
            <text:p>0.0369403901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617967" calcext:value-type="float">
            <text:p>6.617967</text:p>
          </table:table-cell>
          <table:table-cell office:value-type="float" office:value="6.5574906093" calcext:value-type="float">
            <text:p>6.5574906093</text:p>
          </table:table-cell>
          <table:table-cell table:formula="of:=POWER([.C1114]-6.75;2)" office:value-type="float" office:value="0.0370598655076851" calcext:value-type="float">
            <text:p>0.0370598655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606586" calcext:value-type="float">
            <text:p>6.606586</text:p>
          </table:table-cell>
          <table:table-cell office:value-type="float" office:value="6.5572553369" calcext:value-type="float">
            <text:p>6.5572553369</text:p>
          </table:table-cell>
          <table:table-cell table:formula="of:=POWER([.C1115]-6.75;2)" office:value-type="float" office:value="0.0371505051535325" calcext:value-type="float">
            <text:p>0.0371505052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594949" calcext:value-type="float">
            <text:p>6.594949</text:p>
          </table:table-cell>
          <table:table-cell office:value-type="float" office:value="6.5571116613" calcext:value-type="float">
            <text:p>6.5571116613</text:p>
          </table:table-cell>
          <table:table-cell table:formula="of:=POWER([.C1116]-6.75;2)" office:value-type="float" office:value="0.0372059112064457" calcext:value-type="float">
            <text:p>0.0372059112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583093" calcext:value-type="float">
            <text:p>6.583093</text:p>
          </table:table-cell>
          <table:table-cell office:value-type="float" office:value="6.5570934086" calcext:value-type="float">
            <text:p>6.5570934086</text:p>
          </table:table-cell>
          <table:table-cell table:formula="of:=POWER([.C1117]-6.75;2)" office:value-type="float" office:value="0.0372129530055665" calcext:value-type="float">
            <text:p>0.037212953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571054" calcext:value-type="float">
            <text:p>6.571054</text:p>
          </table:table-cell>
          <table:table-cell office:value-type="float" office:value="6.557293957" calcext:value-type="float">
            <text:p>6.557293957</text:p>
          </table:table-cell>
          <table:table-cell table:formula="of:=POWER([.C1118]-6.75;2)" office:value-type="float" office:value="0.037135619008718" calcext:value-type="float">
            <text:p>0.037135619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558872" calcext:value-type="float">
            <text:p>6.558872</text:p>
          </table:table-cell>
          <table:table-cell office:value-type="float" office:value="6.5582121935" calcext:value-type="float">
            <text:p>6.5582121935</text:p>
          </table:table-cell>
          <table:table-cell table:formula="of:=POWER([.C1119]-6.75;2)" office:value-type="float" office:value="0.0367825627220814" calcext:value-type="float">
            <text:p>0.0367825627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546586" calcext:value-type="float">
            <text:p>6.546586</text:p>
          </table:table-cell>
          <table:table-cell office:value-type="float" office:value="6.5554187993" calcext:value-type="float">
            <text:p>6.5554187993</text:p>
          </table:table-cell>
          <table:table-cell table:formula="of:=POWER([.C1120]-6.75;2)" office:value-type="float" office:value="0.0378618436658537" calcext:value-type="float">
            <text:p>0.0378618437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534237" calcext:value-type="float">
            <text:p>6.534237</text:p>
          </table:table-cell>
          <table:table-cell office:value-type="float" office:value="6.5546843226" calcext:value-type="float">
            <text:p>6.5546843226</text:p>
          </table:table-cell>
          <table:table-cell table:formula="of:=POWER([.C1121]-6.75;2)" office:value-type="float" office:value="0.0381482138382209" calcext:value-type="float">
            <text:p>0.0381482138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52187" calcext:value-type="float">
            <text:p>6.52187</text:p>
          </table:table-cell>
          <table:table-cell office:value-type="float" office:value="6.5542552312" calcext:value-type="float">
            <text:p>6.5542552312</text:p>
          </table:table-cell>
          <table:table-cell table:formula="of:=POWER([.C1122]-6.75;2)" office:value-type="float" office:value="0.0383160145125655" calcext:value-type="float">
            <text:p>0.0383160145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509528" calcext:value-type="float">
            <text:p>6.509528</text:p>
          </table:table-cell>
          <table:table-cell office:value-type="float" office:value="6.553971491" calcext:value-type="float">
            <text:p>6.553971491</text:p>
          </table:table-cell>
          <table:table-cell table:formula="of:=POWER([.C1123]-6.75;2)" office:value-type="float" office:value="0.0384271763407629" calcext:value-type="float">
            <text:p>0.0384271763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497258" calcext:value-type="float">
            <text:p>6.497258</text:p>
          </table:table-cell>
          <table:table-cell office:value-type="float" office:value="6.5537836237" calcext:value-type="float">
            <text:p>6.5537836237</text:p>
          </table:table-cell>
          <table:table-cell table:formula="of:=POWER([.C1124]-6.75;2)" office:value-type="float" office:value="0.0385008663283031" calcext:value-type="float">
            <text:p>0.0385008663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485108" calcext:value-type="float">
            <text:p>6.485108</text:p>
          </table:table-cell>
          <table:table-cell office:value-type="float" office:value="6.5536692186" calcext:value-type="float">
            <text:p>6.5536692186</text:p>
          </table:table-cell>
          <table:table-cell table:formula="of:=POWER([.C1125]-6.75;2)" office:value-type="float" office:value="0.0385457757251347" calcext:value-type="float">
            <text:p>0.0385457757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473127" calcext:value-type="float">
            <text:p>6.473127</text:p>
          </table:table-cell>
          <table:table-cell office:value-type="float" office:value="6.553615681" calcext:value-type="float">
            <text:p>6.553615681</text:p>
          </table:table-cell>
          <table:table-cell table:formula="of:=POWER([.C1126]-6.75;2)" office:value-type="float" office:value="0.0385668007490937" calcext:value-type="float">
            <text:p>0.0385668007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461368" calcext:value-type="float">
            <text:p>6.461368</text:p>
          </table:table-cell>
          <table:table-cell office:value-type="float" office:value="6.5536148118" calcext:value-type="float">
            <text:p>6.5536148118</text:p>
          </table:table-cell>
          <table:table-cell table:formula="of:=POWER([.C1127]-6.75;2)" office:value-type="float" office:value="0.0385671421443494" calcext:value-type="float">
            <text:p>0.0385671421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449883" calcext:value-type="float">
            <text:p>6.449883</text:p>
          </table:table-cell>
          <table:table-cell office:value-type="float" office:value="6.5536606523" calcext:value-type="float">
            <text:p>6.5536606523</text:p>
          </table:table-cell>
          <table:table-cell table:formula="of:=POWER([.C1128]-6.75;2)" office:value-type="float" office:value="0.0385491394552617" calcext:value-type="float">
            <text:p>0.0385491395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438726" calcext:value-type="float">
            <text:p>6.438726</text:p>
          </table:table-cell>
          <table:table-cell office:value-type="float" office:value="6.5537485" calcext:value-type="float">
            <text:p>6.5537485</text:p>
          </table:table-cell>
          <table:table-cell table:formula="of:=POWER([.C1129]-6.75;2)" office:value-type="float" office:value="0.0385146512522499" calcext:value-type="float">
            <text:p>0.0385146513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427953" calcext:value-type="float">
            <text:p>6.427953</text:p>
          </table:table-cell>
          <table:table-cell office:value-type="float" office:value="6.5538744086" calcext:value-type="float">
            <text:p>6.5538744086</text:p>
          </table:table-cell>
          <table:table-cell table:formula="of:=POWER([.C1130]-6.75;2)" office:value-type="float" office:value="0.0384652476019996" calcext:value-type="float">
            <text:p>0.0384652476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41762" calcext:value-type="float">
            <text:p>6.41762</text:p>
          </table:table-cell>
          <table:table-cell office:value-type="float" office:value="6.554034914" calcext:value-type="float">
            <text:p>6.554034914</text:p>
          </table:table-cell>
          <table:table-cell table:formula="of:=POWER([.C1131]-6.75;2)" office:value-type="float" office:value="0.0384023149309875" calcext:value-type="float">
            <text:p>0.0384023149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407783" calcext:value-type="float">
            <text:p>6.407783</text:p>
          </table:table-cell>
          <table:table-cell office:value-type="float" office:value="6.554226871" calcext:value-type="float">
            <text:p>6.554226871</text:p>
          </table:table-cell>
          <table:table-cell table:formula="of:=POWER([.C1132]-6.75;2)" office:value-type="float" office:value="0.0383271180384506" calcext:value-type="float">
            <text:p>0.038327118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3985" calcext:value-type="float">
            <text:p>6.3985</text:p>
          </table:table-cell>
          <table:table-cell office:value-type="float" office:value="6.5544473638" calcext:value-type="float">
            <text:p>6.5544473638</text:p>
          </table:table-cell>
          <table:table-cell table:formula="of:=POWER([.C1133]-6.75;2)" office:value-type="float" office:value="0.0382408335247697" calcext:value-type="float">
            <text:p>0.0382408335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389825" calcext:value-type="float">
            <text:p>6.389825</text:p>
          </table:table-cell>
          <table:table-cell office:value-type="float" office:value="6.5546936434" calcext:value-type="float">
            <text:p>6.5546936434</text:p>
          </table:table-cell>
          <table:table-cell table:formula="of:=POWER([.C1134]-6.75;2)" office:value-type="float" office:value="0.0381445729283663" calcext:value-type="float">
            <text:p>0.0381445729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381815" calcext:value-type="float">
            <text:p>6.381815</text:p>
          </table:table-cell>
          <table:table-cell office:value-type="float" office:value="6.5549630914" calcext:value-type="float">
            <text:p>6.5549630914</text:p>
          </table:table-cell>
          <table:table-cell table:formula="of:=POWER([.C1135]-6.75;2)" office:value-type="float" office:value="0.0380393957162446" calcext:value-type="float">
            <text:p>0.0380393957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374521" calcext:value-type="float">
            <text:p>6.374521</text:p>
          </table:table-cell>
          <table:table-cell office:value-type="float" office:value="6.5552531882" calcext:value-type="float">
            <text:p>6.5552531882</text:p>
          </table:table-cell>
          <table:table-cell table:formula="of:=POWER([.C1136]-6.75;2)" office:value-type="float" office:value="0.0379263207062646" calcext:value-type="float">
            <text:p>0.0379263207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367995" calcext:value-type="float">
            <text:p>6.367995</text:p>
          </table:table-cell>
          <table:table-cell office:value-type="float" office:value="6.5555615054" calcext:value-type="float">
            <text:p>6.5555615054</text:p>
          </table:table-cell>
          <table:table-cell table:formula="of:=POWER([.C1137]-6.75;2)" office:value-type="float" office:value="0.0378063281823142" calcext:value-type="float">
            <text:p>0.0378063282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362286" calcext:value-type="float">
            <text:p>6.362286</text:p>
          </table:table-cell>
          <table:table-cell office:value-type="float" office:value="6.5558856864" calcext:value-type="float">
            <text:p>6.5558856864</text:p>
          </table:table-cell>
          <table:table-cell table:formula="of:=POWER([.C1138]-6.75;2)" office:value-type="float" office:value="0.0376803667443992" calcext:value-type="float">
            <text:p>0.0376803667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357437" calcext:value-type="float">
            <text:p>6.357437</text:p>
          </table:table-cell>
          <table:table-cell office:value-type="float" office:value="6.5562234373" calcext:value-type="float">
            <text:p>6.5562234373</text:p>
          </table:table-cell>
          <table:table-cell table:formula="of:=POWER([.C1139]-6.75;2)" office:value-type="float" office:value="0.0375493562518271" calcext:value-type="float">
            <text:p>0.0375493563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353488" calcext:value-type="float">
            <text:p>6.353488</text:p>
          </table:table-cell>
          <table:table-cell office:value-type="float" office:value="6.5565725233" calcext:value-type="float">
            <text:p>6.5565725233</text:p>
          </table:table-cell>
          <table:table-cell table:formula="of:=POWER([.C1140]-6.75;2)" office:value-type="float" office:value="0.0374141887425291" calcext:value-type="float">
            <text:p>0.0374141887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350476" calcext:value-type="float">
            <text:p>6.350476</text:p>
          </table:table-cell>
          <table:table-cell office:value-type="float" office:value="6.5569307616" calcext:value-type="float">
            <text:p>6.5569307616</text:p>
          </table:table-cell>
          <table:table-cell table:formula="of:=POWER([.C1141]-6.75;2)" office:value-type="float" office:value="0.0372757308163559" calcext:value-type="float">
            <text:p>0.0372757308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348431" calcext:value-type="float">
            <text:p>6.348431</text:p>
          </table:table-cell>
          <table:table-cell office:value-type="float" office:value="6.5572960125" calcext:value-type="float">
            <text:p>6.5572960125</text:p>
          </table:table-cell>
          <table:table-cell table:formula="of:=POWER([.C1142]-6.75;2)" office:value-type="float" office:value="0.0371348267984001" calcext:value-type="float">
            <text:p>0.0371348268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347377" calcext:value-type="float">
            <text:p>6.347377</text:p>
          </table:table-cell>
          <table:table-cell office:value-type="float" office:value="6.557666181" calcext:value-type="float">
            <text:p>6.557666181</text:p>
          </table:table-cell>
          <table:table-cell table:formula="of:=POWER([.C1143]-6.75;2)" office:value-type="float" office:value="0.0369922979311247" calcext:value-type="float">
            <text:p>0.0369922979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347332" calcext:value-type="float">
            <text:p>6.347332</text:p>
          </table:table-cell>
          <table:table-cell office:value-type="float" office:value="6.5580392079" calcext:value-type="float">
            <text:p>6.5580392079</text:p>
          </table:table-cell>
          <table:table-cell table:formula="of:=POWER([.C1144]-6.75;2)" office:value-type="float" office:value="0.0368489457036593" calcext:value-type="float">
            <text:p>0.0368489457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348308" calcext:value-type="float">
            <text:p>6.348308</text:p>
          </table:table-cell>
          <table:table-cell office:value-type="float" office:value="6.5584130735" calcext:value-type="float">
            <text:p>6.5584130735</text:p>
          </table:table-cell>
          <table:table-cell table:formula="of:=POWER([.C1145]-6.75;2)" office:value-type="float" office:value="0.0367055504057165" calcext:value-type="float">
            <text:p>0.0367055504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350308" calcext:value-type="float">
            <text:p>6.350308</text:p>
          </table:table-cell>
          <table:table-cell office:value-type="float" office:value="6.5587857885" calcext:value-type="float">
            <text:p>6.5587857885</text:p>
          </table:table-cell>
          <table:table-cell table:formula="of:=POWER([.C1146]-6.75;2)" office:value-type="float" office:value="0.0365628746795668" calcext:value-type="float">
            <text:p>0.0365628747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35333" calcext:value-type="float">
            <text:p>6.35333</text:p>
          </table:table-cell>
          <table:table-cell office:value-type="float" office:value="6.5591553961" calcext:value-type="float">
            <text:p>6.5591553961</text:p>
          </table:table-cell>
          <table:table-cell table:formula="of:=POWER([.C1147]-6.75;2)" office:value-type="float" office:value="0.0364216628377481" calcext:value-type="float">
            <text:p>0.0364216628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357362" calcext:value-type="float">
            <text:p>6.357362</text:p>
          </table:table-cell>
          <table:table-cell office:value-type="float" office:value="6.5595199713" calcext:value-type="float">
            <text:p>6.5595199713</text:p>
          </table:table-cell>
          <table:table-cell table:formula="of:=POWER([.C1148]-6.75;2)" office:value-type="float" office:value="0.0362826413335527" calcext:value-type="float">
            <text:p>0.0362826413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362385" calcext:value-type="float">
            <text:p>6.362385</text:p>
          </table:table-cell>
          <table:table-cell office:value-type="float" office:value="6.5598776219" calcext:value-type="float">
            <text:p>6.5598776219</text:p>
          </table:table-cell>
          <table:table-cell table:formula="of:=POWER([.C1149]-6.75;2)" office:value-type="float" office:value="0.0361465186543993" calcext:value-type="float">
            <text:p>0.0361465187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368372" calcext:value-type="float">
            <text:p>6.368372</text:p>
          </table:table-cell>
          <table:table-cell office:value-type="float" office:value="6.560226491" calcext:value-type="float">
            <text:p>6.560226491</text:p>
          </table:table-cell>
          <table:table-cell table:formula="of:=POWER([.C1150]-6.75;2)" office:value-type="float" office:value="0.0360139847181731" calcext:value-type="float">
            <text:p>0.0360139847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375289" calcext:value-type="float">
            <text:p>6.375289</text:p>
          </table:table-cell>
          <table:table-cell office:value-type="float" office:value="6.5605647616" calcext:value-type="float">
            <text:p>6.5605647616</text:p>
          </table:table-cell>
          <table:table-cell table:formula="of:=POWER([.C1151]-6.75;2)" office:value-type="float" office:value="0.0358857095476647" calcext:value-type="float">
            <text:p>0.0358857095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383091" calcext:value-type="float">
            <text:p>6.383091</text:p>
          </table:table-cell>
          <table:table-cell office:value-type="float" office:value="6.5608906577" calcext:value-type="float">
            <text:p>6.5608906577</text:p>
          </table:table-cell>
          <table:table-cell table:formula="of:=POWER([.C1152]-6.75;2)" office:value-type="float" office:value="0.0357623433451386" calcext:value-type="float">
            <text:p>0.0357623433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391729" calcext:value-type="float">
            <text:p>6.391729</text:p>
          </table:table-cell>
          <table:table-cell office:value-type="float" office:value="6.5612024552" calcext:value-type="float">
            <text:p>6.5612024552</text:p>
          </table:table-cell>
          <table:table-cell table:formula="of:=POWER([.C1153]-6.75;2)" office:value-type="float" office:value="0.035644512922508" calcext:value-type="float">
            <text:p>0.0356445129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401143" calcext:value-type="float">
            <text:p>6.401143</text:p>
          </table:table-cell>
          <table:table-cell office:value-type="float" office:value="6.5614984875" calcext:value-type="float">
            <text:p>6.5614984875</text:p>
          </table:table-cell>
          <table:table-cell table:formula="of:=POWER([.C1154]-6.75;2)" office:value-type="float" office:value="0.0355328202147877" calcext:value-type="float">
            <text:p>0.0355328202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411266" calcext:value-type="float">
            <text:p>6.411266</text:p>
          </table:table-cell>
          <table:table-cell office:value-type="float" office:value="6.5617771595" calcext:value-type="float">
            <text:p>6.5617771595</text:p>
          </table:table-cell>
          <table:table-cell table:formula="of:=POWER([.C1155]-6.75;2)" office:value-type="float" office:value="0.0354278376858884" calcext:value-type="float">
            <text:p>0.0354278377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422026" calcext:value-type="float">
            <text:p>6.422026</text:p>
          </table:table-cell>
          <table:table-cell office:value-type="float" office:value="6.5620369516" calcext:value-type="float">
            <text:p>6.5620369516</text:p>
          </table:table-cell>
          <table:table-cell table:formula="of:=POWER([.C1156]-6.75;2)" office:value-type="float" office:value="0.0353301075638209" calcext:value-type="float">
            <text:p>0.0353301076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433339" calcext:value-type="float">
            <text:p>6.433339</text:p>
          </table:table-cell>
          <table:table-cell office:value-type="float" office:value="6.5622764391" calcext:value-type="float">
            <text:p>6.5622764391</text:p>
          </table:table-cell>
          <table:table-cell table:formula="of:=POWER([.C1157]-6.75;2)" office:value-type="float" office:value="0.0352401353169761" calcext:value-type="float">
            <text:p>0.0352401353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445119" calcext:value-type="float">
            <text:p>6.445119</text:p>
          </table:table-cell>
          <table:table-cell office:value-type="float" office:value="6.5624943047" calcext:value-type="float">
            <text:p>6.5624943047</text:p>
          </table:table-cell>
          <table:table-cell table:formula="of:=POWER([.C1158]-6.75;2)" office:value-type="float" office:value="0.0351583857699363" calcext:value-type="float">
            <text:p>0.0351583858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457271" calcext:value-type="float">
            <text:p>6.457271</text:p>
          </table:table-cell>
          <table:table-cell office:value-type="float" office:value="6.5626893513" calcext:value-type="float">
            <text:p>6.5626893513</text:p>
          </table:table-cell>
          <table:table-cell table:formula="of:=POWER([.C1159]-6.75;2)" office:value-type="float" office:value="0.035085279116415" calcext:value-type="float">
            <text:p>0.0350852791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469693" calcext:value-type="float">
            <text:p>6.469693</text:p>
          </table:table-cell>
          <table:table-cell office:value-type="float" office:value="6.5628605179" calcext:value-type="float">
            <text:p>6.5628605179</text:p>
          </table:table-cell>
          <table:table-cell table:formula="of:=POWER([.C1160]-6.75;2)" office:value-type="float" office:value="0.0350211857606563" calcext:value-type="float">
            <text:p>0.0350211858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48228" calcext:value-type="float">
            <text:p>6.48228</text:p>
          </table:table-cell>
          <table:table-cell office:value-type="float" office:value="6.5630069014" calcext:value-type="float">
            <text:p>6.5630069014</text:p>
          </table:table-cell>
          <table:table-cell table:formula="of:=POWER([.C1161]-6.75;2)" office:value-type="float" office:value="0.0349664189240295" calcext:value-type="float">
            <text:p>0.0349664189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494919" calcext:value-type="float">
            <text:p>6.494919</text:p>
          </table:table-cell>
          <table:table-cell office:value-type="float" office:value="6.5631277652" calcext:value-type="float">
            <text:p>6.5631277652</text:p>
          </table:table-cell>
          <table:table-cell table:formula="of:=POWER([.C1162]-6.75;2)" office:value-type="float" office:value="0.0349212321391463" calcext:value-type="float">
            <text:p>0.0349212321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507494" calcext:value-type="float">
            <text:p>6.507494</text:p>
          </table:table-cell>
          <table:table-cell office:value-type="float" office:value="6.5632225627" calcext:value-type="float">
            <text:p>6.5632225627</text:p>
          </table:table-cell>
          <table:table-cell table:formula="of:=POWER([.C1163]-6.75;2)" office:value-type="float" office:value="0.0348858110843554" calcext:value-type="float">
            <text:p>0.0348858111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519884" calcext:value-type="float">
            <text:p>6.519884</text:p>
          </table:table-cell>
          <table:table-cell office:value-type="float" office:value="6.5632909516" calcext:value-type="float">
            <text:p>6.5632909516</text:p>
          </table:table-cell>
          <table:table-cell table:formula="of:=POWER([.C1164]-6.75;2)" office:value-type="float" office:value="0.0348602687544335" calcext:value-type="float">
            <text:p>0.0348602688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531965" calcext:value-type="float">
            <text:p>6.531965</text:p>
          </table:table-cell>
          <table:table-cell office:value-type="float" office:value="6.5633328065" calcext:value-type="float">
            <text:p>6.5633328065</text:p>
          </table:table-cell>
          <table:table-cell table:formula="of:=POWER([.C1165]-6.75;2)" office:value-type="float" office:value="0.0348446411291664" calcext:value-type="float">
            <text:p>0.0348446411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543608" calcext:value-type="float">
            <text:p>6.543608</text:p>
          </table:table-cell>
          <table:table-cell office:value-type="float" office:value="6.5633482384" calcext:value-type="float">
            <text:p>6.5633482384</text:p>
          </table:table-cell>
          <table:table-cell table:formula="of:=POWER([.C1166]-6.75;2)" office:value-type="float" office:value="0.0348388801083833" calcext:value-type="float">
            <text:p>0.0348388801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554684" calcext:value-type="float">
            <text:p>6.554684</text:p>
          </table:table-cell>
          <table:table-cell office:value-type="float" office:value="6.5633376093" calcext:value-type="float">
            <text:p>6.5633376093</text:p>
          </table:table-cell>
          <table:table-cell table:formula="of:=POWER([.C1167]-6.75;2)" office:value-type="float" office:value="0.0348428481018396" calcext:value-type="float">
            <text:p>0.0348428481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565061" calcext:value-type="float">
            <text:p>6.565061</text:p>
          </table:table-cell>
          <table:table-cell office:value-type="float" office:value="6.5633015394" calcext:value-type="float">
            <text:p>6.5633015394</text:p>
          </table:table-cell>
          <table:table-cell table:formula="of:=POWER([.C1168]-6.75;2)" office:value-type="float" office:value="0.0348563151904096" calcext:value-type="float">
            <text:p>0.0348563152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574605" calcext:value-type="float">
            <text:p>6.574605</text:p>
          </table:table-cell>
          <table:table-cell office:value-type="float" office:value="6.5632409211" calcext:value-type="float">
            <text:p>6.5632409211</text:p>
          </table:table-cell>
          <table:table-cell table:formula="of:=POWER([.C1169]-6.75;2)" office:value-type="float" office:value="0.0348789535515763" calcext:value-type="float">
            <text:p>0.0348789536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583185" calcext:value-type="float">
            <text:p>6.583185</text:p>
          </table:table-cell>
          <table:table-cell office:value-type="float" office:value="6.5631569283" calcext:value-type="float">
            <text:p>6.5631569283</text:p>
          </table:table-cell>
          <table:table-cell table:formula="of:=POWER([.C1170]-6.75;2)" office:value-type="float" office:value="0.0349103334422914" calcext:value-type="float">
            <text:p>0.0349103334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590668" calcext:value-type="float">
            <text:p>6.590668</text:p>
          </table:table-cell>
          <table:table-cell office:value-type="float" office:value="6.5630510215" calcext:value-type="float">
            <text:p>6.5630510215</text:p>
          </table:table-cell>
          <table:table-cell table:formula="of:=POWER([.C1171]-6.75;2)" office:value-type="float" office:value="0.0349499205621936" calcext:value-type="float">
            <text:p>0.0349499206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596921" calcext:value-type="float">
            <text:p>6.596921</text:p>
          </table:table-cell>
          <table:table-cell office:value-type="float" office:value="6.5629249498" calcext:value-type="float">
            <text:p>6.5629249498</text:p>
          </table:table-cell>
          <table:table-cell table:formula="of:=POWER([.C1172]-6.75;2)" office:value-type="float" office:value="0.0349970744073324" calcext:value-type="float">
            <text:p>0.0349970744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601817" calcext:value-type="float">
            <text:p>6.601817</text:p>
          </table:table-cell>
          <table:table-cell office:value-type="float" office:value="6.5627807634" calcext:value-type="float">
            <text:p>6.5627807634</text:p>
          </table:table-cell>
          <table:table-cell table:formula="of:=POWER([.C1173]-6.75;2)" office:value-type="float" office:value="0.0350510425530867" calcext:value-type="float">
            <text:p>0.0350510426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605228" calcext:value-type="float">
            <text:p>6.605228</text:p>
          </table:table-cell>
          <table:table-cell office:value-type="float" office:value="6.5626208011" calcext:value-type="float">
            <text:p>6.5626208011</text:p>
          </table:table-cell>
          <table:table-cell table:formula="of:=POWER([.C1174]-6.75;2)" office:value-type="float" office:value="0.0351109641804059" calcext:value-type="float">
            <text:p>0.0351109642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607033" calcext:value-type="float">
            <text:p>6.607033</text:p>
          </table:table-cell>
          <table:table-cell office:value-type="float" office:value="6.5624476971" calcext:value-type="float">
            <text:p>6.5624476971</text:p>
          </table:table-cell>
          <table:table-cell table:formula="of:=POWER([.C1175]-6.75;2)" office:value-type="float" office:value="0.0351758663230935" calcext:value-type="float">
            <text:p>0.0351758663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607111" calcext:value-type="float">
            <text:p>6.607111</text:p>
          </table:table-cell>
          <table:table-cell office:value-type="float" office:value="6.562264371" calcext:value-type="float">
            <text:p>6.562264371</text:p>
          </table:table-cell>
          <table:table-cell table:formula="of:=POWER([.C1176]-6.75;2)" office:value-type="float" office:value="0.0352446663960255" calcext:value-type="float">
            <text:p>0.0352446664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605351" calcext:value-type="float">
            <text:p>6.605351</text:p>
          </table:table-cell>
          <table:table-cell office:value-type="float" office:value="6.5620740269" calcext:value-type="float">
            <text:p>6.5620740269</text:p>
          </table:table-cell>
          <table:table-cell table:formula="of:=POWER([.C1177]-6.75;2)" office:value-type="float" office:value="0.0353161713655821" calcext:value-type="float">
            <text:p>0.0353161714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601644" calcext:value-type="float">
            <text:p>6.601644</text:p>
          </table:table-cell>
          <table:table-cell office:value-type="float" office:value="6.5618801416" calcext:value-type="float">
            <text:p>6.5618801416</text:p>
          </table:table-cell>
          <table:table-cell table:formula="of:=POWER([.C1178]-6.75;2)" office:value-type="float" office:value="0.0353890811244362" calcext:value-type="float">
            <text:p>0.0353890811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595889" calcext:value-type="float">
            <text:p>6.595889</text:p>
          </table:table-cell>
          <table:table-cell office:value-type="float" office:value="6.5616864552" calcext:value-type="float">
            <text:p>6.5616864552</text:p>
          </table:table-cell>
          <table:table-cell table:formula="of:=POWER([.C1179]-6.75;2)" office:value-type="float" office:value="0.0354619911551415" calcext:value-type="float">
            <text:p>0.0354619912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587991" calcext:value-type="float">
            <text:p>6.587991</text:p>
          </table:table-cell>
          <table:table-cell office:value-type="float" office:value="6.5614969606" calcext:value-type="float">
            <text:p>6.5614969606</text:p>
          </table:table-cell>
          <table:table-cell table:formula="of:=POWER([.C1180]-6.75;2)" office:value-type="float" office:value="0.0355333958630381" calcext:value-type="float">
            <text:p>0.0355333959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577861" calcext:value-type="float">
            <text:p>6.577861</text:p>
          </table:table-cell>
          <table:table-cell office:value-type="float" office:value="6.5613158871" calcext:value-type="float">
            <text:p>6.5613158871</text:p>
          </table:table-cell>
          <table:table-cell table:formula="of:=POWER([.C1181]-6.75;2)" office:value-type="float" office:value="0.0356016944608599" calcext:value-type="float">
            <text:p>0.0356016945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56542" calcext:value-type="float">
            <text:p>6.56542</text:p>
          </table:table-cell>
          <table:table-cell office:value-type="float" office:value="6.5611476953" calcext:value-type="float">
            <text:p>6.5611476953</text:p>
          </table:table-cell>
          <table:table-cell table:formula="of:=POWER([.C1182]-6.75;2)" office:value-type="float" office:value="0.0356651929905017" calcext:value-type="float">
            <text:p>0.035665193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550594" calcext:value-type="float">
            <text:p>6.550594</text:p>
          </table:table-cell>
          <table:table-cell office:value-type="float" office:value="6.560997052" calcext:value-type="float">
            <text:p>6.560997052</text:p>
          </table:table-cell>
          <table:table-cell table:formula="of:=POWER([.C1183]-6.75;2)" office:value-type="float" office:value="0.0357221143526906" calcext:value-type="float">
            <text:p>0.0357221144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533316" calcext:value-type="float">
            <text:p>6.533316</text:p>
          </table:table-cell>
          <table:table-cell office:value-type="float" office:value="6.5608688208" calcext:value-type="float">
            <text:p>6.5608688208</text:p>
          </table:table-cell>
          <table:table-cell table:formula="of:=POWER([.C1184]-6.75;2)" office:value-type="float" office:value="0.0357706029455826" calcext:value-type="float">
            <text:p>0.0357706029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513526" calcext:value-type="float">
            <text:p>6.513526</text:p>
          </table:table-cell>
          <table:table-cell office:value-type="float" office:value="6.5607680484" calcext:value-type="float">
            <text:p>6.5607680484</text:p>
          </table:table-cell>
          <table:table-cell table:formula="of:=POWER([.C1185]-6.75;2)" office:value-type="float" office:value="0.0358087315063448" calcext:value-type="float">
            <text:p>0.0358087315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49117" calcext:value-type="float">
            <text:p>6.49117</text:p>
          </table:table-cell>
          <table:table-cell office:value-type="float" office:value="6.5606999462" calcext:value-type="float">
            <text:p>6.5606999462</text:p>
          </table:table-cell>
          <table:table-cell table:formula="of:=POWER([.C1186]-6.75;2)" office:value-type="float" office:value="0.035834510368683" calcext:value-type="float">
            <text:p>0.0358345104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466199" calcext:value-type="float">
            <text:p>6.466199</text:p>
          </table:table-cell>
          <table:table-cell office:value-type="float" office:value="6.5606698799" calcext:value-type="float">
            <text:p>6.5606698799</text:p>
          </table:table-cell>
          <table:table-cell table:formula="of:=POWER([.C1187]-6.75;2)" office:value-type="float" office:value="0.0358458943770805" calcext:value-type="float">
            <text:p>0.0358458944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438565" calcext:value-type="float">
            <text:p>6.438565</text:p>
          </table:table-cell>
          <table:table-cell office:value-type="float" office:value="6.5606833566" calcext:value-type="float">
            <text:p>6.5606833566</text:p>
          </table:table-cell>
          <table:table-cell table:formula="of:=POWER([.C1188]-6.75;2)" office:value-type="float" office:value="0.0358407914682427" calcext:value-type="float">
            <text:p>0.0358407915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408223" calcext:value-type="float">
            <text:p>6.408223</text:p>
          </table:table-cell>
          <table:table-cell office:value-type="float" office:value="6.5607460161" calcext:value-type="float">
            <text:p>6.5607460161</text:p>
          </table:table-cell>
          <table:table-cell table:formula="of:=POWER([.C1189]-6.75;2)" office:value-type="float" office:value="0.0358170704220216" calcext:value-type="float">
            <text:p>0.0358170704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375124" calcext:value-type="float">
            <text:p>6.375124</text:p>
          </table:table-cell>
          <table:table-cell office:value-type="float" office:value="6.5608636272" calcext:value-type="float">
            <text:p>6.5608636272</text:p>
          </table:table-cell>
          <table:table-cell table:formula="of:=POWER([.C1190]-6.75;2)" office:value-type="float" office:value="0.0357725675159406" calcext:value-type="float">
            <text:p>0.0357725675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339212" calcext:value-type="float">
            <text:p>6.339212</text:p>
          </table:table-cell>
          <table:table-cell office:value-type="float" office:value="6.5610420824" calcext:value-type="float">
            <text:p>6.5610420824</text:p>
          </table:table-cell>
          <table:table-cell table:formula="of:=POWER([.C1191]-6.75;2)" office:value-type="float" office:value="0.0357050946237283" calcext:value-type="float">
            <text:p>0.0357050946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300418" calcext:value-type="float">
            <text:p>6.300418</text:p>
          </table:table-cell>
          <table:table-cell office:value-type="float" office:value="6.5612874104" calcext:value-type="float">
            <text:p>6.5612874104</text:p>
          </table:table-cell>
          <table:table-cell table:formula="of:=POWER([.C1192]-6.75;2)" office:value-type="float" office:value="0.0356124414735379" calcext:value-type="float">
            <text:p>0.0356124415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258653" calcext:value-type="float">
            <text:p>6.258653</text:p>
          </table:table-cell>
          <table:table-cell office:value-type="float" office:value="6.5616057903" calcext:value-type="float">
            <text:p>6.5616057903</text:p>
          </table:table-cell>
          <table:table-cell table:formula="of:=POWER([.C1193]-6.75;2)" office:value-type="float" office:value="0.0354923782484876" calcext:value-type="float">
            <text:p>0.0354923782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213793" calcext:value-type="float">
            <text:p>6.213793</text:p>
          </table:table-cell>
          <table:table-cell office:value-type="float" office:value="6.5620035824" calcext:value-type="float">
            <text:p>6.5620035824</text:p>
          </table:table-cell>
          <table:table-cell table:formula="of:=POWER([.C1194]-6.75;2)" office:value-type="float" office:value="0.0353426530304336" calcext:value-type="float">
            <text:p>0.035342653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165667" calcext:value-type="float">
            <text:p>6.165667</text:p>
          </table:table-cell>
          <table:table-cell office:value-type="float" office:value="6.5624873817" calcext:value-type="float">
            <text:p>6.5624873817</text:p>
          </table:table-cell>
          <table:table-cell table:formula="of:=POWER([.C1195]-6.75;2)" office:value-type="float" office:value="0.0351609820217213" calcext:value-type="float">
            <text:p>0.035160982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114032" calcext:value-type="float">
            <text:p>6.114032</text:p>
          </table:table-cell>
          <table:table-cell office:value-type="float" office:value="6.563064095" calcext:value-type="float">
            <text:p>6.563064095</text:p>
          </table:table-cell>
          <table:table-cell table:formula="of:=POWER([.C1196]-6.75;2)" office:value-type="float" office:value="0.0349450325781692" calcext:value-type="float">
            <text:p>0.0349450326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058538" calcext:value-type="float">
            <text:p>6.058538</text:p>
          </table:table-cell>
          <table:table-cell office:value-type="float" office:value="6.5637410609" calcext:value-type="float">
            <text:p>6.5637410609</text:p>
          </table:table-cell>
          <table:table-cell table:formula="of:=POWER([.C1197]-6.75;2)" office:value-type="float" office:value="0.0346923923946575" calcext:value-type="float">
            <text:p>0.0346923924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5.998678" calcext:value-type="float">
            <text:p>5.998678</text:p>
          </table:table-cell>
          <table:table-cell office:value-type="float" office:value="6.5645262312" calcext:value-type="float">
            <text:p>6.5645262312</text:p>
          </table:table-cell>
          <table:table-cell table:formula="of:=POWER([.C1198]-6.75;2)" office:value-type="float" office:value="0.0344005189128757" calcext:value-type="float">
            <text:p>0.0344005189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5.933709" calcext:value-type="float">
            <text:p>5.933709</text:p>
          </table:table-cell>
          <table:table-cell office:value-type="float" office:value="6.5654284427" calcext:value-type="float">
            <text:p>6.5654284427</text:p>
          </table:table-cell>
          <table:table-cell table:formula="of:=POWER([.C1199]-6.75;2)" office:value-type="float" office:value="0.0340666597641472" calcext:value-type="float">
            <text:p>0.0340666598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.862521" calcext:value-type="float">
            <text:p>5.862521</text:p>
          </table:table-cell>
          <table:table-cell office:value-type="float" office:value="6.566457828" calcext:value-type="float">
            <text:p>6.566457828</text:p>
          </table:table-cell>
          <table:table-cell table:formula="of:=POWER([.C1200]-6.75;2)" office:value-type="float" office:value="0.0336877289024776" calcext:value-type="float">
            <text:p>0.0336877289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.783426" calcext:value-type="float">
            <text:p>5.783426</text:p>
          </table:table-cell>
          <table:table-cell office:value-type="float" office:value="6.5676264642" calcext:value-type="float">
            <text:p>6.5676264642</text:p>
          </table:table-cell>
          <table:table-cell table:formula="of:=POWER([.C1201]-6.75;2)" office:value-type="float" office:value="0.0332601065601939" calcext:value-type="float">
            <text:p>0.0332601066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5.693774" calcext:value-type="float">
            <text:p>5.693774</text:p>
          </table:table-cell>
          <table:table-cell office:value-type="float" office:value="6.5689493961" calcext:value-type="float">
            <text:p>6.5689493961</text:p>
          </table:table-cell>
          <table:table-cell table:formula="of:=POWER([.C1202]-6.75;2)" office:value-type="float" office:value="0.0327793211725548" calcext:value-type="float">
            <text:p>0.0327793212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5.589235" calcext:value-type="float">
            <text:p>5.589235</text:p>
          </table:table-cell>
          <table:table-cell office:value-type="float" office:value="6.570446353" calcext:value-type="float">
            <text:p>6.570446353</text:p>
          </table:table-cell>
          <table:table-cell table:formula="of:=POWER([.C1203]-6.75;2)" office:value-type="float" office:value="0.0322395121510005" calcext:value-type="float">
            <text:p>0.0322395122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5.46234" calcext:value-type="float">
            <text:p>5.46234</text:p>
          </table:table-cell>
          <table:table-cell office:value-type="float" office:value="6.5721447437" calcext:value-type="float">
            <text:p>6.5721447437</text:p>
          </table:table-cell>
          <table:table-cell table:formula="of:=POWER([.C1204]-6.75;2)" office:value-type="float" office:value="0.0316324921935387" calcext:value-type="float">
            <text:p>0.0316324922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.29917" calcext:value-type="float">
            <text:p>5.29917</text:p>
          </table:table-cell>
          <table:table-cell office:value-type="float" office:value="6.574085276" calcext:value-type="float">
            <text:p>6.574085276</text:p>
          </table:table-cell>
          <table:table-cell table:formula="of:=POWER([.C1205]-6.75;2)" office:value-type="float" office:value="0.0309459901199962" calcext:value-type="float">
            <text:p>0.0309459901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5.07072" calcext:value-type="float">
            <text:p>5.07072</text:p>
          </table:table-cell>
          <table:table-cell office:value-type="float" office:value="6.5763335054" calcext:value-type="float">
            <text:p>6.5763335054</text:p>
          </table:table-cell>
          <table:table-cell table:formula="of:=POWER([.C1206]-6.75;2)" office:value-type="float" office:value="0.0301600513466518" calcext:value-type="float">
            <text:p>0.0301600513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.705055" calcext:value-type="float">
            <text:p>4.705055</text:p>
          </table:table-cell>
          <table:table-cell office:value-type="float" office:value="6.5790068602" calcext:value-type="float">
            <text:p>6.5790068602</text:p>
          </table:table-cell>
          <table:table-cell table:formula="of:=POWER([.C1207]-6.75;2)" office:value-type="float" office:value="0.0292386538586624" calcext:value-type="float">
            <text:p>0.0292386539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.956815" calcext:value-type="float">
            <text:p>3.956815</text:p>
          </table:table-cell>
          <table:table-cell office:value-type="float" office:value="6.5823515735" calcext:value-type="float">
            <text:p>6.5823515735</text:p>
          </table:table-cell>
          <table:table-cell table:formula="of:=POWER([.C1208]-6.75;2)" office:value-type="float" office:value="0.0281059949079258" calcext:value-type="float">
            <text:p>0.0281059949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.956815" calcext:value-type="float">
            <text:p>3.956815</text:p>
          </table:table-cell>
          <table:table-cell office:value-type="float" office:value="6.5870534731" calcext:value-type="float">
            <text:p>6.5870534731</text:p>
          </table:table-cell>
          <table:table-cell table:formula="of:=POWER([.C1209]-6.75;2)" office:value-type="float" office:value="0.0265515706287724" calcext:value-type="float">
            <text:p>0.0265515706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.956815" calcext:value-type="float">
            <text:p>3.956815</text:p>
          </table:table-cell>
          <table:table-cell office:value-type="float" office:value="6.5917717151" calcext:value-type="float">
            <text:p>6.5917717151</text:p>
          </table:table-cell>
          <table:table-cell table:formula="of:=POWER([.C1210]-6.75;2)" office:value-type="float" office:value="0.0250361901423955" calcext:value-type="float">
            <text:p>0.0250361901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9.050136" calcext:value-type="float">
            <text:p>9.050136</text:p>
          </table:table-cell>
          <table:table-cell office:value-type="float" office:value="6.5965062581" calcext:value-type="float">
            <text:p>6.5965062581</text:p>
          </table:table-cell>
          <table:table-cell table:formula="of:=POWER([.C1211]-6.75;2)" office:value-type="float" office:value="0.0235603288024639" calcext:value-type="float">
            <text:p>0.0235603288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7.45048" calcext:value-type="float">
            <text:p>7.45048</text:p>
          </table:table-cell>
          <table:table-cell office:value-type="float" office:value="6.5921291219" calcext:value-type="float">
            <text:p>6.5921291219</text:p>
          </table:table-cell>
          <table:table-cell table:formula="of:=POWER([.C1212]-6.75;2)" office:value-type="float" office:value="0.024923214152065" calcext:value-type="float">
            <text:p>0.0249232142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887468" calcext:value-type="float">
            <text:p>6.887468</text:p>
          </table:table-cell>
          <table:table-cell office:value-type="float" office:value="6.590634595" calcext:value-type="float">
            <text:p>6.590634595</text:p>
          </table:table-cell>
          <table:table-cell table:formula="of:=POWER([.C1213]-6.75;2)" office:value-type="float" office:value="0.025397332310814" calcext:value-type="float">
            <text:p>0.0253973323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59073" calcext:value-type="float">
            <text:p>6.59073</text:p>
          </table:table-cell>
          <table:table-cell office:value-type="float" office:value="6.5901644767" calcext:value-type="float">
            <text:p>6.5901644767</text:p>
          </table:table-cell>
          <table:table-cell table:formula="of:=POWER([.C1214]-6.75;2)" office:value-type="float" office:value="0.0255473945085848" calcext:value-type="float">
            <text:p>0.0255473945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40416" calcext:value-type="float">
            <text:p>6.40416</text:p>
          </table:table-cell>
          <table:table-cell office:value-type="float" office:value="6.5902410358" calcext:value-type="float">
            <text:p>6.5902410358</text:p>
          </table:table-cell>
          <table:table-cell table:formula="of:=POWER([.C1215]-6.75;2)" office:value-type="float" office:value="0.0255229266422569" calcext:value-type="float">
            <text:p>0.0255229266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274922" calcext:value-type="float">
            <text:p>6.274922</text:p>
          </table:table-cell>
          <table:table-cell office:value-type="float" office:value="6.59066619" calcext:value-type="float">
            <text:p>6.59066619</text:p>
          </table:table-cell>
          <table:table-cell table:formula="of:=POWER([.C1216]-6.75;2)" office:value-type="float" office:value="0.025387263009116" calcext:value-type="float">
            <text:p>0.025387263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180136" calcext:value-type="float">
            <text:p>6.180136</text:p>
          </table:table-cell>
          <table:table-cell office:value-type="float" office:value="6.5913364355" calcext:value-type="float">
            <text:p>6.5913364355</text:p>
          </table:table-cell>
          <table:table-cell table:formula="of:=POWER([.C1217]-6.75;2)" office:value-type="float" office:value="0.0251741266998458" calcext:value-type="float">
            <text:p>0.0251741267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108291" calcext:value-type="float">
            <text:p>6.108291</text:p>
          </table:table-cell>
          <table:table-cell office:value-type="float" office:value="6.5921891738" calcext:value-type="float">
            <text:p>6.5921891738</text:p>
          </table:table-cell>
          <table:table-cell table:formula="of:=POWER([.C1218]-6.75;2)" office:value-type="float" office:value="0.0249042568659267" calcext:value-type="float">
            <text:p>0.0249042569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052965" calcext:value-type="float">
            <text:p>6.052965</text:p>
          </table:table-cell>
          <table:table-cell office:value-type="float" office:value="6.5931823495" calcext:value-type="float">
            <text:p>6.5931823495</text:p>
          </table:table-cell>
          <table:table-cell table:formula="of:=POWER([.C1219]-6.75;2)" office:value-type="float" office:value="0.0245917755083401" calcext:value-type="float">
            <text:p>0.0245917755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010289" calcext:value-type="float">
            <text:p>6.010289</text:p>
          </table:table-cell>
          <table:table-cell office:value-type="float" office:value="6.5942853369" calcext:value-type="float">
            <text:p>6.5942853369</text:p>
          </table:table-cell>
          <table:table-cell table:formula="of:=POWER([.C1220]-6.75;2)" office:value-type="float" office:value="0.0242470563043463" calcext:value-type="float">
            <text:p>0.0242470563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.977785" calcext:value-type="float">
            <text:p>5.977785</text:p>
          </table:table-cell>
          <table:table-cell office:value-type="float" office:value="6.5954743817" calcext:value-type="float">
            <text:p>6.5954743817</text:p>
          </table:table-cell>
          <table:table-cell table:formula="of:=POWER([.C1221]-6.75;2)" office:value-type="float" office:value="0.0238781667109973" calcext:value-type="float">
            <text:p>0.0238781667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5.953775" calcext:value-type="float">
            <text:p>5.953775</text:p>
          </table:table-cell>
          <table:table-cell office:value-type="float" office:value="6.5967301183" calcext:value-type="float">
            <text:p>6.5967301183</text:p>
          </table:table-cell>
          <table:table-cell table:formula="of:=POWER([.C1222]-6.75;2)" office:value-type="float" office:value="0.023491656636332" calcext:value-type="float">
            <text:p>0.0234916566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.937068" calcext:value-type="float">
            <text:p>5.937068</text:p>
          </table:table-cell>
          <table:table-cell office:value-type="float" office:value="6.5980361505" calcext:value-type="float">
            <text:p>6.5980361505</text:p>
          </table:table-cell>
          <table:table-cell table:formula="of:=POWER([.C1223]-6.75;2)" office:value-type="float" office:value="0.0230930115548585" calcext:value-type="float">
            <text:p>0.0230930116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5.926779" calcext:value-type="float">
            <text:p>5.926779</text:p>
          </table:table-cell>
          <table:table-cell office:value-type="float" office:value="6.5993781918" calcext:value-type="float">
            <text:p>6.5993781918</text:p>
          </table:table-cell>
          <table:table-cell table:formula="of:=POWER([.C1224]-6.75;2)" office:value-type="float" office:value="0.0226869291054377" calcext:value-type="float">
            <text:p>0.0226869291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5.922215" calcext:value-type="float">
            <text:p>5.922215</text:p>
          </table:table-cell>
          <table:table-cell office:value-type="float" office:value="6.6007435305" calcext:value-type="float">
            <text:p>6.6007435305</text:p>
          </table:table-cell>
          <table:table-cell table:formula="of:=POWER([.C1225]-6.75;2)" office:value-type="float" office:value="0.0222774936876044" calcext:value-type="float">
            <text:p>0.0222774937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5.922811" calcext:value-type="float">
            <text:p>5.922811</text:p>
          </table:table-cell>
          <table:table-cell office:value-type="float" office:value="6.6021207007" calcext:value-type="float">
            <text:p>6.6021207007</text:p>
          </table:table-cell>
          <table:table-cell table:formula="of:=POWER([.C1226]-6.75;2)" office:value-type="float" office:value="0.0218682871614588" calcext:value-type="float">
            <text:p>0.0218682872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.928087" calcext:value-type="float">
            <text:p>5.928087</text:p>
          </table:table-cell>
          <table:table-cell office:value-type="float" office:value="6.6034992652" calcext:value-type="float">
            <text:p>6.6034992652</text:p>
          </table:table-cell>
          <table:table-cell table:formula="of:=POWER([.C1227]-6.75;2)" office:value-type="float" office:value="0.0214624652969399" calcext:value-type="float">
            <text:p>0.0214624653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.937619" calcext:value-type="float">
            <text:p>5.937619</text:p>
          </table:table-cell>
          <table:table-cell office:value-type="float" office:value="6.6048696792" calcext:value-type="float">
            <text:p>6.6048696792</text:p>
          </table:table-cell>
          <table:table-cell table:formula="of:=POWER([.C1228]-6.75;2)" office:value-type="float" office:value="0.0210628100155109" calcext:value-type="float">
            <text:p>0.02106281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5.95102" calcext:value-type="float">
            <text:p>5.95102</text:p>
          </table:table-cell>
          <table:table-cell office:value-type="float" office:value="6.6062231989" calcext:value-type="float">
            <text:p>6.6062231989</text:p>
          </table:table-cell>
          <table:table-cell table:formula="of:=POWER([.C1229]-6.75;2)" office:value-type="float" office:value="0.0206717685345488" calcext:value-type="float">
            <text:p>0.0206717685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5.967929" calcext:value-type="float">
            <text:p>5.967929</text:p>
          </table:table-cell>
          <table:table-cell office:value-type="float" office:value="6.607551828" calcext:value-type="float">
            <text:p>6.607551828</text:p>
          </table:table-cell>
          <table:table-cell table:formula="of:=POWER([.C1230]-6.75;2)" office:value-type="float" office:value="0.0202914817061416" calcext:value-type="float">
            <text:p>0.0202914817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5.988001" calcext:value-type="float">
            <text:p>5.988001</text:p>
          </table:table-cell>
          <table:table-cell office:value-type="float" office:value="6.6088482796" calcext:value-type="float">
            <text:p>6.6088482796</text:p>
          </table:table-cell>
          <table:table-cell table:formula="of:=POWER([.C1231]-6.75;2)" office:value-type="float" office:value="0.0199238081718797" calcext:value-type="float">
            <text:p>0.0199238082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010907" calcext:value-type="float">
            <text:p>6.010907</text:p>
          </table:table-cell>
          <table:table-cell office:value-type="float" office:value="6.6101059606" calcext:value-type="float">
            <text:p>6.6101059606</text:p>
          </table:table-cell>
          <table:table-cell table:formula="of:=POWER([.C1232]-6.75;2)" office:value-type="float" office:value="0.0195703422596487" calcext:value-type="float">
            <text:p>0.0195703423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036325" calcext:value-type="float">
            <text:p>6.036325</text:p>
          </table:table-cell>
          <table:table-cell office:value-type="float" office:value="6.6113189498" calcext:value-type="float">
            <text:p>6.6113189498</text:p>
          </table:table-cell>
          <table:table-cell table:formula="of:=POWER([.C1233]-6.75;2)" office:value-type="float" office:value="0.0192324336845749" calcext:value-type="float">
            <text:p>0.0192324337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063939" calcext:value-type="float">
            <text:p>6.063939</text:p>
          </table:table-cell>
          <table:table-cell office:value-type="float" office:value="6.612481991" calcext:value-type="float">
            <text:p>6.612481991</text:p>
          </table:table-cell>
          <table:table-cell table:formula="of:=POWER([.C1234]-6.75;2)" office:value-type="float" office:value="0.0189112027993241" calcext:value-type="float">
            <text:p>0.0189112028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093443" calcext:value-type="float">
            <text:p>6.093443</text:p>
          </table:table-cell>
          <table:table-cell office:value-type="float" office:value="6.6135904892" calcext:value-type="float">
            <text:p>6.6135904892</text:p>
          </table:table-cell>
          <table:table-cell table:formula="of:=POWER([.C1235]-6.75;2)" office:value-type="float" office:value="0.0186075546366953" calcext:value-type="float">
            <text:p>0.0186075546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124535" calcext:value-type="float">
            <text:p>6.124535</text:p>
          </table:table-cell>
          <table:table-cell office:value-type="float" office:value="6.6146405018" calcext:value-type="float">
            <text:p>6.6146405018</text:p>
          </table:table-cell>
          <table:table-cell table:formula="of:=POWER([.C1236]-6.75;2)" office:value-type="float" office:value="0.0183221937529557" calcext:value-type="float">
            <text:p>0.0183221938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156921" calcext:value-type="float">
            <text:p>6.156921</text:p>
          </table:table-cell>
          <table:table-cell office:value-type="float" office:value="6.6156287258" calcext:value-type="float">
            <text:p>6.6156287258</text:p>
          </table:table-cell>
          <table:table-cell table:formula="of:=POWER([.C1237]-6.75;2)" office:value-type="float" office:value="0.0180556393301317" calcext:value-type="float">
            <text:p>0.0180556393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190312" calcext:value-type="float">
            <text:p>6.190312</text:p>
          </table:table-cell>
          <table:table-cell office:value-type="float" office:value="6.6165524928" calcext:value-type="float">
            <text:p>6.6165524928</text:p>
          </table:table-cell>
          <table:table-cell table:formula="of:=POWER([.C1238]-6.75;2)" office:value-type="float" office:value="0.017808237177894" calcext:value-type="float">
            <text:p>0.0178082372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224428" calcext:value-type="float">
            <text:p>6.224428</text:p>
          </table:table-cell>
          <table:table-cell office:value-type="float" office:value="6.6174097599" calcext:value-type="float">
            <text:p>6.6174097599</text:p>
          </table:table-cell>
          <table:table-cell table:formula="of:=POWER([.C1239]-6.75;2)" office:value-type="float" office:value="0.0175801717697756" calcext:value-type="float">
            <text:p>0.0175801718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258995" calcext:value-type="float">
            <text:p>6.258995</text:p>
          </table:table-cell>
          <table:table-cell office:value-type="float" office:value="6.6181990896" calcext:value-type="float">
            <text:p>6.6181990896</text:p>
          </table:table-cell>
          <table:table-cell table:formula="of:=POWER([.C1240]-6.75;2)" office:value-type="float" office:value="0.0173714799822688" calcext:value-type="float">
            <text:p>0.01737148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293748" calcext:value-type="float">
            <text:p>6.293748</text:p>
          </table:table-cell>
          <table:table-cell office:value-type="float" office:value="6.6189196434" calcext:value-type="float">
            <text:p>6.6189196434</text:p>
          </table:table-cell>
          <table:table-cell table:formula="of:=POWER([.C1241]-6.75;2)" office:value-type="float" office:value="0.0171820598863832" calcext:value-type="float">
            <text:p>0.0171820599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328431" calcext:value-type="float">
            <text:p>6.328431</text:p>
          </table:table-cell>
          <table:table-cell office:value-type="float" office:value="6.6195711559" calcext:value-type="float">
            <text:p>6.6195711559</text:p>
          </table:table-cell>
          <table:table-cell table:formula="of:=POWER([.C1242]-6.75;2)" office:value-type="float" office:value="0.0170116833732621" calcext:value-type="float">
            <text:p>0.0170116834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362797" calcext:value-type="float">
            <text:p>6.362797</text:p>
          </table:table-cell>
          <table:table-cell office:value-type="float" office:value="6.6201539247" calcext:value-type="float">
            <text:p>6.6201539247</text:p>
          </table:table-cell>
          <table:table-cell table:formula="of:=POWER([.C1243]-6.75;2)" office:value-type="float" office:value="0.0168600032708132" calcext:value-type="float">
            <text:p>0.0168600033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396611" calcext:value-type="float">
            <text:p>6.396611</text:p>
          </table:table-cell>
          <table:table-cell office:value-type="float" office:value="6.6206687796" calcext:value-type="float">
            <text:p>6.6206687796</text:p>
          </table:table-cell>
          <table:table-cell table:formula="of:=POWER([.C1244]-6.75;2)" office:value-type="float" office:value="0.0167265645701534" calcext:value-type="float">
            <text:p>0.0167265646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429646" calcext:value-type="float">
            <text:p>6.429646</text:p>
          </table:table-cell>
          <table:table-cell office:value-type="float" office:value="6.6211170645" calcext:value-type="float">
            <text:p>6.6211170645</text:p>
          </table:table-cell>
          <table:table-cell table:formula="of:=POWER([.C1245]-6.75;2)" office:value-type="float" office:value="0.0166108110630972" calcext:value-type="float">
            <text:p>0.0166108111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461688" calcext:value-type="float">
            <text:p>6.461688</text:p>
          </table:table-cell>
          <table:table-cell office:value-type="float" office:value="6.6215006147" calcext:value-type="float">
            <text:p>6.6215006147</text:p>
          </table:table-cell>
          <table:table-cell table:formula="of:=POWER([.C1246]-6.75;2)" office:value-type="float" office:value="0.0165120920224778" calcext:value-type="float">
            <text:p>0.016512092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492535" calcext:value-type="float">
            <text:p>6.492535</text:p>
          </table:table-cell>
          <table:table-cell office:value-type="float" office:value="6.6218217222" calcext:value-type="float">
            <text:p>6.6218217222</text:p>
          </table:table-cell>
          <table:table-cell table:formula="of:=POWER([.C1247]-6.75;2)" office:value-type="float" office:value="0.016429670899774" calcext:value-type="float">
            <text:p>0.0164296709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521996" calcext:value-type="float">
            <text:p>6.521996</text:p>
          </table:table-cell>
          <table:table-cell office:value-type="float" office:value="6.6220831165" calcext:value-type="float">
            <text:p>6.6220831165</text:p>
          </table:table-cell>
          <table:table-cell table:formula="of:=POWER([.C1248]-6.75;2)" office:value-type="float" office:value="0.0163627290843526" calcext:value-type="float">
            <text:p>0.0163627291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549895" calcext:value-type="float">
            <text:p>6.549895</text:p>
          </table:table-cell>
          <table:table-cell office:value-type="float" office:value="6.6222879283" calcext:value-type="float">
            <text:p>6.6222879283</text:p>
          </table:table-cell>
          <table:table-cell table:formula="of:=POWER([.C1249]-6.75;2)" office:value-type="float" office:value="0.0163103732579058" calcext:value-type="float">
            <text:p>0.0163103733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57607" calcext:value-type="float">
            <text:p>6.57607</text:p>
          </table:table-cell>
          <table:table-cell office:value-type="float" office:value="6.6224396613" calcext:value-type="float">
            <text:p>6.6224396613</text:p>
          </table:table-cell>
          <table:table-cell table:formula="of:=POWER([.C1250]-6.75;2)" office:value-type="float" office:value="0.0162716400092588" calcext:value-type="float">
            <text:p>0.01627164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600371" calcext:value-type="float">
            <text:p>6.600371</text:p>
          </table:table-cell>
          <table:table-cell office:value-type="float" office:value="6.6225421541" calcext:value-type="float">
            <text:p>6.6225421541</text:p>
          </table:table-cell>
          <table:table-cell table:formula="of:=POWER([.C1251]-6.75;2)" office:value-type="float" office:value="0.0162455024814683" calcext:value-type="float">
            <text:p>0.0162455025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622666" calcext:value-type="float">
            <text:p>6.622666</text:p>
          </table:table-cell>
          <table:table-cell office:value-type="float" office:value="6.6225995556" calcext:value-type="float">
            <text:p>6.6225995556</text:p>
          </table:table-cell>
          <table:table-cell table:formula="of:=POWER([.C1252]-6.75;2)" office:value-type="float" office:value="0.0162308732333175" calcext:value-type="float">
            <text:p>0.0162308732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642838" calcext:value-type="float">
            <text:p>6.642838</text:p>
          </table:table-cell>
          <table:table-cell office:value-type="float" office:value="6.6226162814" calcext:value-type="float">
            <text:p>6.6226162814</text:p>
          </table:table-cell>
          <table:table-cell table:formula="of:=POWER([.C1253]-6.75;2)" office:value-type="float" office:value="0.016226611764364" calcext:value-type="float">
            <text:p>0.0162266118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660787" calcext:value-type="float">
            <text:p>6.660787</text:p>
          </table:table-cell>
          <table:table-cell office:value-type="float" office:value="6.6225969767" calcext:value-type="float">
            <text:p>6.6225969767</text:p>
          </table:table-cell>
          <table:table-cell table:formula="of:=POWER([.C1254]-6.75;2)" office:value-type="float" office:value="0.0162315303459804" calcext:value-type="float">
            <text:p>0.0162315303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676431" calcext:value-type="float">
            <text:p>6.676431</text:p>
          </table:table-cell>
          <table:table-cell office:value-type="float" office:value="6.6225464803" calcext:value-type="float">
            <text:p>6.6225464803</text:p>
          </table:table-cell>
          <table:table-cell table:formula="of:=POWER([.C1255]-6.75;2)" office:value-type="float" office:value="0.0162443996839182" calcext:value-type="float">
            <text:p>0.0162443997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689705" calcext:value-type="float">
            <text:p>6.689705</text:p>
          </table:table-cell>
          <table:table-cell office:value-type="float" office:value="6.6224697849" calcext:value-type="float">
            <text:p>6.6224697849</text:p>
          </table:table-cell>
          <table:table-cell table:formula="of:=POWER([.C1256]-6.75;2)" office:value-type="float" office:value="0.0162639557634523" calcext:value-type="float">
            <text:p>0.0162639558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700564" calcext:value-type="float">
            <text:p>6.700564</text:p>
          </table:table-cell>
          <table:table-cell office:value-type="float" office:value="6.6223719982" calcext:value-type="float">
            <text:p>6.6223719982</text:p>
          </table:table-cell>
          <table:table-cell table:formula="of:=POWER([.C1257]-6.75;2)" office:value-type="float" office:value="0.0162889068434607" calcext:value-type="float">
            <text:p>0.0162889068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708982" calcext:value-type="float">
            <text:p>6.708982</text:p>
          </table:table-cell>
          <table:table-cell office:value-type="float" office:value="6.6222582957" calcext:value-type="float">
            <text:p>6.6222582957</text:p>
          </table:table-cell>
          <table:table-cell table:formula="of:=POWER([.C1258]-6.75;2)" office:value-type="float" office:value="0.0163179430174686" calcext:value-type="float">
            <text:p>0.016317943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714953" calcext:value-type="float">
            <text:p>6.714953</text:p>
          </table:table-cell>
          <table:table-cell office:value-type="float" office:value="6.6221338835" calcext:value-type="float">
            <text:p>6.6221338835</text:p>
          </table:table-cell>
          <table:table-cell table:formula="of:=POWER([.C1259]-6.75;2)" office:value-type="float" office:value="0.0163497437487916" calcext:value-type="float">
            <text:p>0.0163497437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718492" calcext:value-type="float">
            <text:p>6.718492</text:p>
          </table:table-cell>
          <table:table-cell office:value-type="float" office:value="6.622003957" calcext:value-type="float">
            <text:p>6.622003957</text:p>
          </table:table-cell>
          <table:table-cell table:formula="of:=POWER([.C1260]-6.75;2)" office:value-type="float" office:value="0.0163829870236577" calcext:value-type="float">
            <text:p>0.016382987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719633" calcext:value-type="float">
            <text:p>6.719633</text:p>
          </table:table-cell>
          <table:table-cell office:value-type="float" office:value="6.6218736505" calcext:value-type="float">
            <text:p>6.6218736505</text:p>
          </table:table-cell>
          <table:table-cell table:formula="of:=POWER([.C1261]-6.75;2)" office:value-type="float" office:value="0.0164163614361963" calcext:value-type="float">
            <text:p>0.0164163614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718433" calcext:value-type="float">
            <text:p>6.718433</text:p>
          </table:table-cell>
          <table:table-cell office:value-type="float" office:value="6.6217480072" calcext:value-type="float">
            <text:p>6.6217480072</text:p>
          </table:table-cell>
          <table:table-cell table:formula="of:=POWER([.C1262]-6.75;2)" office:value-type="float" office:value="0.0164485736571713" calcext:value-type="float">
            <text:p>0.0164485737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714967" calcext:value-type="float">
            <text:p>6.714967</text:p>
          </table:table-cell>
          <table:table-cell office:value-type="float" office:value="6.6216319211" calcext:value-type="float">
            <text:p>6.6216319211</text:p>
          </table:table-cell>
          <table:table-cell table:formula="of:=POWER([.C1263]-6.75;2)" office:value-type="float" office:value="0.0164783636804767" calcext:value-type="float">
            <text:p>0.0164783637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709332" calcext:value-type="float">
            <text:p>6.709332</text:p>
          </table:table-cell>
          <table:table-cell office:value-type="float" office:value="6.6215301111" calcext:value-type="float">
            <text:p>6.6215301111</text:p>
          </table:table-cell>
          <table:table-cell table:formula="of:=POWER([.C1264]-6.75;2)" office:value-type="float" office:value="0.0165045123539783" calcext:value-type="float">
            <text:p>0.0165045124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701645" calcext:value-type="float">
            <text:p>6.701645</text:p>
          </table:table-cell>
          <table:table-cell office:value-type="float" office:value="6.6214470699" calcext:value-type="float">
            <text:p>6.6214470699</text:p>
          </table:table-cell>
          <table:table-cell table:formula="of:=POWER([.C1265]-6.75;2)" office:value-type="float" office:value="0.0165258558372954" calcext:value-type="float">
            <text:p>0.0165258558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692039" calcext:value-type="float">
            <text:p>6.692039</text:p>
          </table:table-cell>
          <table:table-cell office:value-type="float" office:value="6.6213870323" calcext:value-type="float">
            <text:p>6.6213870323</text:p>
          </table:table-cell>
          <table:table-cell table:formula="of:=POWER([.C1266]-6.75;2)" office:value-type="float" office:value="0.0165412954606011" calcext:value-type="float">
            <text:p>0.0165412955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680668" calcext:value-type="float">
            <text:p>6.680668</text:p>
          </table:table-cell>
          <table:table-cell office:value-type="float" office:value="6.6213539355" calcext:value-type="float">
            <text:p>6.6213539355</text:p>
          </table:table-cell>
          <table:table-cell table:formula="of:=POWER([.C1267]-6.75;2)" office:value-type="float" office:value="0.0165498099113381" calcext:value-type="float">
            <text:p>0.0165498099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6677" calcext:value-type="float">
            <text:p>6.6677</text:p>
          </table:table-cell>
          <table:table-cell office:value-type="float" office:value="6.6213513871" calcext:value-type="float">
            <text:p>6.6213513871</text:p>
          </table:table-cell>
          <table:table-cell table:formula="of:=POWER([.C1268]-6.75;2)" office:value-type="float" office:value="0.0165504656010941" calcext:value-type="float">
            <text:p>0.0165504656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65332" calcext:value-type="float">
            <text:p>6.65332</text:p>
          </table:table-cell>
          <table:table-cell office:value-type="float" office:value="6.6213826344" calcext:value-type="float">
            <text:p>6.6213826344</text:p>
          </table:table-cell>
          <table:table-cell table:formula="of:=POWER([.C1269]-6.75;2)" office:value-type="float" office:value="0.0165424267338841" calcext:value-type="float">
            <text:p>0.0165424267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637724" calcext:value-type="float">
            <text:p>6.637724</text:p>
          </table:table-cell>
          <table:table-cell office:value-type="float" office:value="6.6214505358" calcext:value-type="float">
            <text:p>6.6214505358</text:p>
          </table:table-cell>
          <table:table-cell table:formula="of:=POWER([.C1270]-6.75;2)" office:value-type="float" office:value="0.016524964746107" calcext:value-type="float">
            <text:p>0.0165249647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621119" calcext:value-type="float">
            <text:p>6.621119</text:p>
          </table:table-cell>
          <table:table-cell office:value-type="float" office:value="6.6215575394" calcext:value-type="float">
            <text:p>6.6215575394</text:p>
          </table:table-cell>
          <table:table-cell table:formula="of:=POWER([.C1271]-6.75;2)" office:value-type="float" office:value="0.0164974656849825" calcext:value-type="float">
            <text:p>0.0164974657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603721" calcext:value-type="float">
            <text:p>6.603721</text:p>
          </table:table-cell>
          <table:table-cell office:value-type="float" office:value="6.6217056667" calcext:value-type="float">
            <text:p>6.6217056667</text:p>
          </table:table-cell>
          <table:table-cell table:formula="of:=POWER([.C1272]-6.75;2)" office:value-type="float" office:value="0.0164594359568914" calcext:value-type="float">
            <text:p>0.016459436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585752" calcext:value-type="float">
            <text:p>6.585752</text:p>
          </table:table-cell>
          <table:table-cell office:value-type="float" office:value="6.6218964964" calcext:value-type="float">
            <text:p>6.6218964964</text:p>
          </table:table-cell>
          <table:table-cell table:formula="of:=POWER([.C1273]-6.75;2)" office:value-type="float" office:value="0.0164105076345953" calcext:value-type="float">
            <text:p>0.0164105076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567436" calcext:value-type="float">
            <text:p>6.567436</text:p>
          </table:table-cell>
          <table:table-cell office:value-type="float" office:value="6.6221311523" calcext:value-type="float">
            <text:p>6.6221311523</text:p>
          </table:table-cell>
          <table:table-cell table:formula="of:=POWER([.C1274]-6.75;2)" office:value-type="float" office:value="0.0163504422121259" calcext:value-type="float">
            <text:p>0.0163504422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548998" calcext:value-type="float">
            <text:p>6.548998</text:p>
          </table:table-cell>
          <table:table-cell office:value-type="float" office:value="6.6224103065" calcext:value-type="float">
            <text:p>6.6224103065</text:p>
          </table:table-cell>
          <table:table-cell table:formula="of:=POWER([.C1275]-6.75;2)" office:value-type="float" office:value="0.016279129887424" calcext:value-type="float">
            <text:p>0.0162791299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530659" calcext:value-type="float">
            <text:p>6.530659</text:p>
          </table:table-cell>
          <table:table-cell office:value-type="float" office:value="6.6227341792" calcext:value-type="float">
            <text:p>6.6227341792</text:p>
          </table:table-cell>
          <table:table-cell table:formula="of:=POWER([.C1276]-6.75;2)" office:value-type="float" office:value="0.0161965891438977" calcext:value-type="float">
            <text:p>0.0161965891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512636" calcext:value-type="float">
            <text:p>6.512636</text:p>
          </table:table-cell>
          <table:table-cell office:value-type="float" office:value="6.6231025448" calcext:value-type="float">
            <text:p>6.6231025448</text:p>
          </table:table-cell>
          <table:table-cell table:formula="of:=POWER([.C1277]-6.75;2)" office:value-type="float" office:value="0.016102964136236" calcext:value-type="float">
            <text:p>0.0161029641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495136" calcext:value-type="float">
            <text:p>6.495136</text:p>
          </table:table-cell>
          <table:table-cell office:value-type="float" office:value="6.6235147455" calcext:value-type="float">
            <text:p>6.6235147455</text:p>
          </table:table-cell>
          <table:table-cell table:formula="of:=POWER([.C1278]-6.75;2)" office:value-type="float" office:value="0.0159985196059299" calcext:value-type="float">
            <text:p>0.0159985196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478354" calcext:value-type="float">
            <text:p>6.478354</text:p>
          </table:table-cell>
          <table:table-cell office:value-type="float" office:value="6.6239697133" calcext:value-type="float">
            <text:p>6.6239697133</text:p>
          </table:table-cell>
          <table:table-cell table:formula="of:=POWER([.C1279]-6.75;2)" office:value-type="float" office:value="0.0158836331656842" calcext:value-type="float">
            <text:p>0.0158836332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462471" calcext:value-type="float">
            <text:p>6.462471</text:p>
          </table:table-cell>
          <table:table-cell office:value-type="float" office:value="6.6244659928" calcext:value-type="float">
            <text:p>6.6244659928</text:p>
          </table:table-cell>
          <table:table-cell table:formula="of:=POWER([.C1280]-6.75;2)" office:value-type="float" office:value="0.0157587869636896" calcext:value-type="float">
            <text:p>0.015758787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447653" calcext:value-type="float">
            <text:p>6.447653</text:p>
          </table:table-cell>
          <table:table-cell office:value-type="float" office:value="6.6250017688" calcext:value-type="float">
            <text:p>6.6250017688</text:p>
          </table:table-cell>
          <table:table-cell table:formula="of:=POWER([.C1281]-6.75;2)" office:value-type="float" office:value="0.0156245578031287" calcext:value-type="float">
            <text:p>0.0156245578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434043" calcext:value-type="float">
            <text:p>6.434043</text:p>
          </table:table-cell>
          <table:table-cell office:value-type="float" office:value="6.6255748996" calcext:value-type="float">
            <text:p>6.6255748996</text:p>
          </table:table-cell>
          <table:table-cell table:formula="of:=POWER([.C1282]-6.75;2)" office:value-type="float" office:value="0.01548160560955" calcext:value-type="float">
            <text:p>0.0154816056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421768" calcext:value-type="float">
            <text:p>6.421768</text:p>
          </table:table-cell>
          <table:table-cell office:value-type="float" office:value="6.6261829588" calcext:value-type="float">
            <text:p>6.6261829588</text:p>
          </table:table-cell>
          <table:table-cell table:formula="of:=POWER([.C1283]-6.75;2)" office:value-type="float" office:value="0.0153306596915224" calcext:value-type="float">
            <text:p>0.0153306597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410929" calcext:value-type="float">
            <text:p>6.410929</text:p>
          </table:table-cell>
          <table:table-cell office:value-type="float" office:value="6.6268232706" calcext:value-type="float">
            <text:p>6.6268232706</text:p>
          </table:table-cell>
          <table:table-cell table:formula="of:=POWER([.C1284]-6.75;2)" office:value-type="float" office:value="0.0151725066656808" calcext:value-type="float">
            <text:p>0.0151725067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401606" calcext:value-type="float">
            <text:p>6.401606</text:p>
          </table:table-cell>
          <table:table-cell office:value-type="float" office:value="6.6274929552" calcext:value-type="float">
            <text:p>6.6274929552</text:p>
          </table:table-cell>
          <table:table-cell table:formula="of:=POWER([.C1285]-6.75;2)" office:value-type="float" office:value="0.0150079760256292" calcext:value-type="float">
            <text:p>0.015007976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393855" calcext:value-type="float">
            <text:p>6.393855</text:p>
          </table:table-cell>
          <table:table-cell office:value-type="float" office:value="6.6281889749" calcext:value-type="float">
            <text:p>6.6281889749</text:p>
          </table:table-cell>
          <table:table-cell table:formula="of:=POWER([.C1286]-6.75;2)" office:value-type="float" office:value="0.0148379258359127" calcext:value-type="float">
            <text:p>0.0148379258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387708" calcext:value-type="float">
            <text:p>6.387708</text:p>
          </table:table-cell>
          <table:table-cell office:value-type="float" office:value="6.6289081774" calcext:value-type="float">
            <text:p>6.6289081774</text:p>
          </table:table-cell>
          <table:table-cell table:formula="of:=POWER([.C1287]-6.75;2)" office:value-type="float" office:value="0.01466322950059" calcext:value-type="float">
            <text:p>0.0146632295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383174" calcext:value-type="float">
            <text:p>6.383174</text:p>
          </table:table-cell>
          <table:table-cell office:value-type="float" office:value="6.6296473405" calcext:value-type="float">
            <text:p>6.6296473405</text:p>
          </table:table-cell>
          <table:table-cell table:formula="of:=POWER([.C1288]-6.75;2)" office:value-type="float" office:value="0.0144847626487229" calcext:value-type="float">
            <text:p>0.0144847626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380239" calcext:value-type="float">
            <text:p>6.380239</text:p>
          </table:table-cell>
          <table:table-cell office:value-type="float" office:value="6.6304032186" calcext:value-type="float">
            <text:p>6.6304032186</text:p>
          </table:table-cell>
          <table:table-cell table:formula="of:=POWER([.C1289]-6.75;2)" office:value-type="float" office:value="0.0143033901212395" calcext:value-type="float">
            <text:p>0.0143033901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378869" calcext:value-type="float">
            <text:p>6.378869</text:p>
          </table:table-cell>
          <table:table-cell office:value-type="float" office:value="6.6311725878" calcext:value-type="float">
            <text:p>6.6311725878</text:p>
          </table:table-cell>
          <table:table-cell table:formula="of:=POWER([.C1290]-6.75;2)" office:value-type="float" office:value="0.0141199538901487" calcext:value-type="float">
            <text:p>0.0141199539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379011" calcext:value-type="float">
            <text:p>6.379011</text:p>
          </table:table-cell>
          <table:table-cell office:value-type="float" office:value="6.6319522796" calcext:value-type="float">
            <text:p>6.6319522796</text:p>
          </table:table-cell>
          <table:table-cell table:formula="of:=POWER([.C1291]-6.75;2)" office:value-type="float" office:value="0.0139352642916365" calcext:value-type="float">
            <text:p>0.0139352643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380591" calcext:value-type="float">
            <text:p>6.380591</text:p>
          </table:table-cell>
          <table:table-cell office:value-type="float" office:value="6.632739224" calcext:value-type="float">
            <text:p>6.632739224</text:p>
          </table:table-cell>
          <table:table-cell table:formula="of:=POWER([.C1292]-6.75;2)" office:value-type="float" office:value="0.0137500895881222" calcext:value-type="float">
            <text:p>0.0137500896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383525" calcext:value-type="float">
            <text:p>6.383525</text:p>
          </table:table-cell>
          <table:table-cell office:value-type="float" office:value="6.6335304821" calcext:value-type="float">
            <text:p>6.6335304821</text:p>
          </table:table-cell>
          <table:table-cell table:formula="of:=POWER([.C1293]-6.75;2)" office:value-type="float" office:value="0.0135651485998584" calcext:value-type="float">
            <text:p>0.0135651486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387711" calcext:value-type="float">
            <text:p>6.387711</text:p>
          </table:table-cell>
          <table:table-cell office:value-type="float" office:value="6.6343232724" calcext:value-type="float">
            <text:p>6.6343232724</text:p>
          </table:table-cell>
          <table:table-cell table:formula="of:=POWER([.C1294]-6.75;2)" office:value-type="float" office:value="0.0133811053082447" calcext:value-type="float">
            <text:p>0.0133811053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393041" calcext:value-type="float">
            <text:p>6.393041</text:p>
          </table:table-cell>
          <table:table-cell office:value-type="float" office:value="6.6351150018" calcext:value-type="float">
            <text:p>6.6351150018</text:p>
          </table:table-cell>
          <table:table-cell table:formula="of:=POWER([.C1295]-6.75;2)" office:value-type="float" office:value="0.013198562811414" calcext:value-type="float">
            <text:p>0.0131985628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399395" calcext:value-type="float">
            <text:p>6.399395</text:p>
          </table:table-cell>
          <table:table-cell office:value-type="float" office:value="6.6359032796" calcext:value-type="float">
            <text:p>6.6359032796</text:p>
          </table:table-cell>
          <table:table-cell table:formula="of:=POWER([.C1296]-6.75;2)" office:value-type="float" office:value="0.0130180616060358" calcext:value-type="float">
            <text:p>0.0130180616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406652" calcext:value-type="float">
            <text:p>6.406652</text:p>
          </table:table-cell>
          <table:table-cell office:value-type="float" office:value="6.6366859373" calcext:value-type="float">
            <text:p>6.6366859373</text:p>
          </table:table-cell>
          <table:table-cell table:formula="of:=POWER([.C1297]-6.75;2)" office:value-type="float" office:value="0.0128400768055795" calcext:value-type="float">
            <text:p>0.0128400768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414685" calcext:value-type="float">
            <text:p>6.414685</text:p>
          </table:table-cell>
          <table:table-cell office:value-type="float" office:value="6.6374610376" calcext:value-type="float">
            <text:p>6.6374610376</text:p>
          </table:table-cell>
          <table:table-cell table:formula="of:=POWER([.C1298]-6.75;2)" office:value-type="float" office:value="0.0126650180580687" calcext:value-type="float">
            <text:p>0.0126650181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423367" calcext:value-type="float">
            <text:p>6.423367</text:p>
          </table:table-cell>
          <table:table-cell office:value-type="float" office:value="6.6382268799" calcext:value-type="float">
            <text:p>6.6382268799</text:p>
          </table:table-cell>
          <table:table-cell table:formula="of:=POWER([.C1299]-6.75;2)" office:value-type="float" office:value="0.0124932303768889" calcext:value-type="float">
            <text:p>0.0124932304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432574" calcext:value-type="float">
            <text:p>6.432574</text:p>
          </table:table-cell>
          <table:table-cell office:value-type="float" office:value="6.6389820036" calcext:value-type="float">
            <text:p>6.6389820036</text:p>
          </table:table-cell>
          <table:table-cell table:formula="of:=POWER([.C1300]-6.75;2)" office:value-type="float" office:value="0.0123249955246705" calcext:value-type="float">
            <text:p>0.0123249955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442185" calcext:value-type="float">
            <text:p>6.442185</text:p>
          </table:table-cell>
          <table:table-cell office:value-type="float" office:value="6.6397251864" calcext:value-type="float">
            <text:p>6.6397251864</text:p>
          </table:table-cell>
          <table:table-cell table:formula="of:=POWER([.C1301]-6.75;2)" office:value-type="float" office:value="0.0121605345145148" calcext:value-type="float">
            <text:p>0.0121605345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452084" calcext:value-type="float">
            <text:p>6.452084</text:p>
          </table:table-cell>
          <table:table-cell office:value-type="float" office:value="6.6404554337" calcext:value-type="float">
            <text:p>6.6404554337</text:p>
          </table:table-cell>
          <table:table-cell table:formula="of:=POWER([.C1302]-6.75;2)" office:value-type="float" office:value="0.0120000120058552" calcext:value-type="float">
            <text:p>0.012000012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462162" calcext:value-type="float">
            <text:p>6.462162</text:p>
          </table:table-cell>
          <table:table-cell office:value-type="float" office:value="6.6411719749" calcext:value-type="float">
            <text:p>6.6411719749</text:p>
          </table:table-cell>
          <table:table-cell table:formula="of:=POWER([.C1303]-6.75;2)" office:value-type="float" office:value="0.0118435390471663" calcext:value-type="float">
            <text:p>0.011843539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472319" calcext:value-type="float">
            <text:p>6.472319</text:p>
          </table:table-cell>
          <table:table-cell office:value-type="float" office:value="6.6418742437" calcext:value-type="float">
            <text:p>6.6418742437</text:p>
          </table:table-cell>
          <table:table-cell table:formula="of:=POWER([.C1304]-6.75;2)" office:value-type="float" office:value="0.0116911791754469" calcext:value-type="float">
            <text:p>0.0116911792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482464" calcext:value-type="float">
            <text:p>6.482464</text:p>
          </table:table-cell>
          <table:table-cell office:value-type="float" office:value="6.6425618692" calcext:value-type="float">
            <text:p>6.6425618692</text:p>
          </table:table-cell>
          <table:table-cell table:formula="of:=POWER([.C1305]-6.75;2)" office:value-type="float" office:value="0.011542951949798" calcext:value-type="float">
            <text:p>0.0115429519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492514" calcext:value-type="float">
            <text:p>6.492514</text:p>
          </table:table-cell>
          <table:table-cell office:value-type="float" office:value="6.6432346541" calcext:value-type="float">
            <text:p>6.6432346541</text:p>
          </table:table-cell>
          <table:table-cell table:formula="of:=POWER([.C1306]-6.75;2)" office:value-type="float" office:value="0.0113988390851465" calcext:value-type="float">
            <text:p>0.0113988391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502399" calcext:value-type="float">
            <text:p>6.502399</text:p>
          </table:table-cell>
          <table:table-cell office:value-type="float" office:value="6.6438925573" calcext:value-type="float">
            <text:p>6.6438925573</text:p>
          </table:table-cell>
          <table:table-cell table:formula="of:=POWER([.C1307]-6.75;2)" office:value-type="float" office:value="0.0112587893963338" calcext:value-type="float">
            <text:p>0.0112587894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512057" calcext:value-type="float">
            <text:p>6.512057</text:p>
          </table:table-cell>
          <table:table-cell office:value-type="float" office:value="6.6445356738" calcext:value-type="float">
            <text:p>6.6445356738</text:p>
          </table:table-cell>
          <table:table-cell table:formula="of:=POWER([.C1308]-6.75;2)" office:value-type="float" office:value="0.01112272410082" calcext:value-type="float">
            <text:p>0.0111227241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521439" calcext:value-type="float">
            <text:p>6.521439</text:p>
          </table:table-cell>
          <table:table-cell office:value-type="float" office:value="6.6451642133" calcext:value-type="float">
            <text:p>6.6451642133</text:p>
          </table:table-cell>
          <table:table-cell table:formula="of:=POWER([.C1309]-6.75;2)" office:value-type="float" office:value="0.0109905421730079" calcext:value-type="float">
            <text:p>0.0109905422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530504" calcext:value-type="float">
            <text:p>6.530504</text:p>
          </table:table-cell>
          <table:table-cell office:value-type="float" office:value="6.6457784821" calcext:value-type="float">
            <text:p>6.6457784821</text:p>
          </table:table-cell>
          <table:table-cell table:formula="of:=POWER([.C1310]-6.75;2)" office:value-type="float" office:value="0.01086212479338" calcext:value-type="float">
            <text:p>0.0108621248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539222" calcext:value-type="float">
            <text:p>6.539222</text:p>
          </table:table-cell>
          <table:table-cell office:value-type="float" office:value="6.6463788566" calcext:value-type="float">
            <text:p>6.6463788566</text:p>
          </table:table-cell>
          <table:table-cell table:formula="of:=POWER([.C1311]-6.75;2)" office:value-type="float" office:value="0.0107373413595233" calcext:value-type="float">
            <text:p>0.0107373414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547573" calcext:value-type="float">
            <text:p>6.547573</text:p>
          </table:table-cell>
          <table:table-cell office:value-type="float" office:value="6.6469657706" calcext:value-type="float">
            <text:p>6.6469657706</text:p>
          </table:table-cell>
          <table:table-cell table:formula="of:=POWER([.C1312]-6.75;2)" office:value-type="float" office:value="0.0106160524280519" calcext:value-type="float">
            <text:p>0.0106160524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555544" calcext:value-type="float">
            <text:p>6.555544</text:p>
          </table:table-cell>
          <table:table-cell office:value-type="float" office:value="6.6475396882" calcext:value-type="float">
            <text:p>6.6475396882</text:p>
          </table:table-cell>
          <table:table-cell table:formula="of:=POWER([.C1313]-6.75;2)" office:value-type="float" office:value="0.0104981154941532" calcext:value-type="float">
            <text:p>0.0104981155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563133" calcext:value-type="float">
            <text:p>6.563133</text:p>
          </table:table-cell>
          <table:table-cell office:value-type="float" office:value="6.6481010932" calcext:value-type="float">
            <text:p>6.6481010932</text:p>
          </table:table-cell>
          <table:table-cell table:formula="of:=POWER([.C1314]-6.75;2)" office:value-type="float" office:value="0.010383387207035" calcext:value-type="float">
            <text:p>0.0103833872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570342" calcext:value-type="float">
            <text:p>6.570342</text:p>
          </table:table-cell>
          <table:table-cell office:value-type="float" office:value="6.6486504642" calcext:value-type="float">
            <text:p>6.6486504642</text:p>
          </table:table-cell>
          <table:table-cell table:formula="of:=POWER([.C1315]-6.75;2)" office:value-type="float" office:value="0.0102717284068754" calcext:value-type="float">
            <text:p>0.0102717284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577181" calcext:value-type="float">
            <text:p>6.577181</text:p>
          </table:table-cell>
          <table:table-cell office:value-type="float" office:value="6.6491882652" calcext:value-type="float">
            <text:p>6.6491882652</text:p>
          </table:table-cell>
          <table:table-cell table:formula="of:=POWER([.C1316]-6.75;2)" office:value-type="float" office:value="0.0101630058733855" calcext:value-type="float">
            <text:p>0.0101630059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583665" calcext:value-type="float">
            <text:p>6.583665</text:p>
          </table:table-cell>
          <table:table-cell office:value-type="float" office:value="6.6497149337" calcext:value-type="float">
            <text:p>6.6497149337</text:p>
          </table:table-cell>
          <table:table-cell table:formula="of:=POWER([.C1317]-6.75;2)" office:value-type="float" office:value="0.0100570945227953" calcext:value-type="float">
            <text:p>0.0100570945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589814" calcext:value-type="float">
            <text:p>6.589814</text:p>
          </table:table-cell>
          <table:table-cell office:value-type="float" office:value="6.6502308656" calcext:value-type="float">
            <text:p>6.6502308656</text:p>
          </table:table-cell>
          <table:table-cell table:formula="of:=POWER([.C1318]-6.75;2)" office:value-type="float" office:value="0.00995388017892522" calcext:value-type="float">
            <text:p>0.0099538802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59565" calcext:value-type="float">
            <text:p>6.59565</text:p>
          </table:table-cell>
          <table:table-cell office:value-type="float" office:value="6.6507364068" calcext:value-type="float">
            <text:p>6.6507364068</text:p>
          </table:table-cell>
          <table:table-cell table:formula="of:=POWER([.C1319]-6.75;2)" office:value-type="float" office:value="0.00985326093497506" calcext:value-type="float">
            <text:p>0.0098532609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601199" calcext:value-type="float">
            <text:p>6.601199</text:p>
          </table:table-cell>
          <table:table-cell office:value-type="float" office:value="6.6512318495" calcext:value-type="float">
            <text:p>6.6512318495</text:p>
          </table:table-cell>
          <table:table-cell table:formula="of:=POWER([.C1320]-6.75;2)" office:value-type="float" office:value="0.0097551475531906" calcext:value-type="float">
            <text:p>0.0097551476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606487" calcext:value-type="float">
            <text:p>6.606487</text:p>
          </table:table-cell>
          <table:table-cell office:value-type="float" office:value="6.6517174265" calcext:value-type="float">
            <text:p>6.6517174265</text:p>
          </table:table-cell>
          <table:table-cell table:formula="of:=POWER([.C1321]-6.75;2)" office:value-type="float" office:value="0.00965946425378284" calcext:value-type="float">
            <text:p>0.0096594643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611543" calcext:value-type="float">
            <text:p>6.611543</text:p>
          </table:table-cell>
          <table:table-cell office:value-type="float" office:value="6.6521933065" calcext:value-type="float">
            <text:p>6.6521933065</text:p>
          </table:table-cell>
          <table:table-cell table:formula="of:=POWER([.C1322]-6.75;2)" office:value-type="float" office:value="0.00956614929340293" calcext:value-type="float">
            <text:p>0.0095661493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616394" calcext:value-type="float">
            <text:p>6.616394</text:p>
          </table:table-cell>
          <table:table-cell office:value-type="float" office:value="6.6526595968" calcext:value-type="float">
            <text:p>6.6526595968</text:p>
          </table:table-cell>
          <table:table-cell table:formula="of:=POWER([.C1323]-6.75;2)" office:value-type="float" office:value="0.00947515409513849" calcext:value-type="float">
            <text:p>0.0094751541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621068" calcext:value-type="float">
            <text:p>6.621068</text:p>
          </table:table-cell>
          <table:table-cell office:value-type="float" office:value="6.6531163459" calcext:value-type="float">
            <text:p>6.6531163459</text:p>
          </table:table-cell>
          <table:table-cell table:formula="of:=POWER([.C1324]-6.75;2)" office:value-type="float" office:value="0.00938644243176845" calcext:value-type="float">
            <text:p>0.0093864424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625591" calcext:value-type="float">
            <text:p>6.625591</text:p>
          </table:table-cell>
          <table:table-cell office:value-type="float" office:value="6.6535635448" calcext:value-type="float">
            <text:p>6.6535635448</text:p>
          </table:table-cell>
          <table:table-cell table:formula="of:=POWER([.C1325]-6.75;2)" office:value-type="float" office:value="0.00929998989154163" calcext:value-type="float">
            <text:p>0.0092999899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629986" calcext:value-type="float">
            <text:p>6.629986</text:p>
          </table:table-cell>
          <table:table-cell office:value-type="float" office:value="6.6540011308" calcext:value-type="float">
            <text:p>6.6540011308</text:p>
          </table:table-cell>
          <table:table-cell table:formula="of:=POWER([.C1326]-6.75;2)" office:value-type="float" office:value="0.00921578288767867" calcext:value-type="float">
            <text:p>0.0092157829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634277" calcext:value-type="float">
            <text:p>6.634277</text:p>
          </table:table-cell>
          <table:table-cell office:value-type="float" office:value="6.6544290018" calcext:value-type="float">
            <text:p>6.6544290018</text:p>
          </table:table-cell>
          <table:table-cell table:formula="of:=POWER([.C1327]-6.75;2)" office:value-type="float" office:value="0.0091338156969443" calcext:value-type="float">
            <text:p>0.0091338157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638482" calcext:value-type="float">
            <text:p>6.638482</text:p>
          </table:table-cell>
          <table:table-cell office:value-type="float" office:value="6.6548470161" calcext:value-type="float">
            <text:p>6.6548470161</text:p>
          </table:table-cell>
          <table:table-cell table:formula="of:=POWER([.C1328]-6.75;2)" office:value-type="float" office:value="0.00905409034507371" calcext:value-type="float">
            <text:p>0.0090540903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642618" calcext:value-type="float">
            <text:p>6.642618</text:p>
          </table:table-cell>
          <table:table-cell office:value-type="float" office:value="6.655255009" calcext:value-type="float">
            <text:p>6.655255009</text:p>
          </table:table-cell>
          <table:table-cell table:formula="of:=POWER([.C1329]-6.75;2)" office:value-type="float" office:value="0.00897661331959004" calcext:value-type="float">
            <text:p>0.0089766133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6467" calcext:value-type="float">
            <text:p>6.6467</text:p>
          </table:table-cell>
          <table:table-cell office:value-type="float" office:value="6.6556527975" calcext:value-type="float">
            <text:p>6.6556527975</text:p>
          </table:table-cell>
          <table:table-cell table:formula="of:=POWER([.C1330]-6.75;2)" office:value-type="float" office:value="0.00890139461957598" calcext:value-type="float">
            <text:p>0.0089013946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650737" calcext:value-type="float">
            <text:p>6.650737</text:p>
          </table:table-cell>
          <table:table-cell office:value-type="float" office:value="6.6560401918" calcext:value-type="float">
            <text:p>6.6560401918</text:p>
          </table:table-cell>
          <table:table-cell table:formula="of:=POWER([.C1331]-6.75;2)" office:value-type="float" office:value="0.00882844555698082" calcext:value-type="float">
            <text:p>0.0088284456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654739" calcext:value-type="float">
            <text:p>6.654739</text:p>
          </table:table-cell>
          <table:table-cell office:value-type="float" office:value="6.6564170108" calcext:value-type="float">
            <text:p>6.6564170108</text:p>
          </table:table-cell>
          <table:table-cell table:formula="of:=POWER([.C1332]-6.75;2)" office:value-type="float" office:value="0.00875777586760727" calcext:value-type="float">
            <text:p>0.0087577759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65871" calcext:value-type="float">
            <text:p>6.65871</text:p>
          </table:table-cell>
          <table:table-cell office:value-type="float" office:value="6.6567830842" calcext:value-type="float">
            <text:p>6.6567830842</text:p>
          </table:table-cell>
          <table:table-cell table:formula="of:=POWER([.C1333]-6.75;2)" office:value-type="float" office:value="0.00868939339126434" calcext:value-type="float">
            <text:p>0.0086893934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662652" calcext:value-type="float">
            <text:p>6.662652</text:p>
          </table:table-cell>
          <table:table-cell office:value-type="float" office:value="6.6571382688" calcext:value-type="float">
            <text:p>6.6571382688</text:p>
          </table:table-cell>
          <table:table-cell table:formula="of:=POWER([.C1334]-6.75;2)" office:value-type="float" office:value="0.00862330112146109" calcext:value-type="float">
            <text:p>0.0086233011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666567" calcext:value-type="float">
            <text:p>6.666567</text:p>
          </table:table-cell>
          <table:table-cell office:value-type="float" office:value="6.6574824588" calcext:value-type="float">
            <text:p>6.6574824588</text:p>
          </table:table-cell>
          <table:table-cell table:formula="of:=POWER([.C1335]-6.75;2)" office:value-type="float" office:value="0.00855949542969376" calcext:value-type="float">
            <text:p>0.0085594954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67045" calcext:value-type="float">
            <text:p>6.67045</text:p>
          </table:table-cell>
          <table:table-cell office:value-type="float" office:value="6.657815586" calcext:value-type="float">
            <text:p>6.657815586</text:p>
          </table:table-cell>
          <table:table-cell table:formula="of:=POWER([.C1336]-6.75;2)" office:value-type="float" office:value="0.00849796618452342" calcext:value-type="float">
            <text:p>0.0084979662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674299" calcext:value-type="float">
            <text:p>6.674299</text:p>
          </table:table-cell>
          <table:table-cell office:value-type="float" office:value="6.6581376416" calcext:value-type="float">
            <text:p>6.6581376416</text:p>
          </table:table-cell>
          <table:table-cell table:formula="of:=POWER([.C1337]-6.75;2)" office:value-type="float" office:value="0.00843869289081009" calcext:value-type="float">
            <text:p>0.0084386929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678108" calcext:value-type="float">
            <text:p>6.678108</text:p>
          </table:table-cell>
          <table:table-cell office:value-type="float" office:value="6.6584486685" calcext:value-type="float">
            <text:p>6.6584486685</text:p>
          </table:table-cell>
          <table:table-cell table:formula="of:=POWER([.C1338]-6.75;2)" office:value-type="float" office:value="0.00838164629942286" calcext:value-type="float">
            <text:p>0.0083816463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681869" calcext:value-type="float">
            <text:p>6.681869</text:p>
          </table:table-cell>
          <table:table-cell office:value-type="float" office:value="6.6587487706" calcext:value-type="float">
            <text:p>6.6587487706</text:p>
          </table:table-cell>
          <table:table-cell table:formula="of:=POWER([.C1339]-6.75;2)" office:value-type="float" office:value="0.00832678686701144" calcext:value-type="float">
            <text:p>0.0083267869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685575" calcext:value-type="float">
            <text:p>6.685575</text:p>
          </table:table-cell>
          <table:table-cell office:value-type="float" office:value="6.6590381183" calcext:value-type="float">
            <text:p>6.6590381183</text:p>
          </table:table-cell>
          <table:table-cell table:formula="of:=POWER([.C1340]-6.75;2)" office:value-type="float" office:value="0.00827406392240483" calcext:value-type="float">
            <text:p>0.0082740639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689217" calcext:value-type="float">
            <text:p>6.689217</text:p>
          </table:table-cell>
          <table:table-cell office:value-type="float" office:value="6.6593169498" calcext:value-type="float">
            <text:p>6.6593169498</text:p>
          </table:table-cell>
          <table:table-cell table:formula="of:=POWER([.C1341]-6.75;2)" office:value-type="float" office:value="0.00822341559357572" calcext:value-type="float">
            <text:p>0.0082234156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692787" calcext:value-type="float">
            <text:p>6.692787</text:p>
          </table:table-cell>
          <table:table-cell office:value-type="float" office:value="6.6595855681" calcext:value-type="float">
            <text:p>6.6595855681</text:p>
          </table:table-cell>
          <table:table-cell table:formula="of:=POWER([.C1342]-6.75;2)" office:value-type="float" office:value="0.00817476949579977" calcext:value-type="float">
            <text:p>0.0081747695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696276" calcext:value-type="float">
            <text:p>6.696276</text:p>
          </table:table-cell>
          <table:table-cell office:value-type="float" office:value="6.6598443387" calcext:value-type="float">
            <text:p>6.6598443387</text:p>
          </table:table-cell>
          <table:table-cell table:formula="of:=POWER([.C1343]-6.75;2)" office:value-type="float" office:value="0.00812804326444029" calcext:value-type="float">
            <text:p>0.0081280433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699677" calcext:value-type="float">
            <text:p>6.699677</text:p>
          </table:table-cell>
          <table:table-cell office:value-type="float" office:value="6.66009369" calcext:value-type="float">
            <text:p>6.66009369</text:p>
          </table:table-cell>
          <table:table-cell table:formula="of:=POWER([.C1344]-6.75;2)" office:value-type="float" office:value="0.00808314457781609" calcext:value-type="float">
            <text:p>0.0080831446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702982" calcext:value-type="float">
            <text:p>6.702982</text:p>
          </table:table-cell>
          <table:table-cell office:value-type="float" office:value="6.6603341039" calcext:value-type="float">
            <text:p>6.6603341039</text:p>
          </table:table-cell>
          <table:table-cell table:formula="of:=POWER([.C1345]-6.75;2)" office:value-type="float" office:value="0.00803997292341593" calcext:value-type="float">
            <text:p>0.0080399729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706185" calcext:value-type="float">
            <text:p>6.706185</text:p>
          </table:table-cell>
          <table:table-cell office:value-type="float" office:value="6.6605661147" calcext:value-type="float">
            <text:p>6.6605661147</text:p>
          </table:table-cell>
          <table:table-cell table:formula="of:=POWER([.C1346]-6.75;2)" office:value-type="float" office:value="0.00799841983985357" calcext:value-type="float">
            <text:p>0.0079984198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709279" calcext:value-type="float">
            <text:p>6.709279</text:p>
          </table:table-cell>
          <table:table-cell office:value-type="float" office:value="6.6607902939" calcext:value-type="float">
            <text:p>6.6607902939</text:p>
          </table:table-cell>
          <table:table-cell table:formula="of:=POWER([.C1347]-6.75;2)" office:value-type="float" office:value="0.0079583716624484" calcext:value-type="float">
            <text:p>0.0079583717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712262" calcext:value-type="float">
            <text:p>6.712262</text:p>
          </table:table-cell>
          <table:table-cell office:value-type="float" office:value="6.6610072527" calcext:value-type="float">
            <text:p>6.6610072527</text:p>
          </table:table-cell>
          <table:table-cell table:formula="of:=POWER([.C1348]-6.75;2)" office:value-type="float" office:value="0.00791970907200163" calcext:value-type="float">
            <text:p>0.0079197091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71513" calcext:value-type="float">
            <text:p>6.71513</text:p>
          </table:table-cell>
          <table:table-cell office:value-type="float" office:value="6.6612176201" calcext:value-type="float">
            <text:p>6.6612176201</text:p>
          </table:table-cell>
          <table:table-cell table:formula="of:=POWER([.C1349]-6.75;2)" office:value-type="float" office:value="0.00788231098070785" calcext:value-type="float">
            <text:p>0.007882311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717881" calcext:value-type="float">
            <text:p>6.717881</text:p>
          </table:table-cell>
          <table:table-cell office:value-type="float" office:value="6.6614220412" calcext:value-type="float">
            <text:p>6.6614220412</text:p>
          </table:table-cell>
          <table:table-cell table:formula="of:=POWER([.C1350]-6.75;2)" office:value-type="float" office:value="0.00784605478517453" calcext:value-type="float">
            <text:p>0.0078460548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720516" calcext:value-type="float">
            <text:p>6.720516</text:p>
          </table:table-cell>
          <table:table-cell office:value-type="float" office:value="6.6616211703" calcext:value-type="float">
            <text:p>6.6616211703</text:p>
          </table:table-cell>
          <table:table-cell table:formula="of:=POWER([.C1351]-6.75;2)" office:value-type="float" office:value="0.00781081753914158" calcext:value-type="float">
            <text:p>0.0078108175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723036" calcext:value-type="float">
            <text:p>6.723036</text:p>
          </table:table-cell>
          <table:table-cell office:value-type="float" office:value="6.6618156505" calcext:value-type="float">
            <text:p>6.6618156505</text:p>
          </table:table-cell>
          <table:table-cell table:formula="of:=POWER([.C1352]-6.75;2)" office:value-type="float" office:value="0.00777647949673809" calcext:value-type="float">
            <text:p>0.0077764795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725442" calcext:value-type="float">
            <text:p>6.725442</text:p>
          </table:table-cell>
          <table:table-cell office:value-type="float" office:value="6.6620061129" calcext:value-type="float">
            <text:p>6.6620061129</text:p>
          </table:table-cell>
          <table:table-cell table:formula="of:=POWER([.C1353]-6.75;2)" office:value-type="float" office:value="0.00774292416696749" calcext:value-type="float">
            <text:p>0.0077429242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727738" calcext:value-type="float">
            <text:p>6.727738</text:p>
          </table:table-cell>
          <table:table-cell office:value-type="float" office:value="6.6621931649" calcext:value-type="float">
            <text:p>6.6621931649</text:p>
          </table:table-cell>
          <table:table-cell table:formula="of:=POWER([.C1354]-6.75;2)" office:value-type="float" office:value="0.00771004029027865" calcext:value-type="float">
            <text:p>0.0077100403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72993" calcext:value-type="float">
            <text:p>6.72993</text:p>
          </table:table-cell>
          <table:table-cell office:value-type="float" office:value="6.6623773817" calcext:value-type="float">
            <text:p>6.6623773817</text:p>
          </table:table-cell>
          <table:table-cell table:formula="of:=POWER([.C1355]-6.75;2)" office:value-type="float" office:value="0.00767772323774753" calcext:value-type="float">
            <text:p>0.0076777232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732022" calcext:value-type="float">
            <text:p>6.732022</text:p>
          </table:table-cell>
          <table:table-cell office:value-type="float" office:value="6.6625592957" calcext:value-type="float">
            <text:p>6.6625592957</text:p>
          </table:table-cell>
          <table:table-cell table:formula="of:=POWER([.C1356]-6.75;2)" office:value-type="float" office:value="0.00764587676847997" calcext:value-type="float">
            <text:p>0.0076458768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73402" calcext:value-type="float">
            <text:p>6.73402</text:p>
          </table:table-cell>
          <table:table-cell office:value-type="float" office:value="6.6627393978" calcext:value-type="float">
            <text:p>6.6627393978</text:p>
          </table:table-cell>
          <table:table-cell table:formula="of:=POWER([.C1357]-6.75;2)" office:value-type="float" office:value="0.0076144126963066" calcext:value-type="float">
            <text:p>0.0076144127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735931" calcext:value-type="float">
            <text:p>6.735931</text:p>
          </table:table-cell>
          <table:table-cell office:value-type="float" office:value="6.6629181237" calcext:value-type="float">
            <text:p>6.6629181237</text:p>
          </table:table-cell>
          <table:table-cell table:formula="of:=POWER([.C1358]-6.75;2)" office:value-type="float" office:value="0.00758325317992852" calcext:value-type="float">
            <text:p>0.0075832532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737762" calcext:value-type="float">
            <text:p>6.737762</text:p>
          </table:table-cell>
          <table:table-cell office:value-type="float" office:value="6.6630958566" calcext:value-type="float">
            <text:p>6.6630958566</text:p>
          </table:table-cell>
          <table:table-cell table:formula="of:=POWER([.C1359]-6.75;2)" office:value-type="float" office:value="0.00755233014008776" calcext:value-type="float">
            <text:p>0.0075523301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73952" calcext:value-type="float">
            <text:p>6.73952</text:p>
          </table:table-cell>
          <table:table-cell office:value-type="float" office:value="6.6632729176" calcext:value-type="float">
            <text:p>6.6632729176</text:p>
          </table:table-cell>
          <table:table-cell table:formula="of:=POWER([.C1360]-6.75;2)" office:value-type="float" office:value="0.0075215868216163" calcext:value-type="float">
            <text:p>0.0075215868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741211" calcext:value-type="float">
            <text:p>6.741211</text:p>
          </table:table-cell>
          <table:table-cell office:value-type="float" office:value="6.6634495717" calcext:value-type="float">
            <text:p>6.6634495717</text:p>
          </table:table-cell>
          <table:table-cell table:formula="of:=POWER([.C1361]-6.75;2)" office:value-type="float" office:value="0.00749097663891341" calcext:value-type="float">
            <text:p>0.0074909766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742844" calcext:value-type="float">
            <text:p>6.742844</text:p>
          </table:table-cell>
          <table:table-cell office:value-type="float" office:value="6.6636260215" calcext:value-type="float">
            <text:p>6.6636260215</text:p>
          </table:table-cell>
          <table:table-cell table:formula="of:=POWER([.C1362]-6.75;2)" office:value-type="float" office:value="0.00746046416191849" calcext:value-type="float">
            <text:p>0.0074604642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744424" calcext:value-type="float">
            <text:p>6.744424</text:p>
          </table:table-cell>
          <table:table-cell office:value-type="float" office:value="6.6638024104" calcext:value-type="float">
            <text:p>6.6638024104</text:p>
          </table:table-cell>
          <table:table-cell table:formula="of:=POWER([.C1363]-6.75;2)" office:value-type="float" office:value="0.00743002445285007" calcext:value-type="float">
            <text:p>0.0074300245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745957" calcext:value-type="float">
            <text:p>6.745957</text:p>
          </table:table-cell>
          <table:table-cell office:value-type="float" office:value="6.6639788244" calcext:value-type="float">
            <text:p>6.6639788244</text:p>
          </table:table-cell>
          <table:table-cell table:formula="of:=POWER([.C1364]-6.75;2)" office:value-type="float" office:value="0.00739964265160604" calcext:value-type="float">
            <text:p>0.0073996427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747449" calcext:value-type="float">
            <text:p>6.747449</text:p>
          </table:table-cell>
          <table:table-cell office:value-type="float" office:value="6.6641552939" calcext:value-type="float">
            <text:p>6.6641552939</text:p>
          </table:table-cell>
          <table:table-cell table:formula="of:=POWER([.C1365]-6.75;2)" office:value-type="float" office:value="0.00736931356539531" calcext:value-type="float">
            <text:p>0.0073693136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748906" calcext:value-type="float">
            <text:p>6.748906</text:p>
          </table:table-cell>
          <table:table-cell office:value-type="float" office:value="6.6643318011" calcext:value-type="float">
            <text:p>6.6643318011</text:p>
          </table:table-cell>
          <table:table-cell table:formula="of:=POWER([.C1366]-6.75;2)" office:value-type="float" office:value="0.0073390403027699" calcext:value-type="float">
            <text:p>0.0073390403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750331" calcext:value-type="float">
            <text:p>6.750331</text:p>
          </table:table-cell>
          <table:table-cell office:value-type="float" office:value="6.6645082778" calcext:value-type="float">
            <text:p>6.6645082778</text:p>
          </table:table-cell>
          <table:table-cell table:formula="of:=POWER([.C1367]-6.75;2)" office:value-type="float" office:value="0.00730883456472205" calcext:value-type="float">
            <text:p>0.0073088346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751729" calcext:value-type="float">
            <text:p>6.751729</text:p>
          </table:table-cell>
          <table:table-cell office:value-type="float" office:value="6.6646846147" calcext:value-type="float">
            <text:p>6.6646846147</text:p>
          </table:table-cell>
          <table:table-cell table:formula="of:=POWER([.C1368]-6.75;2)" office:value-type="float" office:value="0.00727871496888737" calcext:value-type="float">
            <text:p>0.007278715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753103" calcext:value-type="float">
            <text:p>6.753103</text:p>
          </table:table-cell>
          <table:table-cell office:value-type="float" office:value="6.6648606631" calcext:value-type="float">
            <text:p>6.6648606631</text:p>
          </table:table-cell>
          <table:table-cell table:formula="of:=POWER([.C1369]-6.75;2)" office:value-type="float" office:value="0.00724870668777174" calcext:value-type="float">
            <text:p>0.0072487067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754456" calcext:value-type="float">
            <text:p>6.754456</text:p>
          </table:table-cell>
          <table:table-cell office:value-type="float" office:value="6.6650362401" calcext:value-type="float">
            <text:p>6.6650362401</text:p>
          </table:table-cell>
          <table:table-cell table:formula="of:=POWER([.C1370]-6.75;2)" office:value-type="float" office:value="0.00721884049634484" calcext:value-type="float">
            <text:p>0.0072188405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755789" calcext:value-type="float">
            <text:p>6.755789</text:p>
          </table:table-cell>
          <table:table-cell office:value-type="float" office:value="6.665211138" calcext:value-type="float">
            <text:p>6.665211138</text:p>
          </table:table-cell>
          <table:table-cell table:formula="of:=POWER([.C1371]-6.75;2)" office:value-type="float" office:value="0.00718915111925503" calcext:value-type="float">
            <text:p>0.0071891511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757107" calcext:value-type="float">
            <text:p>6.757107</text:p>
          </table:table-cell>
          <table:table-cell office:value-type="float" office:value="6.6653851237" calcext:value-type="float">
            <text:p>6.6653851237</text:p>
          </table:table-cell>
          <table:table-cell table:formula="of:=POWER([.C1372]-6.75;2)" office:value-type="float" office:value="0.00715967729126428" calcext:value-type="float">
            <text:p>0.0071596773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758409" calcext:value-type="float">
            <text:p>6.758409</text:p>
          </table:table-cell>
          <table:table-cell office:value-type="float" office:value="6.6655579409" calcext:value-type="float">
            <text:p>6.6655579409</text:p>
          </table:table-cell>
          <table:table-cell table:formula="of:=POWER([.C1373]-6.75;2)" office:value-type="float" office:value="0.00713046134504784" calcext:value-type="float">
            <text:p>0.0071304613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7597" calcext:value-type="float">
            <text:p>6.7597</text:p>
          </table:table-cell>
          <table:table-cell office:value-type="float" office:value="6.6657293208" calcext:value-type="float">
            <text:p>6.6657293208</text:p>
          </table:table-cell>
          <table:table-cell table:formula="of:=POWER([.C1374]-6.75;2)" office:value-type="float" office:value="0.00710154737282936" calcext:value-type="float">
            <text:p>0.0071015474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760979" calcext:value-type="float">
            <text:p>6.760979</text:p>
          </table:table-cell>
          <table:table-cell office:value-type="float" office:value="6.6658989749" calcext:value-type="float">
            <text:p>6.6658989749</text:p>
          </table:table-cell>
          <table:table-cell table:formula="of:=POWER([.C1375]-6.75;2)" office:value-type="float" office:value="0.0070729824228708" calcext:value-type="float">
            <text:p>0.0070729824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76225" calcext:value-type="float">
            <text:p>6.76225</text:p>
          </table:table-cell>
          <table:table-cell office:value-type="float" office:value="6.6660666093" calcext:value-type="float">
            <text:p>6.6660666093</text:p>
          </table:table-cell>
          <table:table-cell table:formula="of:=POWER([.C1376]-6.75;2)" office:value-type="float" office:value="0.00704481407439891" calcext:value-type="float">
            <text:p>0.0070448141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763516" calcext:value-type="float">
            <text:p>6.763516</text:p>
          </table:table-cell>
          <table:table-cell office:value-type="float" office:value="6.6662319158" calcext:value-type="float">
            <text:p>6.6662319158</text:p>
          </table:table-cell>
          <table:table-cell table:formula="of:=POWER([.C1377]-6.75;2)" office:value-type="float" office:value="0.00701709193053828" calcext:value-type="float">
            <text:p>0.0070170919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764778" calcext:value-type="float">
            <text:p>6.764778</text:p>
          </table:table-cell>
          <table:table-cell office:value-type="float" office:value="6.6663945789" calcext:value-type="float">
            <text:p>6.6663945789</text:p>
          </table:table-cell>
          <table:table-cell table:formula="of:=POWER([.C1378]-6.75;2)" office:value-type="float" office:value="0.00698986643730827" calcext:value-type="float">
            <text:p>0.0069898664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766042" calcext:value-type="float">
            <text:p>6.766042</text:p>
          </table:table-cell>
          <table:table-cell office:value-type="float" office:value="6.6665542796" calcext:value-type="float">
            <text:p>6.6665542796</text:p>
          </table:table-cell>
          <table:table-cell table:formula="of:=POWER([.C1379]-6.75;2)" office:value-type="float" office:value="0.00696318825307503" calcext:value-type="float">
            <text:p>0.0069631883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767311" calcext:value-type="float">
            <text:p>6.767311</text:p>
          </table:table-cell>
          <table:table-cell office:value-type="float" office:value="6.6667106828" calcext:value-type="float">
            <text:p>6.6667106828</text:p>
          </table:table-cell>
          <table:table-cell table:formula="of:=POWER([.C1380]-6.75;2)" office:value-type="float" office:value="0.00693711035964225" calcext:value-type="float">
            <text:p>0.0069371104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76859" calcext:value-type="float">
            <text:p>6.76859</text:p>
          </table:table-cell>
          <table:table-cell office:value-type="float" office:value="6.6668634534" calcext:value-type="float">
            <text:p>6.6668634534</text:p>
          </table:table-cell>
          <table:table-cell table:formula="of:=POWER([.C1381]-6.75;2)" office:value-type="float" office:value="0.00691168538057405" calcext:value-type="float">
            <text:p>0.0069116854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769885" calcext:value-type="float">
            <text:p>6.769885</text:p>
          </table:table-cell>
          <table:table-cell office:value-type="float" office:value="6.6670122455" calcext:value-type="float">
            <text:p>6.6670122455</text:p>
          </table:table-cell>
          <table:table-cell table:formula="of:=POWER([.C1382]-6.75;2)" office:value-type="float" office:value="0.00688696739695219" calcext:value-type="float">
            <text:p>0.0068869674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771202" calcext:value-type="float">
            <text:p>6.771202</text:p>
          </table:table-cell>
          <table:table-cell office:value-type="float" office:value="6.6671567043" calcext:value-type="float">
            <text:p>6.6671567043</text:p>
          </table:table-cell>
          <table:table-cell table:formula="of:=POWER([.C1383]-6.75;2)" office:value-type="float" office:value="0.00686301164243765" calcext:value-type="float">
            <text:p>0.0068630116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772548" calcext:value-type="float">
            <text:p>6.772548</text:p>
          </table:table-cell>
          <table:table-cell office:value-type="float" office:value="6.6672964659" calcext:value-type="float">
            <text:p>6.6672964659</text:p>
          </table:table-cell>
          <table:table-cell table:formula="of:=POWER([.C1384]-6.75;2)" office:value-type="float" office:value="0.0068398745526299" calcext:value-type="float">
            <text:p>0.0068398746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77393" calcext:value-type="float">
            <text:p>6.77393</text:p>
          </table:table-cell>
          <table:table-cell office:value-type="float" office:value="6.6674311613" calcext:value-type="float">
            <text:p>6.6674311613</text:p>
          </table:table-cell>
          <table:table-cell table:formula="of:=POWER([.C1385]-6.75;2)" office:value-type="float" office:value="0.00681761312426667" calcext:value-type="float">
            <text:p>0.0068176131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775356" calcext:value-type="float">
            <text:p>6.775356</text:p>
          </table:table-cell>
          <table:table-cell office:value-type="float" office:value="6.6675604086" calcext:value-type="float">
            <text:p>6.6675604086</text:p>
          </table:table-cell>
          <table:table-cell table:formula="of:=POWER([.C1386]-6.75;2)" office:value-type="float" office:value="0.00679628623019896" calcext:value-type="float">
            <text:p>0.0067962862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776835" calcext:value-type="float">
            <text:p>6.776835</text:p>
          </table:table-cell>
          <table:table-cell office:value-type="float" office:value="6.667683819" calcext:value-type="float">
            <text:p>6.667683819</text:p>
          </table:table-cell>
          <table:table-cell table:formula="of:=POWER([.C1387]-6.75;2)" office:value-type="float" office:value="0.00677595365442468" calcext:value-type="float">
            <text:p>0.0067759537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778374" calcext:value-type="float">
            <text:p>6.778374</text:p>
          </table:table-cell>
          <table:table-cell office:value-type="float" office:value="6.6678009964" calcext:value-type="float">
            <text:p>6.6678009964</text:p>
          </table:table-cell>
          <table:table-cell table:formula="of:=POWER([.C1388]-6.75;2)" office:value-type="float" office:value="0.00675667619283274" calcext:value-type="float">
            <text:p>0.0067566762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779981" calcext:value-type="float">
            <text:p>6.779981</text:p>
          </table:table-cell>
          <table:table-cell office:value-type="float" office:value="6.6679115376" calcext:value-type="float">
            <text:p>6.6679115376</text:p>
          </table:table-cell>
          <table:table-cell table:formula="of:=POWER([.C1389]-6.75;2)" office:value-type="float" office:value="0.00673851565919618" calcext:value-type="float">
            <text:p>0.0067385157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781665" calcext:value-type="float">
            <text:p>6.781665</text:p>
          </table:table-cell>
          <table:table-cell office:value-type="float" office:value="6.6680150376" calcext:value-type="float">
            <text:p>6.6680150376</text:p>
          </table:table-cell>
          <table:table-cell table:formula="of:=POWER([.C1390]-6.75;2)" office:value-type="float" office:value="0.00672153405972941" calcext:value-type="float">
            <text:p>0.0067215341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783432" calcext:value-type="float">
            <text:p>6.783432</text:p>
          </table:table-cell>
          <table:table-cell office:value-type="float" office:value="6.668111086" calcext:value-type="float">
            <text:p>6.668111086</text:p>
          </table:table-cell>
          <table:table-cell table:formula="of:=POWER([.C1391]-6.75;2)" office:value-type="float" office:value="0.00670579423609945" calcext:value-type="float">
            <text:p>0.0067057942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785289" calcext:value-type="float">
            <text:p>6.785289</text:p>
          </table:table-cell>
          <table:table-cell office:value-type="float" office:value="6.668199276" calcext:value-type="float">
            <text:p>6.668199276</text:p>
          </table:table-cell>
          <table:table-cell table:formula="of:=POWER([.C1392]-6.75;2)" office:value-type="float" office:value="0.00669135844692415" calcext:value-type="float">
            <text:p>0.0066913584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787241" calcext:value-type="float">
            <text:p>6.787241</text:p>
          </table:table-cell>
          <table:table-cell office:value-type="float" office:value="6.6682792061" calcext:value-type="float">
            <text:p>6.6682792061</text:p>
          </table:table-cell>
          <table:table-cell table:formula="of:=POWER([.C1393]-6.75;2)" office:value-type="float" office:value="0.00667828815564624" calcext:value-type="float">
            <text:p>0.0066782882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789293" calcext:value-type="float">
            <text:p>6.789293</text:p>
          </table:table-cell>
          <table:table-cell office:value-type="float" office:value="6.6683504857" calcext:value-type="float">
            <text:p>6.6683504857</text:p>
          </table:table-cell>
          <table:table-cell table:formula="of:=POWER([.C1394]-6.75;2)" office:value-type="float" office:value="0.00666664318542598" calcext:value-type="float">
            <text:p>0.0066666432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791448" calcext:value-type="float">
            <text:p>6.791448</text:p>
          </table:table-cell>
          <table:table-cell office:value-type="float" office:value="6.6684127366" calcext:value-type="float">
            <text:p>6.6684127366</text:p>
          </table:table-cell>
          <table:table-cell table:formula="of:=POWER([.C1395]-6.75;2)" office:value-type="float" office:value="0.00665648154910103" calcext:value-type="float">
            <text:p>0.0066564815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793707" calcext:value-type="float">
            <text:p>6.793707</text:p>
          </table:table-cell>
          <table:table-cell office:value-type="float" office:value="6.6684655986" calcext:value-type="float">
            <text:p>6.6684655986</text:p>
          </table:table-cell>
          <table:table-cell table:formula="of:=POWER([.C1396]-6.75;2)" office:value-type="float" office:value="0.00664785861165631" calcext:value-type="float">
            <text:p>0.0066478586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796068" calcext:value-type="float">
            <text:p>6.796068</text:p>
          </table:table-cell>
          <table:table-cell office:value-type="float" office:value="6.6685087401" calcext:value-type="float">
            <text:p>6.6685087401</text:p>
          </table:table-cell>
          <table:table-cell table:formula="of:=POWER([.C1397]-6.75;2)" office:value-type="float" office:value="0.00664082544008934" calcext:value-type="float">
            <text:p>0.0066408254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798531" calcext:value-type="float">
            <text:p>6.798531</text:p>
          </table:table-cell>
          <table:table-cell office:value-type="float" office:value="6.6685418602" calcext:value-type="float">
            <text:p>6.6685418602</text:p>
          </table:table-cell>
          <table:table-cell table:formula="of:=POWER([.C1398]-6.75;2)" office:value-type="float" office:value="0.00663542853967628" calcext:value-type="float">
            <text:p>0.0066354285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80109" calcext:value-type="float">
            <text:p>6.80109</text:p>
          </table:table-cell>
          <table:table-cell office:value-type="float" office:value="6.66856469" calcext:value-type="float">
            <text:p>6.66856469</text:p>
          </table:table-cell>
          <table:table-cell table:formula="of:=POWER([.C1399]-6.75;2)" office:value-type="float" office:value="0.00663170971479607" calcext:value-type="float">
            <text:p>0.0066317097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80374" calcext:value-type="float">
            <text:p>6.80374</text:p>
          </table:table-cell>
          <table:table-cell office:value-type="float" office:value="6.6685770036" calcext:value-type="float">
            <text:p>6.6685770036</text:p>
          </table:table-cell>
          <table:table-cell table:formula="of:=POWER([.C1400]-6.75;2)" office:value-type="float" office:value="0.00662970434275437" calcext:value-type="float">
            <text:p>0.0066297043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806471" calcext:value-type="float">
            <text:p>6.806471</text:p>
          </table:table-cell>
          <table:table-cell office:value-type="float" office:value="6.6685786219" calcext:value-type="float">
            <text:p>6.6685786219</text:p>
          </table:table-cell>
          <table:table-cell table:formula="of:=POWER([.C1401]-6.75;2)" office:value-type="float" office:value="0.00662944081170315" calcext:value-type="float">
            <text:p>0.0066294408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809273" calcext:value-type="float">
            <text:p>6.809273</text:p>
          </table:table-cell>
          <table:table-cell office:value-type="float" office:value="6.6685694176" calcext:value-type="float">
            <text:p>6.6685694176</text:p>
          </table:table-cell>
          <table:table-cell table:formula="of:=POWER([.C1402]-6.75;2)" office:value-type="float" office:value="0.00663093975000325" calcext:value-type="float">
            <text:p>0.0066309398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812133" calcext:value-type="float">
            <text:p>6.812133</text:p>
          </table:table-cell>
          <table:table-cell office:value-type="float" office:value="6.6685493172" calcext:value-type="float">
            <text:p>6.6685493172</text:p>
          </table:table-cell>
          <table:table-cell table:formula="of:=POWER([.C1403]-6.75;2)" office:value-type="float" office:value="0.0066342137285862" calcext:value-type="float">
            <text:p>0.0066342137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815037" calcext:value-type="float">
            <text:p>6.815037</text:p>
          </table:table-cell>
          <table:table-cell office:value-type="float" office:value="6.6685183065" calcext:value-type="float">
            <text:p>6.6685183065</text:p>
          </table:table-cell>
          <table:table-cell table:formula="of:=POWER([.C1404]-6.75;2)" office:value-type="float" office:value="0.00663926637562791" calcext:value-type="float">
            <text:p>0.0066392664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817969" calcext:value-type="float">
            <text:p>6.817969</text:p>
          </table:table-cell>
          <table:table-cell office:value-type="float" office:value="6.6684764337" calcext:value-type="float">
            <text:p>6.6684764337</text:p>
          </table:table-cell>
          <table:table-cell table:formula="of:=POWER([.C1405]-6.75;2)" office:value-type="float" office:value="0.00664609186227043" calcext:value-type="float">
            <text:p>0.0066460919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82091" calcext:value-type="float">
            <text:p>6.82091</text:p>
          </table:table-cell>
          <table:table-cell office:value-type="float" office:value="6.6684238082" calcext:value-type="float">
            <text:p>6.6684238082</text:p>
          </table:table-cell>
          <table:table-cell table:formula="of:=POWER([.C1406]-6.75;2)" office:value-type="float" office:value="0.00665467506859038" calcext:value-type="float">
            <text:p>0.0066546751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823841" calcext:value-type="float">
            <text:p>6.823841</text:p>
          </table:table-cell>
          <table:table-cell office:value-type="float" office:value="6.6683606057" calcext:value-type="float">
            <text:p>6.6683606057</text:p>
          </table:table-cell>
          <table:table-cell table:formula="of:=POWER([.C1407]-6.75;2)" office:value-type="float" office:value="0.00666499070167084" calcext:value-type="float">
            <text:p>0.0066649907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82674" calcext:value-type="float">
            <text:p>6.82674</text:p>
          </table:table-cell>
          <table:table-cell office:value-type="float" office:value="6.6682870681" calcext:value-type="float">
            <text:p>6.6682870681</text:p>
          </table:table-cell>
          <table:table-cell table:formula="of:=POWER([.C1408]-6.75;2)" office:value-type="float" office:value="0.00667700323969408" calcext:value-type="float">
            <text:p>0.0066770032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829588" calcext:value-type="float">
            <text:p>6.829588</text:p>
          </table:table-cell>
          <table:table-cell office:value-type="float" office:value="6.6682035036" calcext:value-type="float">
            <text:p>6.6682035036</text:p>
          </table:table-cell>
          <table:table-cell table:formula="of:=POWER([.C1409]-6.75;2)" office:value-type="float" office:value="0.00669066682331521" calcext:value-type="float">
            <text:p>0.0066906668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832359" calcext:value-type="float">
            <text:p>6.832359</text:p>
          </table:table-cell>
          <table:table-cell office:value-type="float" office:value="6.668110276" calcext:value-type="float">
            <text:p>6.668110276</text:p>
          </table:table-cell>
          <table:table-cell table:formula="of:=POWER([.C1410]-6.75;2)" office:value-type="float" office:value="0.00670592689679615" calcext:value-type="float">
            <text:p>0.0067059269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835033" calcext:value-type="float">
            <text:p>6.835033</text:p>
          </table:table-cell>
          <table:table-cell office:value-type="float" office:value="6.6680078172" calcext:value-type="float">
            <text:p>6.6680078172</text:p>
          </table:table-cell>
          <table:table-cell table:formula="of:=POWER([.C1411]-6.75;2)" office:value-type="float" office:value="0.00672271804030856" calcext:value-type="float">
            <text:p>0.006722718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837585" calcext:value-type="float">
            <text:p>6.837585</text:p>
          </table:table-cell>
          <table:table-cell office:value-type="float" office:value="6.6678966111" calcext:value-type="float">
            <text:p>6.6678966111</text:p>
          </table:table-cell>
          <table:table-cell table:formula="of:=POWER([.C1412]-6.75;2)" office:value-type="float" office:value="0.00674096646886468" calcext:value-type="float">
            <text:p>0.0067409665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839993" calcext:value-type="float">
            <text:p>6.839993</text:p>
          </table:table-cell>
          <table:table-cell office:value-type="float" office:value="6.6677771989" calcext:value-type="float">
            <text:p>6.6677771989</text:p>
          </table:table-cell>
          <table:table-cell table:formula="of:=POWER([.C1413]-6.75;2)" office:value-type="float" office:value="0.00676058902073022" calcext:value-type="float">
            <text:p>0.006760589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842234" calcext:value-type="float">
            <text:p>6.842234</text:p>
          </table:table-cell>
          <table:table-cell office:value-type="float" office:value="6.6676501685" calcext:value-type="float">
            <text:p>6.6676501685</text:p>
          </table:table-cell>
          <table:table-cell table:formula="of:=POWER([.C1414]-6.75;2)" office:value-type="float" office:value="0.00678149474807842" calcext:value-type="float">
            <text:p>0.0067814947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844286" calcext:value-type="float">
            <text:p>6.844286</text:p>
          </table:table-cell>
          <table:table-cell office:value-type="float" office:value="6.6675161487" calcext:value-type="float">
            <text:p>6.6675161487</text:p>
          </table:table-cell>
          <table:table-cell table:formula="of:=POWER([.C1415]-6.75;2)" office:value-type="float" office:value="0.00680358572528053" calcext:value-type="float">
            <text:p>0.0068035857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84613" calcext:value-type="float">
            <text:p>6.84613</text:p>
          </table:table-cell>
          <table:table-cell office:value-type="float" office:value="6.6673758082" calcext:value-type="float">
            <text:p>6.6673758082</text:p>
          </table:table-cell>
          <table:table-cell table:formula="of:=POWER([.C1416]-6.75;2)" office:value-type="float" office:value="0.00682675707060317" calcext:value-type="float">
            <text:p>0.0068267571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847746" calcext:value-type="float">
            <text:p>6.847746</text:p>
          </table:table-cell>
          <table:table-cell office:value-type="float" office:value="6.6672298441" calcext:value-type="float">
            <text:p>6.6672298441</text:p>
          </table:table-cell>
          <table:table-cell table:formula="of:=POWER([.C1417]-6.75;2)" office:value-type="float" office:value="0.00685089870771038" calcext:value-type="float">
            <text:p>0.0068508987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849117" calcext:value-type="float">
            <text:p>6.849117</text:p>
          </table:table-cell>
          <table:table-cell office:value-type="float" office:value="6.6670789731" calcext:value-type="float">
            <text:p>6.6670789731</text:p>
          </table:table-cell>
          <table:table-cell table:formula="of:=POWER([.C1418]-6.75;2)" office:value-type="float" office:value="0.00687589670215057" calcext:value-type="float">
            <text:p>0.0068758967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850228" calcext:value-type="float">
            <text:p>6.850228</text:p>
          </table:table-cell>
          <table:table-cell office:value-type="float" office:value="6.6669239319" calcext:value-type="float">
            <text:p>6.6669239319</text:p>
          </table:table-cell>
          <table:table-cell table:formula="of:=POWER([.C1419]-6.75;2)" office:value-type="float" office:value="0.00690163309095591" calcext:value-type="float">
            <text:p>0.0069016331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851067" calcext:value-type="float">
            <text:p>6.851067</text:p>
          </table:table-cell>
          <table:table-cell office:value-type="float" office:value="6.6667654624" calcext:value-type="float">
            <text:p>6.6667654624</text:p>
          </table:table-cell>
          <table:table-cell table:formula="of:=POWER([.C1420]-6.75;2)" office:value-type="float" office:value="0.00692798824948583" calcext:value-type="float">
            <text:p>0.0069279882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851623" calcext:value-type="float">
            <text:p>6.851623</text:p>
          </table:table-cell>
          <table:table-cell office:value-type="float" office:value="6.6666043029" calcext:value-type="float">
            <text:p>6.6666043029</text:p>
          </table:table-cell>
          <table:table-cell table:formula="of:=POWER([.C1421]-6.75;2)" office:value-type="float" office:value="0.006954842294795" calcext:value-type="float">
            <text:p>0.0069548423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851891" calcext:value-type="float">
            <text:p>6.851891</text:p>
          </table:table-cell>
          <table:table-cell office:value-type="float" office:value="6.6664411846" calcext:value-type="float">
            <text:p>6.6664411846</text:p>
          </table:table-cell>
          <table:table-cell table:formula="of:=POWER([.C1422]-6.75;2)" office:value-type="float" office:value="0.00698207563105127" calcext:value-type="float">
            <text:p>0.0069820756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851866" calcext:value-type="float">
            <text:p>6.851866</text:p>
          </table:table-cell>
          <table:table-cell office:value-type="float" office:value="6.666276819" calcext:value-type="float">
            <text:p>6.666276819</text:p>
          </table:table-cell>
          <table:table-cell table:formula="of:=POWER([.C1423]-6.75;2)" office:value-type="float" office:value="0.00700957103675874" calcext:value-type="float">
            <text:p>0.007009571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851549" calcext:value-type="float">
            <text:p>6.851549</text:p>
          </table:table-cell>
          <table:table-cell office:value-type="float" office:value="6.6661118907" calcext:value-type="float">
            <text:p>6.6661118907</text:p>
          </table:table-cell>
          <table:table-cell table:formula="of:=POWER([.C1424]-6.75;2)" office:value-type="float" office:value="0.00703721488192877" calcext:value-type="float">
            <text:p>0.0070372149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850944" calcext:value-type="float">
            <text:p>6.850944</text:p>
          </table:table-cell>
          <table:table-cell office:value-type="float" office:value="6.6659470502" calcext:value-type="float">
            <text:p>6.6659470502</text:p>
          </table:table-cell>
          <table:table-cell table:formula="of:=POWER([.C1425]-6.75;2)" office:value-type="float" office:value="0.00706489837008136" calcext:value-type="float">
            <text:p>0.0070648984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850057" calcext:value-type="float">
            <text:p>6.850057</text:p>
          </table:table-cell>
          <table:table-cell office:value-type="float" office:value="6.6657828996" calcext:value-type="float">
            <text:p>6.6657828996</text:p>
          </table:table-cell>
          <table:table-cell table:formula="of:=POWER([.C1426]-6.75;2)" office:value-type="float" office:value="0.00709251999978369" calcext:value-type="float">
            <text:p>0.00709252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848899" calcext:value-type="float">
            <text:p>6.848899</text:p>
          </table:table-cell>
          <table:table-cell office:value-type="float" office:value="6.6656199946" calcext:value-type="float">
            <text:p>6.6656199946</text:p>
          </table:table-cell>
          <table:table-cell table:formula="of:=POWER([.C1427]-6.75;2)" office:value-type="float" office:value="0.00711998531130401" calcext:value-type="float">
            <text:p>0.0071199853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.847486" calcext:value-type="float">
            <text:p>6.847486</text:p>
          </table:table-cell>
          <table:table-cell office:value-type="float" office:value="6.6654588262" calcext:value-type="float">
            <text:p>6.6654588262</text:p>
          </table:table-cell>
          <table:table-cell table:formula="of:=POWER([.C1428]-6.75;2)" office:value-type="float" office:value="0.00714721006748179" calcext:value-type="float">
            <text:p>0.0071472101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845836" calcext:value-type="float">
            <text:p>6.845836</text:p>
          </table:table-cell>
          <table:table-cell office:value-type="float" office:value="6.6652998208" calcext:value-type="float">
            <text:p>6.6652998208</text:p>
          </table:table-cell>
          <table:table-cell table:formula="of:=POWER([.C1429]-6.75;2)" office:value-type="float" office:value="0.00717412035651218" calcext:value-type="float">
            <text:p>0.0071741204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843972" calcext:value-type="float">
            <text:p>6.843972</text:p>
          </table:table-cell>
          <table:table-cell office:value-type="float" office:value="6.6651433262" calcext:value-type="float">
            <text:p>6.6651433262</text:p>
          </table:table-cell>
          <table:table-cell table:formula="of:=POWER([.C1430]-6.75;2)" office:value-type="float" office:value="0.00720065508839962" calcext:value-type="float">
            <text:p>0.0072006551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841919" calcext:value-type="float">
            <text:p>6.841919</text:p>
          </table:table-cell>
          <table:table-cell office:value-type="float" office:value="6.6649896093" calcext:value-type="float">
            <text:p>6.6649896093</text:p>
          </table:table-cell>
          <table:table-cell table:formula="of:=POWER([.C1431]-6.75;2)" office:value-type="float" office:value="0.00722676652696664" calcext:value-type="float">
            <text:p>0.0072267665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839707" calcext:value-type="float">
            <text:p>6.839707</text:p>
          </table:table-cell>
          <table:table-cell office:value-type="float" office:value="6.6648388513" calcext:value-type="float">
            <text:p>6.6648388513</text:p>
          </table:table-cell>
          <table:table-cell table:formula="of:=POWER([.C1432]-6.75;2)" office:value-type="float" office:value="0.00725242124790353" calcext:value-type="float">
            <text:p>0.0072524212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837367" calcext:value-type="float">
            <text:p>6.837367</text:p>
          </table:table-cell>
          <table:table-cell office:value-type="float" office:value="6.664691138" calcext:value-type="float">
            <text:p>6.664691138</text:p>
          </table:table-cell>
          <table:table-cell table:formula="of:=POWER([.C1433]-6.75;2)" office:value-type="float" office:value="0.007277601935735" calcext:value-type="float">
            <text:p>0.0072776019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834935" calcext:value-type="float">
            <text:p>6.834935</text:p>
          </table:table-cell>
          <table:table-cell office:value-type="float" office:value="6.6645464606" calcext:value-type="float">
            <text:p>6.6645464606</text:p>
          </table:table-cell>
          <table:table-cell table:formula="of:=POWER([.C1434]-6.75;2)" office:value-type="float" office:value="0.00730230739598728" calcext:value-type="float">
            <text:p>0.0073023074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832445" calcext:value-type="float">
            <text:p>6.832445</text:p>
          </table:table-cell>
          <table:table-cell office:value-type="float" office:value="6.6644047079" calcext:value-type="float">
            <text:p>6.6644047079</text:p>
          </table:table-cell>
          <table:table-cell table:formula="of:=POWER([.C1435]-6.75;2)" office:value-type="float" office:value="0.00732655402968429" calcext:value-type="float">
            <text:p>0.007326554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829939" calcext:value-type="float">
            <text:p>6.829939</text:p>
          </table:table-cell>
          <table:table-cell office:value-type="float" office:value="6.6642656703" calcext:value-type="float">
            <text:p>6.6642656703</text:p>
          </table:table-cell>
          <table:table-cell table:formula="of:=POWER([.C1436]-6.75;2)" office:value-type="float" office:value="0.00735037528910833" calcext:value-type="float">
            <text:p>0.0073503753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827453" calcext:value-type="float">
            <text:p>6.827453</text:p>
          </table:table-cell>
          <table:table-cell office:value-type="float" office:value="6.6641290305" calcext:value-type="float">
            <text:p>6.6641290305</text:p>
          </table:table-cell>
          <table:table-cell table:formula="of:=POWER([.C1437]-6.75;2)" office:value-type="float" office:value="0.00737382340286996" calcext:value-type="float">
            <text:p>0.0073738234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825029" calcext:value-type="float">
            <text:p>6.825029</text:p>
          </table:table-cell>
          <table:table-cell office:value-type="float" office:value="6.6639943728" calcext:value-type="float">
            <text:p>6.6639943728</text:p>
          </table:table-cell>
          <table:table-cell table:formula="of:=POWER([.C1438]-6.75;2)" office:value-type="float" office:value="0.00739696791006531" calcext:value-type="float">
            <text:p>0.0073969679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822707" calcext:value-type="float">
            <text:p>6.822707</text:p>
          </table:table-cell>
          <table:table-cell office:value-type="float" office:value="6.6638611792" calcext:value-type="float">
            <text:p>6.6638611792</text:p>
          </table:table-cell>
          <table:table-cell table:formula="of:=POWER([.C1439]-6.75;2)" office:value-type="float" office:value="0.00741989644881459" calcext:value-type="float">
            <text:p>0.0074198964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820525" calcext:value-type="float">
            <text:p>6.820525</text:p>
          </table:table-cell>
          <table:table-cell office:value-type="float" office:value="6.6637288333" calcext:value-type="float">
            <text:p>6.6637288333</text:p>
          </table:table-cell>
          <table:table-cell table:formula="of:=POWER([.C1440]-6.75;2)" office:value-type="float" office:value="0.00744271420377912" calcext:value-type="float">
            <text:p>0.0074427142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818521" calcext:value-type="float">
            <text:p>6.818521</text:p>
          </table:table-cell>
          <table:table-cell office:value-type="float" office:value="6.663596629" calcext:value-type="float">
            <text:p>6.663596629</text:p>
          </table:table-cell>
          <table:table-cell table:formula="of:=POWER([.C1441]-6.75;2)" office:value-type="float" office:value="0.00746554252016369" calcext:value-type="float">
            <text:p>0.0074655425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81673" calcext:value-type="float">
            <text:p>6.81673</text:p>
          </table:table-cell>
          <table:table-cell office:value-type="float" office:value="6.6634637724" calcext:value-type="float">
            <text:p>6.6634637724</text:p>
          </table:table-cell>
          <table:table-cell table:formula="of:=POWER([.C1442]-6.75;2)" office:value-type="float" office:value="0.00748851868723899" calcext:value-type="float">
            <text:p>0.0074885187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815186" calcext:value-type="float">
            <text:p>6.815186</text:p>
          </table:table-cell>
          <table:table-cell office:value-type="float" office:value="6.6633293925" calcext:value-type="float">
            <text:p>6.6633293925</text:p>
          </table:table-cell>
          <table:table-cell table:formula="of:=POWER([.C1443]-6.75;2)" office:value-type="float" office:value="0.00751179420441911" calcext:value-type="float">
            <text:p>0.0075117942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813918" calcext:value-type="float">
            <text:p>6.813918</text:p>
          </table:table-cell>
          <table:table-cell office:value-type="float" office:value="6.6631925448" calcext:value-type="float">
            <text:p>6.6631925448</text:p>
          </table:table-cell>
          <table:table-cell table:formula="of:=POWER([.C1444]-6.75;2)" office:value-type="float" office:value="0.00753553427829997" calcext:value-type="float">
            <text:p>0.0075355343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812951" calcext:value-type="float">
            <text:p>6.812951</text:p>
          </table:table-cell>
          <table:table-cell office:value-type="float" office:value="6.6630522312" calcext:value-type="float">
            <text:p>6.6630522312</text:p>
          </table:table-cell>
          <table:table-cell table:formula="of:=POWER([.C1445]-6.75;2)" office:value-type="float" office:value="0.00755991449929825" calcext:value-type="float">
            <text:p>0.0075599145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812307" calcext:value-type="float">
            <text:p>6.812307</text:p>
          </table:table-cell>
          <table:table-cell office:value-type="float" office:value="6.6629074032" calcext:value-type="float">
            <text:p>6.6629074032</text:p>
          </table:table-cell>
          <table:table-cell table:formula="of:=POWER([.C1446]-6.75;2)" office:value-type="float" office:value="0.00758512041736734" calcext:value-type="float">
            <text:p>0.0075851204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812002" calcext:value-type="float">
            <text:p>6.812002</text:p>
          </table:table-cell>
          <table:table-cell office:value-type="float" office:value="6.6627569803" calcext:value-type="float">
            <text:p>6.6627569803</text:p>
          </table:table-cell>
          <table:table-cell table:formula="of:=POWER([.C1447]-6.75;2)" office:value-type="float" office:value="0.00761134448637456" calcext:value-type="float">
            <text:p>0.0076113445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812047" calcext:value-type="float">
            <text:p>6.812047</text:p>
          </table:table-cell>
          <table:table-cell office:value-type="float" office:value="6.6625998566" calcext:value-type="float">
            <text:p>6.6625998566</text:p>
          </table:table-cell>
          <table:table-cell table:formula="of:=POWER([.C1448]-6.75;2)" office:value-type="float" office:value="0.00763878506634057" calcext:value-type="float">
            <text:p>0.0076387851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812447" calcext:value-type="float">
            <text:p>6.812447</text:p>
          </table:table-cell>
          <table:table-cell office:value-type="float" office:value="6.6624349211" calcext:value-type="float">
            <text:p>6.6624349211</text:p>
          </table:table-cell>
          <table:table-cell table:formula="of:=POWER([.C1449]-6.75;2)" office:value-type="float" office:value="0.00766764304276322" calcext:value-type="float">
            <text:p>0.007667643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813203" calcext:value-type="float">
            <text:p>6.813203</text:p>
          </table:table-cell>
          <table:table-cell office:value-type="float" office:value="6.6622610735" calcext:value-type="float">
            <text:p>6.6622610735</text:p>
          </table:table-cell>
          <table:table-cell table:formula="of:=POWER([.C1450]-6.75;2)" office:value-type="float" office:value="0.00769811922337243" calcext:value-type="float">
            <text:p>0.0076981192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814309" calcext:value-type="float">
            <text:p>6.814309</text:p>
          </table:table-cell>
          <table:table-cell office:value-type="float" office:value="6.6620772312" calcext:value-type="float">
            <text:p>6.6620772312</text:p>
          </table:table-cell>
          <table:table-cell table:formula="of:=POWER([.C1451]-6.75;2)" office:value-type="float" office:value="0.00773041327345832" calcext:value-type="float">
            <text:p>0.0077304133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815755" calcext:value-type="float">
            <text:p>6.815755</text:p>
          </table:table-cell>
          <table:table-cell office:value-type="float" office:value="6.6618823513" calcext:value-type="float">
            <text:p>6.6618823513</text:p>
          </table:table-cell>
          <table:table-cell table:formula="of:=POWER([.C1452]-6.75;2)" office:value-type="float" office:value="0.0077647200124166" calcext:value-type="float">
            <text:p>0.00776472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817522" calcext:value-type="float">
            <text:p>6.817522</text:p>
          </table:table-cell>
          <table:table-cell office:value-type="float" office:value="6.6616754391" calcext:value-type="float">
            <text:p>6.6616754391</text:p>
          </table:table-cell>
          <table:table-cell table:formula="of:=POWER([.C1453]-6.75;2)" office:value-type="float" office:value="0.00780122805817786" calcext:value-type="float">
            <text:p>0.0078012281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81959" calcext:value-type="float">
            <text:p>6.81959</text:p>
          </table:table-cell>
          <table:table-cell office:value-type="float" office:value="6.6614555717" calcext:value-type="float">
            <text:p>6.6614555717</text:p>
          </table:table-cell>
          <table:table-cell table:formula="of:=POWER([.C1454]-6.75;2)" office:value-type="float" office:value="0.00784011578297378" calcext:value-type="float">
            <text:p>0.0078401158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821932" calcext:value-type="float">
            <text:p>6.821932</text:p>
          </table:table-cell>
          <table:table-cell office:value-type="float" office:value="6.6612218978" calcext:value-type="float">
            <text:p>6.6612218978</text:p>
          </table:table-cell>
          <table:table-cell table:formula="of:=POWER([.C1455]-6.75;2)" office:value-type="float" office:value="0.00788155143023365" calcext:value-type="float">
            <text:p>0.0078815514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824518" calcext:value-type="float">
            <text:p>6.824518</text:p>
          </table:table-cell>
          <table:table-cell office:value-type="float" office:value="6.6609736577" calcext:value-type="float">
            <text:p>6.6609736577</text:p>
          </table:table-cell>
          <table:table-cell table:formula="of:=POWER([.C1456]-6.75;2)" office:value-type="float" office:value="0.00792568962331684" calcext:value-type="float">
            <text:p>0.0079256896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827311" calcext:value-type="float">
            <text:p>6.827311</text:p>
          </table:table-cell>
          <table:table-cell office:value-type="float" office:value="6.6607101935" calcext:value-type="float">
            <text:p>6.6607101935</text:p>
          </table:table-cell>
          <table:table-cell table:formula="of:=POWER([.C1457]-6.75;2)" office:value-type="float" office:value="0.00797266954480745" calcext:value-type="float">
            <text:p>0.0079726695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830275" calcext:value-type="float">
            <text:p>6.830275</text:p>
          </table:table-cell>
          <table:table-cell office:value-type="float" office:value="6.660430957" calcext:value-type="float">
            <text:p>6.660430957</text:p>
          </table:table-cell>
          <table:table-cell table:formula="of:=POWER([.C1458]-6.75;2)" office:value-type="float" office:value="0.00802261346393585" calcext:value-type="float">
            <text:p>0.0080226135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833369" calcext:value-type="float">
            <text:p>6.833369</text:p>
          </table:table-cell>
          <table:table-cell office:value-type="float" office:value="6.6601355161" calcext:value-type="float">
            <text:p>6.6601355161</text:p>
          </table:table-cell>
          <table:table-cell table:formula="of:=POWER([.C1459]-6.75;2)" office:value-type="float" office:value="0.00807562546661328" calcext:value-type="float">
            <text:p>0.0080756255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836551" calcext:value-type="float">
            <text:p>6.836551</text:p>
          </table:table-cell>
          <table:table-cell office:value-type="float" office:value="6.6598235645" calcext:value-type="float">
            <text:p>6.6598235645</text:p>
          </table:table-cell>
          <table:table-cell table:formula="of:=POWER([.C1460]-6.75;2)" office:value-type="float" office:value="0.00813178951948568" calcext:value-type="float">
            <text:p>0.0081317895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839776" calcext:value-type="float">
            <text:p>6.839776</text:p>
          </table:table-cell>
          <table:table-cell office:value-type="float" office:value="6.6594949176" calcext:value-type="float">
            <text:p>6.6594949176</text:p>
          </table:table-cell>
          <table:table-cell table:formula="of:=POWER([.C1461]-6.75;2)" office:value-type="float" office:value="0.00819116994023079" calcext:value-type="float">
            <text:p>0.0081911699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843002" calcext:value-type="float">
            <text:p>6.843002</text:p>
          </table:table-cell>
          <table:table-cell office:value-type="float" office:value="6.6591495233" calcext:value-type="float">
            <text:p>6.6591495233</text:p>
          </table:table-cell>
          <table:table-cell table:formula="of:=POWER([.C1462]-6.75;2)" office:value-type="float" office:value="0.00825380911661725" calcext:value-type="float">
            <text:p>0.0082538091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846184" calcext:value-type="float">
            <text:p>6.846184</text:p>
          </table:table-cell>
          <table:table-cell office:value-type="float" office:value="6.658787457" calcext:value-type="float">
            <text:p>6.658787457</text:p>
          </table:table-cell>
          <table:table-cell table:formula="of:=POWER([.C1463]-6.75;2)" office:value-type="float" office:value="0.00831972800052688" calcext:value-type="float">
            <text:p>0.008319728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849279" calcext:value-type="float">
            <text:p>6.849279</text:p>
          </table:table-cell>
          <table:table-cell office:value-type="float" office:value="6.6584089211" calcext:value-type="float">
            <text:p>6.6584089211</text:p>
          </table:table-cell>
          <table:table-cell table:formula="of:=POWER([.C1464]-6.75;2)" office:value-type="float" office:value="0.00838892573406596" calcext:value-type="float">
            <text:p>0.0083889257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852245" calcext:value-type="float">
            <text:p>6.852245</text:p>
          </table:table-cell>
          <table:table-cell office:value-type="float" office:value="6.6580142437" calcext:value-type="float">
            <text:p>6.6580142437</text:p>
          </table:table-cell>
          <table:table-cell table:formula="of:=POWER([.C1465]-6.75;2)" office:value-type="float" office:value="0.00846137936208294" calcext:value-type="float">
            <text:p>0.0084613794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855044" calcext:value-type="float">
            <text:p>6.855044</text:p>
          </table:table-cell>
          <table:table-cell office:value-type="float" office:value="6.6576038692" calcext:value-type="float">
            <text:p>6.6576038692</text:p>
          </table:table-cell>
          <table:table-cell table:formula="of:=POWER([.C1466]-6.75;2)" office:value-type="float" office:value="0.00853704498681072" calcext:value-type="float">
            <text:p>0.008537045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857639" calcext:value-type="float">
            <text:p>6.857639</text:p>
          </table:table-cell>
          <table:table-cell office:value-type="float" office:value="6.657178353" calcext:value-type="float">
            <text:p>6.657178353</text:p>
          </table:table-cell>
          <table:table-cell table:formula="of:=POWER([.C1467]-6.75;2)" office:value-type="float" office:value="0.00861585815179262" calcext:value-type="float">
            <text:p>0.0086158582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859996" calcext:value-type="float">
            <text:p>6.859996</text:p>
          </table:table-cell>
          <table:table-cell office:value-type="float" office:value="6.656738353" calcext:value-type="float">
            <text:p>6.656738353</text:p>
          </table:table-cell>
          <table:table-cell table:formula="of:=POWER([.C1468]-6.75;2)" office:value-type="float" office:value="0.00869773480115266" calcext:value-type="float">
            <text:p>0.0086977348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862084" calcext:value-type="float">
            <text:p>6.862084</text:p>
          </table:table-cell>
          <table:table-cell office:value-type="float" office:value="6.6562846219" calcext:value-type="float">
            <text:p>6.6562846219</text:p>
          </table:table-cell>
          <table:table-cell table:formula="of:=POWER([.C1469]-6.75;2)" office:value-type="float" office:value="0.00878257209242591" calcext:value-type="float">
            <text:p>0.0087825721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863877" calcext:value-type="float">
            <text:p>6.863877</text:p>
          </table:table-cell>
          <table:table-cell office:value-type="float" office:value="6.6558179946" calcext:value-type="float">
            <text:p>6.6558179946</text:p>
          </table:table-cell>
          <table:table-cell table:formula="of:=POWER([.C1470]-6.75;2)" office:value-type="float" office:value="0.00887025014116571" calcext:value-type="float">
            <text:p>0.0088702501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865352" calcext:value-type="float">
            <text:p>6.865352</text:p>
          </table:table-cell>
          <table:table-cell office:value-type="float" office:value="6.6553393799" calcext:value-type="float">
            <text:p>6.6553393799</text:p>
          </table:table-cell>
          <table:table-cell table:formula="of:=POWER([.C1471]-6.75;2)" office:value-type="float" office:value="0.00896063299771652" calcext:value-type="float">
            <text:p>0.008960633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86649" calcext:value-type="float">
            <text:p>6.86649</text:p>
          </table:table-cell>
          <table:table-cell office:value-type="float" office:value="6.6548497473" calcext:value-type="float">
            <text:p>6.6548497473</text:p>
          </table:table-cell>
          <table:table-cell table:formula="of:=POWER([.C1472]-6.75;2)" office:value-type="float" office:value="0.00905357058887384" calcext:value-type="float">
            <text:p>0.0090535706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867276" calcext:value-type="float">
            <text:p>6.867276</text:p>
          </table:table-cell>
          <table:table-cell office:value-type="float" office:value="6.6543501147" calcext:value-type="float">
            <text:p>6.6543501147</text:p>
          </table:table-cell>
          <table:table-cell table:formula="of:=POWER([.C1473]-6.75;2)" office:value-type="float" office:value="0.00914890055790321" calcext:value-type="float">
            <text:p>0.0091489006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8677" calcext:value-type="float">
            <text:p>6.8677</text:p>
          </table:table-cell>
          <table:table-cell office:value-type="float" office:value="6.6538415358" calcext:value-type="float">
            <text:p>6.6538415358</text:p>
          </table:table-cell>
          <table:table-cell table:formula="of:=POWER([.C1474]-6.75;2)" office:value-type="float" office:value="0.00924645023730272" calcext:value-type="float">
            <text:p>0.0092464502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867755" calcext:value-type="float">
            <text:p>6.867755</text:p>
          </table:table-cell>
          <table:table-cell office:value-type="float" office:value="6.6533250896" calcext:value-type="float">
            <text:p>6.6533250896</text:p>
          </table:table-cell>
          <table:table-cell table:formula="of:=POWER([.C1475]-6.75;2)" office:value-type="float" office:value="0.00934603830084802" calcext:value-type="float">
            <text:p>0.0093460383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867437" calcext:value-type="float">
            <text:p>6.867437</text:p>
          </table:table-cell>
          <table:table-cell office:value-type="float" office:value="6.6528018674" calcext:value-type="float">
            <text:p>6.6528018674</text:p>
          </table:table-cell>
          <table:table-cell table:formula="of:=POWER([.C1476]-6.75;2)" office:value-type="float" office:value="0.00944747698092718" calcext:value-type="float">
            <text:p>0.009447477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866747" calcext:value-type="float">
            <text:p>6.866747</text:p>
          </table:table-cell>
          <table:table-cell office:value-type="float" office:value="6.6522729659" calcext:value-type="float">
            <text:p>6.6522729659</text:p>
          </table:table-cell>
          <table:table-cell table:formula="of:=POWER([.C1477]-6.75;2)" office:value-type="float" office:value="0.00955057319398257" calcext:value-type="float">
            <text:p>0.0095505732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865689" calcext:value-type="float">
            <text:p>6.865689</text:p>
          </table:table-cell>
          <table:table-cell office:value-type="float" office:value="6.6517394731" calcext:value-type="float">
            <text:p>6.6517394731</text:p>
          </table:table-cell>
          <table:table-cell table:formula="of:=POWER([.C1478]-6.75;2)" office:value-type="float" office:value="0.0096551311466656" calcext:value-type="float">
            <text:p>0.0096551311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86427" calcext:value-type="float">
            <text:p>6.86427</text:p>
          </table:table-cell>
          <table:table-cell office:value-type="float" office:value="6.6512024588" calcext:value-type="float">
            <text:p>6.6512024588</text:p>
          </table:table-cell>
          <table:table-cell table:formula="of:=POWER([.C1479]-6.75;2)" office:value-type="float" office:value="0.00976095414716564" calcext:value-type="float">
            <text:p>0.0097609541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862498" calcext:value-type="float">
            <text:p>6.862498</text:p>
          </table:table-cell>
          <table:table-cell office:value-type="float" office:value="6.6506629659" calcext:value-type="float">
            <text:p>6.6506629659</text:p>
          </table:table-cell>
          <table:table-cell table:formula="of:=POWER([.C1480]-6.75;2)" office:value-type="float" office:value="0.00986784634378446" calcext:value-type="float">
            <text:p>0.0098678463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860385" calcext:value-type="float">
            <text:p>6.860385</text:p>
          </table:table-cell>
          <table:table-cell office:value-type="float" office:value="6.6501220072" calcext:value-type="float">
            <text:p>6.6501220072</text:p>
          </table:table-cell>
          <table:table-cell table:formula="of:=POWER([.C1481]-6.75;2)" office:value-type="float" office:value="0.00997561344575681" calcext:value-type="float">
            <text:p>0.0099756134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857945" calcext:value-type="float">
            <text:p>6.857945</text:p>
          </table:table-cell>
          <table:table-cell office:value-type="float" office:value="6.6495805556" calcext:value-type="float">
            <text:p>6.6495805556</text:p>
          </table:table-cell>
          <table:table-cell table:formula="of:=POWER([.C1482]-6.75;2)" office:value-type="float" office:value="0.0100840648136047" calcext:value-type="float">
            <text:p>0.0100840648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855194" calcext:value-type="float">
            <text:p>6.855194</text:p>
          </table:table-cell>
          <table:table-cell office:value-type="float" office:value="6.6490395394" calcext:value-type="float">
            <text:p>6.6490395394</text:p>
          </table:table-cell>
          <table:table-cell table:formula="of:=POWER([.C1483]-6.75;2)" office:value-type="float" office:value="0.0101930146045641" calcext:value-type="float">
            <text:p>0.0101930146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852147" calcext:value-type="float">
            <text:p>6.852147</text:p>
          </table:table-cell>
          <table:table-cell office:value-type="float" office:value="6.6484998369" calcext:value-type="float">
            <text:p>6.6484998369</text:p>
          </table:table-cell>
          <table:table-cell table:formula="of:=POWER([.C1484]-6.75;2)" office:value-type="float" office:value="0.0103022831093266" calcext:value-type="float">
            <text:p>0.0103022831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848824" calcext:value-type="float">
            <text:p>6.848824</text:p>
          </table:table-cell>
          <table:table-cell office:value-type="float" office:value="6.647962276" calcext:value-type="float">
            <text:p>6.647962276</text:p>
          </table:table-cell>
          <table:table-cell table:formula="of:=POWER([.C1485]-6.75;2)" office:value-type="float" office:value="0.0104116971191001" calcext:value-type="float">
            <text:p>0.0104116971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845242" calcext:value-type="float">
            <text:p>6.845242</text:p>
          </table:table-cell>
          <table:table-cell office:value-type="float" office:value="6.6474276254" calcext:value-type="float">
            <text:p>6.6474276254</text:p>
          </table:table-cell>
          <table:table-cell table:formula="of:=POWER([.C1486]-6.75;2)" office:value-type="float" office:value="0.0105210920310828" calcext:value-type="float">
            <text:p>0.010521092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841422" calcext:value-type="float">
            <text:p>6.841422</text:p>
          </table:table-cell>
          <table:table-cell office:value-type="float" office:value="6.6468966039" calcext:value-type="float">
            <text:p>6.6468966039</text:p>
          </table:table-cell>
          <table:table-cell table:formula="of:=POWER([.C1487]-6.75;2)" office:value-type="float" office:value="0.0106303102873535" calcext:value-type="float">
            <text:p>0.0106303103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837382" calcext:value-type="float">
            <text:p>6.837382</text:p>
          </table:table-cell>
          <table:table-cell office:value-type="float" office:value="6.6463698692" calcext:value-type="float">
            <text:p>6.6463698692</text:p>
          </table:table-cell>
          <table:table-cell table:formula="of:=POWER([.C1488]-6.75;2)" office:value-type="float" office:value="0.0107392040096251" calcext:value-type="float">
            <text:p>0.010739204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833142" calcext:value-type="float">
            <text:p>6.833142</text:p>
          </table:table-cell>
          <table:table-cell office:value-type="float" office:value="6.6458480233" calcext:value-type="float">
            <text:p>6.6458480233</text:p>
          </table:table-cell>
          <table:table-cell table:formula="of:=POWER([.C1489]-6.75;2)" office:value-type="float" office:value="0.0108476342505173" calcext:value-type="float">
            <text:p>0.0108476343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828724" calcext:value-type="float">
            <text:p>6.828724</text:p>
          </table:table-cell>
          <table:table-cell office:value-type="float" office:value="6.6453316165" calcext:value-type="float">
            <text:p>6.6453316165</text:p>
          </table:table-cell>
          <table:table-cell table:formula="of:=POWER([.C1490]-6.75;2)" office:value-type="float" office:value="0.0109554705045031" calcext:value-type="float">
            <text:p>0.0109554705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824146" calcext:value-type="float">
            <text:p>6.824146</text:p>
          </table:table-cell>
          <table:table-cell office:value-type="float" office:value="6.6448211398" calcext:value-type="float">
            <text:p>6.6448211398</text:p>
          </table:table-cell>
          <table:table-cell table:formula="of:=POWER([.C1491]-6.75;2)" office:value-type="float" office:value="0.0110625926329711" calcext:value-type="float">
            <text:p>0.0110625926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819428" calcext:value-type="float">
            <text:p>6.819428</text:p>
          </table:table-cell>
          <table:table-cell office:value-type="float" office:value="6.6443170323" calcext:value-type="float">
            <text:p>6.6443170323</text:p>
          </table:table-cell>
          <table:table-cell table:formula="of:=POWER([.C1492]-6.75;2)" office:value-type="float" office:value="0.0111688896618792" calcext:value-type="float">
            <text:p>0.0111688897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814591" calcext:value-type="float">
            <text:p>6.814591</text:p>
          </table:table-cell>
          <table:table-cell office:value-type="float" office:value="6.6438196846" calcext:value-type="float">
            <text:p>6.6438196846</text:p>
          </table:table-cell>
          <table:table-cell table:formula="of:=POWER([.C1493]-6.75;2)" office:value-type="float" office:value="0.0112742593784434" calcext:value-type="float">
            <text:p>0.0112742594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809655" calcext:value-type="float">
            <text:p>6.809655</text:p>
          </table:table-cell>
          <table:table-cell office:value-type="float" office:value="6.6433294337" calcext:value-type="float">
            <text:p>6.6433294337</text:p>
          </table:table-cell>
          <table:table-cell table:formula="of:=POWER([.C1494]-6.75;2)" office:value-type="float" office:value="0.0113786097147627" calcext:value-type="float">
            <text:p>0.0113786097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804639" calcext:value-type="float">
            <text:p>6.804639</text:p>
          </table:table-cell>
          <table:table-cell office:value-type="float" office:value="6.6428465681" calcext:value-type="float">
            <text:p>6.6428465681</text:p>
          </table:table-cell>
          <table:table-cell table:formula="of:=POWER([.C1495]-6.75;2)" office:value-type="float" office:value="0.0114818579679479" calcext:value-type="float">
            <text:p>0.011481858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799562" calcext:value-type="float">
            <text:p>6.799562</text:p>
          </table:table-cell>
          <table:table-cell office:value-type="float" office:value="6.6423713333" calcext:value-type="float">
            <text:p>6.6423713333</text:p>
          </table:table-cell>
          <table:table-cell table:formula="of:=POWER([.C1496]-6.75;2)" office:value-type="float" office:value="0.0115839298956197" calcext:value-type="float">
            <text:p>0.0115839299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.794445" calcext:value-type="float">
            <text:p>6.794445</text:p>
          </table:table-cell>
          <table:table-cell office:value-type="float" office:value="6.6419039319" calcext:value-type="float">
            <text:p>6.6419039319</text:p>
          </table:table-cell>
          <table:table-cell table:formula="of:=POWER([.C1497]-6.75;2)" office:value-type="float" office:value="0.0116847599386798" calcext:value-type="float">
            <text:p>0.0116847599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.789307" calcext:value-type="float">
            <text:p>6.789307</text:p>
          </table:table-cell>
          <table:table-cell office:value-type="float" office:value="6.6414445179" calcext:value-type="float">
            <text:p>6.6414445179</text:p>
          </table:table-cell>
          <table:table-cell table:formula="of:=POWER([.C1498]-6.75;2)" office:value-type="float" office:value="0.0117842926939634" calcext:value-type="float">
            <text:p>0.0117842927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784167" calcext:value-type="float">
            <text:p>6.784167</text:p>
          </table:table-cell>
          <table:table-cell office:value-type="float" office:value="6.6409932061" calcext:value-type="float">
            <text:p>6.6409932061</text:p>
          </table:table-cell>
          <table:table-cell table:formula="of:=POWER([.C1499]-6.75;2)" office:value-type="float" office:value="0.0118824811163571" calcext:value-type="float">
            <text:p>0.0118824811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779045" calcext:value-type="float">
            <text:p>6.779045</text:p>
          </table:table-cell>
          <table:table-cell office:value-type="float" office:value="6.6405500717" calcext:value-type="float">
            <text:p>6.6405500717</text:p>
          </table:table-cell>
          <table:table-cell table:formula="of:=POWER([.C1500]-6.75;2)" office:value-type="float" office:value="0.0119792868048752" calcext:value-type="float">
            <text:p>0.0119792868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77396" calcext:value-type="float">
            <text:p>6.77396</text:p>
          </table:table-cell>
          <table:table-cell office:value-type="float" office:value="6.640115147" calcext:value-type="float">
            <text:p>6.640115147</text:p>
          </table:table-cell>
          <table:table-cell table:formula="of:=POWER([.C1501]-6.75;2)" office:value-type="float" office:value="0.0120746809188315" calcext:value-type="float">
            <text:p>0.0120746809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768932" calcext:value-type="float">
            <text:p>6.768932</text:p>
          </table:table-cell>
          <table:table-cell office:value-type="float" office:value="6.6396884247" calcext:value-type="float">
            <text:p>6.6396884247</text:p>
          </table:table-cell>
          <table:table-cell table:formula="of:=POWER([.C1502]-6.75;2)" office:value-type="float" office:value="0.0121686436451676" calcext:value-type="float">
            <text:p>0.0121686436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76398" calcext:value-type="float">
            <text:p>6.76398</text:p>
          </table:table-cell>
          <table:table-cell office:value-type="float" office:value="6.6392698566" calcext:value-type="float">
            <text:p>6.6392698566</text:p>
          </table:table-cell>
          <table:table-cell table:formula="of:=POWER([.C1503]-6.75;2)" office:value-type="float" office:value="0.0122611646573845" calcext:value-type="float">
            <text:p>0.0122611647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759122" calcext:value-type="float">
            <text:p>6.759122</text:p>
          </table:table-cell>
          <table:table-cell office:value-type="float" office:value="6.638859353" calcext:value-type="float">
            <text:p>6.638859353</text:p>
          </table:table-cell>
          <table:table-cell table:formula="of:=POWER([.C1504]-6.75;2)" office:value-type="float" office:value="0.0123522434155786" calcext:value-type="float">
            <text:p>0.0123522434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754378" calcext:value-type="float">
            <text:p>6.754378</text:p>
          </table:table-cell>
          <table:table-cell office:value-type="float" office:value="6.6384567867" calcext:value-type="float">
            <text:p>6.6384567867</text:p>
          </table:table-cell>
          <table:table-cell table:formula="of:=POWER([.C1505]-6.75;2)" office:value-type="float" office:value="0.0124418884332893" calcext:value-type="float">
            <text:p>0.0124418884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749765" calcext:value-type="float">
            <text:p>6.749765</text:p>
          </table:table-cell>
          <table:table-cell office:value-type="float" office:value="6.6380619857" calcext:value-type="float">
            <text:p>6.6380619857</text:p>
          </table:table-cell>
          <table:table-cell table:formula="of:=POWER([.C1506]-6.75;2)" office:value-type="float" office:value="0.0125301190454269" calcext:value-type="float">
            <text:p>0.012530119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745301" calcext:value-type="float">
            <text:p>6.745301</text:p>
          </table:table-cell>
          <table:table-cell office:value-type="float" office:value="6.6376747384" calcext:value-type="float">
            <text:p>6.6376747384</text:p>
          </table:table-cell>
          <table:table-cell table:formula="of:=POWER([.C1507]-6.75;2)" office:value-type="float" office:value="0.0126169643935084" calcext:value-type="float">
            <text:p>0.0126169644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741003" calcext:value-type="float">
            <text:p>6.741003</text:p>
          </table:table-cell>
          <table:table-cell office:value-type="float" office:value="6.6372947867" calcext:value-type="float">
            <text:p>6.6372947867</text:p>
          </table:table-cell>
          <table:table-cell table:formula="of:=POWER([.C1508]-6.75;2)" office:value-type="float" office:value="0.0127024651049985" calcext:value-type="float">
            <text:p>0.0127024651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736885" calcext:value-type="float">
            <text:p>6.736885</text:p>
          </table:table-cell>
          <table:table-cell office:value-type="float" office:value="6.6369218333" calcext:value-type="float">
            <text:p>6.6369218333</text:p>
          </table:table-cell>
          <table:table-cell table:formula="of:=POWER([.C1509]-6.75;2)" office:value-type="float" office:value="0.012786671784233" calcext:value-type="float">
            <text:p>0.0127866718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732962" calcext:value-type="float">
            <text:p>6.732962</text:p>
          </table:table-cell>
          <table:table-cell office:value-type="float" office:value="6.6365555358" calcext:value-type="float">
            <text:p>6.6365555358</text:p>
          </table:table-cell>
          <table:table-cell table:formula="of:=POWER([.C1510]-6.75;2)" office:value-type="float" office:value="0.012869646457625" calcext:value-type="float">
            <text:p>0.0128696465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729246" calcext:value-type="float">
            <text:p>6.729246</text:p>
          </table:table-cell>
          <table:table-cell office:value-type="float" office:value="6.636195509" calcext:value-type="float">
            <text:p>6.636195509</text:p>
          </table:table-cell>
          <table:table-cell table:formula="of:=POWER([.C1511]-6.75;2)" office:value-type="float" office:value="0.012951462171769" calcext:value-type="float">
            <text:p>0.0129514622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725749" calcext:value-type="float">
            <text:p>6.725749</text:p>
          </table:table-cell>
          <table:table-cell office:value-type="float" office:value="6.6358413244" calcext:value-type="float">
            <text:p>6.6358413244</text:p>
          </table:table-cell>
          <table:table-cell table:formula="of:=POWER([.C1512]-6.75;2)" office:value-type="float" office:value="0.013032203214746" calcext:value-type="float">
            <text:p>0.0130322032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72248" calcext:value-type="float">
            <text:p>6.72248</text:p>
          </table:table-cell>
          <table:table-cell office:value-type="float" office:value="6.6354925108" calcext:value-type="float">
            <text:p>6.6354925108</text:p>
          </table:table-cell>
          <table:table-cell table:formula="of:=POWER([.C1513]-6.75;2)" office:value-type="float" office:value="0.0131119650828882" calcext:value-type="float">
            <text:p>0.0131119651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719444" calcext:value-type="float">
            <text:p>6.719444</text:p>
          </table:table-cell>
          <table:table-cell office:value-type="float" office:value="6.6351485556" calcext:value-type="float">
            <text:p>6.6351485556</text:p>
          </table:table-cell>
          <table:table-cell table:formula="of:=POWER([.C1514]-6.75;2)" office:value-type="float" office:value="0.0131908542807663" calcext:value-type="float">
            <text:p>0.0131908543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716647" calcext:value-type="float">
            <text:p>6.716647</text:p>
          </table:table-cell>
          <table:table-cell office:value-type="float" office:value="6.6348089104" calcext:value-type="float">
            <text:p>6.6348089104</text:p>
          </table:table-cell>
          <table:table-cell table:formula="of:=POWER([.C1515]-6.75;2)" office:value-type="float" office:value="0.0132689871232352" calcext:value-type="float">
            <text:p>0.0132689871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71409" calcext:value-type="float">
            <text:p>6.71409</text:p>
          </table:table-cell>
          <table:table-cell office:value-type="float" office:value="6.6344729857" calcext:value-type="float">
            <text:p>6.6344729857</text:p>
          </table:table-cell>
          <table:table-cell table:formula="of:=POWER([.C1516]-6.75;2)" office:value-type="float" office:value="0.0133464910330723" calcext:value-type="float">
            <text:p>0.013346491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711774" calcext:value-type="float">
            <text:p>6.711774</text:p>
          </table:table-cell>
          <table:table-cell office:value-type="float" office:value="6.6341401595" calcext:value-type="float">
            <text:p>6.6341401595</text:p>
          </table:table-cell>
          <table:table-cell table:formula="of:=POWER([.C1517]-6.75;2)" office:value-type="float" office:value="0.0134235026406854" calcext:value-type="float">
            <text:p>0.0134235026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709693" calcext:value-type="float">
            <text:p>6.709693</text:p>
          </table:table-cell>
          <table:table-cell office:value-type="float" office:value="6.6338097778" calcext:value-type="float">
            <text:p>6.6338097778</text:p>
          </table:table-cell>
          <table:table-cell table:formula="of:=POWER([.C1518]-6.75;2)" office:value-type="float" office:value="0.0135001677348854" calcext:value-type="float">
            <text:p>0.0135001677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707843" calcext:value-type="float">
            <text:p>6.707843</text:p>
          </table:table-cell>
          <table:table-cell office:value-type="float" office:value="6.6334811631" calcext:value-type="float">
            <text:p>6.6334811631</text:p>
          </table:table-cell>
          <table:table-cell table:formula="of:=POWER([.C1519]-6.75;2)" office:value-type="float" office:value="0.0135766393525288" calcext:value-type="float">
            <text:p>0.0135766394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706214" calcext:value-type="float">
            <text:p>6.706214</text:p>
          </table:table-cell>
          <table:table-cell office:value-type="float" office:value="6.6331536147" calcext:value-type="float">
            <text:p>6.6331536147</text:p>
          </table:table-cell>
          <table:table-cell table:formula="of:=POWER([.C1520]-6.75;2)" office:value-type="float" office:value="0.013653077757676" calcext:value-type="float">
            <text:p>0.0136530778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704795" calcext:value-type="float">
            <text:p>6.704795</text:p>
          </table:table-cell>
          <table:table-cell office:value-type="float" office:value="6.6328264176" calcext:value-type="float">
            <text:p>6.6328264176</text:p>
          </table:table-cell>
          <table:table-cell table:formula="of:=POWER([.C1521]-6.75;2)" office:value-type="float" office:value="0.0137296484124495" calcext:value-type="float">
            <text:p>0.0137296484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703573" calcext:value-type="float">
            <text:p>6.703573</text:p>
          </table:table-cell>
          <table:table-cell office:value-type="float" office:value="6.6324988441" calcext:value-type="float">
            <text:p>6.6324988441</text:p>
          </table:table-cell>
          <table:table-cell table:formula="of:=POWER([.C1522]-6.75;2)" office:value-type="float" office:value="0.0138065216378362" calcext:value-type="float">
            <text:p>0.0138065216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70253" calcext:value-type="float">
            <text:p>6.70253</text:p>
          </table:table-cell>
          <table:table-cell office:value-type="float" office:value="6.6321701649" calcext:value-type="float">
            <text:p>6.6321701649</text:p>
          </table:table-cell>
          <table:table-cell table:formula="of:=POWER([.C1523]-6.75;2)" office:value-type="float" office:value="0.0138838700396932" calcext:value-type="float">
            <text:p>0.01388387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701647" calcext:value-type="float">
            <text:p>6.701647</text:p>
          </table:table-cell>
          <table:table-cell office:value-type="float" office:value="6.6318396541" calcext:value-type="float">
            <text:p>6.6318396541</text:p>
          </table:table-cell>
          <table:table-cell table:formula="of:=POWER([.C1524]-6.75;2)" office:value-type="float" office:value="0.0139618673432076" calcext:value-type="float">
            <text:p>0.0139618673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700906" calcext:value-type="float">
            <text:p>6.700906</text:p>
          </table:table-cell>
          <table:table-cell office:value-type="float" office:value="6.6315066004" calcext:value-type="float">
            <text:p>6.6315066004</text:p>
          </table:table-cell>
          <table:table-cell table:formula="of:=POWER([.C1525]-6.75;2)" office:value-type="float" office:value="0.0140406857487653" calcext:value-type="float">
            <text:p>0.0140406857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700282" calcext:value-type="float">
            <text:p>6.700282</text:p>
          </table:table-cell>
          <table:table-cell office:value-type="float" office:value="6.6311703047" calcext:value-type="float">
            <text:p>6.6311703047</text:p>
          </table:table-cell>
          <table:table-cell table:formula="of:=POWER([.C1526]-6.75;2)" office:value-type="float" office:value="0.0141204964850908" calcext:value-type="float">
            <text:p>0.0141204965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699754" calcext:value-type="float">
            <text:p>6.699754</text:p>
          </table:table-cell>
          <table:table-cell office:value-type="float" office:value="6.6308301022" calcext:value-type="float">
            <text:p>6.6308301022</text:p>
          </table:table-cell>
          <table:table-cell table:formula="of:=POWER([.C1527]-6.75;2)" office:value-type="float" office:value="0.0142014645416624" calcext:value-type="float">
            <text:p>0.0142014645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699295" calcext:value-type="float">
            <text:p>6.699295</text:p>
          </table:table-cell>
          <table:table-cell office:value-type="float" office:value="6.6304853548" calcext:value-type="float">
            <text:p>6.6304853548</text:p>
          </table:table-cell>
          <table:table-cell table:formula="of:=POWER([.C1528]-6.75;2)" office:value-type="float" office:value="0.0142837504172818" calcext:value-type="float">
            <text:p>0.0142837504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698881" calcext:value-type="float">
            <text:p>6.698881</text:p>
          </table:table-cell>
          <table:table-cell office:value-type="float" office:value="6.6301354749" calcext:value-type="float">
            <text:p>6.6301354749</text:p>
          </table:table-cell>
          <table:table-cell table:formula="of:=POWER([.C1529]-6.75;2)" office:value-type="float" office:value="0.0143675043774485" calcext:value-type="float">
            <text:p>0.0143675044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698487" calcext:value-type="float">
            <text:p>6.698487</text:p>
          </table:table-cell>
          <table:table-cell office:value-type="float" office:value="6.6297799211" calcext:value-type="float">
            <text:p>6.6297799211</text:p>
          </table:table-cell>
          <table:table-cell table:formula="of:=POWER([.C1530]-6.75;2)" office:value-type="float" office:value="0.0144528673707222" calcext:value-type="float">
            <text:p>0.0144528674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698085" calcext:value-type="float">
            <text:p>6.698085</text:p>
          </table:table-cell>
          <table:table-cell office:value-type="float" office:value="6.6294182097" calcext:value-type="float">
            <text:p>6.6294182097</text:p>
          </table:table-cell>
          <table:table-cell table:formula="of:=POWER([.C1531]-6.75;2)" office:value-type="float" office:value="0.0145399681519532" calcext:value-type="float">
            <text:p>0.0145399682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697652" calcext:value-type="float">
            <text:p>6.697652</text:p>
          </table:table-cell>
          <table:table-cell office:value-type="float" office:value="6.6290499265" calcext:value-type="float">
            <text:p>6.6290499265</text:p>
          </table:table-cell>
          <table:table-cell table:formula="of:=POWER([.C1532]-6.75;2)" office:value-type="float" office:value="0.0146289202796553" calcext:value-type="float">
            <text:p>0.0146289203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697161" calcext:value-type="float">
            <text:p>6.697161</text:p>
          </table:table-cell>
          <table:table-cell office:value-type="float" office:value="6.6286747258" calcext:value-type="float">
            <text:p>6.6286747258</text:p>
          </table:table-cell>
          <table:table-cell table:formula="of:=POWER([.C1533]-6.75;2)" office:value-type="float" office:value="0.0147198221597052" calcext:value-type="float">
            <text:p>0.0147198222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696591" calcext:value-type="float">
            <text:p>6.696591</text:p>
          </table:table-cell>
          <table:table-cell office:value-type="float" office:value="6.6282923441" calcext:value-type="float">
            <text:p>6.6282923441</text:p>
          </table:table-cell>
          <table:table-cell table:formula="of:=POWER([.C1534]-6.75;2)" office:value-type="float" office:value="0.0148127535046728" calcext:value-type="float">
            <text:p>0.0148127535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695917" calcext:value-type="float">
            <text:p>6.695917</text:p>
          </table:table-cell>
          <table:table-cell office:value-type="float" office:value="6.6279025968" calcext:value-type="float">
            <text:p>6.6279025968</text:p>
          </table:table-cell>
          <table:table-cell table:formula="of:=POWER([.C1535]-6.75;2)" office:value-type="float" office:value="0.0149077758681833" calcext:value-type="float">
            <text:p>0.0149077759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69512" calcext:value-type="float">
            <text:p>6.69512</text:p>
          </table:table-cell>
          <table:table-cell office:value-type="float" office:value="6.6275053907" calcext:value-type="float">
            <text:p>6.6275053907</text:p>
          </table:table-cell>
          <table:table-cell table:formula="of:=POWER([.C1536]-6.75;2)" office:value-type="float" office:value="0.0150049293075597" calcext:value-type="float">
            <text:p>0.0150049293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69418" calcext:value-type="float">
            <text:p>6.69418</text:p>
          </table:table-cell>
          <table:table-cell office:value-type="float" office:value="6.6271007186" calcext:value-type="float">
            <text:p>6.6271007186</text:p>
          </table:table-cell>
          <table:table-cell table:formula="of:=POWER([.C1537]-6.75;2)" office:value-type="float" office:value="0.0151042333686363" calcext:value-type="float">
            <text:p>0.0151042334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69308" calcext:value-type="float">
            <text:p>6.69308</text:p>
          </table:table-cell>
          <table:table-cell office:value-type="float" office:value="6.626688672" calcext:value-type="float">
            <text:p>6.626688672</text:p>
          </table:table-cell>
          <table:table-cell table:formula="of:=POWER([.C1538]-6.75;2)" office:value-type="float" office:value="0.0152056836131235" calcext:value-type="float">
            <text:p>0.0152056836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691805" calcext:value-type="float">
            <text:p>6.691805</text:p>
          </table:table-cell>
          <table:table-cell office:value-type="float" office:value="6.6262694355" calcext:value-type="float">
            <text:p>6.6262694355</text:p>
          </table:table-cell>
          <table:table-cell table:formula="of:=POWER([.C1539]-6.75;2)" office:value-type="float" office:value="0.0153092525914886" calcext:value-type="float">
            <text:p>0.0153092526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690343" calcext:value-type="float">
            <text:p>6.690343</text:p>
          </table:table-cell>
          <table:table-cell office:value-type="float" office:value="6.6258432885" calcext:value-type="float">
            <text:p>6.6258432885</text:p>
          </table:table-cell>
          <table:table-cell table:formula="of:=POWER([.C1540]-6.75;2)" office:value-type="float" office:value="0.0154148890104941" calcext:value-type="float">
            <text:p>0.015414889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688683" calcext:value-type="float">
            <text:p>6.688683</text:p>
          </table:table-cell>
          <table:table-cell office:value-type="float" office:value="6.6254106022" calcext:value-type="float">
            <text:p>6.6254106022</text:p>
          </table:table-cell>
          <table:table-cell table:formula="of:=POWER([.C1541]-6.75;2)" office:value-type="float" office:value="0.0155225180441667" calcext:value-type="float">
            <text:p>0.015522518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686818" calcext:value-type="float">
            <text:p>6.686818</text:p>
          </table:table-cell>
          <table:table-cell office:value-type="float" office:value="6.6249718423" calcext:value-type="float">
            <text:p>6.6249718423</text:p>
          </table:table-cell>
          <table:table-cell table:formula="of:=POWER([.C1542]-6.75;2)" office:value-type="float" office:value="0.0156320402178561" calcext:value-type="float">
            <text:p>0.0156320402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684741" calcext:value-type="float">
            <text:p>6.684741</text:p>
          </table:table-cell>
          <table:table-cell office:value-type="float" office:value="6.6245275609" calcext:value-type="float">
            <text:p>6.6245275609</text:p>
          </table:table-cell>
          <table:table-cell table:formula="of:=POWER([.C1543]-6.75;2)" office:value-type="float" office:value="0.0157433329737032" calcext:value-type="float">
            <text:p>0.015743333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682449" calcext:value-type="float">
            <text:p>6.682449</text:p>
          </table:table-cell>
          <table:table-cell office:value-type="float" office:value="6.6240783978" calcext:value-type="float">
            <text:p>6.6240783978</text:p>
          </table:table-cell>
          <table:table-cell table:formula="of:=POWER([.C1544]-6.75;2)" office:value-type="float" office:value="0.0158562499006151" calcext:value-type="float">
            <text:p>0.0158562499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679941" calcext:value-type="float">
            <text:p>6.679941</text:p>
          </table:table-cell>
          <table:table-cell office:value-type="float" office:value="6.6236250735" calcext:value-type="float">
            <text:p>6.6236250735</text:p>
          </table:table-cell>
          <table:table-cell table:formula="of:=POWER([.C1545]-6.75;2)" office:value-type="float" office:value="0.0159706220478803" calcext:value-type="float">
            <text:p>0.015970622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67722" calcext:value-type="float">
            <text:p>6.67722</text:p>
          </table:table-cell>
          <table:table-cell office:value-type="float" office:value="6.6231683799" calcext:value-type="float">
            <text:p>6.6231683799</text:p>
          </table:table-cell>
          <table:table-cell table:formula="of:=POWER([.C1546]-6.75;2)" office:value-type="float" office:value="0.0160862598571907" calcext:value-type="float">
            <text:p>0.0160862599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674286" calcext:value-type="float">
            <text:p>6.674286</text:p>
          </table:table-cell>
          <table:table-cell office:value-type="float" office:value="6.6227091774" calcext:value-type="float">
            <text:p>6.6227091774</text:p>
          </table:table-cell>
          <table:table-cell table:formula="of:=POWER([.C1547]-6.75;2)" office:value-type="float" office:value="0.0162029535181847" calcext:value-type="float">
            <text:p>0.0162029535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671147" calcext:value-type="float">
            <text:p>6.671147</text:p>
          </table:table-cell>
          <table:table-cell office:value-type="float" office:value="6.6222483925" calcext:value-type="float">
            <text:p>6.6222483925</text:p>
          </table:table-cell>
          <table:table-cell table:formula="of:=POWER([.C1548]-6.75;2)" office:value-type="float" office:value="0.0163204732188342" calcext:value-type="float">
            <text:p>0.0163204732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667807" calcext:value-type="float">
            <text:p>6.667807</text:p>
          </table:table-cell>
          <table:table-cell office:value-type="float" office:value="6.6217870054" calcext:value-type="float">
            <text:p>6.6217870054</text:p>
          </table:table-cell>
          <table:table-cell table:formula="of:=POWER([.C1549]-6.75;2)" office:value-type="float" office:value="0.0164385719842997" calcext:value-type="float">
            <text:p>0.016438572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664276" calcext:value-type="float">
            <text:p>6.664276</text:p>
          </table:table-cell>
          <table:table-cell office:value-type="float" office:value="6.6213260484" calcext:value-type="float">
            <text:p>6.6213260484</text:p>
          </table:table-cell>
          <table:table-cell table:formula="of:=POWER([.C1550]-6.75;2)" office:value-type="float" office:value="0.0165569858203591" calcext:value-type="float">
            <text:p>0.0165569858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660562" calcext:value-type="float">
            <text:p>6.660562</text:p>
          </table:table-cell>
          <table:table-cell office:value-type="float" office:value="6.6208665986" calcext:value-type="float">
            <text:p>6.6208665986</text:p>
          </table:table-cell>
          <table:table-cell table:formula="of:=POWER([.C1551]-6.75;2)" office:value-type="float" office:value="0.0166754353571335" calcext:value-type="float">
            <text:p>0.0166754354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.656676" calcext:value-type="float">
            <text:p>6.656676</text:p>
          </table:table-cell>
          <table:table-cell office:value-type="float" office:value="6.6204097724" calcext:value-type="float">
            <text:p>6.6204097724</text:p>
          </table:table-cell>
          <table:table-cell table:formula="of:=POWER([.C1552]-6.75;2)" office:value-type="float" office:value="0.0167936270894197" calcext:value-type="float">
            <text:p>0.0167936271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.652628" calcext:value-type="float">
            <text:p>6.652628</text:p>
          </table:table-cell>
          <table:table-cell office:value-type="float" office:value="6.619956724" calcext:value-type="float">
            <text:p>6.619956724</text:p>
          </table:table-cell>
          <table:table-cell table:formula="of:=POWER([.C1553]-6.75;2)" office:value-type="float" office:value="0.0169112536328123" calcext:value-type="float">
            <text:p>0.0169112536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.648431" calcext:value-type="float">
            <text:p>6.648431</text:p>
          </table:table-cell>
          <table:table-cell office:value-type="float" office:value="6.6195086416" calcext:value-type="float">
            <text:p>6.6195086416</text:p>
          </table:table-cell>
          <table:table-cell table:formula="of:=POWER([.C1554]-6.75;2)" office:value-type="float" office:value="0.0170279946170771" calcext:value-type="float">
            <text:p>0.0170279946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644095" calcext:value-type="float">
            <text:p>6.644095</text:p>
          </table:table-cell>
          <table:table-cell office:value-type="float" office:value="6.6190667437" calcext:value-type="float">
            <text:p>6.6190667437</text:p>
          </table:table-cell>
          <table:table-cell table:formula="of:=POWER([.C1555]-6.75;2)" office:value-type="float" office:value="0.0171435176053214" calcext:value-type="float">
            <text:p>0.0171435176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639632" calcext:value-type="float">
            <text:p>6.639632</text:p>
          </table:table-cell>
          <table:table-cell office:value-type="float" office:value="6.6186322849" calcext:value-type="float">
            <text:p>6.6186322849</text:p>
          </table:table-cell>
          <table:table-cell table:formula="of:=POWER([.C1556]-6.75;2)" office:value-type="float" office:value="0.0172574765705947" calcext:value-type="float">
            <text:p>0.0172574766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.635053" calcext:value-type="float">
            <text:p>6.635053</text:p>
          </table:table-cell>
          <table:table-cell office:value-type="float" office:value="6.6182065573" calcext:value-type="float">
            <text:p>6.6182065573</text:p>
          </table:table-cell>
          <table:table-cell table:formula="of:=POWER([.C1557]-6.75;2)" office:value-type="float" office:value="0.0173695115387183" calcext:value-type="float">
            <text:p>0.0173695115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.630369" calcext:value-type="float">
            <text:p>6.630369</text:p>
          </table:table-cell>
          <table:table-cell office:value-type="float" office:value="6.6177908961" calcext:value-type="float">
            <text:p>6.6177908961</text:p>
          </table:table-cell>
          <table:table-cell table:formula="of:=POWER([.C1558]-6.75;2)" office:value-type="float" office:value="0.017479247154041" calcext:value-type="float">
            <text:p>0.0174792472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625591" calcext:value-type="float">
            <text:p>6.625591</text:p>
          </table:table-cell>
          <table:table-cell office:value-type="float" office:value="6.6173866846" calcext:value-type="float">
            <text:p>6.6173866846</text:p>
          </table:table-cell>
          <table:table-cell table:formula="of:=POWER([.C1559]-6.75;2)" office:value-type="float" office:value="0.01758629142138" calcext:value-type="float">
            <text:p>0.0175862914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620726" calcext:value-type="float">
            <text:p>6.620726</text:p>
          </table:table-cell>
          <table:table-cell office:value-type="float" office:value="6.6169953674" calcext:value-type="float">
            <text:p>6.6169953674</text:p>
          </table:table-cell>
          <table:table-cell table:formula="of:=POWER([.C1560]-6.75;2)" office:value-type="float" office:value="0.0176902322930609" calcext:value-type="float">
            <text:p>0.0176902323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615784" calcext:value-type="float">
            <text:p>6.615784</text:p>
          </table:table-cell>
          <table:table-cell office:value-type="float" office:value="6.6166184642" calcext:value-type="float">
            <text:p>6.6166184642</text:p>
          </table:table-cell>
          <table:table-cell table:formula="of:=POWER([.C1561]-6.75;2)" office:value-type="float" office:value="0.0177906340923667" calcext:value-type="float">
            <text:p>0.0177906341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610771" calcext:value-type="float">
            <text:p>6.610771</text:p>
          </table:table-cell>
          <table:table-cell office:value-type="float" office:value="6.6162575842" calcext:value-type="float">
            <text:p>6.6162575842</text:p>
          </table:table-cell>
          <table:table-cell table:formula="of:=POWER([.C1562]-6.75;2)" office:value-type="float" office:value="0.0178870337840202" calcext:value-type="float">
            <text:p>0.0178870338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605693" calcext:value-type="float">
            <text:p>6.605693</text:p>
          </table:table-cell>
          <table:table-cell office:value-type="float" office:value="6.6159144552" calcext:value-type="float">
            <text:p>6.6159144552</text:p>
          </table:table-cell>
          <table:table-cell table:formula="of:=POWER([.C1563]-6.75;2)" office:value-type="float" office:value="0.0179789333243127" calcext:value-type="float">
            <text:p>0.0179789333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600555" calcext:value-type="float">
            <text:p>6.600555</text:p>
          </table:table-cell>
          <table:table-cell office:value-type="float" office:value="6.6155909409" calcext:value-type="float">
            <text:p>6.6155909409</text:p>
          </table:table-cell>
          <table:table-cell table:formula="of:=POWER([.C1564]-6.75;2)" office:value-type="float" office:value="0.0180657951681474" calcext:value-type="float">
            <text:p>0.0180657952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59536" calcext:value-type="float">
            <text:p>6.59536</text:p>
          </table:table-cell>
          <table:table-cell office:value-type="float" office:value="6.6152890771" calcext:value-type="float">
            <text:p>6.6152890771</text:p>
          </table:table-cell>
          <table:table-cell table:formula="of:=POWER([.C1565]-6.75;2)" office:value-type="float" office:value="0.0181470327485698" calcext:value-type="float">
            <text:p>0.0181470327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590109" calcext:value-type="float">
            <text:p>6.590109</text:p>
          </table:table-cell>
          <table:table-cell office:value-type="float" office:value="6.6150111111" calcext:value-type="float">
            <text:p>6.6150111111</text:p>
          </table:table-cell>
          <table:table-cell table:formula="of:=POWER([.C1566]-6.75;2)" office:value-type="float" office:value="0.0182220001264565" calcext:value-type="float">
            <text:p>0.0182220001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584805" calcext:value-type="float">
            <text:p>6.584805</text:p>
          </table:table-cell>
          <table:table-cell office:value-type="float" office:value="6.614759552" calcext:value-type="float">
            <text:p>6.614759552</text:p>
          </table:table-cell>
          <table:table-cell table:formula="of:=POWER([.C1567]-6.75;2)" office:value-type="float" office:value="0.0182899787752408" calcext:value-type="float">
            <text:p>0.0182899788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579446" calcext:value-type="float">
            <text:p>6.579446</text:p>
          </table:table-cell>
          <table:table-cell office:value-type="float" office:value="6.614537224" calcext:value-type="float">
            <text:p>6.614537224</text:p>
          </table:table-cell>
          <table:table-cell table:formula="of:=POWER([.C1568]-6.75;2)" office:value-type="float" office:value="0.0183501636816261" calcext:value-type="float">
            <text:p>0.0183501637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574033" calcext:value-type="float">
            <text:p>6.574033</text:p>
          </table:table-cell>
          <table:table-cell office:value-type="float" office:value="6.6143473548" calcext:value-type="float">
            <text:p>6.6143473548</text:p>
          </table:table-cell>
          <table:table-cell table:formula="of:=POWER([.C1569]-6.75;2)" office:value-type="float" office:value="0.0184016401497572" calcext:value-type="float">
            <text:p>0.0184016401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568564" calcext:value-type="float">
            <text:p>6.568564</text:p>
          </table:table-cell>
          <table:table-cell office:value-type="float" office:value="6.6141936649" calcext:value-type="float">
            <text:p>6.6141936649</text:p>
          </table:table-cell>
          <table:table-cell table:formula="of:=POWER([.C1570]-6.75;2)" office:value-type="float" office:value="0.0184433606532935" calcext:value-type="float">
            <text:p>0.0184433607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563038" calcext:value-type="float">
            <text:p>6.563038</text:p>
          </table:table-cell>
          <table:table-cell office:value-type="float" office:value="6.6140805072" calcext:value-type="float">
            <text:p>6.6140805072</text:p>
          </table:table-cell>
          <table:table-cell table:formula="of:=POWER([.C1571]-6.75;2)" office:value-type="float" office:value="0.0184741085230093" calcext:value-type="float">
            <text:p>0.0184741085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557454" calcext:value-type="float">
            <text:p>6.557454</text:p>
          </table:table-cell>
          <table:table-cell office:value-type="float" office:value="6.614013043" calcext:value-type="float">
            <text:p>6.614013043</text:p>
          </table:table-cell>
          <table:table-cell table:formula="of:=POWER([.C1572]-6.75;2)" office:value-type="float" office:value="0.0184924524741199" calcext:value-type="float">
            <text:p>0.0184924525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55181" calcext:value-type="float">
            <text:p>6.55181</text:p>
          </table:table-cell>
          <table:table-cell office:value-type="float" office:value="6.6139974982" calcext:value-type="float">
            <text:p>6.6139974982</text:p>
          </table:table-cell>
          <table:table-cell table:formula="of:=POWER([.C1573]-6.75;2)" office:value-type="float" office:value="0.0184966804958591" calcext:value-type="float">
            <text:p>0.0184966805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546108" calcext:value-type="float">
            <text:p>6.546108</text:p>
          </table:table-cell>
          <table:table-cell office:value-type="float" office:value="6.6140415305" calcext:value-type="float">
            <text:p>6.6140415305</text:p>
          </table:table-cell>
          <table:table-cell table:formula="of:=POWER([.C1574]-6.75;2)" office:value-type="float" office:value="0.0184847054287825" calcext:value-type="float">
            <text:p>0.0184847054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540348" calcext:value-type="float">
            <text:p>6.540348</text:p>
          </table:table-cell>
          <table:table-cell office:value-type="float" office:value="6.6141547688" calcext:value-type="float">
            <text:p>6.6141547688</text:p>
          </table:table-cell>
          <table:table-cell table:formula="of:=POWER([.C1575]-6.75;2)" office:value-type="float" office:value="0.0184539268397815" calcext:value-type="float">
            <text:p>0.0184539268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534535" calcext:value-type="float">
            <text:p>6.534535</text:p>
          </table:table-cell>
          <table:table-cell office:value-type="float" office:value="6.6143496541" calcext:value-type="float">
            <text:p>6.6143496541</text:p>
          </table:table-cell>
          <table:table-cell table:formula="of:=POWER([.C1576]-6.75;2)" office:value-type="float" office:value="0.0184010163427897" calcext:value-type="float">
            <text:p>0.0184010163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528673" calcext:value-type="float">
            <text:p>6.528673</text:p>
          </table:table-cell>
          <table:table-cell office:value-type="float" office:value="6.6146427957" calcext:value-type="float">
            <text:p>6.6146427957</text:p>
          </table:table-cell>
          <table:table-cell table:formula="of:=POWER([.C1577]-6.75;2)" office:value-type="float" office:value="0.0183215727559119" calcext:value-type="float">
            <text:p>0.0183215728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522772" calcext:value-type="float">
            <text:p>6.522772</text:p>
          </table:table-cell>
          <table:table-cell office:value-type="float" office:value="6.6150572742" calcext:value-type="float">
            <text:p>6.6150572742</text:p>
          </table:table-cell>
          <table:table-cell table:formula="of:=POWER([.C1578]-6.75;2)" office:value-type="float" office:value="0.018209539246334" calcext:value-type="float">
            <text:p>0.0182095392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516842" calcext:value-type="float">
            <text:p>6.516842</text:p>
          </table:table-cell>
          <table:table-cell office:value-type="float" office:value="6.6156268047" calcext:value-type="float">
            <text:p>6.6156268047</text:p>
          </table:table-cell>
          <table:table-cell table:formula="of:=POWER([.C1579]-6.75;2)" office:value-type="float" office:value="0.018056155615132" calcext:value-type="float">
            <text:p>0.0180561556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510898" calcext:value-type="float">
            <text:p>6.510898</text:p>
          </table:table-cell>
          <table:table-cell office:value-type="float" office:value="6.6164039462" calcext:value-type="float">
            <text:p>6.6164039462</text:p>
          </table:table-cell>
          <table:table-cell table:formula="of:=POWER([.C1580]-6.75;2)" office:value-type="float" office:value="0.0178479055909325" calcext:value-type="float">
            <text:p>0.0178479056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504959" calcext:value-type="float">
            <text:p>6.504959</text:p>
          </table:table-cell>
          <table:table-cell office:value-type="float" office:value="6.6174781434" calcext:value-type="float">
            <text:p>6.6174781434</text:p>
          </table:table-cell>
          <table:table-cell table:formula="of:=POWER([.C1581]-6.75;2)" office:value-type="float" office:value="0.0175620424767111" calcext:value-type="float">
            <text:p>0.0175620425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499048" calcext:value-type="float">
            <text:p>6.499048</text:p>
          </table:table-cell>
          <table:table-cell office:value-type="float" office:value="6.61902231" calcext:value-type="float">
            <text:p>6.61902231</text:p>
          </table:table-cell>
          <table:table-cell table:formula="of:=POWER([.C1582]-6.75;2)" office:value-type="float" office:value="0.0171551552777361" calcext:value-type="float">
            <text:p>0.0171551553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493191" calcext:value-type="float">
            <text:p>6.493191</text:p>
          </table:table-cell>
          <table:table-cell office:value-type="float" office:value="6.6214478692" calcext:value-type="float">
            <text:p>6.6214478692</text:p>
          </table:table-cell>
          <table:table-cell table:formula="of:=POWER([.C1583]-6.75;2)" office:value-type="float" office:value="0.0165256503332204" calcext:value-type="float">
            <text:p>0.0165256503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48742" calcext:value-type="float">
            <text:p>6.48742</text:p>
          </table:table-cell>
          <table:table-cell office:value-type="float" office:value="6.6262508441" calcext:value-type="float">
            <text:p>6.6262508441</text:p>
          </table:table-cell>
          <table:table-cell table:formula="of:=POWER([.C1584]-6.75;2)" office:value-type="float" office:value="0.0153138535859624" calcext:value-type="float">
            <text:p>0.0153138536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481769" calcext:value-type="float">
            <text:p>6.481769</text:p>
          </table:table-cell>
          <table:table-cell office:value-type="float" office:value="6.6310641613" calcext:value-type="float">
            <text:p>6.6310641613</text:p>
          </table:table-cell>
          <table:table-cell table:formula="of:=POWER([.C1585]-6.75;2)" office:value-type="float" office:value="0.0141457337272723" calcext:value-type="float">
            <text:p>0.0141457337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476279" calcext:value-type="float">
            <text:p>6.476279</text:p>
          </table:table-cell>
          <table:table-cell office:value-type="float" office:value="6.6358876057" calcext:value-type="float">
            <text:p>6.6358876057</text:p>
          </table:table-cell>
          <table:table-cell table:formula="of:=POWER([.C1586]-6.75;2)" office:value-type="float" office:value="0.0130216385328787" calcext:value-type="float">
            <text:p>0.0130216385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470993" calcext:value-type="float">
            <text:p>6.470993</text:p>
          </table:table-cell>
          <table:table-cell office:value-type="float" office:value="6.6321974104" calcext:value-type="float">
            <text:p>6.6321974104</text:p>
          </table:table-cell>
          <table:table-cell table:formula="of:=POWER([.C1587]-6.75;2)" office:value-type="float" office:value="0.0138774501164661" calcext:value-type="float">
            <text:p>0.0138774501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465957" calcext:value-type="float">
            <text:p>6.465957</text:p>
          </table:table-cell>
          <table:table-cell office:value-type="float" office:value="6.6298340806" calcext:value-type="float">
            <text:p>6.6298340806</text:p>
          </table:table-cell>
          <table:table-cell table:formula="of:=POWER([.C1588]-6.75;2)" office:value-type="float" office:value="0.0144398481852472" calcext:value-type="float">
            <text:p>0.0144398482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461222" calcext:value-type="float">
            <text:p>6.461222</text:p>
          </table:table-cell>
          <table:table-cell office:value-type="float" office:value="6.6280878674" calcext:value-type="float">
            <text:p>6.6280878674</text:p>
          </table:table-cell>
          <table:table-cell table:formula="of:=POWER([.C1589]-6.75;2)" office:value-type="float" office:value="0.0148625680750801" calcext:value-type="float">
            <text:p>0.0148625681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456838" calcext:value-type="float">
            <text:p>6.456838</text:p>
          </table:table-cell>
          <table:table-cell office:value-type="float" office:value="6.6267076308" calcext:value-type="float">
            <text:p>6.6267076308</text:p>
          </table:table-cell>
          <table:table-cell table:formula="of:=POWER([.C1590]-6.75;2)" office:value-type="float" office:value="0.015201008302949" calcext:value-type="float">
            <text:p>0.0152010083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452861" calcext:value-type="float">
            <text:p>6.452861</text:p>
          </table:table-cell>
          <table:table-cell office:value-type="float" office:value="6.6255745161" calcext:value-type="float">
            <text:p>6.6255745161</text:p>
          </table:table-cell>
          <table:table-cell table:formula="of:=POWER([.C1591]-6.75;2)" office:value-type="float" office:value="0.0154817010437491" calcext:value-type="float">
            <text:p>0.015481701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449342" calcext:value-type="float">
            <text:p>6.449342</text:p>
          </table:table-cell>
          <table:table-cell office:value-type="float" office:value="6.6246225108" calcext:value-type="float">
            <text:p>6.6246225108</text:p>
          </table:table-cell>
          <table:table-cell table:formula="of:=POWER([.C1592]-6.75;2)" office:value-type="float" office:value="0.0157195147980961" calcext:value-type="float">
            <text:p>0.0157195148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446336" calcext:value-type="float">
            <text:p>6.446336</text:p>
          </table:table-cell>
          <table:table-cell office:value-type="float" office:value="6.6238108781" calcext:value-type="float">
            <text:p>6.6238108781</text:p>
          </table:table-cell>
          <table:table-cell table:formula="of:=POWER([.C1593]-6.75;2)" office:value-type="float" office:value="0.0159236944858929" calcext:value-type="float">
            <text:p>0.0159236945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443893" calcext:value-type="float">
            <text:p>6.443893</text:p>
          </table:table-cell>
          <table:table-cell office:value-type="float" office:value="6.6231124606" calcext:value-type="float">
            <text:p>6.6231124606</text:p>
          </table:table-cell>
          <table:table-cell table:formula="of:=POWER([.C1594]-6.75;2)" office:value-type="float" office:value="0.0161004476549866" calcext:value-type="float">
            <text:p>0.0161004477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442063" calcext:value-type="float">
            <text:p>6.442063</text:p>
          </table:table-cell>
          <table:table-cell office:value-type="float" office:value="6.6225080251" calcext:value-type="float">
            <text:p>6.6225080251</text:p>
          </table:table-cell>
          <table:table-cell table:formula="of:=POWER([.C1595]-6.75;2)" office:value-type="float" office:value="0.0162542036639022" calcext:value-type="float">
            <text:p>0.0162542037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440888" calcext:value-type="float">
            <text:p>6.440888</text:p>
          </table:table-cell>
          <table:table-cell office:value-type="float" office:value="6.6219832491" calcext:value-type="float">
            <text:p>6.6219832491</text:p>
          </table:table-cell>
          <table:table-cell table:formula="of:=POWER([.C1596]-6.75;2)" office:value-type="float" office:value="0.0163882885109926" calcext:value-type="float">
            <text:p>0.0163882885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440408" calcext:value-type="float">
            <text:p>6.440408</text:p>
          </table:table-cell>
          <table:table-cell office:value-type="float" office:value="6.6215270036" calcext:value-type="float">
            <text:p>6.6215270036</text:p>
          </table:table-cell>
          <table:table-cell table:formula="of:=POWER([.C1597]-6.75;2)" office:value-type="float" office:value="0.0165053108039945" calcext:value-type="float">
            <text:p>0.0165053108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440654" calcext:value-type="float">
            <text:p>6.440654</text:p>
          </table:table-cell>
          <table:table-cell office:value-type="float" office:value="6.621130319" calcext:value-type="float">
            <text:p>6.621130319</text:p>
          </table:table-cell>
          <table:table-cell table:formula="of:=POWER([.C1598]-6.75;2)" office:value-type="float" office:value="0.0166073946810418" calcext:value-type="float">
            <text:p>0.0166073947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441649" calcext:value-type="float">
            <text:p>6.441649</text:p>
          </table:table-cell>
          <table:table-cell office:value-type="float" office:value="6.6207857366" calcext:value-type="float">
            <text:p>6.6207857366</text:p>
          </table:table-cell>
          <table:table-cell table:formula="of:=POWER([.C1599]-6.75;2)" office:value-type="float" office:value="0.0166963258660045" calcext:value-type="float">
            <text:p>0.0166963259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443408" calcext:value-type="float">
            <text:p>6.443408</text:p>
          </table:table-cell>
          <table:table-cell office:value-type="float" office:value="6.6204868943" calcext:value-type="float">
            <text:p>6.6204868943</text:p>
          </table:table-cell>
          <table:table-cell table:formula="of:=POWER([.C1600]-6.75;2)" office:value-type="float" office:value="0.0167736445480594" calcext:value-type="float">
            <text:p>0.0167736445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445935" calcext:value-type="float">
            <text:p>6.445935</text:p>
          </table:table-cell>
          <table:table-cell office:value-type="float" office:value="6.6202282401" calcext:value-type="float">
            <text:p>6.6202282401</text:p>
          </table:table-cell>
          <table:table-cell table:formula="of:=POWER([.C1601]-6.75;2)" office:value-type="float" office:value="0.0168407096675432" calcext:value-type="float">
            <text:p>0.0168407097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449221" calcext:value-type="float">
            <text:p>6.449221</text:p>
          </table:table-cell>
          <table:table-cell office:value-type="float" office:value="6.6200048602" calcext:value-type="float">
            <text:p>6.6200048602</text:p>
          </table:table-cell>
          <table:table-cell table:formula="of:=POWER([.C1602]-6.75;2)" office:value-type="float" office:value="0.0168987363716216" calcext:value-type="float">
            <text:p>0.0168987364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453249" calcext:value-type="float">
            <text:p>6.453249</text:p>
          </table:table-cell>
          <table:table-cell office:value-type="float" office:value="6.6198123513" calcext:value-type="float">
            <text:p>6.6198123513</text:p>
          </table:table-cell>
          <table:table-cell table:formula="of:=POWER([.C1603]-6.75;2)" office:value-type="float" office:value="0.0169488238740346" calcext:value-type="float">
            <text:p>0.0169488239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457986" calcext:value-type="float">
            <text:p>6.457986</text:p>
          </table:table-cell>
          <table:table-cell office:value-type="float" office:value="6.6196467384" calcext:value-type="float">
            <text:p>6.6196467384</text:p>
          </table:table-cell>
          <table:table-cell table:formula="of:=POWER([.C1604]-6.75;2)" office:value-type="float" office:value="0.016991972809758" calcext:value-type="float">
            <text:p>0.0169919728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463389" calcext:value-type="float">
            <text:p>6.463389</text:p>
          </table:table-cell>
          <table:table-cell office:value-type="float" office:value="6.6195044211" calcext:value-type="float">
            <text:p>6.6195044211</text:p>
          </table:table-cell>
          <table:table-cell table:formula="of:=POWER([.C1605]-6.75;2)" office:value-type="float" office:value="0.0170290961124461" calcext:value-type="float">
            <text:p>0.0170290961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4694" calcext:value-type="float">
            <text:p>6.4694</text:p>
          </table:table-cell>
          <table:table-cell office:value-type="float" office:value="6.6193821452" calcext:value-type="float">
            <text:p>6.6193821452</text:p>
          </table:table-cell>
          <table:table-cell table:formula="of:=POWER([.C1606]-6.75;2)" office:value-type="float" office:value="0.0170610239925538" calcext:value-type="float">
            <text:p>0.017061024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475952" calcext:value-type="float">
            <text:p>6.475952</text:p>
          </table:table-cell>
          <table:table-cell office:value-type="float" office:value="6.6192769785" calcext:value-type="float">
            <text:p>6.6192769785</text:p>
          </table:table-cell>
          <table:table-cell table:formula="of:=POWER([.C1607]-6.75;2)" office:value-type="float" office:value="0.0170885083500894" calcext:value-type="float">
            <text:p>0.0170885084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482964" calcext:value-type="float">
            <text:p>6.482964</text:p>
          </table:table-cell>
          <table:table-cell office:value-type="float" office:value="6.6191863047" calcext:value-type="float">
            <text:p>6.6191863047</text:p>
          </table:table-cell>
          <table:table-cell table:formula="of:=POWER([.C1608]-6.75;2)" office:value-type="float" office:value="0.0171122228780412" calcext:value-type="float">
            <text:p>0.0171122229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490344" calcext:value-type="float">
            <text:p>6.490344</text:p>
          </table:table-cell>
          <table:table-cell office:value-type="float" office:value="6.6191078136" calcext:value-type="float">
            <text:p>6.6191078136</text:p>
          </table:table-cell>
          <table:table-cell table:formula="of:=POWER([.C1609]-6.75;2)" office:value-type="float" office:value="0.0171327644605723" calcext:value-type="float">
            <text:p>0.0171327645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497991" calcext:value-type="float">
            <text:p>6.497991</text:p>
          </table:table-cell>
          <table:table-cell office:value-type="float" office:value="6.6190395072" calcext:value-type="float">
            <text:p>6.6190395072</text:p>
          </table:table-cell>
          <table:table-cell table:formula="of:=POWER([.C1610]-6.75;2)" office:value-type="float" office:value="0.0171506506744188" calcext:value-type="float">
            <text:p>0.0171506507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505796" calcext:value-type="float">
            <text:p>6.505796</text:p>
          </table:table-cell>
          <table:table-cell office:value-type="float" office:value="6.6189796989" calcext:value-type="float">
            <text:p>6.6189796989</text:p>
          </table:table-cell>
          <table:table-cell table:formula="of:=POWER([.C1611]-6.75;2)" office:value-type="float" office:value="0.0171663193003345" calcext:value-type="float">
            <text:p>0.0171663193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513641" calcext:value-type="float">
            <text:p>6.513641</text:p>
          </table:table-cell>
          <table:table-cell office:value-type="float" office:value="6.6189270072" calcext:value-type="float">
            <text:p>6.6189270072</text:p>
          </table:table-cell>
          <table:table-cell table:formula="of:=POWER([.C1612]-6.75;2)" office:value-type="float" office:value="0.0171801294415489" calcext:value-type="float">
            <text:p>0.0171801294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521404" calcext:value-type="float">
            <text:p>6.521404</text:p>
          </table:table-cell>
          <table:table-cell office:value-type="float" office:value="6.6188803674" calcext:value-type="float">
            <text:p>6.6188803674</text:p>
          </table:table-cell>
          <table:table-cell table:formula="of:=POWER([.C1613]-6.75;2)" office:value-type="float" office:value="0.017192358053159" calcext:value-type="float">
            <text:p>0.0171923581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528961" calcext:value-type="float">
            <text:p>6.528961</text:p>
          </table:table-cell>
          <table:table-cell office:value-type="float" office:value="6.6188390215" calcext:value-type="float">
            <text:p>6.6188390215</text:p>
          </table:table-cell>
          <table:table-cell table:formula="of:=POWER([.C1614]-6.75;2)" office:value-type="float" office:value="0.0172032022810774" calcext:value-type="float">
            <text:p>0.0172032023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536182" calcext:value-type="float">
            <text:p>6.536182</text:p>
          </table:table-cell>
          <table:table-cell office:value-type="float" office:value="6.6188025108" calcext:value-type="float">
            <text:p>6.6188025108</text:p>
          </table:table-cell>
          <table:table-cell table:formula="of:=POWER([.C1615]-6.75;2)" office:value-type="float" office:value="0.0172127811723841" calcext:value-type="float">
            <text:p>0.0172127812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542942" calcext:value-type="float">
            <text:p>6.542942</text:p>
          </table:table-cell>
          <table:table-cell office:value-type="float" office:value="6.6187706756" calcext:value-type="float">
            <text:p>6.6187706756</text:p>
          </table:table-cell>
          <table:table-cell table:formula="of:=POWER([.C1616]-6.75;2)" office:value-type="float" office:value="0.0172211355824803" calcext:value-type="float">
            <text:p>0.0172211356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549115" calcext:value-type="float">
            <text:p>6.549115</text:p>
          </table:table-cell>
          <table:table-cell office:value-type="float" office:value="6.618743638" calcext:value-type="float">
            <text:p>6.618743638</text:p>
          </table:table-cell>
          <table:table-cell table:formula="of:=POWER([.C1617]-6.75;2)" office:value-type="float" office:value="0.0172282325654751" calcext:value-type="float">
            <text:p>0.0172282326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55458" calcext:value-type="float">
            <text:p>6.55458</text:p>
          </table:table-cell>
          <table:table-cell office:value-type="float" office:value="6.6187217867" calcext:value-type="float">
            <text:p>6.6187217867</text:p>
          </table:table-cell>
          <table:table-cell table:formula="of:=POWER([.C1618]-6.75;2)" office:value-type="float" office:value="0.0172339692872403" calcext:value-type="float">
            <text:p>0.0172339693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559224" calcext:value-type="float">
            <text:p>6.559224</text:p>
          </table:table-cell>
          <table:table-cell office:value-type="float" office:value="6.6187057634" calcext:value-type="float">
            <text:p>6.6187057634</text:p>
          </table:table-cell>
          <table:table-cell table:formula="of:=POWER([.C1619]-6.75;2)" office:value-type="float" office:value="0.0172381765643767" calcext:value-type="float">
            <text:p>0.0172381766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56294" calcext:value-type="float">
            <text:p>6.56294</text:p>
          </table:table-cell>
          <table:table-cell office:value-type="float" office:value="6.6186964319" calcext:value-type="float">
            <text:p>6.6186964319</text:p>
          </table:table-cell>
          <table:table-cell table:formula="of:=POWER([.C1620]-6.75;2)" office:value-type="float" office:value="0.0172406269957913" calcext:value-type="float">
            <text:p>0.017240627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565631" calcext:value-type="float">
            <text:p>6.565631</text:p>
          </table:table-cell>
          <table:table-cell office:value-type="float" office:value="6.6186948566" calcext:value-type="float">
            <text:p>6.6186948566</text:p>
          </table:table-cell>
          <table:table-cell table:formula="of:=POWER([.C1621]-6.75;2)" office:value-type="float" office:value="0.0172410406832945" calcext:value-type="float">
            <text:p>0.0172410407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567213" calcext:value-type="float">
            <text:p>6.567213</text:p>
          </table:table-cell>
          <table:table-cell office:value-type="float" office:value="6.6187022742" calcext:value-type="float">
            <text:p>6.6187022742</text:p>
          </table:table-cell>
          <table:table-cell table:formula="of:=POWER([.C1622]-6.75;2)" office:value-type="float" office:value="0.0172390928002519" calcext:value-type="float">
            <text:p>0.0172390928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567613" calcext:value-type="float">
            <text:p>6.567613</text:p>
          </table:table-cell>
          <table:table-cell office:value-type="float" office:value="6.6187200573" calcext:value-type="float">
            <text:p>6.6187200573</text:p>
          </table:table-cell>
          <table:table-cell table:formula="of:=POWER([.C1623]-6.75;2)" office:value-type="float" office:value="0.0172344233553153" calcext:value-type="float">
            <text:p>0.0172344234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566773" calcext:value-type="float">
            <text:p>6.566773</text:p>
          </table:table-cell>
          <table:table-cell office:value-type="float" office:value="6.6187496846" calcext:value-type="float">
            <text:p>6.6187496846</text:p>
          </table:table-cell>
          <table:table-cell table:formula="of:=POWER([.C1624]-6.75;2)" office:value-type="float" office:value="0.0172266452925995" calcext:value-type="float">
            <text:p>0.0172266453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564651" calcext:value-type="float">
            <text:p>6.564651</text:p>
          </table:table-cell>
          <table:table-cell office:value-type="float" office:value="6.6187926989" calcext:value-type="float">
            <text:p>6.6187926989</text:p>
          </table:table-cell>
          <table:table-cell table:formula="of:=POWER([.C1625]-6.75;2)" office:value-type="float" office:value="0.017215355861946" calcext:value-type="float">
            <text:p>0.0172153559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561219" calcext:value-type="float">
            <text:p>6.561219</text:p>
          </table:table-cell>
          <table:table-cell office:value-type="float" office:value="6.6188506756" calcext:value-type="float">
            <text:p>6.6188506756</text:p>
          </table:table-cell>
          <table:table-cell table:formula="of:=POWER([.C1626]-6.75;2)" office:value-type="float" office:value="0.0172001452905764" calcext:value-type="float">
            <text:p>0.0172001453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556466" calcext:value-type="float">
            <text:p>6.556466</text:p>
          </table:table-cell>
          <table:table-cell office:value-type="float" office:value="6.618925181" calcext:value-type="float">
            <text:p>6.618925181</text:p>
          </table:table-cell>
          <table:table-cell table:formula="of:=POWER([.C1627]-6.75;2)" office:value-type="float" office:value="0.0171806081758828" calcext:value-type="float">
            <text:p>0.0171806082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550399" calcext:value-type="float">
            <text:p>6.550399</text:p>
          </table:table-cell>
          <table:table-cell office:value-type="float" office:value="6.6190177348" calcext:value-type="float">
            <text:p>6.6190177348</text:p>
          </table:table-cell>
          <table:table-cell table:formula="of:=POWER([.C1628]-6.75;2)" office:value-type="float" office:value="0.0171563537969232" calcext:value-type="float">
            <text:p>0.0171563538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543041" calcext:value-type="float">
            <text:p>6.543041</text:p>
          </table:table-cell>
          <table:table-cell office:value-type="float" office:value="6.6191297742" calcext:value-type="float">
            <text:p>6.6191297742</text:p>
          </table:table-cell>
          <table:table-cell table:formula="of:=POWER([.C1629]-6.75;2)" office:value-type="float" office:value="0.0171270160009429" calcext:value-type="float">
            <text:p>0.017127016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534433" calcext:value-type="float">
            <text:p>6.534433</text:p>
          </table:table-cell>
          <table:table-cell office:value-type="float" office:value="6.6192626147" calcext:value-type="float">
            <text:p>6.6192626147</text:p>
          </table:table-cell>
          <table:table-cell table:formula="of:=POWER([.C1630]-6.75;2)" office:value-type="float" office:value="0.0170922639150806" calcext:value-type="float">
            <text:p>0.0170922639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524632" calcext:value-type="float">
            <text:p>6.524632</text:p>
          </table:table-cell>
          <table:table-cell office:value-type="float" office:value="6.619417414" calcext:value-type="float">
            <text:p>6.619417414</text:p>
          </table:table-cell>
          <table:table-cell table:formula="of:=POWER([.C1631]-6.75;2)" office:value-type="float" office:value="0.0170518117664474" calcext:value-type="float">
            <text:p>0.0170518118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51371" calcext:value-type="float">
            <text:p>6.51371</text:p>
          </table:table-cell>
          <table:table-cell office:value-type="float" office:value="6.6195951452" calcext:value-type="float">
            <text:p>6.6195951452</text:p>
          </table:table-cell>
          <table:table-cell table:formula="of:=POWER([.C1632]-6.75;2)" office:value-type="float" office:value="0.0170054261554091" calcext:value-type="float">
            <text:p>0.0170054262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501755" calcext:value-type="float">
            <text:p>6.501755</text:p>
          </table:table-cell>
          <table:table-cell office:value-type="float" office:value="6.6197965645" calcext:value-type="float">
            <text:p>6.6197965645</text:p>
          </table:table-cell>
          <table:table-cell table:formula="of:=POWER([.C1633]-6.75;2)" office:value-type="float" office:value="0.0169529346160028" calcext:value-type="float">
            <text:p>0.0169529346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48887" calcext:value-type="float">
            <text:p>6.48887</text:p>
          </table:table-cell>
          <table:table-cell office:value-type="float" office:value="6.6200221882" calcext:value-type="float">
            <text:p>6.6200221882</text:p>
          </table:table-cell>
          <table:table-cell table:formula="of:=POWER([.C1634]-6.75;2)" office:value-type="float" office:value="0.0168942315603162" calcext:value-type="float">
            <text:p>0.0168942316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475171" calcext:value-type="float">
            <text:p>6.475171</text:p>
          </table:table-cell>
          <table:table-cell office:value-type="float" office:value="6.620272267" calcext:value-type="float">
            <text:p>6.620272267</text:p>
          </table:table-cell>
          <table:table-cell table:formula="of:=POWER([.C1635]-6.75;2)" office:value-type="float" office:value="0.0168292847093193" calcext:value-type="float">
            <text:p>0.0168292847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460783" calcext:value-type="float">
            <text:p>6.460783</text:p>
          </table:table-cell>
          <table:table-cell office:value-type="float" office:value="6.6205467724" calcext:value-type="float">
            <text:p>6.6205467724</text:p>
          </table:table-cell>
          <table:table-cell table:formula="of:=POWER([.C1636]-6.75;2)" office:value-type="float" office:value="0.0167581381360574" calcext:value-type="float">
            <text:p>0.0167581381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445846" calcext:value-type="float">
            <text:p>6.445846</text:p>
          </table:table-cell>
          <table:table-cell office:value-type="float" office:value="6.6208453853" calcext:value-type="float">
            <text:p>6.6208453853</text:p>
          </table:table-cell>
          <table:table-cell table:formula="of:=POWER([.C1637]-6.75;2)" office:value-type="float" office:value="0.0166809144983055" calcext:value-type="float">
            <text:p>0.0166809145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430505" calcext:value-type="float">
            <text:p>6.430505</text:p>
          </table:table-cell>
          <table:table-cell office:value-type="float" office:value="6.6211674857" calcext:value-type="float">
            <text:p>6.6211674857</text:p>
          </table:table-cell>
          <table:table-cell table:formula="of:=POWER([.C1638]-6.75;2)" office:value-type="float" office:value="0.0165978167408597" calcext:value-type="float">
            <text:p>0.0165978167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414913" calcext:value-type="float">
            <text:p>6.414913</text:p>
          </table:table-cell>
          <table:table-cell office:value-type="float" office:value="6.6215121523" calcext:value-type="float">
            <text:p>6.6215121523</text:p>
          </table:table-cell>
          <table:table-cell table:formula="of:=POWER([.C1639]-6.75;2)" office:value-type="float" office:value="0.0165091270065783" calcext:value-type="float">
            <text:p>0.016509127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399228" calcext:value-type="float">
            <text:p>6.399228</text:p>
          </table:table-cell>
          <table:table-cell office:value-type="float" office:value="6.6218781667" calcext:value-type="float">
            <text:p>6.6218781667</text:p>
          </table:table-cell>
          <table:table-cell table:formula="of:=POWER([.C1640]-6.75;2)" office:value-type="float" office:value="0.0164152041681529" calcext:value-type="float">
            <text:p>0.0164152042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383611" calcext:value-type="float">
            <text:p>6.383611</text:p>
          </table:table-cell>
          <table:table-cell office:value-type="float" office:value="6.6222640233" calcext:value-type="float">
            <text:p>6.6222640233</text:p>
          </table:table-cell>
          <table:table-cell table:formula="of:=POWER([.C1641]-6.75;2)" office:value-type="float" office:value="0.016316479743503" calcext:value-type="float">
            <text:p>0.0163164797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368223" calcext:value-type="float">
            <text:p>6.368223</text:p>
          </table:table-cell>
          <table:table-cell office:value-type="float" office:value="6.6226679409" calcext:value-type="float">
            <text:p>6.6226679409</text:p>
          </table:table-cell>
          <table:table-cell table:formula="of:=POWER([.C1642]-6.75;2)" office:value-type="float" office:value="0.016213453274646" calcext:value-type="float">
            <text:p>0.0162134533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353227" calcext:value-type="float">
            <text:p>6.353227</text:p>
          </table:table-cell>
          <table:table-cell office:value-type="float" office:value="6.6230878871" calcext:value-type="float">
            <text:p>6.6230878871</text:p>
          </table:table-cell>
          <table:table-cell table:formula="of:=POWER([.C1643]-6.75;2)" office:value-type="float" office:value="0.0161066844007422" calcext:value-type="float">
            <text:p>0.0161066844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338779" calcext:value-type="float">
            <text:p>6.338779</text:p>
          </table:table-cell>
          <table:table-cell office:value-type="float" office:value="6.6235215932" calcext:value-type="float">
            <text:p>6.6235215932</text:p>
          </table:table-cell>
          <table:table-cell table:formula="of:=POWER([.C1644]-6.75;2)" office:value-type="float" office:value="0.0159967873866664" calcext:value-type="float">
            <text:p>0.0159967874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325033" calcext:value-type="float">
            <text:p>6.325033</text:p>
          </table:table-cell>
          <table:table-cell office:value-type="float" office:value="6.6239665914" calcext:value-type="float">
            <text:p>6.6239665914</text:p>
          </table:table-cell>
          <table:table-cell table:formula="of:=POWER([.C1645]-6.75;2)" office:value-type="float" office:value="0.0158844200833345" calcext:value-type="float">
            <text:p>0.0158844201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312137" calcext:value-type="float">
            <text:p>6.312137</text:p>
          </table:table-cell>
          <table:table-cell office:value-type="float" office:value="6.6244202419" calcext:value-type="float">
            <text:p>6.6244202419</text:p>
          </table:table-cell>
          <table:table-cell table:formula="of:=POWER([.C1646]-6.75;2)" office:value-type="float" office:value="0.0157702756444545" calcext:value-type="float">
            <text:p>0.0157702756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300227" calcext:value-type="float">
            <text:p>6.300227</text:p>
          </table:table-cell>
          <table:table-cell office:value-type="float" office:value="6.624879767" calcext:value-type="float">
            <text:p>6.624879767</text:p>
          </table:table-cell>
          <table:table-cell table:formula="of:=POWER([.C1647]-6.75;2)" office:value-type="float" office:value="0.0156550727059742" calcext:value-type="float">
            <text:p>0.0156550727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289432" calcext:value-type="float">
            <text:p>6.289432</text:p>
          </table:table-cell>
          <table:table-cell office:value-type="float" office:value="6.6253422939" calcext:value-type="float">
            <text:p>6.6253422939</text:p>
          </table:table-cell>
          <table:table-cell table:formula="of:=POWER([.C1648]-6.75;2)" office:value-type="float" office:value="0.0155395436901139" calcext:value-type="float">
            <text:p>0.0155395437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279868" calcext:value-type="float">
            <text:p>6.279868</text:p>
          </table:table-cell>
          <table:table-cell office:value-type="float" office:value="6.6258048889" calcext:value-type="float">
            <text:p>6.6258048889</text:p>
          </table:table-cell>
          <table:table-cell table:formula="of:=POWER([.C1649]-6.75;2)" office:value-type="float" office:value="0.0154244256211413" calcext:value-type="float">
            <text:p>0.0154244256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271637" calcext:value-type="float">
            <text:p>6.271637</text:p>
          </table:table-cell>
          <table:table-cell office:value-type="float" office:value="6.6262646004" calcext:value-type="float">
            <text:p>6.6262646004</text:p>
          </table:table-cell>
          <table:table-cell table:formula="of:=POWER([.C1650]-6.75;2)" office:value-type="float" office:value="0.0153104491141717" calcext:value-type="float">
            <text:p>0.0153104491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26483" calcext:value-type="float">
            <text:p>6.26483</text:p>
          </table:table-cell>
          <table:table-cell office:value-type="float" office:value="6.6267185" calcext:value-type="float">
            <text:p>6.6267185</text:p>
          </table:table-cell>
          <table:table-cell table:formula="of:=POWER([.C1651]-6.75;2)" office:value-type="float" office:value="0.01519832824225" calcext:value-type="float">
            <text:p>0.0151983282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259521" calcext:value-type="float">
            <text:p>6.259521</text:p>
          </table:table-cell>
          <table:table-cell office:value-type="float" office:value="6.6271637222" calcext:value-type="float">
            <text:p>6.6271637222</text:p>
          </table:table-cell>
          <table:table-cell table:formula="of:=POWER([.C1652]-6.75;2)" office:value-type="float" office:value="0.0150887511437588" calcext:value-type="float">
            <text:p>0.0150887511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255768" calcext:value-type="float">
            <text:p>6.255768</text:p>
          </table:table-cell>
          <table:table-cell office:value-type="float" office:value="6.6275974964" calcext:value-type="float">
            <text:p>6.6275974964</text:p>
          </table:table-cell>
          <table:table-cell table:formula="of:=POWER([.C1653]-6.75;2)" office:value-type="float" office:value="0.014982372887548" calcext:value-type="float">
            <text:p>0.0149823729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253616" calcext:value-type="float">
            <text:p>6.253616</text:p>
          </table:table-cell>
          <table:table-cell office:value-type="float" office:value="6.6280171935" calcext:value-type="float">
            <text:p>6.6280171935</text:p>
          </table:table-cell>
          <table:table-cell table:formula="of:=POWER([.C1654]-6.75;2)" office:value-type="float" office:value="0.0148798050816165" calcext:value-type="float">
            <text:p>0.0148798051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25309" calcext:value-type="float">
            <text:p>6.25309</text:p>
          </table:table-cell>
          <table:table-cell office:value-type="float" office:value="6.6284203477" calcext:value-type="float">
            <text:p>6.6284203477</text:p>
          </table:table-cell>
          <table:table-cell table:formula="of:=POWER([.C1655]-6.75;2)" office:value-type="float" office:value="0.014781611853389" calcext:value-type="float">
            <text:p>0.0147816119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254205" calcext:value-type="float">
            <text:p>6.254205</text:p>
          </table:table-cell>
          <table:table-cell office:value-type="float" office:value="6.6288046953" calcext:value-type="float">
            <text:p>6.6288046953</text:p>
          </table:table-cell>
          <table:table-cell table:formula="of:=POWER([.C1656]-6.75;2)" office:value-type="float" office:value="0.0146883018813258" calcext:value-type="float">
            <text:p>0.0146883019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256957" calcext:value-type="float">
            <text:p>6.256957</text:p>
          </table:table-cell>
          <table:table-cell office:value-type="float" office:value="6.6291681864" calcext:value-type="float">
            <text:p>6.6291681864</text:p>
          </table:table-cell>
          <table:table-cell table:formula="of:=POWER([.C1657]-6.75;2)" office:value-type="float" office:value="0.0146003271778651" calcext:value-type="float">
            <text:p>0.0146003272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261331" calcext:value-type="float">
            <text:p>6.261331</text:p>
          </table:table-cell>
          <table:table-cell office:value-type="float" office:value="6.6295090143" calcext:value-type="float">
            <text:p>6.6295090143</text:p>
          </table:table-cell>
          <table:table-cell table:formula="of:=POWER([.C1658]-6.75;2)" office:value-type="float" office:value="0.0145180776349576" calcext:value-type="float">
            <text:p>0.0145180776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267298" calcext:value-type="float">
            <text:p>6.267298</text:p>
          </table:table-cell>
          <table:table-cell office:value-type="float" office:value="6.6298256183" calcext:value-type="float">
            <text:p>6.6298256183</text:p>
          </table:table-cell>
          <table:table-cell table:formula="of:=POWER([.C1659]-6.75;2)" office:value-type="float" office:value="0.0144418820169773" calcext:value-type="float">
            <text:p>0.014441882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274822" calcext:value-type="float">
            <text:p>6.274822</text:p>
          </table:table-cell>
          <table:table-cell office:value-type="float" office:value="6.6301166953" calcext:value-type="float">
            <text:p>6.6301166953</text:p>
          </table:table-cell>
          <table:table-cell table:formula="of:=POWER([.C1660]-6.75;2)" office:value-type="float" office:value="0.0143720067457931" calcext:value-type="float">
            <text:p>0.0143720067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283856" calcext:value-type="float">
            <text:p>6.283856</text:p>
          </table:table-cell>
          <table:table-cell office:value-type="float" office:value="6.6303811935" calcext:value-type="float">
            <text:p>6.6303811935</text:p>
          </table:table-cell>
          <table:table-cell table:formula="of:=POWER([.C1661]-6.75;2)" office:value-type="float" office:value="0.0143086588684845" calcext:value-type="float">
            <text:p>0.0143086589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294352" calcext:value-type="float">
            <text:p>6.294352</text:p>
          </table:table-cell>
          <table:table-cell office:value-type="float" office:value="6.6306183065" calcext:value-type="float">
            <text:p>6.6306183065</text:p>
          </table:table-cell>
          <table:table-cell table:formula="of:=POWER([.C1662]-6.75;2)" office:value-type="float" office:value="0.014251988742928" calcext:value-type="float">
            <text:p>0.0142519887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30626" calcext:value-type="float">
            <text:p>6.30626</text:p>
          </table:table-cell>
          <table:table-cell office:value-type="float" office:value="6.6308274498" calcext:value-type="float">
            <text:p>6.6308274498</text:p>
          </table:table-cell>
          <table:table-cell table:formula="of:=POWER([.C1663]-6.75;2)" office:value-type="float" office:value="0.0142020967211715" calcext:value-type="float">
            <text:p>0.0142020967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319538" calcext:value-type="float">
            <text:p>6.319538</text:p>
          </table:table-cell>
          <table:table-cell office:value-type="float" office:value="6.6310082366" calcext:value-type="float">
            <text:p>6.6310082366</text:p>
          </table:table-cell>
          <table:table-cell table:formula="of:=POWER([.C1664]-6.75;2)" office:value-type="float" office:value="0.0141590397570417" calcext:value-type="float">
            <text:p>0.0141590398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334158" calcext:value-type="float">
            <text:p>6.334158</text:p>
          </table:table-cell>
          <table:table-cell office:value-type="float" office:value="6.6311604301" calcext:value-type="float">
            <text:p>6.6311604301</text:p>
          </table:table-cell>
          <table:table-cell table:formula="of:=POWER([.C1665]-6.75;2)" office:value-type="float" office:value="0.0141228433740171" calcext:value-type="float">
            <text:p>0.0141228434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35012" calcext:value-type="float">
            <text:p>6.35012</text:p>
          </table:table-cell>
          <table:table-cell office:value-type="float" office:value="6.6312838907" calcext:value-type="float">
            <text:p>6.6312838907</text:p>
          </table:table-cell>
          <table:table-cell table:formula="of:=POWER([.C1666]-6.75;2)" office:value-type="float" office:value="0.0140935146073296" calcext:value-type="float">
            <text:p>0.0140935146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367467" calcext:value-type="float">
            <text:p>6.367467</text:p>
          </table:table-cell>
          <table:table-cell office:value-type="float" office:value="6.631378491" calcext:value-type="float">
            <text:p>6.631378491</text:p>
          </table:table-cell>
          <table:table-cell table:formula="of:=POWER([.C1667]-6.75;2)" office:value-type="float" office:value="0.0140710623974372" calcext:value-type="float">
            <text:p>0.0140710624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386321" calcext:value-type="float">
            <text:p>6.386321</text:p>
          </table:table-cell>
          <table:table-cell office:value-type="float" office:value="6.6314440125" calcext:value-type="float">
            <text:p>6.6314440125</text:p>
          </table:table-cell>
          <table:table-cell table:formula="of:=POWER([.C1668]-6.75;2)" office:value-type="float" office:value="0.0140555221721001" calcext:value-type="float">
            <text:p>0.0140555222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406932" calcext:value-type="float">
            <text:p>6.406932</text:p>
          </table:table-cell>
          <table:table-cell office:value-type="float" office:value="6.6314799677" calcext:value-type="float">
            <text:p>6.6314799677</text:p>
          </table:table-cell>
          <table:table-cell table:formula="of:=POWER([.C1669]-6.75;2)" office:value-type="float" office:value="0.0140469980563931" calcext:value-type="float">
            <text:p>0.0140469981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429777" calcext:value-type="float">
            <text:p>6.429777</text:p>
          </table:table-cell>
          <table:table-cell office:value-type="float" office:value="6.6314853459" calcext:value-type="float">
            <text:p>6.6314853459</text:p>
          </table:table-cell>
          <table:table-cell table:formula="of:=POWER([.C1670]-6.75;2)" office:value-type="float" office:value="0.0140457232364427" calcext:value-type="float">
            <text:p>0.0140457232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455764" calcext:value-type="float">
            <text:p>6.455764</text:p>
          </table:table-cell>
          <table:table-cell office:value-type="float" office:value="6.6314581774" calcext:value-type="float">
            <text:p>6.6314581774</text:p>
          </table:table-cell>
          <table:table-cell table:formula="of:=POWER([.C1671]-6.75;2)" office:value-type="float" office:value="0.0140521637053299" calcext:value-type="float">
            <text:p>0.0140521637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486685" calcext:value-type="float">
            <text:p>6.486685</text:p>
          </table:table-cell>
          <table:table-cell office:value-type="float" office:value="6.6313947366" calcext:value-type="float">
            <text:p>6.6313947366</text:p>
          </table:table-cell>
          <table:table-cell table:formula="of:=POWER([.C1672]-6.75;2)" office:value-type="float" office:value="0.0140672085061834" calcext:value-type="float">
            <text:p>0.0140672085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526415" calcext:value-type="float">
            <text:p>6.526415</text:p>
          </table:table-cell>
          <table:table-cell office:value-type="float" office:value="6.6312879427" calcext:value-type="float">
            <text:p>6.6312879427</text:p>
          </table:table-cell>
          <table:table-cell table:formula="of:=POWER([.C1673]-6.75;2)" office:value-type="float" office:value="0.0140925525483984" calcext:value-type="float">
            <text:p>0.0140925525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584764" calcext:value-type="float">
            <text:p>6.584764</text:p>
          </table:table-cell>
          <table:table-cell office:value-type="float" office:value="6.6311236004" calcext:value-type="float">
            <text:p>6.6311236004</text:p>
          </table:table-cell>
          <table:table-cell table:formula="of:=POWER([.C1674]-6.75;2)" office:value-type="float" office:value="0.0141315983818588" calcext:value-type="float">
            <text:p>0.0141315984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694999" calcext:value-type="float">
            <text:p>6.694999</text:p>
          </table:table-cell>
          <table:table-cell office:value-type="float" office:value="6.6308697563" calcext:value-type="float">
            <text:p>6.6308697563</text:p>
          </table:table-cell>
          <table:table-cell table:formula="of:=POWER([.C1675]-6.75;2)" office:value-type="float" office:value="0.0141920149640214" calcext:value-type="float">
            <text:p>0.014192015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7.08343" calcext:value-type="float">
            <text:p>7.08343</text:p>
          </table:table-cell>
          <table:table-cell office:value-type="float" office:value="6.6304346487" calcext:value-type="float">
            <text:p>6.6304346487</text:p>
          </table:table-cell>
          <table:table-cell table:formula="of:=POWER([.C1676]-6.75;2)" office:value-type="float" office:value="0.0142958732314925" calcext:value-type="float">
            <text:p>0.0142958732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5.000158" calcext:value-type="float">
            <text:p>5.000158</text:p>
          </table:table-cell>
          <table:table-cell office:value-type="float" office:value="6.6293207455" calcext:value-type="float">
            <text:p>6.6293207455</text:p>
          </table:table-cell>
          <table:table-cell table:formula="of:=POWER([.C1677]-6.75;2)" office:value-type="float" office:value="0.0145634824666757" calcext:value-type="float">
            <text:p>0.0145634825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.136748" calcext:value-type="float">
            <text:p>6.136748</text:p>
          </table:table-cell>
          <table:table-cell office:value-type="float" office:value="6.631958448" calcext:value-type="float">
            <text:p>6.631958448</text:p>
          </table:table-cell>
          <table:table-cell table:formula="of:=POWER([.C1678]-6.75;2)" office:value-type="float" office:value="0.0139338079985688" calcext:value-type="float">
            <text:p>0.013933808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.294804" calcext:value-type="float">
            <text:p>6.294804</text:p>
          </table:table-cell>
          <table:table-cell office:value-type="float" office:value="6.6325780215" calcext:value-type="float">
            <text:p>6.6325780215</text:p>
          </table:table-cell>
          <table:table-cell table:formula="of:=POWER([.C1679]-6.75;2)" office:value-type="float" office:value="0.0137879210348545" calcext:value-type="float">
            <text:p>0.013787921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363543" calcext:value-type="float">
            <text:p>6.363543</text:p>
          </table:table-cell>
          <table:table-cell office:value-type="float" office:value="6.632933543" calcext:value-type="float">
            <text:p>6.632933543</text:p>
          </table:table-cell>
          <table:table-cell table:formula="of:=POWER([.C1680]-6.75;2)" office:value-type="float" office:value="0.0137045553545328" calcext:value-type="float">
            <text:p>0.0137045554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404698" calcext:value-type="float">
            <text:p>6.404698</text:p>
          </table:table-cell>
          <table:table-cell office:value-type="float" office:value="6.6331853172" calcext:value-type="float">
            <text:p>6.6331853172</text:p>
          </table:table-cell>
          <table:table-cell table:formula="of:=POWER([.C1681]-6.75;2)" office:value-type="float" office:value="0.0136456701176647" calcext:value-type="float">
            <text:p>0.0136456701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.43342" calcext:value-type="float">
            <text:p>6.43342</text:p>
          </table:table-cell>
          <table:table-cell office:value-type="float" office:value="6.6333828387" calcext:value-type="float">
            <text:p>6.6333828387</text:p>
          </table:table-cell>
          <table:table-cell table:formula="of:=POWER([.C1682]-6.75;2)" office:value-type="float" office:value="0.0135995623096702" calcext:value-type="float">
            <text:p>0.0135995623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455234" calcext:value-type="float">
            <text:p>6.455234</text:p>
          </table:table-cell>
          <table:table-cell office:value-type="float" office:value="6.633548276" calcext:value-type="float">
            <text:p>6.633548276</text:p>
          </table:table-cell>
          <table:table-cell table:formula="of:=POWER([.C1683]-6.75;2)" office:value-type="float" office:value="0.0135610040225722" calcext:value-type="float">
            <text:p>0.013561004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472642" calcext:value-type="float">
            <text:p>6.472642</text:p>
          </table:table-cell>
          <table:table-cell office:value-type="float" office:value="6.6336937401" calcext:value-type="float">
            <text:p>6.6336937401</text:p>
          </table:table-cell>
          <table:table-cell table:formula="of:=POWER([.C1684]-6.75;2)" office:value-type="float" office:value="0.0135271460919263" calcext:value-type="float">
            <text:p>0.0135271461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486947" calcext:value-type="float">
            <text:p>6.486947</text:p>
          </table:table-cell>
          <table:table-cell office:value-type="float" office:value="6.6338267168" calcext:value-type="float">
            <text:p>6.6338267168</text:p>
          </table:table-cell>
          <table:table-cell table:formula="of:=POWER([.C1685]-6.75;2)" office:value-type="float" office:value="0.0134962317294675" calcext:value-type="float">
            <text:p>0.0134962317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498902" calcext:value-type="float">
            <text:p>6.498902</text:p>
          </table:table-cell>
          <table:table-cell office:value-type="float" office:value="6.6339522258" calcext:value-type="float">
            <text:p>6.6339522258</text:p>
          </table:table-cell>
          <table:table-cell table:formula="of:=POWER([.C1686]-6.75;2)" office:value-type="float" office:value="0.0134670858967742" calcext:value-type="float">
            <text:p>0.0134670859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508983" calcext:value-type="float">
            <text:p>6.508983</text:p>
          </table:table-cell>
          <table:table-cell office:value-type="float" office:value="6.6340738262" calcext:value-type="float">
            <text:p>6.6340738262</text:p>
          </table:table-cell>
          <table:table-cell table:formula="of:=POWER([.C1687]-6.75;2)" office:value-type="float" office:value="0.0134388777719078" calcext:value-type="float">
            <text:p>0.0134388778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517515" calcext:value-type="float">
            <text:p>6.517515</text:p>
          </table:table-cell>
          <table:table-cell office:value-type="float" office:value="6.634194129" calcext:value-type="float">
            <text:p>6.634194129</text:p>
          </table:table-cell>
          <table:table-cell table:formula="of:=POWER([.C1688]-6.75;2)" office:value-type="float" office:value="0.0134109997580687" calcext:value-type="float">
            <text:p>0.0134109998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524732" calcext:value-type="float">
            <text:p>6.524732</text:p>
          </table:table-cell>
          <table:table-cell office:value-type="float" office:value="6.6343150806" calcext:value-type="float">
            <text:p>6.6343150806</text:p>
          </table:table-cell>
          <table:table-cell table:formula="of:=POWER([.C1689]-6.75;2)" office:value-type="float" office:value="0.0133830005765844" calcext:value-type="float">
            <text:p>0.0133830006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530818" calcext:value-type="float">
            <text:p>6.530818</text:p>
          </table:table-cell>
          <table:table-cell office:value-type="float" office:value="6.6344381487" calcext:value-type="float">
            <text:p>6.6344381487</text:p>
          </table:table-cell>
          <table:table-cell table:formula="of:=POWER([.C1690]-6.75;2)" office:value-type="float" office:value="0.0133545414758833" calcext:value-type="float">
            <text:p>0.0133545415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535924" calcext:value-type="float">
            <text:p>6.535924</text:p>
          </table:table-cell>
          <table:table-cell office:value-type="float" office:value="6.6345644229" calcext:value-type="float">
            <text:p>6.6345644229</text:p>
          </table:table-cell>
          <table:table-cell table:formula="of:=POWER([.C1691]-6.75;2)" office:value-type="float" office:value="0.0133253724604099" calcext:value-type="float">
            <text:p>0.0133253725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540177" calcext:value-type="float">
            <text:p>6.540177</text:p>
          </table:table-cell>
          <table:table-cell office:value-type="float" office:value="6.6346946882" calcext:value-type="float">
            <text:p>6.6346946882</text:p>
          </table:table-cell>
          <table:table-cell table:formula="of:=POWER([.C1692]-6.75;2)" office:value-type="float" office:value="0.0132953149292953" calcext:value-type="float">
            <text:p>0.0132953149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543689" calcext:value-type="float">
            <text:p>6.543689</text:p>
          </table:table-cell>
          <table:table-cell office:value-type="float" office:value="6.6348294857" calcext:value-type="float">
            <text:p>6.6348294857</text:p>
          </table:table-cell>
          <table:table-cell table:formula="of:=POWER([.C1693]-6.75;2)" office:value-type="float" office:value="0.0132642473641265" calcext:value-type="float">
            <text:p>0.0132642474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546562" calcext:value-type="float">
            <text:p>6.546562</text:p>
          </table:table-cell>
          <table:table-cell office:value-type="float" office:value="6.6349691523" calcext:value-type="float">
            <text:p>6.6349691523</text:p>
          </table:table-cell>
          <table:table-cell table:formula="of:=POWER([.C1694]-6.75;2)" office:value-type="float" office:value="0.0132320959225806" calcext:value-type="float">
            <text:p>0.0132320959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548888" calcext:value-type="float">
            <text:p>6.548888</text:p>
          </table:table-cell>
          <table:table-cell office:value-type="float" office:value="6.6351138459" calcext:value-type="float">
            <text:p>6.6351138459</text:p>
          </table:table-cell>
          <table:table-cell table:formula="of:=POWER([.C1695]-6.75;2)" office:value-type="float" office:value="0.0131988284038889" calcext:value-type="float">
            <text:p>0.0131988284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550751" calcext:value-type="float">
            <text:p>6.550751</text:p>
          </table:table-cell>
          <table:table-cell office:value-type="float" office:value="6.6352635824" calcext:value-type="float">
            <text:p>6.6352635824</text:p>
          </table:table-cell>
          <table:table-cell table:formula="of:=POWER([.C1696]-6.75;2)" office:value-type="float" office:value="0.0131644455236815" calcext:value-type="float">
            <text:p>0.0131644455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552227" calcext:value-type="float">
            <text:p>6.552227</text:p>
          </table:table-cell>
          <table:table-cell office:value-type="float" office:value="6.6354182563" calcext:value-type="float">
            <text:p>6.6354182563</text:p>
          </table:table-cell>
          <table:table-cell table:formula="of:=POWER([.C1697]-6.75;2)" office:value-type="float" office:value="0.0131289759893324" calcext:value-type="float">
            <text:p>0.013128976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553385" calcext:value-type="float">
            <text:p>6.553385</text:p>
          </table:table-cell>
          <table:table-cell office:value-type="float" office:value="6.6355776631" calcext:value-type="float">
            <text:p>6.6355776631</text:p>
          </table:table-cell>
          <table:table-cell table:formula="of:=POWER([.C1698]-6.75;2)" office:value-type="float" office:value="0.013092471181657" calcext:value-type="float">
            <text:p>0.0130924712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554286" calcext:value-type="float">
            <text:p>6.554286</text:p>
          </table:table-cell>
          <table:table-cell office:value-type="float" office:value="6.6357415233" calcext:value-type="float">
            <text:p>6.6357415233</text:p>
          </table:table-cell>
          <table:table-cell table:formula="of:=POWER([.C1699]-6.75;2)" office:value-type="float" office:value="0.0130549994978044" calcext:value-type="float">
            <text:p>0.0130549995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554985" calcext:value-type="float">
            <text:p>6.554985</text:p>
          </table:table-cell>
          <table:table-cell office:value-type="float" office:value="6.6359095" calcext:value-type="float">
            <text:p>6.6359095</text:p>
          </table:table-cell>
          <table:table-cell table:formula="of:=POWER([.C1700]-6.75;2)" office:value-type="float" office:value="0.0130166421902499" calcext:value-type="float">
            <text:p>0.0130166422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555526" calcext:value-type="float">
            <text:p>6.555526</text:p>
          </table:table-cell>
          <table:table-cell office:value-type="float" office:value="6.6360812186" calcext:value-type="float">
            <text:p>6.6360812186</text:p>
          </table:table-cell>
          <table:table-cell table:formula="of:=POWER([.C1701]-6.75;2)" office:value-type="float" office:value="0.0129774887556609" calcext:value-type="float">
            <text:p>0.0129774888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555949" calcext:value-type="float">
            <text:p>6.555949</text:p>
          </table:table-cell>
          <table:table-cell office:value-type="float" office:value="6.6362562885" calcext:value-type="float">
            <text:p>6.6362562885</text:p>
          </table:table-cell>
          <table:table-cell table:formula="of:=POWER([.C1702]-6.75;2)" office:value-type="float" office:value="0.0129376319057952" calcext:value-type="float">
            <text:p>0.0129376319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556283" calcext:value-type="float">
            <text:p>6.556283</text:p>
          </table:table-cell>
          <table:table-cell office:value-type="float" office:value="6.6364343172" calcext:value-type="float">
            <text:p>6.6364343172</text:p>
          </table:table-cell>
          <table:table-cell table:formula="of:=POWER([.C1703]-6.75;2)" office:value-type="float" office:value="0.0128971643098302" calcext:value-type="float">
            <text:p>0.0128971643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.556549" calcext:value-type="float">
            <text:p>6.556549</text:p>
          </table:table-cell>
          <table:table-cell office:value-type="float" office:value="6.6366149283" calcext:value-type="float">
            <text:p>6.6366149283</text:p>
          </table:table-cell>
          <table:table-cell table:formula="of:=POWER([.C1704]-6.75;2)" office:value-type="float" office:value="0.0128561744844141" calcext:value-type="float">
            <text:p>0.0128561745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556763" calcext:value-type="float">
            <text:p>6.556763</text:p>
          </table:table-cell>
          <table:table-cell office:value-type="float" office:value="6.6367977849" calcext:value-type="float">
            <text:p>6.6367977849</text:p>
          </table:table-cell>
          <table:table-cell table:formula="of:=POWER([.C1705]-6.75;2)" office:value-type="float" office:value="0.0128147415035467" calcext:value-type="float">
            <text:p>0.0128147415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556931" calcext:value-type="float">
            <text:p>6.556931</text:p>
          </table:table-cell>
          <table:table-cell office:value-type="float" office:value="6.6369825932" calcext:value-type="float">
            <text:p>6.6369825932</text:p>
          </table:table-cell>
          <table:table-cell table:formula="of:=POWER([.C1706]-6.75;2)" office:value-type="float" office:value="0.0127729342397967" calcext:value-type="float">
            <text:p>0.0127729342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557054" calcext:value-type="float">
            <text:p>6.557054</text:p>
          </table:table-cell>
          <table:table-cell office:value-type="float" office:value="6.6371691219" calcext:value-type="float">
            <text:p>6.6371691219</text:p>
          </table:table-cell>
          <table:table-cell table:formula="of:=POWER([.C1707]-6.75;2)" office:value-type="float" office:value="0.0127308070528172" calcext:value-type="float">
            <text:p>0.0127308071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557127" calcext:value-type="float">
            <text:p>6.557127</text:p>
          </table:table-cell>
          <table:table-cell office:value-type="float" office:value="6.6373572133" calcext:value-type="float">
            <text:p>6.6373572133</text:p>
          </table:table-cell>
          <table:table-cell table:formula="of:=POWER([.C1708]-6.75;2)" office:value-type="float" office:value="0.0126883973955418" calcext:value-type="float">
            <text:p>0.0126883974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557139" calcext:value-type="float">
            <text:p>6.557139</text:p>
          </table:table-cell>
          <table:table-cell office:value-type="float" office:value="6.6375467903" calcext:value-type="float">
            <text:p>6.6375467903</text:p>
          </table:table-cell>
          <table:table-cell table:formula="of:=POWER([.C1709]-6.75;2)" office:value-type="float" office:value="0.0126457243718322" calcext:value-type="float">
            <text:p>0.0126457244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557074" calcext:value-type="float">
            <text:p>6.557074</text:p>
          </table:table-cell>
          <table:table-cell office:value-type="float" office:value="6.6377378656" calcext:value-type="float">
            <text:p>6.6377378656</text:p>
          </table:table-cell>
          <table:table-cell table:formula="of:=POWER([.C1710]-6.75;2)" office:value-type="float" office:value="0.0126027868200436" calcext:value-type="float">
            <text:p>0.0126027868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556915" calcext:value-type="float">
            <text:p>6.556915</text:p>
          </table:table-cell>
          <table:table-cell office:value-type="float" office:value="6.6379305466" calcext:value-type="float">
            <text:p>6.6379305466</text:p>
          </table:table-cell>
          <table:table-cell table:formula="of:=POWER([.C1711]-6.75;2)" office:value-type="float" office:value="0.0125595623853748" calcext:value-type="float">
            <text:p>0.0125595624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556642" calcext:value-type="float">
            <text:p>6.556642</text:p>
          </table:table-cell>
          <table:table-cell office:value-type="float" office:value="6.6381250358" calcext:value-type="float">
            <text:p>6.6381250358</text:p>
          </table:table-cell>
          <table:table-cell table:formula="of:=POWER([.C1712]-6.75;2)" office:value-type="float" office:value="0.0125160076147513" calcext:value-type="float">
            <text:p>0.0125160076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55623" calcext:value-type="float">
            <text:p>6.55623</text:p>
          </table:table-cell>
          <table:table-cell office:value-type="float" office:value="6.638321629" calcext:value-type="float">
            <text:p>6.638321629</text:p>
          </table:table-cell>
          <table:table-cell table:formula="of:=POWER([.C1713]-6.75;2)" office:value-type="float" office:value="0.0124720585492136" calcext:value-type="float">
            <text:p>0.0124720585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55566" calcext:value-type="float">
            <text:p>6.55566</text:p>
          </table:table-cell>
          <table:table-cell office:value-type="float" office:value="6.6385207222" calcext:value-type="float">
            <text:p>6.6385207222</text:p>
          </table:table-cell>
          <table:table-cell table:formula="of:=POWER([.C1714]-6.75;2)" office:value-type="float" office:value="0.0124276293788096" calcext:value-type="float">
            <text:p>0.0124276294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554908" calcext:value-type="float">
            <text:p>6.554908</text:p>
          </table:table-cell>
          <table:table-cell office:value-type="float" office:value="6.6387227957" calcext:value-type="float">
            <text:p>6.6387227957</text:p>
          </table:table-cell>
          <table:table-cell table:formula="of:=POWER([.C1715]-6.75;2)" office:value-type="float" office:value="0.012382616196824" calcext:value-type="float">
            <text:p>0.0123826162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553955" calcext:value-type="float">
            <text:p>6.553955</text:p>
          </table:table-cell>
          <table:table-cell office:value-type="float" office:value="6.6389284122" calcext:value-type="float">
            <text:p>6.6389284122</text:p>
          </table:table-cell>
          <table:table-cell table:formula="of:=POWER([.C1716]-6.75;2)" office:value-type="float" office:value="0.012336897616413" calcext:value-type="float">
            <text:p>0.0123368976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552782" calcext:value-type="float">
            <text:p>6.552782</text:p>
          </table:table-cell>
          <table:table-cell office:value-type="float" office:value="6.6391382061" calcext:value-type="float">
            <text:p>6.6391382061</text:p>
          </table:table-cell>
          <table:table-cell table:formula="of:=POWER([.C1717]-6.75;2)" office:value-type="float" office:value="0.012290337346726" calcext:value-type="float">
            <text:p>0.0122903373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551375" calcext:value-type="float">
            <text:p>6.551375</text:p>
          </table:table-cell>
          <table:table-cell office:value-type="float" office:value="6.6393528781" calcext:value-type="float">
            <text:p>6.6393528781</text:p>
          </table:table-cell>
          <table:table-cell table:formula="of:=POWER([.C1718]-6.75;2)" office:value-type="float" office:value="0.0122427855847534" calcext:value-type="float">
            <text:p>0.0122427856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549722" calcext:value-type="float">
            <text:p>6.549722</text:p>
          </table:table-cell>
          <table:table-cell office:value-type="float" office:value="6.639573172" calcext:value-type="float">
            <text:p>6.639573172</text:p>
          </table:table-cell>
          <table:table-cell table:formula="of:=POWER([.C1719]-6.75;2)" office:value-type="float" office:value="0.0121940843421415" calcext:value-type="float">
            <text:p>0.0121940843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547816" calcext:value-type="float">
            <text:p>6.547816</text:p>
          </table:table-cell>
          <table:table-cell office:value-type="float" office:value="6.6397998728" calcext:value-type="float">
            <text:p>6.6397998728</text:p>
          </table:table-cell>
          <table:table-cell table:formula="of:=POWER([.C1720]-6.75;2)" office:value-type="float" office:value="0.0121440680348961" calcext:value-type="float">
            <text:p>0.012144068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545655" calcext:value-type="float">
            <text:p>6.545655</text:p>
          </table:table-cell>
          <table:table-cell office:value-type="float" office:value="6.6400337867" calcext:value-type="float">
            <text:p>6.6400337867</text:p>
          </table:table-cell>
          <table:table-cell table:formula="of:=POWER([.C1721]-6.75;2)" office:value-type="float" office:value="0.0120925680675411" calcext:value-type="float">
            <text:p>0.0120925681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543239" calcext:value-type="float">
            <text:p>6.543239</text:p>
          </table:table-cell>
          <table:table-cell office:value-type="float" office:value="6.6402757222" calcext:value-type="float">
            <text:p>6.6402757222</text:p>
          </table:table-cell>
          <table:table-cell table:formula="of:=POWER([.C1722]-6.75;2)" office:value-type="float" office:value="0.0120394171387315" calcext:value-type="float">
            <text:p>0.0120394171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540576" calcext:value-type="float">
            <text:p>6.540576</text:p>
          </table:table-cell>
          <table:table-cell office:value-type="float" office:value="6.6405264875" calcext:value-type="float">
            <text:p>6.6405264875</text:p>
          </table:table-cell>
          <table:table-cell table:formula="of:=POWER([.C1723]-6.75;2)" office:value-type="float" office:value="0.0119844499390877" calcext:value-type="float">
            <text:p>0.0119844499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537677" calcext:value-type="float">
            <text:p>6.537677</text:p>
          </table:table-cell>
          <table:table-cell office:value-type="float" office:value="6.6407868638" calcext:value-type="float">
            <text:p>6.6407868638</text:p>
          </table:table-cell>
          <table:table-cell table:formula="of:=POWER([.C1724]-6.75;2)" office:value-type="float" office:value="0.0119275091186398" calcext:value-type="float">
            <text:p>0.0119275091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534557" calcext:value-type="float">
            <text:p>6.534557</text:p>
          </table:table-cell>
          <table:table-cell office:value-type="float" office:value="6.641057595" calcext:value-type="float">
            <text:p>6.641057595</text:p>
          </table:table-cell>
          <table:table-cell table:formula="of:=POWER([.C1725]-6.75;2)" office:value-type="float" office:value="0.0118684476071839" calcext:value-type="float">
            <text:p>0.0118684476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531236" calcext:value-type="float">
            <text:p>6.531236</text:p>
          </table:table-cell>
          <table:table-cell office:value-type="float" office:value="6.6413393781" calcext:value-type="float">
            <text:p>6.6413393781</text:p>
          </table:table-cell>
          <table:table-cell table:formula="of:=POWER([.C1726]-6.75;2)" office:value-type="float" office:value="0.0118071307516948" calcext:value-type="float">
            <text:p>0.0118071308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527737" calcext:value-type="float">
            <text:p>6.527737</text:p>
          </table:table-cell>
          <table:table-cell office:value-type="float" office:value="6.6416328477" calcext:value-type="float">
            <text:p>6.6416328477</text:p>
          </table:table-cell>
          <table:table-cell table:formula="of:=POWER([.C1727]-6.75;2)" office:value-type="float" office:value="0.0117434396976113" calcext:value-type="float">
            <text:p>0.0117434397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524089" calcext:value-type="float">
            <text:p>6.524089</text:p>
          </table:table-cell>
          <table:table-cell office:value-type="float" office:value="6.6419385645" calcext:value-type="float">
            <text:p>6.6419385645</text:p>
          </table:table-cell>
          <table:table-cell table:formula="of:=POWER([.C1728]-6.75;2)" office:value-type="float" office:value="0.0116772738423206" calcext:value-type="float">
            <text:p>0.0116772738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52032" calcext:value-type="float">
            <text:p>6.52032</text:p>
          </table:table-cell>
          <table:table-cell office:value-type="float" office:value="6.6422570072" calcext:value-type="float">
            <text:p>6.6422570072</text:p>
          </table:table-cell>
          <table:table-cell table:formula="of:=POWER([.C1729]-6.75;2)" office:value-type="float" office:value="0.0116085524975009" calcext:value-type="float">
            <text:p>0.0116085525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516465" calcext:value-type="float">
            <text:p>6.516465</text:p>
          </table:table-cell>
          <table:table-cell office:value-type="float" office:value="6.6425885681" calcext:value-type="float">
            <text:p>6.6425885681</text:p>
          </table:table-cell>
          <table:table-cell table:formula="of:=POWER([.C1730]-6.75;2)" office:value-type="float" office:value="0.0115372157028084" calcext:value-type="float">
            <text:p>0.0115372157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512558" calcext:value-type="float">
            <text:p>6.512558</text:p>
          </table:table-cell>
          <table:table-cell office:value-type="float" office:value="6.6429335394" calcext:value-type="float">
            <text:p>6.6429335394</text:p>
          </table:table-cell>
          <table:table-cell table:formula="of:=POWER([.C1731]-6.75;2)" office:value-type="float" office:value="0.0114632269854115" calcext:value-type="float">
            <text:p>0.011463227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508636" calcext:value-type="float">
            <text:p>6.508636</text:p>
          </table:table-cell>
          <table:table-cell office:value-type="float" office:value="6.6432921129" calcext:value-type="float">
            <text:p>6.6432921129</text:p>
          </table:table-cell>
          <table:table-cell table:formula="of:=POWER([.C1732]-6.75;2)" office:value-type="float" office:value="0.0113865731693463" calcext:value-type="float">
            <text:p>0.0113865732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504737" calcext:value-type="float">
            <text:p>6.504737</text:p>
          </table:table-cell>
          <table:table-cell office:value-type="float" office:value="6.6436643799" calcext:value-type="float">
            <text:p>6.6436643799</text:p>
          </table:table-cell>
          <table:table-cell table:formula="of:=POWER([.C1733]-6.75;2)" office:value-type="float" office:value="0.0113072641020516" calcext:value-type="float">
            <text:p>0.0113072641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500899" calcext:value-type="float">
            <text:p>6.500899</text:p>
          </table:table-cell>
          <table:table-cell office:value-type="float" office:value="6.6440503262" calcext:value-type="float">
            <text:p>6.6440503262</text:p>
          </table:table-cell>
          <table:table-cell table:formula="of:=POWER([.C1734]-6.75;2)" office:value-type="float" office:value="0.0112253333783263" calcext:value-type="float">
            <text:p>0.0112253334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.497163" calcext:value-type="float">
            <text:p>6.497163</text:p>
          </table:table-cell>
          <table:table-cell office:value-type="float" office:value="6.6444498333" calcext:value-type="float">
            <text:p>6.6444498333</text:p>
          </table:table-cell>
          <table:table-cell table:formula="of:=POWER([.C1735]-6.75;2)" office:value-type="float" office:value="0.0111408376903977" calcext:value-type="float">
            <text:p>0.0111408377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.493567" calcext:value-type="float">
            <text:p>6.493567</text:p>
          </table:table-cell>
          <table:table-cell office:value-type="float" office:value="6.6448626774" calcext:value-type="float">
            <text:p>6.6448626774</text:p>
          </table:table-cell>
          <table:table-cell table:formula="of:=POWER([.C1736]-6.75;2)" office:value-type="float" office:value="0.0110538566034965" calcext:value-type="float">
            <text:p>0.0110538566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490151" calcext:value-type="float">
            <text:p>6.490151</text:p>
          </table:table-cell>
          <table:table-cell office:value-type="float" office:value="6.6452885376" calcext:value-type="float">
            <text:p>6.6452885376</text:p>
          </table:table-cell>
          <table:table-cell table:formula="of:=POWER([.C1737]-6.75;2)" office:value-type="float" office:value="0.0109644903579466" calcext:value-type="float">
            <text:p>0.0109644904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486952" calcext:value-type="float">
            <text:p>6.486952</text:p>
          </table:table-cell>
          <table:table-cell office:value-type="float" office:value="6.6457269946" calcext:value-type="float">
            <text:p>6.6457269946</text:p>
          </table:table-cell>
          <table:table-cell table:formula="of:=POWER([.C1738]-6.75;2)" office:value-type="float" office:value="0.0108728596551483" calcext:value-type="float">
            <text:p>0.0108728597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48401" calcext:value-type="float">
            <text:p>6.48401</text:p>
          </table:table-cell>
          <table:table-cell office:value-type="float" office:value="6.6461775376" calcext:value-type="float">
            <text:p>6.6461775376</text:p>
          </table:table-cell>
          <table:table-cell table:formula="of:=POWER([.C1739]-6.75;2)" office:value-type="float" office:value="0.0107791036987994" calcext:value-type="float">
            <text:p>0.0107791037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481361" calcext:value-type="float">
            <text:p>6.481361</text:p>
          </table:table-cell>
          <table:table-cell office:value-type="float" office:value="6.6466395663" calcext:value-type="float">
            <text:p>6.6466395663</text:p>
          </table:table-cell>
          <table:table-cell table:formula="of:=POWER([.C1740]-6.75;2)" office:value-type="float" office:value="0.0106833792546521" calcext:value-type="float">
            <text:p>0.0106833793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479041" calcext:value-type="float">
            <text:p>6.479041</text:p>
          </table:table-cell>
          <table:table-cell office:value-type="float" office:value="6.6471124014" calcext:value-type="float">
            <text:p>6.6471124014</text:p>
          </table:table-cell>
          <table:table-cell table:formula="of:=POWER([.C1741]-6.75;2)" office:value-type="float" office:value="0.0105858579456747" calcext:value-type="float">
            <text:p>0.0105858579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477085" calcext:value-type="float">
            <text:p>6.477085</text:p>
          </table:table-cell>
          <table:table-cell office:value-type="float" office:value="6.6475952867" calcext:value-type="float">
            <text:p>6.6475952867</text:p>
          </table:table-cell>
          <table:table-cell table:formula="of:=POWER([.C1742]-6.75;2)" office:value-type="float" office:value="0.0104867253060553" calcext:value-type="float">
            <text:p>0.0104867253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475525" calcext:value-type="float">
            <text:p>6.475525</text:p>
          </table:table-cell>
          <table:table-cell office:value-type="float" office:value="6.6480873943" calcext:value-type="float">
            <text:p>6.6480873943</text:p>
          </table:table-cell>
          <table:table-cell table:formula="of:=POWER([.C1743]-6.75;2)" office:value-type="float" office:value="0.0103861792005637" calcext:value-type="float">
            <text:p>0.0103861792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474393" calcext:value-type="float">
            <text:p>6.474393</text:p>
          </table:table-cell>
          <table:table-cell office:value-type="float" office:value="6.6485878333" calcext:value-type="float">
            <text:p>6.6485878333</text:p>
          </table:table-cell>
          <table:table-cell table:formula="of:=POWER([.C1744]-6.75;2)" office:value-type="float" office:value="0.0102844275547887" calcext:value-type="float">
            <text:p>0.0102844276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473719" calcext:value-type="float">
            <text:p>6.473719</text:p>
          </table:table-cell>
          <table:table-cell office:value-type="float" office:value="6.6490956577" calcext:value-type="float">
            <text:p>6.6490956577</text:p>
          </table:table-cell>
          <table:table-cell table:formula="of:=POWER([.C1745]-6.75;2)" office:value-type="float" office:value="0.0101816862949955" calcext:value-type="float">
            <text:p>0.0101816863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473529" calcext:value-type="float">
            <text:p>6.473529</text:p>
          </table:table-cell>
          <table:table-cell office:value-type="float" office:value="6.6496098674" calcext:value-type="float">
            <text:p>6.6496098674</text:p>
          </table:table-cell>
          <table:table-cell table:formula="of:=POWER([.C1746]-6.75;2)" office:value-type="float" office:value="0.0100781787234456" calcext:value-type="float">
            <text:p>0.0100781787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47385" calcext:value-type="float">
            <text:p>6.47385</text:p>
          </table:table-cell>
          <table:table-cell office:value-type="float" office:value="6.6501294229" calcext:value-type="float">
            <text:p>6.6501294229</text:p>
          </table:table-cell>
          <table:table-cell table:formula="of:=POWER([.C1747]-6.75;2)" office:value-type="float" office:value="0.00997413217028703" calcext:value-type="float">
            <text:p>0.0099741322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474702" calcext:value-type="float">
            <text:p>6.474702</text:p>
          </table:table-cell>
          <table:table-cell office:value-type="float" office:value="6.6506532401" calcext:value-type="float">
            <text:p>6.6506532401</text:p>
          </table:table-cell>
          <table:table-cell table:formula="of:=POWER([.C1748]-6.75;2)" office:value-type="float" office:value="0.00986977870262816" calcext:value-type="float">
            <text:p>0.0098697787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476105" calcext:value-type="float">
            <text:p>6.476105</text:p>
          </table:table-cell>
          <table:table-cell office:value-type="float" office:value="6.6511802079" calcext:value-type="float">
            <text:p>6.6511802079</text:p>
          </table:table-cell>
          <table:table-cell table:formula="of:=POWER([.C1749]-6.75;2)" office:value-type="float" office:value="0.00976535131068732" calcext:value-type="float">
            <text:p>0.0097653513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478074" calcext:value-type="float">
            <text:p>6.478074</text:p>
          </table:table-cell>
          <table:table-cell office:value-type="float" office:value="6.6517091935" calcext:value-type="float">
            <text:p>6.6517091935</text:p>
          </table:table-cell>
          <table:table-cell table:formula="of:=POWER([.C1750]-6.75;2)" office:value-type="float" office:value="0.00966108264242038" calcext:value-type="float">
            <text:p>0.0096610826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480621" calcext:value-type="float">
            <text:p>6.480621</text:p>
          </table:table-cell>
          <table:table-cell office:value-type="float" office:value="6.652239043" calcext:value-type="float">
            <text:p>6.652239043</text:p>
          </table:table-cell>
          <table:table-cell table:formula="of:=POWER([.C1751]-6.75;2)" office:value-type="float" office:value="0.00955720471355589" calcext:value-type="float">
            <text:p>0.0095572047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483753" calcext:value-type="float">
            <text:p>6.483753</text:p>
          </table:table-cell>
          <table:table-cell office:value-type="float" office:value="6.6527685986" calcext:value-type="float">
            <text:p>6.6527685986</text:p>
          </table:table-cell>
          <table:table-cell table:formula="of:=POWER([.C1752]-6.75;2)" office:value-type="float" office:value="0.00945394541820796" calcext:value-type="float">
            <text:p>0.0094539454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487473" calcext:value-type="float">
            <text:p>6.487473</text:p>
          </table:table-cell>
          <table:table-cell office:value-type="float" office:value="6.6532966989" calcext:value-type="float">
            <text:p>6.6532966989</text:p>
          </table:table-cell>
          <table:table-cell table:formula="of:=POWER([.C1753]-6.75;2)" office:value-type="float" office:value="0.00935152844363722" calcext:value-type="float">
            <text:p>0.0093515284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491779" calcext:value-type="float">
            <text:p>6.491779</text:p>
          </table:table-cell>
          <table:table-cell office:value-type="float" office:value="6.6538221882" calcext:value-type="float">
            <text:p>6.6538221882</text:p>
          </table:table-cell>
          <table:table-cell table:formula="of:=POWER([.C1754]-6.75;2)" office:value-type="float" office:value="0.00925017148263615" calcext:value-type="float">
            <text:p>0.0092501715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.496663" calcext:value-type="float">
            <text:p>6.496663</text:p>
          </table:table-cell>
          <table:table-cell office:value-type="float" office:value="6.6543439301" calcext:value-type="float">
            <text:p>6.6543439301</text:p>
          </table:table-cell>
          <table:table-cell table:formula="of:=POWER([.C1755]-6.75;2)" office:value-type="float" office:value="0.00915008370871377" calcext:value-type="float">
            <text:p>0.0091500837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502112" calcext:value-type="float">
            <text:p>6.502112</text:p>
          </table:table-cell>
          <table:table-cell office:value-type="float" office:value="6.6548608118" calcext:value-type="float">
            <text:p>6.6548608118</text:p>
          </table:table-cell>
          <table:table-cell table:formula="of:=POWER([.C1756]-6.75;2)" office:value-type="float" office:value="0.00905146513135504" calcext:value-type="float">
            <text:p>0.0090514651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508106" calcext:value-type="float">
            <text:p>6.508106</text:p>
          </table:table-cell>
          <table:table-cell office:value-type="float" office:value="6.6553717545" calcext:value-type="float">
            <text:p>6.6553717545</text:p>
          </table:table-cell>
          <table:table-cell table:formula="of:=POWER([.C1757]-6.75;2)" office:value-type="float" office:value="0.00895450484640828" calcext:value-type="float">
            <text:p>0.0089545048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51462" calcext:value-type="float">
            <text:p>6.51462</text:p>
          </table:table-cell>
          <table:table-cell office:value-type="float" office:value="6.655875724" calcext:value-type="float">
            <text:p>6.655875724</text:p>
          </table:table-cell>
          <table:table-cell table:formula="of:=POWER([.C1758]-6.75;2)" office:value-type="float" office:value="0.00885937933252411" calcext:value-type="float">
            <text:p>0.0088593793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.521622" calcext:value-type="float">
            <text:p>6.521622</text:p>
          </table:table-cell>
          <table:table-cell office:value-type="float" office:value="6.6563717419" calcext:value-type="float">
            <text:p>6.6563717419</text:p>
          </table:table-cell>
          <table:table-cell table:formula="of:=POWER([.C1759]-6.75;2)" office:value-type="float" office:value="0.00876625071484019" calcext:value-type="float">
            <text:p>0.0087662507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.529076" calcext:value-type="float">
            <text:p>6.529076</text:p>
          </table:table-cell>
          <table:table-cell office:value-type="float" office:value="6.6568588907" calcext:value-type="float">
            <text:p>6.6568588907</text:p>
          </table:table-cell>
          <table:table-cell table:formula="of:=POWER([.C1760]-6.75;2)" office:value-type="float" office:value="0.0086752662416346" calcext:value-type="float">
            <text:p>0.0086752662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536937" calcext:value-type="float">
            <text:p>6.536937</text:p>
          </table:table-cell>
          <table:table-cell office:value-type="float" office:value="6.6573363244" calcext:value-type="float">
            <text:p>6.6573363244</text:p>
          </table:table-cell>
          <table:table-cell table:formula="of:=POWER([.C1761]-6.75;2)" office:value-type="float" office:value="0.00858655677570201" calcext:value-type="float">
            <text:p>0.0085865568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545157" calcext:value-type="float">
            <text:p>6.545157</text:p>
          </table:table-cell>
          <table:table-cell office:value-type="float" office:value="6.6578032832" calcext:value-type="float">
            <text:p>6.6578032832</text:p>
          </table:table-cell>
          <table:table-cell table:formula="of:=POWER([.C1762]-6.75;2)" office:value-type="float" office:value="0.00850023458869944" calcext:value-type="float">
            <text:p>0.0085002346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553682" calcext:value-type="float">
            <text:p>6.553682</text:p>
          </table:table-cell>
          <table:table-cell office:value-type="float" office:value="6.658259095" calcext:value-type="float">
            <text:p>6.658259095</text:p>
          </table:table-cell>
          <table:table-cell table:formula="of:=POWER([.C1763]-6.75;2)" office:value-type="float" office:value="0.00841639365021902" calcext:value-type="float">
            <text:p>0.0084163937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562452" calcext:value-type="float">
            <text:p>6.562452</text:p>
          </table:table-cell>
          <table:table-cell office:value-type="float" office:value="6.6587031864" calcext:value-type="float">
            <text:p>6.6587031864</text:p>
          </table:table-cell>
          <table:table-cell table:formula="of:=POWER([.C1764]-6.75;2)" office:value-type="float" office:value="0.00833510817351308" calcext:value-type="float">
            <text:p>0.0083351082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.571405" calcext:value-type="float">
            <text:p>6.571405</text:p>
          </table:table-cell>
          <table:table-cell office:value-type="float" office:value="6.6591350914" calcext:value-type="float">
            <text:p>6.6591350914</text:p>
          </table:table-cell>
          <table:table-cell table:formula="of:=POWER([.C1765]-6.75;2)" office:value-type="float" office:value="0.00825643161488643" calcext:value-type="float">
            <text:p>0.0082564316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.580475" calcext:value-type="float">
            <text:p>6.580475</text:p>
          </table:table-cell>
          <table:table-cell office:value-type="float" office:value="6.6595544534" calcext:value-type="float">
            <text:p>6.6595544534</text:p>
          </table:table-cell>
          <table:table-cell table:formula="of:=POWER([.C1766]-6.75;2)" office:value-type="float" office:value="0.00818039689977274" calcext:value-type="float">
            <text:p>0.0081803969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.589594" calcext:value-type="float">
            <text:p>6.589594</text:p>
          </table:table-cell>
          <table:table-cell office:value-type="float" office:value="6.6599610305" calcext:value-type="float">
            <text:p>6.6599610305</text:p>
          </table:table-cell>
          <table:table-cell table:formula="of:=POWER([.C1767]-6.75;2)" office:value-type="float" office:value="0.00810701602862195" calcext:value-type="float">
            <text:p>0.008107016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59869" calcext:value-type="float">
            <text:p>6.59869</text:p>
          </table:table-cell>
          <table:table-cell office:value-type="float" office:value="6.6603546971" calcext:value-type="float">
            <text:p>6.6603546971</text:p>
          </table:table-cell>
          <table:table-cell table:formula="of:=POWER([.C1768]-6.75;2)" office:value-type="float" office:value="0.00803628033203278" calcext:value-type="float">
            <text:p>0.0080362803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607694" calcext:value-type="float">
            <text:p>6.607694</text:p>
          </table:table-cell>
          <table:table-cell office:value-type="float" office:value="6.6607354534" calcext:value-type="float">
            <text:p>6.6607354534</text:p>
          </table:table-cell>
          <table:table-cell table:formula="of:=POWER([.C1769]-6.75;2)" office:value-type="float" office:value="0.00796815927970356" calcext:value-type="float">
            <text:p>0.0079681593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616534" calcext:value-type="float">
            <text:p>6.616534</text:p>
          </table:table-cell>
          <table:table-cell office:value-type="float" office:value="6.6611034158" calcext:value-type="float">
            <text:p>6.6611034158</text:p>
          </table:table-cell>
          <table:table-cell table:formula="of:=POWER([.C1770]-6.75;2)" office:value-type="float" office:value="0.00790260268242777" calcext:value-type="float">
            <text:p>0.0079026027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.625142" calcext:value-type="float">
            <text:p>6.625142</text:p>
          </table:table-cell>
          <table:table-cell office:value-type="float" office:value="6.661458819" calcext:value-type="float">
            <text:p>6.661458819</text:p>
          </table:table-cell>
          <table:table-cell table:formula="of:=POWER([.C1771]-6.75;2)" office:value-type="float" office:value="0.00783954073287478" calcext:value-type="float">
            <text:p>0.0078395407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63345" calcext:value-type="float">
            <text:p>6.63345</text:p>
          </table:table-cell>
          <table:table-cell office:value-type="float" office:value="6.661802009" calcext:value-type="float">
            <text:p>6.661802009</text:p>
          </table:table-cell>
          <table:table-cell table:formula="of:=POWER([.C1772]-6.75;2)" office:value-type="float" office:value="0.00777888561643599" calcext:value-type="float">
            <text:p>0.0077788856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641396" calcext:value-type="float">
            <text:p>6.641396</text:p>
          </table:table-cell>
          <table:table-cell office:value-type="float" office:value="6.6621334444" calcext:value-type="float">
            <text:p>6.6621334444</text:p>
          </table:table-cell>
          <table:table-cell table:formula="of:=POWER([.C1773]-6.75;2)" office:value-type="float" office:value="0.00772053159300785" calcext:value-type="float">
            <text:p>0.0077205316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648919" calcext:value-type="float">
            <text:p>6.648919</text:p>
          </table:table-cell>
          <table:table-cell office:value-type="float" office:value="6.6624536828" calcext:value-type="float">
            <text:p>6.6624536828</text:p>
          </table:table-cell>
          <table:table-cell table:formula="of:=POWER([.C1774]-6.75;2)" office:value-type="float" office:value="0.00766435765528304" calcext:value-type="float">
            <text:p>0.0076643577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655964" calcext:value-type="float">
            <text:p>6.655964</text:p>
          </table:table-cell>
          <table:table-cell office:value-type="float" office:value="6.6627633746" calcext:value-type="float">
            <text:p>6.6627633746</text:p>
          </table:table-cell>
          <table:table-cell table:formula="of:=POWER([.C1775]-6.75;2)" office:value-type="float" office:value="0.00761022881117994" calcext:value-type="float">
            <text:p>0.0076102288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662483" calcext:value-type="float">
            <text:p>6.662483</text:p>
          </table:table-cell>
          <table:table-cell office:value-type="float" office:value="6.6630632581" calcext:value-type="float">
            <text:p>6.6630632581</text:p>
          </table:table-cell>
          <table:table-cell table:formula="of:=POWER([.C1776]-6.75;2)" office:value-type="float" office:value="0.00755799709218718" calcext:value-type="float">
            <text:p>0.0075579971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668432" calcext:value-type="float">
            <text:p>6.668432</text:p>
          </table:table-cell>
          <table:table-cell office:value-type="float" office:value="6.6633541398" calcext:value-type="float">
            <text:p>6.6633541398</text:p>
          </table:table-cell>
          <table:table-cell table:formula="of:=POWER([.C1777]-6.75;2)" office:value-type="float" office:value="0.00750750508979794" calcext:value-type="float">
            <text:p>0.0075075051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673776" calcext:value-type="float">
            <text:p>6.673776</text:p>
          </table:table-cell>
          <table:table-cell office:value-type="float" office:value="6.6636368889" calcext:value-type="float">
            <text:p>6.6636368889</text:p>
          </table:table-cell>
          <table:table-cell table:formula="of:=POWER([.C1778]-6.75;2)" office:value-type="float" office:value="0.00745858695887091" calcext:value-type="float">
            <text:p>0.007458587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678486" calcext:value-type="float">
            <text:p>6.678486</text:p>
          </table:table-cell>
          <table:table-cell office:value-type="float" office:value="6.6639124229" calcext:value-type="float">
            <text:p>6.6639124229</text:p>
          </table:table-cell>
          <table:table-cell table:formula="of:=POWER([.C1779]-6.75;2)" office:value-type="float" office:value="0.00741107093094841" calcext:value-type="float">
            <text:p>0.0074110709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682541" calcext:value-type="float">
            <text:p>6.682541</text:p>
          </table:table-cell>
          <table:table-cell office:value-type="float" office:value="6.6641816953" calcext:value-type="float">
            <text:p>6.6641816953</text:p>
          </table:table-cell>
          <table:table-cell table:formula="of:=POWER([.C1780]-6.75;2)" office:value-type="float" office:value="0.00736478142158205" calcext:value-type="float">
            <text:p>0.0073647814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685927" calcext:value-type="float">
            <text:p>6.685927</text:p>
          </table:table-cell>
          <table:table-cell office:value-type="float" office:value="6.664445681" calcext:value-type="float">
            <text:p>6.664445681</text:p>
          </table:table-cell>
          <table:table-cell table:formula="of:=POWER([.C1781]-6.75;2)" office:value-type="float" office:value="0.00731954149955374" calcext:value-type="float">
            <text:p>0.0073195415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688638" calcext:value-type="float">
            <text:p>6.688638</text:p>
          </table:table-cell>
          <table:table-cell office:value-type="float" office:value="6.6647053638" calcext:value-type="float">
            <text:p>6.6647053638</text:p>
          </table:table-cell>
          <table:table-cell table:formula="of:=POWER([.C1782]-6.75;2)" office:value-type="float" office:value="0.00727517496449043" calcext:value-type="float">
            <text:p>0.007275175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690676" calcext:value-type="float">
            <text:p>6.690676</text:p>
          </table:table-cell>
          <table:table-cell office:value-type="float" office:value="6.6649617222" calcext:value-type="float">
            <text:p>6.6649617222</text:p>
          </table:table-cell>
          <table:table-cell table:formula="of:=POWER([.C1783]-6.75;2)" office:value-type="float" office:value="0.00723150869118995" calcext:value-type="float">
            <text:p>0.0072315087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69205" calcext:value-type="float">
            <text:p>6.69205</text:p>
          </table:table-cell>
          <table:table-cell office:value-type="float" office:value="6.6652157204" calcext:value-type="float">
            <text:p>6.6652157204</text:p>
          </table:table-cell>
          <table:table-cell table:formula="of:=POWER([.C1784]-6.75;2)" office:value-type="float" office:value="0.00718837406729098" calcext:value-type="float">
            <text:p>0.0071883741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692778" calcext:value-type="float">
            <text:p>6.692778</text:p>
          </table:table-cell>
          <table:table-cell office:value-type="float" office:value="6.6654682921" calcext:value-type="float">
            <text:p>6.6654682921</text:p>
          </table:table-cell>
          <table:table-cell table:formula="of:=POWER([.C1785]-6.75;2)" office:value-type="float" office:value="0.00714560964049094" calcext:value-type="float">
            <text:p>0.0071456096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692883" calcext:value-type="float">
            <text:p>6.692883</text:p>
          </table:table-cell>
          <table:table-cell office:value-type="float" office:value="6.6657203297" calcext:value-type="float">
            <text:p>6.6657203297</text:p>
          </table:table-cell>
          <table:table-cell table:formula="of:=POWER([.C1786]-6.75;2)" office:value-type="float" office:value="0.00710306282587669" calcext:value-type="float">
            <text:p>0.0071030628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692395" calcext:value-type="float">
            <text:p>6.692395</text:p>
          </table:table-cell>
          <table:table-cell office:value-type="float" office:value="6.6659726756" calcext:value-type="float">
            <text:p>6.6659726756</text:p>
          </table:table-cell>
          <table:table-cell table:formula="of:=POWER([.C1787]-6.75;2)" office:value-type="float" office:value="0.00706059124582284" calcext:value-type="float">
            <text:p>0.0070605912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691349" calcext:value-type="float">
            <text:p>6.691349</text:p>
          </table:table-cell>
          <table:table-cell office:value-type="float" office:value="6.6662261129" calcext:value-type="float">
            <text:p>6.6662261129</text:p>
          </table:table-cell>
          <table:table-cell table:formula="of:=POWER([.C1788]-6.75;2)" office:value-type="float" office:value="0.00701806415984347" calcext:value-type="float">
            <text:p>0.0070180642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689787" calcext:value-type="float">
            <text:p>6.689787</text:p>
          </table:table-cell>
          <table:table-cell office:value-type="float" office:value="6.6664813602" calcext:value-type="float">
            <text:p>6.6664813602</text:p>
          </table:table-cell>
          <table:table-cell table:formula="of:=POWER([.C1789]-6.75;2)" office:value-type="float" office:value="0.00697536319404219" calcext:value-type="float">
            <text:p>0.0069753632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687755" calcext:value-type="float">
            <text:p>6.687755</text:p>
          </table:table-cell>
          <table:table-cell office:value-type="float" office:value="6.6667390591" calcext:value-type="float">
            <text:p>6.6667390591</text:p>
          </table:table-cell>
          <table:table-cell table:formula="of:=POWER([.C1790]-6.75;2)" office:value-type="float" office:value="0.00693238427955326" calcext:value-type="float">
            <text:p>0.0069323843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685302" calcext:value-type="float">
            <text:p>6.685302</text:p>
          </table:table-cell>
          <table:table-cell office:value-type="float" office:value="6.6669997742" calcext:value-type="float">
            <text:p>6.6669997742</text:p>
          </table:table-cell>
          <table:table-cell table:formula="of:=POWER([.C1791]-6.75;2)" office:value-type="float" office:value="0.00688903748285102" calcext:value-type="float">
            <text:p>0.0068890375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682481" calcext:value-type="float">
            <text:p>6.682481</text:p>
          </table:table-cell>
          <table:table-cell office:value-type="float" office:value="6.6672639892" calcext:value-type="float">
            <text:p>6.6672639892</text:p>
          </table:table-cell>
          <table:table-cell table:formula="of:=POWER([.C1792]-6.75;2)" office:value-type="float" office:value="0.00684524748309767" calcext:value-type="float">
            <text:p>0.0068452475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67935" calcext:value-type="float">
            <text:p>6.67935</text:p>
          </table:table-cell>
          <table:table-cell office:value-type="float" office:value="6.6675321022" calcext:value-type="float">
            <text:p>6.6675321022</text:p>
          </table:table-cell>
          <table:table-cell table:formula="of:=POWER([.C1793]-6.75;2)" office:value-type="float" office:value="0.00680095416755124" calcext:value-type="float">
            <text:p>0.0068009542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.675964" calcext:value-type="float">
            <text:p>6.675964</text:p>
          </table:table-cell>
          <table:table-cell office:value-type="float" office:value="6.6678044229" calcext:value-type="float">
            <text:p>6.6678044229</text:p>
          </table:table-cell>
          <table:table-cell table:formula="of:=POWER([.C1794]-6.75;2)" office:value-type="float" office:value="0.00675611289480209" calcext:value-type="float">
            <text:p>0.0067561129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.672383" calcext:value-type="float">
            <text:p>6.672383</text:p>
          </table:table-cell>
          <table:table-cell office:value-type="float" office:value="6.6680811792" calcext:value-type="float">
            <text:p>6.6680811792</text:p>
          </table:table-cell>
          <table:table-cell table:formula="of:=POWER([.C1795]-6.75;2)" office:value-type="float" office:value="0.00671069320126257" calcext:value-type="float">
            <text:p>0.0067106932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668667" calcext:value-type="float">
            <text:p>6.668667</text:p>
          </table:table-cell>
          <table:table-cell office:value-type="float" office:value="6.6683625161" calcext:value-type="float">
            <text:p>6.6683625161</text:p>
          </table:table-cell>
          <table:table-cell table:formula="of:=POWER([.C1796]-6.75;2)" office:value-type="float" office:value="0.00666467877752273" calcext:value-type="float">
            <text:p>0.0066646788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664874" calcext:value-type="float">
            <text:p>6.664874</text:p>
          </table:table-cell>
          <table:table-cell office:value-type="float" office:value="6.6686484946" calcext:value-type="float">
            <text:p>6.6686484946</text:p>
          </table:table-cell>
          <table:table-cell table:formula="of:=POWER([.C1797]-6.75;2)" office:value-type="float" office:value="0.0066180674308462" calcext:value-type="float">
            <text:p>0.0066180674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661064" calcext:value-type="float">
            <text:p>6.661064</text:p>
          </table:table-cell>
          <table:table-cell office:value-type="float" office:value="6.6689391004" calcext:value-type="float">
            <text:p>6.6689391004</text:p>
          </table:table-cell>
          <table:table-cell table:formula="of:=POWER([.C1798]-6.75;2)" office:value-type="float" office:value="0.00657086944396124" calcext:value-type="float">
            <text:p>0.0065708694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657292" calcext:value-type="float">
            <text:p>6.657292</text:p>
          </table:table-cell>
          <table:table-cell office:value-type="float" office:value="6.6692342455" calcext:value-type="float">
            <text:p>6.6692342455</text:p>
          </table:table-cell>
          <table:table-cell table:formula="of:=POWER([.C1799]-6.75;2)" office:value-type="float" office:value="0.00652310709995424" calcext:value-type="float">
            <text:p>0.0065231071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653616" calcext:value-type="float">
            <text:p>6.653616</text:p>
          </table:table-cell>
          <table:table-cell office:value-type="float" office:value="6.669533776" calcext:value-type="float">
            <text:p>6.669533776</text:p>
          </table:table-cell>
          <table:table-cell table:formula="of:=POWER([.C1800]-6.75;2)" office:value-type="float" office:value="0.00647481320481822" calcext:value-type="float">
            <text:p>0.0064748132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650086" calcext:value-type="float">
            <text:p>6.650086</text:p>
          </table:table-cell>
          <table:table-cell office:value-type="float" office:value="6.6698374731" calcext:value-type="float">
            <text:p>6.6698374731</text:p>
          </table:table-cell>
          <table:table-cell table:formula="of:=POWER([.C1801]-6.75;2)" office:value-type="float" office:value="0.00642603071899318" calcext:value-type="float">
            <text:p>0.0064260307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646754" calcext:value-type="float">
            <text:p>6.646754</text:p>
          </table:table-cell>
          <table:table-cell office:value-type="float" office:value="6.6701450663" calcext:value-type="float">
            <text:p>6.6701450663</text:p>
          </table:table-cell>
          <table:table-cell table:formula="of:=POWER([.C1802]-6.75;2)" office:value-type="float" office:value="0.00637681043623141" calcext:value-type="float">
            <text:p>0.0063768104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643667" calcext:value-type="float">
            <text:p>6.643667</text:p>
          </table:table-cell>
          <table:table-cell office:value-type="float" office:value="6.670456233" calcext:value-type="float">
            <text:p>6.670456233</text:p>
          </table:table-cell>
          <table:table-cell table:formula="of:=POWER([.C1803]-6.75;2)" office:value-type="float" office:value="0.00632721086855023" calcext:value-type="float">
            <text:p>0.0063272109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640866" calcext:value-type="float">
            <text:p>6.640866</text:p>
          </table:table-cell>
          <table:table-cell office:value-type="float" office:value="6.6707706075" calcext:value-type="float">
            <text:p>6.6707706075</text:p>
          </table:table-cell>
          <table:table-cell table:formula="of:=POWER([.C1804]-6.75;2)" office:value-type="float" office:value="0.0062772966359191" calcext:value-type="float">
            <text:p>0.0062772966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638393" calcext:value-type="float">
            <text:p>6.638393</text:p>
          </table:table-cell>
          <table:table-cell office:value-type="float" office:value="6.6710877921" calcext:value-type="float">
            <text:p>6.6710877921</text:p>
          </table:table-cell>
          <table:table-cell table:formula="of:=POWER([.C1805]-6.75;2)" office:value-type="float" office:value="0.00622713655565285" calcext:value-type="float">
            <text:p>0.0062271366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636281" calcext:value-type="float">
            <text:p>6.636281</text:p>
          </table:table-cell>
          <table:table-cell office:value-type="float" office:value="6.6714073566" calcext:value-type="float">
            <text:p>6.6714073566</text:p>
          </table:table-cell>
          <table:table-cell table:formula="of:=POWER([.C1806]-6.75;2)" office:value-type="float" office:value="0.00617680359659962" calcext:value-type="float">
            <text:p>0.0061768036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634562" calcext:value-type="float">
            <text:p>6.634562</text:p>
          </table:table-cell>
          <table:table-cell office:value-type="float" office:value="6.671728853" calcext:value-type="float">
            <text:p>6.671728853</text:p>
          </table:table-cell>
          <table:table-cell table:formula="of:=POWER([.C1807]-6.75;2)" office:value-type="float" office:value="0.00612637245269556" calcext:value-type="float">
            <text:p>0.0061263725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633261" calcext:value-type="float">
            <text:p>6.633261</text:p>
          </table:table-cell>
          <table:table-cell office:value-type="float" office:value="6.6720518136" calcext:value-type="float">
            <text:p>6.6720518136</text:p>
          </table:table-cell>
          <table:table-cell table:formula="of:=POWER([.C1808]-6.75;2)" office:value-type="float" office:value="0.00607591976304922" calcext:value-type="float">
            <text:p>0.0060759198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632401" calcext:value-type="float">
            <text:p>6.632401</text:p>
          </table:table-cell>
          <table:table-cell office:value-type="float" office:value="6.6723757634" calcext:value-type="float">
            <text:p>6.6723757634</text:p>
          </table:table-cell>
          <table:table-cell table:formula="of:=POWER([.C1809]-6.75;2)" office:value-type="float" office:value="0.00602552210773281" calcext:value-type="float">
            <text:p>0.0060255221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631999" calcext:value-type="float">
            <text:p>6.631999</text:p>
          </table:table-cell>
          <table:table-cell office:value-type="float" office:value="6.6727002204" calcext:value-type="float">
            <text:p>6.6727002204</text:p>
          </table:table-cell>
          <table:table-cell table:formula="of:=POWER([.C1810]-6.75;2)" office:value-type="float" office:value="0.00597525592620853" calcext:value-type="float">
            <text:p>0.0059752559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632066" calcext:value-type="float">
            <text:p>6.632066</text:p>
          </table:table-cell>
          <table:table-cell office:value-type="float" office:value="6.6730247025" calcext:value-type="float">
            <text:p>6.6730247025</text:p>
          </table:table-cell>
          <table:table-cell table:formula="of:=POWER([.C1811]-6.75;2)" office:value-type="float" office:value="0.00592519642521347" calcext:value-type="float">
            <text:p>0.0059251964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63261" calcext:value-type="float">
            <text:p>6.63261</text:p>
          </table:table-cell>
          <table:table-cell office:value-type="float" office:value="6.6733487384" calcext:value-type="float">
            <text:p>6.6733487384</text:p>
          </table:table-cell>
          <table:table-cell table:formula="of:=POWER([.C1812]-6.75;2)" office:value-type="float" office:value="0.00587541590487169" calcext:value-type="float">
            <text:p>0.0058754159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633635" calcext:value-type="float">
            <text:p>6.633635</text:p>
          </table:table-cell>
          <table:table-cell office:value-type="float" office:value="6.6736718602" calcext:value-type="float">
            <text:p>6.6736718602</text:p>
          </table:table-cell>
          <table:table-cell table:formula="of:=POWER([.C1813]-6.75;2)" office:value-type="float" office:value="0.00582598492532837" calcext:value-type="float">
            <text:p>0.0058259849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63514" calcext:value-type="float">
            <text:p>6.63514</text:p>
          </table:table-cell>
          <table:table-cell office:value-type="float" office:value="6.6739936165" calcext:value-type="float">
            <text:p>6.6739936165</text:p>
          </table:table-cell>
          <table:table-cell table:formula="of:=POWER([.C1814]-6.75;2)" office:value-type="float" office:value="0.00577697033274911" calcext:value-type="float">
            <text:p>0.0057769703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637118" calcext:value-type="float">
            <text:p>6.637118</text:p>
          </table:table-cell>
          <table:table-cell office:value-type="float" office:value="6.6743135663" calcext:value-type="float">
            <text:p>6.6743135663</text:p>
          </table:table-cell>
          <table:table-cell table:formula="of:=POWER([.C1815]-6.75;2)" office:value-type="float" office:value="0.00572843624622444" calcext:value-type="float">
            <text:p>0.0057284362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63956" calcext:value-type="float">
            <text:p>6.63956</text:p>
          </table:table-cell>
          <table:table-cell office:value-type="float" office:value="6.6746312921" calcext:value-type="float">
            <text:p>6.6746312921</text:p>
          </table:table-cell>
          <table:table-cell table:formula="of:=POWER([.C1816]-6.75;2)" office:value-type="float" office:value="0.00568044213051553" calcext:value-type="float">
            <text:p>0.0056804421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642454" calcext:value-type="float">
            <text:p>6.642454</text:p>
          </table:table-cell>
          <table:table-cell office:value-type="float" office:value="6.6749463925" calcext:value-type="float">
            <text:p>6.6749463925</text:p>
          </table:table-cell>
          <table:table-cell table:formula="of:=POWER([.C1817]-6.75;2)" office:value-type="float" office:value="0.00563304399876407" calcext:value-type="float">
            <text:p>0.005633044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645781" calcext:value-type="float">
            <text:p>6.645781</text:p>
          </table:table-cell>
          <table:table-cell office:value-type="float" office:value="6.6752584839" calcext:value-type="float">
            <text:p>6.6752584839</text:p>
          </table:table-cell>
          <table:table-cell table:formula="of:=POWER([.C1818]-6.75;2)" office:value-type="float" office:value="0.0055862942289265" calcext:value-type="float">
            <text:p>0.0055862942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649524" calcext:value-type="float">
            <text:p>6.649524</text:p>
          </table:table-cell>
          <table:table-cell office:value-type="float" office:value="6.6755672079" calcext:value-type="float">
            <text:p>6.6755672079</text:p>
          </table:table-cell>
          <table:table-cell table:formula="of:=POWER([.C1819]-6.75;2)" office:value-type="float" office:value="0.00554024053980177" calcext:value-type="float">
            <text:p>0.0055402405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653657" calcext:value-type="float">
            <text:p>6.653657</text:p>
          </table:table-cell>
          <table:table-cell office:value-type="float" office:value="6.6758722204" calcext:value-type="float">
            <text:p>6.6758722204</text:p>
          </table:table-cell>
          <table:table-cell table:formula="of:=POWER([.C1820]-6.75;2)" office:value-type="float" office:value="0.0054949277084261" calcext:value-type="float">
            <text:p>0.0054949277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658157" calcext:value-type="float">
            <text:p>6.658157</text:p>
          </table:table-cell>
          <table:table-cell office:value-type="float" office:value="6.6761732061" calcext:value-type="float">
            <text:p>6.6761732061</text:p>
          </table:table-cell>
          <table:table-cell table:formula="of:=POWER([.C1821]-6.75;2)" office:value-type="float" office:value="0.00545039549755313" calcext:value-type="float">
            <text:p>0.0054503955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662995" calcext:value-type="float">
            <text:p>6.662995</text:p>
          </table:table-cell>
          <table:table-cell office:value-type="float" office:value="6.676469862" calcext:value-type="float">
            <text:p>6.676469862</text:p>
          </table:table-cell>
          <table:table-cell table:formula="of:=POWER([.C1822]-6.75;2)" office:value-type="float" office:value="0.00540668119429901" calcext:value-type="float">
            <text:p>0.0054066812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668144" calcext:value-type="float">
            <text:p>6.668144</text:p>
          </table:table-cell>
          <table:table-cell office:value-type="float" office:value="6.6767619068" calcext:value-type="float">
            <text:p>6.6767619068</text:p>
          </table:table-cell>
          <table:table-cell table:formula="of:=POWER([.C1823]-6.75;2)" office:value-type="float" office:value="0.00536381829557183" calcext:value-type="float">
            <text:p>0.0053638183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673571" calcext:value-type="float">
            <text:p>6.673571</text:p>
          </table:table-cell>
          <table:table-cell office:value-type="float" office:value="6.6770490699" calcext:value-type="float">
            <text:p>6.6770490699</text:p>
          </table:table-cell>
          <table:table-cell table:formula="of:=POWER([.C1824]-6.75;2)" office:value-type="float" office:value="0.00532183820245511" calcext:value-type="float">
            <text:p>0.0053218382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679246" calcext:value-type="float">
            <text:p>6.679246</text:p>
          </table:table-cell>
          <table:table-cell office:value-type="float" office:value="6.6773311022" calcext:value-type="float">
            <text:p>6.6773311022</text:p>
          </table:table-cell>
          <table:table-cell table:formula="of:=POWER([.C1825]-6.75;2)" office:value-type="float" office:value="0.00528076870746682" calcext:value-type="float">
            <text:p>0.0052807687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685136" calcext:value-type="float">
            <text:p>6.685136</text:p>
          </table:table-cell>
          <table:table-cell office:value-type="float" office:value="6.6776077616" calcext:value-type="float">
            <text:p>6.6776077616</text:p>
          </table:table-cell>
          <table:table-cell table:formula="of:=POWER([.C1826]-6.75;2)" office:value-type="float" office:value="0.00524063618056243" calcext:value-type="float">
            <text:p>0.0052406362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691209" calcext:value-type="float">
            <text:p>6.691209</text:p>
          </table:table-cell>
          <table:table-cell office:value-type="float" office:value="6.6778788208" calcext:value-type="float">
            <text:p>6.6778788208</text:p>
          </table:table-cell>
          <table:table-cell table:formula="of:=POWER([.C1827]-6.75;2)" office:value-type="float" office:value="0.00520146448919849" calcext:value-type="float">
            <text:p>0.0052014645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697432" calcext:value-type="float">
            <text:p>6.697432</text:p>
          </table:table-cell>
          <table:table-cell office:value-type="float" office:value="6.6781440556" calcext:value-type="float">
            <text:p>6.6781440556</text:p>
          </table:table-cell>
          <table:table-cell table:formula="of:=POWER([.C1828]-6.75;2)" office:value-type="float" office:value="0.00516327674561592" calcext:value-type="float">
            <text:p>0.0051632767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703774" calcext:value-type="float">
            <text:p>6.703774</text:p>
          </table:table-cell>
          <table:table-cell office:value-type="float" office:value="6.6784032509" calcext:value-type="float">
            <text:p>6.6784032509</text:p>
          </table:table-cell>
          <table:table-cell table:formula="of:=POWER([.C1829]-6.75;2)" office:value-type="float" office:value="0.00512609448168839" calcext:value-type="float">
            <text:p>0.0051260945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710204" calcext:value-type="float">
            <text:p>6.710204</text:p>
          </table:table-cell>
          <table:table-cell office:value-type="float" office:value="6.6786561953" calcext:value-type="float">
            <text:p>6.6786561953</text:p>
          </table:table-cell>
          <table:table-cell table:formula="of:=POWER([.C1830]-6.75;2)" office:value-type="float" office:value="0.0050899384690717" calcext:value-type="float">
            <text:p>0.0050899385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71669" calcext:value-type="float">
            <text:p>6.71669</text:p>
          </table:table-cell>
          <table:table-cell office:value-type="float" office:value="6.6789026738" calcext:value-type="float">
            <text:p>6.6789026738</text:p>
          </table:table-cell>
          <table:table-cell table:formula="of:=POWER([.C1831]-6.75;2)" office:value-type="float" office:value="0.00505482979278925" calcext:value-type="float">
            <text:p>0.0050548298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723204" calcext:value-type="float">
            <text:p>6.723204</text:p>
          </table:table-cell>
          <table:table-cell office:value-type="float" office:value="6.6791424785" calcext:value-type="float">
            <text:p>6.6791424785</text:p>
          </table:table-cell>
          <table:table-cell table:formula="of:=POWER([.C1832]-6.75;2)" office:value-type="float" office:value="0.00502078835312293" calcext:value-type="float">
            <text:p>0.0050207884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729719" calcext:value-type="float">
            <text:p>6.729719</text:p>
          </table:table-cell>
          <table:table-cell office:value-type="float" office:value="6.6793753925" calcext:value-type="float">
            <text:p>6.6793753925</text:p>
          </table:table-cell>
          <table:table-cell table:formula="of:=POWER([.C1833]-6.75;2)" office:value-type="float" office:value="0.00498783518452907" calcext:value-type="float">
            <text:p>0.0049878352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736207" calcext:value-type="float">
            <text:p>6.736207</text:p>
          </table:table-cell>
          <table:table-cell office:value-type="float" office:value="6.6796011989" calcext:value-type="float">
            <text:p>6.6796011989</text:p>
          </table:table-cell>
          <table:table-cell table:formula="of:=POWER([.C1834]-6.75;2)" office:value-type="float" office:value="0.00495599119631731" calcext:value-type="float">
            <text:p>0.0049559912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742644" calcext:value-type="float">
            <text:p>6.742644</text:p>
          </table:table-cell>
          <table:table-cell office:value-type="float" office:value="6.6798196756" calcext:value-type="float">
            <text:p>6.6798196756</text:p>
          </table:table-cell>
          <table:table-cell table:formula="of:=POWER([.C1835]-6.75;2)" office:value-type="float" office:value="0.00492527793288922" calcext:value-type="float">
            <text:p>0.0049252779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749008" calcext:value-type="float">
            <text:p>6.749008</text:p>
          </table:table-cell>
          <table:table-cell office:value-type="float" office:value="6.6800305968" calcext:value-type="float">
            <text:p>6.6800305968</text:p>
          </table:table-cell>
          <table:table-cell table:formula="of:=POWER([.C1836]-6.75;2)" office:value-type="float" office:value="0.00489571738416417" calcext:value-type="float">
            <text:p>0.0048957174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755278" calcext:value-type="float">
            <text:p>6.755278</text:p>
          </table:table-cell>
          <table:table-cell office:value-type="float" office:value="6.6802337276" calcext:value-type="float">
            <text:p>6.6802337276</text:p>
          </table:table-cell>
          <table:table-cell table:formula="of:=POWER([.C1837]-6.75;2)" office:value-type="float" office:value="0.00486733276459099" calcext:value-type="float">
            <text:p>0.0048673328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761434" calcext:value-type="float">
            <text:p>6.761434</text:p>
          </table:table-cell>
          <table:table-cell office:value-type="float" office:value="6.6804288262" calcext:value-type="float">
            <text:p>6.6804288262</text:p>
          </table:table-cell>
          <table:table-cell table:formula="of:=POWER([.C1838]-6.75;2)" office:value-type="float" office:value="0.00484014822390981" calcext:value-type="float">
            <text:p>0.0048401482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76746" calcext:value-type="float">
            <text:p>6.76746</text:p>
          </table:table-cell>
          <table:table-cell office:value-type="float" office:value="6.6806156505" calcext:value-type="float">
            <text:p>6.6806156505</text:p>
          </table:table-cell>
          <table:table-cell table:formula="of:=POWER([.C1839]-6.75;2)" office:value-type="float" office:value="0.00481418795553814" calcext:value-type="float">
            <text:p>0.004814188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77334" calcext:value-type="float">
            <text:p>6.77334</text:p>
          </table:table-cell>
          <table:table-cell office:value-type="float" office:value="6.6807939498" calcext:value-type="float">
            <text:p>6.6807939498</text:p>
          </table:table-cell>
          <table:table-cell table:formula="of:=POWER([.C1840]-6.75;2)" office:value-type="float" office:value="0.00478947738428493" calcext:value-type="float">
            <text:p>0.0047894774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779062" calcext:value-type="float">
            <text:p>6.779062</text:p>
          </table:table-cell>
          <table:table-cell office:value-type="float" office:value="6.6809634713" calcext:value-type="float">
            <text:p>6.6809634713</text:p>
          </table:table-cell>
          <table:table-cell table:formula="of:=POWER([.C1841]-6.75;2)" office:value-type="float" office:value="0.00476604229494591" calcext:value-type="float">
            <text:p>0.0047660423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784613" calcext:value-type="float">
            <text:p>6.784613</text:p>
          </table:table-cell>
          <table:table-cell office:value-type="float" office:value="6.6811239552" calcext:value-type="float">
            <text:p>6.6811239552</text:p>
          </table:table-cell>
          <table:table-cell table:formula="of:=POWER([.C1842]-6.75;2)" office:value-type="float" office:value="0.00474390954729156" calcext:value-type="float">
            <text:p>0.0047439095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789985" calcext:value-type="float">
            <text:p>6.789985</text:p>
          </table:table-cell>
          <table:table-cell office:value-type="float" office:value="6.6812751452" calcext:value-type="float">
            <text:p>6.6812751452</text:p>
          </table:table-cell>
          <table:table-cell table:formula="of:=POWER([.C1843]-6.75;2)" office:value-type="float" office:value="0.0047231056672811" calcext:value-type="float">
            <text:p>0.0047231057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79517" calcext:value-type="float">
            <text:p>6.79517</text:p>
          </table:table-cell>
          <table:table-cell office:value-type="float" office:value="6.6814167832" calcext:value-type="float">
            <text:p>6.6814167832</text:p>
          </table:table-cell>
          <table:table-cell table:formula="of:=POWER([.C1844]-6.75;2)" office:value-type="float" office:value="0.00470365762663587" calcext:value-type="float">
            <text:p>0.0047036576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.800161" calcext:value-type="float">
            <text:p>6.800161</text:p>
          </table:table-cell>
          <table:table-cell office:value-type="float" office:value="6.6815486111" calcext:value-type="float">
            <text:p>6.6815486111</text:p>
          </table:table-cell>
          <table:table-cell table:formula="of:=POWER([.C1845]-6.75;2)" office:value-type="float" office:value="0.00468559264233902" calcext:value-type="float">
            <text:p>0.0046855926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804954" calcext:value-type="float">
            <text:p>6.804954</text:p>
          </table:table-cell>
          <table:table-cell office:value-type="float" office:value="6.6816703799" calcext:value-type="float">
            <text:p>6.6816703799</text:p>
          </table:table-cell>
          <table:table-cell table:formula="of:=POWER([.C1846]-6.75;2)" office:value-type="float" office:value="0.00466893698301034" calcext:value-type="float">
            <text:p>0.004668937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809547" calcext:value-type="float">
            <text:p>6.809547</text:p>
          </table:table-cell>
          <table:table-cell office:value-type="float" office:value="6.6817818459" calcext:value-type="float">
            <text:p>6.6817818459</text:p>
          </table:table-cell>
          <table:table-cell table:formula="of:=POWER([.C1847]-6.75;2)" office:value-type="float" office:value="0.00465371654881138" calcext:value-type="float">
            <text:p>0.0046537165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813937" calcext:value-type="float">
            <text:p>6.813937</text:p>
          </table:table-cell>
          <table:table-cell office:value-type="float" office:value="6.6818827706" calcext:value-type="float">
            <text:p>6.6818827706</text:p>
          </table:table-cell>
          <table:table-cell table:formula="of:=POWER([.C1848]-6.75;2)" office:value-type="float" office:value="0.00463995694113227" calcext:value-type="float">
            <text:p>0.0046399569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818126" calcext:value-type="float">
            <text:p>6.818126</text:p>
          </table:table-cell>
          <table:table-cell office:value-type="float" office:value="6.6819729337" calcext:value-type="float">
            <text:p>6.6819729337</text:p>
          </table:table-cell>
          <table:table-cell table:formula="of:=POWER([.C1849]-6.75;2)" office:value-type="float" office:value="0.0046276817493846" calcext:value-type="float">
            <text:p>0.0046276817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822113" calcext:value-type="float">
            <text:p>6.822113</text:p>
          </table:table-cell>
          <table:table-cell office:value-type="float" office:value="6.6820521237" calcext:value-type="float">
            <text:p>6.6820521237</text:p>
          </table:table-cell>
          <table:table-cell table:formula="of:=POWER([.C1850]-6.75;2)" office:value-type="float" office:value="0.00461691389368009" calcext:value-type="float">
            <text:p>0.0046169139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825902" calcext:value-type="float">
            <text:p>6.825902</text:p>
          </table:table-cell>
          <table:table-cell office:value-type="float" office:value="6.6821201487" calcext:value-type="float">
            <text:p>6.6821201487</text:p>
          </table:table-cell>
          <table:table-cell table:formula="of:=POWER([.C1851]-6.75;2)" office:value-type="float" office:value="0.00460767421251009" calcext:value-type="float">
            <text:p>0.0046076742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829496" calcext:value-type="float">
            <text:p>6.829496</text:p>
          </table:table-cell>
          <table:table-cell office:value-type="float" office:value="6.6821768315" calcext:value-type="float">
            <text:p>6.6821768315</text:p>
          </table:table-cell>
          <table:table-cell table:formula="of:=POWER([.C1852]-6.75;2)" office:value-type="float" office:value="0.00459998218537944" calcext:value-type="float">
            <text:p>0.0045999822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8329" calcext:value-type="float">
            <text:p>6.8329</text:p>
          </table:table-cell>
          <table:table-cell office:value-type="float" office:value="6.6822220197" calcext:value-type="float">
            <text:p>6.6822220197</text:p>
          </table:table-cell>
          <table:table-cell table:formula="of:=POWER([.C1853]-6.75;2)" office:value-type="float" office:value="0.00459385461354716" calcext:value-type="float">
            <text:p>0.0045938546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836118" calcext:value-type="float">
            <text:p>6.836118</text:p>
          </table:table-cell>
          <table:table-cell office:value-type="float" office:value="6.6822555806" calcext:value-type="float">
            <text:p>6.6822555806</text:p>
          </table:table-cell>
          <table:table-cell table:formula="of:=POWER([.C1854]-6.75;2)" office:value-type="float" office:value="0.00458930635984314" calcext:value-type="float">
            <text:p>0.0045893064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839158" calcext:value-type="float">
            <text:p>6.839158</text:p>
          </table:table-cell>
          <table:table-cell office:value-type="float" office:value="6.6822774086" calcext:value-type="float">
            <text:p>6.6822774086</text:p>
          </table:table-cell>
          <table:table-cell table:formula="of:=POWER([.C1855]-6.75;2)" office:value-type="float" office:value="0.00458634938593134" calcext:value-type="float">
            <text:p>0.0045863494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842025" calcext:value-type="float">
            <text:p>6.842025</text:p>
          </table:table-cell>
          <table:table-cell office:value-type="float" office:value="6.6822874229" calcext:value-type="float">
            <text:p>6.6822874229</text:p>
          </table:table-cell>
          <table:table-cell table:formula="of:=POWER([.C1856]-6.75;2)" office:value-type="float" office:value="0.00458499309752345" calcext:value-type="float">
            <text:p>0.0045849931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844726" calcext:value-type="float">
            <text:p>6.844726</text:p>
          </table:table-cell>
          <table:table-cell office:value-type="float" office:value="6.6822855717" calcext:value-type="float">
            <text:p>6.6822855717</text:p>
          </table:table-cell>
          <table:table-cell table:formula="of:=POWER([.C1857]-6.75;2)" office:value-type="float" office:value="0.0045852437999959" calcext:value-type="float">
            <text:p>0.0045852438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84727" calcext:value-type="float">
            <text:p>6.84727</text:p>
          </table:table-cell>
          <table:table-cell office:value-type="float" office:value="6.6822718351" calcext:value-type="float">
            <text:p>6.6822718351</text:p>
          </table:table-cell>
          <table:table-cell table:formula="of:=POWER([.C1858]-6.75;2)" office:value-type="float" office:value="0.00458710432072161" calcext:value-type="float">
            <text:p>0.0045871043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849663" calcext:value-type="float">
            <text:p>6.849663</text:p>
          </table:table-cell>
          <table:table-cell office:value-type="float" office:value="6.6822462204" calcext:value-type="float">
            <text:p>6.6822462204</text:p>
          </table:table-cell>
          <table:table-cell table:formula="of:=POWER([.C1859]-6.75;2)" office:value-type="float" office:value="0.00459057465008542" calcext:value-type="float">
            <text:p>0.0045905747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851914" calcext:value-type="float">
            <text:p>6.851914</text:p>
          </table:table-cell>
          <table:table-cell office:value-type="float" office:value="6.6822087706" calcext:value-type="float">
            <text:p>6.6822087706</text:p>
          </table:table-cell>
          <table:table-cell table:formula="of:=POWER([.C1860]-6.75;2)" office:value-type="float" office:value="0.00459565078356343" calcext:value-type="float">
            <text:p>0.0045956508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854028" calcext:value-type="float">
            <text:p>6.854028</text:p>
          </table:table-cell>
          <table:table-cell office:value-type="float" office:value="6.6821595591" calcext:value-type="float">
            <text:p>6.6821595591</text:p>
          </table:table-cell>
          <table:table-cell table:formula="of:=POWER([.C1861]-6.75;2)" office:value-type="float" office:value="0.00460232542150633" calcext:value-type="float">
            <text:p>0.0046023254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856014" calcext:value-type="float">
            <text:p>6.856014</text:p>
          </table:table-cell>
          <table:table-cell office:value-type="float" office:value="6.6820986989" calcext:value-type="float">
            <text:p>6.6820986989</text:p>
          </table:table-cell>
          <table:table-cell table:formula="of:=POWER([.C1862]-6.75;2)" office:value-type="float" office:value="0.00461058669107287" calcext:value-type="float">
            <text:p>0.0046105867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857878" calcext:value-type="float">
            <text:p>6.857878</text:p>
          </table:table-cell>
          <table:table-cell office:value-type="float" office:value="6.6820263351" calcext:value-type="float">
            <text:p>6.6820263351</text:p>
          </table:table-cell>
          <table:table-cell table:formula="of:=POWER([.C1863]-6.75;2)" office:value-type="float" office:value="0.00462041911993752" calcext:value-type="float">
            <text:p>0.0046204191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859624" calcext:value-type="float">
            <text:p>6.859624</text:p>
          </table:table-cell>
          <table:table-cell office:value-type="float" office:value="6.681942647" calcext:value-type="float">
            <text:p>6.681942647</text:p>
          </table:table-cell>
          <table:table-cell table:formula="of:=POWER([.C1864]-6.75;2)" office:value-type="float" office:value="0.00463180329736666" calcext:value-type="float">
            <text:p>0.0046318033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861258" calcext:value-type="float">
            <text:p>6.861258</text:p>
          </table:table-cell>
          <table:table-cell office:value-type="float" office:value="6.681847853" calcext:value-type="float">
            <text:p>6.681847853</text:p>
          </table:table-cell>
          <table:table-cell table:formula="of:=POWER([.C1865]-6.75;2)" office:value-type="float" office:value="0.00464471514070963" calcext:value-type="float">
            <text:p>0.0046447151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862782" calcext:value-type="float">
            <text:p>6.862782</text:p>
          </table:table-cell>
          <table:table-cell office:value-type="float" office:value="6.6817422079" calcext:value-type="float">
            <text:p>6.6817422079</text:p>
          </table:table-cell>
          <table:table-cell table:formula="of:=POWER([.C1866]-6.75;2)" office:value-type="float" office:value="0.0046591261823668" calcext:value-type="float">
            <text:p>0.0046591262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864201" calcext:value-type="float">
            <text:p>6.864201</text:p>
          </table:table-cell>
          <table:table-cell office:value-type="float" office:value="6.6816260036" calcext:value-type="float">
            <text:p>6.6816260036</text:p>
          </table:table-cell>
          <table:table-cell table:formula="of:=POWER([.C1867]-6.75;2)" office:value-type="float" office:value="0.00467500338370722" calcext:value-type="float">
            <text:p>0.0046750034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865513" calcext:value-type="float">
            <text:p>6.865513</text:p>
          </table:table-cell>
          <table:table-cell office:value-type="float" office:value="6.6814995663" calcext:value-type="float">
            <text:p>6.6814995663</text:p>
          </table:table-cell>
          <table:table-cell table:formula="of:=POWER([.C1868]-6.75;2)" office:value-type="float" office:value="0.00469230941708805" calcext:value-type="float">
            <text:p>0.0046923094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86672" calcext:value-type="float">
            <text:p>6.86672</text:p>
          </table:table-cell>
          <table:table-cell office:value-type="float" office:value="6.6813632634" calcext:value-type="float">
            <text:p>6.6813632634</text:p>
          </table:table-cell>
          <table:table-cell table:formula="of:=POWER([.C1869]-6.75;2)" office:value-type="float" office:value="0.00471100161109781" calcext:value-type="float">
            <text:p>0.0047110016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867819" calcext:value-type="float">
            <text:p>6.867819</text:p>
          </table:table-cell>
          <table:table-cell office:value-type="float" office:value="6.6812174928" calcext:value-type="float">
            <text:p>6.6812174928</text:p>
          </table:table-cell>
          <table:table-cell table:formula="of:=POWER([.C1870]-6.75;2)" office:value-type="float" office:value="0.00473103329671804" calcext:value-type="float">
            <text:p>0.0047310333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868808" calcext:value-type="float">
            <text:p>6.868808</text:p>
          </table:table-cell>
          <table:table-cell office:value-type="float" office:value="6.68106269" calcext:value-type="float">
            <text:p>6.68106269</text:p>
          </table:table-cell>
          <table:table-cell table:formula="of:=POWER([.C1871]-6.75;2)" office:value-type="float" office:value="0.00475235271003609" calcext:value-type="float">
            <text:p>0.0047523527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869682" calcext:value-type="float">
            <text:p>6.869682</text:p>
          </table:table-cell>
          <table:table-cell office:value-type="float" office:value="6.6808993208" calcext:value-type="float">
            <text:p>6.6808993208</text:p>
          </table:table-cell>
          <table:table-cell table:formula="of:=POWER([.C1872]-6.75;2)" office:value-type="float" office:value="0.00477490386590131" calcext:value-type="float">
            <text:p>0.0047749039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870435" calcext:value-type="float">
            <text:p>6.870435</text:p>
          </table:table-cell>
          <table:table-cell office:value-type="float" office:value="6.6807278835" calcext:value-type="float">
            <text:p>6.6807278835</text:p>
          </table:table-cell>
          <table:table-cell table:formula="of:=POWER([.C1873]-6.75;2)" office:value-type="float" office:value="0.00479862612438952" calcext:value-type="float">
            <text:p>0.0047986261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871062" calcext:value-type="float">
            <text:p>6.871062</text:p>
          </table:table-cell>
          <table:table-cell office:value-type="float" office:value="6.680548905" calcext:value-type="float">
            <text:p>6.680548905</text:p>
          </table:table-cell>
          <table:table-cell table:formula="of:=POWER([.C1874]-6.75;2)" office:value-type="float" office:value="0.004823454596699" calcext:value-type="float">
            <text:p>0.0048234546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871555" calcext:value-type="float">
            <text:p>6.871555</text:p>
          </table:table-cell>
          <table:table-cell office:value-type="float" office:value="6.6803629373" calcext:value-type="float">
            <text:p>6.6803629373</text:p>
          </table:table-cell>
          <table:table-cell table:formula="of:=POWER([.C1875]-6.75;2)" office:value-type="float" office:value="0.00484932050148374" calcext:value-type="float">
            <text:p>0.0048493205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871906" calcext:value-type="float">
            <text:p>6.871906</text:p>
          </table:table-cell>
          <table:table-cell office:value-type="float" office:value="6.680170552" calcext:value-type="float">
            <text:p>6.680170552</text:p>
          </table:table-cell>
          <table:table-cell table:formula="of:=POWER([.C1876]-6.75;2)" office:value-type="float" office:value="0.00487615180798472" calcext:value-type="float">
            <text:p>0.0048761518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872107" calcext:value-type="float">
            <text:p>6.872107</text:p>
          </table:table-cell>
          <table:table-cell office:value-type="float" office:value="6.6799723423" calcext:value-type="float">
            <text:p>6.6799723423</text:p>
          </table:table-cell>
          <table:table-cell table:formula="of:=POWER([.C1877]-6.75;2)" office:value-type="float" office:value="0.00490387284294835" calcext:value-type="float">
            <text:p>0.0049038728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872151" calcext:value-type="float">
            <text:p>6.872151</text:p>
          </table:table-cell>
          <table:table-cell office:value-type="float" office:value="6.6797689122" calcext:value-type="float">
            <text:p>6.6797689122</text:p>
          </table:table-cell>
          <table:table-cell table:formula="of:=POWER([.C1878]-6.75;2)" office:value-type="float" office:value="0.00493240569357129" calcext:value-type="float">
            <text:p>0.0049324057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872028" calcext:value-type="float">
            <text:p>6.872028</text:p>
          </table:table-cell>
          <table:table-cell office:value-type="float" office:value="6.679560871" calcext:value-type="float">
            <text:p>6.679560871</text:p>
          </table:table-cell>
          <table:table-cell table:formula="of:=POWER([.C1879]-6.75;2)" office:value-type="float" office:value="0.00496167089427869" calcext:value-type="float">
            <text:p>0.0049616709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871733" calcext:value-type="float">
            <text:p>6.871733</text:p>
          </table:table-cell>
          <table:table-cell office:value-type="float" office:value="6.6793488351" calcext:value-type="float">
            <text:p>6.6793488351</text:p>
          </table:table-cell>
          <table:table-cell table:formula="of:=POWER([.C1880]-6.75;2)" office:value-type="float" office:value="0.00499158710172701" calcext:value-type="float">
            <text:p>0.0049915871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87126" calcext:value-type="float">
            <text:p>6.87126</text:p>
          </table:table-cell>
          <table:table-cell office:value-type="float" office:value="6.6791334122" calcext:value-type="float">
            <text:p>6.6791334122</text:p>
          </table:table-cell>
          <table:table-cell table:formula="of:=POWER([.C1881]-6.75;2)" office:value-type="float" office:value="0.00502207326641515" calcext:value-type="float">
            <text:p>0.0050220733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870605" calcext:value-type="float">
            <text:p>6.870605</text:p>
          </table:table-cell>
          <table:table-cell office:value-type="float" office:value="6.6789152007" calcext:value-type="float">
            <text:p>6.6789152007</text:p>
          </table:table-cell>
          <table:table-cell table:formula="of:=POWER([.C1882]-6.75;2)" office:value-type="float" office:value="0.00505304869152133" calcext:value-type="float">
            <text:p>0.0050530487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869764" calcext:value-type="float">
            <text:p>6.869764</text:p>
          </table:table-cell>
          <table:table-cell office:value-type="float" office:value="6.6786947778" calcext:value-type="float">
            <text:p>6.6786947778</text:p>
          </table:table-cell>
          <table:table-cell table:formula="of:=POWER([.C1883]-6.75;2)" office:value-type="float" office:value="0.00508443471299142" calcext:value-type="float">
            <text:p>0.0050844347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868738" calcext:value-type="float">
            <text:p>6.868738</text:p>
          </table:table-cell>
          <table:table-cell office:value-type="float" office:value="6.6784727007" calcext:value-type="float">
            <text:p>6.6784727007</text:p>
          </table:table-cell>
          <table:table-cell table:formula="of:=POWER([.C1884]-6.75;2)" office:value-type="float" office:value="0.00511615454515172" calcext:value-type="float">
            <text:p>0.0051161545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867529" calcext:value-type="float">
            <text:p>6.867529</text:p>
          </table:table-cell>
          <table:table-cell office:value-type="float" office:value="6.6782494892" calcext:value-type="float">
            <text:p>6.6782494892</text:p>
          </table:table-cell>
          <table:table-cell table:formula="of:=POWER([.C1885]-6.75;2)" office:value-type="float" office:value="0.00514813580006096" calcext:value-type="float">
            <text:p>0.0051481358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866142" calcext:value-type="float">
            <text:p>6.866142</text:p>
          </table:table-cell>
          <table:table-cell office:value-type="float" office:value="6.6780256272" calcext:value-type="float">
            <text:p>6.6780256272</text:p>
          </table:table-cell>
          <table:table-cell table:formula="of:=POWER([.C1886]-6.75;2)" office:value-type="float" office:value="0.00518031033995334" calcext:value-type="float">
            <text:p>0.0051803103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864584" calcext:value-type="float">
            <text:p>6.864584</text:p>
          </table:table-cell>
          <table:table-cell office:value-type="float" office:value="6.6778015466" calcext:value-type="float">
            <text:p>6.6778015466</text:p>
          </table:table-cell>
          <table:table-cell table:formula="of:=POWER([.C1887]-6.75;2)" office:value-type="float" office:value="0.00521261667335203" calcext:value-type="float">
            <text:p>0.0052126167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862866" calcext:value-type="float">
            <text:p>6.862866</text:p>
          </table:table-cell>
          <table:table-cell office:value-type="float" office:value="6.6775776308" calcext:value-type="float">
            <text:p>6.6775776308</text:p>
          </table:table-cell>
          <table:table-cell table:formula="of:=POWER([.C1888]-6.75;2)" office:value-type="float" office:value="0.00524499956054109" calcext:value-type="float">
            <text:p>0.0052449996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861002" calcext:value-type="float">
            <text:p>6.861002</text:p>
          </table:table-cell>
          <table:table-cell office:value-type="float" office:value="6.6773542007" calcext:value-type="float">
            <text:p>6.6773542007</text:p>
          </table:table-cell>
          <table:table-cell table:formula="of:=POWER([.C1889]-6.75;2)" office:value-type="float" office:value="0.00527741215593589" calcext:value-type="float">
            <text:p>0.0052774122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859008" calcext:value-type="float">
            <text:p>6.859008</text:p>
          </table:table-cell>
          <table:table-cell office:value-type="float" office:value="6.6771315108" calcext:value-type="float">
            <text:p>6.6771315108</text:p>
          </table:table-cell>
          <table:table-cell table:formula="of:=POWER([.C1890]-6.75;2)" office:value-type="float" office:value="0.00530981671829055" calcext:value-type="float">
            <text:p>0.0053098167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856903" calcext:value-type="float">
            <text:p>6.856903</text:p>
          </table:table-cell>
          <table:table-cell office:value-type="float" office:value="6.6769097491" calcext:value-type="float">
            <text:p>6.6769097491</text:p>
          </table:table-cell>
          <table:table-cell table:formula="of:=POWER([.C1891]-6.75;2)" office:value-type="float" office:value="0.00534218477662495" calcext:value-type="float">
            <text:p>0.0053421848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85471" calcext:value-type="float">
            <text:p>6.85471</text:p>
          </table:table-cell>
          <table:table-cell office:value-type="float" office:value="6.6766890287" calcext:value-type="float">
            <text:p>6.6766890287</text:p>
          </table:table-cell>
          <table:table-cell table:formula="of:=POWER([.C1892]-6.75;2)" office:value-type="float" office:value="0.00537449851294939" calcext:value-type="float">
            <text:p>0.0053744985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852452" calcext:value-type="float">
            <text:p>6.852452</text:p>
          </table:table-cell>
          <table:table-cell office:value-type="float" office:value="6.6764693853" calcext:value-type="float">
            <text:p>6.6764693853</text:p>
          </table:table-cell>
          <table:table-cell table:formula="of:=POWER([.C1893]-6.75;2)" office:value-type="float" office:value="0.00540675129815987" calcext:value-type="float">
            <text:p>0.0054067513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850157" calcext:value-type="float">
            <text:p>6.850157</text:p>
          </table:table-cell>
          <table:table-cell office:value-type="float" office:value="6.6762507796" calcext:value-type="float">
            <text:p>6.6762507796</text:p>
          </table:table-cell>
          <table:table-cell table:formula="of:=POWER([.C1894]-6.75;2)" office:value-type="float" office:value="0.00543894750960776" calcext:value-type="float">
            <text:p>0.0054389475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847852" calcext:value-type="float">
            <text:p>6.847852</text:p>
          </table:table-cell>
          <table:table-cell office:value-type="float" office:value="6.6760330914" calcext:value-type="float">
            <text:p>6.6760330914</text:p>
          </table:table-cell>
          <table:table-cell table:formula="of:=POWER([.C1895]-6.75;2)" office:value-type="float" office:value="0.00547110356784077" calcext:value-type="float">
            <text:p>0.0054711036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845565" calcext:value-type="float">
            <text:p>6.845565</text:p>
          </table:table-cell>
          <table:table-cell office:value-type="float" office:value="6.6758161254" calcext:value-type="float">
            <text:p>6.6758161254</text:p>
          </table:table-cell>
          <table:table-cell table:formula="of:=POWER([.C1896]-6.75;2)" office:value-type="float" office:value="0.00550324725066854" calcext:value-type="float">
            <text:p>0.0055032473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843325" calcext:value-type="float">
            <text:p>6.843325</text:p>
          </table:table-cell>
          <table:table-cell office:value-type="float" office:value="6.6755996147" calcext:value-type="float">
            <text:p>6.6755996147</text:p>
          </table:table-cell>
          <table:table-cell table:formula="of:=POWER([.C1897]-6.75;2)" office:value-type="float" office:value="0.00553541733278841" calcext:value-type="float">
            <text:p>0.0055354173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841163" calcext:value-type="float">
            <text:p>6.841163</text:p>
          </table:table-cell>
          <table:table-cell office:value-type="float" office:value="6.6753832222" calcext:value-type="float">
            <text:p>6.6753832222</text:p>
          </table:table-cell>
          <table:table-cell table:formula="of:=POWER([.C1898]-6.75;2)" office:value-type="float" office:value="0.0055676635292546" calcext:value-type="float">
            <text:p>0.0055676635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839106" calcext:value-type="float">
            <text:p>6.839106</text:p>
          </table:table-cell>
          <table:table-cell office:value-type="float" office:value="6.675166543" calcext:value-type="float">
            <text:p>6.675166543</text:p>
          </table:table-cell>
          <table:table-cell table:formula="of:=POWER([.C1899]-6.75;2)" office:value-type="float" office:value="0.00560004628657091" calcext:value-type="float">
            <text:p>0.0056000463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837181" calcext:value-type="float">
            <text:p>6.837181</text:p>
          </table:table-cell>
          <table:table-cell office:value-type="float" office:value="6.6749491165" calcext:value-type="float">
            <text:p>6.6749491165</text:p>
          </table:table-cell>
          <table:table-cell table:formula="of:=POWER([.C1900]-6.75;2)" office:value-type="float" office:value="0.00563263511413062" calcext:value-type="float">
            <text:p>0.0056326351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835414" calcext:value-type="float">
            <text:p>6.835414</text:p>
          </table:table-cell>
          <table:table-cell office:value-type="float" office:value="6.6747304319" calcext:value-type="float">
            <text:p>6.6747304319</text:p>
          </table:table-cell>
          <table:table-cell table:formula="of:=POWER([.C1901]-6.75;2)" office:value-type="float" office:value="0.00566550788196046" calcext:value-type="float">
            <text:p>0.0056655079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833828" calcext:value-type="float">
            <text:p>6.833828</text:p>
          </table:table-cell>
          <table:table-cell office:value-type="float" office:value="6.6745099373" calcext:value-type="float">
            <text:p>6.6745099373</text:p>
          </table:table-cell>
          <table:table-cell table:formula="of:=POWER([.C1902]-6.75;2)" office:value-type="float" office:value="0.00569874956644995" calcext:value-type="float">
            <text:p>0.0056987496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832444" calcext:value-type="float">
            <text:p>6.832444</text:p>
          </table:table-cell>
          <table:table-cell office:value-type="float" office:value="6.6742870466" calcext:value-type="float">
            <text:p>6.6742870466</text:p>
          </table:table-cell>
          <table:table-cell table:formula="of:=POWER([.C1903]-6.75;2)" office:value-type="float" office:value="0.00573245131255058" calcext:value-type="float">
            <text:p>0.0057324513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831277" calcext:value-type="float">
            <text:p>6.831277</text:p>
          </table:table-cell>
          <table:table-cell office:value-type="float" office:value="6.6740611523" calcext:value-type="float">
            <text:p>6.6740611523</text:p>
          </table:table-cell>
          <table:table-cell table:formula="of:=POWER([.C1904]-6.75;2)" office:value-type="float" office:value="0.00576670859000377" calcext:value-type="float">
            <text:p>0.0057667086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830342" calcext:value-type="float">
            <text:p>6.830342</text:p>
          </table:table-cell>
          <table:table-cell office:value-type="float" office:value="6.673831638" calcext:value-type="float">
            <text:p>6.673831638</text:p>
          </table:table-cell>
          <table:table-cell table:formula="of:=POWER([.C1905]-6.75;2)" office:value-type="float" office:value="0.00580161936976301" calcext:value-type="float">
            <text:p>0.0058016194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829647" calcext:value-type="float">
            <text:p>6.829647</text:p>
          </table:table-cell>
          <table:table-cell office:value-type="float" office:value="6.6735978817" calcext:value-type="float">
            <text:p>6.6735978817</text:p>
          </table:table-cell>
          <table:table-cell table:formula="of:=POWER([.C1906]-6.75;2)" office:value-type="float" office:value="0.00583728368072718" calcext:value-type="float">
            <text:p>0.0058372837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829197" calcext:value-type="float">
            <text:p>6.829197</text:p>
          </table:table-cell>
          <table:table-cell office:value-type="float" office:value="6.673359276" calcext:value-type="float">
            <text:p>6.673359276</text:p>
          </table:table-cell>
          <table:table-cell table:formula="of:=POWER([.C1907]-6.75;2)" office:value-type="float" office:value="0.00587380057524414" calcext:value-type="float">
            <text:p>0.0058738006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828995" calcext:value-type="float">
            <text:p>6.828995</text:p>
          </table:table-cell>
          <table:table-cell office:value-type="float" office:value="6.6731152312" calcext:value-type="float">
            <text:p>6.6731152312</text:p>
          </table:table-cell>
          <table:table-cell table:formula="of:=POWER([.C1908]-6.75;2)" office:value-type="float" office:value="0.0059112676734295" calcext:value-type="float">
            <text:p>0.0059112677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829036" calcext:value-type="float">
            <text:p>6.829036</text:p>
          </table:table-cell>
          <table:table-cell office:value-type="float" office:value="6.6728651882" calcext:value-type="float">
            <text:p>6.6728651882</text:p>
          </table:table-cell>
          <table:table-cell table:formula="of:=POWER([.C1909]-6.75;2)" office:value-type="float" office:value="0.00594977919142137" calcext:value-type="float">
            <text:p>0.0059497792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829314" calcext:value-type="float">
            <text:p>6.829314</text:p>
          </table:table-cell>
          <table:table-cell office:value-type="float" office:value="6.6726086308" calcext:value-type="float">
            <text:p>6.6726086308</text:p>
          </table:table-cell>
          <table:table-cell table:formula="of:=POWER([.C1910]-6.75;2)" office:value-type="float" office:value="0.00598942402665069" calcext:value-type="float">
            <text:p>0.005989424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829817" calcext:value-type="float">
            <text:p>6.829817</text:p>
          </table:table-cell>
          <table:table-cell office:value-type="float" office:value="6.6723450878" calcext:value-type="float">
            <text:p>6.6723450878</text:p>
          </table:table-cell>
          <table:table-cell table:formula="of:=POWER([.C1911]-6.75;2)" office:value-type="float" office:value="0.00603028538878969" calcext:value-type="float">
            <text:p>0.0060302854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830531" calcext:value-type="float">
            <text:p>6.830531</text:p>
          </table:table-cell>
          <table:table-cell office:value-type="float" office:value="6.6720741452" calcext:value-type="float">
            <text:p>6.6720741452</text:p>
          </table:table-cell>
          <table:table-cell table:formula="of:=POWER([.C1912]-6.75;2)" office:value-type="float" office:value="0.00607243884631071" calcext:value-type="float">
            <text:p>0.0060724388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831438" calcext:value-type="float">
            <text:p>6.831438</text:p>
          </table:table-cell>
          <table:table-cell office:value-type="float" office:value="6.6717954534" calcext:value-type="float">
            <text:p>6.6717954534</text:p>
          </table:table-cell>
          <table:table-cell table:formula="of:=POWER([.C1913]-6.75;2)" office:value-type="float" office:value="0.00611595110891162" calcext:value-type="float">
            <text:p>0.0061159511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832519" calcext:value-type="float">
            <text:p>6.832519</text:p>
          </table:table-cell>
          <table:table-cell office:value-type="float" office:value="6.6715087312" calcext:value-type="float">
            <text:p>6.6715087312</text:p>
          </table:table-cell>
          <table:table-cell table:formula="of:=POWER([.C1914]-6.75;2)" office:value-type="float" office:value="0.0061608792778338" calcext:value-type="float">
            <text:p>0.0061608793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833749" calcext:value-type="float">
            <text:p>6.833749</text:p>
          </table:table-cell>
          <table:table-cell office:value-type="float" office:value="6.6712137634" calcext:value-type="float">
            <text:p>6.6712137634</text:p>
          </table:table-cell>
          <table:table-cell table:formula="of:=POWER([.C1915]-6.75;2)" office:value-type="float" office:value="0.00620727107759119" calcext:value-type="float">
            <text:p>0.0062072711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.835106" calcext:value-type="float">
            <text:p>6.835106</text:p>
          </table:table-cell>
          <table:table-cell office:value-type="float" office:value="6.670910414" calcext:value-type="float">
            <text:p>6.670910414</text:p>
          </table:table-cell>
          <table:table-cell table:formula="of:=POWER([.C1916]-6.75;2)" office:value-type="float" office:value="0.00625516261365144" calcext:value-type="float">
            <text:p>0.0062551626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.836562" calcext:value-type="float">
            <text:p>6.836562</text:p>
          </table:table-cell>
          <table:table-cell office:value-type="float" office:value="6.6705986201" calcext:value-type="float">
            <text:p>6.6705986201</text:p>
          </table:table-cell>
          <table:table-cell table:formula="of:=POWER([.C1917]-6.75;2)" office:value-type="float" office:value="0.00630457913002415" calcext:value-type="float">
            <text:p>0.0063045791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.838093" calcext:value-type="float">
            <text:p>6.838093</text:p>
          </table:table-cell>
          <table:table-cell office:value-type="float" office:value="6.6702783943" calcext:value-type="float">
            <text:p>6.6702783943</text:p>
          </table:table-cell>
          <table:table-cell table:formula="of:=POWER([.C1918]-6.75;2)" office:value-type="float" office:value="0.00635553441538622" calcext:value-type="float">
            <text:p>0.0063555344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83967" calcext:value-type="float">
            <text:p>6.83967</text:p>
          </table:table-cell>
          <table:table-cell office:value-type="float" office:value="6.6699498208" calcext:value-type="float">
            <text:p>6.6699498208</text:p>
          </table:table-cell>
          <table:table-cell table:formula="of:=POWER([.C1919]-6.75;2)" office:value-type="float" office:value="0.00640803118995206" calcext:value-type="float">
            <text:p>0.0064080312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841269" calcext:value-type="float">
            <text:p>6.841269</text:p>
          </table:table-cell>
          <table:table-cell office:value-type="float" office:value="6.6696130556" calcext:value-type="float">
            <text:p>6.6696130556</text:p>
          </table:table-cell>
          <table:table-cell table:formula="of:=POWER([.C1920]-6.75;2)" office:value-type="float" office:value="0.00646206082996866" calcext:value-type="float">
            <text:p>0.0064620608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842863" calcext:value-type="float">
            <text:p>6.842863</text:p>
          </table:table-cell>
          <table:table-cell office:value-type="float" office:value="6.6692683172" calcext:value-type="float">
            <text:p>6.6692683172</text:p>
          </table:table-cell>
          <table:table-cell table:formula="of:=POWER([.C1921]-6.75;2)" office:value-type="float" office:value="0.00651760460771978" calcext:value-type="float">
            <text:p>0.0065176046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844427" calcext:value-type="float">
            <text:p>6.844427</text:p>
          </table:table-cell>
          <table:table-cell office:value-type="float" office:value="6.6689158889" calcext:value-type="float">
            <text:p>6.6689158889</text:p>
          </table:table-cell>
          <table:table-cell table:formula="of:=POWER([.C1922]-6.75;2)" office:value-type="float" office:value="0.00657463307287715" calcext:value-type="float">
            <text:p>0.0065746331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84594" calcext:value-type="float">
            <text:p>6.84594</text:p>
          </table:table-cell>
          <table:table-cell office:value-type="float" office:value="6.6685561093" calcext:value-type="float">
            <text:p>6.6685561093</text:p>
          </table:table-cell>
          <table:table-cell table:formula="of:=POWER([.C1923]-6.75;2)" office:value-type="float" office:value="0.00663310733235357" calcext:value-type="float">
            <text:p>0.0066331073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84738" calcext:value-type="float">
            <text:p>6.84738</text:p>
          </table:table-cell>
          <table:table-cell office:value-type="float" office:value="6.6681893602" calcext:value-type="float">
            <text:p>6.6681893602</text:p>
          </table:table-cell>
          <table:table-cell table:formula="of:=POWER([.C1924]-6.75;2)" office:value-type="float" office:value="0.00669298078448542" calcext:value-type="float">
            <text:p>0.0066929808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848727" calcext:value-type="float">
            <text:p>6.848727</text:p>
          </table:table-cell>
          <table:table-cell office:value-type="float" office:value="6.6678160645" calcext:value-type="float">
            <text:p>6.6678160645</text:p>
          </table:table-cell>
          <table:table-cell table:formula="of:=POWER([.C1925]-6.75;2)" office:value-type="float" office:value="0.00675419925426813" calcext:value-type="float">
            <text:p>0.0067541993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849964" calcext:value-type="float">
            <text:p>6.849964</text:p>
          </table:table-cell>
          <table:table-cell office:value-type="float" office:value="6.667436681" calcext:value-type="float">
            <text:p>6.667436681</text:p>
          </table:table-cell>
          <table:table-cell table:formula="of:=POWER([.C1926]-6.75;2)" office:value-type="float" office:value="0.00681670164429578" calcext:value-type="float">
            <text:p>0.0068167016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851075" calcext:value-type="float">
            <text:p>6.851075</text:p>
          </table:table-cell>
          <table:table-cell office:value-type="float" office:value="6.6670516882" calcext:value-type="float">
            <text:p>6.6670516882</text:p>
          </table:table-cell>
          <table:table-cell table:formula="of:=POWER([.C1927]-6.75;2)" office:value-type="float" office:value="0.00688042243047003" calcext:value-type="float">
            <text:p>0.0068804224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852049" calcext:value-type="float">
            <text:p>6.852049</text:p>
          </table:table-cell>
          <table:table-cell office:value-type="float" office:value="6.666661586" calcext:value-type="float">
            <text:p>6.666661586</text:p>
          </table:table-cell>
          <table:table-cell table:formula="of:=POWER([.C1928]-6.75;2)" office:value-type="float" office:value="0.00694529124803539" calcext:value-type="float">
            <text:p>0.0069452912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852873" calcext:value-type="float">
            <text:p>6.852873</text:p>
          </table:table-cell>
          <table:table-cell office:value-type="float" office:value="6.6662668728" calcext:value-type="float">
            <text:p>6.6662668728</text:p>
          </table:table-cell>
          <table:table-cell table:formula="of:=POWER([.C1929]-6.75;2)" office:value-type="float" office:value="0.00701123659069144" calcext:value-type="float">
            <text:p>0.0070112366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853539" calcext:value-type="float">
            <text:p>6.853539</text:p>
          </table:table-cell>
          <table:table-cell office:value-type="float" office:value="6.665868052" calcext:value-type="float">
            <text:p>6.665868052</text:p>
          </table:table-cell>
          <table:table-cell table:formula="of:=POWER([.C1930]-6.75;2)" office:value-type="float" office:value="0.00707818467427463" calcext:value-type="float">
            <text:p>0.0070781847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854039" calcext:value-type="float">
            <text:p>6.854039</text:p>
          </table:table-cell>
          <table:table-cell office:value-type="float" office:value="6.6654656111" calcext:value-type="float">
            <text:p>6.6654656111</text:p>
          </table:table-cell>
          <table:table-cell table:formula="of:=POWER([.C1931]-6.75;2)" office:value-type="float" office:value="0.00714606290669642" calcext:value-type="float">
            <text:p>0.0071460629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854367" calcext:value-type="float">
            <text:p>6.854367</text:p>
          </table:table-cell>
          <table:table-cell office:value-type="float" office:value="6.6650600215" calcext:value-type="float">
            <text:p>6.6650600215</text:p>
          </table:table-cell>
          <table:table-cell table:formula="of:=POWER([.C1932]-6.75;2)" office:value-type="float" office:value="0.00721479994758039" calcext:value-type="float">
            <text:p>0.0072147999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854519" calcext:value-type="float">
            <text:p>6.854519</text:p>
          </table:table-cell>
          <table:table-cell office:value-type="float" office:value="6.6646517294" calcext:value-type="float">
            <text:p>6.6646517294</text:p>
          </table:table-cell>
          <table:table-cell table:formula="of:=POWER([.C1933]-6.75;2)" office:value-type="float" office:value="0.00728432729441081" calcext:value-type="float">
            <text:p>0.0072843273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854491" calcext:value-type="float">
            <text:p>6.854491</text:p>
          </table:table-cell>
          <table:table-cell office:value-type="float" office:value="6.6642411452" calcext:value-type="float">
            <text:p>6.6642411452</text:p>
          </table:table-cell>
          <table:table-cell table:formula="of:=POWER([.C1934]-6.75;2)" office:value-type="float" office:value="0.00735458117660747" calcext:value-type="float">
            <text:p>0.0073545812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854282" calcext:value-type="float">
            <text:p>6.854282</text:p>
          </table:table-cell>
          <table:table-cell office:value-type="float" office:value="6.6638286398" calcext:value-type="float">
            <text:p>6.6638286398</text:p>
          </table:table-cell>
          <table:table-cell table:formula="of:=POWER([.C1935]-6.75;2)" office:value-type="float" office:value="0.00742550331871811" calcext:value-type="float">
            <text:p>0.0074255033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853891" calcext:value-type="float">
            <text:p>6.853891</text:p>
          </table:table-cell>
          <table:table-cell office:value-type="float" office:value="6.6634145341" calcext:value-type="float">
            <text:p>6.6634145341</text:p>
          </table:table-cell>
          <table:table-cell table:formula="of:=POWER([.C1936]-6.75;2)" office:value-type="float" office:value="0.00749704290512003" calcext:value-type="float">
            <text:p>0.0074970429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853315" calcext:value-type="float">
            <text:p>6.853315</text:p>
          </table:table-cell>
          <table:table-cell office:value-type="float" office:value="6.6629990968" calcext:value-type="float">
            <text:p>6.6629990968</text:p>
          </table:table-cell>
          <table:table-cell table:formula="of:=POWER([.C1937]-6.75;2)" office:value-type="float" office:value="0.00756915715761575" calcext:value-type="float">
            <text:p>0.0075691572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852557" calcext:value-type="float">
            <text:p>6.852557</text:p>
          </table:table-cell>
          <table:table-cell office:value-type="float" office:value="6.6625825448" calcext:value-type="float">
            <text:p>6.6625825448</text:p>
          </table:table-cell>
          <table:table-cell table:formula="of:=POWER([.C1938]-6.75;2)" office:value-type="float" office:value="0.00764181147364397" calcext:value-type="float">
            <text:p>0.0076418115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851616" calcext:value-type="float">
            <text:p>6.851616</text:p>
          </table:table-cell>
          <table:table-cell office:value-type="float" office:value="6.6621650251" calcext:value-type="float">
            <text:p>6.6621650251</text:p>
          </table:table-cell>
          <table:table-cell table:formula="of:=POWER([.C1939]-6.75;2)" office:value-type="float" office:value="0.0077149828156836" calcext:value-type="float">
            <text:p>0.0077149828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850493" calcext:value-type="float">
            <text:p>6.850493</text:p>
          </table:table-cell>
          <table:table-cell office:value-type="float" office:value="6.6617466237" calcext:value-type="float">
            <text:p>6.6617466237</text:p>
          </table:table-cell>
          <table:table-cell table:formula="of:=POWER([.C1940]-6.75;2)" office:value-type="float" office:value="0.0077886584283494" calcext:value-type="float">
            <text:p>0.0077886584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849189" calcext:value-type="float">
            <text:p>6.849189</text:p>
          </table:table-cell>
          <table:table-cell office:value-type="float" office:value="6.6613273602" calcext:value-type="float">
            <text:p>6.6613273602</text:p>
          </table:table-cell>
          <table:table-cell table:formula="of:=POWER([.C1941]-6.75;2)" office:value-type="float" office:value="0.00786283704910062" calcext:value-type="float">
            <text:p>0.007862837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847708" calcext:value-type="float">
            <text:p>6.847708</text:p>
          </table:table-cell>
          <table:table-cell office:value-type="float" office:value="6.6609071846" calcext:value-type="float">
            <text:p>6.6609071846</text:p>
          </table:table-cell>
          <table:table-cell table:formula="of:=POWER([.C1942]-6.75;2)" office:value-type="float" office:value="0.00793752975589846" calcext:value-type="float">
            <text:p>0.0079375298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.84605" calcext:value-type="float">
            <text:p>6.84605</text:p>
          </table:table-cell>
          <table:table-cell office:value-type="float" office:value="6.6604859767" calcext:value-type="float">
            <text:p>6.6604859767</text:p>
          </table:table-cell>
          <table:table-cell table:formula="of:=POWER([.C1943]-6.75;2)" office:value-type="float" office:value="0.00801276036735287" calcext:value-type="float">
            <text:p>0.0080127604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844219" calcext:value-type="float">
            <text:p>6.844219</text:p>
          </table:table-cell>
          <table:table-cell office:value-type="float" office:value="6.660063552" calcext:value-type="float">
            <text:p>6.660063552</text:p>
          </table:table-cell>
          <table:table-cell table:formula="of:=POWER([.C1944]-6.75;2)" office:value-type="float" office:value="0.00808856467885662" calcext:value-type="float">
            <text:p>0.0080885647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84222" calcext:value-type="float">
            <text:p>6.84222</text:p>
          </table:table-cell>
          <table:table-cell office:value-type="float" office:value="6.6596396595" calcext:value-type="float">
            <text:p>6.6596396595</text:p>
          </table:table-cell>
          <table:table-cell table:formula="of:=POWER([.C1945]-6.75;2)" office:value-type="float" office:value="0.00816499113527597" calcext:value-type="float">
            <text:p>0.0081649911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840056" calcext:value-type="float">
            <text:p>6.840056</text:p>
          </table:table-cell>
          <table:table-cell office:value-type="float" office:value="6.6592139839" calcext:value-type="float">
            <text:p>6.6592139839</text:p>
          </table:table-cell>
          <table:table-cell table:formula="of:=POWER([.C1946]-6.75;2)" office:value-type="float" office:value="0.00824210071930946" calcext:value-type="float">
            <text:p>0.0082421007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837734" calcext:value-type="float">
            <text:p>6.837734</text:p>
          </table:table-cell>
          <table:table-cell office:value-type="float" office:value="6.6587861541" calcext:value-type="float">
            <text:p>6.6587861541</text:p>
          </table:table-cell>
          <table:table-cell table:formula="of:=POWER([.C1947]-6.75;2)" office:value-type="float" office:value="0.00831996568386887" calcext:value-type="float">
            <text:p>0.0083199657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83526" calcext:value-type="float">
            <text:p>6.83526</text:p>
          </table:table-cell>
          <table:table-cell office:value-type="float" office:value="6.6583557455" calcext:value-type="float">
            <text:p>6.6583557455</text:p>
          </table:table-cell>
          <table:table-cell table:formula="of:=POWER([.C1948]-6.75;2)" office:value-type="float" office:value="0.00839866938286082" calcext:value-type="float">
            <text:p>0.0083986694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832642" calcext:value-type="float">
            <text:p>6.832642</text:p>
          </table:table-cell>
          <table:table-cell office:value-type="float" office:value="6.6579222921" calcext:value-type="float">
            <text:p>6.6579222921</text:p>
          </table:table-cell>
          <table:table-cell table:formula="of:=POWER([.C1949]-6.75;2)" office:value-type="float" office:value="0.00847830429211767" calcext:value-type="float">
            <text:p>0.0084783043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82989" calcext:value-type="float">
            <text:p>6.82989</text:p>
          </table:table-cell>
          <table:table-cell office:value-type="float" office:value="6.6574852903" calcext:value-type="float">
            <text:p>6.6574852903</text:p>
          </table:table-cell>
          <table:table-cell table:formula="of:=POWER([.C1950]-6.75;2)" office:value-type="float" office:value="0.00855897151087521" calcext:value-type="float">
            <text:p>0.0085589715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827015" calcext:value-type="float">
            <text:p>6.827015</text:p>
          </table:table-cell>
          <table:table-cell office:value-type="float" office:value="6.6570442079" calcext:value-type="float">
            <text:p>6.6570442079</text:p>
          </table:table-cell>
          <table:table-cell table:formula="of:=POWER([.C1951]-6.75;2)" office:value-type="float" office:value="0.00864077928493837" calcext:value-type="float">
            <text:p>0.0086407793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824029" calcext:value-type="float">
            <text:p>6.824029</text:p>
          </table:table-cell>
          <table:table-cell office:value-type="float" office:value="6.6565984982" calcext:value-type="float">
            <text:p>6.6565984982</text:p>
          </table:table-cell>
          <table:table-cell table:formula="of:=POWER([.C1952]-6.75;2)" office:value-type="float" office:value="0.00872384053849537" calcext:value-type="float">
            <text:p>0.0087238405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820945" calcext:value-type="float">
            <text:p>6.820945</text:p>
          </table:table-cell>
          <table:table-cell office:value-type="float" office:value="6.6561476093" calcext:value-type="float">
            <text:p>6.6561476093</text:p>
          </table:table-cell>
          <table:table-cell table:formula="of:=POWER([.C1953]-6.75;2)" office:value-type="float" office:value="0.00880827124010552" calcext:value-type="float">
            <text:p>0.0088082712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.81778" calcext:value-type="float">
            <text:p>6.81778</text:p>
          </table:table-cell>
          <table:table-cell office:value-type="float" office:value="6.6556909982" calcext:value-type="float">
            <text:p>6.6556909982</text:p>
          </table:table-cell>
          <table:table-cell table:formula="of:=POWER([.C1954]-6.75;2)" office:value-type="float" office:value="0.00889418782051243" calcext:value-type="float">
            <text:p>0.0088941878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.814549" calcext:value-type="float">
            <text:p>6.814549</text:p>
          </table:table-cell>
          <table:table-cell office:value-type="float" office:value="6.6552281398" calcext:value-type="float">
            <text:p>6.6552281398</text:p>
          </table:table-cell>
          <table:table-cell table:formula="of:=POWER([.C1955]-6.75;2)" office:value-type="float" office:value="0.00898170548576831" calcext:value-type="float">
            <text:p>0.0089817055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81127" calcext:value-type="float">
            <text:p>6.81127</text:p>
          </table:table-cell>
          <table:table-cell office:value-type="float" office:value="6.6547585466" calcext:value-type="float">
            <text:p>6.6547585466</text:p>
          </table:table-cell>
          <table:table-cell table:formula="of:=POWER([.C1956]-6.75;2)" office:value-type="float" office:value="0.00907093444574435" calcext:value-type="float">
            <text:p>0.0090709344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807961" calcext:value-type="float">
            <text:p>6.807961</text:p>
          </table:table-cell>
          <table:table-cell office:value-type="float" office:value="6.6542817796" calcext:value-type="float">
            <text:p>6.6542817796</text:p>
          </table:table-cell>
          <table:table-cell table:formula="of:=POWER([.C1957]-6.75;2)" office:value-type="float" office:value="0.00916197771654302" calcext:value-type="float">
            <text:p>0.0091619777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804643" calcext:value-type="float">
            <text:p>6.804643</text:p>
          </table:table-cell>
          <table:table-cell office:value-type="float" office:value="6.6537974624" calcext:value-type="float">
            <text:p>6.6537974624</text:p>
          </table:table-cell>
          <table:table-cell table:formula="of:=POWER([.C1958]-6.75;2)" office:value-type="float" office:value="0.00925492824067941" calcext:value-type="float">
            <text:p>0.0092549282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801335" calcext:value-type="float">
            <text:p>6.801335</text:p>
          </table:table-cell>
          <table:table-cell office:value-type="float" office:value="6.6533052939" calcext:value-type="float">
            <text:p>6.6533052939</text:p>
          </table:table-cell>
          <table:table-cell table:formula="of:=POWER([.C1959]-6.75;2)" office:value-type="float" office:value="0.00934986618776539" calcext:value-type="float">
            <text:p>0.0093498662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798057" calcext:value-type="float">
            <text:p>6.798057</text:p>
          </table:table-cell>
          <table:table-cell office:value-type="float" office:value="6.6528050627" calcext:value-type="float">
            <text:p>6.6528050627</text:p>
          </table:table-cell>
          <table:table-cell table:formula="of:=POWER([.C1960]-6.75;2)" office:value-type="float" office:value="0.00944685583675099" calcext:value-type="float">
            <text:p>0.0094468558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794829" calcext:value-type="float">
            <text:p>6.794829</text:p>
          </table:table-cell>
          <table:table-cell office:value-type="float" office:value="6.6522966595" calcext:value-type="float">
            <text:p>6.6522966595</text:p>
          </table:table-cell>
          <table:table-cell table:formula="of:=POWER([.C1961]-6.75;2)" office:value-type="float" office:value="0.00954594274485891" calcext:value-type="float">
            <text:p>0.0095459427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791672" calcext:value-type="float">
            <text:p>6.791672</text:p>
          </table:table-cell>
          <table:table-cell office:value-type="float" office:value="6.6517800878" calcext:value-type="float">
            <text:p>6.6517800878</text:p>
          </table:table-cell>
          <table:table-cell table:formula="of:=POWER([.C1962]-6.75;2)" office:value-type="float" office:value="0.00964715115257576" calcext:value-type="float">
            <text:p>0.0096471512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788604" calcext:value-type="float">
            <text:p>6.788604</text:p>
          </table:table-cell>
          <table:table-cell office:value-type="float" office:value="6.6512554677" calcext:value-type="float">
            <text:p>6.6512554677</text:p>
          </table:table-cell>
          <table:table-cell table:formula="of:=POWER([.C1963]-6.75;2)" office:value-type="float" office:value="0.00975048265914566" calcext:value-type="float">
            <text:p>0.0097504827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785643" calcext:value-type="float">
            <text:p>6.785643</text:p>
          </table:table-cell>
          <table:table-cell office:value-type="float" office:value="6.6507230538" calcext:value-type="float">
            <text:p>6.6507230538</text:p>
          </table:table-cell>
          <table:table-cell table:formula="of:=POWER([.C1964]-6.75;2)" office:value-type="float" office:value="0.00985591204679766" calcext:value-type="float">
            <text:p>0.009855912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782807" calcext:value-type="float">
            <text:p>6.782807</text:p>
          </table:table-cell>
          <table:table-cell office:value-type="float" office:value="6.650183233" calcext:value-type="float">
            <text:p>6.650183233</text:p>
          </table:table-cell>
          <table:table-cell table:formula="of:=POWER([.C1965]-6.75;2)" office:value-type="float" office:value="0.00996338697433231" calcext:value-type="float">
            <text:p>0.009963387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.780111" calcext:value-type="float">
            <text:p>6.780111</text:p>
          </table:table-cell>
          <table:table-cell office:value-type="float" office:value="6.6496365251" calcext:value-type="float">
            <text:p>6.6496365251</text:p>
          </table:table-cell>
          <table:table-cell table:formula="of:=POWER([.C1966]-6.75;2)" office:value-type="float" office:value="0.0100728270940029" calcext:value-type="float">
            <text:p>0.0100728271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777567" calcext:value-type="float">
            <text:p>6.777567</text:p>
          </table:table-cell>
          <table:table-cell office:value-type="float" office:value="6.6490835842" calcext:value-type="float">
            <text:p>6.6490835842</text:p>
          </table:table-cell>
          <table:table-cell table:formula="of:=POWER([.C1967]-6.75;2)" office:value-type="float" office:value="0.0101841229779186" calcext:value-type="float">
            <text:p>0.010184123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775187" calcext:value-type="float">
            <text:p>6.775187</text:p>
          </table:table-cell>
          <table:table-cell office:value-type="float" office:value="6.6485252025" calcext:value-type="float">
            <text:p>6.6485252025</text:p>
          </table:table-cell>
          <table:table-cell table:formula="of:=POWER([.C1968]-6.75;2)" office:value-type="float" office:value="0.010297134527666" calcext:value-type="float">
            <text:p>0.0102971345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77298" calcext:value-type="float">
            <text:p>6.77298</text:p>
          </table:table-cell>
          <table:table-cell office:value-type="float" office:value="6.6479622939" calcext:value-type="float">
            <text:p>6.6479622939</text:p>
          </table:table-cell>
          <table:table-cell table:formula="of:=POWER([.C1969]-6.75;2)" office:value-type="float" office:value="0.01041169346615" calcext:value-type="float">
            <text:p>0.0104116935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770953" calcext:value-type="float">
            <text:p>6.770953</text:p>
          </table:table-cell>
          <table:table-cell office:value-type="float" office:value="6.6473958907" calcext:value-type="float">
            <text:p>6.6473958907</text:p>
          </table:table-cell>
          <table:table-cell table:formula="of:=POWER([.C1970]-6.75;2)" office:value-type="float" office:value="0.0105276032452463" calcext:value-type="float">
            <text:p>0.0105276032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76911" calcext:value-type="float">
            <text:p>6.76911</text:p>
          </table:table-cell>
          <table:table-cell office:value-type="float" office:value="6.6468271254" calcext:value-type="float">
            <text:p>6.6468271254</text:p>
          </table:table-cell>
          <table:table-cell table:formula="of:=POWER([.C1971]-6.75;2)" office:value-type="float" office:value="0.0106446420532274" calcext:value-type="float">
            <text:p>0.0106446421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767451" calcext:value-type="float">
            <text:p>6.767451</text:p>
          </table:table-cell>
          <table:table-cell office:value-type="float" office:value="6.6462572186" calcext:value-type="float">
            <text:p>6.6462572186</text:p>
          </table:table-cell>
          <table:table-cell table:formula="of:=POWER([.C1972]-6.75;2)" office:value-type="float" office:value="0.0107625646926082" calcext:value-type="float">
            <text:p>0.0107625647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765976" calcext:value-type="float">
            <text:p>6.765976</text:p>
          </table:table-cell>
          <table:table-cell office:value-type="float" office:value="6.6456874659" calcext:value-type="float">
            <text:p>6.6456874659</text:p>
          </table:table-cell>
          <table:table-cell table:formula="of:=POWER([.C1973]-6.75;2)" office:value-type="float" office:value="0.0108811047703637" calcext:value-type="float">
            <text:p>0.0108811048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764682" calcext:value-type="float">
            <text:p>6.764682</text:p>
          </table:table-cell>
          <table:table-cell office:value-type="float" office:value="6.6451192079" calcext:value-type="float">
            <text:p>6.6451192079</text:p>
          </table:table-cell>
          <table:table-cell table:formula="of:=POWER([.C1974]-6.75;2)" office:value-type="float" office:value="0.0109999805515235" calcext:value-type="float">
            <text:p>0.0109999806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76356" calcext:value-type="float">
            <text:p>6.76356</text:p>
          </table:table-cell>
          <table:table-cell office:value-type="float" office:value="6.6445538118" calcext:value-type="float">
            <text:p>6.6445538118</text:p>
          </table:table-cell>
          <table:table-cell table:formula="of:=POWER([.C1975]-6.75;2)" office:value-type="float" office:value="0.0111188986059099" calcext:value-type="float">
            <text:p>0.0111188986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762604" calcext:value-type="float">
            <text:p>6.762604</text:p>
          </table:table-cell>
          <table:table-cell office:value-type="float" office:value="6.6439926505" calcext:value-type="float">
            <text:p>6.6439926505</text:p>
          </table:table-cell>
          <table:table-cell table:formula="of:=POWER([.C1976]-6.75;2)" office:value-type="float" office:value="0.0112375581480152" calcext:value-type="float">
            <text:p>0.0112375581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761802" calcext:value-type="float">
            <text:p>6.761802</text:p>
          </table:table-cell>
          <table:table-cell office:value-type="float" office:value="6.6434370681" calcext:value-type="float">
            <text:p>6.6434370681</text:p>
          </table:table-cell>
          <table:table-cell table:formula="of:=POWER([.C1977]-6.75;2)" office:value-type="float" office:value="0.0113556584551241" calcext:value-type="float">
            <text:p>0.0113556585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76114" calcext:value-type="float">
            <text:p>6.76114</text:p>
          </table:table-cell>
          <table:table-cell office:value-type="float" office:value="6.6428883638" calcext:value-type="float">
            <text:p>6.6428883638</text:p>
          </table:table-cell>
          <table:table-cell table:formula="of:=POWER([.C1978]-6.75;2)" office:value-type="float" office:value="0.0114729026094411" calcext:value-type="float">
            <text:p>0.0114729026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.760603" calcext:value-type="float">
            <text:p>6.760603</text:p>
          </table:table-cell>
          <table:table-cell office:value-type="float" office:value="6.6423477599" calcext:value-type="float">
            <text:p>6.6423477599</text:p>
          </table:table-cell>
          <table:table-cell table:formula="of:=POWER([.C1979]-6.75;2)" office:value-type="float" office:value="0.0115890047985481" calcext:value-type="float">
            <text:p>0.0115890048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760175" calcext:value-type="float">
            <text:p>6.760175</text:p>
          </table:table-cell>
          <table:table-cell office:value-type="float" office:value="6.6418163799" calcext:value-type="float">
            <text:p>6.6418163799</text:p>
          </table:table-cell>
          <table:table-cell table:formula="of:=POWER([.C1980]-6.75;2)" office:value-type="float" office:value="0.0117036956579412" calcext:value-type="float">
            <text:p>0.0117036957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759836" calcext:value-type="float">
            <text:p>6.759836</text:p>
          </table:table-cell>
          <table:table-cell office:value-type="float" office:value="6.6412952222" calcext:value-type="float">
            <text:p>6.6412952222</text:p>
          </table:table-cell>
          <table:table-cell table:formula="of:=POWER([.C1981]-6.75;2)" office:value-type="float" office:value="0.0118167287165473" calcext:value-type="float">
            <text:p>0.0118167287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759568" calcext:value-type="float">
            <text:p>6.759568</text:p>
          </table:table-cell>
          <table:table-cell office:value-type="float" office:value="6.6407851398" calcext:value-type="float">
            <text:p>6.6407851398</text:p>
          </table:table-cell>
          <table:table-cell table:formula="of:=POWER([.C1982]-6.75;2)" office:value-type="float" office:value="0.0119278856885055" calcext:value-type="float">
            <text:p>0.0119278857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759348" calcext:value-type="float">
            <text:p>6.759348</text:p>
          </table:table-cell>
          <table:table-cell office:value-type="float" office:value="6.6402868136" calcext:value-type="float">
            <text:p>6.6402868136</text:p>
          </table:table-cell>
          <table:table-cell table:formula="of:=POWER([.C1983]-6.75;2)" office:value-type="float" office:value="0.0120369832700411" calcext:value-type="float">
            <text:p>0.0120369833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759156" calcext:value-type="float">
            <text:p>6.759156</text:p>
          </table:table-cell>
          <table:table-cell office:value-type="float" office:value="6.6398007473" calcext:value-type="float">
            <text:p>6.6398007473</text:p>
          </table:table-cell>
          <table:table-cell table:formula="of:=POWER([.C1984]-6.75;2)" office:value-type="float" office:value="0.0121438752956385" calcext:value-type="float">
            <text:p>0.0121438753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758967" calcext:value-type="float">
            <text:p>6.758967</text:p>
          </table:table-cell>
          <table:table-cell office:value-type="float" office:value="6.6393272401" calcext:value-type="float">
            <text:p>6.6393272401</text:p>
          </table:table-cell>
          <table:table-cell table:formula="of:=POWER([.C1985]-6.75;2)" office:value-type="float" office:value="0.012248459783883" calcext:value-type="float">
            <text:p>0.0122484598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758761" calcext:value-type="float">
            <text:p>6.758761</text:p>
          </table:table-cell>
          <table:table-cell office:value-type="float" office:value="6.6388663889" calcext:value-type="float">
            <text:p>6.6388663889</text:p>
          </table:table-cell>
          <table:table-cell table:formula="of:=POWER([.C1986]-6.75;2)" office:value-type="float" office:value="0.012350679516126" calcext:value-type="float">
            <text:p>0.0123506795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758512" calcext:value-type="float">
            <text:p>6.758512</text:p>
          </table:table-cell>
          <table:table-cell office:value-type="float" office:value="6.6384180699" calcext:value-type="float">
            <text:p>6.6384180699</text:p>
          </table:table-cell>
          <table:table-cell table:formula="of:=POWER([.C1987]-6.75;2)" office:value-type="float" office:value="0.0124505271248412" calcext:value-type="float">
            <text:p>0.0124505271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758198" calcext:value-type="float">
            <text:p>6.758198</text:p>
          </table:table-cell>
          <table:table-cell office:value-type="float" office:value="6.6379819444" calcext:value-type="float">
            <text:p>6.6379819444</text:p>
          </table:table-cell>
          <table:table-cell table:formula="of:=POWER([.C1988]-6.75;2)" office:value-type="float" office:value="0.0125480447804047" calcext:value-type="float">
            <text:p>0.0125480448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757796" calcext:value-type="float">
            <text:p>6.757796</text:p>
          </table:table-cell>
          <table:table-cell office:value-type="float" office:value="6.6375574552" calcext:value-type="float">
            <text:p>6.6375574552</text:p>
          </table:table-cell>
          <table:table-cell table:formula="of:=POWER([.C1989]-6.75;2)" office:value-type="float" office:value="0.0126433258811001" calcext:value-type="float">
            <text:p>0.0126433259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757283" calcext:value-type="float">
            <text:p>6.757283</text:p>
          </table:table-cell>
          <table:table-cell office:value-type="float" office:value="6.6371438333" calcext:value-type="float">
            <text:p>6.6371438333</text:p>
          </table:table-cell>
          <table:table-cell table:formula="of:=POWER([.C1990]-6.75;2)" office:value-type="float" office:value="0.0127365143622183" calcext:value-type="float">
            <text:p>0.0127365144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756637" calcext:value-type="float">
            <text:p>6.756637</text:p>
          </table:table-cell>
          <table:table-cell office:value-type="float" office:value="6.6367401057" calcext:value-type="float">
            <text:p>6.6367401057</text:p>
          </table:table-cell>
          <table:table-cell table:formula="of:=POWER([.C1991]-6.75;2)" office:value-type="float" office:value="0.0128278036568471" calcext:value-type="float">
            <text:p>0.0128278037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755837" calcext:value-type="float">
            <text:p>6.755837</text:p>
          </table:table-cell>
          <table:table-cell office:value-type="float" office:value="6.6363451129" calcext:value-type="float">
            <text:p>6.6363451129</text:p>
          </table:table-cell>
          <table:table-cell table:formula="of:=POWER([.C1992]-6.75;2)" office:value-type="float" office:value="0.0129174333617138" calcext:value-type="float">
            <text:p>0.0129174334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754862" calcext:value-type="float">
            <text:p>6.754862</text:p>
          </table:table-cell>
          <table:table-cell office:value-type="float" office:value="6.6359575197" calcext:value-type="float">
            <text:p>6.6359575197</text:p>
          </table:table-cell>
          <table:table-cell table:formula="of:=POWER([.C1993]-6.75;2)" office:value-type="float" office:value="0.0130056873129759" calcext:value-type="float">
            <text:p>0.0130056873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753694" calcext:value-type="float">
            <text:p>6.753694</text:p>
          </table:table-cell>
          <table:table-cell office:value-type="float" office:value="6.6355758387" calcext:value-type="float">
            <text:p>6.6355758387</text:p>
          </table:table-cell>
          <table:table-cell table:formula="of:=POWER([.C1994]-6.75;2)" office:value-type="float" office:value="0.0130928886892083" calcext:value-type="float">
            <text:p>0.0130928887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752314" calcext:value-type="float">
            <text:p>6.752314</text:p>
          </table:table-cell>
          <table:table-cell office:value-type="float" office:value="6.6351984516" calcext:value-type="float">
            <text:p>6.6351984516</text:p>
          </table:table-cell>
          <table:table-cell table:formula="of:=POWER([.C1995]-6.75;2)" office:value-type="float" office:value="0.0131793955150375" calcext:value-type="float">
            <text:p>0.0131793955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750707" calcext:value-type="float">
            <text:p>6.750707</text:p>
          </table:table-cell>
          <table:table-cell office:value-type="float" office:value="6.634823638" calcext:value-type="float">
            <text:p>6.634823638</text:p>
          </table:table-cell>
          <table:table-cell table:formula="of:=POWER([.C1996]-6.75;2)" office:value-type="float" office:value="0.013265594363555" calcext:value-type="float">
            <text:p>0.0132655944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748858" calcext:value-type="float">
            <text:p>6.748858</text:p>
          </table:table-cell>
          <table:table-cell office:value-type="float" office:value="6.634449595" calcext:value-type="float">
            <text:p>6.634449595</text:p>
          </table:table-cell>
          <table:table-cell table:formula="of:=POWER([.C1997]-6.75;2)" office:value-type="float" office:value="0.0133518960956639" calcext:value-type="float">
            <text:p>0.0133518961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746755" calcext:value-type="float">
            <text:p>6.746755</text:p>
          </table:table-cell>
          <table:table-cell office:value-type="float" office:value="6.6340744749" calcext:value-type="float">
            <text:p>6.6340744749</text:p>
          </table:table-cell>
          <table:table-cell table:formula="of:=POWER([.C1998]-6.75;2)" office:value-type="float" office:value="0.0134387273697107" calcext:value-type="float">
            <text:p>0.0134387274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744387" calcext:value-type="float">
            <text:p>6.744387</text:p>
          </table:table-cell>
          <table:table-cell office:value-type="float" office:value="6.6336964086" calcext:value-type="float">
            <text:p>6.6336964086</text:p>
          </table:table-cell>
          <table:table-cell table:formula="of:=POWER([.C1999]-6.75;2)" office:value-type="float" office:value="0.0135265253725382" calcext:value-type="float">
            <text:p>0.0135265254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.741746" calcext:value-type="float">
            <text:p>6.741746</text:p>
          </table:table-cell>
          <table:table-cell office:value-type="float" office:value="6.6333135448" calcext:value-type="float">
            <text:p>6.6333135448</text:p>
          </table:table-cell>
          <table:table-cell table:formula="of:=POWER([.C2000]-6.75;2)" office:value-type="float" office:value="0.0136157288271416" calcext:value-type="float">
            <text:p>0.013615728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38825" calcext:value-type="float">
            <text:p>6.738825</text:p>
          </table:table-cell>
          <table:table-cell office:value-type="float" office:value="6.6329240717" calcext:value-type="float">
            <text:p>6.6329240717</text:p>
          </table:table-cell>
          <table:table-cell table:formula="of:=POWER([.C2001]-6.75;2)" office:value-type="float" office:value="0.0137067729873068" calcext:value-type="float">
            <text:p>0.013706773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.735623" calcext:value-type="float">
            <text:p>6.735623</text:p>
          </table:table-cell>
          <table:table-cell office:value-type="float" office:value="6.6325262563" calcext:value-type="float">
            <text:p>6.6325262563</text:p>
          </table:table-cell>
          <table:table-cell table:formula="of:=POWER([.C2002]-6.75;2)" office:value-type="float" office:value="0.0138000804588932" calcext:value-type="float">
            <text:p>0.0138000805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.732137" calcext:value-type="float">
            <text:p>6.732137</text:p>
          </table:table-cell>
          <table:table-cell office:value-type="float" office:value="6.6321184642" calcext:value-type="float">
            <text:p>6.6321184642</text:p>
          </table:table-cell>
          <table:table-cell table:formula="of:=POWER([.C2003]-6.75;2)" office:value-type="float" office:value="0.0138960564825666" calcext:value-type="float">
            <text:p>0.0138960565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.728371" calcext:value-type="float">
            <text:p>6.728371</text:p>
          </table:table-cell>
          <table:table-cell office:value-type="float" office:value="6.6316991971" calcext:value-type="float">
            <text:p>6.6316991971</text:p>
          </table:table-cell>
          <table:table-cell table:formula="of:=POWER([.C2004]-6.75;2)" office:value-type="float" office:value="0.0139950799667847" calcext:value-type="float">
            <text:p>0.01399508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.724327" calcext:value-type="float">
            <text:p>6.724327</text:p>
          </table:table-cell>
          <table:table-cell office:value-type="float" office:value="6.6312671129" calcext:value-type="float">
            <text:p>6.6312671129</text:p>
          </table:table-cell>
          <table:table-cell table:formula="of:=POWER([.C2005]-6.75;2)" office:value-type="float" office:value="0.0140974984791014" calcext:value-type="float">
            <text:p>0.0140974985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.720013" calcext:value-type="float">
            <text:p>6.720013</text:p>
          </table:table-cell>
          <table:table-cell office:value-type="float" office:value="6.6308210573" calcext:value-type="float">
            <text:p>6.6308210573</text:p>
          </table:table-cell>
          <table:table-cell table:formula="of:=POWER([.C2006]-6.75;2)" office:value-type="float" office:value="0.0142036203830898" calcext:value-type="float">
            <text:p>0.0142036204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.71544" calcext:value-type="float">
            <text:p>6.71544</text:p>
          </table:table-cell>
          <table:table-cell office:value-type="float" office:value="6.6303600771" calcext:value-type="float">
            <text:p>6.6303600771</text:p>
          </table:table-cell>
          <table:table-cell table:formula="of:=POWER([.C2007]-6.75;2)" office:value-type="float" office:value="0.014313711151518" calcext:value-type="float">
            <text:p>0.0143137112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.710619" calcext:value-type="float">
            <text:p>6.710619</text:p>
          </table:table-cell>
          <table:table-cell office:value-type="float" office:value="6.6298834391" calcext:value-type="float">
            <text:p>6.6298834391</text:p>
          </table:table-cell>
          <table:table-cell table:formula="of:=POWER([.C2008]-6.75;2)" office:value-type="float" office:value="0.0144279882024433" calcext:value-type="float">
            <text:p>0.0144279882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.705566" calcext:value-type="float">
            <text:p>6.705566</text:p>
          </table:table-cell>
          <table:table-cell office:value-type="float" office:value="6.6293906505" calcext:value-type="float">
            <text:p>6.6293906505</text:p>
          </table:table-cell>
          <table:table-cell table:formula="of:=POWER([.C2009]-6.75;2)" office:value-type="float" office:value="0.0145466151868133" calcext:value-type="float">
            <text:p>0.0145466152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.700298" calcext:value-type="float">
            <text:p>6.700298</text:p>
          </table:table-cell>
          <table:table-cell office:value-type="float" office:value="6.6288814642" calcext:value-type="float">
            <text:p>6.6288814642</text:p>
          </table:table-cell>
          <table:table-cell table:formula="of:=POWER([.C2010]-6.75;2)" office:value-type="float" office:value="0.0146696997143359" calcext:value-type="float">
            <text:p>0.0146696997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.694836" calcext:value-type="float">
            <text:p>6.694836</text:p>
          </table:table-cell>
          <table:table-cell office:value-type="float" office:value="6.6283558871" calcext:value-type="float">
            <text:p>6.6283558871</text:p>
          </table:table-cell>
          <table:table-cell table:formula="of:=POWER([.C2011]-6.75;2)" office:value-type="float" office:value="0.014797290203228" calcext:value-type="float">
            <text:p>0.0147972902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.6892" calcext:value-type="float">
            <text:p>6.6892</text:p>
          </table:table-cell>
          <table:table-cell office:value-type="float" office:value="6.6278141828" calcext:value-type="float">
            <text:p>6.6278141828</text:p>
          </table:table-cell>
          <table:table-cell table:formula="of:=POWER([.C2012]-6.75;2)" office:value-type="float" office:value="0.0149293739248318" calcext:value-type="float">
            <text:p>0.0149293739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.683414" calcext:value-type="float">
            <text:p>6.683414</text:p>
          </table:table-cell>
          <table:table-cell office:value-type="float" office:value="6.627256871" calcext:value-type="float">
            <text:p>6.627256871</text:p>
          </table:table-cell>
          <table:table-cell table:formula="of:=POWER([.C2013]-6.75;2)" office:value-type="float" office:value="0.0150658757167106" calcext:value-type="float">
            <text:p>0.0150658757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.677505" calcext:value-type="float">
            <text:p>6.677505</text:p>
          </table:table-cell>
          <table:table-cell office:value-type="float" office:value="6.6266847204" calcext:value-type="float">
            <text:p>6.6266847204</text:p>
          </table:table-cell>
          <table:table-cell table:formula="of:=POWER([.C2014]-6.75;2)" office:value-type="float" office:value="0.0152066581828261" calcext:value-type="float">
            <text:p>0.0152066582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.671497" calcext:value-type="float">
            <text:p>6.671497</text:p>
          </table:table-cell>
          <table:table-cell office:value-type="float" office:value="6.6260987366" calcext:value-type="float">
            <text:p>6.6260987366</text:p>
          </table:table-cell>
          <table:table-cell table:formula="of:=POWER([.C2015]-6.75;2)" office:value-type="float" office:value="0.0153515230721161" calcext:value-type="float">
            <text:p>0.015351523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.665419" calcext:value-type="float">
            <text:p>6.665419</text:p>
          </table:table-cell>
          <table:table-cell office:value-type="float" office:value="6.6255001541" calcext:value-type="float">
            <text:p>6.6255001541</text:p>
          </table:table-cell>
          <table:table-cell table:formula="of:=POWER([.C2016]-6.75;2)" office:value-type="float" office:value="0.0155002116291237" calcext:value-type="float">
            <text:p>0.01550021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.6593" calcext:value-type="float">
            <text:p>6.6593</text:p>
          </table:table-cell>
          <table:table-cell office:value-type="float" office:value="6.6248904104" calcext:value-type="float">
            <text:p>6.6248904104</text:p>
          </table:table-cell>
          <table:table-cell table:formula="of:=POWER([.C2017]-6.75;2)" office:value-type="float" office:value="0.0156524094098804" calcext:value-type="float">
            <text:p>0.015652409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.653166" calcext:value-type="float">
            <text:p>6.653166</text:p>
          </table:table-cell>
          <table:table-cell office:value-type="float" office:value="6.6242711272" calcext:value-type="float">
            <text:p>6.6242711272</text:p>
          </table:table-cell>
          <table:table-cell table:formula="of:=POWER([.C2018]-6.75;2)" office:value-type="float" office:value="0.0158077494555586" calcext:value-type="float">
            <text:p>0.0158077495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.647046" calcext:value-type="float">
            <text:p>6.647046</text:p>
          </table:table-cell>
          <table:table-cell office:value-type="float" office:value="6.6236440932" calcext:value-type="float">
            <text:p>6.6236440932</text:p>
          </table:table-cell>
          <table:table-cell table:formula="of:=POWER([.C2019]-6.75;2)" office:value-type="float" office:value="0.0159658151832502" calcext:value-type="float">
            <text:p>0.0159658152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.640969" calcext:value-type="float">
            <text:p>6.640969</text:p>
          </table:table-cell>
          <table:table-cell office:value-type="float" office:value="6.6230112294" calcext:value-type="float">
            <text:p>6.6230112294</text:p>
          </table:table-cell>
          <table:table-cell table:formula="of:=POWER([.C2020]-6.75;2)" office:value-type="float" office:value="0.0161261478584993" calcext:value-type="float">
            <text:p>0.0161261479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.634961" calcext:value-type="float">
            <text:p>6.634961</text:p>
          </table:table-cell>
          <table:table-cell office:value-type="float" office:value="6.6223745609" calcext:value-type="float">
            <text:p>6.6223745609</text:p>
          </table:table-cell>
          <table:table-cell table:formula="of:=POWER([.C2021]-6.75;2)" office:value-type="float" office:value="0.0162882527054678" calcext:value-type="float">
            <text:p>0.0162882527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.629049" calcext:value-type="float">
            <text:p>6.629049</text:p>
          </table:table-cell>
          <table:table-cell office:value-type="float" office:value="6.6217361882" calcext:value-type="float">
            <text:p>6.6217361882</text:p>
          </table:table-cell>
          <table:table-cell table:formula="of:=POWER([.C2022]-6.75;2)" office:value-type="float" office:value="0.0164516054174659" calcext:value-type="float">
            <text:p>0.0164516054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.623256" calcext:value-type="float">
            <text:p>6.623256</text:p>
          </table:table-cell>
          <table:table-cell office:value-type="float" office:value="6.6210982527" calcext:value-type="float">
            <text:p>6.6210982527</text:p>
          </table:table-cell>
          <table:table-cell table:formula="of:=POWER([.C2023]-6.75;2)" office:value-type="float" office:value="0.016615660456993" calcext:value-type="float">
            <text:p>0.0166156605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.617606" calcext:value-type="float">
            <text:p>6.617606</text:p>
          </table:table-cell>
          <table:table-cell office:value-type="float" office:value="6.620462914" calcext:value-type="float">
            <text:p>6.620462914</text:p>
          </table:table-cell>
          <table:table-cell table:formula="of:=POWER([.C2024]-6.75;2)" office:value-type="float" office:value="0.0167798566493714" calcext:value-type="float">
            <text:p>0.0167798566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.612119" calcext:value-type="float">
            <text:p>6.612119</text:p>
          </table:table-cell>
          <table:table-cell office:value-type="float" office:value="6.6198323047" calcext:value-type="float">
            <text:p>6.6198323047</text:p>
          </table:table-cell>
          <table:table-cell table:formula="of:=POWER([.C2025]-6.75;2)" office:value-type="float" office:value="0.0169436288997136" calcext:value-type="float">
            <text:p>0.0169436289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.606814" calcext:value-type="float">
            <text:p>6.606814</text:p>
          </table:table-cell>
          <table:table-cell office:value-type="float" office:value="6.6192085108" calcext:value-type="float">
            <text:p>6.6192085108</text:p>
          </table:table-cell>
          <table:table-cell table:formula="of:=POWER([.C2026]-6.75;2)" office:value-type="float" office:value="0.0171064136471537" calcext:value-type="float">
            <text:p>0.0171064136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6.601706" calcext:value-type="float">
            <text:p>6.601706</text:p>
          </table:table-cell>
          <table:table-cell office:value-type="float" office:value="6.6185935341" calcext:value-type="float">
            <text:p>6.6185935341</text:p>
          </table:table-cell>
          <table:table-cell table:formula="of:=POWER([.C2027]-6.75;2)" office:value-type="float" office:value="0.0172676592803278" calcext:value-type="float">
            <text:p>0.0172676593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6.59681" calcext:value-type="float">
            <text:p>6.59681</text:p>
          </table:table-cell>
          <table:table-cell office:value-type="float" office:value="6.617989267" calcext:value-type="float">
            <text:p>6.617989267</text:p>
          </table:table-cell>
          <table:table-cell table:formula="of:=POWER([.C2028]-6.75;2)" office:value-type="float" office:value="0.0174268336271972" calcext:value-type="float">
            <text:p>0.0174268336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6.592137" calcext:value-type="float">
            <text:p>6.592137</text:p>
          </table:table-cell>
          <table:table-cell office:value-type="float" office:value="6.6173974606" calcext:value-type="float">
            <text:p>6.6173974606</text:p>
          </table:table-cell>
          <table:table-cell table:formula="of:=POWER([.C2029]-6.75;2)" office:value-type="float" office:value="0.0175834334553285" calcext:value-type="float">
            <text:p>0.0175834335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6.587695" calcext:value-type="float">
            <text:p>6.587695</text:p>
          </table:table-cell>
          <table:table-cell office:value-type="float" office:value="6.6168197007" calcext:value-type="float">
            <text:p>6.6168197007</text:p>
          </table:table-cell>
          <table:table-cell table:formula="of:=POWER([.C2030]-6.75;2)" office:value-type="float" office:value="0.0177369921216376" calcext:value-type="float">
            <text:p>0.0177369921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.583489" calcext:value-type="float">
            <text:p>6.583489</text:p>
          </table:table-cell>
          <table:table-cell office:value-type="float" office:value="6.6162573817" calcext:value-type="float">
            <text:p>6.6162573817</text:p>
          </table:table-cell>
          <table:table-cell table:formula="of:=POWER([.C2031]-6.75;2)" office:value-type="float" office:value="0.0178870879497396" calcext:value-type="float">
            <text:p>0.0178870879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6.579523" calcext:value-type="float">
            <text:p>6.579523</text:p>
          </table:table-cell>
          <table:table-cell office:value-type="float" office:value="6.615711681" calcext:value-type="float">
            <text:p>6.615711681</text:p>
          </table:table-cell>
          <table:table-cell table:formula="of:=POWER([.C2032]-6.75;2)" office:value-type="float" office:value="0.0180333526198456" calcext:value-type="float">
            <text:p>0.0180333526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.575797" calcext:value-type="float">
            <text:p>6.575797</text:p>
          </table:table-cell>
          <table:table-cell office:value-type="float" office:value="6.6151835376" calcext:value-type="float">
            <text:p>6.6151835376</text:p>
          </table:table-cell>
          <table:table-cell table:formula="of:=POWER([.C2033]-6.75;2)" office:value-type="float" office:value="0.0181754785340506" calcext:value-type="float">
            <text:p>0.0181754785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6.57231" calcext:value-type="float">
            <text:p>6.57231</text:p>
          </table:table-cell>
          <table:table-cell office:value-type="float" office:value="6.6146736237" calcext:value-type="float">
            <text:p>6.6146736237</text:p>
          </table:table-cell>
          <table:table-cell table:formula="of:=POWER([.C2034]-6.75;2)" office:value-type="float" office:value="0.0183132281224892" calcext:value-type="float">
            <text:p>0.0183132281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6.569058" calcext:value-type="float">
            <text:p>6.569058</text:p>
          </table:table-cell>
          <table:table-cell office:value-type="float" office:value="6.6141823154" calcext:value-type="float">
            <text:p>6.6141823154</text:p>
          </table:table-cell>
          <table:table-cell table:formula="of:=POWER([.C2035]-6.75;2)" office:value-type="float" office:value="0.0184464434501051" calcext:value-type="float">
            <text:p>0.0184464435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6.566035" calcext:value-type="float">
            <text:p>6.566035</text:p>
          </table:table-cell>
          <table:table-cell office:value-type="float" office:value="6.6137096631" calcext:value-type="float">
            <text:p>6.6137096631</text:p>
          </table:table-cell>
          <table:table-cell table:formula="of:=POWER([.C2036]-6.75;2)" office:value-type="float" office:value="0.0185750559323155" calcext:value-type="float">
            <text:p>0.0185750559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6.563233" calcext:value-type="float">
            <text:p>6.563233</text:p>
          </table:table-cell>
          <table:table-cell office:value-type="float" office:value="6.6132553495" calcext:value-type="float">
            <text:p>6.6132553495</text:p>
          </table:table-cell>
          <table:table-cell table:formula="of:=POWER([.C2037]-6.75;2)" office:value-type="float" office:value="0.0186990994403671" calcext:value-type="float">
            <text:p>0.0186990994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6.560643" calcext:value-type="float">
            <text:p>6.560643</text:p>
          </table:table-cell>
          <table:table-cell office:value-type="float" office:value="6.6128186416" calcext:value-type="float">
            <text:p>6.6128186416</text:p>
          </table:table-cell>
          <table:table-cell table:formula="of:=POWER([.C2038]-6.75;2)" office:value-type="float" office:value="0.0188187250924693" calcext:value-type="float">
            <text:p>0.0188187251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6.558255" calcext:value-type="float">
            <text:p>6.558255</text:p>
          </table:table-cell>
          <table:table-cell office:value-type="float" office:value="6.6123983154" calcext:value-type="float">
            <text:p>6.6123983154</text:p>
          </table:table-cell>
          <table:table-cell table:formula="of:=POWER([.C2039]-6.75;2)" office:value-type="float" office:value="0.0189342236047578" calcext:value-type="float">
            <text:p>0.0189342236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6.556058" calcext:value-type="float">
            <text:p>6.556058</text:p>
          </table:table-cell>
          <table:table-cell office:value-type="float" office:value="6.6119925502" calcext:value-type="float">
            <text:p>6.6119925502</text:p>
          </table:table-cell>
          <table:table-cell table:formula="of:=POWER([.C2040]-6.75;2)" office:value-type="float" office:value="0.0190460562002995" calcext:value-type="float">
            <text:p>0.0190460562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.55404" calcext:value-type="float">
            <text:p>6.55404</text:p>
          </table:table-cell>
          <table:table-cell office:value-type="float" office:value="6.6115987814" calcext:value-type="float">
            <text:p>6.6115987814</text:p>
          </table:table-cell>
          <table:table-cell table:formula="of:=POWER([.C2041]-6.75;2)" office:value-type="float" office:value="0.0191548973099651" calcext:value-type="float">
            <text:p>0.0191548973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6.552188" calcext:value-type="float">
            <text:p>6.552188</text:p>
          </table:table-cell>
          <table:table-cell office:value-type="float" office:value="6.6112134588" calcext:value-type="float">
            <text:p>6.6112134588</text:p>
          </table:table-cell>
          <table:table-cell table:formula="of:=POWER([.C2042]-6.75;2)" office:value-type="float" office:value="0.0192617040182593" calcext:value-type="float">
            <text:p>0.019261704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6.550489" calcext:value-type="float">
            <text:p>6.550489</text:p>
          </table:table-cell>
          <table:table-cell office:value-type="float" office:value="6.6108316685" calcext:value-type="float">
            <text:p>6.6108316685</text:p>
          </table:table-cell>
          <table:table-cell table:formula="of:=POWER([.C2043]-6.75;2)" office:value-type="float" office:value="0.0193678244924938" calcext:value-type="float">
            <text:p>0.0193678245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6.548932" calcext:value-type="float">
            <text:p>6.548932</text:p>
          </table:table-cell>
          <table:table-cell office:value-type="float" office:value="6.6104464875" calcext:value-type="float">
            <text:p>6.6104464875</text:p>
          </table:table-cell>
          <table:table-cell table:formula="of:=POWER([.C2044]-6.75;2)" office:value-type="float" office:value="0.0194751828510877" calcext:value-type="float">
            <text:p>0.0194751829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6.547504" calcext:value-type="float">
            <text:p>6.547504</text:p>
          </table:table-cell>
          <table:table-cell office:value-type="float" office:value="6.61004781" calcext:value-type="float">
            <text:p>6.61004781</text:p>
          </table:table-cell>
          <table:table-cell table:formula="of:=POWER([.C2045]-6.75;2)" office:value-type="float" office:value="0.019586615485796" calcext:value-type="float">
            <text:p>0.0195866155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6.546192" calcext:value-type="float">
            <text:p>6.546192</text:p>
          </table:table-cell>
          <table:table-cell office:value-type="float" office:value="6.609620086" calcext:value-type="float">
            <text:p>6.609620086</text:p>
          </table:table-cell>
          <table:table-cell table:formula="of:=POWER([.C2046]-6.75;2)" office:value-type="float" office:value="0.0197065202546475" calcext:value-type="float">
            <text:p>0.0197065203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6.544987" calcext:value-type="float">
            <text:p>6.544987</text:p>
          </table:table-cell>
          <table:table-cell office:value-type="float" office:value="6.6091374032" calcext:value-type="float">
            <text:p>6.6091374032</text:p>
          </table:table-cell>
          <table:table-cell table:formula="of:=POWER([.C2047]-6.75;2)" office:value-type="float" office:value="0.0198422711772393" calcext:value-type="float">
            <text:p>0.0198422712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.543878" calcext:value-type="float">
            <text:p>6.543878</text:p>
          </table:table-cell>
          <table:table-cell office:value-type="float" office:value="6.6085511057" calcext:value-type="float">
            <text:p>6.6085511057</text:p>
          </table:table-cell>
          <table:table-cell table:formula="of:=POWER([.C2048]-6.75;2)" office:value-type="float" office:value="0.0200077896986925" calcext:value-type="float">
            <text:p>0.0200077897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.542854" calcext:value-type="float">
            <text:p>6.542854</text:p>
          </table:table-cell>
          <table:table-cell office:value-type="float" office:value="6.607750491" calcext:value-type="float">
            <text:p>6.607750491</text:p>
          </table:table-cell>
          <table:table-cell table:formula="of:=POWER([.C2049]-6.75;2)" office:value-type="float" office:value="0.0202349228107411" calcext:value-type="float">
            <text:p>0.0202349228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6.541908" calcext:value-type="float">
            <text:p>6.541908</text:p>
          </table:table-cell>
          <table:table-cell office:value-type="float" office:value="6.6063716882" calcext:value-type="float">
            <text:p>6.6063716882</text:p>
          </table:table-cell>
          <table:table-cell table:formula="of:=POWER([.C2050]-6.75;2)" office:value-type="float" office:value="0.0206290919505179" calcext:value-type="float">
            <text:p>0.020629092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.541031" calcext:value-type="float">
            <text:p>6.541031</text:p>
          </table:table-cell>
          <table:table-cell office:value-type="float" office:value="6.5999745717" calcext:value-type="float">
            <text:p>6.5999745717</text:p>
          </table:table-cell>
          <table:table-cell table:formula="of:=POWER([.C2051]-6.75;2)" office:value-type="float" office:value="0.0225076291365985" calcext:value-type="float">
            <text:p>0.0225076291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6.540216" calcext:value-type="float">
            <text:p>6.540216</text:p>
          </table:table-cell>
          <table:table-cell office:value-type="float" office:value="6.6026282742" calcext:value-type="float">
            <text:p>6.6026282742</text:p>
          </table:table-cell>
          <table:table-cell table:formula="of:=POWER([.C2052]-6.75;2)" office:value-type="float" office:value="0.0217184255652705" calcext:value-type="float">
            <text:p>0.0217184256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6.539458" calcext:value-type="float">
            <text:p>6.539458</text:p>
          </table:table-cell>
          <table:table-cell office:value-type="float" office:value="6.6037372437" calcext:value-type="float">
            <text:p>6.6037372437</text:p>
          </table:table-cell>
          <table:table-cell table:formula="of:=POWER([.C2053]-6.75;2)" office:value-type="float" office:value="0.0213927938804731" calcext:value-type="float">
            <text:p>0.0213927939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6.538752" calcext:value-type="float">
            <text:p>6.538752</text:p>
          </table:table-cell>
          <table:table-cell office:value-type="float" office:value="6.6044641201" calcext:value-type="float">
            <text:p>6.6044641201</text:p>
          </table:table-cell>
          <table:table-cell table:formula="of:=POWER([.C2054]-6.75;2)" office:value-type="float" office:value="0.0211806923382671" calcext:value-type="float">
            <text:p>0.0211806923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6.538092" calcext:value-type="float">
            <text:p>6.538092</text:p>
          </table:table-cell>
          <table:table-cell office:value-type="float" office:value="6.6050217563" calcext:value-type="float">
            <text:p>6.6050217563</text:p>
          </table:table-cell>
          <table:table-cell table:formula="of:=POWER([.C2055]-6.75;2)" office:value-type="float" office:value="0.0210186911463365" calcext:value-type="float">
            <text:p>0.0210186911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6.537475" calcext:value-type="float">
            <text:p>6.537475</text:p>
          </table:table-cell>
          <table:table-cell office:value-type="float" office:value="6.6054855161" calcext:value-type="float">
            <text:p>6.6054855161</text:p>
          </table:table-cell>
          <table:table-cell table:formula="of:=POWER([.C2056]-6.75;2)" office:value-type="float" office:value="0.0208844360568834" calcext:value-type="float">
            <text:p>0.0208844361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6.536898" calcext:value-type="float">
            <text:p>6.536898</text:p>
          </table:table-cell>
          <table:table-cell office:value-type="float" office:value="6.6058900376" calcext:value-type="float">
            <text:p>6.6058900376</text:p>
          </table:table-cell>
          <table:table-cell table:formula="of:=POWER([.C2057]-6.75;2)" office:value-type="float" office:value="0.0207676812629294" calcext:value-type="float">
            <text:p>0.0207676813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6.536357" calcext:value-type="float">
            <text:p>6.536357</text:p>
          </table:table-cell>
          <table:table-cell office:value-type="float" office:value="6.6062536093" calcext:value-type="float">
            <text:p>6.6062536093</text:p>
          </table:table-cell>
          <table:table-cell table:formula="of:=POWER([.C2058]-6.75;2)" office:value-type="float" office:value="0.0206630248392769" calcext:value-type="float">
            <text:p>0.0206630248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6.535849" calcext:value-type="float">
            <text:p>6.535849</text:p>
          </table:table-cell>
          <table:table-cell office:value-type="float" office:value="6.60658669" calcext:value-type="float">
            <text:p>6.60658669</text:p>
          </table:table-cell>
          <table:table-cell table:formula="of:=POWER([.C2059]-6.75;2)" office:value-type="float" office:value="0.020567377485156" calcext:value-type="float">
            <text:p>0.0205673775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6.535371" calcext:value-type="float">
            <text:p>6.535371</text:p>
          </table:table-cell>
          <table:table-cell office:value-type="float" office:value="6.6068955466" calcext:value-type="float">
            <text:p>6.6068955466</text:p>
          </table:table-cell>
          <table:table-cell table:formula="of:=POWER([.C2060]-6.75;2)" office:value-type="float" office:value="0.0204788845829129" calcext:value-type="float">
            <text:p>0.0204788846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.534919" calcext:value-type="float">
            <text:p>6.534919</text:p>
          </table:table-cell>
          <table:table-cell office:value-type="float" office:value="6.607184009" calcext:value-type="float">
            <text:p>6.607184009</text:p>
          </table:table-cell>
          <table:table-cell table:formula="of:=POWER([.C2061]-6.75;2)" office:value-type="float" office:value="0.0203964072853121" calcext:value-type="float">
            <text:p>0.0203964073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6.53449" calcext:value-type="float">
            <text:p>6.53449</text:p>
          </table:table-cell>
          <table:table-cell office:value-type="float" office:value="6.6074544229" calcext:value-type="float">
            <text:p>6.6074544229</text:p>
          </table:table-cell>
          <table:table-cell table:formula="of:=POWER([.C2062]-6.75;2)" office:value-type="float" office:value="0.020319241550772" calcext:value-type="float">
            <text:p>0.0203192416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6.534079" calcext:value-type="float">
            <text:p>6.534079</text:p>
          </table:table-cell>
          <table:table-cell office:value-type="float" office:value="6.6077081971" calcext:value-type="float">
            <text:p>6.6077081971</text:p>
          </table:table-cell>
          <table:table-cell table:formula="of:=POWER([.C2063]-6.75;2)" office:value-type="float" office:value="0.0202469571725324" calcext:value-type="float">
            <text:p>0.0202469572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6.533681" calcext:value-type="float">
            <text:p>6.533681</text:p>
          </table:table-cell>
          <table:table-cell office:value-type="float" office:value="6.6079461434" calcext:value-type="float">
            <text:p>6.6079461434</text:p>
          </table:table-cell>
          <table:table-cell table:formula="of:=POWER([.C2064]-6.75;2)" office:value-type="float" office:value="0.0201792981749335" calcext:value-type="float">
            <text:p>0.0201792982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6.533288" calcext:value-type="float">
            <text:p>6.533288</text:p>
          </table:table-cell>
          <table:table-cell office:value-type="float" office:value="6.6081686989" calcext:value-type="float">
            <text:p>6.6081686989</text:p>
          </table:table-cell>
          <table:table-cell table:formula="of:=POWER([.C2065]-6.75;2)" office:value-type="float" office:value="0.0201161179717188" calcext:value-type="float">
            <text:p>0.020116118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6.532895" calcext:value-type="float">
            <text:p>6.532895</text:p>
          </table:table-cell>
          <table:table-cell office:value-type="float" office:value="6.6083760753" calcext:value-type="float">
            <text:p>6.6083760753</text:p>
          </table:table-cell>
          <table:table-cell table:formula="of:=POWER([.C2066]-6.75;2)" office:value-type="float" office:value="0.0200573360474313" calcext:value-type="float">
            <text:p>0.020057336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6.532491" calcext:value-type="float">
            <text:p>6.532491</text:p>
          </table:table-cell>
          <table:table-cell office:value-type="float" office:value="6.6085683602" calcext:value-type="float">
            <text:p>6.6085683602</text:p>
          </table:table-cell>
          <table:table-cell table:formula="of:=POWER([.C2067]-6.75;2)" office:value-type="float" office:value="0.0200029087365171" calcext:value-type="float">
            <text:p>0.0200029087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6.532067" calcext:value-type="float">
            <text:p>6.532067</text:p>
          </table:table-cell>
          <table:table-cell office:value-type="float" office:value="6.6087455986" calcext:value-type="float">
            <text:p>6.6087455986</text:p>
          </table:table-cell>
          <table:table-cell table:formula="of:=POWER([.C2068]-6.75;2)" office:value-type="float" office:value="0.0199528059148724" calcext:value-type="float">
            <text:p>0.0199528059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6.531611" calcext:value-type="float">
            <text:p>6.531611</text:p>
          </table:table-cell>
          <table:table-cell office:value-type="float" office:value="6.6089078459" calcext:value-type="float">
            <text:p>6.6089078459</text:p>
          </table:table-cell>
          <table:table-cell table:formula="of:=POWER([.C2069]-6.75;2)" office:value-type="float" office:value="0.0199069959485781" calcext:value-type="float">
            <text:p>0.0199069959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6.531111" calcext:value-type="float">
            <text:p>6.531111</text:p>
          </table:table-cell>
          <table:table-cell office:value-type="float" office:value="6.6090552097" calcext:value-type="float">
            <text:p>6.6090552097</text:p>
          </table:table-cell>
          <table:table-cell table:formula="of:=POWER([.C2070]-6.75;2)" office:value-type="float" office:value="0.0198654339127109" calcext:value-type="float">
            <text:p>0.0198654339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.530553" calcext:value-type="float">
            <text:p>6.530553</text:p>
          </table:table-cell>
          <table:table-cell office:value-type="float" office:value="6.6091878763" calcext:value-type="float">
            <text:p>6.6091878763</text:p>
          </table:table-cell>
          <table:table-cell table:formula="of:=POWER([.C2071]-6.75;2)" office:value-type="float" office:value="0.0198280541809041" calcext:value-type="float">
            <text:p>0.0198280542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6.529922" calcext:value-type="float">
            <text:p>6.529922</text:p>
          </table:table-cell>
          <table:table-cell office:value-type="float" office:value="6.6093061344" calcext:value-type="float">
            <text:p>6.6093061344</text:p>
          </table:table-cell>
          <table:table-cell table:formula="of:=POWER([.C2072]-6.75;2)" office:value-type="float" office:value="0.0197947638174709" calcext:value-type="float">
            <text:p>0.0197947638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6.529201" calcext:value-type="float">
            <text:p>6.529201</text:p>
          </table:table-cell>
          <table:table-cell office:value-type="float" office:value="6.6094103853" calcext:value-type="float">
            <text:p>6.6094103853</text:p>
          </table:table-cell>
          <table:table-cell table:formula="of:=POWER([.C2073]-6.75;2)" office:value-type="float" office:value="0.0197654397614944" calcext:value-type="float">
            <text:p>0.0197654398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6.528373" calcext:value-type="float">
            <text:p>6.528373</text:p>
          </table:table-cell>
          <table:table-cell office:value-type="float" office:value="6.6095011559" calcext:value-type="float">
            <text:p>6.6095011559</text:p>
          </table:table-cell>
          <table:table-cell table:formula="of:=POWER([.C2074]-6.75;2)" office:value-type="float" office:value="0.019739925193436" calcext:value-type="float">
            <text:p>0.0197399252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6.527421" calcext:value-type="float">
            <text:p>6.527421</text:p>
          </table:table-cell>
          <table:table-cell office:value-type="float" office:value="6.6095790932" calcext:value-type="float">
            <text:p>6.6095790932</text:p>
          </table:table-cell>
          <table:table-cell table:formula="of:=POWER([.C2075]-6.75;2)" office:value-type="float" office:value="0.0197180310665343" calcext:value-type="float">
            <text:p>0.0197180311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6.526326" calcext:value-type="float">
            <text:p>6.526326</text:p>
          </table:table-cell>
          <table:table-cell office:value-type="float" office:value="6.6096449677" calcext:value-type="float">
            <text:p>6.6096449677</text:p>
          </table:table-cell>
          <table:table-cell table:formula="of:=POWER([.C2076]-6.75;2)" office:value-type="float" office:value="0.0196995350919342" calcext:value-type="float">
            <text:p>0.0196995351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6.525071" calcext:value-type="float">
            <text:p>6.525071</text:p>
          </table:table-cell>
          <table:table-cell office:value-type="float" office:value="6.6096996613" calcext:value-type="float">
            <text:p>6.6096996613</text:p>
          </table:table-cell>
          <table:table-cell table:formula="of:=POWER([.C2077]-6.75;2)" office:value-type="float" office:value="0.0196841850393348" calcext:value-type="float">
            <text:p>0.019684185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6.523638" calcext:value-type="float">
            <text:p>6.523638</text:p>
          </table:table-cell>
          <table:table-cell office:value-type="float" office:value="6.6097441577" calcext:value-type="float">
            <text:p>6.6097441577</text:p>
          </table:table-cell>
          <table:table-cell table:formula="of:=POWER([.C2078]-6.75;2)" office:value-type="float" office:value="0.0196717012992825" calcext:value-type="float">
            <text:p>0.0196717013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6.522009" calcext:value-type="float">
            <text:p>6.522009</text:p>
          </table:table-cell>
          <table:table-cell office:value-type="float" office:value="6.6097795341" calcext:value-type="float">
            <text:p>6.6097795341</text:p>
          </table:table-cell>
          <table:table-cell table:formula="of:=POWER([.C2079]-6.75;2)" office:value-type="float" office:value="0.019661779057213" calcext:value-type="float">
            <text:p>0.0196617791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6.52017" calcext:value-type="float">
            <text:p>6.52017</text:p>
          </table:table-cell>
          <table:table-cell office:value-type="float" office:value="6.6098069391" calcext:value-type="float">
            <text:p>6.6098069391</text:p>
          </table:table-cell>
          <table:table-cell table:formula="of:=POWER([.C2080]-6.75;2)" office:value-type="float" office:value="0.019654094324511" calcext:value-type="float">
            <text:p>0.0196540943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.518105" calcext:value-type="float">
            <text:p>6.518105</text:p>
          </table:table-cell>
          <table:table-cell office:value-type="float" office:value="6.6098275789" calcext:value-type="float">
            <text:p>6.6098275789</text:p>
          </table:table-cell>
          <table:table-cell table:formula="of:=POWER([.C2081]-6.75;2)" office:value-type="float" office:value="0.0196483076370357" calcext:value-type="float">
            <text:p>0.0196483076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6.515803" calcext:value-type="float">
            <text:p>6.515803</text:p>
          </table:table-cell>
          <table:table-cell office:value-type="float" office:value="6.6098426989" calcext:value-type="float">
            <text:p>6.6098426989</text:p>
          </table:table-cell>
          <table:table-cell table:formula="of:=POWER([.C2082]-6.75;2)" office:value-type="float" office:value="0.0196440690516362" calcext:value-type="float">
            <text:p>0.0196440691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6.513253" calcext:value-type="float">
            <text:p>6.513253</text:p>
          </table:table-cell>
          <table:table-cell office:value-type="float" office:value="6.6098535627" calcext:value-type="float">
            <text:p>6.6098535627</text:p>
          </table:table-cell>
          <table:table-cell table:formula="of:=POWER([.C2083]-6.75;2)" office:value-type="float" office:value="0.0196410238878829" calcext:value-type="float">
            <text:p>0.0196410239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6.510449" calcext:value-type="float">
            <text:p>6.510449</text:p>
          </table:table-cell>
          <table:table-cell office:value-type="float" office:value="6.6098614337" calcext:value-type="float">
            <text:p>6.6098614337</text:p>
          </table:table-cell>
          <table:table-cell table:formula="of:=POWER([.C2084]-6.75;2)" office:value-type="float" office:value="0.0196388177646195" calcext:value-type="float">
            <text:p>0.0196388178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6.507385" calcext:value-type="float">
            <text:p>6.507385</text:p>
          </table:table-cell>
          <table:table-cell office:value-type="float" office:value="6.6098675556" calcext:value-type="float">
            <text:p>6.6098675556</text:p>
          </table:table-cell>
          <table:table-cell table:formula="of:=POWER([.C2085]-6.75;2)" office:value-type="float" office:value="0.019637101973519" calcext:value-type="float">
            <text:p>0.019637102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6.504062" calcext:value-type="float">
            <text:p>6.504062</text:p>
          </table:table-cell>
          <table:table-cell office:value-type="float" office:value="6.6098731398" calcext:value-type="float">
            <text:p>6.6098731398</text:p>
          </table:table-cell>
          <table:table-cell table:formula="of:=POWER([.C2086]-6.75;2)" office:value-type="float" office:value="0.0196355369495102" calcext:value-type="float">
            <text:p>0.0196355369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6.500482" calcext:value-type="float">
            <text:p>6.500482</text:p>
          </table:table-cell>
          <table:table-cell office:value-type="float" office:value="6.6098793387" calcext:value-type="float">
            <text:p>6.6098793387</text:p>
          </table:table-cell>
          <table:table-cell table:formula="of:=POWER([.C2087]-6.75;2)" office:value-type="float" office:value="0.0196337997231494" calcext:value-type="float">
            <text:p>0.0196337997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6.496652" calcext:value-type="float">
            <text:p>6.496652</text:p>
          </table:table-cell>
          <table:table-cell office:value-type="float" office:value="6.6098872401" calcext:value-type="float">
            <text:p>6.6098872401</text:p>
          </table:table-cell>
          <table:table-cell table:formula="of:=POWER([.C2088]-6.75;2)" office:value-type="float" office:value="0.0196315854867951" calcext:value-type="float">
            <text:p>0.0196315855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6.492583" calcext:value-type="float">
            <text:p>6.492583</text:p>
          </table:table-cell>
          <table:table-cell office:value-type="float" office:value="6.6098978495" calcext:value-type="float">
            <text:p>6.6098978495</text:p>
          </table:table-cell>
          <table:table-cell table:formula="of:=POWER([.C2089]-6.75;2)" office:value-type="float" office:value="0.0196286125747246" calcext:value-type="float">
            <text:p>0.0196286126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6.48829" calcext:value-type="float">
            <text:p>6.48829</text:p>
          </table:table-cell>
          <table:table-cell office:value-type="float" office:value="6.6099120824" calcext:value-type="float">
            <text:p>6.6099120824</text:p>
          </table:table-cell>
          <table:table-cell table:formula="of:=POWER([.C2090]-6.75;2)" office:value-type="float" office:value="0.0196246246575043" calcext:value-type="float">
            <text:p>0.0196246247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.483792" calcext:value-type="float">
            <text:p>6.483792</text:p>
          </table:table-cell>
          <table:table-cell office:value-type="float" office:value="6.6099307527" calcext:value-type="float">
            <text:p>6.6099307527</text:p>
          </table:table-cell>
          <table:table-cell table:formula="of:=POWER([.C2091]-6.75;2)" office:value-type="float" office:value="0.0196193940391884" calcext:value-type="float">
            <text:p>0.019619394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6.479112" calcext:value-type="float">
            <text:p>6.479112</text:p>
          </table:table-cell>
          <table:table-cell office:value-type="float" office:value="6.6099545735" calcext:value-type="float">
            <text:p>6.6099545735</text:p>
          </table:table-cell>
          <table:table-cell table:formula="of:=POWER([.C2092]-6.75;2)" office:value-type="float" office:value="0.019612721483567" calcext:value-type="float">
            <text:p>0.0196127215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6.474276" calcext:value-type="float">
            <text:p>6.474276</text:p>
          </table:table-cell>
          <table:table-cell office:value-type="float" office:value="6.609984147" calcext:value-type="float">
            <text:p>6.609984147</text:p>
          </table:table-cell>
          <table:table-cell table:formula="of:=POWER([.C2093]-6.75;2)" office:value-type="float" office:value="0.0196044390913175" calcext:value-type="float">
            <text:p>0.0196044391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6.469313" calcext:value-type="float">
            <text:p>6.469313</text:p>
          </table:table-cell>
          <table:table-cell office:value-type="float" office:value="6.6100199713" calcext:value-type="float">
            <text:p>6.6100199713</text:p>
          </table:table-cell>
          <table:table-cell table:formula="of:=POWER([.C2094]-6.75;2)" office:value-type="float" office:value="0.0195944084348529" calcext:value-type="float">
            <text:p>0.0195944084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6.464258" calcext:value-type="float">
            <text:p>6.464258</text:p>
          </table:table-cell>
          <table:table-cell office:value-type="float" office:value="6.6100624409" calcext:value-type="float">
            <text:p>6.6100624409</text:p>
          </table:table-cell>
          <table:table-cell table:formula="of:=POWER([.C2095]-6.75;2)" office:value-type="float" office:value="0.0195825204468659" calcext:value-type="float">
            <text:p>0.0195825204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6.459146" calcext:value-type="float">
            <text:p>6.459146</text:p>
          </table:table-cell>
          <table:table-cell office:value-type="float" office:value="6.6101118477" calcext:value-type="float">
            <text:p>6.6101118477</text:p>
          </table:table-cell>
          <table:table-cell table:formula="of:=POWER([.C2096]-6.75;2)" office:value-type="float" office:value="0.019568695153908" calcext:value-type="float">
            <text:p>0.0195686952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6.454015" calcext:value-type="float">
            <text:p>6.454015</text:p>
          </table:table-cell>
          <table:table-cell office:value-type="float" office:value="6.6101683925" calcext:value-type="float">
            <text:p>6.6101683925</text:p>
          </table:table-cell>
          <table:table-cell table:formula="of:=POWER([.C2097]-6.75;2)" office:value-type="float" office:value="0.019552878456034" calcext:value-type="float">
            <text:p>0.0195528785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6.448904" calcext:value-type="float">
            <text:p>6.448904</text:p>
          </table:table-cell>
          <table:table-cell office:value-type="float" office:value="6.6102321918" calcext:value-type="float">
            <text:p>6.6102321918</text:p>
          </table:table-cell>
          <table:table-cell table:formula="of:=POWER([.C2098]-6.75;2)" office:value-type="float" office:value="0.0195350402090321" calcext:value-type="float">
            <text:p>0.0195350402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6.443855" calcext:value-type="float">
            <text:p>6.443855</text:p>
          </table:table-cell>
          <table:table-cell office:value-type="float" office:value="6.6103032867" calcext:value-type="float">
            <text:p>6.6103032867</text:p>
          </table:table-cell>
          <table:table-cell table:formula="of:=POWER([.C2099]-6.75;2)" office:value-type="float" office:value="0.0195151717068225" calcext:value-type="float">
            <text:p>0.0195151717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6.438909" calcext:value-type="float">
            <text:p>6.438909</text:p>
          </table:table-cell>
          <table:table-cell office:value-type="float" office:value="6.6103816559" calcext:value-type="float">
            <text:p>6.6103816559</text:p>
          </table:table-cell>
          <table:table-cell table:formula="of:=POWER([.C2100]-6.75;2)" office:value-type="float" office:value="0.0194932820092259" calcext:value-type="float">
            <text:p>0.019493282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.434108" calcext:value-type="float">
            <text:p>6.434108</text:p>
          </table:table-cell>
          <table:table-cell office:value-type="float" office:value="6.610467224" calcext:value-type="float">
            <text:p>6.610467224</text:p>
          </table:table-cell>
          <table:table-cell table:formula="of:=POWER([.C2101]-6.75;2)" office:value-type="float" office:value="0.0194693955782662" calcext:value-type="float">
            <text:p>0.0194693956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6.429494" calcext:value-type="float">
            <text:p>6.429494</text:p>
          </table:table-cell>
          <table:table-cell office:value-type="float" office:value="6.6105598781" calcext:value-type="float">
            <text:p>6.6105598781</text:p>
          </table:table-cell>
          <table:table-cell table:formula="of:=POWER([.C2102]-6.75;2)" office:value-type="float" office:value="0.0194435475954868" calcext:value-type="float">
            <text:p>0.0194435476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6.425106" calcext:value-type="float">
            <text:p>6.425106</text:p>
          </table:table-cell>
          <table:table-cell office:value-type="float" office:value="6.6106594731" calcext:value-type="float">
            <text:p>6.6106594731</text:p>
          </table:table-cell>
          <table:table-cell table:formula="of:=POWER([.C2103]-6.75;2)" office:value-type="float" office:value="0.0194157824367696" calcext:value-type="float">
            <text:p>0.0194157824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6.420985" calcext:value-type="float">
            <text:p>6.420985</text:p>
          </table:table-cell>
          <table:table-cell office:value-type="float" office:value="6.6107658495" calcext:value-type="float">
            <text:p>6.6107658495</text:p>
          </table:table-cell>
          <table:table-cell table:formula="of:=POWER([.C2104]-6.75;2)" office:value-type="float" office:value="0.0193861486654567" calcext:value-type="float">
            <text:p>0.0193861487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6.417168" calcext:value-type="float">
            <text:p>6.417168</text:p>
          </table:table-cell>
          <table:table-cell office:value-type="float" office:value="6.6108788351" calcext:value-type="float">
            <text:p>6.6108788351</text:p>
          </table:table-cell>
          <table:table-cell table:formula="of:=POWER([.C2105]-6.75;2)" office:value-type="float" office:value="0.0193546985231329" calcext:value-type="float">
            <text:p>0.0193546985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6.413693" calcext:value-type="float">
            <text:p>6.413693</text:p>
          </table:table-cell>
          <table:table-cell office:value-type="float" office:value="6.6109982599" calcext:value-type="float">
            <text:p>6.6109982599</text:p>
          </table:table-cell>
          <table:table-cell table:formula="of:=POWER([.C2106]-6.75;2)" office:value-type="float" office:value="0.019321483750828" calcext:value-type="float">
            <text:p>0.0193214838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6.410593" calcext:value-type="float">
            <text:p>6.410593</text:p>
          </table:table-cell>
          <table:table-cell office:value-type="float" office:value="6.6111239534" calcext:value-type="float">
            <text:p>6.6111239534</text:p>
          </table:table-cell>
          <table:table-cell table:formula="of:=POWER([.C2107]-6.75;2)" office:value-type="float" office:value="0.0192865563192454" calcext:value-type="float">
            <text:p>0.0192865563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6.407903" calcext:value-type="float">
            <text:p>6.407903</text:p>
          </table:table-cell>
          <table:table-cell office:value-type="float" office:value="6.6112557581" calcext:value-type="float">
            <text:p>6.6112557581</text:p>
          </table:table-cell>
          <table:table-cell table:formula="of:=POWER([.C2108]-6.75;2)" office:value-type="float" office:value="0.0192499646604056" calcext:value-type="float">
            <text:p>0.0192499647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6.405653" calcext:value-type="float">
            <text:p>6.405653</text:p>
          </table:table-cell>
          <table:table-cell office:value-type="float" office:value="6.6113935215" calcext:value-type="float">
            <text:p>6.6113935215</text:p>
          </table:table-cell>
          <table:table-cell table:formula="of:=POWER([.C2109]-6.75;2)" office:value-type="float" office:value="0.0192117558821709" calcext:value-type="float">
            <text:p>0.0192117559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6.403875" calcext:value-type="float">
            <text:p>6.403875</text:p>
          </table:table-cell>
          <table:table-cell office:value-type="float" office:value="6.6115371039" calcext:value-type="float">
            <text:p>6.6115371039</text:p>
          </table:table-cell>
          <table:table-cell table:formula="of:=POWER([.C2110]-6.75;2)" office:value-type="float" office:value="0.0191719735963994" calcext:value-type="float">
            <text:p>0.0191719736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.402598" calcext:value-type="float">
            <text:p>6.402598</text:p>
          </table:table-cell>
          <table:table-cell office:value-type="float" office:value="6.6116863602" calcext:value-type="float">
            <text:p>6.6116863602</text:p>
          </table:table-cell>
          <table:table-cell table:formula="of:=POWER([.C2111]-6.75;2)" office:value-type="float" office:value="0.0191306629547241" calcext:value-type="float">
            <text:p>0.019130663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6.401852" calcext:value-type="float">
            <text:p>6.401852</text:p>
          </table:table-cell>
          <table:table-cell office:value-type="float" office:value="6.611841147" calcext:value-type="float">
            <text:p>6.611841147</text:p>
          </table:table-cell>
          <table:table-cell table:formula="of:=POWER([.C2112]-6.75;2)" office:value-type="float" office:value="0.0190878686622757" calcext:value-type="float">
            <text:p>0.0190878687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6.401667" calcext:value-type="float">
            <text:p>6.401667</text:p>
          </table:table-cell>
          <table:table-cell office:value-type="float" office:value="6.6120012993" calcext:value-type="float">
            <text:p>6.6120012993</text:p>
          </table:table-cell>
          <table:table-cell table:formula="of:=POWER([.C2113]-6.75;2)" office:value-type="float" office:value="0.0190436413948881" calcext:value-type="float">
            <text:p>0.0190436414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6.402076" calcext:value-type="float">
            <text:p>6.402076</text:p>
          </table:table-cell>
          <table:table-cell office:value-type="float" office:value="6.6121666237" calcext:value-type="float">
            <text:p>6.6121666237</text:p>
          </table:table-cell>
          <table:table-cell table:formula="of:=POWER([.C2114]-6.75;2)" office:value-type="float" office:value="0.0189980396222573" calcext:value-type="float">
            <text:p>0.0189980396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6.403114" calcext:value-type="float">
            <text:p>6.403114</text:p>
          </table:table-cell>
          <table:table-cell office:value-type="float" office:value="6.6123368781" calcext:value-type="float">
            <text:p>6.6123368781</text:p>
          </table:table-cell>
          <table:table-cell table:formula="of:=POWER([.C2115]-6.75;2)" office:value-type="float" office:value="0.0189511351312543" calcext:value-type="float">
            <text:p>0.0189511351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6.404819" calcext:value-type="float">
            <text:p>6.404819</text:p>
          </table:table-cell>
          <table:table-cell office:value-type="float" office:value="6.6125117509" calcext:value-type="float">
            <text:p>6.6125117509</text:p>
          </table:table-cell>
          <table:table-cell table:formula="of:=POWER([.C2116]-6.75;2)" office:value-type="float" office:value="0.0189030186405838" calcext:value-type="float">
            <text:p>0.0189030186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6.407236" calcext:value-type="float">
            <text:p>6.407236</text:p>
          </table:table-cell>
          <table:table-cell office:value-type="float" office:value="6.6126908423" calcext:value-type="float">
            <text:p>6.6126908423</text:p>
          </table:table-cell>
          <table:table-cell table:formula="of:=POWER([.C2117]-6.75;2)" office:value-type="float" office:value="0.0188538047882834" calcext:value-type="float">
            <text:p>0.0188538048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6.410414" calcext:value-type="float">
            <text:p>6.410414</text:p>
          </table:table-cell>
          <table:table-cell office:value-type="float" office:value="6.6128736308" calcext:value-type="float">
            <text:p>6.6128736308</text:p>
          </table:table-cell>
          <table:table-cell table:formula="of:=POWER([.C2118]-6.75;2)" office:value-type="float" office:value="0.0188036411299746" calcext:value-type="float">
            <text:p>0.0188036411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.414413" calcext:value-type="float">
            <text:p>6.414413</text:p>
          </table:table-cell>
          <table:table-cell office:value-type="float" office:value="6.613059457" calcext:value-type="float">
            <text:p>6.613059457</text:p>
          </table:table-cell>
          <table:table-cell table:formula="of:=POWER([.C2119]-6.75;2)" office:value-type="float" office:value="0.0187527123171348" calcext:value-type="float">
            <text:p>0.0187527123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6.419305" calcext:value-type="float">
            <text:p>6.419305</text:p>
          </table:table-cell>
          <table:table-cell office:value-type="float" office:value="6.6132474821" calcext:value-type="float">
            <text:p>6.6132474821</text:p>
          </table:table-cell>
          <table:table-cell table:formula="of:=POWER([.C2120]-6.75;2)" office:value-type="float" office:value="0.0187012511519898" calcext:value-type="float">
            <text:p>0.0187012512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.425172" calcext:value-type="float">
            <text:p>6.425172</text:p>
          </table:table-cell>
          <table:table-cell office:value-type="float" office:value="6.6134366559" calcext:value-type="float">
            <text:p>6.6134366559</text:p>
          </table:table-cell>
          <table:table-cell table:formula="of:=POWER([.C2121]-6.75;2)" office:value-type="float" office:value="0.018649546951775" calcext:value-type="float">
            <text:p>0.018649547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6.432115" calcext:value-type="float">
            <text:p>6.432115</text:p>
          </table:table-cell>
          <table:table-cell office:value-type="float" office:value="6.6136256846" calcext:value-type="float">
            <text:p>6.6136256846</text:p>
          </table:table-cell>
          <table:table-cell table:formula="of:=POWER([.C2122]-6.75;2)" office:value-type="float" office:value="0.0185979539008188" calcext:value-type="float">
            <text:p>0.0185979539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6.440255" calcext:value-type="float">
            <text:p>6.440255</text:p>
          </table:table-cell>
          <table:table-cell office:value-type="float" office:value="6.6138129857" calcext:value-type="float">
            <text:p>6.6138129857</text:p>
          </table:table-cell>
          <table:table-cell table:formula="of:=POWER([.C2123]-6.75;2)" office:value-type="float" office:value="0.0185469028639484" calcext:value-type="float">
            <text:p>0.0185469029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6.449739" calcext:value-type="float">
            <text:p>6.449739</text:p>
          </table:table-cell>
          <table:table-cell office:value-type="float" office:value="6.6139966452" calcext:value-type="float">
            <text:p>6.6139966452</text:p>
          </table:table-cell>
          <table:table-cell table:formula="of:=POWER([.C2124]-6.75;2)" office:value-type="float" office:value="0.0184969125168546" calcext:value-type="float">
            <text:p>0.0184969125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6.460746" calcext:value-type="float">
            <text:p>6.460746</text:p>
          </table:table-cell>
          <table:table-cell office:value-type="float" office:value="6.6141743602" calcext:value-type="float">
            <text:p>6.6141743602</text:p>
          </table:table-cell>
          <table:table-cell table:formula="of:=POWER([.C2125]-6.75;2)" office:value-type="float" office:value="0.0184486044270794" calcext:value-type="float">
            <text:p>0.0184486044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6.473499" calcext:value-type="float">
            <text:p>6.473499</text:p>
          </table:table-cell>
          <table:table-cell office:value-type="float" office:value="6.6143433799" calcext:value-type="float">
            <text:p>6.6143433799</text:p>
          </table:table-cell>
          <table:table-cell table:formula="of:=POWER([.C2126]-6.75;2)" office:value-type="float" office:value="0.0184027185769557" calcext:value-type="float">
            <text:p>0.0184027186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6.488274" calcext:value-type="float">
            <text:p>6.488274</text:p>
          </table:table-cell>
          <table:table-cell office:value-type="float" office:value="6.6145004247" calcext:value-type="float">
            <text:p>6.6145004247</text:p>
          </table:table-cell>
          <table:table-cell table:formula="of:=POWER([.C2127]-6.75;2)" office:value-type="float" office:value="0.0183601349064803" calcext:value-type="float">
            <text:p>0.0183601349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6.505422" calcext:value-type="float">
            <text:p>6.505422</text:p>
          </table:table-cell>
          <table:table-cell office:value-type="float" office:value="6.6146415932" calcext:value-type="float">
            <text:p>6.6146415932</text:p>
          </table:table-cell>
          <table:table-cell table:formula="of:=POWER([.C2128]-6.75;2)" office:value-type="float" office:value="0.0183218982914343" calcext:value-type="float">
            <text:p>0.0183218983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6.525393" calcext:value-type="float">
            <text:p>6.525393</text:p>
          </table:table-cell>
          <table:table-cell office:value-type="float" office:value="6.6147622312" calcext:value-type="float">
            <text:p>6.6147622312</text:p>
          </table:table-cell>
          <table:table-cell table:formula="of:=POWER([.C2129]-6.75;2)" office:value-type="float" office:value="0.0182892541100022" calcext:value-type="float">
            <text:p>0.0182892541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6.54878" calcext:value-type="float">
            <text:p>6.54878</text:p>
          </table:table-cell>
          <table:table-cell office:value-type="float" office:value="6.6148567563" calcext:value-type="float">
            <text:p>6.6148567563</text:p>
          </table:table-cell>
          <table:table-cell table:formula="of:=POWER([.C2130]-6.75;2)" office:value-type="float" office:value="0.0182636963177576" calcext:value-type="float">
            <text:p>0.0182636963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.57638" calcext:value-type="float">
            <text:p>6.57638</text:p>
          </table:table-cell>
          <table:table-cell office:value-type="float" office:value="6.6149184176" calcext:value-type="float">
            <text:p>6.6149184176</text:p>
          </table:table-cell>
          <table:table-cell table:formula="of:=POWER([.C2131]-6.75;2)" office:value-type="float" office:value="0.0182470339036879" calcext:value-type="float">
            <text:p>0.0182470339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6.609295" calcext:value-type="float">
            <text:p>6.609295</text:p>
          </table:table-cell>
          <table:table-cell office:value-type="float" office:value="6.6149389337" calcext:value-type="float">
            <text:p>6.6149389337</text:p>
          </table:table-cell>
          <table:table-cell table:formula="of:=POWER([.C2132]-6.75;2)" office:value-type="float" office:value="0.0182414916300931" calcext:value-type="float">
            <text:p>0.0182414916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6.649094" calcext:value-type="float">
            <text:p>6.649094</text:p>
          </table:table-cell>
          <table:table-cell office:value-type="float" office:value="6.6149079624" calcext:value-type="float">
            <text:p>6.6149079624</text:p>
          </table:table-cell>
          <table:table-cell table:formula="of:=POWER([.C2133]-6.75;2)" office:value-type="float" office:value="0.0182498586229198" calcext:value-type="float">
            <text:p>0.0182498586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6.698108" calcext:value-type="float">
            <text:p>6.698108</text:p>
          </table:table-cell>
          <table:table-cell office:value-type="float" office:value="6.6148122778" calcext:value-type="float">
            <text:p>6.6148122778</text:p>
          </table:table-cell>
          <table:table-cell table:formula="of:=POWER([.C2134]-6.75;2)" office:value-type="float" office:value="0.0182757202336242" calcext:value-type="float">
            <text:p>0.0182757202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6.759952" calcext:value-type="float">
            <text:p>6.759952</text:p>
          </table:table-cell>
          <table:table-cell office:value-type="float" office:value="6.6146344229" calcext:value-type="float">
            <text:p>6.6146344229</text:p>
          </table:table-cell>
          <table:table-cell table:formula="of:=POWER([.C2135]-6.75;2)" office:value-type="float" office:value="0.018323839463616" calcext:value-type="float">
            <text:p>0.0183238395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6.84057" calcext:value-type="float">
            <text:p>6.84057</text:p>
          </table:table-cell>
          <table:table-cell office:value-type="float" office:value="6.6143504194" calcext:value-type="float">
            <text:p>6.6143504194</text:p>
          </table:table-cell>
          <table:table-cell table:formula="of:=POWER([.C2136]-6.75;2)" office:value-type="float" office:value="0.0184008087169559" calcext:value-type="float">
            <text:p>0.0184008087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6.950487" calcext:value-type="float">
            <text:p>6.950487</text:p>
          </table:table-cell>
          <table:table-cell office:value-type="float" office:value="6.6139256165" calcext:value-type="float">
            <text:p>6.6139256165</text:p>
          </table:table-cell>
          <table:table-cell table:formula="of:=POWER([.C2137]-6.75;2)" office:value-type="float" office:value="0.0185162378449052" calcext:value-type="float">
            <text:p>0.0185162378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7.1103" calcext:value-type="float">
            <text:p>7.1103</text:p>
          </table:table-cell>
          <table:table-cell office:value-type="float" office:value="6.6133065" calcext:value-type="float">
            <text:p>6.6133065</text:p>
          </table:table-cell>
          <table:table-cell table:formula="of:=POWER([.C2138]-6.75;2)" office:value-type="float" office:value="0.0186851129422499" calcext:value-type="float">
            <text:p>0.0186851129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7.366604" calcext:value-type="float">
            <text:p>7.366604</text:p>
          </table:table-cell>
          <table:table-cell office:value-type="float" office:value="6.6124026559" calcext:value-type="float">
            <text:p>6.6124026559</text:p>
          </table:table-cell>
          <table:table-cell table:formula="of:=POWER([.C2139]-6.75;2)" office:value-type="float" office:value="0.0189330291033737" calcext:value-type="float">
            <text:p>0.0189330291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7.85251" calcext:value-type="float">
            <text:p>7.85251</text:p>
          </table:table-cell>
          <table:table-cell office:value-type="float" office:value="6.6110402007" calcext:value-type="float">
            <text:p>6.6110402007</text:p>
          </table:table-cell>
          <table:table-cell table:formula="of:=POWER([.C2140]-6.75;2)" office:value-type="float" office:value="0.0193098258214963" calcext:value-type="float">
            <text:p>0.0193098258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9.173251" calcext:value-type="float">
            <text:p>9.173251</text:p>
          </table:table-cell>
          <table:table-cell office:value-type="float" office:value="6.6088067491" calcext:value-type="float">
            <text:p>6.6088067491</text:p>
          </table:table-cell>
          <table:table-cell table:formula="of:=POWER([.C2141]-6.75;2)" office:value-type="float" office:value="0.0199355340997103" calcext:value-type="float">
            <text:p>0.0199355341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9.173251" calcext:value-type="float">
            <text:p>9.173251</text:p>
          </table:table-cell>
          <table:table-cell office:value-type="float" office:value="6.6042053351" calcext:value-type="float">
            <text:p>6.6042053351</text:p>
          </table:table-cell>
          <table:table-cell table:formula="of:=POWER([.C2142]-6.75;2)" office:value-type="float" office:value="0.0212560843133034" calcext:value-type="float">
            <text:p>0.0212560843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9.173251" calcext:value-type="float">
            <text:p>9.173251</text:p>
          </table:table-cell>
          <table:table-cell office:value-type="float" office:value="6.5996021111" calcext:value-type="float">
            <text:p>6.5996021111</text:p>
          </table:table-cell>
          <table:table-cell table:formula="of:=POWER([.C2143]-6.75;2)" office:value-type="float" office:value="0.0226195249855767" calcext:value-type="float">
            <text:p>0.022619525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4.41715" calcext:value-type="float">
            <text:p>4.41715</text:p>
          </table:table-cell>
          <table:table-cell office:value-type="float" office:value="6.5949964032" calcext:value-type="float">
            <text:p>6.5949964032</text:p>
          </table:table-cell>
          <table:table-cell table:formula="of:=POWER([.C2144]-6.75;2)" office:value-type="float" office:value="0.0240261150209371" calcext:value-type="float">
            <text:p>0.024026115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5.152255" calcext:value-type="float">
            <text:p>5.152255</text:p>
          </table:table-cell>
          <table:table-cell office:value-type="float" office:value="6.5989111237" calcext:value-type="float">
            <text:p>6.5989111237</text:p>
          </table:table-cell>
          <table:table-cell table:formula="of:=POWER([.C2145]-6.75;2)" office:value-type="float" office:value="0.0228278485415968" calcext:value-type="float">
            <text:p>0.0228278485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5.49157" calcext:value-type="float">
            <text:p>5.49157</text:p>
          </table:table-cell>
          <table:table-cell office:value-type="float" office:value="6.6015049462" calcext:value-type="float">
            <text:p>6.6015049462</text:p>
          </table:table-cell>
          <table:table-cell table:formula="of:=POWER([.C2146]-6.75;2)" office:value-type="float" office:value="0.0220507810030648" calcext:value-type="float">
            <text:p>0.022050781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5.69105" calcext:value-type="float">
            <text:p>5.69105</text:p>
          </table:table-cell>
          <table:table-cell office:value-type="float" office:value="6.6034868369" calcext:value-type="float">
            <text:p>6.6034868369</text:p>
          </table:table-cell>
          <table:table-cell table:formula="of:=POWER([.C2147]-6.75;2)" office:value-type="float" office:value="0.0214661069615672" calcext:value-type="float">
            <text:p>0.021466107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5.82456" calcext:value-type="float">
            <text:p>5.82456</text:p>
          </table:table-cell>
          <table:table-cell office:value-type="float" office:value="6.6051071918" calcext:value-type="float">
            <text:p>6.6051071918</text:p>
          </table:table-cell>
          <table:table-cell table:formula="of:=POWER([.C2148]-6.75;2)" office:value-type="float" office:value="0.0209939258680819" calcext:value-type="float">
            <text:p>0.0209939259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5.921642" calcext:value-type="float">
            <text:p>5.921642</text:p>
          </table:table-cell>
          <table:table-cell office:value-type="float" office:value="6.6064841541" calcext:value-type="float">
            <text:p>6.6064841541</text:p>
          </table:table-cell>
          <table:table-cell table:formula="of:=POWER([.C2149]-6.75;2)" office:value-type="float" office:value="0.0205967980243924" calcext:value-type="float">
            <text:p>0.020596798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5.996451" calcext:value-type="float">
            <text:p>5.996451</text:p>
          </table:table-cell>
          <table:table-cell office:value-type="float" office:value="6.6076830591" calcext:value-type="float">
            <text:p>6.6076830591</text:p>
          </table:table-cell>
          <table:table-cell table:formula="of:=POWER([.C2150]-6.75;2)" office:value-type="float" office:value="0.020254111667134" calcext:value-type="float">
            <text:p>0.0202541117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.056619" calcext:value-type="float">
            <text:p>6.056619</text:p>
          </table:table-cell>
          <table:table-cell office:value-type="float" office:value="6.6087439964" calcext:value-type="float">
            <text:p>6.6087439964</text:p>
          </table:table-cell>
          <table:table-cell table:formula="of:=POWER([.C2151]-6.75;2)" office:value-type="float" office:value="0.0199532585530431" calcext:value-type="float">
            <text:p>0.0199532586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6.106618" calcext:value-type="float">
            <text:p>6.106618</text:p>
          </table:table-cell>
          <table:table-cell office:value-type="float" office:value="6.6096935036" calcext:value-type="float">
            <text:p>6.6096935036</text:p>
          </table:table-cell>
          <table:table-cell table:formula="of:=POWER([.C2152]-6.75;2)" office:value-type="float" office:value="0.0196859129320432" calcext:value-type="float">
            <text:p>0.0196859129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6.149238" calcext:value-type="float">
            <text:p>6.149238</text:p>
          </table:table-cell>
          <table:table-cell office:value-type="float" office:value="6.6105502186" calcext:value-type="float">
            <text:p>6.6105502186</text:p>
          </table:table-cell>
          <table:table-cell table:formula="of:=POWER([.C2153]-6.75;2)" office:value-type="float" office:value="0.0194462415325077" calcext:value-type="float">
            <text:p>0.0194462415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6.186303" calcext:value-type="float">
            <text:p>6.186303</text:p>
          </table:table-cell>
          <table:table-cell office:value-type="float" office:value="6.6113278835" calcext:value-type="float">
            <text:p>6.6113278835</text:p>
          </table:table-cell>
          <table:table-cell table:formula="of:=POWER([.C2154]-6.75;2)" office:value-type="float" office:value="0.0192299558945897" calcext:value-type="float">
            <text:p>0.0192299559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6.219058" calcext:value-type="float">
            <text:p>6.219058</text:p>
          </table:table-cell>
          <table:table-cell office:value-type="float" office:value="6.6120370735" calcext:value-type="float">
            <text:p>6.6120370735</text:p>
          </table:table-cell>
          <table:table-cell table:formula="of:=POWER([.C2155]-6.75;2)" office:value-type="float" office:value="0.0190337690884445" calcext:value-type="float">
            <text:p>0.0190337691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6.248377" calcext:value-type="float">
            <text:p>6.248377</text:p>
          </table:table-cell>
          <table:table-cell office:value-type="float" office:value="6.6126862151" calcext:value-type="float">
            <text:p>6.6126862151</text:p>
          </table:table-cell>
          <table:table-cell table:formula="of:=POWER([.C2156]-6.75;2)" office:value-type="float" office:value="0.0188550755235634" calcext:value-type="float">
            <text:p>0.0188550755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6.274895" calcext:value-type="float">
            <text:p>6.274895</text:p>
          </table:table-cell>
          <table:table-cell office:value-type="float" office:value="6.6132822401" calcext:value-type="float">
            <text:p>6.6132822401</text:p>
          </table:table-cell>
          <table:table-cell table:formula="of:=POWER([.C2157]-6.75;2)" office:value-type="float" office:value="0.018691745872074" calcext:value-type="float">
            <text:p>0.0186917459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6.299079" calcext:value-type="float">
            <text:p>6.299079</text:p>
          </table:table-cell>
          <table:table-cell office:value-type="float" office:value="6.6138310036" calcext:value-type="float">
            <text:p>6.6138310036</text:p>
          </table:table-cell>
          <table:table-cell table:formula="of:=POWER([.C2158]-6.75;2)" office:value-type="float" office:value="0.0185419955805833" calcext:value-type="float">
            <text:p>0.0185419956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6.321289" calcext:value-type="float">
            <text:p>6.321289</text:p>
          </table:table-cell>
          <table:table-cell office:value-type="float" office:value="6.6143375663" calcext:value-type="float">
            <text:p>6.6143375663</text:p>
          </table:table-cell>
          <table:table-cell table:formula="of:=POWER([.C2159]-6.75;2)" office:value-type="float" office:value="0.018404295917407" calcext:value-type="float">
            <text:p>0.0184042959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6.341801" calcext:value-type="float">
            <text:p>6.341801</text:p>
          </table:table-cell>
          <table:table-cell office:value-type="float" office:value="6.6148063746" calcext:value-type="float">
            <text:p>6.6148063746</text:p>
          </table:table-cell>
          <table:table-cell table:formula="of:=POWER([.C2160]-6.75;2)" office:value-type="float" office:value="0.0182773163487956" calcext:value-type="float">
            <text:p>0.0182773163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.360837" calcext:value-type="float">
            <text:p>6.360837</text:p>
          </table:table-cell>
          <table:table-cell office:value-type="float" office:value="6.6152413925" calcext:value-type="float">
            <text:p>6.6152413925</text:p>
          </table:table-cell>
          <table:table-cell table:formula="of:=POWER([.C2161]-6.75;2)" office:value-type="float" office:value="0.0181598822953391" calcext:value-type="float">
            <text:p>0.0181598823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6.378573" calcext:value-type="float">
            <text:p>6.378573</text:p>
          </table:table-cell>
          <table:table-cell office:value-type="float" office:value="6.6156461882" calcext:value-type="float">
            <text:p>6.6156461882</text:p>
          </table:table-cell>
          <table:table-cell table:formula="of:=POWER([.C2162]-6.75;2)" office:value-type="float" office:value="0.0180509467451897" calcext:value-type="float">
            <text:p>0.0180509467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6.395159" calcext:value-type="float">
            <text:p>6.395159</text:p>
          </table:table-cell>
          <table:table-cell office:value-type="float" office:value="6.616024" calcext:value-type="float">
            <text:p>6.616024</text:p>
          </table:table-cell>
          <table:table-cell table:formula="of:=POWER([.C2163]-6.75;2)" office:value-type="float" office:value="0.0179495685759999" calcext:value-type="float">
            <text:p>0.0179495686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6.410717" calcext:value-type="float">
            <text:p>6.410717</text:p>
          </table:table-cell>
          <table:table-cell office:value-type="float" office:value="6.616377767" calcext:value-type="float">
            <text:p>6.616377767</text:p>
          </table:table-cell>
          <table:table-cell table:formula="of:=POWER([.C2164]-6.75;2)" office:value-type="float" office:value="0.0178549011519062" calcext:value-type="float">
            <text:p>0.0178549012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6.425356" calcext:value-type="float">
            <text:p>6.425356</text:p>
          </table:table-cell>
          <table:table-cell office:value-type="float" office:value="6.6167101738" calcext:value-type="float">
            <text:p>6.6167101738</text:p>
          </table:table-cell>
          <table:table-cell table:formula="of:=POWER([.C2165]-6.75;2)" office:value-type="float" office:value="0.0177661777684263" calcext:value-type="float">
            <text:p>0.0177661778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6.439166" calcext:value-type="float">
            <text:p>6.439166</text:p>
          </table:table-cell>
          <table:table-cell office:value-type="float" office:value="6.6170236541" calcext:value-type="float">
            <text:p>6.6170236541</text:p>
          </table:table-cell>
          <table:table-cell table:formula="of:=POWER([.C2166]-6.75;2)" office:value-type="float" office:value="0.0176827085689163" calcext:value-type="float">
            <text:p>0.0176827086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6.452229" calcext:value-type="float">
            <text:p>6.452229</text:p>
          </table:table-cell>
          <table:table-cell office:value-type="float" office:value="6.6173204211" calcext:value-type="float">
            <text:p>6.6173204211</text:p>
          </table:table-cell>
          <table:table-cell table:formula="of:=POWER([.C2167]-6.75;2)" office:value-type="float" office:value="0.0176038706570812" calcext:value-type="float">
            <text:p>0.0176038707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6.464618" calcext:value-type="float">
            <text:p>6.464618</text:p>
          </table:table-cell>
          <table:table-cell office:value-type="float" office:value="6.6176024731" calcext:value-type="float">
            <text:p>6.6176024731</text:p>
          </table:table-cell>
          <table:table-cell table:formula="of:=POWER([.C2168]-6.75;2)" office:value-type="float" office:value="0.0175291051292363" calcext:value-type="float">
            <text:p>0.0175291051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6.476394" calcext:value-type="float">
            <text:p>6.476394</text:p>
          </table:table-cell>
          <table:table-cell office:value-type="float" office:value="6.6178715968" calcext:value-type="float">
            <text:p>6.6178715968</text:p>
          </table:table-cell>
          <table:table-cell table:formula="of:=POWER([.C2169]-6.75;2)" office:value-type="float" office:value="0.0174579149321819" calcext:value-type="float">
            <text:p>0.0174579149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6.487616" calcext:value-type="float">
            <text:p>6.487616</text:p>
          </table:table-cell>
          <table:table-cell office:value-type="float" office:value="6.6181293925" calcext:value-type="float">
            <text:p>6.6181293925</text:p>
          </table:table-cell>
          <table:table-cell table:formula="of:=POWER([.C2170]-6.75;2)" office:value-type="float" office:value="0.017389857122419" calcext:value-type="float">
            <text:p>0.0173898571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.498333" calcext:value-type="float">
            <text:p>6.498333</text:p>
          </table:table-cell>
          <table:table-cell office:value-type="float" office:value="6.618377267" calcext:value-type="float">
            <text:p>6.618377267</text:p>
          </table:table-cell>
          <table:table-cell table:formula="of:=POWER([.C2171]-6.75;2)" office:value-type="float" office:value="0.0173245438423894" calcext:value-type="float">
            <text:p>0.0173245438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6.508588" calcext:value-type="float">
            <text:p>6.508588</text:p>
          </table:table-cell>
          <table:table-cell office:value-type="float" office:value="6.6186164534" calcext:value-type="float">
            <text:p>6.6186164534</text:p>
          </table:table-cell>
          <table:table-cell table:formula="of:=POWER([.C2172]-6.75;2)" office:value-type="float" office:value="0.0172616363171945" calcext:value-type="float">
            <text:p>0.0172616363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6.518418" calcext:value-type="float">
            <text:p>6.518418</text:p>
          </table:table-cell>
          <table:table-cell office:value-type="float" office:value="6.6188480197" calcext:value-type="float">
            <text:p>6.6188480197</text:p>
          </table:table-cell>
          <table:table-cell table:formula="of:=POWER([.C2173]-6.75;2)" office:value-type="float" office:value="0.0172008419366117" calcext:value-type="float">
            <text:p>0.0172008419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6.527855" calcext:value-type="float">
            <text:p>6.527855</text:p>
          </table:table-cell>
          <table:table-cell office:value-type="float" office:value="6.6190728799" calcext:value-type="float">
            <text:p>6.6190728799</text:p>
          </table:table-cell>
          <table:table-cell table:formula="of:=POWER([.C2174]-6.75;2)" office:value-type="float" office:value="0.0171419107776798" calcext:value-type="float">
            <text:p>0.0171419108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6.536922" calcext:value-type="float">
            <text:p>6.536922</text:p>
          </table:table-cell>
          <table:table-cell office:value-type="float" office:value="6.61929181" calcext:value-type="float">
            <text:p>6.61929181</text:p>
          </table:table-cell>
          <table:table-cell table:formula="of:=POWER([.C2175]-6.75;2)" office:value-type="float" office:value="0.0170846309330761" calcext:value-type="float">
            <text:p>0.0170846309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6.545639" calcext:value-type="float">
            <text:p>6.545639</text:p>
          </table:table-cell>
          <table:table-cell office:value-type="float" office:value="6.6195054642" calcext:value-type="float">
            <text:p>6.6195054642</text:p>
          </table:table-cell>
          <table:table-cell table:formula="of:=POWER([.C2176]-6.75;2)" office:value-type="float" office:value="0.0170288238736574" calcext:value-type="float">
            <text:p>0.0170288239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6.554017" calcext:value-type="float">
            <text:p>6.554017</text:p>
          </table:table-cell>
          <table:table-cell office:value-type="float" office:value="6.6197143853" calcext:value-type="float">
            <text:p>6.6197143853</text:p>
          </table:table-cell>
          <table:table-cell table:formula="of:=POWER([.C2177]-6.75;2)" office:value-type="float" office:value="0.0169743413977569" calcext:value-type="float">
            <text:p>0.0169743414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6.562061" calcext:value-type="float">
            <text:p>6.562061</text:p>
          </table:table-cell>
          <table:table-cell office:value-type="float" office:value="6.6199190251" calcext:value-type="float">
            <text:p>6.6199190251</text:p>
          </table:table-cell>
          <table:table-cell table:formula="of:=POWER([.C2178]-6.75;2)" office:value-type="float" office:value="0.0169210600309345" calcext:value-type="float">
            <text:p>0.01692106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6.56977" calcext:value-type="float">
            <text:p>6.56977</text:p>
          </table:table-cell>
          <table:table-cell office:value-type="float" office:value="6.620119767" calcext:value-type="float">
            <text:p>6.620119767</text:p>
          </table:table-cell>
          <table:table-cell table:formula="of:=POWER([.C2179]-6.75;2)" office:value-type="float" office:value="0.0168688749241342" calcext:value-type="float">
            <text:p>0.0168688749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6.577136" calcext:value-type="float">
            <text:p>6.577136</text:p>
          </table:table-cell>
          <table:table-cell office:value-type="float" office:value="6.6203169391" calcext:value-type="float">
            <text:p>6.6203169391</text:p>
          </table:table-cell>
          <table:table-cell table:formula="of:=POWER([.C2180]-6.75;2)" office:value-type="float" office:value="0.016817696284393" calcext:value-type="float">
            <text:p>0.0168176963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.584145" calcext:value-type="float">
            <text:p>6.584145</text:p>
          </table:table-cell>
          <table:table-cell office:value-type="float" office:value="6.6205108369" calcext:value-type="float">
            <text:p>6.6205108369</text:p>
          </table:table-cell>
          <table:table-cell table:formula="of:=POWER([.C2181]-6.75;2)" office:value-type="float" office:value="0.0167674433603383" calcext:value-type="float">
            <text:p>0.0167674434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6.590775" calcext:value-type="float">
            <text:p>6.590775</text:p>
          </table:table-cell>
          <table:table-cell office:value-type="float" office:value="6.6207017401" calcext:value-type="float">
            <text:p>6.6207017401</text:p>
          </table:table-cell>
          <table:table-cell table:formula="of:=POWER([.C2182]-6.75;2)" office:value-type="float" office:value="0.0167180400131679" calcext:value-type="float">
            <text:p>0.01671804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6.597002" calcext:value-type="float">
            <text:p>6.597002</text:p>
          </table:table-cell>
          <table:table-cell office:value-type="float" office:value="6.6208899355" calcext:value-type="float">
            <text:p>6.6208899355</text:p>
          </table:table-cell>
          <table:table-cell table:formula="of:=POWER([.C2183]-6.75;2)" office:value-type="float" office:value="0.0166694087551941" calcext:value-type="float">
            <text:p>0.0166694088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6.602793" calcext:value-type="float">
            <text:p>6.602793</text:p>
          </table:table-cell>
          <table:table-cell office:value-type="float" office:value="6.6210757276" calcext:value-type="float">
            <text:p>6.6210757276</text:p>
          </table:table-cell>
          <table:table-cell table:formula="of:=POWER([.C2184]-6.75;2)" office:value-type="float" office:value="0.0166214680138694" calcext:value-type="float">
            <text:p>0.016621468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6.608111" calcext:value-type="float">
            <text:p>6.608111</text:p>
          </table:table-cell>
          <table:table-cell office:value-type="float" office:value="6.6212594642" calcext:value-type="float">
            <text:p>6.6212594642</text:p>
          </table:table-cell>
          <table:table-cell table:formula="of:=POWER([.C2185]-6.75;2)" office:value-type="float" office:value="0.0165741255580712" calcext:value-type="float">
            <text:p>0.0165741256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6.612917" calcext:value-type="float">
            <text:p>6.612917</text:p>
          </table:table-cell>
          <table:table-cell office:value-type="float" office:value="6.6214415466" calcext:value-type="float">
            <text:p>6.6214415466</text:p>
          </table:table-cell>
          <table:table-cell table:formula="of:=POWER([.C2186]-6.75;2)" office:value-type="float" office:value="0.0165272759406" calcext:value-type="float">
            <text:p>0.0165272759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6.617166" calcext:value-type="float">
            <text:p>6.617166</text:p>
          </table:table-cell>
          <table:table-cell office:value-type="float" office:value="6.6216224462" calcext:value-type="float">
            <text:p>6.6216224462</text:p>
          </table:table-cell>
          <table:table-cell table:formula="of:=POWER([.C2187]-6.75;2)" office:value-type="float" office:value="0.0164807963196719" calcext:value-type="float">
            <text:p>0.0164807963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6.620811" calcext:value-type="float">
            <text:p>6.620811</text:p>
          </table:table-cell>
          <table:table-cell office:value-type="float" office:value="6.6218027151" calcext:value-type="float">
            <text:p>6.6218027151</text:p>
          </table:table-cell>
          <table:table-cell table:formula="of:=POWER([.C2188]-6.75;2)" office:value-type="float" office:value="0.0164345438557317" calcext:value-type="float">
            <text:p>0.0164345439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6.623806" calcext:value-type="float">
            <text:p>6.623806</text:p>
          </table:table-cell>
          <table:table-cell office:value-type="float" office:value="6.6219829982" calcext:value-type="float">
            <text:p>6.6219829982</text:p>
          </table:table-cell>
          <table:table-cell table:formula="of:=POWER([.C2189]-6.75;2)" office:value-type="float" office:value="0.0163883527498612" calcext:value-type="float">
            <text:p>0.0163883527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6.626102" calcext:value-type="float">
            <text:p>6.626102</text:p>
          </table:table-cell>
          <table:table-cell office:value-type="float" office:value="6.6221640358" calcext:value-type="float">
            <text:p>6.6221640358</text:p>
          </table:table-cell>
          <table:table-cell table:formula="of:=POWER([.C2190]-6.75;2)" office:value-type="float" office:value="0.0163420337429437" calcext:value-type="float">
            <text:p>0.0163420337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.627653" calcext:value-type="float">
            <text:p>6.627653</text:p>
          </table:table-cell>
          <table:table-cell office:value-type="float" office:value="6.622346672" calcext:value-type="float">
            <text:p>6.622346672</text:p>
          </table:table-cell>
          <table:table-cell table:formula="of:=POWER([.C2191]-6.75;2)" office:value-type="float" office:value="0.0162953721494756" calcext:value-type="float">
            <text:p>0.0162953721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6.628414" calcext:value-type="float">
            <text:p>6.628414</text:p>
          </table:table-cell>
          <table:table-cell office:value-type="float" office:value="6.6225318513" calcext:value-type="float">
            <text:p>6.6225318513</text:p>
          </table:table-cell>
          <table:table-cell table:formula="of:=POWER([.C2192]-6.75;2)" office:value-type="float" office:value="0.0162481289330054" calcext:value-type="float">
            <text:p>0.0162481289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6.628345" calcext:value-type="float">
            <text:p>6.628345</text:p>
          </table:table-cell>
          <table:table-cell office:value-type="float" office:value="6.6227206254" calcext:value-type="float">
            <text:p>6.6227206254</text:p>
          </table:table-cell>
          <table:table-cell table:formula="of:=POWER([.C2193]-6.75;2)" office:value-type="float" office:value="0.016200039198567" calcext:value-type="float">
            <text:p>0.0162000392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6.627409" calcext:value-type="float">
            <text:p>6.627409</text:p>
          </table:table-cell>
          <table:table-cell office:value-type="float" office:value="6.622914138" calcext:value-type="float">
            <text:p>6.622914138</text:p>
          </table:table-cell>
          <table:table-cell table:formula="of:=POWER([.C2194]-6.75;2)" office:value-type="float" office:value="0.0161508163202829" calcext:value-type="float">
            <text:p>0.0161508163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6.625578" calcext:value-type="float">
            <text:p>6.625578</text:p>
          </table:table-cell>
          <table:table-cell office:value-type="float" office:value="6.6231136272" calcext:value-type="float">
            <text:p>6.6231136272</text:p>
          </table:table-cell>
          <table:table-cell table:formula="of:=POWER([.C2195]-6.75;2)" office:value-type="float" office:value="0.0161001516023405" calcext:value-type="float">
            <text:p>0.0161001516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6.622829" calcext:value-type="float">
            <text:p>6.622829</text:p>
          </table:table-cell>
          <table:table-cell office:value-type="float" office:value="6.6233204068" calcext:value-type="float">
            <text:p>6.6233204068</text:p>
          </table:table-cell>
          <table:table-cell table:formula="of:=POWER([.C2196]-6.75;2)" office:value-type="float" office:value="0.0160477193333176" calcext:value-type="float">
            <text:p>0.0160477193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6.619149" calcext:value-type="float">
            <text:p>6.619149</text:p>
          </table:table-cell>
          <table:table-cell office:value-type="float" office:value="6.6235358584" calcext:value-type="float">
            <text:p>6.6235358584</text:p>
          </table:table-cell>
          <table:table-cell table:formula="of:=POWER([.C2197]-6.75;2)" office:value-type="float" office:value="0.0159931791106248" calcext:value-type="float">
            <text:p>0.0159931791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6.614536" calcext:value-type="float">
            <text:p>6.614536</text:p>
          </table:table-cell>
          <table:table-cell office:value-type="float" office:value="6.6237614122" calcext:value-type="float">
            <text:p>6.6237614122</text:p>
          </table:table-cell>
          <table:table-cell table:formula="of:=POWER([.C2198]-6.75;2)" office:value-type="float" office:value="0.0159361810497382" calcext:value-type="float">
            <text:p>0.015936181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6.608997" calcext:value-type="float">
            <text:p>6.608997</text:p>
          </table:table-cell>
          <table:table-cell office:value-type="float" office:value="6.6239985305" calcext:value-type="float">
            <text:p>6.6239985305</text:p>
          </table:table-cell>
          <table:table-cell table:formula="of:=POWER([.C2199]-6.75;2)" office:value-type="float" office:value="0.0158763703161595" calcext:value-type="float">
            <text:p>0.0158763703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6.602553" calcext:value-type="float">
            <text:p>6.602553</text:p>
          </table:table-cell>
          <table:table-cell office:value-type="float" office:value="6.6242486864" calcext:value-type="float">
            <text:p>6.6242486864</text:p>
          </table:table-cell>
          <table:table-cell table:formula="of:=POWER([.C2200]-6.75;2)" office:value-type="float" office:value="0.0158133928721256" calcext:value-type="float">
            <text:p>0.0158133929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.595235" calcext:value-type="float">
            <text:p>6.595235</text:p>
          </table:table-cell>
          <table:table-cell office:value-type="float" office:value="6.6245133387" calcext:value-type="float">
            <text:p>6.6245133387</text:p>
          </table:table-cell>
          <table:table-cell table:formula="of:=POWER([.C2201]-6.75;2)" office:value-type="float" office:value="0.0157469021642209" calcext:value-type="float">
            <text:p>0.0157469022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6.587088" calcext:value-type="float">
            <text:p>6.587088</text:p>
          </table:table-cell>
          <table:table-cell office:value-type="float" office:value="6.6247939158" calcext:value-type="float">
            <text:p>6.6247939158</text:p>
          </table:table-cell>
          <table:table-cell table:formula="of:=POWER([.C2202]-6.75;2)" office:value-type="float" office:value="0.0156765635206975" calcext:value-type="float">
            <text:p>0.0156765635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6.57817" calcext:value-type="float">
            <text:p>6.57817</text:p>
          </table:table-cell>
          <table:table-cell office:value-type="float" office:value="6.6250917849" calcext:value-type="float">
            <text:p>6.6250917849</text:p>
          </table:table-cell>
          <table:table-cell table:formula="of:=POWER([.C2203]-6.75;2)" office:value-type="float" office:value="0.0156020621994678" calcext:value-type="float">
            <text:p>0.0156020622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6.568552" calcext:value-type="float">
            <text:p>6.568552</text:p>
          </table:table-cell>
          <table:table-cell office:value-type="float" office:value="6.625408233" calcext:value-type="float">
            <text:p>6.625408233</text:p>
          </table:table-cell>
          <table:table-cell table:formula="of:=POWER([.C2204]-6.75;2)" office:value-type="float" office:value="0.0155231084041823" calcext:value-type="float">
            <text:p>0.0155231084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6.558317" calcext:value-type="float">
            <text:p>6.558317</text:p>
          </table:table-cell>
          <table:table-cell office:value-type="float" office:value="6.6257444355" calcext:value-type="float">
            <text:p>6.6257444355</text:p>
          </table:table-cell>
          <table:table-cell table:formula="of:=POWER([.C2205]-6.75;2)" office:value-type="float" office:value="0.0154394453092137" calcext:value-type="float">
            <text:p>0.0154394453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6.54756" calcext:value-type="float">
            <text:p>6.54756</text:p>
          </table:table-cell>
          <table:table-cell office:value-type="float" office:value="6.6261014409" calcext:value-type="float">
            <text:p>6.6261014409</text:p>
          </table:table-cell>
          <table:table-cell table:formula="of:=POWER([.C2206]-6.75;2)" office:value-type="float" office:value="0.0153508529470561" calcext:value-type="float">
            <text:p>0.0153508529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6.536387" calcext:value-type="float">
            <text:p>6.536387</text:p>
          </table:table-cell>
          <table:table-cell office:value-type="float" office:value="6.6264801434" calcext:value-type="float">
            <text:p>6.6264801434</text:p>
          </table:table-cell>
          <table:table-cell table:formula="of:=POWER([.C2207]-6.75;2)" office:value-type="float" office:value="0.0152571549744845" calcext:value-type="float">
            <text:p>0.015257155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6.524913" calcext:value-type="float">
            <text:p>6.524913</text:p>
          </table:table-cell>
          <table:table-cell office:value-type="float" office:value="6.6268812652" calcext:value-type="float">
            <text:p>6.6268812652</text:p>
          </table:table-cell>
          <table:table-cell table:formula="of:=POWER([.C2208]-6.75;2)" office:value-type="float" office:value="0.0151582228587528" calcext:value-type="float">
            <text:p>0.0151582229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6.513264" calcext:value-type="float">
            <text:p>6.513264</text:p>
          </table:table-cell>
          <table:table-cell office:value-type="float" office:value="6.6273053351" calcext:value-type="float">
            <text:p>6.6273053351</text:p>
          </table:table-cell>
          <table:table-cell table:formula="of:=POWER([.C2209]-6.75;2)" office:value-type="float" office:value="0.0150539807949233" calcext:value-type="float">
            <text:p>0.0150539808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6.501567" calcext:value-type="float">
            <text:p>6.501567</text:p>
          </table:table-cell>
          <table:table-cell office:value-type="float" office:value="6.6277526738" calcext:value-type="float">
            <text:p>6.6277526738</text:p>
          </table:table-cell>
          <table:table-cell table:formula="of:=POWER([.C2210]-6.75;2)" office:value-type="float" office:value="0.0149444087630492" calcext:value-type="float">
            <text:p>0.0149444088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.489959" calcext:value-type="float">
            <text:p>6.489959</text:p>
          </table:table-cell>
          <table:table-cell office:value-type="float" office:value="6.6282233889" calcext:value-type="float">
            <text:p>6.6282233889</text:p>
          </table:table-cell>
          <table:table-cell table:formula="of:=POWER([.C2211]-6.75;2)" office:value-type="float" office:value="0.0148295430110005" calcext:value-type="float">
            <text:p>0.014829543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6.478576" calcext:value-type="float">
            <text:p>6.478576</text:p>
          </table:table-cell>
          <table:table-cell office:value-type="float" office:value="6.6287173548" calcext:value-type="float">
            <text:p>6.6287173548</text:p>
          </table:table-cell>
          <table:table-cell table:formula="of:=POWER([.C2212]-6.75;2)" office:value-type="float" office:value="0.0147094800267091" calcext:value-type="float">
            <text:p>0.01470948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6.467556" calcext:value-type="float">
            <text:p>6.467556</text:p>
          </table:table-cell>
          <table:table-cell office:value-type="float" office:value="6.6292342151" calcext:value-type="float">
            <text:p>6.6292342151</text:p>
          </table:table-cell>
          <table:table-cell table:formula="of:=POWER([.C2213]-6.75;2)" office:value-type="float" office:value="0.014584374802513" calcext:value-type="float">
            <text:p>0.0145843748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6.457033" calcext:value-type="float">
            <text:p>6.457033</text:p>
          </table:table-cell>
          <table:table-cell office:value-type="float" office:value="6.6297733799" calcext:value-type="float">
            <text:p>6.6297733799</text:p>
          </table:table-cell>
          <table:table-cell table:formula="of:=POWER([.C2214]-6.75;2)" office:value-type="float" office:value="0.0144544401806698" calcext:value-type="float">
            <text:p>0.0144544402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6.447139" calcext:value-type="float">
            <text:p>6.447139</text:p>
          </table:table-cell>
          <table:table-cell office:value-type="float" office:value="6.6303340305" calcext:value-type="float">
            <text:p>6.6303340305</text:p>
          </table:table-cell>
          <table:table-cell table:formula="of:=POWER([.C2215]-6.75;2)" office:value-type="float" office:value="0.0143199442563749" calcext:value-type="float">
            <text:p>0.0143199443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6.437996" calcext:value-type="float">
            <text:p>6.437996</text:p>
          </table:table-cell>
          <table:table-cell office:value-type="float" office:value="6.6309151219" calcext:value-type="float">
            <text:p>6.6309151219</text:p>
          </table:table-cell>
          <table:table-cell table:formula="of:=POWER([.C2216]-6.75;2)" office:value-type="float" office:value="0.0141812081920918" calcext:value-type="float">
            <text:p>0.0141812082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6.429719" calcext:value-type="float">
            <text:p>6.429719</text:p>
          </table:table-cell>
          <table:table-cell office:value-type="float" office:value="6.6315154032" calcext:value-type="float">
            <text:p>6.6315154032</text:p>
          </table:table-cell>
          <table:table-cell table:formula="of:=POWER([.C2217]-6.75;2)" office:value-type="float" office:value="0.0140385996788586" calcext:value-type="float">
            <text:p>0.0140385997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6.422412" calcext:value-type="float">
            <text:p>6.422412</text:p>
          </table:table-cell>
          <table:table-cell office:value-type="float" office:value="6.6321334247" calcext:value-type="float">
            <text:p>6.6321334247</text:p>
          </table:table-cell>
          <table:table-cell table:formula="of:=POWER([.C2218]-6.75;2)" office:value-type="float" office:value="0.0138925295729505" calcext:value-type="float">
            <text:p>0.0138925296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6.416165" calcext:value-type="float">
            <text:p>6.416165</text:p>
          </table:table-cell>
          <table:table-cell office:value-type="float" office:value="6.6327675573" calcext:value-type="float">
            <text:p>6.6327675573</text:p>
          </table:table-cell>
          <table:table-cell table:formula="of:=POWER([.C2219]-6.75;2)" office:value-type="float" office:value="0.0137434456214087" calcext:value-type="float">
            <text:p>0.0137434456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.411054" calcext:value-type="float">
            <text:p>6.411054</text:p>
          </table:table-cell>
          <table:table-cell office:value-type="float" office:value="6.6334160215" calcext:value-type="float">
            <text:p>6.6334160215</text:p>
          </table:table-cell>
          <table:table-cell table:formula="of:=POWER([.C2220]-6.75;2)" office:value-type="float" office:value="0.0135918240428884" calcext:value-type="float">
            <text:p>0.013591824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.407139" calcext:value-type="float">
            <text:p>6.407139</text:p>
          </table:table-cell>
          <table:table-cell office:value-type="float" office:value="6.6340769032" calcext:value-type="float">
            <text:p>6.6340769032</text:p>
          </table:table-cell>
          <table:table-cell table:formula="of:=POWER([.C2221]-6.75;2)" office:value-type="float" office:value="0.0134381643717021" calcext:value-type="float">
            <text:p>0.0134381644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6.404462" calcext:value-type="float">
            <text:p>6.404462</text:p>
          </table:table-cell>
          <table:table-cell office:value-type="float" office:value="6.6347481864" calcext:value-type="float">
            <text:p>6.6347481864</text:p>
          </table:table-cell>
          <table:table-cell table:formula="of:=POWER([.C2222]-6.75;2)" office:value-type="float" office:value="0.0132829805380893" calcext:value-type="float">
            <text:p>0.0132829805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6.403049" calcext:value-type="float">
            <text:p>6.403049</text:p>
          </table:table-cell>
          <table:table-cell office:value-type="float" office:value="6.6354277832" calcext:value-type="float">
            <text:p>6.6354277832</text:p>
          </table:table-cell>
          <table:table-cell table:formula="of:=POWER([.C2223]-6.75;2)" office:value-type="float" office:value="0.0131267928624662" calcext:value-type="float">
            <text:p>0.0131267929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6.402907" calcext:value-type="float">
            <text:p>6.402907</text:p>
          </table:table-cell>
          <table:table-cell office:value-type="float" office:value="6.6361135573" calcext:value-type="float">
            <text:p>6.6361135573</text:p>
          </table:table-cell>
          <table:table-cell table:formula="of:=POWER([.C2224]-6.75;2)" office:value-type="float" office:value="0.0129701218308604" calcext:value-type="float">
            <text:p>0.0129701218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6.404028" calcext:value-type="float">
            <text:p>6.404028</text:p>
          </table:table-cell>
          <table:table-cell office:value-type="float" office:value="6.6368033638" calcext:value-type="float">
            <text:p>6.6368033638</text:p>
          </table:table-cell>
          <table:table-cell table:formula="of:=POWER([.C2225]-6.75;2)" office:value-type="float" office:value="0.0128134784469951" calcext:value-type="float">
            <text:p>0.0128134784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6.406384" calcext:value-type="float">
            <text:p>6.406384</text:p>
          </table:table-cell>
          <table:table-cell office:value-type="float" office:value="6.6374950645" calcext:value-type="float">
            <text:p>6.6374950645</text:p>
          </table:table-cell>
          <table:table-cell table:formula="of:=POWER([.C2226]-6.75;2)" office:value-type="float" office:value="0.0126573605118591" calcext:value-type="float">
            <text:p>0.0126573605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6.409933" calcext:value-type="float">
            <text:p>6.409933</text:p>
          </table:table-cell>
          <table:table-cell office:value-type="float" office:value="6.6381865681" calcext:value-type="float">
            <text:p>6.6381865681</text:p>
          </table:table-cell>
          <table:table-cell table:formula="of:=POWER([.C2227]-6.75;2)" office:value-type="float" office:value="0.0125022435532559" calcext:value-type="float">
            <text:p>0.0125022436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6.414617" calcext:value-type="float">
            <text:p>6.414617</text:p>
          </table:table-cell>
          <table:table-cell office:value-type="float" office:value="6.6388758548" calcext:value-type="float">
            <text:p>6.6388758548</text:p>
          </table:table-cell>
          <table:table-cell table:formula="of:=POWER([.C2228]-6.75;2)" office:value-type="float" office:value="0.0123485756464306" calcext:value-type="float">
            <text:p>0.0123485756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6.420364" calcext:value-type="float">
            <text:p>6.420364</text:p>
          </table:table-cell>
          <table:table-cell office:value-type="float" office:value="6.639561" calcext:value-type="float">
            <text:p>6.639561</text:p>
          </table:table-cell>
          <table:table-cell table:formula="of:=POWER([.C2229]-6.75;2)" office:value-type="float" office:value="0.0121967727210001" calcext:value-type="float">
            <text:p>0.0121967727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.427094" calcext:value-type="float">
            <text:p>6.427094</text:p>
          </table:table-cell>
          <table:table-cell office:value-type="float" office:value="6.6402401989" calcext:value-type="float">
            <text:p>6.6402401989</text:p>
          </table:table-cell>
          <table:table-cell table:formula="of:=POWER([.C2230]-6.75;2)" office:value-type="float" office:value="0.0120472139375116" calcext:value-type="float">
            <text:p>0.0120472139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.434712" calcext:value-type="float">
            <text:p>6.434712</text:p>
          </table:table-cell>
          <table:table-cell office:value-type="float" office:value="6.6409117796" calcext:value-type="float">
            <text:p>6.6409117796</text:p>
          </table:table-cell>
          <table:table-cell table:formula="of:=POWER([.C2231]-6.75;2)" office:value-type="float" office:value="0.011900239830039" calcext:value-type="float">
            <text:p>0.0119002398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6.443119" calcext:value-type="float">
            <text:p>6.443119</text:p>
          </table:table-cell>
          <table:table-cell office:value-type="float" office:value="6.6415742294" calcext:value-type="float">
            <text:p>6.6415742294</text:p>
          </table:table-cell>
          <table:table-cell table:formula="of:=POWER([.C2232]-6.75;2)" office:value-type="float" office:value="0.0117561477302039" calcext:value-type="float">
            <text:p>0.0117561477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6.452209" calcext:value-type="float">
            <text:p>6.452209</text:p>
          </table:table-cell>
          <table:table-cell office:value-type="float" office:value="6.6422262025" calcext:value-type="float">
            <text:p>6.6422262025</text:p>
          </table:table-cell>
          <table:table-cell table:formula="of:=POWER([.C2233]-6.75;2)" office:value-type="float" office:value="0.011615191427571" calcext:value-type="float">
            <text:p>0.0116151914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6.461872" calcext:value-type="float">
            <text:p>6.461872</text:p>
          </table:table-cell>
          <table:table-cell office:value-type="float" office:value="6.6428665287" calcext:value-type="float">
            <text:p>6.6428665287</text:p>
          </table:table-cell>
          <table:table-cell table:formula="of:=POWER([.C2234]-6.75;2)" office:value-type="float" office:value="0.0114775806727879" calcext:value-type="float">
            <text:p>0.0114775807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6.471996" calcext:value-type="float">
            <text:p>6.471996</text:p>
          </table:table-cell>
          <table:table-cell office:value-type="float" office:value="6.643494224" calcext:value-type="float">
            <text:p>6.643494224</text:p>
          </table:table-cell>
          <table:table-cell table:formula="of:=POWER([.C2235]-6.75;2)" office:value-type="float" office:value="0.0113434803213621" calcext:value-type="float">
            <text:p>0.0113434803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6.48247" calcext:value-type="float">
            <text:p>6.48247</text:p>
          </table:table-cell>
          <table:table-cell office:value-type="float" office:value="6.6441084892" calcext:value-type="float">
            <text:p>6.6441084892</text:p>
          </table:table-cell>
          <table:table-cell table:formula="of:=POWER([.C2236]-6.75;2)" office:value-type="float" office:value="0.0112130120595066" calcext:value-type="float">
            <text:p>0.0112130121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6.493185" calcext:value-type="float">
            <text:p>6.493185</text:p>
          </table:table-cell>
          <table:table-cell office:value-type="float" office:value="6.6447087151" calcext:value-type="float">
            <text:p>6.6447087151</text:p>
          </table:table-cell>
          <table:table-cell table:formula="of:=POWER([.C2237]-6.75;2)" office:value-type="float" office:value="0.0110862546758929" calcext:value-type="float">
            <text:p>0.0110862547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.504033" calcext:value-type="float">
            <text:p>6.504033</text:p>
          </table:table-cell>
          <table:table-cell office:value-type="float" office:value="6.6452944731" calcext:value-type="float">
            <text:p>6.6452944731</text:p>
          </table:table-cell>
          <table:table-cell table:formula="of:=POWER([.C2238]-6.75;2)" office:value-type="float" office:value="0.0109632473634067" calcext:value-type="float">
            <text:p>0.0109632474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6.514915" calcext:value-type="float">
            <text:p>6.514915</text:p>
          </table:table-cell>
          <table:table-cell office:value-type="float" office:value="6.6458655179" calcext:value-type="float">
            <text:p>6.6458655179</text:p>
          </table:table-cell>
          <table:table-cell table:formula="of:=POWER([.C2239]-6.75;2)" office:value-type="float" office:value="0.0108439903622352" calcext:value-type="float">
            <text:p>0.0108439904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6.525734" calcext:value-type="float">
            <text:p>6.525734</text:p>
          </table:table-cell>
          <table:table-cell office:value-type="float" office:value="6.646421767" calcext:value-type="float">
            <text:p>6.646421767</text:p>
          </table:table-cell>
          <table:table-cell table:formula="of:=POWER([.C2240]-6.75;2)" office:value-type="float" office:value="0.0107284503514024" calcext:value-type="float">
            <text:p>0.0107284504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.536403" calcext:value-type="float">
            <text:p>6.536403</text:p>
          </table:table-cell>
          <table:table-cell office:value-type="float" office:value="6.6469633029" calcext:value-type="float">
            <text:p>6.6469633029</text:p>
          </table:table-cell>
          <table:table-cell table:formula="of:=POWER([.C2241]-6.75;2)" office:value-type="float" office:value="0.0106165609492772" calcext:value-type="float">
            <text:p>0.0106165609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6.546843" calcext:value-type="float">
            <text:p>6.546843</text:p>
          </table:table-cell>
          <table:table-cell office:value-type="float" office:value="6.6474903548" calcext:value-type="float">
            <text:p>6.6474903548</text:p>
          </table:table-cell>
          <table:table-cell table:formula="of:=POWER([.C2242]-6.75;2)" office:value-type="float" office:value="0.0105082273590298" calcext:value-type="float">
            <text:p>0.0105082274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6.556981" calcext:value-type="float">
            <text:p>6.556981</text:p>
          </table:table-cell>
          <table:table-cell office:value-type="float" office:value="6.6480032832" calcext:value-type="float">
            <text:p>6.6480032832</text:p>
          </table:table-cell>
          <table:table-cell table:formula="of:=POWER([.C2243]-6.75;2)" office:value-type="float" office:value="0.0104033302379795" calcext:value-type="float">
            <text:p>0.0104033302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6.566755" calcext:value-type="float">
            <text:p>6.566755</text:p>
          </table:table-cell>
          <table:table-cell office:value-type="float" office:value="6.6485025699" calcext:value-type="float">
            <text:p>6.6485025699</text:p>
          </table:table-cell>
          <table:table-cell table:formula="of:=POWER([.C2244]-6.75;2)" office:value-type="float" office:value="0.0103017283169044" calcext:value-type="float">
            <text:p>0.0103017283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6.576112" calcext:value-type="float">
            <text:p>6.576112</text:p>
          </table:table-cell>
          <table:table-cell office:value-type="float" office:value="6.6489888011" calcext:value-type="float">
            <text:p>6.6489888011</text:p>
          </table:table-cell>
          <table:table-cell table:formula="of:=POWER([.C2245]-6.75;2)" office:value-type="float" office:value="0.0102032623032154" calcext:value-type="float">
            <text:p>0.0102032623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6.585006" calcext:value-type="float">
            <text:p>6.585006</text:p>
          </table:table-cell>
          <table:table-cell office:value-type="float" office:value="6.6494626487" calcext:value-type="float">
            <text:p>6.6494626487</text:p>
          </table:table-cell>
          <table:table-cell table:formula="of:=POWER([.C2246]-6.75;2)" office:value-type="float" office:value="0.0101077590064196" calcext:value-type="float">
            <text:p>0.010107759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6.593404" calcext:value-type="float">
            <text:p>6.593404</text:p>
          </table:table-cell>
          <table:table-cell office:value-type="float" office:value="6.6499248602" calcext:value-type="float">
            <text:p>6.6499248602</text:p>
          </table:table-cell>
          <table:table-cell table:formula="of:=POWER([.C2247]-6.75;2)" office:value-type="float" office:value="0.0100150336059894" calcext:value-type="float">
            <text:p>0.0100150336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6.601279" calcext:value-type="float">
            <text:p>6.601279</text:p>
          </table:table-cell>
          <table:table-cell office:value-type="float" office:value="6.650376233" calcext:value-type="float">
            <text:p>6.650376233</text:p>
          </table:table-cell>
          <table:table-cell table:formula="of:=POWER([.C2248]-6.75;2)" office:value-type="float" office:value="0.00992489495127024" calcext:value-type="float">
            <text:p>0.009924895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6.608612" calcext:value-type="float">
            <text:p>6.608612</text:p>
          </table:table-cell>
          <table:table-cell office:value-type="float" office:value="6.6508176075" calcext:value-type="float">
            <text:p>6.6508176075</text:p>
          </table:table-cell>
          <table:table-cell table:formula="of:=POWER([.C2249]-6.75;2)" office:value-type="float" office:value="0.00983714698202396" calcext:value-type="float">
            <text:p>0.009837147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6.615394" calcext:value-type="float">
            <text:p>6.615394</text:p>
          </table:table-cell>
          <table:table-cell office:value-type="float" office:value="6.6512498477" calcext:value-type="float">
            <text:p>6.6512498477</text:p>
          </table:table-cell>
          <table:table-cell table:formula="of:=POWER([.C2250]-6.75;2)" office:value-type="float" office:value="0.00975159257927321" calcext:value-type="float">
            <text:p>0.0097515926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.621623" calcext:value-type="float">
            <text:p>6.621623</text:p>
          </table:table-cell>
          <table:table-cell office:value-type="float" office:value="6.6516738262" calcext:value-type="float">
            <text:p>6.6516738262</text:p>
          </table:table-cell>
          <table:table-cell table:formula="of:=POWER([.C2251]-6.75;2)" office:value-type="float" office:value="0.00966803645414787" calcext:value-type="float">
            <text:p>0.0096680365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6.627301" calcext:value-type="float">
            <text:p>6.627301</text:p>
          </table:table-cell>
          <table:table-cell office:value-type="float" office:value="6.6520904086" calcext:value-type="float">
            <text:p>6.6520904086</text:p>
          </table:table-cell>
          <table:table-cell table:formula="of:=POWER([.C2252]-6.75;2)" office:value-type="float" office:value="0.00958628808811489" calcext:value-type="float">
            <text:p>0.0095862881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6.632441" calcext:value-type="float">
            <text:p>6.632441</text:p>
          </table:table-cell>
          <table:table-cell office:value-type="float" office:value="6.652500448" calcext:value-type="float">
            <text:p>6.652500448</text:p>
          </table:table-cell>
          <table:table-cell table:formula="of:=POWER([.C2253]-6.75;2)" office:value-type="float" office:value="0.00950616264020078" calcext:value-type="float">
            <text:p>0.0095061626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6.637059" calcext:value-type="float">
            <text:p>6.637059</text:p>
          </table:table-cell>
          <table:table-cell office:value-type="float" office:value="6.6529047599" calcext:value-type="float">
            <text:p>6.6529047599</text:p>
          </table:table-cell>
          <table:table-cell table:formula="of:=POWER([.C2254]-6.75;2)" office:value-type="float" office:value="0.00942748565007661" calcext:value-type="float">
            <text:p>0.0094274857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6.641176" calcext:value-type="float">
            <text:p>6.641176</text:p>
          </table:table-cell>
          <table:table-cell office:value-type="float" office:value="6.6533041219" calcext:value-type="float">
            <text:p>6.6533041219</text:p>
          </table:table-cell>
          <table:table-cell table:formula="of:=POWER([.C2255]-6.75;2)" office:value-type="float" office:value="0.00935009284153011" calcext:value-type="float">
            <text:p>0.0093500928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6.644819" calcext:value-type="float">
            <text:p>6.644819</text:p>
          </table:table-cell>
          <table:table-cell office:value-type="float" office:value="6.6536992599" calcext:value-type="float">
            <text:p>6.6536992599</text:p>
          </table:table-cell>
          <table:table-cell table:formula="of:=POWER([.C2256]-6.75;2)" office:value-type="float" office:value="0.00927383254380779" calcext:value-type="float">
            <text:p>0.0092738325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6.648017" calcext:value-type="float">
            <text:p>6.648017</text:p>
          </table:table-cell>
          <table:table-cell office:value-type="float" office:value="6.6540908333" calcext:value-type="float">
            <text:p>6.6540908333</text:p>
          </table:table-cell>
          <table:table-cell table:formula="of:=POWER([.C2257]-6.75;2)" office:value-type="float" office:value="0.00919856825708844" calcext:value-type="float">
            <text:p>0.0091985683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6.650804" calcext:value-type="float">
            <text:p>6.650804</text:p>
          </table:table-cell>
          <table:table-cell office:value-type="float" office:value="6.6544794391" calcext:value-type="float">
            <text:p>6.6544794391</text:p>
          </table:table-cell>
          <table:table-cell table:formula="of:=POWER([.C2258]-6.75;2)" office:value-type="float" office:value="0.00912417755465058" calcext:value-type="float">
            <text:p>0.0091241776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6.653215" calcext:value-type="float">
            <text:p>6.653215</text:p>
          </table:table-cell>
          <table:table-cell office:value-type="float" office:value="6.6548655932" calcext:value-type="float">
            <text:p>6.6548655932</text:p>
          </table:table-cell>
          <table:table-cell table:formula="of:=POWER([.C2259]-6.75;2)" office:value-type="float" office:value="0.00905055535718784" calcext:value-type="float">
            <text:p>0.0090505554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6.655289" calcext:value-type="float">
            <text:p>6.655289</text:p>
          </table:table-cell>
          <table:table-cell office:value-type="float" office:value="6.655249733" calcext:value-type="float">
            <text:p>6.655249733</text:p>
          </table:table-cell>
          <table:table-cell table:formula="of:=POWER([.C2260]-6.75;2)" office:value-type="float" office:value="0.00897761309657133" calcext:value-type="float">
            <text:p>0.0089776131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.657064" calcext:value-type="float">
            <text:p>6.657064</text:p>
          </table:table-cell>
          <table:table-cell office:value-type="float" office:value="6.6556322133" calcext:value-type="float">
            <text:p>6.6556322133</text:p>
          </table:table-cell>
          <table:table-cell table:formula="of:=POWER([.C2261]-6.75;2)" office:value-type="float" office:value="0.00890527916665676" calcext:value-type="float">
            <text:p>0.0089052792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6.658583" calcext:value-type="float">
            <text:p>6.658583</text:p>
          </table:table-cell>
          <table:table-cell office:value-type="float" office:value="6.6560132993" calcext:value-type="float">
            <text:p>6.6560132993</text:p>
          </table:table-cell>
          <table:table-cell table:formula="of:=POWER([.C2262]-6.75;2)" office:value-type="float" office:value="0.00883349990847145" calcext:value-type="float">
            <text:p>0.0088334999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6.659886" calcext:value-type="float">
            <text:p>6.659886</text:p>
          </table:table-cell>
          <table:table-cell office:value-type="float" office:value="6.6563931667" calcext:value-type="float">
            <text:p>6.6563931667</text:p>
          </table:table-cell>
          <table:table-cell table:formula="of:=POWER([.C2263]-6.75;2)" office:value-type="float" office:value="0.00876223924045398" calcext:value-type="float">
            <text:p>0.0087622392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6.661014" calcext:value-type="float">
            <text:p>6.661014</text:p>
          </table:table-cell>
          <table:table-cell office:value-type="float" office:value="6.6567719032" calcext:value-type="float">
            <text:p>6.6567719032</text:p>
          </table:table-cell>
          <table:table-cell table:formula="of:=POWER([.C2264]-6.75;2)" office:value-type="float" office:value="0.00869147803295015" calcext:value-type="float">
            <text:p>0.008691478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6.662009" calcext:value-type="float">
            <text:p>6.662009</text:p>
          </table:table-cell>
          <table:table-cell office:value-type="float" office:value="6.6571495108" calcext:value-type="float">
            <text:p>6.6571495108</text:p>
          </table:table-cell>
          <table:table-cell table:formula="of:=POWER([.C2265]-6.75;2)" office:value-type="float" office:value="0.0086212133446793" calcext:value-type="float">
            <text:p>0.0086212133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6.662911" calcext:value-type="float">
            <text:p>6.662911</text:p>
          </table:table-cell>
          <table:table-cell office:value-type="float" office:value="6.657525905" calcext:value-type="float">
            <text:p>6.657525905</text:p>
          </table:table-cell>
          <table:table-cell table:formula="of:=POWER([.C2266]-6.75;2)" office:value-type="float" office:value="0.00855145824606903" calcext:value-type="float">
            <text:p>0.0085514582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6.663759" calcext:value-type="float">
            <text:p>6.663759</text:p>
          </table:table-cell>
          <table:table-cell office:value-type="float" office:value="6.6579009229" calcext:value-type="float">
            <text:p>6.6579009229</text:p>
          </table:table-cell>
          <table:table-cell table:formula="of:=POWER([.C2267]-6.75;2)" office:value-type="float" office:value="0.0084822400026718" calcext:value-type="float">
            <text:p>0.00848224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6.66459" calcext:value-type="float">
            <text:p>6.66459</text:p>
          </table:table-cell>
          <table:table-cell office:value-type="float" office:value="6.6582743226" calcext:value-type="float">
            <text:p>6.6582743226</text:p>
          </table:table-cell>
          <table:table-cell table:formula="of:=POWER([.C2268]-6.75;2)" office:value-type="float" office:value="0.00841359989448878" calcext:value-type="float">
            <text:p>0.0084135999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6.66544" calcext:value-type="float">
            <text:p>6.66544</text:p>
          </table:table-cell>
          <table:table-cell office:value-type="float" office:value="6.6586457975" calcext:value-type="float">
            <text:p>6.6586457975</text:p>
          </table:table-cell>
          <table:table-cell table:formula="of:=POWER([.C2269]-6.75;2)" office:value-type="float" office:value="0.00834559031441097" calcext:value-type="float">
            <text:p>0.0083455903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6.666341" calcext:value-type="float">
            <text:p>6.666341</text:p>
          </table:table-cell>
          <table:table-cell office:value-type="float" office:value="6.6590149731" calcext:value-type="float">
            <text:p>6.6590149731</text:p>
          </table:table-cell>
          <table:table-cell table:formula="of:=POWER([.C2270]-6.75;2)" office:value-type="float" office:value="0.00827827511999378" calcext:value-type="float">
            <text:p>0.0082782751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.667324" calcext:value-type="float">
            <text:p>6.667324</text:p>
          </table:table-cell>
          <table:table-cell office:value-type="float" office:value="6.6593814247" calcext:value-type="float">
            <text:p>6.6593814247</text:p>
          </table:table-cell>
          <table:table-cell table:formula="of:=POWER([.C2271]-6.75;2)" office:value-type="float" office:value="0.00821172618940172" calcext:value-type="float">
            <text:p>0.0082117262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6.668417" calcext:value-type="float">
            <text:p>6.668417</text:p>
          </table:table-cell>
          <table:table-cell office:value-type="float" office:value="6.6597446828" calcext:value-type="float">
            <text:p>6.6597446828</text:p>
          </table:table-cell>
          <table:table-cell table:formula="of:=POWER([.C2272]-6.75;2)" office:value-type="float" office:value="0.0081460222828727" calcext:value-type="float">
            <text:p>0.0081460223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6.669642" calcext:value-type="float">
            <text:p>6.669642</text:p>
          </table:table-cell>
          <table:table-cell office:value-type="float" office:value="6.6601042384" calcext:value-type="float">
            <text:p>6.6601042384</text:p>
          </table:table-cell>
          <table:table-cell table:formula="of:=POWER([.C2273]-6.75;2)" office:value-type="float" office:value="0.00808124795364408" calcext:value-type="float">
            <text:p>0.008081248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6.67102" calcext:value-type="float">
            <text:p>6.67102</text:p>
          </table:table-cell>
          <table:table-cell office:value-type="float" office:value="6.6604595609" calcext:value-type="float">
            <text:p>6.6604595609</text:p>
          </table:table-cell>
          <table:table-cell table:formula="of:=POWER([.C2274]-6.75;2)" office:value-type="float" office:value="0.00801749023422087" calcext:value-type="float">
            <text:p>0.0080174902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6.672569" calcext:value-type="float">
            <text:p>6.672569</text:p>
          </table:table-cell>
          <table:table-cell office:value-type="float" office:value="6.6608101039" calcext:value-type="float">
            <text:p>6.6608101039</text:p>
          </table:table-cell>
          <table:table-cell table:formula="of:=POWER([.C2275]-6.75;2)" office:value-type="float" office:value="0.00795483756632875" calcext:value-type="float">
            <text:p>0.0079548376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6.674299" calcext:value-type="float">
            <text:p>6.674299</text:p>
          </table:table-cell>
          <table:table-cell office:value-type="float" office:value="6.6611553136" calcext:value-type="float">
            <text:p>6.6611553136</text:p>
          </table:table-cell>
          <table:table-cell table:formula="of:=POWER([.C2276]-6.75;2)" office:value-type="float" office:value="0.00789337830151432" calcext:value-type="float">
            <text:p>0.0078933783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6.676221" calcext:value-type="float">
            <text:p>6.676221</text:p>
          </table:table-cell>
          <table:table-cell office:value-type="float" office:value="6.6614946487" calcext:value-type="float">
            <text:p>6.6614946487</text:p>
          </table:table-cell>
          <table:table-cell table:formula="of:=POWER([.C2277]-6.75;2)" office:value-type="float" office:value="0.00783319720873646" calcext:value-type="float">
            <text:p>0.0078331972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6.67834" calcext:value-type="float">
            <text:p>6.67834</text:p>
          </table:table-cell>
          <table:table-cell office:value-type="float" office:value="6.6618275789" calcext:value-type="float">
            <text:p>6.6618275789</text:p>
          </table:table-cell>
          <table:table-cell table:formula="of:=POWER([.C2278]-6.75;2)" office:value-type="float" office:value="0.00777437584263579" calcext:value-type="float">
            <text:p>0.0077743758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6.680655" calcext:value-type="float">
            <text:p>6.680655</text:p>
          </table:table-cell>
          <table:table-cell office:value-type="float" office:value="6.6621536004" calcext:value-type="float">
            <text:p>6.6621536004</text:p>
          </table:table-cell>
          <table:table-cell table:formula="of:=POWER([.C2279]-6.75;2)" office:value-type="float" office:value="0.00771698992268289" calcext:value-type="float">
            <text:p>0.0077169899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6.683166" calcext:value-type="float">
            <text:p>6.683166</text:p>
          </table:table-cell>
          <table:table-cell office:value-type="float" office:value="6.6624722491" calcext:value-type="float">
            <text:p>6.6624722491</text:p>
          </table:table-cell>
          <table:table-cell table:formula="of:=POWER([.C2280]-6.75;2)" office:value-type="float" office:value="0.00766110717761239" calcext:value-type="float">
            <text:p>0.0076611072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6.685866" calcext:value-type="float">
            <text:p>6.685866</text:p>
          </table:table-cell>
          <table:table-cell office:value-type="float" office:value="6.6627831022" calcext:value-type="float">
            <text:p>6.6627831022</text:p>
          </table:table-cell>
          <table:table-cell table:formula="of:=POWER([.C2281]-6.75;2)" office:value-type="float" office:value="0.0076067872618557" calcext:value-type="float">
            <text:p>0.0076067873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6.688745" calcext:value-type="float">
            <text:p>6.688745</text:p>
          </table:table-cell>
          <table:table-cell office:value-type="float" office:value="6.6630857867" calcext:value-type="float">
            <text:p>6.6630857867</text:p>
          </table:table-cell>
          <table:table-cell table:formula="of:=POWER([.C2282]-6.75;2)" office:value-type="float" office:value="0.0075540804735579" calcext:value-type="float">
            <text:p>0.0075540805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6.691792" calcext:value-type="float">
            <text:p>6.691792</text:p>
          </table:table-cell>
          <table:table-cell office:value-type="float" office:value="6.6633799892" calcext:value-type="float">
            <text:p>6.6633799892</text:p>
          </table:table-cell>
          <table:table-cell table:formula="of:=POWER([.C2283]-6.75;2)" office:value-type="float" office:value="0.0075030262709921" calcext:value-type="float">
            <text:p>0.0075030263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6.694992" calcext:value-type="float">
            <text:p>6.694992</text:p>
          </table:table-cell>
          <table:table-cell office:value-type="float" office:value="6.663665457" calcext:value-type="float">
            <text:p>6.663665457</text:p>
          </table:table-cell>
          <table:table-cell table:formula="of:=POWER([.C2284]-6.75;2)" office:value-type="float" office:value="0.00745365331501877" calcext:value-type="float">
            <text:p>0.0074536533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6.698327" calcext:value-type="float">
            <text:p>6.698327</text:p>
          </table:table-cell>
          <table:table-cell office:value-type="float" office:value="6.6639420036" calcext:value-type="float">
            <text:p>6.6639420036</text:p>
          </table:table-cell>
          <table:table-cell table:formula="of:=POWER([.C2285]-6.75;2)" office:value-type="float" office:value="0.00740597874438243" calcext:value-type="float">
            <text:p>0.0074059787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6.70178" calcext:value-type="float">
            <text:p>6.70178</text:p>
          </table:table-cell>
          <table:table-cell office:value-type="float" office:value="6.6642095125" calcext:value-type="float">
            <text:p>6.6642095125</text:p>
          </table:table-cell>
          <table:table-cell table:formula="of:=POWER([.C2286]-6.75;2)" office:value-type="float" office:value="0.00736000774548761" calcext:value-type="float">
            <text:p>0.0073600077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6.705331" calcext:value-type="float">
            <text:p>6.705331</text:p>
          </table:table-cell>
          <table:table-cell office:value-type="float" office:value="6.6644679355" calcext:value-type="float">
            <text:p>6.6644679355</text:p>
          </table:table-cell>
          <table:table-cell table:formula="of:=POWER([.C2287]-6.75;2)" office:value-type="float" office:value="0.00731573405763211" calcext:value-type="float">
            <text:p>0.0073157341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6.708959" calcext:value-type="float">
            <text:p>6.708959</text:p>
          </table:table-cell>
          <table:table-cell office:value-type="float" office:value="6.6647172903" calcext:value-type="float">
            <text:p>6.6647172903</text:p>
          </table:table-cell>
          <table:table-cell table:formula="of:=POWER([.C2288]-6.75;2)" office:value-type="float" office:value="0.00727314057377439" calcext:value-type="float">
            <text:p>0.0072731406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6.712642" calcext:value-type="float">
            <text:p>6.712642</text:p>
          </table:table-cell>
          <table:table-cell office:value-type="float" office:value="6.6649576631" calcext:value-type="float">
            <text:p>6.6649576631</text:p>
          </table:table-cell>
          <table:table-cell table:formula="of:=POWER([.C2289]-6.75;2)" office:value-type="float" office:value="0.0072321990654131" calcext:value-type="float">
            <text:p>0.0072321991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6.716361" calcext:value-type="float">
            <text:p>6.716361</text:p>
          </table:table-cell>
          <table:table-cell office:value-type="float" office:value="6.6651892043" calcext:value-type="float">
            <text:p>6.6651892043</text:p>
          </table:table-cell>
          <table:table-cell table:formula="of:=POWER([.C2290]-6.75;2)" office:value-type="float" office:value="0.00719287106726717" calcext:value-type="float">
            <text:p>0.0071928711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.720095" calcext:value-type="float">
            <text:p>6.720095</text:p>
          </table:table-cell>
          <table:table-cell office:value-type="float" office:value="6.6654121183" calcext:value-type="float">
            <text:p>6.6654121183</text:p>
          </table:table-cell>
          <table:table-cell table:formula="of:=POWER([.C2291]-6.75;2)" office:value-type="float" office:value="0.00715510973049321" calcext:value-type="float">
            <text:p>0.0071551097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6.723824" calcext:value-type="float">
            <text:p>6.723824</text:p>
          </table:table-cell>
          <table:table-cell office:value-type="float" office:value="6.6656266631" calcext:value-type="float">
            <text:p>6.6656266631</text:p>
          </table:table-cell>
          <table:table-cell table:formula="of:=POWER([.C2292]-6.75;2)" office:value-type="float" office:value="0.00711885997964085" calcext:value-type="float">
            <text:p>0.00711886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6.72753" calcext:value-type="float">
            <text:p>6.72753</text:p>
          </table:table-cell>
          <table:table-cell office:value-type="float" office:value="6.6658331452" calcext:value-type="float">
            <text:p>6.6658331452</text:p>
          </table:table-cell>
          <table:table-cell table:formula="of:=POWER([.C2293]-6.75;2)" office:value-type="float" office:value="0.00708405944692433" calcext:value-type="float">
            <text:p>0.0070840594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6.731197" calcext:value-type="float">
            <text:p>6.731197</text:p>
          </table:table-cell>
          <table:table-cell office:value-type="float" office:value="6.6660319086" calcext:value-type="float">
            <text:p>6.6660319086</text:p>
          </table:table-cell>
          <table:table-cell table:formula="of:=POWER([.C2294]-6.75;2)" office:value-type="float" office:value="0.00705064037335876" calcext:value-type="float">
            <text:p>0.0070506404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6.73481" calcext:value-type="float">
            <text:p>6.73481</text:p>
          </table:table-cell>
          <table:table-cell office:value-type="float" office:value="6.6662233262" calcext:value-type="float">
            <text:p>6.6662233262</text:p>
          </table:table-cell>
          <table:table-cell table:formula="of:=POWER([.C2295]-6.75;2)" office:value-type="float" office:value="0.00701853107299162" calcext:value-type="float">
            <text:p>0.0070185311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6.738355" calcext:value-type="float">
            <text:p>6.738355</text:p>
          </table:table-cell>
          <table:table-cell office:value-type="float" office:value="6.6664077921" calcext:value-type="float">
            <text:p>6.6664077921</text:p>
          </table:table-cell>
          <table:table-cell table:formula="of:=POWER([.C2296]-6.75;2)" office:value-type="float" office:value="0.00698765722159678" calcext:value-type="float">
            <text:p>0.0069876572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6.741822" calcext:value-type="float">
            <text:p>6.741822</text:p>
          </table:table-cell>
          <table:table-cell office:value-type="float" office:value="6.6665857168" calcext:value-type="float">
            <text:p>6.6665857168</text:p>
          </table:table-cell>
          <table:table-cell table:formula="of:=POWER([.C2297]-6.75;2)" office:value-type="float" office:value="0.00695794264176976" calcext:value-type="float">
            <text:p>0.0069579426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6.745203" calcext:value-type="float">
            <text:p>6.745203</text:p>
          </table:table-cell>
          <table:table-cell office:value-type="float" office:value="6.6667575143" calcext:value-type="float">
            <text:p>6.6667575143</text:p>
          </table:table-cell>
          <table:table-cell table:formula="of:=POWER([.C2298]-6.75;2)" office:value-type="float" office:value="0.00692931142551464" calcext:value-type="float">
            <text:p>0.0069293114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6.748491" calcext:value-type="float">
            <text:p>6.748491</text:p>
          </table:table-cell>
          <table:table-cell office:value-type="float" office:value="6.6669235932" calcext:value-type="float">
            <text:p>6.6669235932</text:p>
          </table:table-cell>
          <table:table-cell table:formula="of:=POWER([.C2299]-6.75;2)" office:value-type="float" office:value="0.0069016893667991" calcext:value-type="float">
            <text:p>0.0069016894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6.751681" calcext:value-type="float">
            <text:p>6.751681</text:p>
          </table:table-cell>
          <table:table-cell office:value-type="float" office:value="6.667084353" calcext:value-type="float">
            <text:p>6.667084353</text:p>
          </table:table-cell>
          <table:table-cell table:formula="of:=POWER([.C2300]-6.75;2)" office:value-type="float" office:value="0.00687500451742862" calcext:value-type="float">
            <text:p>0.0068750045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.75477" calcext:value-type="float">
            <text:p>6.75477</text:p>
          </table:table-cell>
          <table:table-cell office:value-type="float" office:value="6.6672401738" calcext:value-type="float">
            <text:p>6.6672401738</text:p>
          </table:table-cell>
          <table:table-cell table:formula="of:=POWER([.C2301]-6.75;2)" office:value-type="float" office:value="0.00684918883265424" calcext:value-type="float">
            <text:p>0.0068491888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6.757759" calcext:value-type="float">
            <text:p>6.757759</text:p>
          </table:table-cell>
          <table:table-cell office:value-type="float" office:value="6.6673914086" calcext:value-type="float">
            <text:p>6.6673914086</text:p>
          </table:table-cell>
          <table:table-cell table:formula="of:=POWER([.C2302]-6.75;2)" office:value-type="float" office:value="0.0068241793730921" calcext:value-type="float">
            <text:p>0.0068241794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6.760648" calcext:value-type="float">
            <text:p>6.760648</text:p>
          </table:table-cell>
          <table:table-cell office:value-type="float" office:value="6.6675383799" calcext:value-type="float">
            <text:p>6.6675383799</text:p>
          </table:table-cell>
          <table:table-cell table:formula="of:=POWER([.C2303]-6.75;2)" office:value-type="float" office:value="0.00679991878951675" calcext:value-type="float">
            <text:p>0.0067999188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6.763441" calcext:value-type="float">
            <text:p>6.763441</text:p>
          </table:table-cell>
          <table:table-cell office:value-type="float" office:value="6.6676813692" calcext:value-type="float">
            <text:p>6.6676813692</text:p>
          </table:table-cell>
          <table:table-cell table:formula="of:=POWER([.C2304]-6.75;2)" office:value-type="float" office:value="0.00677635697678666" calcext:value-type="float">
            <text:p>0.006776357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6.76614" calcext:value-type="float">
            <text:p>6.76614</text:p>
          </table:table-cell>
          <table:table-cell office:value-type="float" office:value="6.6678206183" calcext:value-type="float">
            <text:p>6.6678206183</text:p>
          </table:table-cell>
          <table:table-cell table:formula="of:=POWER([.C2305]-6.75;2)" office:value-type="float" office:value="0.00675345077659423" calcext:value-type="float">
            <text:p>0.0067534508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6.76875" calcext:value-type="float">
            <text:p>6.76875</text:p>
          </table:table-cell>
          <table:table-cell office:value-type="float" office:value="6.6679563244" calcext:value-type="float">
            <text:p>6.6679563244</text:p>
          </table:table-cell>
          <table:table-cell table:formula="of:=POWER([.C2306]-6.75;2)" office:value-type="float" office:value="0.00673116470595797" calcext:value-type="float">
            <text:p>0.0067311647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6.771279" calcext:value-type="float">
            <text:p>6.771279</text:p>
          </table:table-cell>
          <table:table-cell office:value-type="float" office:value="6.668088638" calcext:value-type="float">
            <text:p>6.668088638</text:p>
          </table:table-cell>
          <table:table-cell table:formula="of:=POWER([.C2307]-6.75;2)" office:value-type="float" office:value="0.00670947122469498" calcext:value-type="float">
            <text:p>0.0067094712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6.77373" calcext:value-type="float">
            <text:p>6.77373</text:p>
          </table:table-cell>
          <table:table-cell office:value-type="float" office:value="6.6682176559" calcext:value-type="float">
            <text:p>6.6682176559</text:p>
          </table:table-cell>
          <table:table-cell table:formula="of:=POWER([.C2308]-6.75;2)" office:value-type="float" office:value="0.00668835180649074" calcext:value-type="float">
            <text:p>0.0066883518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6.776113" calcext:value-type="float">
            <text:p>6.776113</text:p>
          </table:table-cell>
          <table:table-cell office:value-type="float" office:value="6.6683434301" calcext:value-type="float">
            <text:p>6.6683434301</text:p>
          </table:table-cell>
          <table:table-cell table:formula="of:=POWER([.C2309]-6.75;2)" office:value-type="float" office:value="0.00666779540783355" calcext:value-type="float">
            <text:p>0.0066677954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6.778433" calcext:value-type="float">
            <text:p>6.778433</text:p>
          </table:table-cell>
          <table:table-cell office:value-type="float" office:value="6.668465957" calcext:value-type="float">
            <text:p>6.668465957</text:p>
          </table:table-cell>
          <table:table-cell table:formula="of:=POWER([.C2310]-6.75;2)" office:value-type="float" office:value="0.00664780016792578" calcext:value-type="float">
            <text:p>0.0066478002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.780696" calcext:value-type="float">
            <text:p>6.780696</text:p>
          </table:table-cell>
          <table:table-cell office:value-type="float" office:value="6.6685851918" calcext:value-type="float">
            <text:p>6.6685851918</text:p>
          </table:table-cell>
          <table:table-cell table:formula="of:=POWER([.C2311]-6.75;2)" office:value-type="float" office:value="0.00662837099424277" calcext:value-type="float">
            <text:p>0.006628371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6.782911" calcext:value-type="float">
            <text:p>6.782911</text:p>
          </table:table-cell>
          <table:table-cell office:value-type="float" office:value="6.668701043" calcext:value-type="float">
            <text:p>6.668701043</text:p>
          </table:table-cell>
          <table:table-cell table:formula="of:=POWER([.C2312]-6.75;2)" office:value-type="float" office:value="0.00660952040928778" calcext:value-type="float">
            <text:p>0.0066095204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6.785083" calcext:value-type="float">
            <text:p>6.785083</text:p>
          </table:table-cell>
          <table:table-cell office:value-type="float" office:value="6.668813371" calcext:value-type="float">
            <text:p>6.668813371</text:p>
          </table:table-cell>
          <table:table-cell table:formula="of:=POWER([.C2313]-6.75;2)" office:value-type="float" office:value="0.00659126872838369" calcext:value-type="float">
            <text:p>0.0065912687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6.787218" calcext:value-type="float">
            <text:p>6.787218</text:p>
          </table:table-cell>
          <table:table-cell office:value-type="float" office:value="6.668922" calcext:value-type="float">
            <text:p>6.668922</text:p>
          </table:table-cell>
          <table:table-cell table:formula="of:=POWER([.C2314]-6.75;2)" office:value-type="float" office:value="0.00657364208399996" calcext:value-type="float">
            <text:p>0.0065736421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6.789321" calcext:value-type="float">
            <text:p>6.789321</text:p>
          </table:table-cell>
          <table:table-cell office:value-type="float" office:value="6.6690267204" calcext:value-type="float">
            <text:p>6.6690267204</text:p>
          </table:table-cell>
          <table:table-cell table:formula="of:=POWER([.C2315]-6.75;2)" office:value-type="float" office:value="0.00655667200917981" calcext:value-type="float">
            <text:p>0.006556672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6.791398" calcext:value-type="float">
            <text:p>6.791398</text:p>
          </table:table-cell>
          <table:table-cell office:value-type="float" office:value="6.6691272903" calcext:value-type="float">
            <text:p>6.6691272903</text:p>
          </table:table-cell>
          <table:table-cell table:formula="of:=POWER([.C2316]-6.75;2)" office:value-type="float" office:value="0.00654039517422039" calcext:value-type="float">
            <text:p>0.0065403952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6.793451" calcext:value-type="float">
            <text:p>6.793451</text:p>
          </table:table-cell>
          <table:table-cell office:value-type="float" office:value="6.6692234427" calcext:value-type="float">
            <text:p>6.6692234427</text:p>
          </table:table-cell>
          <table:table-cell table:formula="of:=POWER([.C2317]-6.75;2)" office:value-type="float" office:value="0.0065248522092402" calcext:value-type="float">
            <text:p>0.0065248522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6.795484" calcext:value-type="float">
            <text:p>6.795484</text:p>
          </table:table-cell>
          <table:table-cell office:value-type="float" office:value="6.6693148907" calcext:value-type="float">
            <text:p>6.6693148907</text:p>
          </table:table-cell>
          <table:table-cell table:formula="of:=POWER([.C2318]-6.75;2)" office:value-type="float" office:value="0.00651008686275296" calcext:value-type="float">
            <text:p>0.0065100869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6.7975" calcext:value-type="float">
            <text:p>6.7975</text:p>
          </table:table-cell>
          <table:table-cell office:value-type="float" office:value="6.6694013333" calcext:value-type="float">
            <text:p>6.6694013333</text:p>
          </table:table-cell>
          <table:table-cell table:formula="of:=POWER([.C2319]-6.75;2)" office:value-type="float" office:value="0.00649614507381773" calcext:value-type="float">
            <text:p>0.0064961451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6.7995" calcext:value-type="float">
            <text:p>6.7995</text:p>
          </table:table-cell>
          <table:table-cell office:value-type="float" office:value="6.6694824606" calcext:value-type="float">
            <text:p>6.6694824606</text:p>
          </table:table-cell>
          <table:table-cell table:formula="of:=POWER([.C2320]-6.75;2)" office:value-type="float" office:value="0.00648307415103051" calcext:value-type="float">
            <text:p>0.0064830742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.801485" calcext:value-type="float">
            <text:p>6.801485</text:p>
          </table:table-cell>
          <table:table-cell office:value-type="float" office:value="6.6695579606" calcext:value-type="float">
            <text:p>6.6695579606</text:p>
          </table:table-cell>
          <table:table-cell table:formula="of:=POWER([.C2321]-6.75;2)" office:value-type="float" office:value="0.0064709217028312" calcext:value-type="float">
            <text:p>0.0064709217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6.803455" calcext:value-type="float">
            <text:p>6.803455</text:p>
          </table:table-cell>
          <table:table-cell office:value-type="float" office:value="6.6696275233" calcext:value-type="float">
            <text:p>6.6696275233</text:p>
          </table:table-cell>
          <table:table-cell table:formula="of:=POWER([.C2322]-6.75;2)" office:value-type="float" office:value="0.00645973501089205" calcext:value-type="float">
            <text:p>0.006459735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6.805409" calcext:value-type="float">
            <text:p>6.805409</text:p>
          </table:table-cell>
          <table:table-cell office:value-type="float" office:value="6.6696908495" calcext:value-type="float">
            <text:p>6.6696908495</text:p>
          </table:table-cell>
          <table:table-cell table:formula="of:=POWER([.C2323]-6.75;2)" office:value-type="float" office:value="0.00644955965403161" calcext:value-type="float">
            <text:p>0.0064495597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6.807345" calcext:value-type="float">
            <text:p>6.807345</text:p>
          </table:table-cell>
          <table:table-cell office:value-type="float" office:value="6.6697476523" calcext:value-type="float">
            <text:p>6.6697476523</text:p>
          </table:table-cell>
          <table:table-cell table:formula="of:=POWER([.C2324]-6.75;2)" office:value-type="float" office:value="0.00644043931136171" calcext:value-type="float">
            <text:p>0.0064404393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6.80926" calcext:value-type="float">
            <text:p>6.80926</text:p>
          </table:table-cell>
          <table:table-cell office:value-type="float" office:value="6.6697976667" calcext:value-type="float">
            <text:p>6.6697976667</text:p>
          </table:table-cell>
          <table:table-cell table:formula="of:=POWER([.C2325]-6.75;2)" office:value-type="float" office:value="0.00643241426676428" calcext:value-type="float">
            <text:p>0.0064324143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6.811152" calcext:value-type="float">
            <text:p>6.811152</text:p>
          </table:table-cell>
          <table:table-cell office:value-type="float" office:value="6.6698406523" calcext:value-type="float">
            <text:p>6.6698406523</text:p>
          </table:table-cell>
          <table:table-cell table:formula="of:=POWER([.C2326]-6.75;2)" office:value-type="float" office:value="0.00642552102368957" calcext:value-type="float">
            <text:p>0.006425521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6.813017" calcext:value-type="float">
            <text:p>6.813017</text:p>
          </table:table-cell>
          <table:table-cell office:value-type="float" office:value="6.6698763978" calcext:value-type="float">
            <text:p>6.6698763978</text:p>
          </table:table-cell>
          <table:table-cell table:formula="of:=POWER([.C2327]-6.75;2)" office:value-type="float" office:value="0.00641979162950378" calcext:value-type="float">
            <text:p>0.0064197916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6.814849" calcext:value-type="float">
            <text:p>6.814849</text:p>
          </table:table-cell>
          <table:table-cell office:value-type="float" office:value="6.6699047222" calcext:value-type="float">
            <text:p>6.6699047222</text:p>
          </table:table-cell>
          <table:table-cell table:formula="of:=POWER([.C2328]-6.75;2)" office:value-type="float" office:value="0.00641525352585916" calcext:value-type="float">
            <text:p>0.0064152535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6.816642" calcext:value-type="float">
            <text:p>6.816642</text:p>
          </table:table-cell>
          <table:table-cell office:value-type="float" office:value="6.6699254839" calcext:value-type="float">
            <text:p>6.6699254839</text:p>
          </table:table-cell>
          <table:table-cell table:formula="of:=POWER([.C2329]-6.75;2)" office:value-type="float" office:value="0.00641192812864913" calcext:value-type="float">
            <text:p>0.0064119281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6.818391" calcext:value-type="float">
            <text:p>6.818391</text:p>
          </table:table-cell>
          <table:table-cell office:value-type="float" office:value="6.6699385842" calcext:value-type="float">
            <text:p>6.6699385842</text:p>
          </table:table-cell>
          <table:table-cell table:formula="of:=POWER([.C2330]-6.75;2)" office:value-type="float" office:value="0.00640983029990041" calcext:value-type="float">
            <text:p>0.0064098303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.820089" calcext:value-type="float">
            <text:p>6.820089</text:p>
          </table:table-cell>
          <table:table-cell office:value-type="float" office:value="6.6699439624" calcext:value-type="float">
            <text:p>6.6699439624</text:p>
          </table:table-cell>
          <table:table-cell table:formula="of:=POWER([.C2331]-6.75;2)" office:value-type="float" office:value="0.00640896915621267" calcext:value-type="float">
            <text:p>0.0064089692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6.821727" calcext:value-type="float">
            <text:p>6.821727</text:p>
          </table:table-cell>
          <table:table-cell office:value-type="float" office:value="6.6699416022" calcext:value-type="float">
            <text:p>6.6699416022</text:p>
          </table:table-cell>
          <table:table-cell table:formula="of:=POWER([.C2332]-6.75;2)" office:value-type="float" office:value="0.00640934705830308" calcext:value-type="float">
            <text:p>0.0064093471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6.823299" calcext:value-type="float">
            <text:p>6.823299</text:p>
          </table:table-cell>
          <table:table-cell office:value-type="float" office:value="6.6699315358" calcext:value-type="float">
            <text:p>6.6699315358</text:p>
          </table:table-cell>
          <table:table-cell table:formula="of:=POWER([.C2333]-6.75;2)" office:value-type="float" office:value="0.00641095895934669" calcext:value-type="float">
            <text:p>0.006410959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6.824795" calcext:value-type="float">
            <text:p>6.824795</text:p>
          </table:table-cell>
          <table:table-cell office:value-type="float" office:value="6.6699138333" calcext:value-type="float">
            <text:p>6.6699138333</text:p>
          </table:table-cell>
          <table:table-cell table:formula="of:=POWER([.C2334]-6.75;2)" office:value-type="float" office:value="0.00641379409670021" calcext:value-type="float">
            <text:p>0.0064137941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6.826206" calcext:value-type="float">
            <text:p>6.826206</text:p>
          </table:table-cell>
          <table:table-cell office:value-type="float" office:value="6.6698886129" calcext:value-type="float">
            <text:p>6.6698886129</text:p>
          </table:table-cell>
          <table:table-cell table:formula="of:=POWER([.C2335]-6.75;2)" office:value-type="float" office:value="0.00641783434308599" calcext:value-type="float">
            <text:p>0.0064178343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6.827524" calcext:value-type="float">
            <text:p>6.827524</text:p>
          </table:table-cell>
          <table:table-cell office:value-type="float" office:value="6.6698560376" calcext:value-type="float">
            <text:p>6.6698560376</text:p>
          </table:table-cell>
          <table:table-cell table:formula="of:=POWER([.C2336]-6.75;2)" office:value-type="float" office:value="0.00642305470917265" calcext:value-type="float">
            <text:p>0.0064230547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6.82874" calcext:value-type="float">
            <text:p>6.82874</text:p>
          </table:table-cell>
          <table:table-cell office:value-type="float" office:value="6.6698163082" calcext:value-type="float">
            <text:p>6.6698163082</text:p>
          </table:table-cell>
          <table:table-cell table:formula="of:=POWER([.C2337]-6.75;2)" office:value-type="float" office:value="0.00642942443067743" calcext:value-type="float">
            <text:p>0.0064294244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6.829845" calcext:value-type="float">
            <text:p>6.829845</text:p>
          </table:table-cell>
          <table:table-cell office:value-type="float" office:value="6.6697696613" calcext:value-type="float">
            <text:p>6.6697696613</text:p>
          </table:table-cell>
          <table:table-cell table:formula="of:=POWER([.C2338]-6.75;2)" office:value-type="float" office:value="0.00643690724791669" calcext:value-type="float">
            <text:p>0.0064369072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6.83083" calcext:value-type="float">
            <text:p>6.83083</text:p>
          </table:table-cell>
          <table:table-cell office:value-type="float" office:value="6.669716371" calcext:value-type="float">
            <text:p>6.669716371</text:p>
          </table:table-cell>
          <table:table-cell table:formula="of:=POWER([.C2339]-6.75;2)" office:value-type="float" office:value="0.00644546108540967" calcext:value-type="float">
            <text:p>0.0064454611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6.831686" calcext:value-type="float">
            <text:p>6.831686</text:p>
          </table:table-cell>
          <table:table-cell office:value-type="float" office:value="6.6696567366" calcext:value-type="float">
            <text:p>6.6696567366</text:p>
          </table:table-cell>
          <table:table-cell table:formula="of:=POWER([.C2340]-6.75;2)" office:value-type="float" office:value="0.00645503997376172" calcext:value-type="float">
            <text:p>0.00645504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.832407" calcext:value-type="float">
            <text:p>6.832407</text:p>
          </table:table-cell>
          <table:table-cell office:value-type="float" office:value="6.6695910896" calcext:value-type="float">
            <text:p>6.6695910896</text:p>
          </table:table-cell>
          <table:table-cell table:formula="of:=POWER([.C2341]-6.75;2)" office:value-type="float" office:value="0.00646559287171524" calcext:value-type="float">
            <text:p>0.0064655929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6.832985" calcext:value-type="float">
            <text:p>6.832985</text:p>
          </table:table-cell>
          <table:table-cell office:value-type="float" office:value="6.6695197724" calcext:value-type="float">
            <text:p>6.6695197724</text:p>
          </table:table-cell>
          <table:table-cell table:formula="of:=POWER([.C2342]-6.75;2)" office:value-type="float" office:value="0.00647706703454778" calcext:value-type="float">
            <text:p>0.006477067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6.833415" calcext:value-type="float">
            <text:p>6.833415</text:p>
          </table:table-cell>
          <table:table-cell office:value-type="float" office:value="6.669443147" calcext:value-type="float">
            <text:p>6.669443147</text:p>
          </table:table-cell>
          <table:table-cell table:formula="of:=POWER([.C2343]-6.75;2)" office:value-type="float" office:value="0.00648940656526362" calcext:value-type="float">
            <text:p>0.0064894066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6.833692" calcext:value-type="float">
            <text:p>6.833692</text:p>
          </table:table-cell>
          <table:table-cell office:value-type="float" office:value="6.6693615824" calcext:value-type="float">
            <text:p>6.6693615824</text:p>
          </table:table-cell>
          <table:table-cell table:formula="of:=POWER([.C2344]-6.75;2)" office:value-type="float" office:value="0.00650255439303205" calcext:value-type="float">
            <text:p>0.0065025544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6.833813" calcext:value-type="float">
            <text:p>6.833813</text:p>
          </table:table-cell>
          <table:table-cell office:value-type="float" office:value="6.669275448" calcext:value-type="float">
            <text:p>6.669275448</text:p>
          </table:table-cell>
          <table:table-cell table:formula="of:=POWER([.C2345]-6.75;2)" office:value-type="float" office:value="0.00651645329560062" calcext:value-type="float">
            <text:p>0.0065164533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6.833777" calcext:value-type="float">
            <text:p>6.833777</text:p>
          </table:table-cell>
          <table:table-cell office:value-type="float" office:value="6.6691851093" calcext:value-type="float">
            <text:p>6.6691851093</text:p>
          </table:table-cell>
          <table:table-cell table:formula="of:=POWER([.C2346]-6.75;2)" office:value-type="float" office:value="0.00653104655885297" calcext:value-type="float">
            <text:p>0.0065310466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6.833583" calcext:value-type="float">
            <text:p>6.833583</text:p>
          </table:table-cell>
          <table:table-cell office:value-type="float" office:value="6.6690909194" calcext:value-type="float">
            <text:p>6.6690909194</text:p>
          </table:table-cell>
          <table:table-cell table:formula="of:=POWER([.C2347]-6.75;2)" office:value-type="float" office:value="0.00654627932353725" calcext:value-type="float">
            <text:p>0.0065462793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6.833234" calcext:value-type="float">
            <text:p>6.833234</text:p>
          </table:table-cell>
          <table:table-cell office:value-type="float" office:value="6.6689932186" calcext:value-type="float">
            <text:p>6.6689932186</text:p>
          </table:table-cell>
          <table:table-cell table:formula="of:=POWER([.C2348]-6.75;2)" office:value-type="float" office:value="0.00656209863278741" calcext:value-type="float">
            <text:p>0.0065620986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6.832734" calcext:value-type="float">
            <text:p>6.832734</text:p>
          </table:table-cell>
          <table:table-cell office:value-type="float" office:value="6.6688923226" calcext:value-type="float">
            <text:p>6.6688923226</text:p>
          </table:table-cell>
          <table:table-cell table:formula="of:=POWER([.C2349]-6.75;2)" office:value-type="float" office:value="0.00657845533322253" calcext:value-type="float">
            <text:p>0.0065784553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6.832088" calcext:value-type="float">
            <text:p>6.832088</text:p>
          </table:table-cell>
          <table:table-cell office:value-type="float" office:value="6.6687885179" calcext:value-type="float">
            <text:p>6.6687885179</text:p>
          </table:table-cell>
          <table:table-cell table:formula="of:=POWER([.C2350]-6.75;2)" office:value-type="float" office:value="0.00659530482487856" calcext:value-type="float">
            <text:p>0.0065953048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.831305" calcext:value-type="float">
            <text:p>6.831305</text:p>
          </table:table-cell>
          <table:table-cell office:value-type="float" office:value="6.6686820627" calcext:value-type="float">
            <text:p>6.6686820627</text:p>
          </table:table-cell>
          <table:table-cell table:formula="of:=POWER([.C2351]-6.75;2)" office:value-type="float" office:value="0.00661260692672668" calcext:value-type="float">
            <text:p>0.0066126069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6.830394" calcext:value-type="float">
            <text:p>6.830394</text:p>
          </table:table-cell>
          <table:table-cell office:value-type="float" office:value="6.6685731738" calcext:value-type="float">
            <text:p>6.6685731738</text:p>
          </table:table-cell>
          <table:table-cell table:formula="of:=POWER([.C2352]-6.75;2)" office:value-type="float" office:value="0.00663032802500493" calcext:value-type="float">
            <text:p>0.006630328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6.829369" calcext:value-type="float">
            <text:p>6.829369</text:p>
          </table:table-cell>
          <table:table-cell office:value-type="float" office:value="6.6684620305" calcext:value-type="float">
            <text:p>6.6684620305</text:p>
          </table:table-cell>
          <table:table-cell table:formula="of:=POWER([.C2353]-6.75;2)" office:value-type="float" office:value="0.00664844047018297" calcext:value-type="float">
            <text:p>0.0066484405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6.828243" calcext:value-type="float">
            <text:p>6.828243</text:p>
          </table:table-cell>
          <table:table-cell office:value-type="float" office:value="6.6683487652" calcext:value-type="float">
            <text:p>6.6683487652</text:p>
          </table:table-cell>
          <table:table-cell table:formula="of:=POWER([.C2354]-6.75;2)" office:value-type="float" office:value="0.0066669241443647" calcext:value-type="float">
            <text:p>0.0066669241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6.827032" calcext:value-type="float">
            <text:p>6.827032</text:p>
          </table:table-cell>
          <table:table-cell office:value-type="float" office:value="6.6682334677" calcext:value-type="float">
            <text:p>6.6682334677</text:p>
          </table:table-cell>
          <table:table-cell table:formula="of:=POWER([.C2355]-6.75;2)" office:value-type="float" office:value="0.00668576580436688" calcext:value-type="float">
            <text:p>0.0066857658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6.825755" calcext:value-type="float">
            <text:p>6.825755</text:p>
          </table:table-cell>
          <table:table-cell office:value-type="float" office:value="6.668116181" calcext:value-type="float">
            <text:p>6.668116181</text:p>
          </table:table-cell>
          <table:table-cell table:formula="of:=POWER([.C2356]-6.75;2)" office:value-type="float" office:value="0.00670495981402472" calcext:value-type="float">
            <text:p>0.0067049598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6.82443" calcext:value-type="float">
            <text:p>6.82443</text:p>
          </table:table-cell>
          <table:table-cell office:value-type="float" office:value="6.6679968961" calcext:value-type="float">
            <text:p>6.6679968961</text:p>
          </table:table-cell>
          <table:table-cell table:formula="of:=POWER([.C2357]-6.75;2)" office:value-type="float" office:value="0.00672450904923419" calcext:value-type="float">
            <text:p>0.006724509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6.823079" calcext:value-type="float">
            <text:p>6.823079</text:p>
          </table:table-cell>
          <table:table-cell office:value-type="float" office:value="6.6678755609" calcext:value-type="float">
            <text:p>6.6678755609</text:p>
          </table:table-cell>
          <table:table-cell table:formula="of:=POWER([.C2358]-6.75;2)" office:value-type="float" office:value="0.00674442349748965" calcext:value-type="float">
            <text:p>0.0067444235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6.821723" calcext:value-type="float">
            <text:p>6.821723</text:p>
          </table:table-cell>
          <table:table-cell office:value-type="float" office:value="6.6677520717" calcext:value-type="float">
            <text:p>6.6677520717</text:p>
          </table:table-cell>
          <table:table-cell table:formula="of:=POWER([.C2359]-6.75;2)" office:value-type="float" office:value="0.00676472170964197" calcext:value-type="float">
            <text:p>0.0067647217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6.820385" calcext:value-type="float">
            <text:p>6.820385</text:p>
          </table:table-cell>
          <table:table-cell office:value-type="float" office:value="6.6676262832" calcext:value-type="float">
            <text:p>6.6676262832</text:p>
          </table:table-cell>
          <table:table-cell table:formula="of:=POWER([.C2360]-6.75;2)" office:value-type="float" office:value="0.00678542921944665" calcext:value-type="float">
            <text:p>0.0067854292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.819088" calcext:value-type="float">
            <text:p>6.819088</text:p>
          </table:table-cell>
          <table:table-cell office:value-type="float" office:value="6.6674980054" calcext:value-type="float">
            <text:p>6.6674980054</text:p>
          </table:table-cell>
          <table:table-cell table:formula="of:=POWER([.C2361]-6.75;2)" office:value-type="float" office:value="0.00680657911297848" calcext:value-type="float">
            <text:p>0.0068065791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6.817855" calcext:value-type="float">
            <text:p>6.817855</text:p>
          </table:table-cell>
          <table:table-cell office:value-type="float" office:value="6.6673670072" calcext:value-type="float">
            <text:p>6.6673670072</text:p>
          </table:table-cell>
          <table:table-cell table:formula="of:=POWER([.C2362]-6.75;2)" office:value-type="float" office:value="0.00682821149908482" calcext:value-type="float">
            <text:p>0.0068282115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6.81671" calcext:value-type="float">
            <text:p>6.81671</text:p>
          </table:table-cell>
          <table:table-cell office:value-type="float" office:value="6.6672330233" calcext:value-type="float">
            <text:p>6.6672330233</text:p>
          </table:table-cell>
          <table:table-cell table:formula="of:=POWER([.C2363]-6.75;2)" office:value-type="float" office:value="0.0068503724320584" calcext:value-type="float">
            <text:p>0.0068503724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6.815676" calcext:value-type="float">
            <text:p>6.815676</text:p>
          </table:table-cell>
          <table:table-cell office:value-type="float" office:value="6.6670957545" calcext:value-type="float">
            <text:p>6.6670957545</text:p>
          </table:table-cell>
          <table:table-cell table:formula="of:=POWER([.C2364]-6.75;2)" office:value-type="float" office:value="0.00687311392192427" calcext:value-type="float">
            <text:p>0.0068731139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6.814774" calcext:value-type="float">
            <text:p>6.814774</text:p>
          </table:table-cell>
          <table:table-cell office:value-type="float" office:value="6.666954871" calcext:value-type="float">
            <text:p>6.666954871</text:p>
          </table:table-cell>
          <table:table-cell table:formula="of:=POWER([.C2365]-6.75;2)" office:value-type="float" office:value="0.00689649345062669" calcext:value-type="float">
            <text:p>0.0068964935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6.814025" calcext:value-type="float">
            <text:p>6.814025</text:p>
          </table:table-cell>
          <table:table-cell office:value-type="float" office:value="6.6668100197" calcext:value-type="float">
            <text:p>6.6668100197</text:p>
          </table:table-cell>
          <table:table-cell table:formula="of:=POWER([.C2366]-6.75;2)" office:value-type="float" office:value="0.00692057282231443" calcext:value-type="float">
            <text:p>0.0069205728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6.813448" calcext:value-type="float">
            <text:p>6.813448</text:p>
          </table:table-cell>
          <table:table-cell office:value-type="float" office:value="6.6666608315" calcext:value-type="float">
            <text:p>6.6666608315</text:p>
          </table:table-cell>
          <table:table-cell table:formula="of:=POWER([.C2367]-6.75;2)" office:value-type="float" office:value="0.00694541700627143" calcext:value-type="float">
            <text:p>0.006945417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6.81306" calcext:value-type="float">
            <text:p>6.81306</text:p>
          </table:table-cell>
          <table:table-cell office:value-type="float" office:value="6.6665069194" calcext:value-type="float">
            <text:p>6.6665069194</text:p>
          </table:table-cell>
          <table:table-cell table:formula="of:=POWER([.C2368]-6.75;2)" office:value-type="float" office:value="0.00697109450807814" calcext:value-type="float">
            <text:p>0.0069710945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6.812878" calcext:value-type="float">
            <text:p>6.812878</text:p>
          </table:table-cell>
          <table:table-cell office:value-type="float" office:value="6.6663478907" calcext:value-type="float">
            <text:p>6.6663478907</text:p>
          </table:table-cell>
          <table:table-cell table:formula="of:=POWER([.C2369]-6.75;2)" office:value-type="float" office:value="0.00699767539033915" calcext:value-type="float">
            <text:p>0.0069976754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6.812912" calcext:value-type="float">
            <text:p>6.812912</text:p>
          </table:table-cell>
          <table:table-cell office:value-type="float" office:value="6.6661833441" calcext:value-type="float">
            <text:p>6.6661833441</text:p>
          </table:table-cell>
          <table:table-cell table:formula="of:=POWER([.C2370]-6.75;2)" office:value-type="float" office:value="0.00702523180625896" calcext:value-type="float">
            <text:p>0.0070252318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.813175" calcext:value-type="float">
            <text:p>6.813175</text:p>
          </table:table-cell>
          <table:table-cell office:value-type="float" office:value="6.6660128853" calcext:value-type="float">
            <text:p>6.6660128853</text:p>
          </table:table-cell>
          <table:table-cell table:formula="of:=POWER([.C2371]-6.75;2)" office:value-type="float" office:value="0.00705383543563099" calcext:value-type="float">
            <text:p>0.0070538354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6.813672" calcext:value-type="float">
            <text:p>6.813672</text:p>
          </table:table-cell>
          <table:table-cell office:value-type="float" office:value="6.6658361165" calcext:value-type="float">
            <text:p>6.6658361165</text:p>
          </table:table-cell>
          <table:table-cell table:formula="of:=POWER([.C2372]-6.75;2)" office:value-type="float" office:value="0.0070835592858015" calcext:value-type="float">
            <text:p>0.0070835593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6.814409" calcext:value-type="float">
            <text:p>6.814409</text:p>
          </table:table-cell>
          <table:table-cell office:value-type="float" office:value="6.6656526559" calcext:value-type="float">
            <text:p>6.6656526559</text:p>
          </table:table-cell>
          <table:table-cell table:formula="of:=POWER([.C2373]-6.75;2)" office:value-type="float" office:value="0.00711447445672384" calcext:value-type="float">
            <text:p>0.0071144745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6.815386" calcext:value-type="float">
            <text:p>6.815386</text:p>
          </table:table-cell>
          <table:table-cell office:value-type="float" office:value="6.6654621308" calcext:value-type="float">
            <text:p>6.6654621308</text:p>
          </table:table-cell>
          <table:table-cell table:formula="of:=POWER([.C2374]-6.75;2)" office:value-type="float" office:value="0.00714665132887632" calcext:value-type="float">
            <text:p>0.0071466513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6.816601" calcext:value-type="float">
            <text:p>6.816601</text:p>
          </table:table-cell>
          <table:table-cell office:value-type="float" office:value="6.6652641864" calcext:value-type="float">
            <text:p>6.6652641864</text:p>
          </table:table-cell>
          <table:table-cell table:formula="of:=POWER([.C2375]-6.75;2)" office:value-type="float" office:value="0.00718015810645395" calcext:value-type="float">
            <text:p>0.0071801581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6.818049" calcext:value-type="float">
            <text:p>6.818049</text:p>
          </table:table-cell>
          <table:table-cell office:value-type="float" office:value="6.665058491" calcext:value-type="float">
            <text:p>6.665058491</text:p>
          </table:table-cell>
          <table:table-cell table:formula="of:=POWER([.C2376]-6.75;2)" office:value-type="float" office:value="0.0072150599511971" calcext:value-type="float">
            <text:p>0.00721506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6.819721" calcext:value-type="float">
            <text:p>6.819721</text:p>
          </table:table-cell>
          <table:table-cell office:value-type="float" office:value="6.6648447348" calcext:value-type="float">
            <text:p>6.6648447348</text:p>
          </table:table-cell>
          <table:table-cell table:formula="of:=POWER([.C2377]-6.75;2)" office:value-type="float" office:value="0.00725141919128234" calcext:value-type="float">
            <text:p>0.0072514192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6.821607" calcext:value-type="float">
            <text:p>6.821607</text:p>
          </table:table-cell>
          <table:table-cell office:value-type="float" office:value="6.6646226344" calcext:value-type="float">
            <text:p>6.6646226344</text:p>
          </table:table-cell>
          <table:table-cell table:formula="of:=POWER([.C2378]-6.75;2)" office:value-type="float" office:value="0.00728929455679612" calcext:value-type="float">
            <text:p>0.0072892946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6.823691" calcext:value-type="float">
            <text:p>6.823691</text:p>
          </table:table-cell>
          <table:table-cell office:value-type="float" office:value="6.6643919319" calcext:value-type="float">
            <text:p>6.6643919319</text:p>
          </table:table-cell>
          <table:table-cell table:formula="of:=POWER([.C2379]-6.75;2)" office:value-type="float" office:value="0.00732874132381424" calcext:value-type="float">
            <text:p>0.0073287413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6.825956" calcext:value-type="float">
            <text:p>6.825956</text:p>
          </table:table-cell>
          <table:table-cell office:value-type="float" office:value="6.6641523996" calcext:value-type="float">
            <text:p>6.6641523996</text:p>
          </table:table-cell>
          <table:table-cell table:formula="of:=POWER([.C2380]-6.75;2)" office:value-type="float" office:value="0.00736981049443811" calcext:value-type="float">
            <text:p>0.0073698105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.828381" calcext:value-type="float">
            <text:p>6.828381</text:p>
          </table:table-cell>
          <table:table-cell office:value-type="float" office:value="6.6639038423" calcext:value-type="float">
            <text:p>6.6639038423</text:p>
          </table:table-cell>
          <table:table-cell table:formula="of:=POWER([.C2381]-6.75;2)" office:value-type="float" office:value="0.00741254837070329" calcext:value-type="float">
            <text:p>0.0074125484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6.830945" calcext:value-type="float">
            <text:p>6.830945</text:p>
          </table:table-cell>
          <table:table-cell office:value-type="float" office:value="6.6636460968" calcext:value-type="float">
            <text:p>6.6636460968</text:p>
          </table:table-cell>
          <table:table-cell table:formula="of:=POWER([.C2382]-6.75;2)" office:value-type="float" office:value="0.00745699659787497" calcext:value-type="float">
            <text:p>0.0074569966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6.833622" calcext:value-type="float">
            <text:p>6.833622</text:p>
          </table:table-cell>
          <table:table-cell office:value-type="float" office:value="6.6633790323" calcext:value-type="float">
            <text:p>6.6633790323</text:p>
          </table:table-cell>
          <table:table-cell table:formula="of:=POWER([.C2383]-6.75;2)" office:value-type="float" office:value="0.00750319204528445" calcext:value-type="float">
            <text:p>0.007503192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6.836387" calcext:value-type="float">
            <text:p>6.836387</text:p>
          </table:table-cell>
          <table:table-cell office:value-type="float" office:value="6.6631025538" calcext:value-type="float">
            <text:p>6.6631025538</text:p>
          </table:table-cell>
          <table:table-cell table:formula="of:=POWER([.C2384]-6.75;2)" office:value-type="float" office:value="0.00755116615608191" calcext:value-type="float">
            <text:p>0.0075511662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6.83921" calcext:value-type="float">
            <text:p>6.83921</text:p>
          </table:table-cell>
          <table:table-cell office:value-type="float" office:value="6.6628165986" calcext:value-type="float">
            <text:p>6.6628165986</text:p>
          </table:table-cell>
          <table:table-cell table:formula="of:=POWER([.C2385]-6.75;2)" office:value-type="float" office:value="0.00760094547967351" calcext:value-type="float">
            <text:p>0.0076009455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6.842063" calcext:value-type="float">
            <text:p>6.842063</text:p>
          </table:table-cell>
          <table:table-cell office:value-type="float" office:value="6.6625211416" calcext:value-type="float">
            <text:p>6.6625211416</text:p>
          </table:table-cell>
          <table:table-cell table:formula="of:=POWER([.C2386]-6.75;2)" office:value-type="float" office:value="0.00765255066696724" calcext:value-type="float">
            <text:p>0.0076525507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6.844917" calcext:value-type="float">
            <text:p>6.844917</text:p>
          </table:table-cell>
          <table:table-cell office:value-type="float" office:value="6.66221619" calcext:value-type="float">
            <text:p>6.66221619</text:p>
          </table:table-cell>
          <table:table-cell table:formula="of:=POWER([.C2387]-6.75;2)" office:value-type="float" office:value="0.00770599729811616" calcext:value-type="float">
            <text:p>0.0077059973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6.847739" calcext:value-type="float">
            <text:p>6.847739</text:p>
          </table:table-cell>
          <table:table-cell office:value-type="float" office:value="6.6619017849" calcext:value-type="float">
            <text:p>6.6619017849</text:p>
          </table:table-cell>
          <table:table-cell table:formula="of:=POWER([.C2388]-6.75;2)" office:value-type="float" office:value="0.0077612955038058" calcext:value-type="float">
            <text:p>0.0077612955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6.850501" calcext:value-type="float">
            <text:p>6.850501</text:p>
          </table:table-cell>
          <table:table-cell office:value-type="float" office:value="6.661578009" calcext:value-type="float">
            <text:p>6.661578009</text:p>
          </table:table-cell>
          <table:table-cell table:formula="of:=POWER([.C2389]-6.75;2)" office:value-type="float" office:value="0.00781844849240403" calcext:value-type="float">
            <text:p>0.0078184485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6.85317" calcext:value-type="float">
            <text:p>6.85317</text:p>
          </table:table-cell>
          <table:table-cell office:value-type="float" office:value="6.6612449749" calcext:value-type="float">
            <text:p>6.6612449749</text:p>
          </table:table-cell>
          <table:table-cell table:formula="of:=POWER([.C2390]-6.75;2)" office:value-type="float" office:value="0.00787745448050167" calcext:value-type="float">
            <text:p>0.0078774545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.855719" calcext:value-type="float">
            <text:p>6.855719</text:p>
          </table:table-cell>
          <table:table-cell office:value-type="float" office:value="6.6609028333" calcext:value-type="float">
            <text:p>6.6609028333</text:p>
          </table:table-cell>
          <table:table-cell table:formula="of:=POWER([.C2391]-6.75;2)" office:value-type="float" office:value="0.00793830511396763" calcext:value-type="float">
            <text:p>0.0079383051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6.858117" calcext:value-type="float">
            <text:p>6.858117</text:p>
          </table:table-cell>
          <table:table-cell office:value-type="float" office:value="6.660551767" calcext:value-type="float">
            <text:p>6.660551767</text:p>
          </table:table-cell>
          <table:table-cell table:formula="of:=POWER([.C2392]-6.75;2)" office:value-type="float" office:value="0.00800098638682224" calcext:value-type="float">
            <text:p>0.0080009864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6.860338" calcext:value-type="float">
            <text:p>6.860338</text:p>
          </table:table-cell>
          <table:table-cell office:value-type="float" office:value="6.6601919982" calcext:value-type="float">
            <text:p>6.6601919982</text:p>
          </table:table-cell>
          <table:table-cell table:formula="of:=POWER([.C2393]-6.75;2)" office:value-type="float" office:value="0.00806547718730877" calcext:value-type="float">
            <text:p>0.0080654772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6.862355" calcext:value-type="float">
            <text:p>6.862355</text:p>
          </table:table-cell>
          <table:table-cell office:value-type="float" office:value="6.6598237778" calcext:value-type="float">
            <text:p>6.6598237778</text:p>
          </table:table-cell>
          <table:table-cell table:formula="of:=POWER([.C2394]-6.75;2)" office:value-type="float" office:value="0.00813175105026381" calcext:value-type="float">
            <text:p>0.0081317511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6.864143" calcext:value-type="float">
            <text:p>6.864143</text:p>
          </table:table-cell>
          <table:table-cell office:value-type="float" office:value="6.6594473978" calcext:value-type="float">
            <text:p>6.6594473978</text:p>
          </table:table-cell>
          <table:table-cell table:formula="of:=POWER([.C2395]-6.75;2)" office:value-type="float" office:value="0.00819977376519141" calcext:value-type="float">
            <text:p>0.0081997738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6.865682" calcext:value-type="float">
            <text:p>6.865682</text:p>
          </table:table-cell>
          <table:table-cell office:value-type="float" office:value="6.659063181" calcext:value-type="float">
            <text:p>6.659063181</text:p>
          </table:table-cell>
          <table:table-cell table:formula="of:=POWER([.C2396]-6.75;2)" office:value-type="float" office:value="0.00826950504983867" calcext:value-type="float">
            <text:p>0.008269505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6.866951" calcext:value-type="float">
            <text:p>6.866951</text:p>
          </table:table-cell>
          <table:table-cell office:value-type="float" office:value="6.6586714821" calcext:value-type="float">
            <text:p>6.6586714821</text:p>
          </table:table-cell>
          <table:table-cell table:formula="of:=POWER([.C2397]-6.75;2)" office:value-type="float" office:value="0.00834089818181063" calcext:value-type="float">
            <text:p>0.0083408982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6.867933" calcext:value-type="float">
            <text:p>6.867933</text:p>
          </table:table-cell>
          <table:table-cell office:value-type="float" office:value="6.6582726882" calcext:value-type="float">
            <text:p>6.6582726882</text:p>
          </table:table-cell>
          <table:table-cell table:formula="of:=POWER([.C2398]-6.75;2)" office:value-type="float" office:value="0.00841389973005437" calcext:value-type="float">
            <text:p>0.0084138997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6.868612" calcext:value-type="float">
            <text:p>6.868612</text:p>
          </table:table-cell>
          <table:table-cell office:value-type="float" office:value="6.6578672168" calcext:value-type="float">
            <text:p>6.6578672168</text:p>
          </table:table-cell>
          <table:table-cell table:formula="of:=POWER([.C2399]-6.75;2)" office:value-type="float" office:value="0.00848844974017826" calcext:value-type="float">
            <text:p>0.0084884497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6.868977" calcext:value-type="float">
            <text:p>6.868977</text:p>
          </table:table-cell>
          <table:table-cell office:value-type="float" office:value="6.6574555143" calcext:value-type="float">
            <text:p>6.6574555143</text:p>
          </table:table-cell>
          <table:table-cell table:formula="of:=POWER([.C2400]-6.75;2)" office:value-type="float" office:value="0.00856448183347741" calcext:value-type="float">
            <text:p>0.0085644818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.869019" calcext:value-type="float">
            <text:p>6.869019</text:p>
          </table:table-cell>
          <table:table-cell office:value-type="float" office:value="6.6570380538" calcext:value-type="float">
            <text:p>6.6570380538</text:p>
          </table:table-cell>
          <table:table-cell table:formula="of:=POWER([.C2401]-6.75;2)" office:value-type="float" office:value="0.00864192344129169" calcext:value-type="float">
            <text:p>0.0086419234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6.86873" calcext:value-type="float">
            <text:p>6.86873</text:p>
          </table:table-cell>
          <table:table-cell office:value-type="float" office:value="6.6566153315" calcext:value-type="float">
            <text:p>6.6566153315</text:p>
          </table:table-cell>
          <table:table-cell table:formula="of:=POWER([.C2402]-6.75;2)" office:value-type="float" office:value="0.00872069631085484" calcext:value-type="float">
            <text:p>0.0087206963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6.868108" calcext:value-type="float">
            <text:p>6.868108</text:p>
          </table:table-cell>
          <table:table-cell office:value-type="float" office:value="6.6561878656" calcext:value-type="float">
            <text:p>6.6561878656</text:p>
          </table:table-cell>
          <table:table-cell table:formula="of:=POWER([.C2403]-6.75;2)" office:value-type="float" office:value="0.00880071656068371" calcext:value-type="float">
            <text:p>0.0088007166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6.867152" calcext:value-type="float">
            <text:p>6.867152</text:p>
          </table:table-cell>
          <table:table-cell office:value-type="float" office:value="6.65575619" calcext:value-type="float">
            <text:p>6.65575619</text:p>
          </table:table-cell>
          <table:table-cell table:formula="of:=POWER([.C2404]-6.75;2)" office:value-type="float" office:value="0.00888189572331611" calcext:value-type="float">
            <text:p>0.0088818957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6.865863" calcext:value-type="float">
            <text:p>6.865863</text:p>
          </table:table-cell>
          <table:table-cell office:value-type="float" office:value="6.6553208548" calcext:value-type="float">
            <text:p>6.6553208548</text:p>
          </table:table-cell>
          <table:table-cell table:formula="of:=POWER([.C2405]-6.75;2)" office:value-type="float" office:value="0.00896414053580264" calcext:value-type="float">
            <text:p>0.0089641405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6.864248" calcext:value-type="float">
            <text:p>6.864248</text:p>
          </table:table-cell>
          <table:table-cell office:value-type="float" office:value="6.6548824194" calcext:value-type="float">
            <text:p>6.6548824194</text:p>
          </table:table-cell>
          <table:table-cell table:formula="of:=POWER([.C2406]-6.75;2)" office:value-type="float" office:value="0.00904735413919753" calcext:value-type="float">
            <text:p>0.0090473541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6.862314" calcext:value-type="float">
            <text:p>6.862314</text:p>
          </table:table-cell>
          <table:table-cell office:value-type="float" office:value="6.6544414462" calcext:value-type="float">
            <text:p>6.6544414462</text:p>
          </table:table-cell>
          <table:table-cell table:formula="of:=POWER([.C2407]-6.75;2)" office:value-type="float" office:value="0.00913143720434752" calcext:value-type="float">
            <text:p>0.0091314372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6.860071" calcext:value-type="float">
            <text:p>6.860071</text:p>
          </table:table-cell>
          <table:table-cell office:value-type="float" office:value="6.6539985" calcext:value-type="float">
            <text:p>6.6539985</text:p>
          </table:table-cell>
          <table:table-cell table:formula="of:=POWER([.C2408]-6.75;2)" office:value-type="float" office:value="0.00921628800224997" calcext:value-type="float">
            <text:p>0.009216288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6.857531" calcext:value-type="float">
            <text:p>6.857531</text:p>
          </table:table-cell>
          <table:table-cell office:value-type="float" office:value="6.653554138" calcext:value-type="float">
            <text:p>6.653554138</text:p>
          </table:table-cell>
          <table:table-cell table:formula="of:=POWER([.C2409]-6.75;2)" office:value-type="float" office:value="0.00930180429692295" calcext:value-type="float">
            <text:p>0.0093018043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6.854711" calcext:value-type="float">
            <text:p>6.854711</text:p>
          </table:table-cell>
          <table:table-cell office:value-type="float" office:value="6.6531089122" calcext:value-type="float">
            <text:p>6.6531089122</text:p>
          </table:table-cell>
          <table:table-cell table:formula="of:=POWER([.C2410]-6.75;2)" office:value-type="float" office:value="0.00938788289506722" calcext:value-type="float">
            <text:p>0.0093878829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6.851627" calcext:value-type="float">
            <text:p>6.851627</text:p>
          </table:table-cell>
          <table:table-cell office:value-type="float" office:value="6.6526633566" calcext:value-type="float">
            <text:p>6.6526633566</text:p>
          </table:table-cell>
          <table:table-cell table:formula="of:=POWER([.C2411]-6.75;2)" office:value-type="float" office:value="0.00947442214837881" calcext:value-type="float">
            <text:p>0.0094744221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6.848298" calcext:value-type="float">
            <text:p>6.848298</text:p>
          </table:table-cell>
          <table:table-cell office:value-type="float" office:value="6.6522179839" calcext:value-type="float">
            <text:p>6.6522179839</text:p>
          </table:table-cell>
          <table:table-cell table:formula="of:=POWER([.C2412]-6.75;2)" office:value-type="float" office:value="0.00956132267258067" calcext:value-type="float">
            <text:p>0.0095613227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6.844746" calcext:value-type="float">
            <text:p>6.844746</text:p>
          </table:table-cell>
          <table:table-cell office:value-type="float" office:value="6.6517732849" calcext:value-type="float">
            <text:p>6.6517732849</text:p>
          </table:table-cell>
          <table:table-cell table:formula="of:=POWER([.C2413]-6.75;2)" office:value-type="float" office:value="0.00964848755933657" calcext:value-type="float">
            <text:p>0.0096484876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6.840992" calcext:value-type="float">
            <text:p>6.840992</text:p>
          </table:table-cell>
          <table:table-cell office:value-type="float" office:value="6.6513297168" calcext:value-type="float">
            <text:p>6.6513297168</text:p>
          </table:table-cell>
          <table:table-cell table:formula="of:=POWER([.C2414]-6.75;2)" office:value-type="float" office:value="0.00973582478676815" calcext:value-type="float">
            <text:p>0.0097358248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6.837061" calcext:value-type="float">
            <text:p>6.837061</text:p>
          </table:table-cell>
          <table:table-cell office:value-type="float" office:value="6.6508877079" calcext:value-type="float">
            <text:p>6.6508877079</text:p>
          </table:table-cell>
          <table:table-cell table:formula="of:=POWER([.C2415]-6.75;2)" office:value-type="float" office:value="0.00982324644531573" calcext:value-type="float">
            <text:p>0.0098232464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6.832977" calcext:value-type="float">
            <text:p>6.832977</text:p>
          </table:table-cell>
          <table:table-cell office:value-type="float" office:value="6.6504476452" calcext:value-type="float">
            <text:p>6.6504476452</text:p>
          </table:table-cell>
          <table:table-cell table:formula="of:=POWER([.C2416]-6.75;2)" office:value-type="float" office:value="0.00991067134622511" calcext:value-type="float">
            <text:p>0.0099106713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6.828766" calcext:value-type="float">
            <text:p>6.828766</text:p>
          </table:table-cell>
          <table:table-cell office:value-type="float" office:value="6.6500098781" calcext:value-type="float">
            <text:p>6.6500098781</text:p>
          </table:table-cell>
          <table:table-cell table:formula="of:=POWER([.C2417]-6.75;2)" office:value-type="float" office:value="0.00999802447757693" calcext:value-type="float">
            <text:p>0.0099980245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6.824454" calcext:value-type="float">
            <text:p>6.824454</text:p>
          </table:table-cell>
          <table:table-cell office:value-type="float" office:value="6.6495747097" calcext:value-type="float">
            <text:p>6.6495747097</text:p>
          </table:table-cell>
          <table:table-cell table:formula="of:=POWER([.C2418]-6.75;2)" office:value-type="float" office:value="0.0100852389318394" calcext:value-type="float">
            <text:p>0.0100852389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6.820068" calcext:value-type="float">
            <text:p>6.820068</text:p>
          </table:table-cell>
          <table:table-cell office:value-type="float" office:value="6.6491424032" calcext:value-type="float">
            <text:p>6.6491424032</text:p>
          </table:table-cell>
          <table:table-cell table:formula="of:=POWER([.C2419]-6.75;2)" office:value-type="float" office:value="0.0101722548322714" calcext:value-type="float">
            <text:p>0.0101722548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6.815635" calcext:value-type="float">
            <text:p>6.815635</text:p>
          </table:table-cell>
          <table:table-cell office:value-type="float" office:value="6.648713172" calcext:value-type="float">
            <text:p>6.648713172</text:p>
          </table:table-cell>
          <table:table-cell table:formula="of:=POWER([.C2420]-6.75;2)" office:value-type="float" office:value="0.0102590215263016" calcext:value-type="float">
            <text:p>0.0102590215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6.81118" calcext:value-type="float">
            <text:p>6.81118</text:p>
          </table:table-cell>
          <table:table-cell office:value-type="float" office:value="6.6482871864" calcext:value-type="float">
            <text:p>6.6482871864</text:p>
          </table:table-cell>
          <table:table-cell table:formula="of:=POWER([.C2421]-6.75;2)" office:value-type="float" office:value="0.0103454964504283" calcext:value-type="float">
            <text:p>0.0103454965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6.806729" calcext:value-type="float">
            <text:p>6.806729</text:p>
          </table:table-cell>
          <table:table-cell office:value-type="float" office:value="6.6478645735" calcext:value-type="float">
            <text:p>6.6478645735</text:p>
          </table:table-cell>
          <table:table-cell table:formula="of:=POWER([.C2422]-6.75;2)" office:value-type="float" office:value="0.010431645346337" calcext:value-type="float">
            <text:p>0.0104316453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6.802308" calcext:value-type="float">
            <text:p>6.802308</text:p>
          </table:table-cell>
          <table:table-cell office:value-type="float" office:value="6.6474454158" calcext:value-type="float">
            <text:p>6.6474454158</text:p>
          </table:table-cell>
          <table:table-cell table:formula="of:=POWER([.C2423]-6.75;2)" office:value-type="float" office:value="0.0105174427404349" calcext:value-type="float">
            <text:p>0.0105174427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6.79794" calcext:value-type="float">
            <text:p>6.79794</text:p>
          </table:table-cell>
          <table:table-cell office:value-type="float" office:value="6.6470297563" calcext:value-type="float">
            <text:p>6.6470297563</text:p>
          </table:table-cell>
          <table:table-cell table:formula="of:=POWER([.C2424]-6.75;2)" office:value-type="float" office:value="0.0106028710876373" calcext:value-type="float">
            <text:p>0.0106028711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6.793649" calcext:value-type="float">
            <text:p>6.793649</text:p>
          </table:table-cell>
          <table:table-cell office:value-type="float" office:value="6.6466176022" calcext:value-type="float">
            <text:p>6.6466176022</text:p>
          </table:table-cell>
          <table:table-cell table:formula="of:=POWER([.C2425]-6.75;2)" office:value-type="float" office:value="0.0106879201748774" calcext:value-type="float">
            <text:p>0.0106879202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6.789456" calcext:value-type="float">
            <text:p>6.789456</text:p>
          </table:table-cell>
          <table:table-cell office:value-type="float" office:value="6.6462089265" calcext:value-type="float">
            <text:p>6.6462089265</text:p>
          </table:table-cell>
          <table:table-cell table:formula="of:=POWER([.C2426]-6.75;2)" office:value-type="float" office:value="0.0107725869382824" calcext:value-type="float">
            <text:p>0.0107725869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6.78538" calcext:value-type="float">
            <text:p>6.78538</text:p>
          </table:table-cell>
          <table:table-cell office:value-type="float" office:value="6.6458036703" calcext:value-type="float">
            <text:p>6.6458036703</text:p>
          </table:table-cell>
          <table:table-cell table:formula="of:=POWER([.C2427]-6.75;2)" office:value-type="float" office:value="0.010856875122951" calcext:value-type="float">
            <text:p>0.0108568751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6.781439" calcext:value-type="float">
            <text:p>6.781439</text:p>
          </table:table-cell>
          <table:table-cell office:value-type="float" office:value="6.6454017545" calcext:value-type="float">
            <text:p>6.6454017545</text:p>
          </table:table-cell>
          <table:table-cell table:formula="of:=POWER([.C2428]-6.75;2)" office:value-type="float" office:value="0.0109407929616783" calcext:value-type="float">
            <text:p>0.010940793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6.777648" calcext:value-type="float">
            <text:p>6.777648</text:p>
          </table:table-cell>
          <table:table-cell office:value-type="float" office:value="6.6450030771" calcext:value-type="float">
            <text:p>6.6450030771</text:p>
          </table:table-cell>
          <table:table-cell table:formula="of:=POWER([.C2429]-6.75;2)" office:value-type="float" office:value="0.0110243538184685" calcext:value-type="float">
            <text:p>0.0110243538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6.77402" calcext:value-type="float">
            <text:p>6.77402</text:p>
          </table:table-cell>
          <table:table-cell office:value-type="float" office:value="6.6446075233" calcext:value-type="float">
            <text:p>6.6446075233</text:p>
          </table:table-cell>
          <table:table-cell table:formula="of:=POWER([.C2430]-6.75;2)" office:value-type="float" office:value="0.01110757414496" calcext:value-type="float">
            <text:p>0.0111075741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.770565" calcext:value-type="float">
            <text:p>6.770565</text:p>
          </table:table-cell>
          <table:table-cell office:value-type="float" office:value="6.6442149677" calcext:value-type="float">
            <text:p>6.6442149677</text:p>
          </table:table-cell>
          <table:table-cell table:formula="of:=POWER([.C2431]-6.75;2)" office:value-type="float" office:value="0.0111904730587121" calcext:value-type="float">
            <text:p>0.0111904731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6.767292" calcext:value-type="float">
            <text:p>6.767292</text:p>
          </table:table-cell>
          <table:table-cell office:value-type="float" office:value="6.6438252832" calcext:value-type="float">
            <text:p>6.6438252832</text:p>
          </table:table-cell>
          <table:table-cell table:formula="of:=POWER([.C2432]-6.75;2)" office:value-type="float" office:value="0.0112730704875602" calcext:value-type="float">
            <text:p>0.0112730705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6.764204" calcext:value-type="float">
            <text:p>6.764204</text:p>
          </table:table-cell>
          <table:table-cell office:value-type="float" office:value="6.6434383351" calcext:value-type="float">
            <text:p>6.6434383351</text:p>
          </table:table-cell>
          <table:table-cell table:formula="of:=POWER([.C2433]-6.75;2)" office:value-type="float" office:value="0.0113553884262599" calcext:value-type="float">
            <text:p>0.0113553884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6.761305" calcext:value-type="float">
            <text:p>6.761305</text:p>
          </table:table-cell>
          <table:table-cell office:value-type="float" office:value="6.643054" calcext:value-type="float">
            <text:p>6.643054</text:p>
          </table:table-cell>
          <table:table-cell table:formula="of:=POWER([.C2434]-6.75;2)" office:value-type="float" office:value="0.011437446916" calcext:value-type="float">
            <text:p>0.0114374469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6.758593" calcext:value-type="float">
            <text:p>6.758593</text:p>
          </table:table-cell>
          <table:table-cell office:value-type="float" office:value="6.6426721541" calcext:value-type="float">
            <text:p>6.6426721541</text:p>
          </table:table-cell>
          <table:table-cell table:formula="of:=POWER([.C2435]-6.75;2)" office:value-type="float" office:value="0.0115192665055342" calcext:value-type="float">
            <text:p>0.0115192665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6.756064" calcext:value-type="float">
            <text:p>6.756064</text:p>
          </table:table-cell>
          <table:table-cell office:value-type="float" office:value="6.64229269" calcext:value-type="float">
            <text:p>6.64229269</text:p>
          </table:table-cell>
          <table:table-cell table:formula="of:=POWER([.C2436]-6.75;2)" office:value-type="float" office:value="0.0116008646274362" calcext:value-type="float">
            <text:p>0.0116008646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6.753712" calcext:value-type="float">
            <text:p>6.753712</text:p>
          </table:table-cell>
          <table:table-cell office:value-type="float" office:value="6.641915509" calcext:value-type="float">
            <text:p>6.641915509</text:p>
          </table:table-cell>
          <table:table-cell table:formula="of:=POWER([.C2437]-6.75;2)" office:value-type="float" office:value="0.011682257194729" calcext:value-type="float">
            <text:p>0.0116822572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6.751527" calcext:value-type="float">
            <text:p>6.751527</text:p>
          </table:table-cell>
          <table:table-cell office:value-type="float" office:value="6.6415405251" calcext:value-type="float">
            <text:p>6.6415405251</text:p>
          </table:table-cell>
          <table:table-cell table:formula="of:=POWER([.C2438]-6.75;2)" office:value-type="float" office:value="0.0117634576955837" calcext:value-type="float">
            <text:p>0.0117634577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6.749498" calcext:value-type="float">
            <text:p>6.749498</text:p>
          </table:table-cell>
          <table:table-cell office:value-type="float" office:value="6.6411676703" calcext:value-type="float">
            <text:p>6.6411676703</text:p>
          </table:table-cell>
          <table:table-cell table:formula="of:=POWER([.C2439]-6.75;2)" office:value-type="float" office:value="0.0118444759879296" calcext:value-type="float">
            <text:p>0.011844476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6.747609" calcext:value-type="float">
            <text:p>6.747609</text:p>
          </table:table-cell>
          <table:table-cell office:value-type="float" office:value="6.6407968889" calcext:value-type="float">
            <text:p>6.6407968889</text:p>
          </table:table-cell>
          <table:table-cell table:formula="of:=POWER([.C2440]-6.75;2)" office:value-type="float" office:value="0.011925319473919" calcext:value-type="float">
            <text:p>0.0119253195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.745845" calcext:value-type="float">
            <text:p>6.745845</text:p>
          </table:table-cell>
          <table:table-cell office:value-type="float" office:value="6.6404281398" calcext:value-type="float">
            <text:p>6.6404281398</text:p>
          </table:table-cell>
          <table:table-cell table:formula="of:=POWER([.C2441]-6.75;2)" office:value-type="float" office:value="0.0120059925476883" calcext:value-type="float">
            <text:p>0.0120059925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6.744186" calcext:value-type="float">
            <text:p>6.744186</text:p>
          </table:table-cell>
          <table:table-cell office:value-type="float" office:value="6.6400613943" calcext:value-type="float">
            <text:p>6.6400613943</text:p>
          </table:table-cell>
          <table:table-cell table:formula="of:=POWER([.C2442]-6.75;2)" office:value-type="float" office:value="0.0120864970232601" calcext:value-type="float">
            <text:p>0.012086497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6.742614" calcext:value-type="float">
            <text:p>6.742614</text:p>
          </table:table-cell>
          <table:table-cell office:value-type="float" office:value="6.6396966344" calcext:value-type="float">
            <text:p>6.6396966344</text:p>
          </table:table-cell>
          <table:table-cell table:formula="of:=POWER([.C2443]-6.75;2)" office:value-type="float" office:value="0.0121668324626873" calcext:value-type="float">
            <text:p>0.0121668325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6.741105" calcext:value-type="float">
            <text:p>6.741105</text:p>
          </table:table-cell>
          <table:table-cell office:value-type="float" office:value="6.6395118636" calcext:value-type="float">
            <text:p>6.6395118636</text:p>
          </table:table-cell>
          <table:table-cell table:formula="of:=POWER([.C2444]-6.75;2)" office:value-type="float" office:value="0.012207628285145" calcext:value-type="float">
            <text:p>0.0122076283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6.739639" calcext:value-type="float">
            <text:p>6.739639</text:p>
          </table:table-cell>
          <table:table-cell office:value-type="float" office:value="6.6393291421" calcext:value-type="float">
            <text:p>6.6393291421</text:p>
          </table:table-cell>
          <table:table-cell table:formula="of:=POWER([.C2445]-6.75;2)" office:value-type="float" office:value="0.0122480387883219" calcext:value-type="float">
            <text:p>0.0122480388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6.738192" calcext:value-type="float">
            <text:p>6.738192</text:p>
          </table:table-cell>
          <table:table-cell office:value-type="float" office:value="6.6391484036" calcext:value-type="float">
            <text:p>6.6391484036</text:p>
          </table:table-cell>
          <table:table-cell table:formula="of:=POWER([.C2446]-6.75;2)" office:value-type="float" office:value="0.0122880764244285" calcext:value-type="float">
            <text:p>0.0122880764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6.736741" calcext:value-type="float">
            <text:p>6.736741</text:p>
          </table:table-cell>
          <table:table-cell office:value-type="float" office:value="6.6389696245" calcext:value-type="float">
            <text:p>6.6389696245</text:p>
          </table:table-cell>
          <table:table-cell table:formula="of:=POWER([.C2447]-6.75;2)" office:value-type="float" office:value="0.0123277442836711" calcext:value-type="float">
            <text:p>0.0123277443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6.735265" calcext:value-type="float">
            <text:p>6.735265</text:p>
          </table:table-cell>
          <table:table-cell office:value-type="float" office:value="6.6387928228" calcext:value-type="float">
            <text:p>6.6387928228</text:p>
          </table:table-cell>
          <table:table-cell table:formula="of:=POWER([.C2448]-6.75;2)" office:value-type="float" office:value="0.0123670362607922" calcext:value-type="float">
            <text:p>0.0123670363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6.733741" calcext:value-type="float">
            <text:p>6.733741</text:p>
          </table:table-cell>
          <table:table-cell office:value-type="float" office:value="6.6386180543" calcext:value-type="float">
            <text:p>6.6386180543</text:p>
          </table:table-cell>
          <table:table-cell table:formula="of:=POWER([.C2449]-6.75;2)" office:value-type="float" office:value="0.0124059378279177" calcext:value-type="float">
            <text:p>0.0124059378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6.732149" calcext:value-type="float">
            <text:p>6.732149</text:p>
          </table:table-cell>
          <table:table-cell office:value-type="float" office:value="6.6384454174" calcext:value-type="float">
            <text:p>6.6384454174</text:p>
          </table:table-cell>
          <table:table-cell table:formula="of:=POWER([.C2450]-6.75;2)" office:value-type="float" office:value="0.0124444248990603" calcext:value-type="float">
            <text:p>0.0124444249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.73047" calcext:value-type="float">
            <text:p>6.73047</text:p>
          </table:table-cell>
          <table:table-cell office:value-type="float" office:value="6.6382750473" calcext:value-type="float">
            <text:p>6.6382750473</text:p>
          </table:table-cell>
          <table:table-cell table:formula="of:=POWER([.C2451]-6.75;2)" office:value-type="float" office:value="0.0124824650558171" calcext:value-type="float">
            <text:p>0.0124824651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6.728687" calcext:value-type="float">
            <text:p>6.728687</text:p>
          </table:table-cell>
          <table:table-cell office:value-type="float" office:value="6.6381071148" calcext:value-type="float">
            <text:p>6.6381071148</text:p>
          </table:table-cell>
          <table:table-cell table:formula="of:=POWER([.C2452]-6.75;2)" office:value-type="float" office:value="0.0125200177583803" calcext:value-type="float">
            <text:p>0.0125200178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6.726785" calcext:value-type="float">
            <text:p>6.726785</text:p>
          </table:table-cell>
          <table:table-cell office:value-type="float" office:value="6.637941823" calcext:value-type="float">
            <text:p>6.637941823</text:p>
          </table:table-cell>
          <table:table-cell table:formula="of:=POWER([.C2453]-6.75;2)" office:value-type="float" office:value="0.0125570350325633" calcext:value-type="float">
            <text:p>0.012557035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6.724752" calcext:value-type="float">
            <text:p>6.724752</text:p>
          </table:table-cell>
          <table:table-cell office:value-type="float" office:value="6.637779404" calcext:value-type="float">
            <text:p>6.637779404</text:p>
          </table:table-cell>
          <table:table-cell table:formula="of:=POWER([.C2454]-6.75;2)" office:value-type="float" office:value="0.0125934621665953" calcext:value-type="float">
            <text:p>0.0125934622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6.722578" calcext:value-type="float">
            <text:p>6.722578</text:p>
          </table:table-cell>
          <table:table-cell office:value-type="float" office:value="6.6376201136" calcext:value-type="float">
            <text:p>6.6376201136</text:p>
          </table:table-cell>
          <table:table-cell table:formula="of:=POWER([.C2455]-6.75;2)" office:value-type="float" office:value="0.012629238867277" calcext:value-type="float">
            <text:p>0.0126292389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6.720256" calcext:value-type="float">
            <text:p>6.720256</text:p>
          </table:table-cell>
          <table:table-cell office:value-type="float" office:value="6.6374642275" calcext:value-type="float">
            <text:p>6.6374642275</text:p>
          </table:table-cell>
          <table:table-cell table:formula="of:=POWER([.C2456]-6.75;2)" office:value-type="float" office:value="0.0126643000921718" calcext:value-type="float">
            <text:p>0.0126643001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6.717782" calcext:value-type="float">
            <text:p>6.717782</text:p>
          </table:table-cell>
          <table:table-cell office:value-type="float" office:value="6.6373120368" calcext:value-type="float">
            <text:p>6.6373120368</text:p>
          </table:table-cell>
          <table:table-cell table:formula="of:=POWER([.C2457]-6.75;2)" office:value-type="float" office:value="0.0126985770501645" calcext:value-type="float">
            <text:p>0.0126985771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6.715155" calcext:value-type="float">
            <text:p>6.715155</text:p>
          </table:table-cell>
          <table:table-cell office:value-type="float" office:value="6.6371638416" calcext:value-type="float">
            <text:p>6.6371638416</text:p>
          </table:table-cell>
          <table:table-cell table:formula="of:=POWER([.C2458]-6.75;2)" office:value-type="float" office:value="0.01273199864247" calcext:value-type="float">
            <text:p>0.0127319986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6.712378" calcext:value-type="float">
            <text:p>6.712378</text:p>
          </table:table-cell>
          <table:table-cell office:value-type="float" office:value="6.6370199465" calcext:value-type="float">
            <text:p>6.6370199465</text:p>
          </table:table-cell>
          <table:table-cell table:formula="of:=POWER([.C2459]-6.75;2)" office:value-type="float" office:value="0.0127644924888629" calcext:value-type="float">
            <text:p>0.0127644925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6.709455" calcext:value-type="float">
            <text:p>6.709455</text:p>
          </table:table-cell>
          <table:table-cell office:value-type="float" office:value="6.6368806525" calcext:value-type="float">
            <text:p>6.6368806525</text:p>
          </table:table-cell>
          <table:table-cell table:formula="of:=POWER([.C2460]-6.75;2)" office:value-type="float" office:value="0.0127959867788257" calcext:value-type="float">
            <text:p>0.0127959868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.706395" calcext:value-type="float">
            <text:p>6.706395</text:p>
          </table:table-cell>
          <table:table-cell office:value-type="float" office:value="6.6367462556" calcext:value-type="float">
            <text:p>6.6367462556</text:p>
          </table:table-cell>
          <table:table-cell table:formula="of:=POWER([.C2461]-6.75;2)" office:value-type="float" office:value="0.0128264106206205" calcext:value-type="float">
            <text:p>0.0128264106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6.703208" calcext:value-type="float">
            <text:p>6.703208</text:p>
          </table:table-cell>
          <table:table-cell office:value-type="float" office:value="6.6366170371" calcext:value-type="float">
            <text:p>6.6366170371</text:p>
          </table:table-cell>
          <table:table-cell table:formula="of:=POWER([.C2462]-6.75;2)" office:value-type="float" office:value="0.0128556962759828" calcext:value-type="float">
            <text:p>0.0128556963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6.699906" calcext:value-type="float">
            <text:p>6.699906</text:p>
          </table:table-cell>
          <table:table-cell office:value-type="float" office:value="6.6364932621" calcext:value-type="float">
            <text:p>6.6364932621</text:p>
          </table:table-cell>
          <table:table-cell table:formula="of:=POWER([.C2463]-6.75;2)" office:value-type="float" office:value="0.0128837795486993" calcext:value-type="float">
            <text:p>0.0128837795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6.696505" calcext:value-type="float">
            <text:p>6.696505</text:p>
          </table:table-cell>
          <table:table-cell office:value-type="float" office:value="6.636375175" calcext:value-type="float">
            <text:p>6.636375175</text:p>
          </table:table-cell>
          <table:table-cell table:formula="of:=POWER([.C2464]-6.75;2)" office:value-type="float" office:value="0.0129106008562805" calcext:value-type="float">
            <text:p>0.0129106009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6.69302" calcext:value-type="float">
            <text:p>6.69302</text:p>
          </table:table-cell>
          <table:table-cell office:value-type="float" office:value="6.6362629925" calcext:value-type="float">
            <text:p>6.6362629925</text:p>
          </table:table-cell>
          <table:table-cell table:formula="of:=POWER([.C2465]-6.75;2)" office:value-type="float" office:value="0.0129361068750551" calcext:value-type="float">
            <text:p>0.0129361069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6.689471" calcext:value-type="float">
            <text:p>6.689471</text:p>
          </table:table-cell>
          <table:table-cell office:value-type="float" office:value="6.6361569047" calcext:value-type="float">
            <text:p>6.6361569047</text:p>
          </table:table-cell>
          <table:table-cell table:formula="of:=POWER([.C2466]-6.75;2)" office:value-type="float" office:value="0.0129602503474849" calcext:value-type="float">
            <text:p>0.0129602503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6.685877" calcext:value-type="float">
            <text:p>6.685877</text:p>
          </table:table-cell>
          <table:table-cell office:value-type="float" office:value="6.6360570655" calcext:value-type="float">
            <text:p>6.6360570655</text:p>
          </table:table-cell>
          <table:table-cell table:formula="of:=POWER([.C2467]-6.75;2)" office:value-type="float" office:value="0.0129829923224712" calcext:value-type="float">
            <text:p>0.0129829923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6.682257" calcext:value-type="float">
            <text:p>6.682257</text:p>
          </table:table-cell>
          <table:table-cell office:value-type="float" office:value="6.6359635947" calcext:value-type="float">
            <text:p>6.6359635947</text:p>
          </table:table-cell>
          <table:table-cell table:formula="of:=POWER([.C2468]-6.75;2)" office:value-type="float" office:value="0.0130043017337459" calcext:value-type="float">
            <text:p>0.0130043017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6.678631" calcext:value-type="float">
            <text:p>6.678631</text:p>
          </table:table-cell>
          <table:table-cell office:value-type="float" office:value="6.6358765771" calcext:value-type="float">
            <text:p>6.6358765771</text:p>
          </table:table-cell>
          <table:table-cell table:formula="of:=POWER([.C2469]-6.75;2)" office:value-type="float" office:value="0.0130241556544122" calcext:value-type="float">
            <text:p>0.0130241557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6.675021" calcext:value-type="float">
            <text:p>6.675021</text:p>
          </table:table-cell>
          <table:table-cell office:value-type="float" office:value="6.6357960603" calcext:value-type="float">
            <text:p>6.6357960603</text:p>
          </table:table-cell>
          <table:table-cell table:formula="of:=POWER([.C2470]-6.75;2)" office:value-type="float" office:value="0.0130425398430013" calcext:value-type="float">
            <text:p>0.0130425398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.671447" calcext:value-type="float">
            <text:p>6.671447</text:p>
          </table:table-cell>
          <table:table-cell office:value-type="float" office:value="6.6357220509" calcext:value-type="float">
            <text:p>6.6357220509</text:p>
          </table:table-cell>
          <table:table-cell table:formula="of:=POWER([.C2471]-6.75;2)" office:value-type="float" office:value="0.0130594496505022" calcext:value-type="float">
            <text:p>0.0130594497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6.667927" calcext:value-type="float">
            <text:p>6.667927</text:p>
          </table:table-cell>
          <table:table-cell office:value-type="float" office:value="6.635654518" calcext:value-type="float">
            <text:p>6.635654518</text:p>
          </table:table-cell>
          <table:table-cell table:formula="of:=POWER([.C2472]-6.75;2)" office:value-type="float" office:value="0.0130748892538123" calcext:value-type="float">
            <text:p>0.0130748893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6.66448" calcext:value-type="float">
            <text:p>6.66448</text:p>
          </table:table-cell>
          <table:table-cell office:value-type="float" office:value="6.6355933958" calcext:value-type="float">
            <text:p>6.6355933958</text:p>
          </table:table-cell>
          <table:table-cell table:formula="of:=POWER([.C2473]-6.75;2)" office:value-type="float" office:value="0.0130888710845755" calcext:value-type="float">
            <text:p>0.0130888711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6.661125" calcext:value-type="float">
            <text:p>6.661125</text:p>
          </table:table-cell>
          <table:table-cell office:value-type="float" office:value="6.6355385825" calcext:value-type="float">
            <text:p>6.6355385825</text:p>
          </table:table-cell>
          <table:table-cell table:formula="of:=POWER([.C2474]-6.75;2)" office:value-type="float" office:value="0.0131014160961094" calcext:value-type="float">
            <text:p>0.0131014161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6.657876" calcext:value-type="float">
            <text:p>6.657876</text:p>
          </table:table-cell>
          <table:table-cell office:value-type="float" office:value="6.6354899392" calcext:value-type="float">
            <text:p>6.6354899392</text:p>
          </table:table-cell>
          <table:table-cell table:formula="of:=POWER([.C2475]-6.75;2)" office:value-type="float" office:value="0.0131125540244197" calcext:value-type="float">
            <text:p>0.013112554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6.654749" calcext:value-type="float">
            <text:p>6.654749</text:p>
          </table:table-cell>
          <table:table-cell office:value-type="float" office:value="6.635447299" calcext:value-type="float">
            <text:p>6.635447299</text:p>
          </table:table-cell>
          <table:table-cell table:formula="of:=POWER([.C2476]-6.75;2)" office:value-type="float" office:value="0.0131223213063954" calcext:value-type="float">
            <text:p>0.0131223213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6.651755" calcext:value-type="float">
            <text:p>6.651755</text:p>
          </table:table-cell>
          <table:table-cell office:value-type="float" office:value="6.6354104637" calcext:value-type="float">
            <text:p>6.6354104637</text:p>
          </table:table-cell>
          <table:table-cell table:formula="of:=POWER([.C2477]-6.75;2)" office:value-type="float" office:value="0.0131307618294491" calcext:value-type="float">
            <text:p>0.0131307618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6.648905" calcext:value-type="float">
            <text:p>6.648905</text:p>
          </table:table-cell>
          <table:table-cell office:value-type="float" office:value="6.6353792122" calcext:value-type="float">
            <text:p>6.6353792122</text:p>
          </table:table-cell>
          <table:table-cell table:formula="of:=POWER([.C2478]-6.75;2)" office:value-type="float" office:value="0.0131379249958926" calcext:value-type="float">
            <text:p>0.013137925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6.646208" calcext:value-type="float">
            <text:p>6.646208</text:p>
          </table:table-cell>
          <table:table-cell office:value-type="float" office:value="6.6353533008" calcext:value-type="float">
            <text:p>6.6353533008</text:p>
          </table:table-cell>
          <table:table-cell table:formula="of:=POWER([.C2479]-6.75;2)" office:value-type="float" office:value="0.0131438656374552" calcext:value-type="float">
            <text:p>0.0131438656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6.64367" calcext:value-type="float">
            <text:p>6.64367</text:p>
          </table:table-cell>
          <table:table-cell office:value-type="float" office:value="6.6353324664" calcext:value-type="float">
            <text:p>6.6353324664</text:p>
          </table:table-cell>
          <table:table-cell table:formula="of:=POWER([.C2480]-6.75;2)" office:value-type="float" office:value="0.013148643261907" calcext:value-type="float">
            <text:p>0.0131486433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.641294" calcext:value-type="float">
            <text:p>6.641294</text:p>
          </table:table-cell>
          <table:table-cell office:value-type="float" office:value="6.6353164327" calcext:value-type="float">
            <text:p>6.6353164327</text:p>
          </table:table-cell>
          <table:table-cell table:formula="of:=POWER([.C2481]-6.75;2)" office:value-type="float" office:value="0.0131523206086537" calcext:value-type="float">
            <text:p>0.0131523206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6.639081" calcext:value-type="float">
            <text:p>6.639081</text:p>
          </table:table-cell>
          <table:table-cell office:value-type="float" office:value="6.6353049152" calcext:value-type="float">
            <text:p>6.6353049152</text:p>
          </table:table-cell>
          <table:table-cell table:formula="of:=POWER([.C2482]-6.75;2)" office:value-type="float" office:value="0.0131549624772792" calcext:value-type="float">
            <text:p>0.0131549625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6.637031" calcext:value-type="float">
            <text:p>6.637031</text:p>
          </table:table-cell>
          <table:table-cell office:value-type="float" office:value="6.6352976255" calcext:value-type="float">
            <text:p>6.6352976255</text:p>
          </table:table-cell>
          <table:table-cell table:formula="of:=POWER([.C2483]-6.75;2)" office:value-type="float" office:value="0.0131566347159383" calcext:value-type="float">
            <text:p>0.0131566347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6.635138" calcext:value-type="float">
            <text:p>6.635138</text:p>
          </table:table-cell>
          <table:table-cell office:value-type="float" office:value="6.6352942727" calcext:value-type="float">
            <text:p>6.6352942727</text:p>
          </table:table-cell>
          <table:table-cell table:formula="of:=POWER([.C2484]-6.75;2)" office:value-type="float" office:value="0.0131574038754219" calcext:value-type="float">
            <text:p>0.0131574039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6.633398" calcext:value-type="float">
            <text:p>6.633398</text:p>
          </table:table-cell>
          <table:table-cell office:value-type="float" office:value="6.6352945756" calcext:value-type="float">
            <text:p>6.6352945756</text:p>
          </table:table-cell>
          <table:table-cell table:formula="of:=POWER([.C2485]-6.75;2)" office:value-type="float" office:value="0.0131573343867842" calcext:value-type="float">
            <text:p>0.0131573344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6.631799" calcext:value-type="float">
            <text:p>6.631799</text:p>
          </table:table-cell>
          <table:table-cell office:value-type="float" office:value="6.6352982583" calcext:value-type="float">
            <text:p>6.6352982583</text:p>
          </table:table-cell>
          <table:table-cell table:formula="of:=POWER([.C2486]-6.75;2)" office:value-type="float" office:value="0.0131564895490136" calcext:value-type="float">
            <text:p>0.0131564895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6.630331" calcext:value-type="float">
            <text:p>6.630331</text:p>
          </table:table-cell>
          <table:table-cell office:value-type="float" office:value="6.6353050661" calcext:value-type="float">
            <text:p>6.6353050661</text:p>
          </table:table-cell>
          <table:table-cell table:formula="of:=POWER([.C2487]-6.75;2)" office:value-type="float" office:value="0.0131549278623254" calcext:value-type="float">
            <text:p>0.0131549279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6.628977" calcext:value-type="float">
            <text:p>6.628977</text:p>
          </table:table-cell>
          <table:table-cell office:value-type="float" office:value="6.6353147622" calcext:value-type="float">
            <text:p>6.6353147622</text:p>
          </table:table-cell>
          <table:table-cell table:formula="of:=POWER([.C2488]-6.75;2)" office:value-type="float" office:value="0.0131527037692425" calcext:value-type="float">
            <text:p>0.0131527038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6.62772" calcext:value-type="float">
            <text:p>6.62772</text:p>
          </table:table-cell>
          <table:table-cell office:value-type="float" office:value="6.6353271406" calcext:value-type="float">
            <text:p>6.6353271406</text:p>
          </table:table-cell>
          <table:table-cell table:formula="of:=POWER([.C2489]-6.75;2)" office:value-type="float" office:value="0.0131498646829721" calcext:value-type="float">
            <text:p>0.0131498647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6.62654" calcext:value-type="float">
            <text:p>6.62654</text:p>
          </table:table-cell>
          <table:table-cell office:value-type="float" office:value="6.6353420274" calcext:value-type="float">
            <text:p>6.6353420274</text:p>
          </table:table-cell>
          <table:table-cell table:formula="of:=POWER([.C2490]-6.75;2)" office:value-type="float" office:value="0.0131464506807423" calcext:value-type="float">
            <text:p>0.0131464507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6.625413" calcext:value-type="float">
            <text:p>6.625413</text:p>
          </table:table-cell>
          <table:table-cell office:value-type="float" office:value="6.6353592863" calcext:value-type="float">
            <text:p>6.6353592863</text:p>
          </table:table-cell>
          <table:table-cell table:formula="of:=POWER([.C2491]-6.75;2)" office:value-type="float" office:value="0.0131424932376454" calcext:value-type="float">
            <text:p>0.0131424932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6.624313" calcext:value-type="float">
            <text:p>6.624313</text:p>
          </table:table-cell>
          <table:table-cell office:value-type="float" office:value="6.6353788271" calcext:value-type="float">
            <text:p>6.6353788271</text:p>
          </table:table-cell>
          <table:table-cell table:formula="of:=POWER([.C2492]-6.75;2)" office:value-type="float" office:value="0.0131380132769716" calcext:value-type="float">
            <text:p>0.0131380133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6.623211" calcext:value-type="float">
            <text:p>6.623211</text:p>
          </table:table-cell>
          <table:table-cell office:value-type="float" office:value="6.6354006102" calcext:value-type="float">
            <text:p>6.6354006102</text:p>
          </table:table-cell>
          <table:table-cell table:formula="of:=POWER([.C2493]-6.75;2)" office:value-type="float" office:value="0.0131330201425324" calcext:value-type="float">
            <text:p>0.0131330201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6.622077" calcext:value-type="float">
            <text:p>6.622077</text:p>
          </table:table-cell>
          <table:table-cell office:value-type="float" office:value="6.6354246529" calcext:value-type="float">
            <text:p>6.6354246529</text:p>
          </table:table-cell>
          <table:table-cell table:formula="of:=POWER([.C2494]-6.75;2)" office:value-type="float" office:value="0.0131275101630854" calcext:value-type="float">
            <text:p>0.0131275102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6.620879" calcext:value-type="float">
            <text:p>6.620879</text:p>
          </table:table-cell>
          <table:table-cell office:value-type="float" office:value="6.6354510316" calcext:value-type="float">
            <text:p>6.6354510316</text:p>
          </table:table-cell>
          <table:table-cell table:formula="of:=POWER([.C2495]-6.75;2)" office:value-type="float" office:value="0.0131214661615043" calcext:value-type="float">
            <text:p>0.0131214662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6.619581" calcext:value-type="float">
            <text:p>6.619581</text:p>
          </table:table-cell>
          <table:table-cell office:value-type="float" office:value="6.6354798871" calcext:value-type="float">
            <text:p>6.6354798871</text:p>
          </table:table-cell>
          <table:table-cell table:formula="of:=POWER([.C2496]-6.75;2)" office:value-type="float" office:value="0.0131148562586288" calcext:value-type="float">
            <text:p>0.0131148563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6.618148" calcext:value-type="float">
            <text:p>6.618148</text:p>
          </table:table-cell>
          <table:table-cell office:value-type="float" office:value="6.6355114325" calcext:value-type="float">
            <text:p>6.6355114325</text:p>
          </table:table-cell>
          <table:table-cell table:formula="of:=POWER([.C2497]-6.75;2)" office:value-type="float" office:value="0.0131076320882022" calcext:value-type="float">
            <text:p>0.0131076321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6.616544" calcext:value-type="float">
            <text:p>6.616544</text:p>
          </table:table-cell>
          <table:table-cell office:value-type="float" office:value="6.6355459523" calcext:value-type="float">
            <text:p>6.6355459523</text:p>
          </table:table-cell>
          <table:table-cell table:formula="of:=POWER([.C2498]-6.75;2)" office:value-type="float" office:value="0.0130997290349138" calcext:value-type="float">
            <text:p>0.013099729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6.614731" calcext:value-type="float">
            <text:p>6.614731</text:p>
          </table:table-cell>
          <table:table-cell office:value-type="float" office:value="6.6355838048" calcext:value-type="float">
            <text:p>6.6355838048</text:p>
          </table:table-cell>
          <table:table-cell table:formula="of:=POWER([.C2499]-6.75;2)" office:value-type="float" office:value="0.0130910657240446" calcext:value-type="float">
            <text:p>0.0130910657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6.612674" calcext:value-type="float">
            <text:p>6.612674</text:p>
          </table:table-cell>
          <table:table-cell office:value-type="float" office:value="6.6356254271" calcext:value-type="float">
            <text:p>6.6356254271</text:p>
          </table:table-cell>
          <table:table-cell table:formula="of:=POWER([.C2500]-6.75;2)" office:value-type="float" office:value="0.0130815429260574" calcext:value-type="float">
            <text:p>0.0130815429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.610337" calcext:value-type="float">
            <text:p>6.610337</text:p>
          </table:table-cell>
          <table:table-cell office:value-type="float" office:value="6.63567133" calcext:value-type="float">
            <text:p>6.63567133</text:p>
          </table:table-cell>
          <table:table-cell table:formula="of:=POWER([.C2501]-6.75;2)" office:value-type="float" office:value="0.0130710447839689" calcext:value-type="float">
            <text:p>0.0130710448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6.607687" calcext:value-type="float">
            <text:p>6.607687</text:p>
          </table:table-cell>
          <table:table-cell office:value-type="float" office:value="6.6357221002" calcext:value-type="float">
            <text:p>6.6357221002</text:p>
          </table:table-cell>
          <table:table-cell table:formula="of:=POWER([.C2502]-6.75;2)" office:value-type="float" office:value="0.0130594383826989" calcext:value-type="float">
            <text:p>0.0130594384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6.604693" calcext:value-type="float">
            <text:p>6.604693</text:p>
          </table:table-cell>
          <table:table-cell office:value-type="float" office:value="6.6357783956" calcext:value-type="float">
            <text:p>6.6357783956</text:p>
          </table:table-cell>
          <table:table-cell table:formula="of:=POWER([.C2503]-6.75;2)" office:value-type="float" office:value="0.0130465749117101" calcext:value-type="float">
            <text:p>0.0130465749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6.601327" calcext:value-type="float">
            <text:p>6.601327</text:p>
          </table:table-cell>
          <table:table-cell office:value-type="float" office:value="6.6358409416" calcext:value-type="float">
            <text:p>6.6358409416</text:p>
          </table:table-cell>
          <table:table-cell table:formula="of:=POWER([.C2504]-6.75;2)" office:value-type="float" office:value="0.0130322906147747" calcext:value-type="float">
            <text:p>0.0130322906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6.597566" calcext:value-type="float">
            <text:p>6.597566</text:p>
          </table:table-cell>
          <table:table-cell office:value-type="float" office:value="6.6359105262" calcext:value-type="float">
            <text:p>6.6359105262</text:p>
          </table:table-cell>
          <table:table-cell table:formula="of:=POWER([.C2505]-6.75;2)" office:value-type="float" office:value="0.0130164080319609" calcext:value-type="float">
            <text:p>0.013016408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6.593393" calcext:value-type="float">
            <text:p>6.593393</text:p>
          </table:table-cell>
          <table:table-cell office:value-type="float" office:value="6.6359879899" calcext:value-type="float">
            <text:p>6.6359879899</text:p>
          </table:table-cell>
          <table:table-cell table:formula="of:=POWER([.C2506]-6.75;2)" office:value-type="float" office:value="0.0129987384470424" calcext:value-type="float">
            <text:p>0.0129987384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6.588795" calcext:value-type="float">
            <text:p>6.588795</text:p>
          </table:table-cell>
          <table:table-cell office:value-type="float" office:value="6.6360742146" calcext:value-type="float">
            <text:p>6.6360742146</text:p>
          </table:table-cell>
          <table:table-cell table:formula="of:=POWER([.C2507]-6.75;2)" office:value-type="float" office:value="0.0129790845790069" calcext:value-type="float">
            <text:p>0.0129790846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6.583766" calcext:value-type="float">
            <text:p>6.583766</text:p>
          </table:table-cell>
          <table:table-cell office:value-type="float" office:value="6.6361701156" calcext:value-type="float">
            <text:p>6.6361701156</text:p>
          </table:table-cell>
          <table:table-cell table:formula="of:=POWER([.C2508]-6.75;2)" office:value-type="float" office:value="0.0129572425825174" calcext:value-type="float">
            <text:p>0.0129572426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6.578309" calcext:value-type="float">
            <text:p>6.578309</text:p>
          </table:table-cell>
          <table:table-cell office:value-type="float" office:value="6.636276628" calcext:value-type="float">
            <text:p>6.636276628</text:p>
          </table:table-cell>
          <table:table-cell table:formula="of:=POWER([.C2509]-6.75;2)" office:value-type="float" office:value="0.0129330053390504" calcext:value-type="float">
            <text:p>0.0129330053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6.572433" calcext:value-type="float">
            <text:p>6.572433</text:p>
          </table:table-cell>
          <table:table-cell office:value-type="float" office:value="6.6363946884" calcext:value-type="float">
            <text:p>6.6363946884</text:p>
          </table:table-cell>
          <table:table-cell table:formula="of:=POWER([.C2510]-6.75;2)" office:value-type="float" office:value="0.012906166823733" calcext:value-type="float">
            <text:p>0.0129061668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.566156" calcext:value-type="float">
            <text:p>6.566156</text:p>
          </table:table-cell>
          <table:table-cell office:value-type="float" office:value="6.6365252224" calcext:value-type="float">
            <text:p>6.6365252224</text:p>
          </table:table-cell>
          <table:table-cell table:formula="of:=POWER([.C2511]-6.75;2)" office:value-type="float" office:value="0.0128765251513696" calcext:value-type="float">
            <text:p>0.0128765252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6.559505" calcext:value-type="float">
            <text:p>6.559505</text:p>
          </table:table-cell>
          <table:table-cell office:value-type="float" office:value="6.6366691268" calcext:value-type="float">
            <text:p>6.6366691268</text:p>
          </table:table-cell>
          <table:table-cell table:formula="of:=POWER([.C2512]-6.75;2)" office:value-type="float" office:value="0.0128438868202744" calcext:value-type="float">
            <text:p>0.0128438868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6.552516" calcext:value-type="float">
            <text:p>6.552516</text:p>
          </table:table-cell>
          <table:table-cell office:value-type="float" office:value="6.63682725" calcext:value-type="float">
            <text:p>6.63682725</text:p>
          </table:table-cell>
          <table:table-cell table:formula="of:=POWER([.C2513]-6.75;2)" office:value-type="float" office:value="0.0128080713425626" calcext:value-type="float">
            <text:p>0.0128080713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6.545234" calcext:value-type="float">
            <text:p>6.545234</text:p>
          </table:table-cell>
          <table:table-cell office:value-type="float" office:value="6.6370003737" calcext:value-type="float">
            <text:p>6.6370003737</text:p>
          </table:table-cell>
          <table:table-cell table:formula="of:=POWER([.C2514]-6.75;2)" office:value-type="float" office:value="0.0127689155439396" calcext:value-type="float">
            <text:p>0.0127689155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6.537712" calcext:value-type="float">
            <text:p>6.537712</text:p>
          </table:table-cell>
          <table:table-cell office:value-type="float" office:value="6.6371891934" calcext:value-type="float">
            <text:p>6.6371891934</text:p>
          </table:table-cell>
          <table:table-cell table:formula="of:=POWER([.C2515]-6.75;2)" office:value-type="float" office:value="0.0127262780857425" calcext:value-type="float">
            <text:p>0.0127262781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6.530013" calcext:value-type="float">
            <text:p>6.530013</text:p>
          </table:table-cell>
          <table:table-cell office:value-type="float" office:value="6.637394301" calcext:value-type="float">
            <text:p>6.637394301</text:p>
          </table:table-cell>
          <table:table-cell table:formula="of:=POWER([.C2516]-6.75;2)" office:value-type="float" office:value="0.0126800434472785" calcext:value-type="float">
            <text:p>0.0126800434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6.522206" calcext:value-type="float">
            <text:p>6.522206</text:p>
          </table:table-cell>
          <table:table-cell office:value-type="float" office:value="6.6376161632" calcext:value-type="float">
            <text:p>6.6376161632</text:p>
          </table:table-cell>
          <table:table-cell table:formula="of:=POWER([.C2517]-6.75;2)" office:value-type="float" office:value="0.0126301267738891" calcext:value-type="float">
            <text:p>0.0126301268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6.514368" calcext:value-type="float">
            <text:p>6.514368</text:p>
          </table:table-cell>
          <table:table-cell office:value-type="float" office:value="6.6378551077" calcext:value-type="float">
            <text:p>6.6378551077</text:p>
          </table:table-cell>
          <table:table-cell table:formula="of:=POWER([.C2518]-6.75;2)" office:value-type="float" office:value="0.0125764768689786" calcext:value-type="float">
            <text:p>0.0125764769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6.506582" calcext:value-type="float">
            <text:p>6.506582</text:p>
          </table:table-cell>
          <table:table-cell office:value-type="float" office:value="6.638111305" calcext:value-type="float">
            <text:p>6.638111305</text:p>
          </table:table-cell>
          <table:table-cell table:formula="of:=POWER([.C2519]-6.75;2)" office:value-type="float" office:value="0.0125190800688031" calcext:value-type="float">
            <text:p>0.0125190801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6.498934" calcext:value-type="float">
            <text:p>6.498934</text:p>
          </table:table-cell>
          <table:table-cell office:value-type="float" office:value="6.6383847547" calcext:value-type="float">
            <text:p>6.6383847547</text:p>
          </table:table-cell>
          <table:table-cell table:formula="of:=POWER([.C2520]-6.75;2)" office:value-type="float" office:value="0.0124579629833792" calcext:value-type="float">
            <text:p>0.012457963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.491517" calcext:value-type="float">
            <text:p>6.491517</text:p>
          </table:table-cell>
          <table:table-cell office:value-type="float" office:value="6.6386752771" calcext:value-type="float">
            <text:p>6.6386752771</text:p>
          </table:table-cell>
          <table:table-cell table:formula="of:=POWER([.C2521]-6.75;2)" office:value-type="float" office:value="0.0123931939287618" calcext:value-type="float">
            <text:p>0.0123931939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6.484423" calcext:value-type="float">
            <text:p>6.484423</text:p>
          </table:table-cell>
          <table:table-cell office:value-type="float" office:value="6.6389824969" calcext:value-type="float">
            <text:p>6.6389824969</text:p>
          </table:table-cell>
          <table:table-cell table:formula="of:=POWER([.C2522]-6.75;2)" office:value-type="float" office:value="0.0123248859945586" calcext:value-type="float">
            <text:p>0.012324886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6.477744" calcext:value-type="float">
            <text:p>6.477744</text:p>
          </table:table-cell>
          <table:table-cell office:value-type="float" office:value="6.6393058431" calcext:value-type="float">
            <text:p>6.6393058431</text:p>
          </table:table-cell>
          <table:table-cell table:formula="of:=POWER([.C2523]-6.75;2)" office:value-type="float" office:value="0.0122531963718019" calcext:value-type="float">
            <text:p>0.0122531964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6.47157" calcext:value-type="float">
            <text:p>6.47157</text:p>
          </table:table-cell>
          <table:table-cell office:value-type="float" office:value="6.6396445472" calcext:value-type="float">
            <text:p>6.6396445472</text:p>
          </table:table-cell>
          <table:table-cell table:formula="of:=POWER([.C2524]-6.75;2)" office:value-type="float" office:value="0.0121783259626931" calcext:value-type="float">
            <text:p>0.012178326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6.46599" calcext:value-type="float">
            <text:p>6.46599</text:p>
          </table:table-cell>
          <table:table-cell office:value-type="float" office:value="6.639997645" calcext:value-type="float">
            <text:p>6.639997645</text:p>
          </table:table-cell>
          <table:table-cell table:formula="of:=POWER([.C2525]-6.75;2)" office:value-type="float" office:value="0.012100518105546" calcext:value-type="float">
            <text:p>0.0121005181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6.461084" calcext:value-type="float">
            <text:p>6.461084</text:p>
          </table:table-cell>
          <table:table-cell office:value-type="float" office:value="6.6403639768" calcext:value-type="float">
            <text:p>6.6403639768</text:p>
          </table:table-cell>
          <table:table-cell table:formula="of:=POWER([.C2526]-6.75;2)" office:value-type="float" office:value="0.012020057583111" calcext:value-type="float">
            <text:p>0.0120200576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6.456927" calcext:value-type="float">
            <text:p>6.456927</text:p>
          </table:table-cell>
          <table:table-cell office:value-type="float" office:value="6.6407422046" calcext:value-type="float">
            <text:p>6.6407422046</text:p>
          </table:table-cell>
          <table:table-cell table:formula="of:=POWER([.C2527]-6.75;2)" office:value-type="float" office:value="0.0119372658556682" calcext:value-type="float">
            <text:p>0.0119372659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6.453582" calcext:value-type="float">
            <text:p>6.453582</text:p>
          </table:table-cell>
          <table:table-cell office:value-type="float" office:value="6.6411308203" calcext:value-type="float">
            <text:p>6.6411308203</text:p>
          </table:table-cell>
          <table:table-cell table:formula="of:=POWER([.C2528]-6.75;2)" office:value-type="float" office:value="0.0118524982885509" calcext:value-type="float">
            <text:p>0.0118524983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6.451102" calcext:value-type="float">
            <text:p>6.451102</text:p>
          </table:table-cell>
          <table:table-cell office:value-type="float" office:value="6.6415281695" calcext:value-type="float">
            <text:p>6.6415281695</text:p>
          </table:table-cell>
          <table:table-cell table:formula="of:=POWER([.C2529]-6.75;2)" office:value-type="float" office:value="0.0117661380120208" calcext:value-type="float">
            <text:p>0.011766138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6.449529" calcext:value-type="float">
            <text:p>6.449529</text:p>
          </table:table-cell>
          <table:table-cell office:value-type="float" office:value="6.6419324713" calcext:value-type="float">
            <text:p>6.6419324713</text:p>
          </table:table-cell>
          <table:table-cell table:formula="of:=POWER([.C2530]-6.75;2)" office:value-type="float" office:value="0.0116785907593254" calcext:value-type="float">
            <text:p>0.0116785908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448888" calcext:value-type="float">
            <text:p>6.448888</text:p>
          </table:table-cell>
          <table:table-cell office:value-type="float" office:value="6.6423418404" calcext:value-type="float">
            <text:p>6.6423418404</text:p>
          </table:table-cell>
          <table:table-cell table:formula="of:=POWER([.C2531]-6.75;2)" office:value-type="float" office:value="0.011590279328459" calcext:value-type="float">
            <text:p>0.0115902793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6.449191" calcext:value-type="float">
            <text:p>6.449191</text:p>
          </table:table-cell>
          <table:table-cell office:value-type="float" office:value="6.642754322" calcext:value-type="float">
            <text:p>6.642754322</text:p>
          </table:table-cell>
          <table:table-cell table:formula="of:=POWER([.C2532]-6.75;2)" office:value-type="float" office:value="0.0115016354496797" calcext:value-type="float">
            <text:p>0.0115016354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6.450432" calcext:value-type="float">
            <text:p>6.450432</text:p>
          </table:table-cell>
          <table:table-cell office:value-type="float" office:value="6.6431679188" calcext:value-type="float">
            <text:p>6.6431679188</text:p>
          </table:table-cell>
          <table:table-cell table:formula="of:=POWER([.C2533]-6.75;2)" office:value-type="float" office:value="0.0114130935735235" calcext:value-type="float">
            <text:p>0.0114130936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6.452589" calcext:value-type="float">
            <text:p>6.452589</text:p>
          </table:table-cell>
          <table:table-cell office:value-type="float" office:value="6.6435806296" calcext:value-type="float">
            <text:p>6.6435806296</text:p>
          </table:table-cell>
          <table:table-cell table:formula="of:=POWER([.C2534]-6.75;2)" office:value-type="float" office:value="0.0113250823963325" calcext:value-type="float">
            <text:p>0.0113250824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6.455625" calcext:value-type="float">
            <text:p>6.455625</text:p>
          </table:table-cell>
          <table:table-cell office:value-type="float" office:value="6.6439904828" calcext:value-type="float">
            <text:p>6.6439904828</text:p>
          </table:table-cell>
          <table:table-cell table:formula="of:=POWER([.C2535]-6.75;2)" office:value-type="float" office:value="0.0112380177369772" calcext:value-type="float">
            <text:p>0.0112380177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6.459483" calcext:value-type="float">
            <text:p>6.459483</text:p>
          </table:table-cell>
          <table:table-cell office:value-type="float" office:value="6.6443955699" calcext:value-type="float">
            <text:p>6.6443955699</text:p>
          </table:table-cell>
          <table:table-cell table:formula="of:=POWER([.C2536]-6.75;2)" office:value-type="float" office:value="0.0111522956567457" calcext:value-type="float">
            <text:p>0.0111522957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6.464093" calcext:value-type="float">
            <text:p>6.464093</text:p>
          </table:table-cell>
          <table:table-cell office:value-type="float" office:value="6.6447940884" calcext:value-type="float">
            <text:p>6.6447940884</text:p>
          </table:table-cell>
          <table:table-cell table:formula="of:=POWER([.C2537]-6.75;2)" office:value-type="float" office:value="0.011068283835587" calcext:value-type="float">
            <text:p>0.0110682838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6.469369" calcext:value-type="float">
            <text:p>6.469369</text:p>
          </table:table-cell>
          <table:table-cell office:value-type="float" office:value="6.6451843715" calcext:value-type="float">
            <text:p>6.6451843715</text:p>
          </table:table-cell>
          <table:table-cell table:formula="of:=POWER([.C2538]-6.75;2)" office:value-type="float" office:value="0.01098631597785" calcext:value-type="float">
            <text:p>0.010986316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6.47521" calcext:value-type="float">
            <text:p>6.47521</text:p>
          </table:table-cell>
          <table:table-cell office:value-type="float" office:value="6.6455649242" calcext:value-type="float">
            <text:p>6.6455649242</text:p>
          </table:table-cell>
          <table:table-cell table:formula="of:=POWER([.C2539]-6.75;2)" office:value-type="float" office:value="0.0109066850573517" calcext:value-type="float">
            <text:p>0.0109066851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6.481502" calcext:value-type="float">
            <text:p>6.481502</text:p>
          </table:table-cell>
          <table:table-cell office:value-type="float" office:value="6.6459344577" calcext:value-type="float">
            <text:p>6.6459344577</text:p>
          </table:table-cell>
          <table:table-cell table:formula="of:=POWER([.C2540]-6.75;2)" office:value-type="float" office:value="0.0108296370941931" calcext:value-type="float">
            <text:p>0.0108296371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.488123" calcext:value-type="float">
            <text:p>6.488123</text:p>
          </table:table-cell>
          <table:table-cell office:value-type="float" office:value="6.6462919196" calcext:value-type="float">
            <text:p>6.6462919196</text:p>
          </table:table-cell>
          <table:table-cell table:formula="of:=POWER([.C2541]-6.75;2)" office:value-type="float" office:value="0.0107553659402528" calcext:value-type="float">
            <text:p>0.0107553659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6.494939" calcext:value-type="float">
            <text:p>6.494939</text:p>
          </table:table-cell>
          <table:table-cell office:value-type="float" office:value="6.6466365142" calcext:value-type="float">
            <text:p>6.6466365142</text:p>
          </table:table-cell>
          <table:table-cell table:formula="of:=POWER([.C2542]-6.75;2)" office:value-type="float" office:value="0.0106840101967268" calcext:value-type="float">
            <text:p>0.0106840102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6.501812" calcext:value-type="float">
            <text:p>6.501812</text:p>
          </table:table-cell>
          <table:table-cell office:value-type="float" office:value="6.6469677314" calcext:value-type="float">
            <text:p>6.6469677314</text:p>
          </table:table-cell>
          <table:table-cell table:formula="of:=POWER([.C2543]-6.75;2)" office:value-type="float" office:value="0.0106156483728625" calcext:value-type="float">
            <text:p>0.0106156484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6.508599" calcext:value-type="float">
            <text:p>6.508599</text:p>
          </table:table-cell>
          <table:table-cell office:value-type="float" office:value="6.6472853589" calcext:value-type="float">
            <text:p>6.6472853589</text:p>
          </table:table-cell>
          <table:table-cell table:formula="of:=POWER([.C2544]-6.75;2)" office:value-type="float" office:value="0.0105502974963019" calcext:value-type="float">
            <text:p>0.0105502975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6.515154" calcext:value-type="float">
            <text:p>6.515154</text:p>
          </table:table-cell>
          <table:table-cell office:value-type="float" office:value="6.6475894956" calcext:value-type="float">
            <text:p>6.6475894956</text:p>
          </table:table-cell>
          <table:table-cell table:formula="of:=POWER([.C2545]-6.75;2)" office:value-type="float" office:value="0.0104879114114624" calcext:value-type="float">
            <text:p>0.0104879114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6.521333" calcext:value-type="float">
            <text:p>6.521333</text:p>
          </table:table-cell>
          <table:table-cell office:value-type="float" office:value="6.6478805626" calcext:value-type="float">
            <text:p>6.6478805626</text:p>
          </table:table-cell>
          <table:table-cell table:formula="of:=POWER([.C2546]-6.75;2)" office:value-type="float" office:value="0.0104283794948925" calcext:value-type="float">
            <text:p>0.0104283795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6.526995" calcext:value-type="float">
            <text:p>6.526995</text:p>
          </table:table-cell>
          <table:table-cell office:value-type="float" office:value="6.6481593018" calcext:value-type="float">
            <text:p>6.6481593018</text:p>
          </table:table-cell>
          <table:table-cell table:formula="of:=POWER([.C2547]-6.75;2)" office:value-type="float" office:value="0.0103715278098635" calcext:value-type="float">
            <text:p>0.0103715278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6.532003" calcext:value-type="float">
            <text:p>6.532003</text:p>
          </table:table-cell>
          <table:table-cell office:value-type="float" office:value="6.6484267726" calcext:value-type="float">
            <text:p>6.6484267726</text:p>
          </table:table-cell>
          <table:table-cell table:formula="of:=POWER([.C2548]-6.75;2)" office:value-type="float" office:value="0.0103171205244522" calcext:value-type="float">
            <text:p>0.0103171205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6.536231" calcext:value-type="float">
            <text:p>6.536231</text:p>
          </table:table-cell>
          <table:table-cell office:value-type="float" office:value="6.6486843473" calcext:value-type="float">
            <text:p>6.6486843473</text:p>
          </table:table-cell>
          <table:table-cell table:formula="of:=POWER([.C2549]-6.75;2)" office:value-type="float" office:value="0.0102648614820271" calcext:value-type="float">
            <text:p>0.0102648615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6.53956" calcext:value-type="float">
            <text:p>6.53956</text:p>
          </table:table-cell>
          <table:table-cell office:value-type="float" office:value="6.6489336896" calcext:value-type="float">
            <text:p>6.6489336896</text:p>
          </table:table-cell>
          <table:table-cell table:formula="of:=POWER([.C2550]-6.75;2)" office:value-type="float" office:value="0.0102143990978692" calcext:value-type="float">
            <text:p>0.0102143991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.541884" calcext:value-type="float">
            <text:p>6.541884</text:p>
          </table:table-cell>
          <table:table-cell office:value-type="float" office:value="6.6491767422" calcext:value-type="float">
            <text:p>6.6491767422</text:p>
          </table:table-cell>
          <table:table-cell table:formula="of:=POWER([.C2551]-6.75;2)" office:value-type="float" office:value="0.0101653293134053" calcext:value-type="float">
            <text:p>0.0101653293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6.543112" calcext:value-type="float">
            <text:p>6.543112</text:p>
          </table:table-cell>
          <table:table-cell office:value-type="float" office:value="6.6494157016" calcext:value-type="float">
            <text:p>6.6494157016</text:p>
          </table:table-cell>
          <table:table-cell table:formula="of:=POWER([.C2552]-6.75;2)" office:value-type="float" office:value="0.0101172010846203" calcext:value-type="float">
            <text:p>0.0101172011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6.543168" calcext:value-type="float">
            <text:p>6.543168</text:p>
          </table:table-cell>
          <table:table-cell office:value-type="float" office:value="6.6496529866" calcext:value-type="float">
            <text:p>6.6496529866</text:p>
          </table:table-cell>
          <table:table-cell table:formula="of:=POWER([.C2553]-6.75;2)" office:value-type="float" office:value="0.0100695230982999" calcext:value-type="float">
            <text:p>0.0100695231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6.541991" calcext:value-type="float">
            <text:p>6.541991</text:p>
          </table:table-cell>
          <table:table-cell office:value-type="float" office:value="6.6498912081" calcext:value-type="float">
            <text:p>6.6498912081</text:p>
          </table:table-cell>
          <table:table-cell table:formula="of:=POWER([.C2554]-6.75;2)" office:value-type="float" office:value="0.0100217702156776" calcext:value-type="float">
            <text:p>0.0100217702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6.539541" calcext:value-type="float">
            <text:p>6.539541</text:p>
          </table:table-cell>
          <table:table-cell office:value-type="float" office:value="6.6501331368" calcext:value-type="float">
            <text:p>6.6501331368</text:p>
          </table:table-cell>
          <table:table-cell table:formula="of:=POWER([.C2555]-6.75;2)" office:value-type="float" office:value="0.0099733903654075" calcext:value-type="float">
            <text:p>0.0099733904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6.535794" calcext:value-type="float">
            <text:p>6.535794</text:p>
          </table:table-cell>
          <table:table-cell office:value-type="float" office:value="6.6503816584" calcext:value-type="float">
            <text:p>6.6503816584</text:p>
          </table:table-cell>
          <table:table-cell table:formula="of:=POWER([.C2556]-6.75;2)" office:value-type="float" office:value="0.00992381398313434" calcext:value-type="float">
            <text:p>0.009923814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6.530749" calcext:value-type="float">
            <text:p>6.530749</text:p>
          </table:table-cell>
          <table:table-cell office:value-type="float" office:value="6.6506397387" calcext:value-type="float">
            <text:p>6.6506397387</text:p>
          </table:table-cell>
          <table:table-cell table:formula="of:=POWER([.C2557]-6.75;2)" office:value-type="float" office:value="0.00987246152560432" calcext:value-type="float">
            <text:p>0.0098724615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6.52442" calcext:value-type="float">
            <text:p>6.52442</text:p>
          </table:table-cell>
          <table:table-cell office:value-type="float" office:value="6.6509103725" calcext:value-type="float">
            <text:p>6.6509103725</text:p>
          </table:table-cell>
          <table:table-cell table:formula="of:=POWER([.C2558]-6.75;2)" office:value-type="float" office:value="0.0098187542780887" calcext:value-type="float">
            <text:p>0.0098187543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6.516844" calcext:value-type="float">
            <text:p>6.516844</text:p>
          </table:table-cell>
          <table:table-cell office:value-type="float" office:value="6.6511965498" calcext:value-type="float">
            <text:p>6.6511965498</text:p>
          </table:table-cell>
          <table:table-cell table:formula="of:=POWER([.C2559]-6.75;2)" office:value-type="float" office:value="0.00976212177142391" calcext:value-type="float">
            <text:p>0.0097621218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6.508075" calcext:value-type="float">
            <text:p>6.508075</text:p>
          </table:table-cell>
          <table:table-cell office:value-type="float" office:value="6.6515012041" calcext:value-type="float">
            <text:p>6.6515012041</text:p>
          </table:table-cell>
          <table:table-cell table:formula="of:=POWER([.C2560]-6.75;2)" office:value-type="float" office:value="0.00970201279374992" calcext:value-type="float">
            <text:p>0.0097020128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.498186" calcext:value-type="float">
            <text:p>6.498186</text:p>
          </table:table-cell>
          <table:table-cell office:value-type="float" office:value="6.6518271727" calcext:value-type="float">
            <text:p>6.6518271727</text:p>
          </table:table-cell>
          <table:table-cell table:formula="of:=POWER([.C2561]-6.75;2)" office:value-type="float" office:value="0.00963790402007562" calcext:value-type="float">
            <text:p>0.009637904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6.487268" calcext:value-type="float">
            <text:p>6.487268</text:p>
          </table:table-cell>
          <table:table-cell office:value-type="float" office:value="6.6521771526" calcext:value-type="float">
            <text:p>6.6521771526</text:p>
          </table:table-cell>
          <table:table-cell table:formula="of:=POWER([.C2562]-6.75;2)" office:value-type="float" office:value="0.00956930947344365" calcext:value-type="float">
            <text:p>0.0095693095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6.475428" calcext:value-type="float">
            <text:p>6.475428</text:p>
          </table:table-cell>
          <table:table-cell office:value-type="float" office:value="6.6525536575" calcext:value-type="float">
            <text:p>6.6525536575</text:p>
          </table:table-cell>
          <table:table-cell table:formula="of:=POWER([.C2563]-6.75;2)" office:value-type="float" office:value="0.00949578966662723" calcext:value-type="float">
            <text:p>0.0094957897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6.462786" calcext:value-type="float">
            <text:p>6.462786</text:p>
          </table:table-cell>
          <table:table-cell office:value-type="float" office:value="6.6529589794" calcext:value-type="float">
            <text:p>6.6529589794</text:p>
          </table:table-cell>
          <table:table-cell table:formula="of:=POWER([.C2564]-6.75;2)" office:value-type="float" office:value="0.0094169596790896" calcext:value-type="float">
            <text:p>0.0094169597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6.449476" calcext:value-type="float">
            <text:p>6.449476</text:p>
          </table:table-cell>
          <table:table-cell office:value-type="float" office:value="6.653395156" calcext:value-type="float">
            <text:p>6.653395156</text:p>
          </table:table-cell>
          <table:table-cell table:formula="of:=POWER([.C2565]-6.75;2)" office:value-type="float" office:value="0.0093324958842643" calcext:value-type="float">
            <text:p>0.0093324959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6.435643" calcext:value-type="float">
            <text:p>6.435643</text:p>
          </table:table-cell>
          <table:table-cell office:value-type="float" office:value="6.6538639356" calcext:value-type="float">
            <text:p>6.6538639356</text:p>
          </table:table-cell>
          <table:table-cell table:formula="of:=POWER([.C2566]-6.75;2)" office:value-type="float" office:value="0.00924214287832086" calcext:value-type="float">
            <text:p>0.0092421429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6.42144" calcext:value-type="float">
            <text:p>6.42144</text:p>
          </table:table-cell>
          <table:table-cell office:value-type="float" office:value="6.6543667488" calcext:value-type="float">
            <text:p>6.6543667488</text:p>
          </table:table-cell>
          <table:table-cell table:formula="of:=POWER([.C2567]-6.75;2)" office:value-type="float" office:value="0.00914571873508226" calcext:value-type="float">
            <text:p>0.0091457187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6.407026" calcext:value-type="float">
            <text:p>6.407026</text:p>
          </table:table-cell>
          <table:table-cell office:value-type="float" office:value="6.6549046859" calcext:value-type="float">
            <text:p>6.6549046859</text:p>
          </table:table-cell>
          <table:table-cell table:formula="of:=POWER([.C2568]-6.75;2)" office:value-type="float" office:value="0.00904311876377765" calcext:value-type="float">
            <text:p>0.0090431188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6.392565" calcext:value-type="float">
            <text:p>6.392565</text:p>
          </table:table-cell>
          <table:table-cell office:value-type="float" office:value="6.6554784792" calcext:value-type="float">
            <text:p>6.6554784792</text:p>
          </table:table-cell>
          <table:table-cell table:formula="of:=POWER([.C2569]-6.75;2)" office:value-type="float" office:value="0.00893431789434481" calcext:value-type="float">
            <text:p>0.0089343179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6.37822" calcext:value-type="float">
            <text:p>6.37822</text:p>
          </table:table-cell>
          <table:table-cell office:value-type="float" office:value="6.6560884872" calcext:value-type="float">
            <text:p>6.6560884872</text:p>
          </table:table-cell>
          <table:table-cell table:formula="of:=POWER([.C2570]-6.75;2)" office:value-type="float" office:value="0.00881937223638458" calcext:value-type="float">
            <text:p>0.0088193722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.364154" calcext:value-type="float">
            <text:p>6.364154</text:p>
          </table:table-cell>
          <table:table-cell office:value-type="float" office:value="6.656734693" calcext:value-type="float">
            <text:p>6.656734693</text:p>
          </table:table-cell>
          <table:table-cell table:formula="of:=POWER([.C2571]-6.75;2)" office:value-type="float" office:value="0.00869841748980429" calcext:value-type="float">
            <text:p>0.0086984175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6.350526" calcext:value-type="float">
            <text:p>6.350526</text:p>
          </table:table-cell>
          <table:table-cell office:value-type="float" office:value="6.6574166993" calcext:value-type="float">
            <text:p>6.6574166993</text:p>
          </table:table-cell>
          <table:table-cell table:formula="of:=POWER([.C2572]-6.75;2)" office:value-type="float" office:value="0.00857166756850668" calcext:value-type="float">
            <text:p>0.0085716676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6.337488" calcext:value-type="float">
            <text:p>6.337488</text:p>
          </table:table-cell>
          <table:table-cell office:value-type="float" office:value="6.6581337336" calcext:value-type="float">
            <text:p>6.6581337336</text:p>
          </table:table-cell>
          <table:table-cell table:formula="of:=POWER([.C2573]-6.75;2)" office:value-type="float" office:value="0.00843941090227582" calcext:value-type="float">
            <text:p>0.0084394109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6.325182" calcext:value-type="float">
            <text:p>6.325182</text:p>
          </table:table-cell>
          <table:table-cell office:value-type="float" office:value="6.6588846604" calcext:value-type="float">
            <text:p>6.6588846604</text:p>
          </table:table-cell>
          <table:table-cell table:formula="of:=POWER([.C2574]-6.75;2)" office:value-type="float" office:value="0.00830200511042332" calcext:value-type="float">
            <text:p>0.0083020051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6.31374" calcext:value-type="float">
            <text:p>6.31374</text:p>
          </table:table-cell>
          <table:table-cell office:value-type="float" office:value="6.659668" calcext:value-type="float">
            <text:p>6.659668</text:p>
          </table:table-cell>
          <table:table-cell table:formula="of:=POWER([.C2575]-6.75;2)" office:value-type="float" office:value="0.00815987022400002" calcext:value-type="float">
            <text:p>0.0081598702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6.303281" calcext:value-type="float">
            <text:p>6.303281</text:p>
          </table:table-cell>
          <table:table-cell office:value-type="float" office:value="6.6604819482" calcext:value-type="float">
            <text:p>6.6604819482</text:p>
          </table:table-cell>
          <table:table-cell table:formula="of:=POWER([.C2576]-6.75;2)" office:value-type="float" office:value="0.00801348159806745" calcext:value-type="float">
            <text:p>0.0080134816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6.293908" calcext:value-type="float">
            <text:p>6.293908</text:p>
          </table:table-cell>
          <table:table-cell office:value-type="float" office:value="6.6613244033" calcext:value-type="float">
            <text:p>6.6613244033</text:p>
          </table:table-cell>
          <table:table-cell table:formula="of:=POWER([.C2577]-6.75;2)" office:value-type="float" office:value="0.00786336145010104" calcext:value-type="float">
            <text:p>0.0078633615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6.285708" calcext:value-type="float">
            <text:p>6.285708</text:p>
          </table:table-cell>
          <table:table-cell office:value-type="float" office:value="6.662193" calcext:value-type="float">
            <text:p>6.662193</text:p>
          </table:table-cell>
          <table:table-cell table:formula="of:=POWER([.C2578]-6.75;2)" office:value-type="float" office:value="0.00771006924899996" calcext:value-type="float">
            <text:p>0.0077100692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6.278749" calcext:value-type="float">
            <text:p>6.278749</text:p>
          </table:table-cell>
          <table:table-cell office:value-type="float" office:value="6.6630851445" calcext:value-type="float">
            <text:p>6.6630851445</text:p>
          </table:table-cell>
          <table:table-cell table:formula="of:=POWER([.C2579]-6.75;2)" office:value-type="float" office:value="0.00755419210658586" calcext:value-type="float">
            <text:p>0.0075541921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6.273081" calcext:value-type="float">
            <text:p>6.273081</text:p>
          </table:table-cell>
          <table:table-cell office:value-type="float" office:value="6.663998057" calcext:value-type="float">
            <text:p>6.663998057</text:p>
          </table:table-cell>
          <table:table-cell table:formula="of:=POWER([.C2580]-6.75;2)" office:value-type="float" office:value="0.0073963341997753" calcext:value-type="float">
            <text:p>0.0073963342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.268737" calcext:value-type="float">
            <text:p>6.268737</text:p>
          </table:table-cell>
          <table:table-cell office:value-type="float" office:value="6.6649288119" calcext:value-type="float">
            <text:p>6.6649288119</text:p>
          </table:table-cell>
          <table:table-cell table:formula="of:=POWER([.C2581]-6.75;2)" office:value-type="float" office:value="0.00723710704474553" calcext:value-type="float">
            <text:p>0.007237107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6.265726" calcext:value-type="float">
            <text:p>6.265726</text:p>
          </table:table-cell>
          <table:table-cell office:value-type="float" office:value="6.6658743771" calcext:value-type="float">
            <text:p>6.6658743771</text:p>
          </table:table-cell>
          <table:table-cell table:formula="of:=POWER([.C2582]-6.75;2)" office:value-type="float" office:value="0.00707712042831305" calcext:value-type="float">
            <text:p>0.0070771204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6.264042" calcext:value-type="float">
            <text:p>6.264042</text:p>
          </table:table-cell>
          <table:table-cell office:value-type="float" office:value="6.6668316699" calcext:value-type="float">
            <text:p>6.6668316699</text:p>
          </table:table-cell>
          <table:table-cell table:formula="of:=POWER([.C2583]-6.75;2)" office:value-type="float" office:value="0.00691697113162263" calcext:value-type="float">
            <text:p>0.0069169711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6.263657" calcext:value-type="float">
            <text:p>6.263657</text:p>
          </table:table-cell>
          <table:table-cell office:value-type="float" office:value="6.6677975923" calcext:value-type="float">
            <text:p>6.6677975923</text:p>
          </table:table-cell>
          <table:table-cell table:formula="of:=POWER([.C2584]-6.75;2)" office:value-type="float" office:value="0.00675723583167696" calcext:value-type="float">
            <text:p>0.0067572358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6.264525" calcext:value-type="float">
            <text:p>6.264525</text:p>
          </table:table-cell>
          <table:table-cell office:value-type="float" office:value="6.6687690841" calcext:value-type="float">
            <text:p>6.6687690841</text:p>
          </table:table-cell>
          <table:table-cell table:formula="of:=POWER([.C2585]-6.75;2)" office:value-type="float" office:value="0.00659846169795287" calcext:value-type="float">
            <text:p>0.0065984617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6.266582" calcext:value-type="float">
            <text:p>6.266582</text:p>
          </table:table-cell>
          <table:table-cell office:value-type="float" office:value="6.6697431663" calcext:value-type="float">
            <text:p>6.6697431663</text:p>
          </table:table-cell>
          <table:table-cell table:formula="of:=POWER([.C2586]-6.75;2)" office:value-type="float" office:value="0.00644115935554946" calcext:value-type="float">
            <text:p>0.0064411594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6.269747" calcext:value-type="float">
            <text:p>6.269747</text:p>
          </table:table-cell>
          <table:table-cell office:value-type="float" office:value="6.6707169855" calcext:value-type="float">
            <text:p>6.6707169855</text:p>
          </table:table-cell>
          <table:table-cell table:formula="of:=POWER([.C2587]-6.75;2)" office:value-type="float" office:value="0.00628579638820715" calcext:value-type="float">
            <text:p>0.0062857964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6.273921" calcext:value-type="float">
            <text:p>6.273921</text:p>
          </table:table-cell>
          <table:table-cell office:value-type="float" office:value="6.6716878571" calcext:value-type="float">
            <text:p>6.6716878571</text:p>
          </table:table-cell>
          <table:table-cell table:formula="of:=POWER([.C2588]-6.75;2)" office:value-type="float" office:value="0.00613279172558998" calcext:value-type="float">
            <text:p>0.0061327917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6.278988" calcext:value-type="float">
            <text:p>6.278988</text:p>
          </table:table-cell>
          <table:table-cell office:value-type="float" office:value="6.6726533107" calcext:value-type="float">
            <text:p>6.6726533107</text:p>
          </table:table-cell>
          <table:table-cell table:formula="of:=POWER([.C2589]-6.75;2)" office:value-type="float" office:value="0.00598251034567068" calcext:value-type="float">
            <text:p>0.0059825103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6.284819" calcext:value-type="float">
            <text:p>6.284819</text:p>
          </table:table-cell>
          <table:table-cell office:value-type="float" office:value="6.6736111338" calcext:value-type="float">
            <text:p>6.6736111338</text:p>
          </table:table-cell>
          <table:table-cell table:formula="of:=POWER([.C2590]-6.75;2)" office:value-type="float" office:value="0.00583525887932155" calcext:value-type="float">
            <text:p>0.0058352589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.291265" calcext:value-type="float">
            <text:p>6.291265</text:p>
          </table:table-cell>
          <table:table-cell office:value-type="float" office:value="6.6745594073" calcext:value-type="float">
            <text:p>6.6745594073</text:p>
          </table:table-cell>
          <table:table-cell table:formula="of:=POWER([.C2591]-6.75;2)" office:value-type="float" office:value="0.00569128302692725" calcext:value-type="float">
            <text:p>0.005691283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6.29816" calcext:value-type="float">
            <text:p>6.29816</text:p>
          </table:table-cell>
          <table:table-cell office:value-type="float" office:value="6.6754965575" calcext:value-type="float">
            <text:p>6.6754965575</text:p>
          </table:table-cell>
          <table:table-cell table:formula="of:=POWER([.C2592]-6.75;2)" office:value-type="float" office:value="0.00555076294435083" calcext:value-type="float">
            <text:p>0.0055507629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6.305318" calcext:value-type="float">
            <text:p>6.305318</text:p>
          </table:table-cell>
          <table:table-cell office:value-type="float" office:value="6.676421402" calcext:value-type="float">
            <text:p>6.676421402</text:p>
          </table:table-cell>
          <table:table-cell table:formula="of:=POWER([.C2593]-6.75;2)" office:value-type="float" office:value="0.00541381008364562" calcext:value-type="float">
            <text:p>0.0054138101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6.312528" calcext:value-type="float">
            <text:p>6.312528</text:p>
          </table:table-cell>
          <table:table-cell office:value-type="float" office:value="6.6773332039" calcext:value-type="float">
            <text:p>6.6773332039</text:p>
          </table:table-cell>
          <table:table-cell table:formula="of:=POWER([.C2594]-6.75;2)" office:value-type="float" office:value="0.00528046325543898" calcext:value-type="float">
            <text:p>0.0052804633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6.31955" calcext:value-type="float">
            <text:p>6.31955</text:p>
          </table:table-cell>
          <table:table-cell office:value-type="float" office:value="6.6782317389" calcext:value-type="float">
            <text:p>6.6782317389</text:p>
          </table:table-cell>
          <table:table-cell table:formula="of:=POWER([.C2595]-6.75;2)" office:value-type="float" office:value="0.00515068330131776" calcext:value-type="float">
            <text:p>0.0051506833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6.326101" calcext:value-type="float">
            <text:p>6.326101</text:p>
          </table:table-cell>
          <table:table-cell office:value-type="float" office:value="6.6791173728" calcext:value-type="float">
            <text:p>6.6791173728</text:p>
          </table:table-cell>
          <table:table-cell table:formula="of:=POWER([.C2596]-6.75;2)" office:value-type="float" office:value="0.00502434683877412" calcext:value-type="float">
            <text:p>0.0050243468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6.331838" calcext:value-type="float">
            <text:p>6.331838</text:p>
          </table:table-cell>
          <table:table-cell office:value-type="float" office:value="6.6799911757" calcext:value-type="float">
            <text:p>6.6799911757</text:p>
          </table:table-cell>
          <table:table-cell table:formula="of:=POWER([.C2597]-6.75;2)" office:value-type="float" office:value="0.00490123547986832" calcext:value-type="float">
            <text:p>0.0049012355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6.336335" calcext:value-type="float">
            <text:p>6.336335</text:p>
          </table:table-cell>
          <table:table-cell office:value-type="float" office:value="6.6808550794" calcext:value-type="float">
            <text:p>6.6808550794</text:p>
          </table:table-cell>
          <table:table-cell table:formula="of:=POWER([.C2598]-6.75;2)" office:value-type="float" office:value="0.00478102004478035" calcext:value-type="float">
            <text:p>0.00478102</text:p>
          </table:table-cell>
          <table:table-cell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6.33903" calcext:value-type="float">
            <text:p>6.33903</text:p>
          </table:table-cell>
          <table:table-cell office:value-type="float" office:value="6.6817120945" calcext:value-type="float">
            <text:p>6.6817120945</text:p>
          </table:table-cell>
          <table:table-cell table:formula="of:=POWER([.C2599]-6.75;2)" office:value-type="float" office:value="0.00466323803757694" calcext:value-type="float">
            <text:p>0.004663238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6.339149" calcext:value-type="float">
            <text:p>6.339149</text:p>
          </table:table-cell>
          <table:table-cell office:value-type="float" office:value="6.6825666633" calcext:value-type="float">
            <text:p>6.6825666633</text:p>
          </table:table-cell>
          <table:table-cell table:formula="of:=POWER([.C2600]-6.75;2)" office:value-type="float" office:value="0.00454725489849553" calcext:value-type="float">
            <text:p>0.0045472549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.335558" calcext:value-type="float">
            <text:p>6.335558</text:p>
          </table:table-cell>
          <table:table-cell office:value-type="float" office:value="6.6834252075" calcext:value-type="float">
            <text:p>6.6834252075</text:p>
          </table:table-cell>
          <table:table-cell table:formula="of:=POWER([.C2601]-6.75;2)" office:value-type="float" office:value="0.00443220299641805" calcext:value-type="float">
            <text:p>0.004432203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6.32647" calcext:value-type="float">
            <text:p>6.32647</text:p>
          </table:table-cell>
          <table:table-cell office:value-type="float" office:value="6.6842970551" calcext:value-type="float">
            <text:p>6.6842970551</text:p>
          </table:table-cell>
          <table:table-cell table:formula="of:=POWER([.C2602]-6.75;2)" office:value-type="float" office:value="0.00431687696853243" calcext:value-type="float">
            <text:p>0.004316877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6.308834" calcext:value-type="float">
            <text:p>6.308834</text:p>
          </table:table-cell>
          <table:table-cell office:value-type="float" office:value="6.6851961181" calcext:value-type="float">
            <text:p>6.6851961181</text:p>
          </table:table-cell>
          <table:table-cell table:formula="of:=POWER([.C2603]-6.75;2)" office:value-type="float" office:value="0.0041995431093091" calcext:value-type="float">
            <text:p>0.0041995431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6.276855" calcext:value-type="float">
            <text:p>6.276855</text:p>
          </table:table-cell>
          <table:table-cell office:value-type="float" office:value="6.6861441335" calcext:value-type="float">
            <text:p>6.6861441335</text:p>
          </table:table-cell>
          <table:table-cell table:formula="of:=POWER([.C2604]-6.75;2)" office:value-type="float" office:value="0.00407757168646582" calcext:value-type="float">
            <text:p>0.0040775717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6.217833" calcext:value-type="float">
            <text:p>6.217833</text:p>
          </table:table-cell>
          <table:table-cell office:value-type="float" office:value="6.6871776919" calcext:value-type="float">
            <text:p>6.6871776919</text:p>
          </table:table-cell>
          <table:table-cell table:formula="of:=POWER([.C2605]-6.75;2)" office:value-type="float" office:value="0.00394664239501137" calcext:value-type="float">
            <text:p>0.0039466424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6.097135" calcext:value-type="float">
            <text:p>6.097135</text:p>
          </table:table-cell>
          <table:table-cell office:value-type="float" office:value="6.6883659063" calcext:value-type="float">
            <text:p>6.6883659063</text:p>
          </table:table-cell>
          <table:table-cell table:formula="of:=POWER([.C2606]-6.75;2)" office:value-type="float" office:value="0.00379876150622043" calcext:value-type="float">
            <text:p>0.0037987615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5.773482" calcext:value-type="float">
            <text:p>5.773482</text:p>
          </table:table-cell>
          <table:table-cell office:value-type="float" office:value="6.6898664924" calcext:value-type="float">
            <text:p>6.6898664924</text:p>
          </table:table-cell>
          <table:table-cell table:formula="of:=POWER([.C2607]-6.75;2)" office:value-type="float" office:value="0.00361603873627923" calcext:value-type="float">
            <text:p>0.0036160387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2.972317" calcext:value-type="float">
            <text:p>2.972317</text:p>
          </table:table-cell>
          <table:table-cell office:value-type="float" office:value="6.6921982595" calcext:value-type="float">
            <text:p>6.6921982595</text:p>
          </table:table-cell>
          <table:table-cell table:formula="of:=POWER([.C2608]-6.75;2)" office:value-type="float" office:value="0.00334104120482939" calcext:value-type="float">
            <text:p>0.0033410412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8.021797" calcext:value-type="float">
            <text:p>8.021797</text:p>
          </table:table-cell>
          <table:table-cell office:value-type="float" office:value="6.7016877526" calcext:value-type="float">
            <text:p>6.7016877526</text:p>
          </table:table-cell>
          <table:table-cell table:formula="of:=POWER([.C2609]-6.75;2)" office:value-type="float" office:value="0.00233407324883882" calcext:value-type="float">
            <text:p>0.0023340732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7.159021" calcext:value-type="float">
            <text:p>7.159021</text:p>
          </table:table-cell>
          <table:table-cell office:value-type="float" office:value="6.6983115141" calcext:value-type="float">
            <text:p>6.6983115141</text:p>
          </table:table-cell>
          <table:table-cell table:formula="of:=POWER([.C2610]-6.75;2)" office:value-type="float" office:value="0.00267169957463447" calcext:value-type="float">
            <text:p>0.0026716996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.945055" calcext:value-type="float">
            <text:p>6.945055</text:p>
          </table:table-cell>
          <table:table-cell office:value-type="float" office:value="6.6971302077" calcext:value-type="float">
            <text:p>6.6971302077</text:p>
          </table:table-cell>
          <table:table-cell table:formula="of:=POWER([.C2611]-6.75;2)" office:value-type="float" office:value="0.00279521493784515" calcext:value-type="float">
            <text:p>0.0027952149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6.849913" calcext:value-type="float">
            <text:p>6.849913</text:p>
          </table:table-cell>
          <table:table-cell office:value-type="float" office:value="6.6964928689" calcext:value-type="float">
            <text:p>6.6964928689</text:p>
          </table:table-cell>
          <table:table-cell table:formula="of:=POWER([.C2612]-6.75;2)" office:value-type="float" office:value="0.00286301307855258" calcext:value-type="float">
            <text:p>0.0028630131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6.79687" calcext:value-type="float">
            <text:p>6.79687</text:p>
          </table:table-cell>
          <table:table-cell office:value-type="float" office:value="6.6960974562" calcext:value-type="float">
            <text:p>6.6960974562</text:p>
          </table:table-cell>
          <table:table-cell table:formula="of:=POWER([.C2613]-6.75;2)" office:value-type="float" office:value="0.00290548422811087" calcext:value-type="float">
            <text:p>0.0029054842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6.763198" calcext:value-type="float">
            <text:p>6.763198</text:p>
          </table:table-cell>
          <table:table-cell office:value-type="float" office:value="6.695837062" calcext:value-type="float">
            <text:p>6.695837062</text:p>
          </table:table-cell>
          <table:table-cell table:formula="of:=POWER([.C2614]-6.75;2)" office:value-type="float" office:value="0.00293362385279186" calcext:value-type="float">
            <text:p>0.0029336239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6.739771" calcext:value-type="float">
            <text:p>6.739771</text:p>
          </table:table-cell>
          <table:table-cell office:value-type="float" office:value="6.6956625518" calcext:value-type="float">
            <text:p>6.6956625518</text:p>
          </table:table-cell>
          <table:table-cell table:formula="of:=POWER([.C2615]-6.75;2)" office:value-type="float" office:value="0.00295255827688769" calcext:value-type="float">
            <text:p>0.0029525583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6.722216" calcext:value-type="float">
            <text:p>6.722216</text:p>
          </table:table-cell>
          <table:table-cell office:value-type="float" office:value="6.6955479844" calcext:value-type="float">
            <text:p>6.6955479844</text:p>
          </table:table-cell>
          <table:table-cell table:formula="of:=POWER([.C2616]-6.75;2)" office:value-type="float" office:value="0.00296502200290263" calcext:value-type="float">
            <text:p>0.002965022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6.708191" calcext:value-type="float">
            <text:p>6.708191</text:p>
          </table:table-cell>
          <table:table-cell office:value-type="float" office:value="6.6954785365" calcext:value-type="float">
            <text:p>6.6954785365</text:p>
          </table:table-cell>
          <table:table-cell table:formula="of:=POWER([.C2617]-6.75;2)" office:value-type="float" office:value="0.00297258998218188" calcext:value-type="float">
            <text:p>0.00297259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6.696333" calcext:value-type="float">
            <text:p>6.696333</text:p>
          </table:table-cell>
          <table:table-cell office:value-type="float" office:value="6.6954453446" calcext:value-type="float">
            <text:p>6.6954453446</text:p>
          </table:table-cell>
          <table:table-cell table:formula="of:=POWER([.C2618]-6.75;2)" office:value-type="float" office:value="0.0029762104258127" calcext:value-type="float">
            <text:p>0.0029762104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6.68581" calcext:value-type="float">
            <text:p>6.68581</text:p>
          </table:table-cell>
          <table:table-cell office:value-type="float" office:value="6.6954430209" calcext:value-type="float">
            <text:p>6.6954430209</text:p>
          </table:table-cell>
          <table:table-cell table:formula="of:=POWER([.C2619]-6.75;2)" office:value-type="float" office:value="0.00297646396851784" calcext:value-type="float">
            <text:p>0.002976464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6.676096" calcext:value-type="float">
            <text:p>6.676096</text:p>
          </table:table-cell>
          <table:table-cell office:value-type="float" office:value="6.6954683045" calcext:value-type="float">
            <text:p>6.6954683045</text:p>
          </table:table-cell>
          <table:table-cell table:formula="of:=POWER([.C2620]-6.75;2)" office:value-type="float" office:value="0.00297370581410469" calcext:value-type="float">
            <text:p>0.0029737058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.666853" calcext:value-type="float">
            <text:p>6.666853</text:p>
          </table:table-cell>
          <table:table-cell office:value-type="float" office:value="6.6955192842" calcext:value-type="float">
            <text:p>6.6955192842</text:p>
          </table:table-cell>
          <table:table-cell table:formula="of:=POWER([.C2621]-6.75;2)" office:value-type="float" office:value="0.00296814839408042" calcext:value-type="float">
            <text:p>0.0029681484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6.657867" calcext:value-type="float">
            <text:p>6.657867</text:p>
          </table:table-cell>
          <table:table-cell office:value-type="float" office:value="6.6955949208" calcext:value-type="float">
            <text:p>6.6955949208</text:p>
          </table:table-cell>
          <table:table-cell table:formula="of:=POWER([.C2622]-6.75;2)" office:value-type="float" office:value="0.00295991264275831" calcext:value-type="float">
            <text:p>0.0029599126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6.649004" calcext:value-type="float">
            <text:p>6.649004</text:p>
          </table:table-cell>
          <table:table-cell office:value-type="float" office:value="6.6956947302" calcext:value-type="float">
            <text:p>6.6956947302</text:p>
          </table:table-cell>
          <table:table-cell table:formula="of:=POWER([.C2623]-6.75;2)" office:value-type="float" office:value="0.00294906232805083" calcext:value-type="float">
            <text:p>0.0029490623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6.64019" calcext:value-type="float">
            <text:p>6.64019</text:p>
          </table:table-cell>
          <table:table-cell office:value-type="float" office:value="6.6958185782" calcext:value-type="float">
            <text:p>6.6958185782</text:p>
          </table:table-cell>
          <table:table-cell table:formula="of:=POWER([.C2624]-6.75;2)" office:value-type="float" office:value="0.00293562646826952" calcext:value-type="float">
            <text:p>0.0029356265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6.63139" calcext:value-type="float">
            <text:p>6.63139</text:p>
          </table:table-cell>
          <table:table-cell office:value-type="float" office:value="6.6959665266" calcext:value-type="float">
            <text:p>6.6959665266</text:p>
          </table:table-cell>
          <table:table-cell table:formula="of:=POWER([.C2625]-6.75;2)" office:value-type="float" office:value="0.00291961624766847" calcext:value-type="float">
            <text:p>0.0029196162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6.622601" calcext:value-type="float">
            <text:p>6.622601</text:p>
          </table:table-cell>
          <table:table-cell office:value-type="float" office:value="6.6961387307" calcext:value-type="float">
            <text:p>6.6961387307</text:p>
          </table:table-cell>
          <table:table-cell table:formula="of:=POWER([.C2626]-6.75;2)" office:value-type="float" office:value="0.00290103633060717" calcext:value-type="float">
            <text:p>0.0029010363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6.61384" calcext:value-type="float">
            <text:p>6.61384</text:p>
          </table:table-cell>
          <table:table-cell office:value-type="float" office:value="6.6963353556" calcext:value-type="float">
            <text:p>6.6963353556</text:p>
          </table:table-cell>
          <table:table-cell table:formula="of:=POWER([.C2627]-6.75;2)" office:value-type="float" office:value="0.0028798940585784" calcext:value-type="float">
            <text:p>0.0028798941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6.605139" calcext:value-type="float">
            <text:p>6.605139</text:p>
          </table:table-cell>
          <table:table-cell office:value-type="float" office:value="6.6965565228" calcext:value-type="float">
            <text:p>6.6965565228</text:p>
          </table:table-cell>
          <table:table-cell table:formula="of:=POWER([.C2628]-6.75;2)" office:value-type="float" office:value="0.00285620525522693" calcext:value-type="float">
            <text:p>0.0028562053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6.596541" calcext:value-type="float">
            <text:p>6.596541</text:p>
          </table:table-cell>
          <table:table-cell office:value-type="float" office:value="6.6968022688" calcext:value-type="float">
            <text:p>6.6968022688</text:p>
          </table:table-cell>
          <table:table-cell table:formula="of:=POWER([.C2629]-6.75;2)" office:value-type="float" office:value="0.00282999860482746" calcext:value-type="float">
            <text:p>0.0028299986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6.588094" calcext:value-type="float">
            <text:p>6.588094</text:p>
          </table:table-cell>
          <table:table-cell office:value-type="float" office:value="6.6970725148" calcext:value-type="float">
            <text:p>6.6970725148</text:p>
          </table:table-cell>
          <table:table-cell table:formula="of:=POWER([.C2630]-6.75;2)" office:value-type="float" office:value="0.00280131868959618" calcext:value-type="float">
            <text:p>0.0028013187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.579851" calcext:value-type="float">
            <text:p>6.579851</text:p>
          </table:table-cell>
          <table:table-cell office:value-type="float" office:value="6.6973670514" calcext:value-type="float">
            <text:p>6.6973670514</text:p>
          </table:table-cell>
          <table:table-cell table:formula="of:=POWER([.C2631]-6.75;2)" office:value-type="float" office:value="0.00277022727833028" calcext:value-type="float">
            <text:p>0.0027702273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6.571862" calcext:value-type="float">
            <text:p>6.571862</text:p>
          </table:table-cell>
          <table:table-cell office:value-type="float" office:value="6.697685523" calcext:value-type="float">
            <text:p>6.697685523</text:p>
          </table:table-cell>
          <table:table-cell table:formula="of:=POWER([.C2632]-6.75;2)" office:value-type="float" office:value="0.00273680450378347" calcext:value-type="float">
            <text:p>0.0027368045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6.564179" calcext:value-type="float">
            <text:p>6.564179</text:p>
          </table:table-cell>
          <table:table-cell office:value-type="float" office:value="6.6980274348" calcext:value-type="float">
            <text:p>6.6980274348</text:p>
          </table:table-cell>
          <table:table-cell table:formula="of:=POWER([.C2633]-6.75;2)" office:value-type="float" office:value="0.00270114753346823" calcext:value-type="float">
            <text:p>0.0027011475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6.556845" calcext:value-type="float">
            <text:p>6.556845</text:p>
          </table:table-cell>
          <table:table-cell office:value-type="float" office:value="6.6983921444" calcext:value-type="float">
            <text:p>6.6983921444</text:p>
          </table:table-cell>
          <table:table-cell table:formula="of:=POWER([.C2634]-6.75;2)" office:value-type="float" office:value="0.00266337075963049" calcext:value-type="float">
            <text:p>0.0026633708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6.5499" calcext:value-type="float">
            <text:p>6.5499</text:p>
          </table:table-cell>
          <table:table-cell office:value-type="float" office:value="6.6987788852" calcext:value-type="float">
            <text:p>6.6987788852</text:p>
          </table:table-cell>
          <table:table-cell table:formula="of:=POWER([.C2635]-6.75;2)" office:value-type="float" office:value="0.00262360260135475" calcext:value-type="float">
            <text:p>0.0026236026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6.543378" calcext:value-type="float">
            <text:p>6.543378</text:p>
          </table:table-cell>
          <table:table-cell office:value-type="float" office:value="6.6991867726" calcext:value-type="float">
            <text:p>6.6991867726</text:p>
          </table:table-cell>
          <table:table-cell table:formula="of:=POWER([.C2636]-6.75;2)" office:value-type="float" office:value="0.0025819840788041" calcext:value-type="float">
            <text:p>0.0025819841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6.537301" calcext:value-type="float">
            <text:p>6.537301</text:p>
          </table:table-cell>
          <table:table-cell office:value-type="float" office:value="6.6996148187" calcext:value-type="float">
            <text:p>6.6996148187</text:p>
          </table:table-cell>
          <table:table-cell table:formula="of:=POWER([.C2637]-6.75;2)" office:value-type="float" office:value="0.00253866649463389" calcext:value-type="float">
            <text:p>0.0025386665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6.531687" calcext:value-type="float">
            <text:p>6.531687</text:p>
          </table:table-cell>
          <table:table-cell office:value-type="float" office:value="6.7000619642" calcext:value-type="float">
            <text:p>6.7000619642</text:p>
          </table:table-cell>
          <table:table-cell table:formula="of:=POWER([.C2638]-6.75;2)" office:value-type="float" office:value="0.00249380741956212" calcext:value-type="float">
            <text:p>0.0024938074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6.526542" calcext:value-type="float">
            <text:p>6.526542</text:p>
          </table:table-cell>
          <table:table-cell office:value-type="float" office:value="6.7005270884" calcext:value-type="float">
            <text:p>6.7005270884</text:p>
          </table:table-cell>
          <table:table-cell table:formula="of:=POWER([.C2639]-6.75;2)" office:value-type="float" office:value="0.00244756898218138" calcext:value-type="float">
            <text:p>0.002447569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6.521865" calcext:value-type="float">
            <text:p>6.521865</text:p>
          </table:table-cell>
          <table:table-cell office:value-type="float" office:value="6.7010090416" calcext:value-type="float">
            <text:p>6.7010090416</text:p>
          </table:table-cell>
          <table:table-cell table:formula="of:=POWER([.C2640]-6.75;2)" office:value-type="float" office:value="0.00240011400495054" calcext:value-type="float">
            <text:p>0.002400114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.517645" calcext:value-type="float">
            <text:p>6.517645</text:p>
          </table:table-cell>
          <table:table-cell office:value-type="float" office:value="6.7015066639" calcext:value-type="float">
            <text:p>6.7015066639</text:p>
          </table:table-cell>
          <table:table-cell table:formula="of:=POWER([.C2641]-6.75;2)" office:value-type="float" office:value="0.00235160364610756" calcext:value-type="float">
            <text:p>0.0023516036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6.513865" calcext:value-type="float">
            <text:p>6.513865</text:p>
          </table:table-cell>
          <table:table-cell office:value-type="float" office:value="6.7020188134" calcext:value-type="float">
            <text:p>6.7020188134</text:p>
          </table:table-cell>
          <table:table-cell table:formula="of:=POWER([.C2642]-6.75;2)" office:value-type="float" office:value="0.00230219426754397" calcext:value-type="float">
            <text:p>0.0023021943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6.510501" calcext:value-type="float">
            <text:p>6.510501</text:p>
          </table:table-cell>
          <table:table-cell office:value-type="float" office:value="6.7025443827" calcext:value-type="float">
            <text:p>6.7025443827</text:p>
          </table:table-cell>
          <table:table-cell table:formula="of:=POWER([.C2643]-6.75;2)" office:value-type="float" office:value="0.00225203561332404" calcext:value-type="float">
            <text:p>0.0022520356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6.507521" calcext:value-type="float">
            <text:p>6.507521</text:p>
          </table:table-cell>
          <table:table-cell office:value-type="float" office:value="6.7030823193" calcext:value-type="float">
            <text:p>6.7030823193</text:p>
          </table:table-cell>
          <table:table-cell table:formula="of:=POWER([.C2644]-6.75;2)" office:value-type="float" office:value="0.00220126876226715" calcext:value-type="float">
            <text:p>0.0022012688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6.504891" calcext:value-type="float">
            <text:p>6.504891</text:p>
          </table:table-cell>
          <table:table-cell office:value-type="float" office:value="6.7036316489" calcext:value-type="float">
            <text:p>6.7036316489</text:p>
          </table:table-cell>
          <table:table-cell table:formula="of:=POWER([.C2645]-6.75;2)" office:value-type="float" office:value="0.00215002398373286" calcext:value-type="float">
            <text:p>0.002150024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6.502572" calcext:value-type="float">
            <text:p>6.502572</text:p>
          </table:table-cell>
          <table:table-cell office:value-type="float" office:value="6.7041914817" calcext:value-type="float">
            <text:p>6.7041914817</text:p>
          </table:table-cell>
          <table:table-cell table:formula="of:=POWER([.C2646]-6.75;2)" office:value-type="float" office:value="0.00209842034884146" calcext:value-type="float">
            <text:p>0.0020984203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6.500525" calcext:value-type="float">
            <text:p>6.500525</text:p>
          </table:table-cell>
          <table:table-cell office:value-type="float" office:value="6.7047610282" calcext:value-type="float">
            <text:p>6.7047610282</text:p>
          </table:table-cell>
          <table:table-cell table:formula="of:=POWER([.C2647]-6.75;2)" office:value-type="float" office:value="0.00204656456952119" calcext:value-type="float">
            <text:p>0.0020465646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6.498708" calcext:value-type="float">
            <text:p>6.498708</text:p>
          </table:table-cell>
          <table:table-cell office:value-type="float" office:value="6.7053396006" calcext:value-type="float">
            <text:p>6.7053396006</text:p>
          </table:table-cell>
          <table:table-cell table:formula="of:=POWER([.C2648]-6.75;2)" office:value-type="float" office:value="0.00199455127456749" calcext:value-type="float">
            <text:p>0.0019945513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6.497084" calcext:value-type="float">
            <text:p>6.497084</text:p>
          </table:table-cell>
          <table:table-cell office:value-type="float" office:value="6.7059266222" calcext:value-type="float">
            <text:p>6.7059266222</text:p>
          </table:table-cell>
          <table:table-cell table:formula="of:=POWER([.C2649]-6.75;2)" office:value-type="float" office:value="0.00194246263070155" calcext:value-type="float">
            <text:p>0.0019424626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6.495614" calcext:value-type="float">
            <text:p>6.495614</text:p>
          </table:table-cell>
          <table:table-cell office:value-type="float" office:value="6.7065216154" calcext:value-type="float">
            <text:p>6.7065216154</text:p>
          </table:table-cell>
          <table:table-cell table:formula="of:=POWER([.C2650]-6.75;2)" office:value-type="float" office:value="0.00189036992742553" calcext:value-type="float">
            <text:p>0.0018903699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.494266" calcext:value-type="float">
            <text:p>6.494266</text:p>
          </table:table-cell>
          <table:table-cell office:value-type="float" office:value="6.7071242086" calcext:value-type="float">
            <text:p>6.7071242086</text:p>
          </table:table-cell>
          <table:table-cell table:formula="of:=POWER([.C2651]-6.75;2)" office:value-type="float" office:value="0.00183833348817633" calcext:value-type="float">
            <text:p>0.0018383335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6.493011" calcext:value-type="float">
            <text:p>6.493011</text:p>
          </table:table-cell>
          <table:table-cell office:value-type="float" office:value="6.7077341175" calcext:value-type="float">
            <text:p>6.7077341175</text:p>
          </table:table-cell>
          <table:table-cell table:formula="of:=POWER([.C2652]-6.75;2)" office:value-type="float" office:value="0.00178640482350378" calcext:value-type="float">
            <text:p>0.0017864048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6.491827" calcext:value-type="float">
            <text:p>6.491827</text:p>
          </table:table-cell>
          <table:table-cell office:value-type="float" office:value="6.7083511379" calcext:value-type="float">
            <text:p>6.7083511379</text:p>
          </table:table-cell>
          <table:table-cell table:formula="of:=POWER([.C2653]-6.75;2)" office:value-type="float" office:value="0.00173462771422479" calcext:value-type="float">
            <text:p>0.0017346277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6.490698" calcext:value-type="float">
            <text:p>6.490698</text:p>
          </table:table-cell>
          <table:table-cell office:value-type="float" office:value="6.7089751268" calcext:value-type="float">
            <text:p>6.7089751268</text:p>
          </table:table-cell>
          <table:table-cell table:formula="of:=POWER([.C2654]-6.75;2)" office:value-type="float" office:value="0.00168304022107604" calcext:value-type="float">
            <text:p>0.0016830402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6.489615" calcext:value-type="float">
            <text:p>6.489615</text:p>
          </table:table-cell>
          <table:table-cell office:value-type="float" office:value="6.7096059855" calcext:value-type="float">
            <text:p>6.7096059855</text:p>
          </table:table-cell>
          <table:table-cell table:formula="of:=POWER([.C2655]-6.75;2)" office:value-type="float" office:value="0.00163167640742624" calcext:value-type="float">
            <text:p>0.0016316764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6.488575" calcext:value-type="float">
            <text:p>6.488575</text:p>
          </table:table-cell>
          <table:table-cell office:value-type="float" office:value="6.7102436406" calcext:value-type="float">
            <text:p>6.7102436406</text:p>
          </table:table-cell>
          <table:table-cell table:formula="of:=POWER([.C2656]-6.75;2)" office:value-type="float" office:value="0.00158056811274198" calcext:value-type="float">
            <text:p>0.0015805681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6.487585" calcext:value-type="float">
            <text:p>6.487585</text:p>
          </table:table-cell>
          <table:table-cell office:value-type="float" office:value="6.7108880262" calcext:value-type="float">
            <text:p>6.7108880262</text:p>
          </table:table-cell>
          <table:table-cell table:formula="of:=POWER([.C2657]-6.75;2)" office:value-type="float" office:value="0.00152974649453188" calcext:value-type="float">
            <text:p>0.0015297465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6.486656" calcext:value-type="float">
            <text:p>6.486656</text:p>
          </table:table-cell>
          <table:table-cell office:value-type="float" office:value="6.7115390554" calcext:value-type="float">
            <text:p>6.7115390554</text:p>
          </table:table-cell>
          <table:table-cell table:formula="of:=POWER([.C2658]-6.75;2)" office:value-type="float" office:value="0.00147924425952425" calcext:value-type="float">
            <text:p>0.0014792443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6.485809" calcext:value-type="float">
            <text:p>6.485809</text:p>
          </table:table-cell>
          <table:table-cell office:value-type="float" office:value="6.7121966082" calcext:value-type="float">
            <text:p>6.7121966082</text:p>
          </table:table-cell>
          <table:table-cell table:formula="of:=POWER([.C2659]-6.75;2)" office:value-type="float" office:value="0.00142909643158429" calcext:value-type="float">
            <text:p>0.0014290964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6.485068" calcext:value-type="float">
            <text:p>6.485068</text:p>
          </table:table-cell>
          <table:table-cell office:value-type="float" office:value="6.7128605015" calcext:value-type="float">
            <text:p>6.7128605015</text:p>
          </table:table-cell>
          <table:table-cell table:formula="of:=POWER([.C2660]-6.75;2)" office:value-type="float" office:value="0.00137934234883152" calcext:value-type="float">
            <text:p>0.0013793423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.484464" calcext:value-type="float">
            <text:p>6.484464</text:p>
          </table:table-cell>
          <table:table-cell office:value-type="float" office:value="6.7135304794" calcext:value-type="float">
            <text:p>6.7135304794</text:p>
          </table:table-cell>
          <table:table-cell table:formula="of:=POWER([.C2661]-6.75;2)" office:value-type="float" office:value="0.00133002593279381" calcext:value-type="float">
            <text:p>0.0013300259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6.484031" calcext:value-type="float">
            <text:p>6.484031</text:p>
          </table:table-cell>
          <table:table-cell office:value-type="float" office:value="6.7142061917" calcext:value-type="float">
            <text:p>6.7142061917</text:p>
          </table:table-cell>
          <table:table-cell table:formula="of:=POWER([.C2662]-6.75;2)" office:value-type="float" office:value="0.00128119671261717" calcext:value-type="float">
            <text:p>0.0012811967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6.483807" calcext:value-type="float">
            <text:p>6.483807</text:p>
          </table:table-cell>
          <table:table-cell office:value-type="float" office:value="6.7148871834" calcext:value-type="float">
            <text:p>6.7148871834</text:p>
          </table:table-cell>
          <table:table-cell table:formula="of:=POWER([.C2663]-6.75;2)" office:value-type="float" office:value="0.00123290988958523" calcext:value-type="float">
            <text:p>0.0012329099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6.48383" calcext:value-type="float">
            <text:p>6.48383</text:p>
          </table:table-cell>
          <table:table-cell office:value-type="float" office:value="6.7155728813" calcext:value-type="float">
            <text:p>6.7155728813</text:p>
          </table:table-cell>
          <table:table-cell table:formula="of:=POWER([.C2664]-6.75;2)" office:value-type="float" office:value="0.00118522650198389" calcext:value-type="float">
            <text:p>0.0011852265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6.48414" calcext:value-type="float">
            <text:p>6.48414</text:p>
          </table:table-cell>
          <table:table-cell office:value-type="float" office:value="6.7162625923" calcext:value-type="float">
            <text:p>6.7162625923</text:p>
          </table:table-cell>
          <table:table-cell table:formula="of:=POWER([.C2665]-6.75;2)" office:value-type="float" office:value="0.00113821267831604" calcext:value-type="float">
            <text:p>0.0011382127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6.484775" calcext:value-type="float">
            <text:p>6.484775</text:p>
          </table:table-cell>
          <table:table-cell office:value-type="float" office:value="6.7169554955" calcext:value-type="float">
            <text:p>6.7169554955</text:p>
          </table:table-cell>
          <table:table-cell table:formula="of:=POWER([.C2666]-6.75;2)" office:value-type="float" office:value="0.00109193927765054" calcext:value-type="float">
            <text:p>0.0010919393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6.485772" calcext:value-type="float">
            <text:p>6.485772</text:p>
          </table:table-cell>
          <table:table-cell office:value-type="float" office:value="6.7176506467" calcext:value-type="float">
            <text:p>6.7176506467</text:p>
          </table:table-cell>
          <table:table-cell table:formula="of:=POWER([.C2667]-6.75;2)" office:value-type="float" office:value="0.00104648065892821" calcext:value-type="float">
            <text:p>0.0010464807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6.48716" calcext:value-type="float">
            <text:p>6.48716</text:p>
          </table:table-cell>
          <table:table-cell office:value-type="float" office:value="6.718346979" calcext:value-type="float">
            <text:p>6.718346979</text:p>
          </table:table-cell>
          <table:table-cell table:formula="of:=POWER([.C2668]-6.75;2)" office:value-type="float" office:value="0.00100191373842646" calcext:value-type="float">
            <text:p>0.0010019137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6.488969" calcext:value-type="float">
            <text:p>6.488969</text:p>
          </table:table-cell>
          <table:table-cell office:value-type="float" office:value="6.7190433253" calcext:value-type="float">
            <text:p>6.7190433253</text:p>
          </table:table-cell>
          <table:table-cell table:formula="of:=POWER([.C2669]-6.75;2)" office:value-type="float" office:value="0.000958315708481597" calcext:value-type="float">
            <text:p>0.0009583157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6.491217" calcext:value-type="float">
            <text:p>6.491217</text:p>
          </table:table-cell>
          <table:table-cell office:value-type="float" office:value="6.7197384139" calcext:value-type="float">
            <text:p>6.7197384139</text:p>
          </table:table-cell>
          <table:table-cell table:formula="of:=POWER([.C2670]-6.75;2)" office:value-type="float" office:value="0.000915763593287711" calcext:value-type="float">
            <text:p>0.0009157636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.493918" calcext:value-type="float">
            <text:p>6.493918</text:p>
          </table:table-cell>
          <table:table-cell office:value-type="float" office:value="6.720430903" calcext:value-type="float">
            <text:p>6.720430903</text:p>
          </table:table-cell>
          <table:table-cell table:formula="of:=POWER([.C2671]-6.75;2)" office:value-type="float" office:value="0.000874331497395382" calcext:value-type="float">
            <text:p>0.0008743315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6.497078" calcext:value-type="float">
            <text:p>6.497078</text:p>
          </table:table-cell>
          <table:table-cell office:value-type="float" office:value="6.7211193921" calcext:value-type="float">
            <text:p>6.7211193921</text:p>
          </table:table-cell>
          <table:table-cell table:formula="of:=POWER([.C2672]-6.75;2)" office:value-type="float" office:value="0.000834089512673524" calcext:value-type="float">
            <text:p>0.0008340895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6.500693" calcext:value-type="float">
            <text:p>6.500693</text:p>
          </table:table-cell>
          <table:table-cell office:value-type="float" office:value="6.7218024451" calcext:value-type="float">
            <text:p>6.7218024451</text:p>
          </table:table-cell>
          <table:table-cell table:formula="of:=POWER([.C2673]-6.75;2)" office:value-type="float" office:value="0.000795102102338525" calcext:value-type="float">
            <text:p>0.0007951021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6.504752" calcext:value-type="float">
            <text:p>6.504752</text:p>
          </table:table-cell>
          <table:table-cell office:value-type="float" office:value="6.7224786208" calcext:value-type="float">
            <text:p>6.7224786208</text:p>
          </table:table-cell>
          <table:table-cell table:formula="of:=POWER([.C2674]-6.75;2)" office:value-type="float" office:value="0.000757426313070167" calcext:value-type="float">
            <text:p>0.0007574263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6.509232" calcext:value-type="float">
            <text:p>6.509232</text:p>
          </table:table-cell>
          <table:table-cell office:value-type="float" office:value="6.7231464939" calcext:value-type="float">
            <text:p>6.7231464939</text:p>
          </table:table-cell>
          <table:table-cell table:formula="of:=POWER([.C2675]-6.75;2)" office:value-type="float" office:value="0.000721110789862745" calcext:value-type="float">
            <text:p>0.0007211108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6.514105" calcext:value-type="float">
            <text:p>6.514105</text:p>
          </table:table-cell>
          <table:table-cell office:value-type="float" office:value="6.7238046923" calcext:value-type="float">
            <text:p>6.7238046923</text:p>
          </table:table-cell>
          <table:table-cell table:formula="of:=POWER([.C2676]-6.75;2)" office:value-type="float" office:value="0.000686194145497685" calcext:value-type="float">
            <text:p>0.0006861941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6.519331" calcext:value-type="float">
            <text:p>6.519331</text:p>
          </table:table-cell>
          <table:table-cell office:value-type="float" office:value="6.7244519136" calcext:value-type="float">
            <text:p>6.7244519136</text:p>
          </table:table-cell>
          <table:table-cell table:formula="of:=POWER([.C2677]-6.75;2)" office:value-type="float" office:value="0.000652704718701851" calcext:value-type="float">
            <text:p>0.0006527047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6.524864" calcext:value-type="float">
            <text:p>6.524864</text:p>
          </table:table-cell>
          <table:table-cell office:value-type="float" office:value="6.7250869628" calcext:value-type="float">
            <text:p>6.7250869628</text:p>
          </table:table-cell>
          <table:table-cell table:formula="of:=POWER([.C2678]-6.75;2)" office:value-type="float" office:value="0.000620659422528592" calcext:value-type="float">
            <text:p>0.0006206594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6.53065" calcext:value-type="float">
            <text:p>6.53065</text:p>
          </table:table-cell>
          <table:table-cell office:value-type="float" office:value="6.7257087733" calcext:value-type="float">
            <text:p>6.7257087733</text:p>
          </table:table-cell>
          <table:table-cell table:formula="of:=POWER([.C2679]-6.75;2)" office:value-type="float" office:value="0.00059006369459079" calcext:value-type="float">
            <text:p>0.0005900637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6.536629" calcext:value-type="float">
            <text:p>6.536629</text:p>
          </table:table-cell>
          <table:table-cell office:value-type="float" office:value="6.726316433" calcext:value-type="float">
            <text:p>6.726316433</text:p>
          </table:table-cell>
          <table:table-cell table:formula="of:=POWER([.C2680]-6.75;2)" office:value-type="float" office:value="0.000560911345843487" calcext:value-type="float">
            <text:p>0.0005609113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.542737" calcext:value-type="float">
            <text:p>6.542737</text:p>
          </table:table-cell>
          <table:table-cell office:value-type="float" office:value="6.7269092063" calcext:value-type="float">
            <text:p>6.7269092063</text:p>
          </table:table-cell>
          <table:table-cell table:formula="of:=POWER([.C2681]-6.75;2)" office:value-type="float" office:value="0.000533184753695949" calcext:value-type="float">
            <text:p>0.0005331848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6.548904" calcext:value-type="float">
            <text:p>6.548904</text:p>
          </table:table-cell>
          <table:table-cell office:value-type="float" office:value="6.7274865486" calcext:value-type="float">
            <text:p>6.7274865486</text:p>
          </table:table-cell>
          <table:table-cell table:formula="of:=POWER([.C2682]-6.75;2)" office:value-type="float" office:value="0.000506855493940164" calcext:value-type="float">
            <text:p>0.0005068555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6.555059" calcext:value-type="float">
            <text:p>6.555059</text:p>
          </table:table-cell>
          <table:table-cell office:value-type="float" office:value="6.7280481289" calcext:value-type="float">
            <text:p>6.7280481289</text:p>
          </table:table-cell>
          <table:table-cell table:formula="of:=POWER([.C2683]-6.75;2)" office:value-type="float" office:value="0.000481884644791004" calcext:value-type="float">
            <text:p>0.0004818846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6.56113" calcext:value-type="float">
            <text:p>6.56113</text:p>
          </table:table-cell>
          <table:table-cell office:value-type="float" office:value="6.728593836" calcext:value-type="float">
            <text:p>6.728593836</text:p>
          </table:table-cell>
          <table:table-cell table:formula="of:=POWER([.C2684]-6.75;2)" office:value-type="float" office:value="0.000458223857194899" calcext:value-type="float">
            <text:p>0.0004582239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6.567046" calcext:value-type="float">
            <text:p>6.567046</text:p>
          </table:table-cell>
          <table:table-cell office:value-type="float" office:value="6.7291237848" calcext:value-type="float">
            <text:p>6.7291237848</text:p>
          </table:table-cell>
          <table:table-cell table:formula="of:=POWER([.C2685]-6.75;2)" office:value-type="float" office:value="0.00043581636107669" calcext:value-type="float">
            <text:p>0.0004358164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6.572738" calcext:value-type="float">
            <text:p>6.572738</text:p>
          </table:table-cell>
          <table:table-cell office:value-type="float" office:value="6.7296383175" calcext:value-type="float">
            <text:p>6.7296383175</text:p>
          </table:table-cell>
          <table:table-cell table:formula="of:=POWER([.C2686]-6.75;2)" office:value-type="float" office:value="0.000414598114230803" calcext:value-type="float">
            <text:p>0.0004145981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6.578138" calcext:value-type="float">
            <text:p>6.578138</text:p>
          </table:table-cell>
          <table:table-cell office:value-type="float" office:value="6.730138" calcext:value-type="float">
            <text:p>6.730138</text:p>
          </table:table-cell>
          <table:table-cell table:formula="of:=POWER([.C2687]-6.75;2)" office:value-type="float" office:value="0.000394499043999993" calcext:value-type="float">
            <text:p>0.000394499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6.583187" calcext:value-type="float">
            <text:p>6.583187</text:p>
          </table:table-cell>
          <table:table-cell office:value-type="float" office:value="6.730623623" calcext:value-type="float">
            <text:p>6.730623623</text:p>
          </table:table-cell>
          <table:table-cell table:formula="of:=POWER([.C2688]-6.75;2)" office:value-type="float" office:value="0.000375443985646144" calcext:value-type="float">
            <text:p>0.000375444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6.587828" calcext:value-type="float">
            <text:p>6.587828</text:p>
          </table:table-cell>
          <table:table-cell office:value-type="float" office:value="6.7310961763" calcext:value-type="float">
            <text:p>6.7310961763</text:p>
          </table:table-cell>
          <table:table-cell table:formula="of:=POWER([.C2689]-6.75;2)" office:value-type="float" office:value="0.000357354550480669" calcext:value-type="float">
            <text:p>0.0003573546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6.592013" calcext:value-type="float">
            <text:p>6.592013</text:p>
          </table:table-cell>
          <table:table-cell office:value-type="float" office:value="6.7315568457" calcext:value-type="float">
            <text:p>6.7315568457</text:p>
          </table:table-cell>
          <table:table-cell table:formula="of:=POWER([.C2690]-6.75;2)" office:value-type="float" office:value="0.000340149940533604" calcext:value-type="float">
            <text:p>0.0003401499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.595702" calcext:value-type="float">
            <text:p>6.595702</text:p>
          </table:table-cell>
          <table:table-cell office:value-type="float" office:value="6.7320069871" calcext:value-type="float">
            <text:p>6.7320069871</text:p>
          </table:table-cell>
          <table:table-cell table:formula="of:=POWER([.C2691]-6.75;2)" office:value-type="float" office:value="0.000323748513219562" calcext:value-type="float">
            <text:p>0.0003237485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6.598865" calcext:value-type="float">
            <text:p>6.598865</text:p>
          </table:table-cell>
          <table:table-cell office:value-type="float" office:value="6.7324481036" calcext:value-type="float">
            <text:p>6.7324481036</text:p>
          </table:table-cell>
          <table:table-cell table:formula="of:=POWER([.C2692]-6.75;2)" office:value-type="float" office:value="0.000308069067236321" calcext:value-type="float">
            <text:p>0.0003080691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6.601478" calcext:value-type="float">
            <text:p>6.601478</text:p>
          </table:table-cell>
          <table:table-cell office:value-type="float" office:value="6.7328818149" calcext:value-type="float">
            <text:p>6.7328818149</text:p>
          </table:table-cell>
          <table:table-cell table:formula="of:=POWER([.C2693]-6.75;2)" office:value-type="float" office:value="0.000293032261117868" calcext:value-type="float">
            <text:p>0.0002930323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6.60353" calcext:value-type="float">
            <text:p>6.60353</text:p>
          </table:table-cell>
          <table:table-cell office:value-type="float" office:value="6.7333098404" calcext:value-type="float">
            <text:p>6.7333098404</text:p>
          </table:table-cell>
          <table:table-cell table:formula="of:=POWER([.C2694]-6.75;2)" office:value-type="float" office:value="0.000278561427473457" calcext:value-type="float">
            <text:p>0.0002785614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6.60502" calcext:value-type="float">
            <text:p>6.60502</text:p>
          </table:table-cell>
          <table:table-cell office:value-type="float" office:value="6.7337339575" calcext:value-type="float">
            <text:p>6.7337339575</text:p>
          </table:table-cell>
          <table:table-cell table:formula="of:=POWER([.C2695]-6.75;2)" office:value-type="float" office:value="0.000264584138611802" calcext:value-type="float">
            <text:p>0.0002645841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6.605955" calcext:value-type="float">
            <text:p>6.605955</text:p>
          </table:table-cell>
          <table:table-cell office:value-type="float" office:value="6.7341559705" calcext:value-type="float">
            <text:p>6.7341559705</text:p>
          </table:table-cell>
          <table:table-cell table:formula="of:=POWER([.C2696]-6.75;2)" office:value-type="float" office:value="0.000251033270796876" calcext:value-type="float">
            <text:p>0.0002510333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6.606354" calcext:value-type="float">
            <text:p>6.606354</text:p>
          </table:table-cell>
          <table:table-cell office:value-type="float" office:value="6.7345776842" calcext:value-type="float">
            <text:p>6.7345776842</text:p>
          </table:table-cell>
          <table:table-cell table:formula="of:=POWER([.C2697]-6.75;2)" office:value-type="float" office:value="0.000237847824634943" calcext:value-type="float">
            <text:p>0.0002378478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6.606244" calcext:value-type="float">
            <text:p>6.606244</text:p>
          </table:table-cell>
          <table:table-cell office:value-type="float" office:value="6.7350008647" calcext:value-type="float">
            <text:p>6.7350008647</text:p>
          </table:table-cell>
          <table:table-cell table:formula="of:=POWER([.C2698]-6.75;2)" office:value-type="float" office:value="0.000224974059747708" calcext:value-type="float">
            <text:p>0.0002249741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6.605662" calcext:value-type="float">
            <text:p>6.605662</text:p>
          </table:table-cell>
          <table:table-cell office:value-type="float" office:value="6.7354272119" calcext:value-type="float">
            <text:p>6.7354272119</text:p>
          </table:table-cell>
          <table:table-cell table:formula="of:=POWER([.C2699]-6.75;2)" office:value-type="float" office:value="0.000212366153007494" calcext:value-type="float">
            <text:p>0.0002123662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6.604652" calcext:value-type="float">
            <text:p>6.604652</text:p>
          </table:table-cell>
          <table:table-cell office:value-type="float" office:value="6.7358583256" calcext:value-type="float">
            <text:p>6.7358583256</text:p>
          </table:table-cell>
          <table:table-cell table:formula="of:=POWER([.C2700]-6.75;2)" office:value-type="float" office:value="0.000199986954835622" calcext:value-type="float">
            <text:p>0.000199987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.603266" calcext:value-type="float">
            <text:p>6.603266</text:p>
          </table:table-cell>
          <table:table-cell office:value-type="float" office:value="6.73629568" calcext:value-type="float">
            <text:p>6.73629568</text:p>
          </table:table-cell>
          <table:table-cell table:formula="of:=POWER([.C2701]-6.75;2)" office:value-type="float" office:value="0.000187808386662412" calcext:value-type="float">
            <text:p>0.0001878084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6.601564" calcext:value-type="float">
            <text:p>6.601564</text:p>
          </table:table-cell>
          <table:table-cell office:value-type="float" office:value="6.7367405953" calcext:value-type="float">
            <text:p>6.7367405953</text:p>
          </table:table-cell>
          <table:table-cell table:formula="of:=POWER([.C2702]-6.75;2)" office:value-type="float" office:value="0.00017581181299839" calcext:value-type="float">
            <text:p>0.0001758118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6.599608" calcext:value-type="float">
            <text:p>6.599608</text:p>
          </table:table-cell>
          <table:table-cell office:value-type="float" office:value="6.7371942081" calcext:value-type="float">
            <text:p>6.7371942081</text:p>
          </table:table-cell>
          <table:table-cell table:formula="of:=POWER([.C2703]-6.75;2)" office:value-type="float" office:value="0.000163988306186105" calcext:value-type="float">
            <text:p>0.0001639883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6.597465" calcext:value-type="float">
            <text:p>6.597465</text:p>
          </table:table-cell>
          <table:table-cell office:value-type="float" office:value="6.7376574613" calcext:value-type="float">
            <text:p>6.7376574613</text:p>
          </table:table-cell>
          <table:table-cell table:formula="of:=POWER([.C2704]-6.75;2)" office:value-type="float" office:value="0.000152338261561009" calcext:value-type="float">
            <text:p>0.0001523383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6.595208" calcext:value-type="float">
            <text:p>6.595208</text:p>
          </table:table-cell>
          <table:table-cell office:value-type="float" office:value="6.7381310845" calcext:value-type="float">
            <text:p>6.7381310845</text:p>
          </table:table-cell>
          <table:table-cell table:formula="of:=POWER([.C2705]-6.75;2)" office:value-type="float" office:value="0.000140871155146141" calcext:value-type="float">
            <text:p>0.0001408712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6.592905" calcext:value-type="float">
            <text:p>6.592905</text:p>
          </table:table-cell>
          <table:table-cell office:value-type="float" office:value="6.7386155695" calcext:value-type="float">
            <text:p>6.7386155695</text:p>
          </table:table-cell>
          <table:table-cell table:formula="of:=POWER([.C2706]-6.75;2)" office:value-type="float" office:value="0.000129605257809324" calcext:value-type="float">
            <text:p>0.0001296053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6.590631" calcext:value-type="float">
            <text:p>6.590631</text:p>
          </table:table-cell>
          <table:table-cell office:value-type="float" office:value="6.7391111837" calcext:value-type="float">
            <text:p>6.7391111837</text:p>
          </table:table-cell>
          <table:table-cell table:formula="of:=POWER([.C2707]-6.75;2)" office:value-type="float" office:value="0.000118566320415137" calcext:value-type="float">
            <text:p>0.0001185663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6.588454" calcext:value-type="float">
            <text:p>6.588454</text:p>
          </table:table-cell>
          <table:table-cell office:value-type="float" office:value="6.739617942" calcext:value-type="float">
            <text:p>6.739617942</text:p>
          </table:table-cell>
          <table:table-cell table:formula="of:=POWER([.C2708]-6.75;2)" office:value-type="float" office:value="0.000107787128315369" calcext:value-type="float">
            <text:p>0.0001077871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6.586444" calcext:value-type="float">
            <text:p>6.586444</text:p>
          </table:table-cell>
          <table:table-cell office:value-type="float" office:value="6.7401356267" calcext:value-type="float">
            <text:p>6.7401356267</text:p>
          </table:table-cell>
          <table:table-cell table:formula="of:=POWER([.C2709]-6.75;2)" office:value-type="float" office:value="0.0000973058606017552" calcext:value-type="float">
            <text:p>9.73058606017552E-005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6.584665" calcext:value-type="float">
            <text:p>6.584665</text:p>
          </table:table-cell>
          <table:table-cell office:value-type="float" office:value="6.7406637766" calcext:value-type="float">
            <text:p>6.7406637766</text:p>
          </table:table-cell>
          <table:table-cell table:formula="of:=POWER([.C2710]-6.75;2)" office:value-type="float" office:value="0.0000871650673747088" calcext:value-type="float">
            <text:p>8.71650673747088E-005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.583175" calcext:value-type="float">
            <text:p>6.583175</text:p>
          </table:table-cell>
          <table:table-cell office:value-type="float" office:value="6.7412017034" calcext:value-type="float">
            <text:p>6.7412017034</text:p>
          </table:table-cell>
          <table:table-cell table:formula="of:=POWER([.C2711]-6.75;2)" office:value-type="float" office:value="0.0000774100230615751" calcext:value-type="float">
            <text:p>0.00007741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6.582031" calcext:value-type="float">
            <text:p>6.582031</text:p>
          </table:table-cell>
          <table:table-cell office:value-type="float" office:value="6.7417485087" calcext:value-type="float">
            <text:p>6.7417485087</text:p>
          </table:table-cell>
          <table:table-cell table:formula="of:=POWER([.C2712]-6.75;2)" office:value-type="float" office:value="0.0000680871086739798" calcext:value-type="float">
            <text:p>6.80871086739798E-005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6.581279" calcext:value-type="float">
            <text:p>6.581279</text:p>
          </table:table-cell>
          <table:table-cell office:value-type="float" office:value="6.7423030833" calcext:value-type="float">
            <text:p>6.7423030833</text:p>
          </table:table-cell>
          <table:table-cell table:formula="of:=POWER([.C2713]-6.75;2)" office:value-type="float" office:value="0.0000592425266867329" calcext:value-type="float">
            <text:p>5.92425266867329E-005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6.580959" calcext:value-type="float">
            <text:p>6.580959</text:p>
          </table:table-cell>
          <table:table-cell office:value-type="float" office:value="6.7428641429" calcext:value-type="float">
            <text:p>6.7428641429</text:p>
          </table:table-cell>
          <table:table-cell table:formula="of:=POWER([.C2714]-6.75;2)" office:value-type="float" office:value="0.0000509204565516169" calcext:value-type="float">
            <text:p>5.09204565516169E-005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6.581105" calcext:value-type="float">
            <text:p>6.581105</text:p>
          </table:table-cell>
          <table:table-cell office:value-type="float" office:value="6.7434302448" calcext:value-type="float">
            <text:p>6.7434302448</text:p>
          </table:table-cell>
          <table:table-cell table:formula="of:=POWER([.C2715]-6.75;2)" office:value-type="float" office:value="0.0000431616833879289" calcext:value-type="float">
            <text:p>4.31616833879289E-005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6.581741" calcext:value-type="float">
            <text:p>6.581741</text:p>
          </table:table-cell>
          <table:table-cell office:value-type="float" office:value="6.743999807" calcext:value-type="float">
            <text:p>6.743999807</text:p>
          </table:table-cell>
          <table:table-cell table:formula="of:=POWER([.C2716]-6.75;2)" office:value-type="float" office:value="0.0000360023160372515" calcext:value-type="float">
            <text:p>3.60023160372515E-005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6.582884" calcext:value-type="float">
            <text:p>6.582884</text:p>
          </table:table-cell>
          <table:table-cell office:value-type="float" office:value="6.7445711408" calcext:value-type="float">
            <text:p>6.7445711408</text:p>
          </table:table-cell>
          <table:table-cell table:formula="of:=POWER([.C2717]-6.75;2)" office:value-type="float" office:value="0.0000294725122134273" calcext:value-type="float">
            <text:p>2.94725122134273E-005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6.584541" calcext:value-type="float">
            <text:p>6.584541</text:p>
          </table:table-cell>
          <table:table-cell office:value-type="float" office:value="6.7451424735" calcext:value-type="float">
            <text:p>6.7451424735</text:p>
          </table:table-cell>
          <table:table-cell table:formula="of:=POWER([.C2718]-6.75;2)" office:value-type="float" office:value="0.0000235955636982059" calcext:value-type="float">
            <text:p>2.35955636982059E-005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6.586713" calcext:value-type="float">
            <text:p>6.586713</text:p>
          </table:table-cell>
          <table:table-cell office:value-type="float" office:value="6.7457119823" calcext:value-type="float">
            <text:p>6.7457119823</text:p>
          </table:table-cell>
          <table:table-cell table:formula="of:=POWER([.C2719]-6.75;2)" office:value-type="float" office:value="0.0000183870957955169" calcext:value-type="float">
            <text:p>1.83870957955169E-005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6.589392" calcext:value-type="float">
            <text:p>6.589392</text:p>
          </table:table-cell>
          <table:table-cell office:value-type="float" office:value="6.7462778149" calcext:value-type="float">
            <text:p>6.7462778149</text:p>
          </table:table-cell>
          <table:table-cell table:formula="of:=POWER([.C2720]-6.75;2)" office:value-type="float" office:value="0.000013854661918662" calcext:value-type="float">
            <text:p>1.3854661918662E-005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.592561" calcext:value-type="float">
            <text:p>6.592561</text:p>
          </table:table-cell>
          <table:table-cell office:value-type="float" office:value="6.7468381214" calcext:value-type="float">
            <text:p>6.7468381214</text:p>
          </table:table-cell>
          <table:table-cell table:formula="of:=POWER([.C2721]-6.75;2)" office:value-type="float" office:value="0.00000999747628113972" calcext:value-type="float">
            <text:p>9.99747628113972E-006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6.5962" calcext:value-type="float">
            <text:p>6.5962</text:p>
          </table:table-cell>
          <table:table-cell office:value-type="float" office:value="6.747391086" calcext:value-type="float">
            <text:p>6.747391086</text:p>
          </table:table-cell>
          <table:table-cell table:formula="of:=POWER([.C2722]-6.75;2)" office:value-type="float" office:value="0.00000680643225939407" calcext:value-type="float">
            <text:p>6.80643225939407E-006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6.600278" calcext:value-type="float">
            <text:p>6.600278</text:p>
          </table:table-cell>
          <table:table-cell office:value-type="float" office:value="6.7479349388" calcext:value-type="float">
            <text:p>6.7479349388</text:p>
          </table:table-cell>
          <table:table-cell table:formula="of:=POWER([.C2723]-6.75;2)" office:value-type="float" office:value="0.00000426447775974428" calcext:value-type="float">
            <text:p>4.26447775974428E-006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6.604762" calcext:value-type="float">
            <text:p>6.604762</text:p>
          </table:table-cell>
          <table:table-cell office:value-type="float" office:value="6.7484679964" calcext:value-type="float">
            <text:p>6.7484679964</text:p>
          </table:table-cell>
          <table:table-cell table:formula="of:=POWER([.C2724]-6.75;2)" office:value-type="float" office:value="0.00000234703503041142" calcext:value-type="float">
            <text:p>0.000002347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6.609614" calcext:value-type="float">
            <text:p>6.609614</text:p>
          </table:table-cell>
          <table:table-cell office:value-type="float" office:value="6.7489886703" calcext:value-type="float">
            <text:p>6.7489886703</text:p>
          </table:table-cell>
          <table:table-cell table:formula="of:=POWER([.C2725]-6.75;2)" office:value-type="float" office:value="0.00000102278776210177" calcext:value-type="float">
            <text:p>1.02278776210177E-006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6.614789" calcext:value-type="float">
            <text:p>6.614789</text:p>
          </table:table-cell>
          <table:table-cell office:value-type="float" office:value="6.7494954873" calcext:value-type="float">
            <text:p>6.7494954873</text:p>
          </table:table-cell>
          <table:table-cell table:formula="of:=POWER([.C2726]-6.75;2)" office:value-type="float" office:value="0.000000254533064461361" calcext:value-type="float">
            <text:p>2.54533064461361E-007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6.620244" calcext:value-type="float">
            <text:p>6.620244</text:p>
          </table:table-cell>
          <table:table-cell office:value-type="float" office:value="6.7499871168" calcext:value-type="float">
            <text:p>6.7499871168</text:p>
          </table:table-cell>
          <table:table-cell table:formula="of:=POWER([.C2727]-6.75;2)" office:value-type="float" office:value="0.000000000165976842243778" calcext:value-type="float">
            <text:p>1.65976842243778E-010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6.62593" calcext:value-type="float">
            <text:p>6.62593</text:p>
          </table:table-cell>
          <table:table-cell office:value-type="float" office:value="6.7504623663" calcext:value-type="float">
            <text:p>6.7504623663</text:p>
          </table:table-cell>
          <table:table-cell table:formula="of:=POWER([.C2728]-6.75;2)" office:value-type="float" office:value="0.000000213782595375551" calcext:value-type="float">
            <text:p>2.13782595375551E-007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6.631799" calcext:value-type="float">
            <text:p>6.631799</text:p>
          </table:table-cell>
          <table:table-cell office:value-type="float" office:value="6.7509202059" calcext:value-type="float">
            <text:p>6.7509202059</text:p>
          </table:table-cell>
          <table:table-cell table:formula="of:=POWER([.C2729]-6.75;2)" office:value-type="float" office:value="0.000000846778898394756" calcext:value-type="float">
            <text:p>8.46778898394756E-007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6.637802" calcext:value-type="float">
            <text:p>6.637802</text:p>
          </table:table-cell>
          <table:table-cell office:value-type="float" office:value="6.7513597675" calcext:value-type="float">
            <text:p>6.7513597675</text:p>
          </table:table-cell>
          <table:table-cell table:formula="of:=POWER([.C2730]-6.75;2)" office:value-type="float" office:value="0.00000184896765405715" calcext:value-type="float">
            <text:p>0.000001849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.64389" calcext:value-type="float">
            <text:p>6.64389</text:p>
          </table:table-cell>
          <table:table-cell office:value-type="float" office:value="6.7517803519" calcext:value-type="float">
            <text:p>6.7517803519</text:p>
          </table:table-cell>
          <table:table-cell table:formula="of:=POWER([.C2731]-6.75;2)" office:value-type="float" office:value="0.00000316965288783333" calcext:value-type="float">
            <text:p>3.16965288783333E-006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6.650018" calcext:value-type="float">
            <text:p>6.650018</text:p>
          </table:table-cell>
          <table:table-cell office:value-type="float" office:value="6.7521814312" calcext:value-type="float">
            <text:p>6.7521814312</text:p>
          </table:table-cell>
          <table:table-cell table:formula="of:=POWER([.C2732]-6.75;2)" office:value-type="float" office:value="0.00000475864208033502" calcext:value-type="float">
            <text:p>4.75864208033502E-006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6.656141" calcext:value-type="float">
            <text:p>6.656141</text:p>
          </table:table-cell>
          <table:table-cell office:value-type="float" office:value="6.7525626381" calcext:value-type="float">
            <text:p>6.7525626381</text:p>
          </table:table-cell>
          <table:table-cell table:formula="of:=POWER([.C2733]-6.75;2)" office:value-type="float" office:value="0.00000656711403156998" calcext:value-type="float">
            <text:p>6.56711403156998E-006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6.662217" calcext:value-type="float">
            <text:p>6.662217</text:p>
          </table:table-cell>
          <table:table-cell office:value-type="float" office:value="6.7529237678" calcext:value-type="float">
            <text:p>6.7529237678</text:p>
          </table:table-cell>
          <table:table-cell table:formula="of:=POWER([.C2734]-6.75;2)" office:value-type="float" office:value="0.00000854841814831963" calcext:value-type="float">
            <text:p>8.54841814831963E-006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6.668206" calcext:value-type="float">
            <text:p>6.668206</text:p>
          </table:table-cell>
          <table:table-cell office:value-type="float" office:value="6.7532647707" calcext:value-type="float">
            <text:p>6.7532647707</text:p>
          </table:table-cell>
          <table:table-cell table:formula="of:=POWER([.C2735]-6.75;2)" office:value-type="float" office:value="0.0000106587277235754" calcext:value-type="float">
            <text:p>1.06587277235754E-005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6.674075" calcext:value-type="float">
            <text:p>6.674075</text:p>
          </table:table-cell>
          <table:table-cell office:value-type="float" office:value="6.7535857472" calcext:value-type="float">
            <text:p>6.7535857472</text:p>
          </table:table-cell>
          <table:table-cell table:formula="of:=POWER([.C2736]-6.75;2)" office:value-type="float" office:value="0.0000128575829823066" calcext:value-type="float">
            <text:p>1.28575829823066E-005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6.679792" calcext:value-type="float">
            <text:p>6.679792</text:p>
          </table:table-cell>
          <table:table-cell office:value-type="float" office:value="6.7538869242" calcext:value-type="float">
            <text:p>6.7538869242</text:p>
          </table:table-cell>
          <table:table-cell table:formula="of:=POWER([.C2737]-6.75;2)" office:value-type="float" office:value="0.0000151081797365433" calcext:value-type="float">
            <text:p>1.51081797365433E-005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6.685331" calcext:value-type="float">
            <text:p>6.685331</text:p>
          </table:table-cell>
          <table:table-cell office:value-type="float" office:value="6.754168654" calcext:value-type="float">
            <text:p>6.754168654</text:p>
          </table:table-cell>
          <table:table-cell table:formula="of:=POWER([.C2738]-6.75;2)" office:value-type="float" office:value="0.000017377676171715" calcext:value-type="float">
            <text:p>1.7377676171715E-005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6.690669" calcext:value-type="float">
            <text:p>6.690669</text:p>
          </table:table-cell>
          <table:table-cell office:value-type="float" office:value="6.7544313931" calcext:value-type="float">
            <text:p>6.7544313931</text:p>
          </table:table-cell>
          <table:table-cell table:formula="of:=POWER([.C2739]-6.75;2)" office:value-type="float" office:value="0.0000196372448067272" calcext:value-type="float">
            <text:p>1.96372448067272E-005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6.695788" calcext:value-type="float">
            <text:p>6.695788</text:p>
          </table:table-cell>
          <table:table-cell office:value-type="float" office:value="6.7546756935" calcext:value-type="float">
            <text:p>6.7546756935</text:p>
          </table:table-cell>
          <table:table-cell table:formula="of:=POWER([.C2740]-6.75;2)" office:value-type="float" office:value="0.000021862109705945" calcext:value-type="float">
            <text:p>2.1862109705945E-005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.700674" calcext:value-type="float">
            <text:p>6.700674</text:p>
          </table:table-cell>
          <table:table-cell office:value-type="float" office:value="6.7549021846" calcext:value-type="float">
            <text:p>6.7549021846</text:p>
          </table:table-cell>
          <table:table-cell table:formula="of:=POWER([.C2741]-6.75;2)" office:value-type="float" office:value="0.0000240314138524741" calcext:value-type="float">
            <text:p>2.40314138524741E-005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6.705318" calcext:value-type="float">
            <text:p>6.705318</text:p>
          </table:table-cell>
          <table:table-cell office:value-type="float" office:value="6.7551115598" calcext:value-type="float">
            <text:p>6.7551115598</text:p>
          </table:table-cell>
          <table:table-cell table:formula="of:=POWER([.C2742]-6.75;2)" office:value-type="float" office:value="0.0000261280435889715" calcext:value-type="float">
            <text:p>0.000026128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6.709713" calcext:value-type="float">
            <text:p>6.709713</text:p>
          </table:table-cell>
          <table:table-cell office:value-type="float" office:value="6.7553045581" calcext:value-type="float">
            <text:p>6.7553045581</text:p>
          </table:table-cell>
          <table:table-cell table:formula="of:=POWER([.C2743]-6.75;2)" office:value-type="float" office:value="0.0000281383366362729" calcext:value-type="float">
            <text:p>2.81383366362729E-005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6.713859" calcext:value-type="float">
            <text:p>6.713859</text:p>
          </table:table-cell>
          <table:table-cell office:value-type="float" office:value="6.7554819572" calcext:value-type="float">
            <text:p>6.7554819572</text:p>
          </table:table-cell>
          <table:table-cell table:formula="of:=POWER([.C2744]-6.75;2)" office:value-type="float" office:value="0.0000300518547426294" calcext:value-type="float">
            <text:p>3.00518547426294E-005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6.717756" calcext:value-type="float">
            <text:p>6.717756</text:p>
          </table:table-cell>
          <table:table-cell office:value-type="float" office:value="6.7556445469" calcext:value-type="float">
            <text:p>6.7556445469</text:p>
          </table:table-cell>
          <table:table-cell table:formula="of:=POWER([.C2745]-6.75;2)" office:value-type="float" office:value="0.0000318609097063014" calcext:value-type="float">
            <text:p>3.18609097063014E-005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6.721409" calcext:value-type="float">
            <text:p>6.721409</text:p>
          </table:table-cell>
          <table:table-cell office:value-type="float" office:value="6.7557931294" calcext:value-type="float">
            <text:p>6.7557931294</text:p>
          </table:table-cell>
          <table:table-cell table:formula="of:=POWER([.C2746]-6.75;2)" office:value-type="float" office:value="0.0000335603482451416" calcext:value-type="float">
            <text:p>3.35603482451416E-005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6.724825" calcext:value-type="float">
            <text:p>6.724825</text:p>
          </table:table-cell>
          <table:table-cell office:value-type="float" office:value="6.7559285" calcext:value-type="float">
            <text:p>6.7559285</text:p>
          </table:table-cell>
          <table:table-cell table:formula="of:=POWER([.C2747]-6.75;2)" office:value-type="float" office:value="0.0000351471122499948" calcext:value-type="float">
            <text:p>3.51471122499948E-005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6.728013" calcext:value-type="float">
            <text:p>6.728013</text:p>
          </table:table-cell>
          <table:table-cell office:value-type="float" office:value="6.7560514387" calcext:value-type="float">
            <text:p>6.7560514387</text:p>
          </table:table-cell>
          <table:table-cell table:formula="of:=POWER([.C2748]-6.75;2)" office:value-type="float" office:value="0.0000366199103398593" calcext:value-type="float">
            <text:p>3.66199103398593E-005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6.730983" calcext:value-type="float">
            <text:p>6.730983</text:p>
          </table:table-cell>
          <table:table-cell office:value-type="float" office:value="6.7561627024" calcext:value-type="float">
            <text:p>6.7561627024</text:p>
          </table:table-cell>
          <table:table-cell table:formula="of:=POWER([.C2749]-6.75;2)" office:value-type="float" office:value="0.0000379789008709678" calcext:value-type="float">
            <text:p>3.79789008709678E-005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6.73375" calcext:value-type="float">
            <text:p>6.73375</text:p>
          </table:table-cell>
          <table:table-cell office:value-type="float" office:value="6.7562630199" calcext:value-type="float">
            <text:p>6.7562630199</text:p>
          </table:table-cell>
          <table:table-cell table:formula="of:=POWER([.C2750]-6.75;2)" office:value-type="float" office:value="0.0000392254182678016" calcext:value-type="float">
            <text:p>3.92254182678016E-005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.736325" calcext:value-type="float">
            <text:p>6.736325</text:p>
          </table:table-cell>
          <table:table-cell office:value-type="float" office:value="6.756353072" calcext:value-type="float">
            <text:p>6.756353072</text:p>
          </table:table-cell>
          <table:table-cell table:formula="of:=POWER([.C2751]-6.75;2)" office:value-type="float" office:value="0.0000403615238371786" calcext:value-type="float">
            <text:p>4.03615238371786E-005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6.738724" calcext:value-type="float">
            <text:p>6.738724</text:p>
          </table:table-cell>
          <table:table-cell office:value-type="float" office:value="6.756433506" calcext:value-type="float">
            <text:p>6.756433506</text:p>
          </table:table-cell>
          <table:table-cell table:formula="of:=POWER([.C2752]-6.75;2)" office:value-type="float" office:value="0.0000413899994520421" calcext:value-type="float">
            <text:p>0.00004139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6.740961" calcext:value-type="float">
            <text:p>6.740961</text:p>
          </table:table-cell>
          <table:table-cell office:value-type="float" office:value="6.7565049153" calcext:value-type="float">
            <text:p>6.7565049153</text:p>
          </table:table-cell>
          <table:table-cell table:formula="of:=POWER([.C2753]-6.75;2)" office:value-type="float" office:value="0.0000423139230601722" calcext:value-type="float">
            <text:p>4.23139230601722E-005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6.743051" calcext:value-type="float">
            <text:p>6.743051</text:p>
          </table:table-cell>
          <table:table-cell office:value-type="float" office:value="6.7565678462" calcext:value-type="float">
            <text:p>6.7565678462</text:p>
          </table:table-cell>
          <table:table-cell table:formula="of:=POWER([.C2754]-6.75;2)" office:value-type="float" office:value="0.0000431366037068581" calcext:value-type="float">
            <text:p>4.31366037068581E-005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6.745008" calcext:value-type="float">
            <text:p>6.745008</text:p>
          </table:table-cell>
          <table:table-cell office:value-type="float" office:value="6.7566227927" calcext:value-type="float">
            <text:p>6.7566227927</text:p>
          </table:table-cell>
          <table:table-cell table:formula="of:=POWER([.C2755]-6.75;2)" office:value-type="float" office:value="0.0000438613831471732" calcext:value-type="float">
            <text:p>4.38613831471732E-005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6.746848" calcext:value-type="float">
            <text:p>6.746848</text:p>
          </table:table-cell>
          <table:table-cell office:value-type="float" office:value="6.7566702" calcext:value-type="float">
            <text:p>6.7566702</text:p>
          </table:table-cell>
          <table:table-cell table:formula="of:=POWER([.C2756]-6.75;2)" office:value-type="float" office:value="0.0000444915680400039" calcext:value-type="float">
            <text:p>4.44915680400039E-005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6.748584" calcext:value-type="float">
            <text:p>6.748584</text:p>
          </table:table-cell>
          <table:table-cell office:value-type="float" office:value="6.7567104549" calcext:value-type="float">
            <text:p>6.7567104549</text:p>
          </table:table-cell>
          <table:table-cell table:formula="of:=POWER([.C2757]-6.75;2)" office:value-type="float" office:value="0.0000450302049649384" calcext:value-type="float">
            <text:p>4.50302049649384E-005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6.750229" calcext:value-type="float">
            <text:p>6.750229</text:p>
          </table:table-cell>
          <table:table-cell office:value-type="float" office:value="6.7567438971" calcext:value-type="float">
            <text:p>6.7567438971</text:p>
          </table:table-cell>
          <table:table-cell table:formula="of:=POWER([.C2758]-6.75;2)" office:value-type="float" office:value="0.0000454801480953855" calcext:value-type="float">
            <text:p>4.54801480953855E-005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6.751797" calcext:value-type="float">
            <text:p>6.751797</text:p>
          </table:table-cell>
          <table:table-cell office:value-type="float" office:value="6.7567708182" calcext:value-type="float">
            <text:p>6.7567708182</text:p>
          </table:table-cell>
          <table:table-cell table:formula="of:=POWER([.C2759]-6.75;2)" office:value-type="float" office:value="0.0000458439790974471" calcext:value-type="float">
            <text:p>0.000045844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6.753299" calcext:value-type="float">
            <text:p>6.753299</text:p>
          </table:table-cell>
          <table:table-cell office:value-type="float" office:value="6.7567914564" calcext:value-type="float">
            <text:p>6.7567914564</text:p>
          </table:table-cell>
          <table:table-cell table:formula="of:=POWER([.C2760]-6.75;2)" office:value-type="float" office:value="0.0000461238800331041" calcext:value-type="float">
            <text:p>4.61238800331041E-005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.754748" calcext:value-type="float">
            <text:p>6.754748</text:p>
          </table:table-cell>
          <table:table-cell office:value-type="float" office:value="6.7568060083" calcext:value-type="float">
            <text:p>6.7568060083</text:p>
          </table:table-cell>
          <table:table-cell table:formula="of:=POWER([.C2761]-6.75;2)" office:value-type="float" office:value="0.0000463217489796674" calcext:value-type="float">
            <text:p>4.63217489796674E-005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6.756153" calcext:value-type="float">
            <text:p>6.756153</text:p>
          </table:table-cell>
          <table:table-cell office:value-type="float" office:value="6.7568146192" calcext:value-type="float">
            <text:p>6.7568146192</text:p>
          </table:table-cell>
          <table:table-cell table:formula="of:=POWER([.C2762]-6.75;2)" office:value-type="float" office:value="0.0000464390348410092" calcext:value-type="float">
            <text:p>0.000046439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6.757526" calcext:value-type="float">
            <text:p>6.757526</text:p>
          </table:table-cell>
          <table:table-cell office:value-type="float" office:value="6.7568173992" calcext:value-type="float">
            <text:p>6.7568173992</text:p>
          </table:table-cell>
          <table:table-cell table:formula="of:=POWER([.C2763]-6.75;2)" office:value-type="float" office:value="0.0000464769318521609" calcext:value-type="float">
            <text:p>4.64769318521609E-005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6.758876" calcext:value-type="float">
            <text:p>6.758876</text:p>
          </table:table-cell>
          <table:table-cell office:value-type="float" office:value="6.7568144093" calcext:value-type="float">
            <text:p>6.7568144093</text:p>
          </table:table-cell>
          <table:table-cell table:formula="of:=POWER([.C2764]-6.75;2)" office:value-type="float" office:value="0.0000464361741079324" calcext:value-type="float">
            <text:p>4.64361741079324E-005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6.760213" calcext:value-type="float">
            <text:p>6.760213</text:p>
          </table:table-cell>
          <table:table-cell office:value-type="float" office:value="6.7568056737" calcext:value-type="float">
            <text:p>6.7568056737</text:p>
          </table:table-cell>
          <table:table-cell table:formula="of:=POWER([.C2765]-6.75;2)" office:value-type="float" office:value="0.0000463171945108681" calcext:value-type="float">
            <text:p>4.63171945108681E-005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6.761544" calcext:value-type="float">
            <text:p>6.761544</text:p>
          </table:table-cell>
          <table:table-cell office:value-type="float" office:value="6.7567911745" calcext:value-type="float">
            <text:p>6.7567911745</text:p>
          </table:table-cell>
          <table:table-cell table:formula="of:=POWER([.C2766]-6.75;2)" office:value-type="float" office:value="0.0000461200510894502" calcext:value-type="float">
            <text:p>4.61200510894502E-005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6.762879" calcext:value-type="float">
            <text:p>6.762879</text:p>
          </table:table-cell>
          <table:table-cell office:value-type="float" office:value="6.7567708632" calcext:value-type="float">
            <text:p>6.7567708632</text:p>
          </table:table-cell>
          <table:table-cell table:formula="of:=POWER([.C2767]-6.75;2)" office:value-type="float" office:value="0.0000458445884731124" calcext:value-type="float">
            <text:p>4.58445884731124E-005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6.764226" calcext:value-type="float">
            <text:p>6.764226</text:p>
          </table:table-cell>
          <table:table-cell office:value-type="float" office:value="6.7567446481" calcext:value-type="float">
            <text:p>6.7567446481</text:p>
          </table:table-cell>
          <table:table-cell table:formula="of:=POWER([.C2768]-6.75;2)" office:value-type="float" office:value="0.0000454902779928302" calcext:value-type="float">
            <text:p>4.54902779928302E-005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6.765592" calcext:value-type="float">
            <text:p>6.765592</text:p>
          </table:table-cell>
          <table:table-cell office:value-type="float" office:value="6.7567124009" calcext:value-type="float">
            <text:p>6.7567124009</text:p>
          </table:table-cell>
          <table:table-cell table:formula="of:=POWER([.C2769]-6.75;2)" office:value-type="float" office:value="0.0000450563258423167" calcext:value-type="float">
            <text:p>4.50563258423167E-005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6.766984" calcext:value-type="float">
            <text:p>6.766984</text:p>
          </table:table-cell>
          <table:table-cell office:value-type="float" office:value="6.756673961" calcext:value-type="float">
            <text:p>6.756673961</text:p>
          </table:table-cell>
          <table:table-cell table:formula="of:=POWER([.C2770]-6.75;2)" office:value-type="float" office:value="0.0000445417554295174" calcext:value-type="float">
            <text:p>4.45417554295174E-005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.76841" calcext:value-type="float">
            <text:p>6.76841</text:p>
          </table:table-cell>
          <table:table-cell office:value-type="float" office:value="6.7566291348" calcext:value-type="float">
            <text:p>6.7566291348</text:p>
          </table:table-cell>
          <table:table-cell table:formula="of:=POWER([.C2771]-6.75;2)" office:value-type="float" office:value="0.0000439454281965687" calcext:value-type="float">
            <text:p>4.39454281965687E-005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6.769876" calcext:value-type="float">
            <text:p>6.769876</text:p>
          </table:table-cell>
          <table:table-cell office:value-type="float" office:value="6.75657769" calcext:value-type="float">
            <text:p>6.75657769</text:p>
          </table:table-cell>
          <table:table-cell table:formula="of:=POWER([.C2772]-6.75;2)" office:value-type="float" office:value="0.000043266005736104" calcext:value-type="float">
            <text:p>0.000043266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6.771388" calcext:value-type="float">
            <text:p>6.771388</text:p>
          </table:table-cell>
          <table:table-cell office:value-type="float" office:value="6.756519364" calcext:value-type="float">
            <text:p>6.756519364</text:p>
          </table:table-cell>
          <table:table-cell table:formula="of:=POWER([.C2773]-6.75;2)" office:value-type="float" office:value="0.0000425021069644942" calcext:value-type="float">
            <text:p>4.25021069644942E-005</text:p>
          </table:table-cell>
          <table:table-cell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6.772953" calcext:value-type="float">
            <text:p>6.772953</text:p>
          </table:table-cell>
          <table:table-cell office:value-type="float" office:value="6.7564538634" calcext:value-type="float">
            <text:p>6.7564538634</text:p>
          </table:table-cell>
          <table:table-cell table:formula="of:=POWER([.C2774]-6.75;2)" office:value-type="float" office:value="0.0000416523527858593" calcext:value-type="float">
            <text:p>4.16523527858593E-005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6.774575" calcext:value-type="float">
            <text:p>6.774575</text:p>
          </table:table-cell>
          <table:table-cell office:value-type="float" office:value="6.7563808584" calcext:value-type="float">
            <text:p>6.7563808584</text:p>
          </table:table-cell>
          <table:table-cell table:formula="of:=POWER([.C2775]-6.75;2)" office:value-type="float" office:value="0.0000407153539208508" calcext:value-type="float">
            <text:p>4.07153539208508E-005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6.776258" calcext:value-type="float">
            <text:p>6.776258</text:p>
          </table:table-cell>
          <table:table-cell office:value-type="float" office:value="6.7562999956" calcext:value-type="float">
            <text:p>6.7562999956</text:p>
          </table:table-cell>
          <table:table-cell table:formula="of:=POWER([.C2776]-6.75;2)" office:value-type="float" office:value="0.00003968994456002" calcext:value-type="float">
            <text:p>3.968994456002E-005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6.778008" calcext:value-type="float">
            <text:p>6.778008</text:p>
          </table:table-cell>
          <table:table-cell office:value-type="float" office:value="6.7562108973" calcext:value-type="float">
            <text:p>6.7562108973</text:p>
          </table:table-cell>
          <table:table-cell table:formula="of:=POWER([.C2777]-6.75;2)" office:value-type="float" office:value="0.0000385752452711461" calcext:value-type="float">
            <text:p>3.85752452711461E-005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6.779826" calcext:value-type="float">
            <text:p>6.779826</text:p>
          </table:table-cell>
          <table:table-cell office:value-type="float" office:value="6.7561131525" calcext:value-type="float">
            <text:p>6.7561131525</text:p>
          </table:table-cell>
          <table:table-cell table:formula="of:=POWER([.C2778]-6.75;2)" office:value-type="float" office:value="0.0000373706334882589" calcext:value-type="float">
            <text:p>3.73706334882589E-005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6.781715" calcext:value-type="float">
            <text:p>6.781715</text:p>
          </table:table-cell>
          <table:table-cell office:value-type="float" office:value="6.7560063378" calcext:value-type="float">
            <text:p>6.7560063378</text:p>
          </table:table-cell>
          <table:table-cell table:formula="of:=POWER([.C2779]-6.75;2)" office:value-type="float" office:value="0.0000360760937677053" calcext:value-type="float">
            <text:p>3.60760937677053E-005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6.783677" calcext:value-type="float">
            <text:p>6.783677</text:p>
          </table:table-cell>
          <table:table-cell office:value-type="float" office:value="6.755890009" calcext:value-type="float">
            <text:p>6.755890009</text:p>
          </table:table-cell>
          <table:table-cell table:formula="of:=POWER([.C2780]-6.75;2)" office:value-type="float" office:value="0.0000346922060200787" calcext:value-type="float">
            <text:p>3.46922060200787E-005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.785711" calcext:value-type="float">
            <text:p>6.785711</text:p>
          </table:table-cell>
          <table:table-cell office:value-type="float" office:value="6.7557637045" calcext:value-type="float">
            <text:p>6.7557637045</text:p>
          </table:table-cell>
          <table:table-cell table:formula="of:=POWER([.C2781]-6.75;2)" office:value-type="float" office:value="0.000033220289563316" calcext:value-type="float">
            <text:p>3.3220289563316E-005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6.787819" calcext:value-type="float">
            <text:p>6.787819</text:p>
          </table:table-cell>
          <table:table-cell office:value-type="float" office:value="6.7556269589" calcext:value-type="float">
            <text:p>6.7556269589</text:p>
          </table:table-cell>
          <table:table-cell table:formula="of:=POWER([.C2782]-6.75;2)" office:value-type="float" office:value="0.0000316626664622865" calcext:value-type="float">
            <text:p>3.16626664622865E-005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6.789997" calcext:value-type="float">
            <text:p>6.789997</text:p>
          </table:table-cell>
          <table:table-cell office:value-type="float" office:value="6.755479289" calcext:value-type="float">
            <text:p>6.755479289</text:p>
          </table:table-cell>
          <table:table-cell table:formula="of:=POWER([.C2783]-6.75;2)" office:value-type="float" office:value="0.0000300226079455228" calcext:value-type="float">
            <text:p>3.00226079455228E-005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6.792243" calcext:value-type="float">
            <text:p>6.792243</text:p>
          </table:table-cell>
          <table:table-cell office:value-type="float" office:value="6.7553202212" calcext:value-type="float">
            <text:p>6.7553202212</text:p>
          </table:table-cell>
          <table:table-cell table:formula="of:=POWER([.C2784]-6.75;2)" office:value-type="float" office:value="0.000028304753616928" calcext:value-type="float">
            <text:p>2.8304753616928E-005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6.794555" calcext:value-type="float">
            <text:p>6.794555</text:p>
          </table:table-cell>
          <table:table-cell office:value-type="float" office:value="6.7551492824" calcext:value-type="float">
            <text:p>6.7551492824</text:p>
          </table:table-cell>
          <table:table-cell table:formula="of:=POWER([.C2785]-6.75;2)" office:value-type="float" office:value="0.0000265151092349464" calcext:value-type="float">
            <text:p>2.65151092349464E-005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6.796928" calcext:value-type="float">
            <text:p>6.796928</text:p>
          </table:table-cell>
          <table:table-cell office:value-type="float" office:value="6.754966" calcext:value-type="float">
            <text:p>6.754966</text:p>
          </table:table-cell>
          <table:table-cell table:formula="of:=POWER([.C2786]-6.75;2)" office:value-type="float" office:value="0.0000246611559999958" calcext:value-type="float">
            <text:p>2.46611559999958E-005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6.799357" calcext:value-type="float">
            <text:p>6.799357</text:p>
          </table:table-cell>
          <table:table-cell office:value-type="float" office:value="6.7547699159" calcext:value-type="float">
            <text:p>6.7547699159</text:p>
          </table:table-cell>
          <table:table-cell table:formula="of:=POWER([.C2787]-6.75;2)" office:value-type="float" office:value="0.0000227520976930715" calcext:value-type="float">
            <text:p>2.27520976930715E-005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6.801836" calcext:value-type="float">
            <text:p>6.801836</text:p>
          </table:table-cell>
          <table:table-cell office:value-type="float" office:value="6.7545605869" calcext:value-type="float">
            <text:p>6.7545605869</text:p>
          </table:table-cell>
          <table:table-cell table:formula="of:=POWER([.C2788]-6.75;2)" office:value-type="float" office:value="0.0000207989528724541" calcext:value-type="float">
            <text:p>0.000020799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6.804359" calcext:value-type="float">
            <text:p>6.804359</text:p>
          </table:table-cell>
          <table:table-cell office:value-type="float" office:value="6.7543375896" calcext:value-type="float">
            <text:p>6.7543375896</text:p>
          </table:table-cell>
          <table:table-cell table:formula="of:=POWER([.C2789]-6.75;2)" office:value-type="float" office:value="0.0000188146835380317" calcext:value-type="float">
            <text:p>1.88146835380317E-005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6.80692" calcext:value-type="float">
            <text:p>6.80692</text:p>
          </table:table-cell>
          <table:table-cell office:value-type="float" office:value="6.7541005213" calcext:value-type="float">
            <text:p>6.7541005213</text:p>
          </table:table-cell>
          <table:table-cell table:formula="of:=POWER([.C2790]-6.75;2)" office:value-type="float" office:value="0.0000168142749317523" calcext:value-type="float">
            <text:p>1.68142749317523E-005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.809511" calcext:value-type="float">
            <text:p>6.809511</text:p>
          </table:table-cell>
          <table:table-cell office:value-type="float" office:value="6.753849" calcext:value-type="float">
            <text:p>6.753849</text:p>
          </table:table-cell>
          <table:table-cell table:formula="of:=POWER([.C2791]-6.75;2)" office:value-type="float" office:value="0.0000148148009999982" calcext:value-type="float">
            <text:p>1.48148009999982E-005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6.812126" calcext:value-type="float">
            <text:p>6.812126</text:p>
          </table:table-cell>
          <table:table-cell office:value-type="float" office:value="6.7535826746" calcext:value-type="float">
            <text:p>6.7535826746</text:p>
          </table:table-cell>
          <table:table-cell table:formula="of:=POWER([.C2792]-6.75;2)" office:value-type="float" office:value="0.0000128355572894888" calcext:value-type="float">
            <text:p>1.28355572894888E-005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6.814756" calcext:value-type="float">
            <text:p>6.814756</text:p>
          </table:table-cell>
          <table:table-cell office:value-type="float" office:value="6.7533012163" calcext:value-type="float">
            <text:p>6.7533012163</text:p>
          </table:table-cell>
          <table:table-cell table:formula="of:=POWER([.C2793]-6.75;2)" office:value-type="float" office:value="0.0000108980290593836" calcext:value-type="float">
            <text:p>0.000010898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6.817396" calcext:value-type="float">
            <text:p>6.817396</text:p>
          </table:table-cell>
          <table:table-cell office:value-type="float" office:value="6.7530043333" calcext:value-type="float">
            <text:p>6.7530043333</text:p>
          </table:table-cell>
          <table:table-cell table:formula="of:=POWER([.C2794]-6.75;2)" office:value-type="float" office:value="0.00000902601857748786" calcext:value-type="float">
            <text:p>0.000009026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6.820038" calcext:value-type="float">
            <text:p>6.820038</text:p>
          </table:table-cell>
          <table:table-cell office:value-type="float" office:value="6.7526917524" calcext:value-type="float">
            <text:p>6.7526917524</text:p>
          </table:table-cell>
          <table:table-cell table:formula="of:=POWER([.C2795]-6.75;2)" office:value-type="float" office:value="0.00000724553098290858" calcext:value-type="float">
            <text:p>7.24553098290858E-006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6.822676" calcext:value-type="float">
            <text:p>6.822676</text:p>
          </table:table-cell>
          <table:table-cell office:value-type="float" office:value="6.7523632341" calcext:value-type="float">
            <text:p>6.7523632341</text:p>
          </table:table-cell>
          <table:table-cell table:formula="of:=POWER([.C2796]-6.75;2)" office:value-type="float" office:value="0.0000055848754114015" calcext:value-type="float">
            <text:p>5.5848754114015E-006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.825302" calcext:value-type="float">
            <text:p>6.825302</text:p>
          </table:table-cell>
          <table:table-cell office:value-type="float" office:value="6.7520185637" calcext:value-type="float">
            <text:p>6.7520185637</text:p>
          </table:table-cell>
          <table:table-cell table:formula="of:=POWER([.C2797]-6.75;2)" office:value-type="float" office:value="0.00000407459941095804" calcext:value-type="float">
            <text:p>4.07459941095804E-006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6.827911" calcext:value-type="float">
            <text:p>6.827911</text:p>
          </table:table-cell>
          <table:table-cell office:value-type="float" office:value="6.7516575616" calcext:value-type="float">
            <text:p>6.7516575616</text:p>
          </table:table-cell>
          <table:table-cell table:formula="of:=POWER([.C2798]-6.75;2)" office:value-type="float" office:value="0.00000274751045779482" calcext:value-type="float">
            <text:p>2.74751045779482E-006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6.830498" calcext:value-type="float">
            <text:p>6.830498</text:p>
          </table:table-cell>
          <table:table-cell office:value-type="float" office:value="6.7512800693" calcext:value-type="float">
            <text:p>6.7512800693</text:p>
          </table:table-cell>
          <table:table-cell table:formula="of:=POWER([.C2799]-6.75;2)" office:value-type="float" office:value="0.00000163857741280226" calcext:value-type="float">
            <text:p>1.63857741280226E-006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6.833057" calcext:value-type="float">
            <text:p>6.833057</text:p>
          </table:table-cell>
          <table:table-cell office:value-type="float" office:value="6.7508859502" calcext:value-type="float">
            <text:p>6.7508859502</text:p>
          </table:table-cell>
          <table:table-cell table:formula="of:=POWER([.C2800]-6.75;2)" office:value-type="float" office:value="0.000000784907756879719" calcext:value-type="float">
            <text:p>7.84907756879719E-007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.835583" calcext:value-type="float">
            <text:p>6.835583</text:p>
          </table:table-cell>
          <table:table-cell office:value-type="float" office:value="6.750475095" calcext:value-type="float">
            <text:p>6.750475095</text:p>
          </table:table-cell>
          <table:table-cell table:formula="of:=POWER([.C2801]-6.75;2)" office:value-type="float" office:value="0.000000225715259025509" calcext:value-type="float">
            <text:p>2.25715259025509E-007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6.838072" calcext:value-type="float">
            <text:p>6.838072</text:p>
          </table:table-cell>
          <table:table-cell office:value-type="float" office:value="6.7500474171" calcext:value-type="float">
            <text:p>6.7500474171</text:p>
          </table:table-cell>
          <table:table-cell table:formula="of:=POWER([.C2802]-6.75;2)" office:value-type="float" office:value="0.00000000224838137243128" calcext:value-type="float">
            <text:p>2.24838137243128E-009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6.840519" calcext:value-type="float">
            <text:p>6.840519</text:p>
          </table:table-cell>
          <table:table-cell office:value-type="float" office:value="6.7496028485" calcext:value-type="float">
            <text:p>6.7496028485</text:p>
          </table:table-cell>
          <table:table-cell table:formula="of:=POWER([.C2803]-6.75;2)" office:value-type="float" office:value="0.000000157729313951962" calcext:value-type="float">
            <text:p>1.57729313951962E-007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6.84292" calcext:value-type="float">
            <text:p>6.84292</text:p>
          </table:table-cell>
          <table:table-cell office:value-type="float" office:value="6.7491413452" calcext:value-type="float">
            <text:p>6.7491413452</text:p>
          </table:table-cell>
          <table:table-cell table:formula="of:=POWER([.C2804]-6.75;2)" office:value-type="float" office:value="0.000000737288065563083" calcext:value-type="float">
            <text:p>7.37288065563083E-007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6.84527" calcext:value-type="float">
            <text:p>6.84527</text:p>
          </table:table-cell>
          <table:table-cell office:value-type="float" office:value="6.7486628827" calcext:value-type="float">
            <text:p>6.7486628827</text:p>
          </table:table-cell>
          <table:table-cell table:formula="of:=POWER([.C2805]-6.75;2)" office:value-type="float" office:value="0.0000017878826739601" calcext:value-type="float">
            <text:p>1.7878826739601E-006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6.847566" calcext:value-type="float">
            <text:p>6.847566</text:p>
          </table:table-cell>
          <table:table-cell office:value-type="float" office:value="6.7481674615" calcext:value-type="float">
            <text:p>6.7481674615</text:p>
          </table:table-cell>
          <table:table-cell table:formula="of:=POWER([.C2806]-6.75;2)" office:value-type="float" office:value="0.00000335819735398381" calcext:value-type="float">
            <text:p>3.35819735398381E-006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6.849802" calcext:value-type="float">
            <text:p>6.849802</text:p>
          </table:table-cell>
          <table:table-cell office:value-type="float" office:value="6.7476550979" calcext:value-type="float">
            <text:p>6.7476550979</text:p>
          </table:table-cell>
          <table:table-cell table:formula="of:=POWER([.C2807]-6.75;2)" office:value-type="float" office:value="0.0000054985658585841" calcext:value-type="float">
            <text:p>5.4985658585841E-006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6.851974" calcext:value-type="float">
            <text:p>6.851974</text:p>
          </table:table-cell>
          <table:table-cell office:value-type="float" office:value="6.7471258394" calcext:value-type="float">
            <text:p>6.7471258394</text:p>
          </table:table-cell>
          <table:table-cell table:formula="of:=POWER([.C2808]-6.75;2)" office:value-type="float" office:value="0.00000826079915459369" calcext:value-type="float">
            <text:p>8.26079915459369E-006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6.854076" calcext:value-type="float">
            <text:p>6.854076</text:p>
          </table:table-cell>
          <table:table-cell office:value-type="float" office:value="6.7465797552" calcext:value-type="float">
            <text:p>6.7465797552</text:p>
          </table:table-cell>
          <table:table-cell table:formula="of:=POWER([.C2809]-6.75;2)" office:value-type="float" office:value="0.0000116980744919272" calcext:value-type="float">
            <text:p>1.16980744919272E-005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6.856103" calcext:value-type="float">
            <text:p>6.856103</text:p>
          </table:table-cell>
          <table:table-cell office:value-type="float" office:value="6.7460169476" calcext:value-type="float">
            <text:p>6.7460169476</text:p>
          </table:table-cell>
          <table:table-cell table:formula="of:=POWER([.C2810]-6.75;2)" office:value-type="float" office:value="0.0000158647064211437" calcext:value-type="float">
            <text:p>1.58647064211437E-005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.858047" calcext:value-type="float">
            <text:p>6.858047</text:p>
          </table:table-cell>
          <table:table-cell office:value-type="float" office:value="6.7454375474" calcext:value-type="float">
            <text:p>6.7454375474</text:p>
          </table:table-cell>
          <table:table-cell table:formula="of:=POWER([.C2811]-6.75;2)" office:value-type="float" office:value="0.0000208159737272477" calcext:value-type="float">
            <text:p>0.000020816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6.859903" calcext:value-type="float">
            <text:p>6.859903</text:p>
          </table:table-cell>
          <table:table-cell office:value-type="float" office:value="6.7448417302" calcext:value-type="float">
            <text:p>6.7448417302</text:p>
          </table:table-cell>
          <table:table-cell table:formula="of:=POWER([.C2812]-6.75;2)" office:value-type="float" office:value="0.0000266077473295909" calcext:value-type="float">
            <text:p>2.66077473295909E-005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6.861663" calcext:value-type="float">
            <text:p>6.861663</text:p>
          </table:table-cell>
          <table:table-cell office:value-type="float" office:value="6.7442297021" calcext:value-type="float">
            <text:p>6.7442297021</text:p>
          </table:table-cell>
          <table:table-cell table:formula="of:=POWER([.C2813]-6.75;2)" office:value-type="float" office:value="0.0000332963378547425" calcext:value-type="float">
            <text:p>3.32963378547425E-005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6.863317" calcext:value-type="float">
            <text:p>6.863317</text:p>
          </table:table-cell>
          <table:table-cell office:value-type="float" office:value="6.7436017166" calcext:value-type="float">
            <text:p>6.7436017166</text:p>
          </table:table-cell>
          <table:table-cell table:formula="of:=POWER([.C2814]-6.75;2)" office:value-type="float" office:value="0.0000409380304667189" calcext:value-type="float">
            <text:p>0.000040938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6.864859" calcext:value-type="float">
            <text:p>6.864859</text:p>
          </table:table-cell>
          <table:table-cell office:value-type="float" office:value="6.742958086" calcext:value-type="float">
            <text:p>6.742958086</text:p>
          </table:table-cell>
          <table:table-cell table:formula="of:=POWER([.C2815]-6.75;2)" office:value-type="float" office:value="0.0000495885527833989" calcext:value-type="float">
            <text:p>4.95885527833989E-005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6.866278" calcext:value-type="float">
            <text:p>6.866278</text:p>
          </table:table-cell>
          <table:table-cell office:value-type="float" office:value="6.7422991622" calcext:value-type="float">
            <text:p>6.7422991622</text:p>
          </table:table-cell>
          <table:table-cell table:formula="of:=POWER([.C2816]-6.75;2)" office:value-type="float" office:value="0.0000593029028219067" calcext:value-type="float">
            <text:p>5.93029028219067E-005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6.867565" calcext:value-type="float">
            <text:p>6.867565</text:p>
          </table:table-cell>
          <table:table-cell office:value-type="float" office:value="6.7416253641" calcext:value-type="float">
            <text:p>6.7416253641</text:p>
          </table:table-cell>
          <table:table-cell table:formula="of:=POWER([.C2817]-6.75;2)" office:value-type="float" office:value="0.0000701345264575704" calcext:value-type="float">
            <text:p>7.01345264575704E-005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6.868713" calcext:value-type="float">
            <text:p>6.868713</text:p>
          </table:table-cell>
          <table:table-cell office:value-type="float" office:value="6.7409371694" calcext:value-type="float">
            <text:p>6.7409371694</text:p>
          </table:table-cell>
          <table:table-cell table:formula="of:=POWER([.C2818]-6.75;2)" office:value-type="float" office:value="0.0000821348984842886" calcext:value-type="float">
            <text:p>8.21348984842886E-005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6.86971" calcext:value-type="float">
            <text:p>6.86971</text:p>
          </table:table-cell>
          <table:table-cell office:value-type="float" office:value="6.7402351044" calcext:value-type="float">
            <text:p>6.7402351044</text:p>
          </table:table-cell>
          <table:table-cell table:formula="of:=POWER([.C2819]-6.75;2)" office:value-type="float" office:value="0.0000953531860789003" calcext:value-type="float">
            <text:p>9.53531860789003E-005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6.870549" calcext:value-type="float">
            <text:p>6.870549</text:p>
          </table:table-cell>
          <table:table-cell office:value-type="float" office:value="6.7395197735" calcext:value-type="float">
            <text:p>6.7395197735</text:p>
          </table:table-cell>
          <table:table-cell table:formula="of:=POWER([.C2820]-6.75;2)" office:value-type="float" office:value="0.00010983514749131" calcext:value-type="float">
            <text:p>0.0001098351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.871221" calcext:value-type="float">
            <text:p>6.871221</text:p>
          </table:table-cell>
          <table:table-cell office:value-type="float" office:value="6.7387918333" calcext:value-type="float">
            <text:p>6.7387918333</text:p>
          </table:table-cell>
          <table:table-cell table:formula="of:=POWER([.C2821]-6.75;2)" office:value-type="float" office:value="0.000125623000774997" calcext:value-type="float">
            <text:p>0.000125623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6.871719" calcext:value-type="float">
            <text:p>6.871719</text:p>
          </table:table-cell>
          <table:table-cell office:value-type="float" office:value="6.7380520056" calcext:value-type="float">
            <text:p>6.7380520056</text:p>
          </table:table-cell>
          <table:table-cell table:formula="of:=POWER([.C2822]-6.75;2)" office:value-type="float" office:value="0.000142754570182427" calcext:value-type="float">
            <text:p>0.0001427546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6.872037" calcext:value-type="float">
            <text:p>6.872037</text:p>
          </table:table-cell>
          <table:table-cell office:value-type="float" office:value="6.7373010674" calcext:value-type="float">
            <text:p>6.7373010674</text:p>
          </table:table-cell>
          <table:table-cell table:formula="of:=POWER([.C2823]-6.75;2)" office:value-type="float" office:value="0.000161262889179348" calcext:value-type="float">
            <text:p>0.0001612629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6.872171" calcext:value-type="float">
            <text:p>6.872171</text:p>
          </table:table-cell>
          <table:table-cell office:value-type="float" office:value="6.7365398475" calcext:value-type="float">
            <text:p>6.7365398475</text:p>
          </table:table-cell>
          <table:table-cell table:formula="of:=POWER([.C2824]-6.75;2)" office:value-type="float" office:value="0.000181175705323268" calcext:value-type="float">
            <text:p>0.0001811757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6.872116" calcext:value-type="float">
            <text:p>6.872116</text:p>
          </table:table-cell>
          <table:table-cell office:value-type="float" office:value="6.7357692159" calcext:value-type="float">
            <text:p>6.7357692159</text:p>
          </table:table-cell>
          <table:table-cell table:formula="of:=POWER([.C2825]-6.75;2)" office:value-type="float" office:value="0.000202515216100826" calcext:value-type="float">
            <text:p>0.0002025152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6.871873" calcext:value-type="float">
            <text:p>6.871873</text:p>
          </table:table-cell>
          <table:table-cell office:value-type="float" office:value="6.7349900914" calcext:value-type="float">
            <text:p>6.7349900914</text:p>
          </table:table-cell>
          <table:table-cell table:formula="of:=POWER([.C2826]-6.75;2)" office:value-type="float" office:value="0.000225297356180346" calcext:value-type="float">
            <text:p>0.0002252974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6.87144" calcext:value-type="float">
            <text:p>6.87144</text:p>
          </table:table-cell>
          <table:table-cell office:value-type="float" office:value="6.734203408" calcext:value-type="float">
            <text:p>6.734203408</text:p>
          </table:table-cell>
          <table:table-cell table:formula="of:=POWER([.C2827]-6.75;2)" office:value-type="float" office:value="0.000249532318814466" calcext:value-type="float">
            <text:p>0.0002495323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6.870821" calcext:value-type="float">
            <text:p>6.870821</text:p>
          </table:table-cell>
          <table:table-cell office:value-type="float" office:value="6.7334101329" calcext:value-type="float">
            <text:p>6.7334101329</text:p>
          </table:table-cell>
          <table:table-cell table:formula="of:=POWER([.C2828]-6.75;2)" office:value-type="float" office:value="0.000275223690395677" calcext:value-type="float">
            <text:p>0.0002752237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6.870022" calcext:value-type="float">
            <text:p>6.870022</text:p>
          </table:table-cell>
          <table:table-cell office:value-type="float" office:value="6.7326112326" calcext:value-type="float">
            <text:p>6.7326112326</text:p>
          </table:table-cell>
          <table:table-cell table:formula="of:=POWER([.C2829]-6.75;2)" office:value-type="float" office:value="0.000302369231691301" calcext:value-type="float">
            <text:p>0.0003023692</text:p>
          </table:table-cell>
          <table:table-cell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6.869049" calcext:value-type="float">
            <text:p>6.869049</text:p>
          </table:table-cell>
          <table:table-cell office:value-type="float" office:value="6.7318076608" calcext:value-type="float">
            <text:p>6.7318076608</text:p>
          </table:table-cell>
          <table:table-cell table:formula="of:=POWER([.C2830]-6.75;2)" office:value-type="float" office:value="0.000330961205567843" calcext:value-type="float">
            <text:p>0.0003309612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.867912" calcext:value-type="float">
            <text:p>6.867912</text:p>
          </table:table-cell>
          <table:table-cell office:value-type="float" office:value="6.7310003588" calcext:value-type="float">
            <text:p>6.7310003588</text:p>
          </table:table-cell>
          <table:table-cell table:formula="of:=POWER([.C2831]-6.75;2)" office:value-type="float" office:value="0.000360986365728728" calcext:value-type="float">
            <text:p>0.0003609864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6.866623" calcext:value-type="float">
            <text:p>6.866623</text:p>
          </table:table-cell>
          <table:table-cell office:value-type="float" office:value="6.7301902308" calcext:value-type="float">
            <text:p>6.7301902308</text:p>
          </table:table-cell>
          <table:table-cell table:formula="of:=POWER([.C2832]-6.75;2)" office:value-type="float" office:value="0.000392426955757273" calcext:value-type="float">
            <text:p>0.000392427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6.865196" calcext:value-type="float">
            <text:p>6.865196</text:p>
          </table:table-cell>
          <table:table-cell office:value-type="float" office:value="6.729378131" calcext:value-type="float">
            <text:p>6.729378131</text:p>
          </table:table-cell>
          <table:table-cell table:formula="of:=POWER([.C2833]-6.75;2)" office:value-type="float" office:value="0.000425261481053169" calcext:value-type="float">
            <text:p>0.0004252615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6.863648" calcext:value-type="float">
            <text:p>6.863648</text:p>
          </table:table-cell>
          <table:table-cell office:value-type="float" office:value="6.7285648503" calcext:value-type="float">
            <text:p>6.7285648503</text:p>
          </table:table-cell>
          <table:table-cell table:formula="of:=POWER([.C2834]-6.75;2)" office:value-type="float" office:value="0.000459465642661422" calcext:value-type="float">
            <text:p>0.0004594656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6.861996" calcext:value-type="float">
            <text:p>6.861996</text:p>
          </table:table-cell>
          <table:table-cell office:value-type="float" office:value="6.7277510964" calcext:value-type="float">
            <text:p>6.7277510964</text:p>
          </table:table-cell>
          <table:table-cell table:formula="of:=POWER([.C2835]-6.75;2)" office:value-type="float" office:value="0.000495013711402072" calcext:value-type="float">
            <text:p>0.0004950137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6.86026" calcext:value-type="float">
            <text:p>6.86026</text:p>
          </table:table-cell>
          <table:table-cell office:value-type="float" office:value="6.7269374909" calcext:value-type="float">
            <text:p>6.7269374909</text:p>
          </table:table-cell>
          <table:table-cell table:formula="of:=POWER([.C2836]-6.75;2)" office:value-type="float" office:value="0.000531879325987576" calcext:value-type="float">
            <text:p>0.0005318793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6.858461" calcext:value-type="float">
            <text:p>6.858461</text:p>
          </table:table-cell>
          <table:table-cell office:value-type="float" office:value="6.7261245488" calcext:value-type="float">
            <text:p>6.7261245488</text:p>
          </table:table-cell>
          <table:table-cell table:formula="of:=POWER([.C2837]-6.75;2)" office:value-type="float" office:value="0.000570037170003598" calcext:value-type="float">
            <text:p>0.0005700372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6.856622" calcext:value-type="float">
            <text:p>6.856622</text:p>
          </table:table-cell>
          <table:table-cell office:value-type="float" office:value="6.7253126687" calcext:value-type="float">
            <text:p>6.7253126687</text:p>
          </table:table-cell>
          <table:table-cell table:formula="of:=POWER([.C2838]-6.75;2)" office:value-type="float" office:value="0.00060946432671596" calcext:value-type="float">
            <text:p>0.0006094643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6.854764" calcext:value-type="float">
            <text:p>6.854764</text:p>
          </table:table-cell>
          <table:table-cell office:value-type="float" office:value="6.7245021173" calcext:value-type="float">
            <text:p>6.7245021173</text:p>
          </table:table-cell>
          <table:table-cell table:formula="of:=POWER([.C2839]-6.75;2)" office:value-type="float" office:value="0.000650142022182952" calcext:value-type="float">
            <text:p>0.000650142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6.85291" calcext:value-type="float">
            <text:p>6.85291</text:p>
          </table:table-cell>
          <table:table-cell office:value-type="float" office:value="6.7236930373" calcext:value-type="float">
            <text:p>6.7236930373</text:p>
          </table:table-cell>
          <table:table-cell table:formula="of:=POWER([.C2840]-6.75;2)" office:value-type="float" office:value="0.000692056286499173" calcext:value-type="float">
            <text:p>0.0006920563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.851083" calcext:value-type="float">
            <text:p>6.851083</text:p>
          </table:table-cell>
          <table:table-cell office:value-type="float" office:value="6.7228854313" calcext:value-type="float">
            <text:p>6.7228854313</text:p>
          </table:table-cell>
          <table:table-cell table:formula="of:=POWER([.C2841]-6.75;2)" office:value-type="float" office:value="0.000735199835787023" calcext:value-type="float">
            <text:p>0.0007351998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6.849305" calcext:value-type="float">
            <text:p>6.849305</text:p>
          </table:table-cell>
          <table:table-cell office:value-type="float" office:value="6.7220791572" calcext:value-type="float">
            <text:p>6.7220791572</text:p>
          </table:table-cell>
          <table:table-cell table:formula="of:=POWER([.C2842]-6.75;2)" office:value-type="float" office:value="0.000779573462662334" calcext:value-type="float">
            <text:p>0.0007795735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6.847597" calcext:value-type="float">
            <text:p>6.847597</text:p>
          </table:table-cell>
          <table:table-cell office:value-type="float" office:value="6.7212739304" calcext:value-type="float">
            <text:p>6.7212739304</text:p>
          </table:table-cell>
          <table:table-cell table:formula="of:=POWER([.C2843]-6.75;2)" office:value-type="float" office:value="0.000825187074664058" calcext:value-type="float">
            <text:p>0.0008251871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6.84598" calcext:value-type="float">
            <text:p>6.84598</text:p>
          </table:table-cell>
          <table:table-cell office:value-type="float" office:value="6.7204693248" calcext:value-type="float">
            <text:p>6.7204693248</text:p>
          </table:table-cell>
          <table:table-cell table:formula="of:=POWER([.C2844]-6.75;2)" office:value-type="float" office:value="0.000872060777767906" calcext:value-type="float">
            <text:p>0.0008720608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6.844471" calcext:value-type="float">
            <text:p>6.844471</text:p>
          </table:table-cell>
          <table:table-cell office:value-type="float" office:value="6.7196647692" calcext:value-type="float">
            <text:p>6.7196647692</text:p>
          </table:table-cell>
          <table:table-cell table:formula="of:=POWER([.C2845]-6.75;2)" office:value-type="float" office:value="0.000920226227689296" calcext:value-type="float">
            <text:p>0.0009202262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6.843087" calcext:value-type="float">
            <text:p>6.843087</text:p>
          </table:table-cell>
          <table:table-cell office:value-type="float" office:value="6.7188595677" calcext:value-type="float">
            <text:p>6.7188595677</text:p>
          </table:table-cell>
          <table:table-cell table:formula="of:=POWER([.C2846]-6.75;2)" office:value-type="float" office:value="0.000969726523830881" calcext:value-type="float">
            <text:p>0.0009697265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6.841842" calcext:value-type="float">
            <text:p>6.841842</text:p>
          </table:table-cell>
          <table:table-cell office:value-type="float" office:value="6.7180528961" calcext:value-type="float">
            <text:p>6.7180528961</text:p>
          </table:table-cell>
          <table:table-cell table:formula="of:=POWER([.C2847]-6.75;2)" office:value-type="float" office:value="0.00102061744759742" calcext:value-type="float">
            <text:p>0.0010206174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6.840747" calcext:value-type="float">
            <text:p>6.840747</text:p>
          </table:table-cell>
          <table:table-cell office:value-type="float" office:value="6.717243817" calcext:value-type="float">
            <text:p>6.717243817</text:p>
          </table:table-cell>
          <table:table-cell table:formula="of:=POWER([.C2848]-6.75;2)" office:value-type="float" office:value="0.00107296752472949" calcext:value-type="float">
            <text:p>0.0010729675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6.839811" calcext:value-type="float">
            <text:p>6.839811</text:p>
          </table:table-cell>
          <table:table-cell office:value-type="float" office:value="6.7164312961" calcext:value-type="float">
            <text:p>6.7164312961</text:p>
          </table:table-cell>
          <table:table-cell table:formula="of:=POWER([.C2849]-6.75;2)" office:value-type="float" office:value="0.0011268578815259" calcext:value-type="float">
            <text:p>0.0011268579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6.839041" calcext:value-type="float">
            <text:p>6.839041</text:p>
          </table:table-cell>
          <table:table-cell office:value-type="float" office:value="6.7156142119" calcext:value-type="float">
            <text:p>6.7156142119</text:p>
          </table:table-cell>
          <table:table-cell table:formula="of:=POWER([.C2850]-6.75;2)" office:value-type="float" office:value="0.00118238242325809" calcext:value-type="float">
            <text:p>0.0011823824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.83844" calcext:value-type="float">
            <text:p>6.83844</text:p>
          </table:table-cell>
          <table:table-cell office:value-type="float" office:value="6.7147913667" calcext:value-type="float">
            <text:p>6.7147913667</text:p>
          </table:table-cell>
          <table:table-cell table:formula="of:=POWER([.C2851]-6.75;2)" office:value-type="float" office:value="0.00123964785885386" calcext:value-type="float">
            <text:p>0.0012396479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6.838008" calcext:value-type="float">
            <text:p>6.838008</text:p>
          </table:table-cell>
          <table:table-cell office:value-type="float" office:value="6.7139615101" calcext:value-type="float">
            <text:p>6.7139615101</text:p>
          </table:table-cell>
          <table:table-cell table:formula="of:=POWER([.C2852]-6.75;2)" office:value-type="float" office:value="0.00129877275427241" calcext:value-type="float">
            <text:p>0.0012987728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6.837742" calcext:value-type="float">
            <text:p>6.837742</text:p>
          </table:table-cell>
          <table:table-cell office:value-type="float" office:value="6.7131233581" calcext:value-type="float">
            <text:p>6.7131233581</text:p>
          </table:table-cell>
          <table:table-cell table:formula="of:=POWER([.C2853]-6.75;2)" office:value-type="float" office:value="0.00135988671782085" calcext:value-type="float">
            <text:p>0.0013598867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6.837637" calcext:value-type="float">
            <text:p>6.837637</text:p>
          </table:table-cell>
          <table:table-cell office:value-type="float" office:value="6.7122756122" calcext:value-type="float">
            <text:p>6.7122756122</text:p>
          </table:table-cell>
          <table:table-cell table:formula="of:=POWER([.C2854]-6.75;2)" office:value-type="float" office:value="0.00142312943488479" calcext:value-type="float">
            <text:p>0.0014231294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6.837685" calcext:value-type="float">
            <text:p>6.837685</text:p>
          </table:table-cell>
          <table:table-cell office:value-type="float" office:value="6.7114169726" calcext:value-type="float">
            <text:p>6.7114169726</text:p>
          </table:table-cell>
          <table:table-cell table:formula="of:=POWER([.C2855]-6.75;2)" office:value-type="float" office:value="0.00148865000334912" calcext:value-type="float">
            <text:p>0.00148865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6.837875" calcext:value-type="float">
            <text:p>6.837875</text:p>
          </table:table-cell>
          <table:table-cell office:value-type="float" office:value="6.7105461586" calcext:value-type="float">
            <text:p>6.7105461586</text:p>
          </table:table-cell>
          <table:table-cell table:formula="of:=POWER([.C2856]-6.75;2)" office:value-type="float" office:value="0.00155660560121638" calcext:value-type="float">
            <text:p>0.0015566056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6.838195" calcext:value-type="float">
            <text:p>6.838195</text:p>
          </table:table-cell>
          <table:table-cell office:value-type="float" office:value="6.7096619306" calcext:value-type="float">
            <text:p>6.7096619306</text:p>
          </table:table-cell>
          <table:table-cell table:formula="of:=POWER([.C2857]-6.75;2)" office:value-type="float" office:value="0.00162715984291919" calcext:value-type="float">
            <text:p>0.0016271598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6.838629" calcext:value-type="float">
            <text:p>6.838629</text:p>
          </table:table-cell>
          <table:table-cell office:value-type="float" office:value="6.7087630979" calcext:value-type="float">
            <text:p>6.7087630979</text:p>
          </table:table-cell>
          <table:table-cell table:formula="of:=POWER([.C2858]-6.75;2)" office:value-type="float" office:value="0.00170048209480495" calcext:value-type="float">
            <text:p>0.0017004821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6.839159" calcext:value-type="float">
            <text:p>6.839159</text:p>
          </table:table-cell>
          <table:table-cell office:value-type="float" office:value="6.7078485493" calcext:value-type="float">
            <text:p>6.7078485493</text:p>
          </table:table-cell>
          <table:table-cell table:formula="of:=POWER([.C2859]-6.75;2)" office:value-type="float" office:value="0.0017767447961145" calcext:value-type="float">
            <text:p>0.0017767448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6.839769" calcext:value-type="float">
            <text:p>6.839769</text:p>
          </table:table-cell>
          <table:table-cell office:value-type="float" office:value="6.7069172695" calcext:value-type="float">
            <text:p>6.7069172695</text:p>
          </table:table-cell>
          <table:table-cell table:formula="of:=POWER([.C2860]-6.75;2)" office:value-type="float" office:value="0.00185612166733564" calcext:value-type="float">
            <text:p>0.0018561217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.840436" calcext:value-type="float">
            <text:p>6.840436</text:p>
          </table:table-cell>
          <table:table-cell office:value-type="float" office:value="6.7059683286" calcext:value-type="float">
            <text:p>6.7059683286</text:p>
          </table:table-cell>
          <table:table-cell table:formula="of:=POWER([.C2861]-6.75;2)" office:value-type="float" office:value="0.00193878808627758" calcext:value-type="float">
            <text:p>0.0019387881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6.841142" calcext:value-type="float">
            <text:p>6.841142</text:p>
          </table:table-cell>
          <table:table-cell office:value-type="float" office:value="6.7050009353" calcext:value-type="float">
            <text:p>6.7050009353</text:p>
          </table:table-cell>
          <table:table-cell table:formula="of:=POWER([.C2862]-6.75;2)" office:value-type="float" office:value="0.00202491582387477" calcext:value-type="float">
            <text:p>0.0020249158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6.841864" calcext:value-type="float">
            <text:p>6.841864</text:p>
          </table:table-cell>
          <table:table-cell office:value-type="float" office:value="6.7040144058" calcext:value-type="float">
            <text:p>6.7040144058</text:p>
          </table:table-cell>
          <table:table-cell table:formula="of:=POWER([.C2863]-6.75;2)" office:value-type="float" office:value="0.0021146748739271" calcext:value-type="float">
            <text:p>0.0021146749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6.842581" calcext:value-type="float">
            <text:p>6.842581</text:p>
          </table:table-cell>
          <table:table-cell office:value-type="float" office:value="6.7030082044" calcext:value-type="float">
            <text:p>6.7030082044</text:p>
          </table:table-cell>
          <table:table-cell table:formula="of:=POWER([.C2864]-6.75;2)" office:value-type="float" office:value="0.00220822885371221" calcext:value-type="float">
            <text:p>0.0022082289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6.843271" calcext:value-type="float">
            <text:p>6.843271</text:p>
          </table:table-cell>
          <table:table-cell office:value-type="float" office:value="6.7019819338" calcext:value-type="float">
            <text:p>6.7019819338</text:p>
          </table:table-cell>
          <table:table-cell table:formula="of:=POWER([.C2865]-6.75;2)" office:value-type="float" office:value="0.00230573468158759" calcext:value-type="float">
            <text:p>0.0023057347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6.843912" calcext:value-type="float">
            <text:p>6.843912</text:p>
          </table:table-cell>
          <table:table-cell office:value-type="float" office:value="6.7009353481" calcext:value-type="float">
            <text:p>6.7009353481</text:p>
          </table:table-cell>
          <table:table-cell table:formula="of:=POWER([.C2866]-6.75;2)" office:value-type="float" office:value="0.00240734006606819" calcext:value-type="float">
            <text:p>0.0024073401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6.844483" calcext:value-type="float">
            <text:p>6.844483</text:p>
          </table:table-cell>
          <table:table-cell office:value-type="float" office:value="6.6998683582" calcext:value-type="float">
            <text:p>6.6998683582</text:p>
          </table:table-cell>
          <table:table-cell table:formula="of:=POWER([.C2867]-6.75;2)" office:value-type="float" office:value="0.00251318150956353" calcext:value-type="float">
            <text:p>0.0025131815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6.844966" calcext:value-type="float">
            <text:p>6.844966</text:p>
          </table:table-cell>
          <table:table-cell office:value-type="float" office:value="6.6987810301" calcext:value-type="float">
            <text:p>6.6987810301</text:p>
          </table:table-cell>
          <table:table-cell table:formula="of:=POWER([.C2868]-6.75;2)" office:value-type="float" office:value="0.00262338287761709" calcext:value-type="float">
            <text:p>0.0026233829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6.845341" calcext:value-type="float">
            <text:p>6.845341</text:p>
          </table:table-cell>
          <table:table-cell office:value-type="float" office:value="6.6976735682" calcext:value-type="float">
            <text:p>6.6976735682</text:p>
          </table:table-cell>
          <table:table-cell table:formula="of:=POWER([.C2869]-6.75;2)" office:value-type="float" office:value="0.00273805546492006" calcext:value-type="float">
            <text:p>0.0027380555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6.84559" calcext:value-type="float">
            <text:p>6.84559</text:p>
          </table:table-cell>
          <table:table-cell office:value-type="float" office:value="6.6965463359" calcext:value-type="float">
            <text:p>6.6965463359</text:p>
          </table:table-cell>
          <table:table-cell table:formula="of:=POWER([.C2870]-6.75;2)" office:value-type="float" office:value="0.00285729420571564" calcext:value-type="float">
            <text:p>0.0028572942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.845698" calcext:value-type="float">
            <text:p>6.845698</text:p>
          </table:table-cell>
          <table:table-cell office:value-type="float" office:value="6.6953998462" calcext:value-type="float">
            <text:p>6.6953998462</text:p>
          </table:table-cell>
          <table:table-cell table:formula="of:=POWER([.C2871]-6.75;2)" office:value-type="float" office:value="0.00298117679498366" calcext:value-type="float">
            <text:p>0.0029811768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6.845652" calcext:value-type="float">
            <text:p>6.845652</text:p>
          </table:table-cell>
          <table:table-cell office:value-type="float" office:value="6.6942347442" calcext:value-type="float">
            <text:p>6.6942347442</text:p>
          </table:table-cell>
          <table:table-cell table:formula="of:=POWER([.C2872]-6.75;2)" office:value-type="float" office:value="0.00310976375443942" calcext:value-type="float">
            <text:p>0.0031097638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6.845439" calcext:value-type="float">
            <text:p>6.845439</text:p>
          </table:table-cell>
          <table:table-cell office:value-type="float" office:value="6.6930517969" calcext:value-type="float">
            <text:p>6.6930517969</text:p>
          </table:table-cell>
          <table:table-cell table:formula="of:=POWER([.C2873]-6.75;2)" office:value-type="float" office:value="0.00324309783631887" calcext:value-type="float">
            <text:p>0.0032430978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6.845051" calcext:value-type="float">
            <text:p>6.845051</text:p>
          </table:table-cell>
          <table:table-cell office:value-type="float" office:value="6.6918518976" calcext:value-type="float">
            <text:p>6.6918518976</text:p>
          </table:table-cell>
          <table:table-cell table:formula="of:=POWER([.C2874]-6.75;2)" office:value-type="float" office:value="0.00338120181272085" calcext:value-type="float">
            <text:p>0.0033812018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6.844479" calcext:value-type="float">
            <text:p>6.844479</text:p>
          </table:table-cell>
          <table:table-cell office:value-type="float" office:value="6.6906360317" calcext:value-type="float">
            <text:p>6.6906360317</text:p>
          </table:table-cell>
          <table:table-cell table:formula="of:=POWER([.C2875]-6.75;2)" office:value-type="float" office:value="0.00352408073232335" calcext:value-type="float">
            <text:p>0.0035240807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6.843719" calcext:value-type="float">
            <text:p>6.843719</text:p>
          </table:table-cell>
          <table:table-cell office:value-type="float" office:value="6.689405288" calcext:value-type="float">
            <text:p>6.689405288</text:p>
          </table:table-cell>
          <table:table-cell table:formula="of:=POWER([.C2876]-6.75;2)" office:value-type="float" office:value="0.00367171912236298" calcext:value-type="float">
            <text:p>0.0036717191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6.842769" calcext:value-type="float">
            <text:p>6.842769</text:p>
          </table:table-cell>
          <table:table-cell office:value-type="float" office:value="6.6881608226" calcext:value-type="float">
            <text:p>6.6881608226</text:p>
          </table:table-cell>
          <table:table-cell table:formula="of:=POWER([.C2877]-6.75;2)" office:value-type="float" office:value="0.00382408386150862" calcext:value-type="float">
            <text:p>0.0038240839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6.841629" calcext:value-type="float">
            <text:p>6.841629</text:p>
          </table:table-cell>
          <table:table-cell office:value-type="float" office:value="6.6869038455" calcext:value-type="float">
            <text:p>6.6869038455</text:p>
          </table:table-cell>
          <table:table-cell table:formula="of:=POWER([.C2878]-6.75;2)" office:value-type="float" office:value="0.00398112471268789" calcext:value-type="float">
            <text:p>0.0039811247</text:p>
          </table:table-cell>
          <table:table-cell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6.840301" calcext:value-type="float">
            <text:p>6.840301</text:p>
          </table:table-cell>
          <table:table-cell office:value-type="float" office:value="6.6856356066" calcext:value-type="float">
            <text:p>6.6856356066</text:p>
          </table:table-cell>
          <table:table-cell table:formula="of:=POWER([.C2879]-6.75;2)" office:value-type="float" office:value="0.00414277513774996" calcext:value-type="float">
            <text:p>0.0041427751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6.838791" calcext:value-type="float">
            <text:p>6.838791</text:p>
          </table:table-cell>
          <table:table-cell office:value-type="float" office:value="6.6843573802" calcext:value-type="float">
            <text:p>6.6843573802</text:p>
          </table:table-cell>
          <table:table-cell table:formula="of:=POWER([.C2880]-6.75;2)" office:value-type="float" office:value="0.00430895353420738" calcext:value-type="float">
            <text:p>0.0043089535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.837105" calcext:value-type="float">
            <text:p>6.837105</text:p>
          </table:table-cell>
          <table:table-cell office:value-type="float" office:value="6.6830704333" calcext:value-type="float">
            <text:p>6.6830704333</text:p>
          </table:table-cell>
          <table:table-cell table:formula="of:=POWER([.C2881]-6.75;2)" office:value-type="float" office:value="0.00447956689864973" calcext:value-type="float">
            <text:p>0.0044795669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6.835253" calcext:value-type="float">
            <text:p>6.835253</text:p>
          </table:table-cell>
          <table:table-cell office:value-type="float" office:value="6.6817760252" calcext:value-type="float">
            <text:p>6.6817760252</text:p>
          </table:table-cell>
          <table:table-cell table:formula="of:=POWER([.C2882]-6.75;2)" office:value-type="float" office:value="0.00465451073751109" calcext:value-type="float">
            <text:p>0.0046545107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6.833246" calcext:value-type="float">
            <text:p>6.833246</text:p>
          </table:table-cell>
          <table:table-cell office:value-type="float" office:value="6.6804753729" calcext:value-type="float">
            <text:p>6.6804753729</text:p>
          </table:table-cell>
          <table:table-cell table:formula="of:=POWER([.C2883]-6.75;2)" office:value-type="float" office:value="0.00483367377339403" calcext:value-type="float">
            <text:p>0.0048336738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6.831098" calcext:value-type="float">
            <text:p>6.831098</text:p>
          </table:table-cell>
          <table:table-cell office:value-type="float" office:value="6.679169641" calcext:value-type="float">
            <text:p>6.679169641</text:p>
          </table:table-cell>
          <table:table-cell table:formula="of:=POWER([.C2884]-6.75;2)" office:value-type="float" office:value="0.00501693975606893" calcext:value-type="float">
            <text:p>0.0050169398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6.828822" calcext:value-type="float">
            <text:p>6.828822</text:p>
          </table:table-cell>
          <table:table-cell office:value-type="float" office:value="6.6778599138" calcext:value-type="float">
            <text:p>6.6778599138</text:p>
          </table:table-cell>
          <table:table-cell table:formula="of:=POWER([.C2885]-6.75;2)" office:value-type="float" office:value="0.00520419203694345" calcext:value-type="float">
            <text:p>0.005204192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6.826434" calcext:value-type="float">
            <text:p>6.826434</text:p>
          </table:table-cell>
          <table:table-cell office:value-type="float" office:value="6.6765472" calcext:value-type="float">
            <text:p>6.6765472</text:p>
          </table:table-cell>
          <table:table-cell table:formula="of:=POWER([.C2886]-6.75;2)" office:value-type="float" office:value="0.00539531382784001" calcext:value-type="float">
            <text:p>0.0053953138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6.823952" calcext:value-type="float">
            <text:p>6.823952</text:p>
          </table:table-cell>
          <table:table-cell office:value-type="float" office:value="6.6752324035" calcext:value-type="float">
            <text:p>6.6752324035</text:p>
          </table:table-cell>
          <table:table-cell table:formula="of:=POWER([.C2887]-6.75;2)" office:value-type="float" office:value="0.00559019348638683" calcext:value-type="float">
            <text:p>0.0055901935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6.821392" calcext:value-type="float">
            <text:p>6.821392</text:p>
          </table:table-cell>
          <table:table-cell office:value-type="float" office:value="6.6739163009" calcext:value-type="float">
            <text:p>6.6739163009</text:p>
          </table:table-cell>
          <table:table-cell table:formula="of:=POWER([.C2888]-6.75;2)" office:value-type="float" office:value="0.00578872926873931" calcext:value-type="float">
            <text:p>0.0057887293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6.818772" calcext:value-type="float">
            <text:p>6.818772</text:p>
          </table:table-cell>
          <table:table-cell office:value-type="float" office:value="6.6725995536" calcext:value-type="float">
            <text:p>6.6725995536</text:p>
          </table:table-cell>
          <table:table-cell table:formula="of:=POWER([.C2889]-6.75;2)" office:value-type="float" office:value="0.00599082910291934" calcext:value-type="float">
            <text:p>0.0059908291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6.81611" calcext:value-type="float">
            <text:p>6.81611</text:p>
          </table:table-cell>
          <table:table-cell office:value-type="float" office:value="6.6712826847" calcext:value-type="float">
            <text:p>6.6712826847</text:p>
          </table:table-cell>
          <table:table-cell table:formula="of:=POWER([.C2890]-6.75;2)" office:value-type="float" office:value="0.00619641572803955" calcext:value-type="float">
            <text:p>0.0061964157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.813421" calcext:value-type="float">
            <text:p>6.813421</text:p>
          </table:table-cell>
          <table:table-cell office:value-type="float" office:value="6.6699660727" calcext:value-type="float">
            <text:p>6.6699660727</text:p>
          </table:table-cell>
          <table:table-cell table:formula="of:=POWER([.C2891]-6.75;2)" office:value-type="float" office:value="0.00640542951906164" calcext:value-type="float">
            <text:p>0.0064054295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6.810722" calcext:value-type="float">
            <text:p>6.810722</text:p>
          </table:table-cell>
          <table:table-cell office:value-type="float" office:value="6.6686499725" calcext:value-type="float">
            <text:p>6.6686499725</text:p>
          </table:table-cell>
          <table:table-cell table:formula="of:=POWER([.C2892]-6.75;2)" office:value-type="float" office:value="0.00661782697425077" calcext:value-type="float">
            <text:p>0.006617827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6.808029" calcext:value-type="float">
            <text:p>6.808029</text:p>
          </table:table-cell>
          <table:table-cell office:value-type="float" office:value="6.6673344907" calcext:value-type="float">
            <text:p>6.6673344907</text:p>
          </table:table-cell>
          <table:table-cell table:formula="of:=POWER([.C2893]-6.75;2)" office:value-type="float" office:value="0.00683358642782838" calcext:value-type="float">
            <text:p>0.0068335864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6.805355" calcext:value-type="float">
            <text:p>6.805355</text:p>
          </table:table-cell>
          <table:table-cell office:value-type="float" office:value="6.6660195888" calcext:value-type="float">
            <text:p>6.6660195888</text:p>
          </table:table-cell>
          <table:table-cell table:formula="of:=POWER([.C2894]-6.75;2)" office:value-type="float" office:value="0.00705270946532105" calcext:value-type="float">
            <text:p>0.0070527095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6.802711" calcext:value-type="float">
            <text:p>6.802711</text:p>
          </table:table-cell>
          <table:table-cell office:value-type="float" office:value="6.6647051038" calcext:value-type="float">
            <text:p>6.6647051038</text:p>
          </table:table-cell>
          <table:table-cell table:formula="of:=POWER([.C2895]-6.75;2)" office:value-type="float" office:value="0.00727521931776873" calcext:value-type="float">
            <text:p>0.0072752193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6.800109" calcext:value-type="float">
            <text:p>6.800109</text:p>
          </table:table-cell>
          <table:table-cell office:value-type="float" office:value="6.6633907619" calcext:value-type="float">
            <text:p>6.6633907619</text:p>
          </table:table-cell>
          <table:table-cell table:formula="of:=POWER([.C2896]-6.75;2)" office:value-type="float" office:value="0.00750116012426255" calcext:value-type="float">
            <text:p>0.0075011601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6.797554" calcext:value-type="float">
            <text:p>6.797554</text:p>
          </table:table-cell>
          <table:table-cell office:value-type="float" office:value="6.6620761635" calcext:value-type="float">
            <text:p>6.6620761635</text:p>
          </table:table-cell>
          <table:table-cell table:formula="of:=POWER([.C2897]-6.75;2)" office:value-type="float" office:value="0.00773060102487872" calcext:value-type="float">
            <text:p>0.007730601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6.795055" calcext:value-type="float">
            <text:p>6.795055</text:p>
          </table:table-cell>
          <table:table-cell office:value-type="float" office:value="6.6607608447" calcext:value-type="float">
            <text:p>6.6607608447</text:p>
          </table:table-cell>
          <table:table-cell table:formula="of:=POWER([.C2898]-6.75;2)" office:value-type="float" office:value="0.00796362683865745" calcext:value-type="float">
            <text:p>0.0079636268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6.792612" calcext:value-type="float">
            <text:p>6.792612</text:p>
          </table:table-cell>
          <table:table-cell office:value-type="float" office:value="6.6594442353" calcext:value-type="float">
            <text:p>6.6594442353</text:p>
          </table:table-cell>
          <table:table-cell table:formula="of:=POWER([.C2899]-6.75;2)" office:value-type="float" office:value="0.00820034652040167" calcext:value-type="float">
            <text:p>0.0082003465</text:p>
          </table:table-cell>
          <table:table-cell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6.790228" calcext:value-type="float">
            <text:p>6.790228</text:p>
          </table:table-cell>
          <table:table-cell office:value-type="float" office:value="6.6581257426" calcext:value-type="float">
            <text:p>6.6581257426</text:p>
          </table:table-cell>
          <table:table-cell table:formula="of:=POWER([.C2900]-6.75;2)" office:value-type="float" office:value="0.00844087917280141" calcext:value-type="float">
            <text:p>0.0084408792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.787902" calcext:value-type="float">
            <text:p>6.787902</text:p>
          </table:table-cell>
          <table:table-cell office:value-type="float" office:value="6.65680472" calcext:value-type="float">
            <text:p>6.65680472</text:p>
          </table:table-cell>
          <table:table-cell table:formula="of:=POWER([.C2901]-6.75;2)" office:value-type="float" office:value="0.00868536021427836" calcext:value-type="float">
            <text:p>0.0086853602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6.785629" calcext:value-type="float">
            <text:p>6.785629</text:p>
          </table:table-cell>
          <table:table-cell office:value-type="float" office:value="6.6554805051" calcext:value-type="float">
            <text:p>6.6554805051</text:p>
          </table:table-cell>
          <table:table-cell table:formula="of:=POWER([.C2902]-6.75;2)" office:value-type="float" office:value="0.00893393491615115" calcext:value-type="float">
            <text:p>0.0089339349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6.783404" calcext:value-type="float">
            <text:p>6.783404</text:p>
          </table:table-cell>
          <table:table-cell office:value-type="float" office:value="6.6541524592" calcext:value-type="float">
            <text:p>6.6541524592</text:p>
          </table:table-cell>
          <table:table-cell table:formula="of:=POWER([.C2903]-6.75;2)" office:value-type="float" office:value="0.00918675107740773" calcext:value-type="float">
            <text:p>0.0091867511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6.781219" calcext:value-type="float">
            <text:p>6.781219</text:p>
          </table:table-cell>
          <table:table-cell office:value-type="float" office:value="6.6528199691" calcext:value-type="float">
            <text:p>6.6528199691</text:p>
          </table:table-cell>
          <table:table-cell table:formula="of:=POWER([.C2904]-6.75;2)" office:value-type="float" office:value="0.0094439584057249" calcext:value-type="float">
            <text:p>0.0094439584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6.779066" calcext:value-type="float">
            <text:p>6.779066</text:p>
          </table:table-cell>
          <table:table-cell office:value-type="float" office:value="6.6514824792" calcext:value-type="float">
            <text:p>6.6514824792</text:p>
          </table:table-cell>
          <table:table-cell table:formula="of:=POWER([.C2905]-6.75;2)" office:value-type="float" office:value="0.00970570190457839" calcext:value-type="float">
            <text:p>0.0097057019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6.776934" calcext:value-type="float">
            <text:p>6.776934</text:p>
          </table:table-cell>
          <table:table-cell office:value-type="float" office:value="6.6501394947" calcext:value-type="float">
            <text:p>6.6501394947</text:p>
          </table:table-cell>
          <table:table-cell table:formula="of:=POWER([.C2906]-6.75;2)" office:value-type="float" office:value="0.00997212051877126" calcext:value-type="float">
            <text:p>0.0099721205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6.774811" calcext:value-type="float">
            <text:p>6.774811</text:p>
          </table:table-cell>
          <table:table-cell office:value-type="float" office:value="6.648790617" calcext:value-type="float">
            <text:p>6.648790617</text:p>
          </table:table-cell>
          <table:table-cell table:formula="of:=POWER([.C2907]-6.75;2)" office:value-type="float" office:value="0.0102433392072406" calcext:value-type="float">
            <text:p>0.0102433392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6.772686" calcext:value-type="float">
            <text:p>6.772686</text:p>
          </table:table-cell>
          <table:table-cell office:value-type="float" office:value="6.6474355591" calcext:value-type="float">
            <text:p>6.6474355591</text:p>
          </table:table-cell>
          <table:table-cell table:formula="of:=POWER([.C2908]-6.75;2)" office:value-type="float" office:value="0.0105194645371296" calcext:value-type="float">
            <text:p>0.0105194645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6.770545" calcext:value-type="float">
            <text:p>6.770545</text:p>
          </table:table-cell>
          <table:table-cell office:value-type="float" office:value="6.6460741413" calcext:value-type="float">
            <text:p>6.6460741413</text:p>
          </table:table-cell>
          <table:table-cell table:formula="of:=POWER([.C2909]-6.75;2)" office:value-type="float" office:value="0.0108005841065324" calcext:value-type="float">
            <text:p>0.0108005841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6.768376" calcext:value-type="float">
            <text:p>6.768376</text:p>
          </table:table-cell>
          <table:table-cell office:value-type="float" office:value="6.6447063297" calcext:value-type="float">
            <text:p>6.6447063297</text:p>
          </table:table-cell>
          <table:table-cell table:formula="of:=POWER([.C2910]-6.75;2)" office:value-type="float" office:value="0.0110867570052451" calcext:value-type="float">
            <text:p>0.011086757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.766167" calcext:value-type="float">
            <text:p>6.766167</text:p>
          </table:table-cell>
          <table:table-cell office:value-type="float" office:value="6.6433322222" calcext:value-type="float">
            <text:p>6.6433322222</text:p>
          </table:table-cell>
          <table:table-cell table:formula="of:=POWER([.C2911]-6.75;2)" office:value-type="float" office:value="0.0113780148207902" calcext:value-type="float">
            <text:p>0.0113780148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6.763907" calcext:value-type="float">
            <text:p>6.763907</text:p>
          </table:table-cell>
          <table:table-cell office:value-type="float" office:value="6.6419520562" calcext:value-type="float">
            <text:p>6.6419520562</text:p>
          </table:table-cell>
          <table:table-cell table:formula="of:=POWER([.C2912]-6.75;2)" office:value-type="float" office:value="0.0116743581594079" calcext:value-type="float">
            <text:p>0.0116743582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6.761586" calcext:value-type="float">
            <text:p>6.761586</text:p>
          </table:table-cell>
          <table:table-cell office:value-type="float" office:value="6.6405662045" calcext:value-type="float">
            <text:p>6.6405662045</text:p>
          </table:table-cell>
          <table:table-cell table:formula="of:=POWER([.C2913]-6.75;2)" office:value-type="float" office:value="0.0119757555975359" calcext:value-type="float">
            <text:p>0.0119757556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6.759194" calcext:value-type="float">
            <text:p>6.759194</text:p>
          </table:table-cell>
          <table:table-cell office:value-type="float" office:value="6.6391751724" calcext:value-type="float">
            <text:p>6.6391751724</text:p>
          </table:table-cell>
          <table:table-cell table:formula="of:=POWER([.C2914]-6.75;2)" office:value-type="float" office:value="0.0122821424125697" calcext:value-type="float">
            <text:p>0.0122821424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6.756725" calcext:value-type="float">
            <text:p>6.756725</text:p>
          </table:table-cell>
          <table:table-cell office:value-type="float" office:value="6.6377796047" calcext:value-type="float">
            <text:p>6.6377796047</text:p>
          </table:table-cell>
          <table:table-cell table:formula="of:=POWER([.C2915]-6.75;2)" office:value-type="float" office:value="0.0125934171212882" calcext:value-type="float">
            <text:p>0.0125934171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6.754172" calcext:value-type="float">
            <text:p>6.754172</text:p>
          </table:table-cell>
          <table:table-cell office:value-type="float" office:value="6.6363802471" calcext:value-type="float">
            <text:p>6.6363802471</text:p>
          </table:table-cell>
          <table:table-cell table:formula="of:=POWER([.C2916]-6.75;2)" office:value-type="float" office:value="0.0129094482490571" calcext:value-type="float">
            <text:p>0.0129094482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6.751533" calcext:value-type="float">
            <text:p>6.751533</text:p>
          </table:table-cell>
          <table:table-cell office:value-type="float" office:value="6.6349779643" calcext:value-type="float">
            <text:p>6.6349779643</text:p>
          </table:table-cell>
          <table:table-cell table:formula="of:=POWER([.C2917]-6.75;2)" office:value-type="float" office:value="0.0132300686965721" calcext:value-type="float">
            <text:p>0.0132300687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6.748806" calcext:value-type="float">
            <text:p>6.748806</text:p>
          </table:table-cell>
          <table:table-cell office:value-type="float" office:value="6.6335736867" calcext:value-type="float">
            <text:p>6.6335736867</text:p>
          </table:table-cell>
          <table:table-cell table:formula="of:=POWER([.C2918]-6.75;2)" office:value-type="float" office:value="0.0135550864286297" calcext:value-type="float">
            <text:p>0.0135550864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6.745991" calcext:value-type="float">
            <text:p>6.745991</text:p>
          </table:table-cell>
          <table:table-cell office:value-type="float" office:value="6.6321684146" calcext:value-type="float">
            <text:p>6.6321684146</text:p>
          </table:table-cell>
          <table:table-cell table:formula="of:=POWER([.C2919]-6.75;2)" office:value-type="float" office:value="0.0138842825178776" calcext:value-type="float">
            <text:p>0.0138842825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6.743092" calcext:value-type="float">
            <text:p>6.743092</text:p>
          </table:table-cell>
          <table:table-cell office:value-type="float" office:value="6.6307631975" calcext:value-type="float">
            <text:p>6.6307631975</text:p>
          </table:table-cell>
          <table:table-cell table:formula="of:=POWER([.C2920]-6.75;2)" office:value-type="float" office:value="0.0142174150704239" calcext:value-type="float">
            <text:p>0.0142174151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.740114" calcext:value-type="float">
            <text:p>6.740114</text:p>
          </table:table-cell>
          <table:table-cell office:value-type="float" office:value="6.6293590875" calcext:value-type="float">
            <text:p>6.6293590875</text:p>
          </table:table-cell>
          <table:table-cell table:formula="of:=POWER([.C2921]-6.75;2)" office:value-type="float" office:value="0.0145542297688326" calcext:value-type="float">
            <text:p>0.0145542298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6.737063" calcext:value-type="float">
            <text:p>6.737063</text:p>
          </table:table-cell>
          <table:table-cell office:value-type="float" office:value="6.6279571266" calcext:value-type="float">
            <text:p>6.6279571266</text:p>
          </table:table-cell>
          <table:table-cell table:formula="of:=POWER([.C2922]-6.75;2)" office:value-type="float" office:value="0.0148944629477284" calcext:value-type="float">
            <text:p>0.0148944629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6.733947" calcext:value-type="float">
            <text:p>6.733947</text:p>
          </table:table-cell>
          <table:table-cell office:value-type="float" office:value="6.6265583333" calcext:value-type="float">
            <text:p>6.6265583333</text:p>
          </table:table-cell>
          <table:table-cell table:formula="of:=POWER([.C2923]-6.75;2)" office:value-type="float" office:value="0.0152378450776738" calcext:value-type="float">
            <text:p>0.0152378451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6.730778" calcext:value-type="float">
            <text:p>6.730778</text:p>
          </table:table-cell>
          <table:table-cell office:value-type="float" office:value="6.6251636753" calcext:value-type="float">
            <text:p>6.6251636753</text:p>
          </table:table-cell>
          <table:table-cell table:formula="of:=POWER([.C2924]-6.75;2)" office:value-type="float" office:value="0.0155841079646039" calcext:value-type="float">
            <text:p>0.015584108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6.727565" calcext:value-type="float">
            <text:p>6.727565</text:p>
          </table:table-cell>
          <table:table-cell office:value-type="float" office:value="6.6237740132" calcext:value-type="float">
            <text:p>6.6237740132</text:p>
          </table:table-cell>
          <table:table-cell table:formula="of:=POWER([.C2925]-6.75;2)" office:value-type="float" office:value="0.0159329997436337" calcext:value-type="float">
            <text:p>0.0159329997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6.724322" calcext:value-type="float">
            <text:p>6.724322</text:p>
          </table:table-cell>
          <table:table-cell office:value-type="float" office:value="6.6223901333" calcext:value-type="float">
            <text:p>6.6223901333</text:p>
          </table:table-cell>
          <table:table-cell table:formula="of:=POWER([.C2926]-6.75;2)" office:value-type="float" office:value="0.0162842780791918" calcext:value-type="float">
            <text:p>0.0162842781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6.721061" calcext:value-type="float">
            <text:p>6.721061</text:p>
          </table:table-cell>
          <table:table-cell office:value-type="float" office:value="6.6210126757" calcext:value-type="float">
            <text:p>6.6210126757</text:p>
          </table:table-cell>
          <table:table-cell table:formula="of:=POWER([.C2927]-6.75;2)" office:value-type="float" office:value="0.0166377298300733" calcext:value-type="float">
            <text:p>0.0166377298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6.717796" calcext:value-type="float">
            <text:p>6.717796</text:p>
          </table:table-cell>
          <table:table-cell office:value-type="float" office:value="6.6196421507" calcext:value-type="float">
            <text:p>6.6196421507</text:p>
          </table:table-cell>
          <table:table-cell table:formula="of:=POWER([.C2928]-6.75;2)" office:value-type="float" office:value="0.0169931688741216" calcext:value-type="float">
            <text:p>0.0169931689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6.714538" calcext:value-type="float">
            <text:p>6.714538</text:p>
          </table:table-cell>
          <table:table-cell office:value-type="float" office:value="6.6182789028" calcext:value-type="float">
            <text:p>6.6182789028</text:p>
          </table:table-cell>
          <table:table-cell table:formula="of:=POWER([.C2929]-6.75;2)" office:value-type="float" office:value="0.0173504474475718" calcext:value-type="float">
            <text:p>0.0173504474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6.711301" calcext:value-type="float">
            <text:p>6.711301</text:p>
          </table:table-cell>
          <table:table-cell office:value-type="float" office:value="6.6169231408" calcext:value-type="float">
            <text:p>6.6169231408</text:p>
          </table:table-cell>
          <table:table-cell table:formula="of:=POWER([.C2930]-6.75;2)" office:value-type="float" office:value="0.0177094504545366" calcext:value-type="float">
            <text:p>0.0177094505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.708096" calcext:value-type="float">
            <text:p>6.708096</text:p>
          </table:table-cell>
          <table:table-cell office:value-type="float" office:value="6.6155748857" calcext:value-type="float">
            <text:p>6.6155748857</text:p>
          </table:table-cell>
          <table:table-cell table:formula="of:=POWER([.C2931]-6.75;2)" office:value-type="float" office:value="0.018070111354568" calcext:value-type="float">
            <text:p>0.0180701114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6.704933" calcext:value-type="float">
            <text:p>6.704933</text:p>
          </table:table-cell>
          <table:table-cell office:value-type="float" office:value="6.614234" calcext:value-type="float">
            <text:p>6.614234</text:p>
          </table:table-cell>
          <table:table-cell table:formula="of:=POWER([.C2932]-6.75;2)" office:value-type="float" office:value="0.0184324067560001" calcext:value-type="float">
            <text:p>0.0184324068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6.701823" calcext:value-type="float">
            <text:p>6.701823</text:p>
          </table:table-cell>
          <table:table-cell office:value-type="float" office:value="6.6129001912" calcext:value-type="float">
            <text:p>6.6129001912</text:p>
          </table:table-cell>
          <table:table-cell table:formula="of:=POWER([.C2933]-6.75;2)" office:value-type="float" office:value="0.0187963575729967" calcext:value-type="float">
            <text:p>0.0187963576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6.698773" calcext:value-type="float">
            <text:p>6.698773</text:p>
          </table:table-cell>
          <table:table-cell office:value-type="float" office:value="6.6115729851" calcext:value-type="float">
            <text:p>6.6115729851</text:p>
          </table:table-cell>
          <table:table-cell table:formula="of:=POWER([.C2934]-6.75;2)" office:value-type="float" office:value="0.0191620384541247" calcext:value-type="float">
            <text:p>0.0191620385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6.695789" calcext:value-type="float">
            <text:p>6.695789</text:p>
          </table:table-cell>
          <table:table-cell office:value-type="float" office:value="6.6102517727" calcext:value-type="float">
            <text:p>6.6102517727</text:p>
          </table:table-cell>
          <table:table-cell table:formula="of:=POWER([.C2935]-6.75;2)" office:value-type="float" office:value="0.0195295670334925" calcext:value-type="float">
            <text:p>0.019529567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6.692875" calcext:value-type="float">
            <text:p>6.692875</text:p>
          </table:table-cell>
          <table:table-cell office:value-type="float" office:value="6.6089358154" calcext:value-type="float">
            <text:p>6.6089358154</text:p>
          </table:table-cell>
          <table:table-cell table:formula="of:=POWER([.C2936]-6.75;2)" office:value-type="float" office:value="0.0198991041768629" calcext:value-type="float">
            <text:p>0.0198991042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6.690032" calcext:value-type="float">
            <text:p>6.690032</text:p>
          </table:table-cell>
          <table:table-cell office:value-type="float" office:value="6.6076242656" calcext:value-type="float">
            <text:p>6.6076242656</text:p>
          </table:table-cell>
          <table:table-cell table:formula="of:=POWER([.C2937]-6.75;2)" office:value-type="float" office:value="0.0202708497459393" calcext:value-type="float">
            <text:p>0.0202708497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6.687261" calcext:value-type="float">
            <text:p>6.687261</text:p>
          </table:table-cell>
          <table:table-cell office:value-type="float" office:value="6.6063162063" calcext:value-type="float">
            <text:p>6.6063162063</text:p>
          </table:table-cell>
          <table:table-cell table:formula="of:=POWER([.C2938]-6.75;2)" office:value-type="float" office:value="0.0206450325720242" calcext:value-type="float">
            <text:p>0.0206450326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6.684559" calcext:value-type="float">
            <text:p>6.684559</text:p>
          </table:table-cell>
          <table:table-cell office:value-type="float" office:value="6.6050106452" calcext:value-type="float">
            <text:p>6.6050106452</text:p>
          </table:table-cell>
          <table:table-cell table:formula="of:=POWER([.C2939]-6.75;2)" office:value-type="float" office:value="0.0210219130053202" calcext:value-type="float">
            <text:p>0.021021913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6.681923" calcext:value-type="float">
            <text:p>6.681923</text:p>
          </table:table-cell>
          <table:table-cell office:value-type="float" office:value="6.6037065738" calcext:value-type="float">
            <text:p>6.6037065738</text:p>
          </table:table-cell>
          <table:table-cell table:formula="of:=POWER([.C2940]-6.75;2)" office:value-type="float" office:value="0.0214017665493348" calcext:value-type="float">
            <text:p>0.0214017665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.679347" calcext:value-type="float">
            <text:p>6.679347</text:p>
          </table:table-cell>
          <table:table-cell office:value-type="float" office:value="6.6024029667" calcext:value-type="float">
            <text:p>6.6024029667</text:p>
          </table:table-cell>
          <table:table-cell table:formula="of:=POWER([.C2941]-6.75;2)" office:value-type="float" office:value="0.0217848842389614" calcext:value-type="float">
            <text:p>0.0217848842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6.676824" calcext:value-type="float">
            <text:p>6.676824</text:p>
          </table:table-cell>
          <table:table-cell office:value-type="float" office:value="6.6010988305" calcext:value-type="float">
            <text:p>6.6010988305</text:p>
          </table:table-cell>
          <table:table-cell table:formula="of:=POWER([.C2942]-6.75;2)" office:value-type="float" office:value="0.0221715582784678" calcext:value-type="float">
            <text:p>0.0221715583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6.674345" calcext:value-type="float">
            <text:p>6.674345</text:p>
          </table:table-cell>
          <table:table-cell office:value-type="float" office:value="6.5997932241" calcext:value-type="float">
            <text:p>6.5997932241</text:p>
          </table:table-cell>
          <table:table-cell table:formula="of:=POWER([.C2943]-6.75;2)" office:value-type="float" office:value="0.0225620755262728" calcext:value-type="float">
            <text:p>0.0225620755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6.6719" calcext:value-type="float">
            <text:p>6.6719</text:p>
          </table:table-cell>
          <table:table-cell office:value-type="float" office:value="6.5984852982" calcext:value-type="float">
            <text:p>6.5984852982</text:p>
          </table:table-cell>
          <table:table-cell table:formula="of:=POWER([.C2944]-6.75;2)" office:value-type="float" office:value="0.0229567048615429" calcext:value-type="float">
            <text:p>0.0229567049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6.669479" calcext:value-type="float">
            <text:p>6.669479</text:p>
          </table:table-cell>
          <table:table-cell office:value-type="float" office:value="6.5971743214" calcext:value-type="float">
            <text:p>6.5971743214</text:p>
          </table:table-cell>
          <table:table-cell table:formula="of:=POWER([.C2945]-6.75;2)" office:value-type="float" office:value="0.0233556880395506" calcext:value-type="float">
            <text:p>0.023355688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6.667072" calcext:value-type="float">
            <text:p>6.667072</text:p>
          </table:table-cell>
          <table:table-cell office:value-type="float" office:value="6.5958596909" calcext:value-type="float">
            <text:p>6.5958596909</text:p>
          </table:table-cell>
          <table:table-cell table:formula="of:=POWER([.C2946]-6.75;2)" office:value-type="float" office:value="0.0237592348894435" calcext:value-type="float">
            <text:p>0.0237592349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6.664668" calcext:value-type="float">
            <text:p>6.664668</text:p>
          </table:table-cell>
          <table:table-cell office:value-type="float" office:value="6.5945409444" calcext:value-type="float">
            <text:p>6.5945409444</text:p>
          </table:table-cell>
          <table:table-cell table:formula="of:=POWER([.C2947]-6.75;2)" office:value-type="float" office:value="0.0241675179680438" calcext:value-type="float">
            <text:p>0.024167518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6.662255" calcext:value-type="float">
            <text:p>6.662255</text:p>
          </table:table-cell>
          <table:table-cell office:value-type="float" office:value="6.5932177925" calcext:value-type="float">
            <text:p>6.5932177925</text:p>
          </table:table-cell>
          <table:table-cell table:formula="of:=POWER([.C2948]-6.75;2)" office:value-type="float" office:value="0.0245806605885731" calcext:value-type="float">
            <text:p>0.0245806606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6.659824" calcext:value-type="float">
            <text:p>6.659824</text:p>
          </table:table-cell>
          <table:table-cell office:value-type="float" office:value="6.5918901538" calcext:value-type="float">
            <text:p>6.5918901538</text:p>
          </table:table-cell>
          <table:table-cell table:formula="of:=POWER([.C2949]-6.75;2)" office:value-type="float" office:value="0.0249987234653878" calcext:value-type="float">
            <text:p>0.0249987235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6.657366" calcext:value-type="float">
            <text:p>6.657366</text:p>
          </table:table-cell>
          <table:table-cell office:value-type="float" office:value="6.5905581176" calcext:value-type="float">
            <text:p>6.5905581176</text:p>
          </table:table-cell>
          <table:table-cell table:formula="of:=POWER([.C2950]-6.75;2)" office:value-type="float" office:value="0.0254217138632555" calcext:value-type="float">
            <text:p>0.0254217139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.654871" calcext:value-type="float">
            <text:p>6.654871</text:p>
          </table:table-cell>
          <table:table-cell office:value-type="float" office:value="6.58922196" calcext:value-type="float">
            <text:p>6.58922196</text:p>
          </table:table-cell>
          <table:table-cell table:formula="of:=POWER([.C2951]-6.75;2)" office:value-type="float" office:value="0.0258495781462417" calcext:value-type="float">
            <text:p>0.0258495781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6.652335" calcext:value-type="float">
            <text:p>6.652335</text:p>
          </table:table-cell>
          <table:table-cell office:value-type="float" office:value="6.5878821837" calcext:value-type="float">
            <text:p>6.5878821837</text:p>
          </table:table-cell>
          <table:table-cell table:formula="of:=POWER([.C2952]-6.75;2)" office:value-type="float" office:value="0.0262821863618807" calcext:value-type="float">
            <text:p>0.0262821864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6.64975" calcext:value-type="float">
            <text:p>6.64975</text:p>
          </table:table-cell>
          <table:table-cell office:value-type="float" office:value="6.5865394167" calcext:value-type="float">
            <text:p>6.5865394167</text:p>
          </table:table-cell>
          <table:table-cell table:formula="of:=POWER([.C2953]-6.75;2)" office:value-type="float" office:value="0.0267193622927762" calcext:value-type="float">
            <text:p>0.0267193623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6.647114" calcext:value-type="float">
            <text:p>6.647114</text:p>
          </table:table-cell>
          <table:table-cell office:value-type="float" office:value="6.5851945106" calcext:value-type="float">
            <text:p>6.5851945106</text:p>
          </table:table-cell>
          <table:table-cell table:formula="of:=POWER([.C2954]-6.75;2)" office:value-type="float" office:value="0.0271608493363735" calcext:value-type="float">
            <text:p>0.0271608493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6.644424" calcext:value-type="float">
            <text:p>6.644424</text:p>
          </table:table-cell>
          <table:table-cell office:value-type="float" office:value="6.5838484348" calcext:value-type="float">
            <text:p>6.5838484348</text:p>
          </table:table-cell>
          <table:table-cell table:formula="of:=POWER([.C2955]-6.75;2)" office:value-type="float" office:value="0.0276063426184098" calcext:value-type="float">
            <text:p>0.0276063426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6.64168" calcext:value-type="float">
            <text:p>6.64168</text:p>
          </table:table-cell>
          <table:table-cell office:value-type="float" office:value="6.5825023111" calcext:value-type="float">
            <text:p>6.5825023111</text:p>
          </table:table-cell>
          <table:table-cell table:formula="of:=POWER([.C2956]-6.75;2)" office:value-type="float" office:value="0.0280554757868412" calcext:value-type="float">
            <text:p>0.0280554758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6.638882" calcext:value-type="float">
            <text:p>6.638882</text:p>
          </table:table-cell>
          <table:table-cell office:value-type="float" office:value="6.5811573636" calcext:value-type="float">
            <text:p>6.5811573636</text:p>
          </table:table-cell>
          <table:table-cell table:formula="of:=POWER([.C2957]-6.75;2)" office:value-type="float" office:value="0.0285078358665026" calcext:value-type="float">
            <text:p>0.0285078359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6.636034" calcext:value-type="float">
            <text:p>6.636034</text:p>
          </table:table-cell>
          <table:table-cell office:value-type="float" office:value="6.5798149302" calcext:value-type="float">
            <text:p>6.5798149302</text:p>
          </table:table-cell>
          <table:table-cell table:formula="of:=POWER([.C2958]-6.75;2)" office:value-type="float" office:value="0.028962957982831" calcext:value-type="float">
            <text:p>0.028962958</text:p>
          </table:table-cell>
          <table:table-cell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6.63314" calcext:value-type="float">
            <text:p>6.63314</text:p>
          </table:table-cell>
          <table:table-cell office:value-type="float" office:value="6.578476381" calcext:value-type="float">
            <text:p>6.578476381</text:p>
          </table:table-cell>
          <table:table-cell table:formula="of:=POWER([.C2959]-6.75;2)" office:value-type="float" office:value="0.0294203518748572" calcext:value-type="float">
            <text:p>0.0294203519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6.630204" calcext:value-type="float">
            <text:p>6.630204</text:p>
          </table:table-cell>
          <table:table-cell office:value-type="float" office:value="6.577143122" calcext:value-type="float">
            <text:p>6.577143122</text:p>
          </table:table-cell>
          <table:table-cell table:formula="of:=POWER([.C2960]-6.75;2)" office:value-type="float" office:value="0.0298795002719069" calcext:value-type="float">
            <text:p>0.0298795003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.627233" calcext:value-type="float">
            <text:p>6.627233</text:p>
          </table:table-cell>
          <table:table-cell office:value-type="float" office:value="6.5758166" calcext:value-type="float">
            <text:p>6.5758166</text:p>
          </table:table-cell>
          <table:table-cell table:formula="of:=POWER([.C2961]-6.75;2)" office:value-type="float" office:value="0.0303398568355601" calcext:value-type="float">
            <text:p>0.0303398568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6.624235" calcext:value-type="float">
            <text:p>6.624235</text:p>
          </table:table-cell>
          <table:table-cell office:value-type="float" office:value="6.5744982308" calcext:value-type="float">
            <text:p>6.5744982308</text:p>
          </table:table-cell>
          <table:table-cell table:formula="of:=POWER([.C2962]-6.75;2)" office:value-type="float" office:value="0.0308008709923302" calcext:value-type="float">
            <text:p>0.030800871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6.621216" calcext:value-type="float">
            <text:p>6.621216</text:p>
          </table:table-cell>
          <table:table-cell office:value-type="float" office:value="6.5731893684" calcext:value-type="float">
            <text:p>6.5731893684</text:p>
          </table:table-cell>
          <table:table-cell table:formula="of:=POWER([.C2963]-6.75;2)" office:value-type="float" office:value="0.0312619994467911" calcext:value-type="float">
            <text:p>0.0312619994</text:p>
          </table:table-cell>
          <table:table-cell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6.618185" calcext:value-type="float">
            <text:p>6.618185</text:p>
          </table:table-cell>
          <table:table-cell office:value-type="float" office:value="6.5718913514" calcext:value-type="float">
            <text:p>6.5718913514</text:p>
          </table:table-cell>
          <table:table-cell table:formula="of:=POWER([.C2964]-6.75;2)" office:value-type="float" office:value="0.0317226907061184" calcext:value-type="float">
            <text:p>0.0317226907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6.61515" calcext:value-type="float">
            <text:p>6.61515</text:p>
          </table:table-cell>
          <table:table-cell office:value-type="float" office:value="6.5706054167" calcext:value-type="float">
            <text:p>6.5706054167</text:p>
          </table:table-cell>
          <table:table-cell table:formula="of:=POWER([.C2965]-6.75;2)" office:value-type="float" office:value="0.0321824165173805" calcext:value-type="float">
            <text:p>0.0321824165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6.612117" calcext:value-type="float">
            <text:p>6.612117</text:p>
          </table:table-cell>
          <table:table-cell office:value-type="float" office:value="6.5693327143" calcext:value-type="float">
            <text:p>6.5693327143</text:p>
          </table:table-cell>
          <table:table-cell table:formula="of:=POWER([.C2966]-6.75;2)" office:value-type="float" office:value="0.0326406681222055" calcext:value-type="float">
            <text:p>0.0326406681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6.609095" calcext:value-type="float">
            <text:p>6.609095</text:p>
          </table:table-cell>
          <table:table-cell office:value-type="float" office:value="6.5680743529" calcext:value-type="float">
            <text:p>6.5680743529</text:p>
          </table:table-cell>
          <table:table-cell table:formula="of:=POWER([.C2967]-6.75;2)" office:value-type="float" office:value="0.0330969410727537" calcext:value-type="float">
            <text:p>0.0330969411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6.606091" calcext:value-type="float">
            <text:p>6.606091</text:p>
          </table:table-cell>
          <table:table-cell office:value-type="float" office:value="6.566831303" calcext:value-type="float">
            <text:p>6.566831303</text:p>
          </table:table-cell>
          <table:table-cell table:formula="of:=POWER([.C2968]-6.75;2)" office:value-type="float" office:value="0.0335507715606779" calcext:value-type="float">
            <text:p>0.0335507716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6.603109" calcext:value-type="float">
            <text:p>6.603109</text:p>
          </table:table-cell>
          <table:table-cell office:value-type="float" office:value="6.5656044375" calcext:value-type="float">
            <text:p>6.5656044375</text:p>
          </table:table-cell>
          <table:table-cell table:formula="of:=POWER([.C2969]-6.75;2)" office:value-type="float" office:value="0.0340017234696913" calcext:value-type="float">
            <text:p>0.0340017235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6.600156" calcext:value-type="float">
            <text:p>6.600156</text:p>
          </table:table-cell>
          <table:table-cell office:value-type="float" office:value="6.5643946129" calcext:value-type="float">
            <text:p>6.5643946129</text:p>
          </table:table-cell>
          <table:table-cell table:formula="of:=POWER([.C2970]-6.75;2)" office:value-type="float" office:value="0.0344493597205408" calcext:value-type="float">
            <text:p>0.0344493597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6.597235" calcext:value-type="float">
            <text:p>6.597235</text:p>
          </table:table-cell>
          <table:table-cell office:value-type="float" office:value="6.5632025667" calcext:value-type="float">
            <text:p>6.5632025667</text:p>
          </table:table-cell>
          <table:table-cell table:formula="of:=POWER([.C2971]-6.75;2)" office:value-type="float" office:value="0.0348932810874679" calcext:value-type="float">
            <text:p>0.0348932811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6.594351" calcext:value-type="float">
            <text:p>6.594351</text:p>
          </table:table-cell>
          <table:table-cell office:value-type="float" office:value="6.5620290345" calcext:value-type="float">
            <text:p>6.5620290345</text:p>
          </table:table-cell>
          <table:table-cell table:formula="of:=POWER([.C2972]-6.75;2)" office:value-type="float" office:value="0.0353330838710022" calcext:value-type="float">
            <text:p>0.0353330839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6.591506" calcext:value-type="float">
            <text:p>6.591506</text:p>
          </table:table-cell>
          <table:table-cell office:value-type="float" office:value="6.5608746786" calcext:value-type="float">
            <text:p>6.5608746786</text:p>
          </table:table-cell>
          <table:table-cell table:formula="of:=POWER([.C2973]-6.75;2)" office:value-type="float" office:value="0.0357683871946532" calcext:value-type="float">
            <text:p>0.0357683872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6.588703" calcext:value-type="float">
            <text:p>6.588703</text:p>
          </table:table-cell>
          <table:table-cell office:value-type="float" office:value="6.5597401852" calcext:value-type="float">
            <text:p>6.5597401852</text:p>
          </table:table-cell>
          <table:table-cell table:formula="of:=POWER([.C2974]-6.75;2)" office:value-type="float" office:value="0.0361987971277303" calcext:value-type="float">
            <text:p>0.0361987971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6.585942" calcext:value-type="float">
            <text:p>6.585942</text:p>
          </table:table-cell>
          <table:table-cell office:value-type="float" office:value="6.5586262308" calcext:value-type="float">
            <text:p>6.5586262308</text:p>
          </table:table-cell>
          <table:table-cell table:formula="of:=POWER([.C2975]-6.75;2)" office:value-type="float" office:value="0.0366239195378149" calcext:value-type="float">
            <text:p>0.0366239195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6.583227" calcext:value-type="float">
            <text:p>6.583227</text:p>
          </table:table-cell>
          <table:table-cell office:value-type="float" office:value="6.5575336" calcext:value-type="float">
            <text:p>6.5575336</text:p>
          </table:table-cell>
          <table:table-cell table:formula="of:=POWER([.C2976]-6.75;2)" office:value-type="float" office:value="0.0370433151289599" calcext:value-type="float">
            <text:p>0.0370433151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6.580557" calcext:value-type="float">
            <text:p>6.580557</text:p>
          </table:table-cell>
          <table:table-cell office:value-type="float" office:value="6.5564630417" calcext:value-type="float">
            <text:p>6.5564630417</text:p>
          </table:table-cell>
          <table:table-cell table:formula="of:=POWER([.C2977]-6.75;2)" office:value-type="float" office:value="0.037456554228016" calcext:value-type="float">
            <text:p>0.0374565542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6.577935" calcext:value-type="float">
            <text:p>6.577935</text:p>
          </table:table-cell>
          <table:table-cell office:value-type="float" office:value="6.5554154783" calcext:value-type="float">
            <text:p>6.5554154783</text:p>
          </table:table-cell>
          <table:table-cell table:formula="of:=POWER([.C2978]-6.75;2)" office:value-type="float" office:value="0.0378631360852176" calcext:value-type="float">
            <text:p>0.0378631361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6.575362" calcext:value-type="float">
            <text:p>6.575362</text:p>
          </table:table-cell>
          <table:table-cell office:value-type="float" office:value="6.5543918636" calcext:value-type="float">
            <text:p>6.5543918636</text:p>
          </table:table-cell>
          <table:table-cell table:formula="of:=POWER([.C2979]-6.75;2)" office:value-type="float" office:value="0.0382625430258809" calcext:value-type="float">
            <text:p>0.038262543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6.572839" calcext:value-type="float">
            <text:p>6.572839</text:p>
          </table:table-cell>
          <table:table-cell office:value-type="float" office:value="6.5533932857" calcext:value-type="float">
            <text:p>6.5533932857</text:p>
          </table:table-cell>
          <table:table-cell table:formula="of:=POWER([.C2980]-6.75;2)" office:value-type="float" office:value="0.0386542001078417" calcext:value-type="float">
            <text:p>0.0386542001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.57037" calcext:value-type="float">
            <text:p>6.57037</text:p>
          </table:table-cell>
          <table:table-cell office:value-type="float" office:value="6.552421" calcext:value-type="float">
            <text:p>6.552421</text:p>
          </table:table-cell>
          <table:table-cell table:formula="of:=POWER([.C2981]-6.75;2)" office:value-type="float" office:value="0.0390374612410001" calcext:value-type="float">
            <text:p>0.0390374612</text:p>
          </table:table-cell>
          <table:table-cell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6.567958" calcext:value-type="float">
            <text:p>6.567958</text:p>
          </table:table-cell>
          <table:table-cell office:value-type="float" office:value="6.5514763158" calcext:value-type="float">
            <text:p>6.5514763158</text:p>
          </table:table-cell>
          <table:table-cell table:formula="of:=POWER([.C2982]-6.75;2)" office:value-type="float" office:value="0.0394116531883412" calcext:value-type="float">
            <text:p>0.0394116532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6.565608" calcext:value-type="float">
            <text:p>6.565608</text:p>
          </table:table-cell>
          <table:table-cell office:value-type="float" office:value="6.5505606667" calcext:value-type="float">
            <text:p>6.5505606667</text:p>
          </table:table-cell>
          <table:table-cell table:formula="of:=POWER([.C2983]-6.75;2)" office:value-type="float" office:value="0.0397760476671485" calcext:value-type="float">
            <text:p>0.0397760477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6.563323" calcext:value-type="float">
            <text:p>6.563323</text:p>
          </table:table-cell>
          <table:table-cell office:value-type="float" office:value="6.5496755294" calcext:value-type="float">
            <text:p>6.5496755294</text:p>
          </table:table-cell>
          <table:table-cell table:formula="of:=POWER([.C2984]-6.75;2)" office:value-type="float" office:value="0.0401298935211703" calcext:value-type="float">
            <text:p>0.0401298935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6.561111" calcext:value-type="float">
            <text:p>6.561111</text:p>
          </table:table-cell>
          <table:table-cell office:value-type="float" office:value="6.5488225625" calcext:value-type="float">
            <text:p>6.5488225625</text:p>
          </table:table-cell>
          <table:table-cell table:formula="of:=POWER([.C2985]-6.75;2)" office:value-type="float" office:value="0.0404723613590665" calcext:value-type="float">
            <text:p>0.0404723614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6.558977" calcext:value-type="float">
            <text:p>6.558977</text:p>
          </table:table-cell>
          <table:table-cell office:value-type="float" office:value="6.5480033333" calcext:value-type="float">
            <text:p>6.5480033333</text:p>
          </table:table-cell>
          <table:table-cell table:formula="of:=POWER([.C2986]-6.75;2)" office:value-type="float" office:value="0.0408026533579107" calcext:value-type="float">
            <text:p>0.0408026534</text:p>
          </table:table-cell>
          <table:table-cell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6.556929" calcext:value-type="float">
            <text:p>6.556929</text:p>
          </table:table-cell>
          <table:table-cell office:value-type="float" office:value="6.5472195" calcext:value-type="float">
            <text:p>6.5472195</text:p>
          </table:table-cell>
          <table:table-cell table:formula="of:=POWER([.C2987]-6.75;2)" office:value-type="float" office:value="0.0411199311802501" calcext:value-type="float">
            <text:p>0.0411199312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6.554974" calcext:value-type="float">
            <text:p>6.554974</text:p>
          </table:table-cell>
          <table:table-cell office:value-type="float" office:value="6.5464726154" calcext:value-type="float">
            <text:p>6.5464726154</text:p>
          </table:table-cell>
          <table:table-cell table:formula="of:=POWER([.C2988]-6.75;2)" office:value-type="float" office:value="0.0414233962821164" calcext:value-type="float">
            <text:p>0.0414233963</text:p>
          </table:table-cell>
          <table:table-cell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6.553121" calcext:value-type="float">
            <text:p>6.553121</text:p>
          </table:table-cell>
          <table:table-cell office:value-type="float" office:value="6.5457641667" calcext:value-type="float">
            <text:p>6.5457641667</text:p>
          </table:table-cell>
          <table:table-cell table:formula="of:=POWER([.C2989]-6.75;2)" office:value-type="float" office:value="0.0417122756037455" calcext:value-type="float">
            <text:p>0.0417122756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6.551375" calcext:value-type="float">
            <text:p>6.551375</text:p>
          </table:table-cell>
          <table:table-cell office:value-type="float" office:value="6.5450953636" calcext:value-type="float">
            <text:p>6.5450953636</text:p>
          </table:table-cell>
          <table:table-cell table:formula="of:=POWER([.C2990]-6.75;2)" office:value-type="float" office:value="0.0419859100182163" calcext:value-type="float">
            <text:p>0.04198591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.549745" calcext:value-type="float">
            <text:p>6.549745</text:p>
          </table:table-cell>
          <table:table-cell office:value-type="float" office:value="6.5444674" calcext:value-type="float">
            <text:p>6.5444674</text:p>
          </table:table-cell>
          <table:table-cell table:formula="of:=POWER([.C2991]-6.75;2)" office:value-type="float" office:value="0.0422436496627599" calcext:value-type="float">
            <text:p>0.0422436497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6.548235" calcext:value-type="float">
            <text:p>6.548235</text:p>
          </table:table-cell>
          <table:table-cell office:value-type="float" office:value="6.543881" calcext:value-type="float">
            <text:p>6.543881</text:p>
          </table:table-cell>
          <table:table-cell table:formula="of:=POWER([.C2992]-6.75;2)" office:value-type="float" office:value="0.0424850421610001" calcext:value-type="float">
            <text:p>0.0424850422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6.546852" calcext:value-type="float">
            <text:p>6.546852</text:p>
          </table:table-cell>
          <table:table-cell office:value-type="float" office:value="6.54333675" calcext:value-type="float">
            <text:p>6.54333675</text:p>
          </table:table-cell>
          <table:table-cell table:formula="of:=POWER([.C2993]-6.75;2)" office:value-type="float" office:value="0.0427096989005625" calcext:value-type="float">
            <text:p>0.0427096989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6.545597" calcext:value-type="float">
            <text:p>6.545597</text:p>
          </table:table-cell>
          <table:table-cell office:value-type="float" office:value="6.5428345714" calcext:value-type="float">
            <text:p>6.5428345714</text:p>
          </table:table-cell>
          <table:table-cell table:formula="of:=POWER([.C2994]-6.75;2)" office:value-type="float" office:value="0.0429175148070216" calcext:value-type="float">
            <text:p>0.0429175148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6.544471" calcext:value-type="float">
            <text:p>6.544471</text:p>
          </table:table-cell>
          <table:table-cell office:value-type="float" office:value="6.5423741667" calcext:value-type="float">
            <text:p>6.5423741667</text:p>
          </table:table-cell>
          <table:table-cell table:formula="of:=POWER([.C2995]-6.75;2)" office:value-type="float" office:value="0.0431084866535193" calcext:value-type="float">
            <text:p>0.0431084867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6.543474" calcext:value-type="float">
            <text:p>6.543474</text:p>
          </table:table-cell>
          <table:table-cell office:value-type="float" office:value="6.5419548" calcext:value-type="float">
            <text:p>6.5419548</text:p>
          </table:table-cell>
          <table:table-cell table:formula="of:=POWER([.C2996]-6.75;2)" office:value-type="float" office:value="0.04328280524304" calcext:value-type="float">
            <text:p>0.0432828052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6.542602" calcext:value-type="float">
            <text:p>6.542602</text:p>
          </table:table-cell>
          <table:table-cell office:value-type="float" office:value="6.541575" calcext:value-type="float">
            <text:p>6.541575</text:p>
          </table:table-cell>
          <table:table-cell table:formula="of:=POWER([.C2997]-6.75;2)" office:value-type="float" office:value="0.043440980625" calcext:value-type="float">
            <text:p>0.0434409806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6.541847" calcext:value-type="float">
            <text:p>6.541847</text:p>
          </table:table-cell>
          <table:table-cell office:value-type="float" office:value="6.5412326667" calcext:value-type="float">
            <text:p>6.5412326667</text:p>
          </table:table-cell>
          <table:table-cell table:formula="of:=POWER([.C2998]-6.75;2)" office:value-type="float" office:value="0.0435837994531933" calcext:value-type="float">
            <text:p>0.0435837995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6.541201" calcext:value-type="float">
            <text:p>6.541201</text:p>
          </table:table-cell>
          <table:table-cell office:value-type="float" office:value="6.5409255" calcext:value-type="float">
            <text:p>6.5409255</text:p>
          </table:table-cell>
          <table:table-cell table:formula="of:=POWER([.C2999]-6.75;2)" office:value-type="float" office:value="0.0437121465502499" calcext:value-type="float">
            <text:p>0.0437121466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2" office:value-type="float" office:value="6.54065" calcext:value-type="float">
            <text:p>6.54065</text:p>
          </table:table-cell>
          <table:table-cell table:formula="of:=POWER([.C3000]-6.75;2)" office:value-type="float" office:value="0.0438274224999999" calcext:value-type="float">
            <text:p>0.0438274225</text:p>
          </table:table-cell>
          <table:table-cell/>
        </table:table-row>
        <table:table-row table:style-name="ro1">
          <table:table-cell table:number-columns-repeated="3"/>
          <table:table-cell table:formula="of:=POWER([.C30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3]-6.75;2)" office:value-type="float" office:value="45.5625" calcext:value-type="float">
            <text:p>45.5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23:31:25.893355459</dc:date>
    <meta:document-statistic meta:table-count="1" meta:cell-count="11506" meta:object-count="0"/>
    <meta:generator>LibreOffice/4.2.7.2$Linux_X86_64 LibreOffice_project/420m0$Build-2</meta:generator>
  </office:meta>
</office:document-meta>
</file>